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Lyman direction Russian army shelled Nevske and Bilohorivka of Luhansk region and Torske, ...</text:span>
</text:h>
      <text:p text:style-name="P4">
Authors: liveuamap (Language: en)</text:p>
      <text:p text:style-name="P4">
Time: 2023-06-26T-56:38:00</text:p>
      <text:p text:style-name="P4">
Location: Bakhmut (Latitude:48.80494 Longtitude:38.2453)</text:p>
      <text:p text:style-name="P4">
Videos: []</text:p>
      <text:p text:style-name="P4">
Images: []</text:p>
      <text:p text:style-name="P4">
Tags: ["Russia"]</text:p>
      <text:p text:style-name="P4">
Id: 22571842</text:p>
      <!--METADATA-->
      <text:p text:style-name="P4">
At Lyman direction Russian army shelled Nevske and Bilohorivka of Luhanskregion and Torske, Serebryanka, Verkhnokamyanske, Spirne and Rozdolivka ofDonetsk region. Russian aviation conducted airstrikes at Torske, Dibrova,Bilohorivka, Zvanivka and Spirne, - General Staff of Armed Forces of Ukrainesays in the morning report</text:p>
      <text:p text:style-name="P4">
News Collection Link: <text:a xlink:type="simple" xlink:href="https:\/\/liveuamap.com\/en\/2023\/26-june-at-lyman-direction-russian-army-shelled-nevske-and" text:style-name="Internet_20_link" text:visited-style-name="Visited_20_Internet_20_Link">
https:\/\/liveuamap.com\/en\/2023\/26-june-at-lyman-direction-russian-army-shelled-nevske-and</text:a>
</text:p>
      <text:p text:style-name="P4">
News Source: <text:a xlink:type="simple" xlink:href="https://t.me/lumsrc/5193" text:style-name="Internet_20_link" text:visited-style-name="Visited_20_Internet_20_Link">
https://t.me/lumsrc/5193</text:a>
</text:p>
      <!--NEWS-->
      <text:h text:style-name="P10" text:outline-level="1">
<text:span text:style-name="T4">
JSU Bakhmut Directio Rusian of the Army Shelled Vasukivka, Minkivka, Orikhovo-Vasylivka, Bogdanivka ...</text:span>
</text:h>
      <text:p text:style-name="P4">
Authors: liveuamap (Language: en)</text:p>
      <text:p text:style-name="P4">
Time: 2023-06-26T-58:38:00</text:p>
      <text:p text:style-name="P4">
Location: Avdiivka (Latitude:48.32498 Longtitude:37.7655)</text:p>
      <text:p text:style-name="P4">
Videos: []</text:p>
      <text:p text:style-name="P4">
Images: []</text:p>
      <text:p text:style-name="P4">
Tags: ["Russia"]</text:p>
      <text:p text:style-name="P4">
Id: 22571838</text:p>
      <!--METADATA-->
      <text:p text:style-name="P4">
At Bakhmut direction Russian army shelled Vasukivka, Minkivka, Orikhovo-Vasylivka, Bohdanivka, Chasiv Yar, Ivanivske, Ozaryanivka and New York ofDonetsk region. Russian aviation conducted airstrikes at Khromove and SukhaBalka, - General Staff of Armed Forces of Ukraine says in the morning report</text:p>
      <text:p text:style-name="P4">
News Collection Link: <text:a xlink:type="simple" xlink:href="https:\/\/liveuamap.com\/en\/2023\/26-june-at-bakhmut-direction-russian-army-shelled-vasukivka" text:style-name="Internet_20_link" text:visited-style-name="Visited_20_Internet_20_Link">
https:\/\/liveuamap.com\/en\/2023\/26-june-at-bakhmut-direction-russian-army-shelled-vasukivka</text:a>
</text:p>
      <text:p text:style-name="P4">
News Source: <text:a xlink:type="simple" xlink:href="https://t.me/lumsrc/5194" text:style-name="Internet_20_link" text:visited-style-name="Visited_20_Internet_20_Link">
https://t.me/lumsrc/5194</text:a>
</text:p>
      <!--NEWS-->
      <text:h text:style-name="P10" text:outline-level="1">
<text:span text:style-name="T4">
JSC Avdiivka Directio Rusian Army Shelled Berdyshi, Avdiivka, Vodyane, Karlovka And First ...</text:span>
</text:h>
      <text:p text:style-name="P4">
Authors: liveuamap (Language: en)</text:p>
      <text:p text:style-name="P4">
Time: 2023-06-26T-60:38:00</text:p>
      <text:p text:style-name="P4">
Location: Donetsk (Latitude:48.09505 Longtitude:37.58766)</text:p>
      <text:p text:style-name="P4">
Videos: []</text:p>
      <text:p text:style-name="P4">
Images: []</text:p>
      <text:p text:style-name="P4">
Tags: ["Russia"]</text:p>
      <text:p text:style-name="P4">
Id: 22571836</text:p>
      <!--METADATA-->
      <text:p text:style-name="P4">
At Avdiyivka direction Russian army shelled Berdychi, Avdiyivka, Vodyane,Karlivka and Pervomayske of Donetsk region. Russian aviation conductedairstrikes at Avdiyivka, - General Staff of Armed Forces of Ukraine says inthe morning report</text:p>
      <text:p text:style-name="P4">
News Collection Link: <text:a xlink:type="simple" xlink:href="https:\/\/liveuamap.com\/en\/2023\/26-june-at-avdiyivka-direction-russian-army-shelled-berdychi" text:style-name="Internet_20_link" text:visited-style-name="Visited_20_Internet_20_Link">
https:\/\/liveuamap.com\/en\/2023\/26-june-at-avdiyivka-direction-russian-army-shelled-berdychi</text:a>
</text:p>
      <text:p text:style-name="P4">
News Source: <text:a xlink:type="simple" xlink:href="https://t.me/lumsrc/5195" text:style-name="Internet_20_link" text:visited-style-name="Visited_20_Internet_20_Link">
https://t.me/lumsrc/5195</text:a>
</text:p>
      <!--NEWS-->
      <text:h text:style-name="P10" text:outline-level="1">
<text:span text:style-name="T4">
At Maryinka direction Russian army shelled Hostre, Heorhiyivka and Maryinka of Donetsk region...</text:span>
</text:h>
      <text:p text:style-name="P4">
Authors: liveuamap (Language: en)</text:p>
      <text:p text:style-name="P4">
Time: 2023-06-26T-62:38:00</text:p>
      <text:p text:style-name="P4">
Location: Donets'ka oblast (Latitude:48.00049 Longtitude:37.50664)</text:p>
      <text:p text:style-name="P4">
Videos: []</text:p>
      <text:p text:style-name="P4">
Images: []</text:p>
      <text:p text:style-name="P4">
Tags: ["Russia"]</text:p>
      <text:p text:style-name="P4">
Id: 22571835</text:p>
      <!--METADATA-->
      <text:p text:style-name="P4">
At Maryinka direction Russian army shelled Hostre, Heorhiyivka and Maryinka ofDonetsk region. Russian aviation conducted airstrikes at Krasnohorivka, -General Staff of Armed Forces of Ukraine says in the morning report</text:p>
      <text:p text:style-name="P4">
News Collection Link: <text:a xlink:type="simple" xlink:href="https:\/\/liveuamap.com\/en\/2023\/26-june-at-maryinka-direction-russian-army-shelled-hostre" text:style-name="Internet_20_link" text:visited-style-name="Visited_20_Internet_20_Link">
https:\/\/liveuamap.com\/en\/2023\/26-june-at-maryinka-direction-russian-army-shelled-hostre</text:a>
</text:p>
      <text:p text:style-name="P4">
News Source: <text:a xlink:type="simple" xlink:href="https://t.me/lumsrc/5196" text:style-name="Internet_20_link" text:visited-style-name="Visited_20_Internet_20_Link">
https://t.me/lumsrc/5196</text:a>
</text:p>
      <!--NEWS-->
      <text:h text:style-name="P10" text:outline-level="1">
<text:span text:style-name="T4">
At Zaporizhzhia and Kherson directions Russian army shelled Temyrivka, Novodarivka, Levadne, ...</text:span>
</text:h>
      <text:p text:style-name="P4">
Authors: liveuamap (Language: en)</text:p>
      <text:p text:style-name="P4">
Time: 2023-06-26T-65:39:00</text:p>
      <text:p text:style-name="P4">
Location: Zaporizhzhia (Latitude:47.74002 Longtitude:36.59374)</text:p>
      <text:p text:style-name="P4">
Videos: []</text:p>
      <text:p text:style-name="P4">
Images: []</text:p>
      <text:p text:style-name="P4">
Tags: ["Russia"]</text:p>
      <text:p text:style-name="P4">
Id: 22571833</text:p>
      <!--METADATA-->
      <text:p text:style-name="P4">
At Zaporizhzhia and Kherson directions Russian army shelled Temyrivka,Novodarivka, Levadne, Olhivske, Malynivka, Zelenyy Hay, Zatyshshya, Huliaipoleof Zaporizhzhia region oblasti; Nikopol of Dnipropetrovsk region; Mylove,Beryslav, Kozatske, Lvove, Mykilske, Antonivka, Zelenivka, Kherson andDniprovske of Kherson region and Ochakiv of Mykolayiv region. Russian aviationconducted airstrikes at Levadne and Novodanylivka of Zaporizhzhia region, -General Staff of Armed Forces of Ukraine says in the morning report</text:p>
      <text:p text:style-name="P4">
News Collection Link: <text:a xlink:type="simple" xlink:href="https:\/\/liveuamap.com\/en\/2023\/26-june-at-zaporizhzhia-and-kherson-directions-russian-army" text:style-name="Internet_20_link" text:visited-style-name="Visited_20_Internet_20_Link">
https:\/\/liveuamap.com\/en\/2023\/26-june-at-zaporizhzhia-and-kherson-directions-russian-army</text:a>
</text:p>
      <text:p text:style-name="P4">
News Source: <text:a xlink:type="simple" xlink:href="https://t.me/lumsrc/5198" text:style-name="Internet_20_link" text:visited-style-name="Visited_20_Internet_20_Link">
https://t.me/lumsrc/519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6T-67:39:00</text:p>
      <text:p text:style-name="P4">
Location: Zaporizhzhia (Latitude:47.77031 Longtitude:36.66296)</text:p>
      <text:p text:style-name="P4">
Videos: []</text:p>
      <text:p text:style-name="P4">
Images: []</text:p>
      <text:p text:style-name="P4">
Tags: ["Russia"]</text:p>
      <text:p text:style-name="P4">
Id: 22571831</text:p>
      <!--METADATA-->
      <text:p text:style-name="P4">
Russian forces conducting offensive actions in Donetsk and Luhansk regions.Ukrainian military had 36 combat engagements with Russian forces nearKryvoshyyivka of Luhansk region, Vesele and Rozdolivka, Minkivka, Hryhorivkaand Bohdanivka, Maryinka, Novomykhaylivka of Donetsk region, Novodarivkya ofZaporizhzhia region, - General Staff of Armed Forces of Ukraine says in themorning report</text:p>
      <text:p text:style-name="P4">
News Collection Link: <text:a xlink:type="simple" xlink:href="https:\/\/liveuamap.com\/en\/2023\/26-june-russian-forces-conducting-offensive-actions-in-donetsk" text:style-name="Internet_20_link" text:visited-style-name="Visited_20_Internet_20_Link">
https:\/\/liveuamap.com\/en\/2023\/26-june-russian-forces-conducting-offensive-actions-in-donetsk</text:a>
</text:p>
      <text:p text:style-name="P4">
News Source: <text:a xlink:type="simple" xlink:href="https://t.me/lumsrc/5199" text:style-name="Internet_20_link" text:visited-style-name="Visited_20_Internet_20_Link">
https://t.me/lumsrc/5199</text:a>
</text:p>
      <!--NEWS-->
      <text:h text:style-name="P10" text:outline-level="1">
<text:span text:style-name="T4">
Major-General Brayan Mennes congratulated the graduates of the Taras Shevchenko window</text:span>
</text:h>
      <text:p text:style-name="P4">
Author: ['АРМІЯINFORM']</text:p>
      <text:p text:style-name="P4">
Time: 2023-06-26T12:00:00-04:00</text:p>
      <text:p text:style-name="P4">
Description: The Vyvnitanniy VISHKOVOVIKOV INTITITE Knu Imeni Taras Shevchenka VID Major General ... War with Ukraine 2022,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ennes.jpg" text:style-name="Internet_20_link" text:visited-style-name="Visited_20_Internet_20_Link">
mennes.jpg</text:a>
']</text:p>
      <text:p text:style-name="P4">
Tags: ['ВИПУСКНИКИ', 'ВІКНУ', 'ПРИВІТАННЯ']</text:p>
      <text:p text:style-name="P4">
Category: News</text:p>
      <!--METADATA-->
      <text:p text:style-name="P4">
<draw:frame draw:style-name="fr1" draw:name="Image2" text:anchor-type="as-char" svg:width="6.9236in" svg:height="3.790671in" draw:z-index="0">
<draw:image xlink:href="../Images/AРМІЯINFORM/2023-06-26T12-00-00-04-00/mennes.jpg" xlink:type="simple" xlink:show="embed" xlink:actuate="onLoad" draw:mime-type="image/jpeg"/>
</draw:frame>
Greetings to the graduates of the Taras Shevchenko Military Institute, Braian Menness, a maider-Major of Liberty Fort, the United States Armed Forces.</text:p>
      <ul>
        <li>
My greetings from Liberty Fort, previously known as Fort Bragg, North, the largest in the world's military base, as well as places in its history and devotion to the values of freedom.</li>
      </ul>
      <text:p text:style-name="P4">
I want to express my gratitude to the brigade General Anatoliishevchenko for the opportunity to share with you a few tips, as Vasaclas prepares graduates who, while risking their own lives, take on a sensotement to perform tasks that will undoubtedly help protect Ukraine.</text:p>
      <text:p text:style-name="P4">
I recently dismissed the deputy commander of the 18th Airborne Corps. At one time, we were a unit of the US Armed Forces, which supported the Armed Forces of Ukraine from February to December 2022. The armeds of Ukraine and the people of Ukraine were incredibly impressed by us.</text:p>
      <text:p text:style-name="P4">
In 2000, more than 23 years ago, I participated in one of the first exercises with the program "Partnership for Peace" in the west of Ukraine, near Lviv, he drew for joint strategic planning together with the then commander of the Armed Forces, Colonel Ivan Yakubts. For me, this was a good experience. Comparing the condition of your army then and now, I am amazed at how much the armed forces of Ukraine have strengthened, in particular, thanks to such co -wanders as you.</text:p>
      <text:p text:style-name="P4">
More than 35 years ago, I graduated from the Academy in the West Point. Among the Academy's immigrants, there is a belief that if the release ceremony rains, the graduates will be war. In our case, the belief has come true. For more than five years, he managed the fighting in Iraq and Afghanistan, and also answered for planning the actions of the combined command of special operations of the efficiency of the deployment in these countries. He also performed the duties of the battalion and brigade in the 82nd Airborne Division, the first Ranger battalion and the 10th Mountain Division Commander.</text:p>
      <text:p text:style-name="P4">
I acknowledge that I did not have such combat experience as the one that is obtained in Ukraine, however, I am deeply convinced that there are inviolability that commanders should possess:* be technically aware. Commanders should be experts in their field;</text:p>
      <ul>
        <li>
be a real mentor. Commanders must prepare the unit in general, and every serviceman in particular, to ensure the coherence of actions; * be attentive to your subordinates. Commanders should take care of their subordinates more than themselves and treat them as family members; * be honest. In military affairs, honesty is important. Commanders should always be honest, impartial and reliable. Your service comrades will respect you for it; * adhere to the order of subordination. In military business, there is a certain order of subordination and it is important to comply with it. You should take into account the wisdom and experience of senior commanders, as well as always respect the younger ones; * Study continuously.</li>
      </ul>
      <text:p text:style-name="P4">
The world is not in place, as well as the challenges we face. Commanders should be open to new knowledge, master new tactics, technologies of Tastrategy. The training should be continuous.</text:p>
      <text:p text:style-name="P4">
And most importantly, commanders should be true to their country and always hold their word. The devotion and purpose of military service should not be in doubt.</text:p>
      <text:p text:style-name="P4">
Your main motivation should be to protect and defend the provisions of the Constitution of Ukraine. In difficult times, military duty and protection of your country are the main call. You are all doing right if you enjoy the time spent on the service. Be careful to the servicemen and educate the subordinates who will appreciate your command qualities.</text:p>
      <text:p text:style-name="P4">
The power of the army is in its unity. Successful completion of the task is always a common mate.</text:p>
      <text:p text:style-name="P4">
Finally, take the time to remember those who served us to be sacrificial immune and invaluable experience of which is now an important lesson for us. Honor them do their best to preserve the principles they fought for. I will consider that you will be guided by these tips during your service. Beat, strong and worthy.</text:p>
      <text:p text:style-name="P4">
Thank you for the opportunity to greet you. I really admire you!Good health to you!I pray that one day in Ukraine there will be peace.</text:p>
      <text:p text:style-name="P4">
<text:span text:style-name="T4">
 Source: </text:span>
 <text:a xlink:type="simple" xlink:href="https://www.facebook.com/watch/" text:style-name="Internet_20_link" text:visited-style-name="Visited_20_Internet_20_Link">
General Staff</text:a>
</text:p>
      <text:p text:style-name="P4">
News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NEWS-->
      <text:h text:style-name="P10" text:outline-level="1">
<text:span text:style-name="T4">
The artillery of the racists kissed Nikopol, there are victims among civilians</text:span>
</text:h>
      <text:p text:style-name="P4">
Author: ['АРМІЯINFORM']</text:p>
      <text:p text:style-name="P4">
Time: 2023-06-26T14:00:00-04:00</text:p>
      <text:p text:style-name="P4">
Description: At Nikopopoli, Piaspanti was driven by the one of the same injured - Politseski was document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066500_601786052091429_8095105881567161038_n.jpg" text:style-name="Internet_20_link" text:visited-style-name="Visited_20_Internet_20_Link">
356066500_601786052091429_8095105881567161038_n.jpg</text:a>
', '<text:a xlink:type="simple" xlink:href="https://armyinform.com.ua/wp-content/uploads/2023/06/356033154_601786068758094_2933138452501796479_n-150x150.jpg" text:style-name="Internet_20_link" text:visited-style-name="Visited_20_Internet_20_Link">
356033154_601786068758094_2933138452501796479_n-150x150.jpg</text:a>
', '<text:a xlink:type="simple" xlink:href="https://armyinform.com.ua/wp-content/uploads/2023/06/356394509_601786038758097_1803609968729518911_n-150x150.jpg" text:style-name="Internet_20_link" text:visited-style-name="Visited_20_Internet_20_Link">
356394509_601786038758097_1803609968729518911_n-150x150.jpg</text:a>
']</text:p>
      <text:p text:style-name="P4">
Tags: ['STOPRUSSIA', 'ВОЄННІ ЗЛОЧИНИ ЗС РФ', 'ВТОРГНЕННЯ РФ', 'НІКОПОЛЬ']</text:p>
      <text:p text:style-name="P4">
Category: News</text:p>
      <!--METADATA-->
      <text:p text:style-name="P4">
<draw:frame draw:style-name="fr1" draw:name="Image3" text:anchor-type="as-char" svg:width="6.9236in" svg:height="5.302496in" draw:z-index="0">
<draw:image xlink:href="../Images/AРМІЯINFORM/2023-06-26T14-00-00-04-00/356066500_601786052091429_8095105881567161038_n.jpg" xlink:type="simple" xlink:show="embed" xlink:actuate="onLoad" draw:mime-type="image/jpeg"/>
</draw:frame>
In Nikopol, the invaders killed a man and wounded another one - the police officer was killed by the effects of shelling at the attacks, <text:a xlink:type="simple" xlink:href="https://www.facebook.com/UA.National.Police/posts/pfbid0fCW3qM1ntgvtEFFKFkf6hjVnxEcU9Joj7qUWkuRXnA15oZQo9tYra3tffBs3RPnGl" text:style-name="Internet_20_link" text:visited-style-name="Visited_20_Internet_20_Link">
reports</text:a>
NPU press service.</text:p>
      <text:p text:style-name="P4">
“On June 24, Russian artillery kissed Nikopol, Pokrovskaya Tamarghan communities. In the district center of enemy shells killed a 70-year-old man. Buildings on the territory of two private enterprises, 8 garages, 6 private dwellings, 7 outbuildings, cars, gas pipeline and power line were damaged. Windows flew in the premises, the walls and facades were moved, the roof was beaten with fragments, ”the message reads.</text:p>
      <text:p text:style-name="P4">
<text:a xlink:type="simple" xlink:href="https://armyinform.com.ua/wp-content/uploads/2023/06/356033154_601786068758094_2933138452501796479_n.jpg" text:style-name="Internet_20_link" text:visited-style-name="Visited_20_Internet_20_Link">
!(Images/AРМІЯINFORM/2023-06-26T14-00-00-04-00/356033154_601786068758094_2933138452501796479_n-150x150.jpg)</text:a>
</text:p>
      <text:p text:style-name="P4">
<text:a xlink:type="simple" xlink:href="https://armyinform.com.ua/wp-content/uploads/2023/06/356394509_601786038758097_1803609968729518911_n.jpg" text:style-name="Internet_20_link" text:visited-style-name="Visited_20_Internet_20_Link">
<draw:frame draw:style-name="fr1" draw:name="Image4" text:anchor-type="as-char" svg:width="6.9236in" svg:height="6.9236in" draw:z-index="0">
<draw:image xlink:href="../Images/AРМІЯINFORM/2023-06-26T14-00-00-04-00/356394509_601786038758097_1803609968729518911_n-150x150.jpg" xlink:type="simple" xlink:show="embed" xlink:actuate="onLoad" draw:mime-type="image/jpeg"/>
</draw:frame>
</text:a>
In addition, at about 21:20 the army of the Russian Federation re -kissed the private sector. A 47-year-old man was injured, police passed it to doctors. There is also damage to private homes.</text:p>
      <text:p text:style-name="P4">
In three settlements of the Pokrovskaya and Manganese community, fortunately, there were no casualties and significant destruction.</text:p>
      <text:p text:style-name="P4">
News Source: <text:a xlink:type="simple" xlink:href="https://armyinform.com.ua/2023/06/26/artyleriya-rashystiv-poczilyla-po-nikopolyu-ye-zhertvy-sered-czyvilnyh/" text:style-name="Internet_20_link" text:visited-style-name="Visited_20_Internet_20_Link">
https://armyinform.com.ua/2023/06/26/artyleriya-rashystiv-poczilyla-po-nikopolyu-ye-zhertvy-sered-czyvilnyh/</text:a>
</text:p>
      <!--NEWS-->
      <text:h text:style-name="P10" text:outline-level="1">
<text:span text:style-name="T4">
The Ministry of Foreign Affairs of Israel summons the ambassador of Ukraine. The Embassy of U...</text:span>
</text:h>
      <text:p text:style-name="P4">
Authors: liveuamap (Language: en)</text:p>
      <text:p text:style-name="P4">
Time: 2023-06-26T15:05:00</text:p>
      <text:p text:style-name="P4">
Location: Jerusalem, Jerusalem District (Latitude:31.77966 Longtitude:35.1996)</text:p>
      <text:p text:style-name="P4">
Videos: []</text:p>
      <text:p text:style-name="P4">
Images: []</text:p>
      <text:p text:style-name="P4">
Tags: ["Israel-Palestine", "Middle East"]</text:p>
      <text:p text:style-name="P4">
Id: 22572058</text:p>
      <!--METADATA-->
      <text:p text:style-name="P4">
The Ministry of Foreign Affairs of Israel summons the ambassador of Ukraine.The Embassy of Ukraine accused Prime Minister Benjamin Netanyahu of making"invented and speculative assumptions" about Ukraine, and also assessed thevisit of Israel's Foreign Minister Eli Cohen to Kyiv as "fruitless"</text:p>
      <text:p text:style-name="P4">
News Collection Link: <text:a xlink:type="simple" xlink:href="https:\/\/liveuamap.com\/en\/2023\/26-june-the-ministry-of-foreign-affairs-of-israel-summons" text:style-name="Internet_20_link" text:visited-style-name="Visited_20_Internet_20_Link">
https:\/\/liveuamap.com\/en\/2023\/26-june-the-ministry-of-foreign-affairs-of-israel-summons</text:a>
</text:p>
      <text:p text:style-name="P4">
News Source: <text:a xlink:type="simple" xlink:href="https://t.me/censor_net/32216" text:style-name="Internet_20_link" text:visited-style-name="Visited_20_Internet_20_Link">
https://t.me/censor_net/32216</text:a>
</text:p>
      <!--NEWS-->
      <text:h text:style-name="P10" text:outline-level="1">
<text:span text:style-name="T4">
In Donetsk, volunteers handed over 10 drones and armored to defenders</text:span>
</text:h>
      <text:p text:style-name="P4">
Author: ['АРМІЯINFORM']</text:p>
      <text:p text:style-name="P4">
Time: 2023-06-26T16:00:00-04:00</text:p>
      <text:p text:style-name="P4">
Description: Volunteers were brought to Donbas I handed over 10 Dronovs, and the residents of the Volnovsky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5_13-56-16.jpg" text:style-name="Internet_20_link" text:visited-style-name="Visited_20_Internet_20_Link">
photo_2023-06-25_13-56-16.jpg</text:a>
', '<text:a xlink:type="simple" xlink:href="https://armyinform.com.ua/wp-content/uploads/2023/06/photo_2023-06-25_13-56-15-150x150.jpg" text:style-name="Internet_20_link" text:visited-style-name="Visited_20_Internet_20_Link">
photo_2023-06-25_13-56-15-150x150.jpg</text:a>
', '<text:a xlink:type="simple" xlink:href="https://armyinform.com.ua/wp-content/uploads/2023/06/photo_2023-06-25_13-56-16-2-150x150.jpg" text:style-name="Internet_20_link" text:visited-style-name="Visited_20_Internet_20_Link">
photo_2023-06-25_13-56-16-2-150x150.jpg</text:a>
', '<text:a xlink:type="simple" xlink:href="https://armyinform.com.ua/wp-content/uploads/2023/06/photo_2023-06-25_13-56-17-2-150x150.jpg" text:style-name="Internet_20_link" text:visited-style-name="Visited_20_Internet_20_Link">
photo_2023-06-25_13-56-17-2-150x150.jpg</text:a>
', '<text:a xlink:type="simple" xlink:href="https://armyinform.com.ua/wp-content/uploads/2023/06/photo_2023-06-25_13-56-17-150x150.jpg" text:style-name="Internet_20_link" text:visited-style-name="Visited_20_Internet_20_Link">
photo_2023-06-25_13-56-17-150x150.jpg</text:a>
', '<text:a xlink:type="simple" xlink:href="https://armyinform.com.ua/wp-content/uploads/2023/06/photo_2023-06-25_13-56-18-2-150x150.jpg" text:style-name="Internet_20_link" text:visited-style-name="Visited_20_Internet_20_Link">
photo_2023-06-25_13-56-18-2-150x150.jpg</text:a>
', '<text:a xlink:type="simple" xlink:href="https://armyinform.com.ua/wp-content/uploads/2023/06/photo_2023-06-25_13-56-18-3-150x150.jpg" text:style-name="Internet_20_link" text:visited-style-name="Visited_20_Internet_20_Link">
photo_2023-06-25_13-56-18-3-150x150.jpg</text:a>
']</text:p>
      <text:p text:style-name="P4">
Tags: ['ВОЛОНТЕРИ', 'ДОНЕЦЬКА ОВА', 'ДРОН', 'ПАВЛО КИРИЛЕНКО']</text:p>
      <text:p text:style-name="P4">
Category: News</text:p>
      <!--METADATA-->
      <text:p text:style-name="P4">
<draw:frame draw:style-name="fr1" draw:name="Image5" text:anchor-type="as-char" svg:width="6.9236in" svg:height="4.617987in" draw:z-index="0">
<draw:image xlink:href="../Images/AРМІЯINFORM/2023-06-26T16-00-00-04-00/photo_2023-06-25_13-56-16.jpg" xlink:type="simple" xlink:show="embed" xlink:actuate="onLoad" draw:mime-type="image/jpeg"/>
</draw:frame>
Volunteers brought to the Donbas and transferred 10 more drones to the military, and the residents of the Music district - 18 tons of products, 20 tons of water and 25 generators.</text:p>
      <text:p text:style-name="P4">
About it <text:a xlink:type="simple" xlink:href="https://t.me/pavlokyrylenko_donoda/8477" text:style-name="Internet_20_link" text:visited-style-name="Visited_20_Internet_20_Link">
reported</text:a>
Donetsk head Pavel Kirilenko.</text:p>
      <text:p text:style-name="P4">
"Another 10 drones for our soldiers in Donetsk were transferred today to volunteer during the 15th mission east within the framework of a project of 1000 drones for Ukraine," he informed.</text:p>
      <text:p text:style-name="P4">
According to him, together with the drones, volunteers brought other help. In particular, the Lviv defense cluster transferred a drone and armoredbus for soldiers and 100 branches for employees of KP "Water Donbass". From NGO "I can" defenders have received drone and an ambulance, medicines, water, foods and a tablet of water disinfection. BF "Sky of Ukraine" transferred 18 tons of products, 20 tonnes of water, 25 generators, a subguzkidl of children and adults and other humanitarian aid for the needs of residents of Ukraine. The Forpost UA Foundation brought 5 vehicles and drone for the military, the Brave Ukraine Fund - 2 drones and 1 cars, and the ICDU - 2 armored evacuation cars.</text:p>
      <text:p text:style-name="P4">
“I am very grateful to the entire large coalition of volunteers who are constantly providing the most necessary defenders with everything necessary for the effective fight against the invaders. Let's win!” Said the head of Ova.</text:p>
      <text:p text:style-name="P4">
<text:a xlink:type="simple" xlink:href="https://armyinform.com.ua/wp-content/uploads/2023/06/photo_2023-06-25_13-56-15.jpg" text:style-name="Internet_20_link" text:visited-style-name="Visited_20_Internet_20_Link">
!(Images/AРМІЯINFORM/2023-06-26T16-00-00-04-00/photo_2023-06-25_13-56-15-150x150.jpg)</text:a>
</text:p>
      <text:p text:style-name="P4">
<text:a xlink:type="simple" xlink:href="https://armyinform.com.ua/wp-content/uploads/2023/06/photo_2023-06-25_13-56-16-2.jpg" text:style-name="Internet_20_link" text:visited-style-name="Visited_20_Internet_20_Link">
<draw:frame draw:style-name="fr1" draw:name="Image6" text:anchor-type="as-char" svg:width="6.9236in" svg:height="6.9236in" draw:z-index="0">
<draw:image xlink:href="../Images/AРМІЯINFORM/2023-06-26T16-00-00-04-00/photo_2023-06-25_13-56-16-2-150x150.jpg" xlink:type="simple" xlink:show="embed" xlink:actuate="onLoad" draw:mime-type="image/jpeg"/>
</draw:frame>
</text:a>
</text:p>
      <text:p text:style-name="P4">
<text:a xlink:type="simple" xlink:href="https://armyinform.com.ua/wp-content/uploads/2023/06/photo_2023-06-25_13-56-17-2.jpg" text:style-name="Internet_20_link" text:visited-style-name="Visited_20_Internet_20_Link">
<draw:frame draw:style-name="fr1" draw:name="Image7" text:anchor-type="as-char" svg:width="6.9236in" svg:height="6.9236in" draw:z-index="0">
<draw:image xlink:href="../Images/AРМІЯINFORM/2023-06-26T16-00-00-04-00/photo_2023-06-25_13-56-17-2-150x150.jpg" xlink:type="simple" xlink:show="embed" xlink:actuate="onLoad" draw:mime-type="image/jpeg"/>
</draw:frame>
</text:a>
</text:p>
      <text:p text:style-name="P4">
<text:a xlink:type="simple" xlink:href="https://armyinform.com.ua/wp-content/uploads/2023/06/photo_2023-06-25_13-56-17.jpg" text:style-name="Internet_20_link" text:visited-style-name="Visited_20_Internet_20_Link">
<draw:frame draw:style-name="fr1" draw:name="Image8" text:anchor-type="as-char" svg:width="6.9236in" svg:height="6.9236in" draw:z-index="0">
<draw:image xlink:href="../Images/AРМІЯINFORM/2023-06-26T16-00-00-04-00/photo_2023-06-25_13-56-17-150x150.jpg" xlink:type="simple" xlink:show="embed" xlink:actuate="onLoad" draw:mime-type="image/jpeg"/>
</draw:frame>
</text:a>
</text:p>
      <text:p text:style-name="P4">
<text:a xlink:type="simple" xlink:href="https://armyinform.com.ua/wp-content/uploads/2023/06/photo_2023-06-25_13-56-18-2.jpg" text:style-name="Internet_20_link" text:visited-style-name="Visited_20_Internet_20_Link">
<draw:frame draw:style-name="fr1" draw:name="Image9" text:anchor-type="as-char" svg:width="6.9236in" svg:height="6.9236in" draw:z-index="0">
<draw:image xlink:href="../Images/AРМІЯINFORM/2023-06-26T16-00-00-04-00/photo_2023-06-25_13-56-18-2-150x150.jpg" xlink:type="simple" xlink:show="embed" xlink:actuate="onLoad" draw:mime-type="image/jpeg"/>
</draw:frame>
</text:a>
</text:p>
      <text:p text:style-name="P4">
<text:a xlink:type="simple" xlink:href="https://armyinform.com.ua/wp-content/uploads/2023/06/photo_2023-06-25_13-56-18-3.jpg" text:style-name="Internet_20_link" text:visited-style-name="Visited_20_Internet_20_Link">
<draw:frame draw:style-name="fr1" draw:name="Image10" text:anchor-type="as-char" svg:width="6.9236in" svg:height="6.9236in" draw:z-index="0">
<draw:image xlink:href="../Images/AРМІЯINFORM/2023-06-26T16-00-00-04-00/photo_2023-06-25_13-56-18-3-150x150.jpg" xlink:type="simple" xlink:show="embed" xlink:actuate="onLoad" draw:mime-type="image/jpeg"/>
</draw:frame>
</text:a>
In addition, fighters will receive turnstiles, medicines, food sets and cookies.</text:p>
      <text:p text:style-name="P4">
News Source: <text:a xlink:type="simple" xlink:href="https://armyinform.com.ua/2023/06/26/na-donechchyni-volontery-peredaly-zahysnykam-shhe-10-droniv-i-bronebus/" text:style-name="Internet_20_link" text:visited-style-name="Visited_20_Internet_20_Link">
https://armyinform.com.ua/2023/06/26/na-donechchyni-volontery-peredaly-zahysnykam-shhe-10-droniv-i-bronebus/</text:a>
</text:p>
      <!--NEWS-->
      <text:h text:style-name="P10" text:outline-level="1">
<text:span text:style-name="T4">
The Center for Anti -misinformation reports fakes that Russians spread last week</text:span>
</text:h>
      <text:p text:style-name="P4">
Author: ['АРМІЯINFORM']</text:p>
      <text:p text:style-name="P4">
Time: 2023-06-26T18:00:00-04:00</text:p>
      <text:p text:style-name="P4">
Description: The Center for the Wrong -Format at the RNBO of Ukraine: the main fakes, they drie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fejk-rashka-foreva-1.jpg" text:style-name="Internet_20_link" text:visited-style-name="Visited_20_Internet_20_Link">
fejk-rashka-foreva-1.jpg</text:a>
']</text:p>
      <text:p text:style-name="P4">
Tags: ['ФЕЙКИ РФ', 'ЦПД']</text:p>
      <text:p text:style-name="P4">
Category: News</text:p>
      <!--METADATA-->
      <text:p text:style-name="P4">
<draw:frame draw:style-name="fr1" draw:name="Image11" text:anchor-type="as-char" svg:width="6.9236in" svg:height="3.888755in" draw:z-index="0">
<draw:image xlink:href="../Images/AРМІЯINFORM/2023-06-26T18-00-00-04-00/fejk-rashka-foreva-1.jpg" xlink:type="simple" xlink:show="embed" xlink:actuate="onLoad" draw:mime-type="image/jpeg"/>
</draw:frame>
The Center for Combating Information in NSDC Ukraine <text:a xlink:type="simple" xlink:href="https://www.facebook.com/protydiyadezinformatsiyi.cpd/posts/pfbid02sfUJXnTfGJKmK9fZU2fFn5hG7zJQU8MFLVtEhZEs3R3Hy5c56gnRqGfCuMLaVsqWl" text:style-name="Internet_20_link" text:visited-style-name="Visited_20_Internet_20_Link">
informs</text:a>
: The main fakes that promoted the Russian media last week:</text:p>
      <ul>
        <li>
Kiev regime plans to attack soldiers with mosquitoes. * Budanov died without arriving. * Kiev could continue to work on creating a dirty bomb. * Drugs are looking for new ways to "roll" from the offensive in the Zaporozhye direction. * Old graves are dug in Ukraine to make room for recently killed soldiers. * From June 4 to June 21, the Russian military destroyed 246 Ukrainian tanks, including 13 Western samples. * The Ukrainian counter -offensive failed.</li>
      </ul>
      <text:p text:style-name="P4">
News Source: <text:a xlink:type="simple" xlink:href="https://armyinform.com.ua/2023/06/26/czentr-protydiyi-dezinformacziyi-povidomlyaye-pro-fejky-yaki-rosiyany-poshyryuvaly-mynulogo-tyzhnya/" text:style-name="Internet_20_link" text:visited-style-name="Visited_20_Internet_20_Link">
https://armyinform.com.ua/2023/06/26/czentr-protydiyi-dezinformacziyi-povidomlyaye-pro-fejky-yaki-rosiyany-poshyryuvaly-mynulogo-tyzhnya/</text:a>
</text:p>
      <!--NEWS-->
      <text:h text:style-name="P10" text:outline-level="1">
<text:span text:style-name="T4">
In the temporarily occupied territories of the Zaporizhzhya region children in camps are forced to write letters to the military of the Russian Federation</text:span>
</text:h>
      <text:p text:style-name="P4">
Author: ['АРМІЯINFORM']</text:p>
      <text:p text:style-name="P4">
Time: 2023-06-26T20:00:00-04:00</text:p>
      <text:p text:style-name="P4">
Description: So the facts are Zaphiksovani, Zokrema, in Berdyansku that Melitopoli.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dity.jpg" text:style-name="Internet_20_link" text:visited-style-name="Visited_20_Internet_20_Link">
dity.jpg</text:a>
']</text:p>
      <text:p text:style-name="P4">
Tags: ['ДІТИ', 'ЗАПОРІЗЬКА ОБЛАСТЬ']</text:p>
      <text:p text:style-name="P4">
Category: News</text:p>
      <!--METADATA-->
      <text:p text:style-name="P4">
<draw:frame draw:style-name="fr1" draw:name="Image12" text:anchor-type="as-char" svg:width="6.9236in" svg:height="3.794799in" draw:z-index="0">
<draw:image xlink:href="../Images/AРМІЯINFORM/2023-06-26T20-00-00-04-00/dity.jpg" xlink:type="simple" xlink:show="embed" xlink:actuate="onLoad" draw:mime-type="image/jpeg"/>
</draw:frame>
Such facts are recorded, in particular, in Berdyansk and Melitopol. About it <text:a xlink:type="simple" xlink:href="https://minre.gov.ua/2023/06/25/okupanty-prodovzhuyut-vykorystovuvaty-ditej-dlya-obmanu-ta-manipulyaczij/" text:style-name="Internet_20_link" text:visited-style-name="Visited_20_Internet_20_Link">
reports</text:a>
Ministry of Reintegration of Temporarily Occupied Territories of Ukraine.</text:p>
      <text:p text:style-name="P4">
Children rewrite the prepared text from the sample under the supervision of Russian teachers, who were brought to the region the day before. All this is filmed by propagandists.</text:p>
      <text:p text:style-name="P4">
Parents who try to save their children and refuse to give them to the rest of the rest camps, fine or threaten to deprive parental law.</text:p>
      <text:p text:style-name="P4">
Covering with children, such manipulations are not performed for the first time.</text:p>
      <text:p text:style-name="P4">
The Ministry of Reintegration reminds that all military crimes committed by the Russian Federation against Ukrainian children will be investigated as a crime of genocide.</text:p>
      <text:p text:style-name="P4">
News Source: <text:a xlink:type="simple" xlink:href="https://armyinform.com.ua/2023/06/26/na-tymchasovo-okupovanyh-terytoriyah-zaporizkoyi-oblasti-ditej-u-taborah-zmushuyut-pysaty-lysty-vijskovym-rf/" text:style-name="Internet_20_link" text:visited-style-name="Visited_20_Internet_20_Link">
https://armyinform.com.ua/2023/06/26/na-tymchasovo-okupovanyh-terytoriyah-zaporizkoyi-oblasti-ditej-u-taborah-zmushuyut-pysaty-lysty-vijskovym-rf/</text:a>
</text:p>
      <!--NEWS-->
      <text:h text:style-name="P10" text:outline-level="1">
<text:span text:style-name="T4">
"The plans are a program for 3-5 billion euros for the implementation of the projects of reconstruction of the Kakhovka reservoir" - Denis Shmigal</text:span>
</text:h>
      <text:p text:style-name="P4">
Author: ['АРМІЯINFORM']</text:p>
      <text:p text:style-name="P4">
Time: 2023-06-26T22:00:00-04:00</text:p>
      <text:p text:style-name="P4">
Description: Єvropysky ilvestsky bank of the Room Portfolio Prochktodov for Vidbodov Ukraini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70002-1.jpg" text:style-name="Internet_20_link" text:visited-style-name="Visited_20_Internet_20_Link">
270002-1.jpg</text:a>
']</text:p>
      <text:p text:style-name="P4">
Tags: ['INNOVATEUKRAINE', 'ВЕЛИКА БРИТАНІЯ', 'ДЕНИС ШМИГАЛЬ', 'ДОПОМОГА ПАРТНЕРІВ', 'КАХОВСЬКЕ ВОДОСХОВИЩЕ']</text:p>
      <text:p text:style-name="P4">
Category: News</text:p>
      <!--METADATA-->
      <text:p text:style-name="P4">
<draw:frame draw:style-name="fr1" draw:name="Image13" text:anchor-type="as-char" svg:width="6.9236in" svg:height="3.983579in" draw:z-index="0">
<draw:image xlink:href="../Images/AРМІЯINFORM/2023-06-26T22-00-00-04-00/270002-1.jpg" xlink:type="simple" xlink:show="embed" xlink:actuate="onLoad" draw:mime-type="image/jpeg"/>
</draw:frame>
The European Investment Bank will start a new portfolio of projects to rebuild Ukraine for 840 million euros. It is about transport, cybersecurity, municipal infrastructure, water supply, as well as the reconstruction of the Kakhovka reservoir.</text:p>
      <text:p text:style-name="P4">
About it <text:a xlink:type="simple" xlink:href="https://www.facebook.com/dshmyhal/posts/pfbid02EbEWVTV2beuowWpQUMDL1cdU3K2UbL3FLf3tWuM53p2qDGqUiEDKMvBs9HsxHGZCl" text:style-name="Internet_20_link" text:visited-style-name="Visited_20_Internet_20_Link">
reported</text:a>
Prime Minister of Ukraine Denis Shmigal on Facebook.</text:p>
      <text:p text:style-name="P4">
“The EBRD will support Ukrainian energy companies" Naftogaz "," Ukrenergo "and" Ukrhydroenergo "for the amount of 600 million euros. After the liberation of the Kakhovsky Damage, we will develop a road map of the reconstruction of the hydroelectric power station. The plans include a program of 3-5 billion euros for the implementation of reconstruction projects. In addition, partners will continue to financially support Ukraine within the four -year IMF program of Nature $ 15.6 billion, ”Denis Shmigal wrote.</text:p>
      <text:p text:style-name="P4">
Also at the conference began creating a business coalition for investment in the Ukrainian economy, in particular to Ukraine Business Compact(Association of conducting Ukrainian and international companies in the global community of reporting businesses to support the restoration of Ukraine)The 500 companies have already joined. During the event, the Ukrainian G7, the EU and its financial institutions of development were launched and the Agreement of Ukraine, the EU, Norway, Switzerland, the European Investment Bank and the EBRD restart market of private insurance were signed.</text:p>
      <text:p text:style-name="P4">
In addition, the United Kingdom announced a contribution of 20 million ponder -screenings to the Miga reinsurance fund, which, for its part, signed a Memorandum of Understanding with a Prosredit Bank, which increased the sumgaranths to 40.8 million euros. An agreement was concluded between IFC and the Ukrainian Danube shipping for modernization and expanding the capabilities of the Danube logistics. During the conference, the Ukrainian-British digital platform was launched to find business partners.</text:p>
      <text:p text:style-name="P4">
"Partners positively evaluate the dynamics of reforms in Ukraine, do not doubt the most European prospects, support the idea of using frozen Russian assets to rebuild Ukraine," Denis Shmigal stressed.</text:p>
      <text:p text:style-name="P4">
News Source: <text:a xlink:type="simple" xlink:href="https://armyinform.com.ua/2023/06/26/u-planah-programa-na-3-5-mlrd-yevro-dlya-realizacziyi-proyektiv-vidbudovy-kahovskogo-vodoshovyshha-denys-shmygal/" text:style-name="Internet_20_link" text:visited-style-name="Visited_20_Internet_20_Link">
https://armyinform.com.ua/2023/06/26/u-planah-programa-na-3-5-mlrd-yevro-dlya-realizacziyi-proyektiv-vidbudovy-kahovskogo-vodoshovyshha-denys-shmygal/</text:a>
</text:p>
      <!--NEWS-->
      <text:h text:style-name="P10" text:outline-level="1">
<text:span text:style-name="T4">
The 10 arts units of the enemy in fire positions are affected</text:span>
</text:h>
      <text:p text:style-name="P4">
Author: ['АРМІЯINFORM']</text:p>
      <text:p text:style-name="P4">
Time: 2023-06-26T24: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354470773_606346508345098_4236756637192535242_n-2.jpg" text:style-name="Internet_20_link" text:visited-style-name="Visited_20_Internet_20_Link">
354470773_606346508345098_4236756637192535242_n-2.jpg</text:a>
']</text:p>
      <text:p text:style-name="P4">
Tags: ['STOPRUSSIA', 'БПЛА', 'ВТОРГНЕННЯ РФ', 'ГШ ЗС УКРАЇНИ', 'РЕБ', 'ХРОНІКА ОБОРОНИ']</text:p>
      <text:p text:style-name="P4">
Category: News</text:p>
      <!--METADATA-->
      <text:p text:style-name="P4">
<draw:frame draw:style-name="fr1" draw:name="Image14" text:anchor-type="as-char" svg:width="6.9236in" svg:height="4.615733in" draw:z-index="0">
<draw:image xlink:href="../Images/AРМІЯINFORM/2023-06-26T24-00-00-04-00/354470773_606346508345098_4236756637192535242_n-2.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2 points of management, 3 areas of concentration of personnel and military equipment, 4 warehouses of ammunition, a station of EIT, 10 artillery units at fire positions and 3 important goals of the enemy were struck during the day," - the message reads.</text:p>
      <text:p text:style-name="P4">
In addition, the aviation of defense forces per day made 8 beats in the areas of the enemy's personnel. Also, our defenders destroyed 6 reconnaissance UAVs of the operative-tactical level.</text:p>
      <text:p text:style-name="P4">
News Source: <text:a xlink:type="simple" xlink:href="https://armyinform.com.ua/2023/06/26/urazheno-10-artpidrozdiliv-voroga-na-vognevyh-pozycziyah/" text:style-name="Internet_20_link" text:visited-style-name="Visited_20_Internet_20_Link">
https://armyinform.com.ua/2023/06/26/urazheno-10-artpidrozdiliv-voroga-na-vognevyh-pozycziyah/</text:a>
</text:p>
      <!--NEWS-->
      <text:h text:style-name="P10" text:outline-level="1">
<text:span text:style-name="T4">
The enemy focused on three directions: 36 combat clashes took place per day</text:span>
</text:h>
      <text:p text:style-name="P4">
Author: ['АРМІЯINFORM']</text:p>
      <text:p text:style-name="P4">
Time: 2023-06-26T26:00:00-04:00</text:p>
      <text:p text:style-name="P4">
Description: About CED DOIMLAY GS ZS Ukrainian.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54835923_607614751551607_2668215606957401309_n.jpg" text:style-name="Internet_20_link" text:visited-style-name="Visited_20_Internet_20_Link">
354835923_607614751551607_2668215606957401309_n.jpg</text:a>
']</text:p>
      <text:p text:style-name="P4">
Tags: ['STOPRUSSIA', 'БАХМУТ', 'ВТОРГНЕННЯ РФ', 'ГШ ЗС УКРАЇНИ', 'ЛИМАН']</text:p>
      <text:p text:style-name="P4">
Category: News</text:p>
      <!--METADATA-->
      <text:p text:style-name="P4">
<draw:frame draw:style-name="fr1" draw:name="Image15" text:anchor-type="as-char" svg:width="6.9236in" svg:height="4.622144in" draw:z-index="0">
<draw:image xlink:href="../Images/AРМІЯINFORM/2023-06-26T26-00-00-04-00/354835923_607614751551607_2668215606957401309_n.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The enemy concentrates major efforts in the Liman, Bakhmut Tamarin directions - 36 combat clashes took place during the day," the message goes.</text:p>
      <text:p text:style-name="P4">
It is also noted that in the Kupyansk direction the enemy led the offensive dirds of the district of the west of Krivoshivka of Lugansk region, did not have success; The enemy performed unsuccessful offensive actions in the directions of Vesdol and Razdolivka of Donetsk region; In the Bakhmut direction opponents were unsuccessful offensive actions in the areas of Minskivka, Grigorivka and Bogdanivkaidonetsk region; In the Avdeevsky direction, the enemy struck the Avdiivka area; In the Marine direction, the enemy performed offensive actions in the Marinka, had no success; In the mineral direction, the enemy perceived the offensive actions in the direction of Novomikhailivka.</text:p>
      <text:p text:style-name="P4">
News Source: <text:a xlink:type="simple" xlink:href="https://armyinform.com.ua/2023/06/26/vorog-zoseredyv-zusyllya-na-troh-napryamkah-za-dobu-vidbulos-36-bojovyh-zitknen/" text:style-name="Internet_20_link" text:visited-style-name="Visited_20_Internet_20_Link">
https://armyinform.com.ua/2023/06/26/vorog-zoseredyv-zusyllya-na-troh-napryamkah-za-dobu-vidbulos-36-bojovyh-zitknen/</text:a>
</text:p>
      <!--NEWS-->
      <text:h text:style-name="P10" text:outline-level="1">
<text:span text:style-name="T4">
Defense forces per day eliminated nearly 1000 invaders, destroyed 21 Artsystem and 14 BBM</text:span>
</text:h>
      <text:p text:style-name="P4">
Author: ['АРМІЯINFORM']</text:p>
      <text:p text:style-name="P4">
Time: 2023-06-26T28:00:00-04:00</text:p>
      <text:p text:style-name="P4">
Description: Zagalni Boyov, take the enemy on 02.24.22 to 06/26/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f4df42e-42e9-4447-b59a-f5084692ffae-scaled.jpg" text:style-name="Internet_20_link" text:visited-style-name="Visited_20_Internet_20_Link">
1f4df42e-42e9-4447-b59a-f5084692ffae-scaled.jpg</text:a>
']</text:p>
      <text:p text:style-name="P4">
Tags: ['АГРЕСІЯ РФ', 'ВТОРГНЕННЯ РФ', 'ВТРАТИ ВОРОГА', 'ГШ ЗСУ']</text:p>
      <text:p text:style-name="P4">
Category: News</text:p>
      <!--METADATA-->
      <text:p text:style-name="P4">
<draw:frame draw:style-name="fr1" draw:name="Image16" text:anchor-type="as-char" svg:width="6.9236in" svg:height="6.975527in" draw:z-index="0">
<draw:image xlink:href="../Images/AРМІЯINFORM/2023-06-26T28-00-00-04-00/1f4df42e-42e9-4447-b59a-f5084692ffae-scaled.jpg" xlink:type="simple" xlink:show="embed" xlink:actuate="onLoad" draw:mime-type="image/jpeg"/>
</draw:frame>
The total fighting loss of the enemy from 24.02.22 to 26.06.23 will be orientated:</text:p>
      <text:p text:style-name="P4">
<text:span text:style-name="T4">
<text:span text:style-name="T5">
 Personnel - </text:span>
* 225580(+950)persons eliminated</text:span>
<text:span text:style-name="T5">
 tanks - </text:span>
<text:span text:style-name="T5">
 4031(+1)</text:span>
<text:span text:style-name="T4">
 Battle armored vehicles - </text:span>
 7820(+14)<text:span text:style-name="T4">
<text:span text:style-name="T5">
 Artillery Systems - </text:span>
<text:span text:style-name="T5">
 4055(+21)</text:span>
 </text:span>
 RSZV - <text:span text:style-name="T4">
 624(0)</text:span>
<text:span text:style-name="T5">
 air defense means - </text:span>
<text:span text:style-name="T5">
 385(0)</text:span>
<text:span text:style-name="T4">
 aircraft - </text:span>
 314(0)<text:span text:style-name="T4">
<text:span text:style-name="T5">
 helicopters - </text:span>
* 308(0)</text:span>
<text:span text:style-name="T5">
 UAV Operative Tactical Level-</text:span>
<text:span text:style-name="T5">
 3482(+10)</text:span>
<text:span text:style-name="T4">
 Winged missiles - </text:span>
 1259(0)<text:span text:style-name="T4">
<text:span text:style-name="T5">
 ships / boats - </text:span>
* 18(0)</text:span>
<text:span text:style-name="T5">
 Special equipment - </text:span>
* 557(+5)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6.06.23.</text:p>
      <text:p text:style-name="P4">
News Source: <text:a xlink:type="simple" xlink:href="https://armyinform.com.ua/2023/06/26/syly-oborony-za-dobu-likviduvaly-majzhe-1-000-okupantiv-znyshhyly-21-artsystemu-i-14-bbm/" text:style-name="Internet_20_link" text:visited-style-name="Visited_20_Internet_20_Link">
https://armyinform.com.ua/2023/06/26/syly-oborony-za-dobu-likviduvaly-majzhe-1-000-okupantiv-znyshhyly-21-artsystemu-i-14-bbm/</text:a>
</text:p>
      <!--NEWS-->
      <text:h text:style-name="P10" text:outline-level="1">
<text:span text:style-name="T4">
At night, the enemy is hidden by forbidden incendiary shells in Kherson region - Natalia Humeniuk</text:span>
</text:h>
      <text:p text:style-name="P4">
Author: ['Ігор Березинський']</text:p>
      <text:p text:style-name="P4">
Time: 2023-06-26T30:00:00-04:00</text:p>
      <text:p text:style-name="P4">
Description: - Nich Bula to finish the fold. Make a robot of the Robot with our PPO POSITS, ZOKOMREM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08/raketna-ataka.jpg" text:style-name="Internet_20_link" text:visited-style-name="Visited_20_Internet_20_Link">
raketna-ataka.jpg</text:a>
']</text:p>
      <text:p text:style-name="P4">
Tags: ['АТАКА ВОРОГА', 'ВТОРГНЕННЯ РФ', 'НАТАЛІЯ ГУМЕНЮК', 'ХЕРСОНЩИНА']</text:p>
      <text:p text:style-name="P4">
Category: News</text:p>
      <!--METADATA-->
      <text:p text:style-name="P4">
<draw:frame draw:style-name="fr1" draw:name="Image17" text:anchor-type="as-char" svg:width="6.9236in" svg:height="3.750283in" draw:z-index="0">
<draw:image xlink:href="../Images/AРМІЯINFORM/2023-06-26T30-00-00-04-00/raketna-ataka.jpg" xlink:type="simple" xlink:show="embed" xlink:actuate="onLoad" draw:mime-type="image/jpeg"/>
</draw:frame>
Missile attack. Illustrative photo</text:p>
      <ul>
        <li>
The night was quite complicated. We weather conditions, including an extremely strong storm over the sea and thunderstorm. The enemy attacked the wraps of the "Caliber" and Drone-Kamikadze type "Shahaned". At least 2 "calibers" have been destroyed. The great attention of the enemy is now focused on the Dnieper, which borders with the Zaporozhye region, and Mykolaiv region, which are suppliers of the resource for Kherson region. At night, the enemy of hutsabored shells in Kherson region, causing powerful fires, - Natalia Humeniuk, the head of the Unified News, was opened on the air of the Unified News.</li>
      </ul>
      <text:p text:style-name="P4">
According to Natalia Humeniuk, on duty in the Black Sea is a submarine launch, which is more difficult to detect. At the same time, the enemy searches for novatics and tries to bypass our air defense forces, releasing rockets with complicated labor, using other heights and using a mixed attack by dissecting rockets and "Shahmed"</text:p>
      <ul>
        <li>
The invaders constantly steal our property, removing it from the ports of the Azov Sea. Along with this, they exclude signals to not be noticed. However, we have such facts and transfer to the international tribunal. Currently, the activity of aircraft in the Azov Sea water area is a prerequisite for the fact that there will be a managed aviation bomb in the frontline territories - summed up Humeniuk.</li>
      </ul>
      <text:p text:style-name="P4">
News Source: <text:a xlink:type="simple" xlink:href="https://armyinform.com.ua/2023/06/26/vnochi-vorog-gatyv-zaboronenymy-zapalnymy-snaryadamy-po-hersonshhyni-nataliya-gumenyuk/" text:style-name="Internet_20_link" text:visited-style-name="Visited_20_Internet_20_Link">
https://armyinform.com.ua/2023/06/26/vnochi-vorog-gatyv-zaboronenymy-zapalnymy-snaryadamy-po-hersonshhyni-nataliya-gumenyuk/</text:a>
</text:p>
      <!--NEWS-->
      <text:h text:style-name="P10" text:outline-level="1">
<text:span text:style-name="T4">
The air defense forces destroyed 13 air targets at night: 2 caliber missiles and 11 UAVs</text:span>
</text:h>
      <text:p text:style-name="P4">
Author: ['АРМІЯINFORM']</text:p>
      <text:p text:style-name="P4">
Time: 2023-06-26T32:00:00-04:00</text:p>
      <text:p text:style-name="P4">
Description: Uonoch 26 Chervnya Rosіyskі PROVENT OF THE WASING OF THE PRIVENNA LIGH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po2.jpg" text:style-name="Internet_20_link" text:visited-style-name="Visited_20_Internet_20_Link">
ppo2.jpg</text:a>
']</text:p>
      <text:p text:style-name="P4">
Tags: ['SHAHED-136/131', 'КОМАНДУВАННЯ ПОВІТРЯНИХ СИЛ ЗСУ', 'РАКЕТИ «КАЛІБР»']</text:p>
      <text:p text:style-name="P4">
Category: News</text:p>
      <!--METADATA-->
      <text:p text:style-name="P4">
<draw:frame draw:style-name="fr1" draw:name="Image18" text:anchor-type="as-char" svg:width="6.9236in" svg:height="3.606042in" draw:z-index="0">
<draw:image xlink:href="../Images/AРМІЯINFORM/2023-06-26T32-00-00-04-00/ppo2.jpg" xlink:type="simple" xlink:show="embed" xlink:actuate="onLoad" draw:mime-type="image/jpeg"/>
</draw:frame>
On the night of June 26, Russian invaders attacked Ukraine mainly from the southworks. The Air Force forces destroyed 13 air targets from 15.</text:p>
      <text:p text:style-name="P4">
About it <text:a xlink:type="simple" xlink:href="https://t.me/kpszsu/2857" text:style-name="Internet_20_link" text:visited-style-name="Visited_20_Internet_20_Link">
reports</text:a>
Armed Forces Command.</text:p>
      <text:p text:style-name="P4">
Three winged "caliber" rockets from the submarine and eight shock drones of Iranian production Shahd-136/131 of the Azov Sea coast were launched.</text:p>
      <text:p text:style-name="P4">
The forces and means of air defense of the South Air Command have destroyed two winged caliber missiles and 7 Shakhaned UAVs.</text:p>
      <text:p text:style-name="P4">
In addition, the enemy attacked from the northern direction by four unmanned -type devices of unknown type(probably shock). Усі дрони знищенов зоні відповідальності повітряного командування «Центр».</text:p>
      <text:p text:style-name="P4">
News Source: <text:a xlink:type="simple" xlink:href="https://armyinform.com.ua/2023/06/26/syly-ppo-vnochi-znyshhyly-13-povitryanyh-czilej-2-rakety-kalibr-ta-11-bpla/" text:style-name="Internet_20_link" text:visited-style-name="Visited_20_Internet_20_Link">
https://armyinform.com.ua/2023/06/26/syly-ppo-vnochi-znyshhyly-13-povitryanyh-czilej-2-rakety-kalibr-ta-11-bpla/</text:a>
</text:p>
      <!--NEWS-->
      <text:h text:style-name="P10" text:outline-level="1">
<text:span text:style-name="T4">
The forces of defense in the south released almost 130 square meters. km of the territory - Anna Malyar</text:span>
</text:h>
      <text:p text:style-name="P4">
Author: ['АРМІЯINFORM']</text:p>
      <text:p text:style-name="P4">
Time: 2023-06-26T34:00:00-04:00</text:p>
      <text:p text:style-name="P4">
Description: Lastly Tizhny’s, the defense of Ukrainian, at Skhodi, stuck at Shіstookh Limka ... The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alyar-1-960x540-1.jpg" text:style-name="Internet_20_link" text:visited-style-name="Visited_20_Internet_20_Link">
malyar-1-960x540-1.jpg</text:a>
']</text:p>
      <text:p text:style-name="P4">
Tags: ['ВТОРГНЕННЯ РФ', 'ГАННА МАЛЯР', 'КОНТРНАСТУП', 'СИЛИ ОБОРОНИ УКРАЇНИ']</text:p>
      <text:p text:style-name="P4">
Category: News</text:p>
      <!--METADATA-->
      <text:p text:style-name="P4">
<draw:frame draw:style-name="fr1" draw:name="Image19" text:anchor-type="as-char" svg:width="6.9236in" svg:height="3.894525in" draw:z-index="0">
<draw:image xlink:href="../Images/AРМІЯINFORM/2023-06-26T34-00-00-04-00/malyar-1-960x540-1.jpg" xlink:type="simple" xlink:show="embed" xlink:actuate="onLoad" draw:mime-type="image/jpeg"/>
</draw:frame>
Last week, the forces of Ukraine's defense in the east advanced on six -heaps from 1 to 2 km, and in the south from the beginning of the offensive was released flat fortunate 130 square meters. km.</text:p>
      <text:p text:style-name="P4">
About it <text:a xlink:type="simple" xlink:href="https://t.me/annamaliar/885" text:style-name="Internet_20_link" text:visited-style-name="Visited_20_Internet_20_Link">
reports</text:a>
Deputy Minister of Defense of Ukraine Anna Malyar.</text:p>
      <text:p text:style-name="P4">
<text:span text:style-name="T4">
 In the East </text:span>
 Defense forces of Ukraine during the week also conducted defense, inusual actions and had tactical success.</text:p>
      <text:p text:style-name="P4">
The enemy carried out its offensive in the Liman, Bakhmut, Avdiivsky Tamarin directions. There are heavy battles there and now. Over the past, there were almost 250 combat clashes in these areas. The enemy tried to identify our troops from the positions, but he did not succeed.</text:p>
      <text:p text:style-name="P4">
The enemy last week in the east made 6457 shelling and release of 315 006. If compared to last week, the number of shear has increased.</text:p>
      <text:p text:style-name="P4">
At the same time, our troops in the east of the last week began contagious actions in the areas of Orikhovo-Vasylivka, Bakhmut, Bogdanivka, Berry, Hlyshchiivka and Kurdyumivka. In each of the directions of promotion from 1 to 2 km.</text:p>
      <text:p text:style-name="P4">
The setting <text:span text:style-name="T4">
 in the south </text:span>
 did not undergo significant changes in the last week.</text:p>
      <text:p text:style-name="P4">
The forces of Ukraine's defense continued to conduct an offensive operation of the Tselitopol and Berdyansk directions.</text:p>
      <text:p text:style-name="P4">
Per week as a result of improving the prompt(tactical)The position of the front line of the front line increased the area of liberated territories by 17 square meters. KM.SAGAL Since the onset of the offensive, the released area in the south is 130 square kilometers.</text:p>
      <text:p text:style-name="P4">
In the Tavriysk direction, the enemy has attacked our position 148 times last week.</text:p>
      <text:p text:style-name="P4">
Last week, 3861 shelling was recorded in the Tavriya direction. If you put the number of enemy shelling in the east and south, more than 10 thousand shelling per week will be obtained. It is actually around the clock and every minute.</text:p>
      <text:p text:style-name="P4">
Units of rocket troops and artillery of the Tavriysky Direction forces of the week completed 8783 fire tasks.</text:p>
      <text:p text:style-name="P4">
News Source: <text:a xlink:type="simple" xlink:href="https://armyinform.com.ua/2023/06/26/syly-oborony-na-pivdni-zvilnyly-majzhe-130-kv-km-terytoriyi-ganna-malyar/" text:style-name="Internet_20_link" text:visited-style-name="Visited_20_Internet_20_Link">
https://armyinform.com.ua/2023/06/26/syly-oborony-na-pivdni-zvilnyly-majzhe-130-kv-km-terytoriyi-ganna-malyar/</text:a>
</text:p>
      <!--NEWS-->
      <text:h text:style-name="P10" text:outline-level="1">
<text:span text:style-name="T4">
How to safely return to a home that has been subjected</text:span>
</text:h>
      <text:p text:style-name="P4">
Author: ['АРМІЯINFORM']</text:p>
      <text:p text:style-name="P4">
Time: 2023-06-26T57:00:00-04:00</text:p>
      <text:p text:style-name="P4">
Description: Nazrai in the settlements of Kherson region, the Mikolavshchini is to be held by Roboti Z Lіkvidatsiy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86056975-847.jpg" text:style-name="Internet_20_link" text:visited-style-name="Visited_20_Internet_20_Link">
630_360_1686056975-847.jpg</text:a>
']</text:p>
      <text:p text:style-name="P4">
Tags: ['ПОРАДИ']</text:p>
      <text:p text:style-name="P4">
Category: News</text:p>
      <!--METADATA-->
      <text:p text:style-name="P4">
<draw:frame draw:style-name="fr1" draw:name="Image20" text:anchor-type="as-char" svg:width="6.9236in" svg:height="3.956343in" draw:z-index="0">
<draw:image xlink:href="../Images/AРМІЯINFORM/2023-06-26T57-00-00-04-00/630_360_1686056975-847.jpg" xlink:type="simple" xlink:show="embed" xlink:actuate="onLoad" draw:mime-type="image/jpeg"/>
</draw:frame>
Currently, the settlements of Kherson and Mykolaiv region carry out works of treatment of consequences of the blast by Russia of Kakhovka hydroelectric power station. In some areas, residents return to their homes. About it <text:a xlink:type="simple" xlink:href="https://minre.gov.ua/2023/06/25/yak-bezpechno-povertatys-u-zhytlo-yake-zaznalo-pidtoplennya/" text:style-name="Internet_20_link" text:visited-style-name="Visited_20_Internet_20_Link">
reports</text:a>
Ministry of Reintegration of the Occupied Territories of Ukraine.</text:p>
      <text:p text:style-name="P4">
However, when returning to the housing that was in a flooded state, you need to follow the following tips:</text:p>
      <text:p text:style-name="P4">
1 . Before you go to the apartment, evaluate its external integrity. Especially supporting structures and walls. Make sure they are not deformed and safe. When moving the apartment, consider the holes in the floor, broken glass and more.</text:p>
      <text:p text:style-name="P4">
2 . Be as careful as possible. Do not touch the electrical panels, switches, sockets, if they were not well dried, cleaned and trusted by specialists. In case of switching on, they can be struck by electric current or causing a fire. The same applies to the electrical appliances that remain in the flooded home.</text:p>
      <text:p text:style-name="P4">
<text:span text:style-name="T4">
 Do not endanger your loved ones: </text:span>
 You can only get back with your children, well -dried and safe housing.</text:p>
      <text:p text:style-name="P4">
<text:span text:style-name="T4">
 Remember: </text:span>
 to return to the homes that were in the flood area can be more than with the permission of local authorities and emergency response services.</text:p>
      <text:p text:style-name="P4">
News Source: <text:a xlink:type="simple" xlink:href="https://armyinform.com.ua/2023/06/26/yak-bezpechno-povertatys-u-zhytlo-yake-zaznalo-pidtoplennya/" text:style-name="Internet_20_link" text:visited-style-name="Visited_20_Internet_20_Link">
https://armyinform.com.ua/2023/06/26/yak-bezpechno-povertatys-u-zhytlo-yake-zaznalo-pidtoplennya/</text:a>
</text:p>
      <!--NEWS-->
      <text:h text:style-name="P10" text:outline-level="1">
<text:span text:style-name="T4">
In Ukraine launched an additional legal aid hotline for the missing relatives</text:span>
</text:h>
      <text:p text:style-name="P4">
Author: ['АРМІЯINFORM']</text:p>
      <text:p text:style-name="P4">
Time: 2023-06-26T59:00:00-04:00</text:p>
      <text:p text:style-name="P4">
Description: In Ukrainian, they launched Dodatkov Garyach Linii of Legal Duphumes, I can be at Yaku to be at a glanc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telefon.jpg" text:style-name="Internet_20_link" text:visited-style-name="Visited_20_Internet_20_Link">
telefon.jpg</text:a>
']</text:p>
      <text:p text:style-name="P4">
Tags: ['ДОПОМОГА', 'ЗНИКЛІ БЕЗВІСТИ', 'ТЕЛЕФОННА \xa0ЛІНІЯ']</text:p>
      <text:p text:style-name="P4">
Category: News</text:p>
      <!--METADATA-->
      <text:p text:style-name="P4">
<draw:frame draw:style-name="fr1" draw:name="Image21" text:anchor-type="as-char" svg:width="6.9236in" svg:height="4.330592in" draw:z-index="0">
<draw:image xlink:href="../Images/AРМІЯINFORM/2023-06-26T59-00-00-04-00/telefon.jpg" xlink:type="simple" xlink:show="embed" xlink:actuate="onLoad" draw:mime-type="image/jpeg"/>
</draw:frame>
In Ukraine, an additional hotline has been launched that relatives of missing persons may turn to. This was reported by the Ombudsman of the missing persons in special circumstances, Oleg Kotenko in <text:a xlink:type="simple" xlink:href="http://t.me/Oleg_Kotenko_Patriot/172" text:style-name="Internet_20_link" text:visited-style-name="Visited_20_Internet_20_Link">
Telegram</text:a>
.</text:p>
      <text:p text:style-name="P4">
Він наголосив, що юридична допомога для таких родин вкрай важлива, адже «вонизараз у відчаї й не можуть з усіма деталями розібратися самостійно». Гарячулінію запустили завдяки співпраці уповноваженого з міжнародним фондом«Відродження».</text:p>
      <text:p text:style-name="P4">
«Родини зниклих на гарячій лінії проконсультують фахові юристи, нададутьвідповіді на актуальні питання, допоможуть із отриманням передбачених для нихсоціальних гарантій та грошових виплат», — зазначив Олег Котенко.</text:p>
      <text:p text:style-name="P4">
Отримати безоплатну юридичну консультацію можна за телефоном (066)053-11-39. The hotline works during Monday-Friday from 9:00 to 18:00.</text:p>
      <text:p text:style-name="P4">
News Source: <text:a xlink:type="simple" xlink:href="https://armyinform.com.ua/2023/06/26/v-ukrayini-zapustyly-dodatkovu-garyachu-liniyu-yurydychnoyi-dopomogy-dlya-rodychiv-znyklyh-bezvisty/" text:style-name="Internet_20_link" text:visited-style-name="Visited_20_Internet_20_Link">
https://armyinform.com.ua/2023/06/26/v-ukrayini-zapustyly-dodatkovu-garyachu-liniyu-yurydychnoyi-dopomogy-dlya-rodychiv-znyklyh-bezvisty/</text:a>
</text:p>
      <!--NEWS-->
      <text:h text:style-name="P10" text:outline-level="1">
<text:span text:style-name="T4">
The enemy applied six C-300 missiles to civilian sites in the territory of Zaporizhzhya region</text:span>
</text:h>
      <text:p text:style-name="P4">
Author: ['АРМІЯINFORM']</text:p>
      <text:p text:style-name="P4">
Time: 2023-06-26T61:00:00-04:00</text:p>
      <text:p text:style-name="P4">
Description: About CED DOIMLAY GS ZS Ukrainian. “The enemy has been the enemy of the missile ... War with Ukraine 2022, the war with Ukraine is the latest news today, the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harkiv-obstrid-2022-1-1.jpg" text:style-name="Internet_20_link" text:visited-style-name="Visited_20_Internet_20_Link">
harkiv-obstrid-2022-1-1.jpg</text:a>
']</text:p>
      <text:p text:style-name="P4">
Tags: ['STOPRUSSIA', 'ВТОРГНЕННЯ РФ', 'ГШ ЗС УКРАЇНИ', 'ЗАПОРІЖЖЯ', 'С-300', 'ХРОНІКА ОБОРОНИ']</text:p>
      <text:p text:style-name="P4">
Category: News</text:p>
      <!--METADATA-->
      <text:p text:style-name="P4">
<draw:frame draw:style-name="fr1" draw:name="Image22" text:anchor-type="as-char" svg:width="6.9236in" svg:height="5.160921in" draw:z-index="0">
<draw:image xlink:href="../Images/AРМІЯINFORM/2023-06-26T61-00-00-04-00/harkiv-obstrid-2022-1-1.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Over the past day, the enemy struck a rocket strike in Ukraine-he gave 6 anti-aircraft controlled missiles from C-300 to civilian sites in the Zaporozhye region. In addition, he made 33 aircraft blows, also carried out 45 shelling of rocket launchers. As a result of Russian terrorist attacks, peaceful people were injured, residential buildings, outbuildings and administrative buildings, as well as private road transport were damaged, ”the message reads.</text:p>
      <text:p text:style-name="P4">
It is noted that tonight Russian terrorists have struck another rocket and aviation strike in Ukraine. Information on the consequences of this terroristATA is currently being clarified.</text:p>
      <text:p text:style-name="P4">
The Ministry of Internal Affairs of Ukraine also reminded that the likelihood of missile and aircraft strikes throughout Ukraine remains very high.</text:p>
      <text:p text:style-name="P4">
News Source: <text:a xlink:type="simple" xlink:href="https://armyinform.com.ua/2023/06/26/protyvnyk-zastosuvav-shist-raket-s-300-po-czyvilnyh-obyektah-na-terytoriyi-zaporizkoyi-oblasti/" text:style-name="Internet_20_link" text:visited-style-name="Visited_20_Internet_20_Link">
https://armyinform.com.ua/2023/06/26/protyvnyk-zastosuvav-shist-raket-s-300-po-czyvilnyh-obyektah-na-terytoriyi-zaporizkoyi-oblasti/</text:a>
</text:p>
      <!--NEWS-->
      <text:h text:style-name="P10" text:outline-level="1">
<text:span text:style-name="T4">
The enemy tries to prevent the promotion of our troops in the Zaporozhye and Kherson directions</text:span>
</text:h>
      <text:p text:style-name="P4">
Author: ['АРМІЯINFORM']</text:p>
      <text:p text:style-name="P4">
Time: 2023-06-26T63:00:00-04:00</text:p>
      <text:p text:style-name="P4">
Description: About CED DOIMLAY GS ZS Ukrainian. “At the back of the Kherson Lights ... The war with Ukraine 2022, the war with Ukraine is the latest news today, the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354879411_607523738227375_6644201532582028132_n.jpg" text:style-name="Internet_20_link" text:visited-style-name="Visited_20_Internet_20_Link">
354879411_607523738227375_6644201532582028132_n.jpg</text:a>
']</text:p>
      <text:p text:style-name="P4">
Tags: ['STOPRUSSIA', 'ВТОРГНЕННЯ РФ', 'ГШ ЗС УКРАЇНИ', 'ЗАПОРІЖЖЯ', 'ХЕРСОН']</text:p>
      <text:p text:style-name="P4">
Category: News</text:p>
      <!--METADATA-->
      <text:p text:style-name="P4">
<draw:frame draw:style-name="fr1" draw:name="Image23" text:anchor-type="as-char" svg:width="6.9236in" svg:height="4.596501in" draw:z-index="0">
<draw:image xlink:href="../Images/AРМІЯINFORM/2023-06-26T63-00-00-04-00/354879411_607523738227375_6644201532582028132_n.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In the Zaporizhzhya and Kherson directions, the enemy concentrates the main stations on the prevention of the promotion of our troops. He tried unsuccessfully to the restored position in the area of Novodarivka of Zaporizhzhya region. Drew Avayajaudarivviv District of Levadna and Novodanylivka of Zaporizhzhya region. About 30 settlements have been fired, ”the testimony reads.</text:p>
      <text:p text:style-name="P4">
News Source: <text:a xlink:type="simple" xlink:href="https://armyinform.com.ua/2023/06/26/na-zaporizkomu-ta-hersonskomu-napryamkah-protyvnyk-namagayetsya-nedopustyty-prosuvannya-nashyh-vijsk/" text:style-name="Internet_20_link" text:visited-style-name="Visited_20_Internet_20_Link">
https://armyinform.com.ua/2023/06/26/na-zaporizkomu-ta-hersonskomu-napryamkah-protyvnyk-namagayetsya-nedopustyty-prosuvannya-nashyh-vijsk/</text:a>
</text:p>
      <!--NEWS-->
      <text:h text:style-name="P10" text:outline-level="1">
<text:span text:style-name="T4">
Over the past week, the enemy's dead is almost eight times more - Anna Malyar</text:span>
</text:h>
      <text:p text:style-name="P4">
Author: ['АРМІЯINFORM']</text:p>
      <text:p text:style-name="P4">
Time: 2023-06-26T65:00:00-04:00</text:p>
      <text:p text:style-name="P4">
Description: Rosіyskі Permat pay -up to replace the attentive opir, attending the meanings of the Various Value ... War with Ukraine 2022,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5f9a1041.jpg" text:style-name="Internet_20_link" text:visited-style-name="Visited_20_Internet_20_Link">
5f9a1041.jpg</text:a>
']</text:p>
      <text:p text:style-name="P4">
Tags: ['АГРЕСІЯ РФ', 'ВТОРГНЕННЯ РФ', 'ВТРАТИ ВОРОГА', 'ГАННА МАЛЯР']</text:p>
      <text:p text:style-name="P4">
Category: News</text:p>
      <!--METADATA-->
      <text:p text:style-name="P4">
<draw:frame draw:style-name="fr1" draw:name="Image24" text:anchor-type="as-char" svg:width="6.9236in" svg:height="4.61393in" draw:z-index="0">
<draw:image xlink:href="../Images/AРМІЯINFORM/2023-06-26T65-00-00-04-00/5f9a1041.jpg" xlink:type="simple" xlink:show="embed" xlink:actuate="onLoad" draw:mime-type="image/jpeg"/>
</draw:frame>
Gannamaars. Photo: Nazar Voloshin / Armyinform</text:p>
      <text:p text:style-name="P4">
Russian occupation troops have strong resistance, while at the same time suffered significant losses in personnel, weapons and equipment.</text:p>
      <text:p text:style-name="P4">
As <text:a xlink:type="simple" xlink:href="https://t.me/annamaliar/885" text:style-name="Internet_20_link" text:visited-style-name="Visited_20_Internet_20_Link">
reported</text:a>
Deputy Minister of Defense of Ukraine Anna Malyar, who died over the last week, the enemy has eight times more than ours.</text:p>
      <text:p text:style-name="P4">
“Our aviation, missile troops and artillery over the past week:</text:p>
      <text:p text:style-name="P4">
<text:span text:style-name="T5">
caused more than </text:span>
<text:span text:style-name="T5">
 110 </text:span>
<text:span text:style-name="T5">
 strikes in the areas of concentration of the enemy personnel; </text:span>
destroyed <text:span text:style-name="T4">
 17 </text:span>
 enemy anti-aircraft missile complexes; <text:span text:style-name="T5">
caused defeat on </text:span>
<text:span text:style-name="T5">
 11 </text:span>
<text:span text:style-name="T5">
 management points, which significantly reduced the enemy's capabilities to defeat our aviation and UAV; </text:span>
Impressed <text:span text:style-name="T4">
 7 </text:span>
 warehouses of the enemy ammunition, ”she said.</text:p>
      <text:p text:style-name="P4">
In addition, Anna Malyar added <text:span text:style-name="T4">
 hundreds of </text:span>
 units of enemy equipment, including tanks, helicopters, artillery systems.</text:p>
      <text:p text:style-name="P4">
"For example, <text:span text:style-name="T4">
 2 </text:span>
 enemy helicopters KA-52 and <text:span text:style-name="T4">
 1 </text:span>
 Mi-24, as well as <text:span text:style-name="T4">
 48 out of 51 </text:span>
 Iranian shock UAVs type Shahd-131/136,"-summarized the Deputy Ministers of Ukraine.</text:p>
      <text:p text:style-name="P4">
We will remind, on the 488 day of confrontation of the Russian aggression forces of defense of Ukraine will be given <text:a xlink:type="simple" xlink:href="https://armyinform.com.ua/2023/06/26/syly-oborony-za-dobu-likviduvaly-majzhe-1-000-okupantiv-znyshhyly-21-artsystemu-i-14-bbm/" text:style-name="Internet_20_link" text:visited-style-name="Visited_20_Internet_20_Link">
eliminated</text:a>
Almost 1000 invaders, destroyed 21 artsystem and 14 BBM.</text:p>
      <text:p text:style-name="P4">
News Source: <text:a xlink:type="simple" xlink:href="https://armyinform.com.ua/2023/06/26/za-mynulyj-tyzhden-zagyblyh-u-voroga-majzhe-u-visim-raziv-bilshe-ganna-malyar/" text:style-name="Internet_20_link" text:visited-style-name="Visited_20_Internet_20_Link">
https://armyinform.com.ua/2023/06/26/za-mynulyj-tyzhden-zagyblyh-u-voroga-majzhe-u-visim-raziv-bilshe-ganna-malyar/</text:a>
</text:p>
      <!--NEWS-->
      <text:h text:style-name="P10" text:outline-level="1">
<text:span text:style-name="T4">
Drone Hackathon Results "Anti-Shahed": Three Ukrainian manufacturers will receive $ 1 million for the implementation and zoom of development against enemy UAVs</text:span>
</text:h>
      <text:p text:style-name="P4">
Author: ['АРМІЯINFORM']</text:p>
      <text:p text:style-name="P4">
Time: 2023-06-26T96:00:00-04:00</text:p>
      <text:p text:style-name="P4">
Description: 24-25 wormworms of the other Shchorichy Drone Hackathon "Anti-Shahed". PID Hour Has 50 ... War with Ukraine 2022, War with Ukraine latest news today, News War with Ukraine 2022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3/shahed-5447.jpg" text:style-name="Internet_20_link" text:visited-style-name="Visited_20_Internet_20_Link">
shahed-5447.jpg</text:a>
']</text:p>
      <text:p text:style-name="P4">
Tags: ['АГРЕСІЯ РФ', 'БПЛА', 'ОБОРОНА', 'ШАХЕДИ']</text:p>
      <text:p text:style-name="P4">
Category: News</text:p>
      <!--METADATA-->
      <text:p text:style-name="P4">
<draw:frame draw:style-name="fr1" draw:name="Image25" text:anchor-type="as-char" svg:width="6.9236in" svg:height="3.4618in" draw:z-index="0">
<draw:image xlink:href="../Images/AРМІЯINFORM/2023-06-26T96-00-00-04-00/shahed-5447.jpg" xlink:type="simple" xlink:show="embed" xlink:actuate="onLoad" draw:mime-type="image/jpeg"/>
</draw:frame>
On June 24-25, the second annual Drone Hackathon "Anti-Shahed" took place. During the time, 50 teams presented projects for representatives of security and defense forces. According to the results of the ratings, three winners were selected who presented the most effective and most effective projects. Each will receive $ 1 million for realization and scaling of technological developments that will help fight Shahmed.</text:p>
      <text:p text:style-name="P4">
About it <text:a xlink:type="simple" xlink:href="https://www.kmu.gov.ua/news/rezultaty-drone-hackathon-anti-shahed-try-ukrainski-vyrobnyky-otrymaiut-po-1-mln-dolariv-na-realizatsiiu-ta-masshtabuvannia-rozrobok-proty-vorozhykh-bpla" text:style-name="Internet_20_link" text:visited-style-name="Visited_20_Internet_20_Link">
reports</text:a>
Government portal.</text:p>
      <text:p text:style-name="P4">
“In the war, it is important to understand what is happening on the battlefield and to propose technological solutions. We see how the situation on the front changes in direction. How important are UAVs, satellite communications, situational identity systems. The picture of the battle changes. Fast decisions need to be made to realize effective ideas. It is now critically important to create alternative counteraction to Iranian Shahaned. We have cool cases with the army of drones, when not only foreign drones, but also UAVs of domestic production were supplied to the front. Similar to the development of systems of protection of the Ukrainian sky, ”said the Vice Prime Minister for Innovation, Education, Science and Technology-Minister of Digital Transformation Mikhail Fedorov.</text:p>
      <text:p text:style-name="P4">
The winners of the drone hackathon "Anti-Shahed" will conclude contracts for 1 million donors. The funds will go to the development of development as soon as possible, which destroy the wicked drones in the Ukrainian sky. New technologies will help fight stars Shahas so that you do not spend powerful resources for the Air Force.</text:p>
      <text:p text:style-name="P4">
“In fact, the Ukrainian infrastructure is being attacked by Iranian drones. Only at least 400 Shahaneda has been launched in May. In total, at least 1,200 percussion was launched in Ukraine last year. Ukrainian experts are able to amaze the world and efficiently counteract. Our task is to support the developers, to create speeches for mass production of alternative systems of counteraction to Iranian shivedam, ”-said Oleksandr Kubrakov, Vice Prime Minister for the Restoration of Ukraine-Minister of Development of Ukraine-Minister of Communities, Territories and Infrastructure.That is why it is critical to us to create alternatives to counteracting Iranian shivedam.</text:p>
      <text:p text:style-name="P4">
“It is important to use not only available weapons, but also new samples of equipment for the Armed Forces of Ukraine. Our enemy does not sleep and develops a tav perfect its technologies. This also applies to the shamed attack on Ukraine. Each is individual. Therefore, in order to constantly counteract new attacks of UAVs, we need to introduce new systems to identify, identify and destroy goals. I am sure that every idea proposed by Nahaktone has every chance of working for victory, ”Vladimir Koval, General General of Ukraine, said.</text:p>
      <ul>
        <li>
Drone hackathon "Anti-Shahed" brought together developers, engineers, cyber-specialists and enthusiasts who create advanced systems and technologies for the detection, tracking and destruction of enemy drones. Specialists of different genera and types of troops, military structures and digital technologies were evaluated.</li>
      </ul>
      <text:p text:style-name="P4">
“When a new modern idea is being put into practice, it is an effective surprise for our enemy. According to available information on the territory of Russian, UAV production plants are actively built, and therefore the percentage of new Dronovpovp attacks will increase. With each attack, the enemy analyzes his or her bug works constantly on changing tactics. Therefore, the first thing that can be implemented as quickly as possible is the system of detection of enemy drones and, of course, their prompt destruction, ”said Anatoliy Krivonozhko, Lieutenant General, Commander-General, Commander-in-Chief of the Center.</text:p>
      <text:p text:style-name="P4">
“Every great war sets new trends in the development of military technologies. First -Ass to create a war of tanks. The second is aviation. This war has shown that the wars of unmanned aerial vehicles will take place at the next decades. That is why we need to create these modern technologies to overcome the enemy on the front today and to protect our territories in the closest, ”said Yuri Shchigol, Head of the State Secretariat of Communications.</text:p>
      <text:p text:style-name="P4">
We will remind, earlier within the army of drones we have already held the first Drone Hackathon.The 30 formed teams, which presented technological solutions in the development of the BLPL, 6 became winners. In half a year, they embodied their ideas into a product that was repaired at the landfill.</text:p>
      <text:p text:style-name="P4">
The Drone Hackathon "Anti-Shahed" is implemented on the initiative of the General Staffing Forces of Ukraine, the Ministry of Defense and the Ministry of Infrastructure within the project of the armies and is aimed at finding innovative and effective solutions in the fight against gunfires.</text:p>
      <text:p text:style-name="P4">
News Source: <text:a xlink:type="simple" xlink:href="https://armyinform.com.ua/2023/06/26/rezultaty-drone-hackathon-anti-shahed-try-ukrayinski-vyrobnyky-otrymayut-po-1-mln-dolariv-na-realizacziyu-ta-masshtabuvannya-rozrobok-proty-vorozhyh-bpla/" text:style-name="Internet_20_link" text:visited-style-name="Visited_20_Internet_20_Link">
https://armyinform.com.ua/2023/06/26/rezultaty-drone-hackathon-anti-shahed-try-ukrayinski-vyrobnyky-otrymayut-po-1-mln-dolariv-na-realizacziyu-ta-masshtabuvannya-rozrobok-proty-vorozhyh-bpla/</text:a>
</text:p>
      <!--NEWS-->
      <text:h text:style-name="P10" text:outline-level="1">
<text:span text:style-name="T4">
The Czech Republic has transferred 76 BMPs and 24 tanks since the beginning of the year</text:span>
</text:h>
      <text:p text:style-name="P4">
Authors: Ukrinform (Person)</text:p>
      <text:p text:style-name="P4">
Publisher: Укринформ (Organization)</text:p>
      <text:p text:style-name="P4">
Published Time: 2023-06-27T-10:51:00+03:00</text:p>
      <text:p text:style-name="P4">
Modified Time: 2023-06-27T19:51:00+03:00</text:p>
      <text:p text:style-name="P4">
Description: During January-May, the Czech Republic transferred 24 tanks, 76 infantry fighting vehicles and 645 anti-tank guided missiles to Ukraine. - Ukrinform.</text:p>
      <text:p text:style-name="P4">
Images: ['<text:a xlink:type="simple" xlink:href="https://static.ukrinform.com/photos/2021_11/thumb_files/630_360_1638096594-186.jpg" text:style-name="Internet_20_link" text:visited-style-name="Visited_20_Internet_20_Link">
630_360_16380...</text:a>
']</text:p>
      <text:p text:style-name="P4">
Tags: ['Чехія', 'Зброя', 'Війна з Росією']</text:p>
      <text:p text:style-name="P4">
Type: Article</text:p>
      <!--METADATA-->
      <text:p text:style-name="P4">
<draw:frame draw:style-name="fr1" draw:name="Image26" text:anchor-type="as-char" svg:width="6.9236in" svg:height="3.956343in" draw:z-index="0">
<draw:image xlink:href="../Images/yкринформ/2023-06-27T-10-51-00-03-00/630_360_1638096594-186.jpg" xlink:type="simple" xlink:show="embed" xlink:actuate="onLoad" draw:mime-type="image/jpeg"/>
</draw:frame>
The Czech Republic of January-May has transferred to Ukraine 24 tanks, 76 infantry combat vehicles and 645 anti-tank guided missiles.</text:p>
      <text:p text:style-name="P4">
This was reported by the Czech Prime Minister Petr Fila, reports Ukrinform with a referral to "<text:a xlink:type="simple" xlink:href="https://ruski.radio.cz/s-yanvarya-po-may-chehiya-peredala-ukraine-24-tanka-76-boevyh-mashin-pehoty-i-8787143" text:style-name="Internet_20_link" text:visited-style-name="Visited_20_Internet_20_Link">
Radio Prague"</text:a>
.</text:p>
      <text:p text:style-name="P4">
“From January to May, the Czech Republic has handed over 24 tanks, 76 infantry and 645 anti -tank guided missiles to Ukraine.(PTKR)”, - the testimony reads.</text:p>
      <text:p text:style-name="P4">
It is noted that during the first five months of the year, the Czech Republic also provided Ukraine16 for special vehicles for the air defense system, 57 thousand. artillery shells and 144 anti -aircraft installations. In addition, other military equipment, equipment, spare parts, fuel for radiation, chemical and biological protection were supplied.</text:p>
      <text:p text:style-name="P4">
*!(https://www.ukrinform.ua/rubric-ato/3728262-senatori-ssa-zaklikali-nadati-ukraini-batareu-zaliznogo-kupola.html)According to the Prime Minister, the Czech Government also coordinated the supply for the Armed Forces of Ukraine hundreds of heavy military equipment under licenses or in cooperation with foreign partners.</text:p>
      <text:p text:style-name="P4">
In turn, the Czech Defense Minister Yana Chernokhov reported that the country's combat reserve has equipment that can be provided to Ukraine, and the statement is regularly evaluating these opportunities.</text:p>
      <text:p text:style-name="P4">
<text:span text:style-name="T4">
 Read also: </text:span>
 [<text:span text:style-name="T4">
 Czech Republic </text:span>
 plans to provide Ukraine with humanitarian aid for € 20-25 million] this year](https://www.ukrinform.ua/rubric-society/3726302-cehia-planue-cogoric-nadati-ukraini-gumanitarnoi-dopomogi-na-2025-miljoniv.html)As reported by Ukrinform, Prague plans this year to provide the humanitarian aid for 20-25 million euros.</text:p>
      <text:p text:style-name="P4">
Photo: Deník/ZBYNX</text:p>
      <text:p text:style-name="P4">
News Source: <text:a xlink:type="simple" xlink:href="https://www.ukrinform.ua/rubric-ato/3728366-cehia-z-pocatku-roku-peredala-ukraini-76-bmp-ta-24-tanki.html" text:style-name="Internet_20_link" text:visited-style-name="Visited_20_Internet_20_Link">
https://www.ukrinform.ua/rubric-ato/3728366-cehia-z-pocatku-roku-peredala-ukraini-76-bmp-ta-24-tanki.html</text:a>
</text:p>
      <!--NEWS-->
      <text:h text:style-name="P10" text:outline-level="1">
<text:span text:style-name="T4">
In Belarus Ukrainian children were taken before the start of a full -scale war - an expert</text:span>
</text:h>
      <text:p text:style-name="P4">
Authors: Ukrinform (Person)</text:p>
      <text:p text:style-name="P4">
Publisher: Укринформ (Organization)</text:p>
      <text:p text:style-name="P4">
Published Time: 2023-06-27T-11:50:59+03:00</text:p>
      <text:p text:style-name="P4">
Modified Time: 2023-06-27T19:50:59+03:00</text:p>
      <text:p text:style-name="P4">
Description: Ukrainian children began to be taken to the territory of Belarus before the start of a full -scale war with the Russian Federation. - Ukrinform.</text:p>
      <text:p text:style-name="P4">
Images: ['<text:a xlink:type="simple" xlink:href="https://static.ukrinform.com/photos/2023_06/thumb_files/630_360_1687883285-119.jpg" text:style-name="Internet_20_link" text:visited-style-name="Visited_20_Internet_20_Link">
630_360_16878...</text:a>
', '<text:a xlink:type="simple" xlink:href="https://static.ukrinform.com/photos/2023_06/1687883286-425.jpg" text:style-name="Internet_20_link" text:visited-style-name="Visited_20_Internet_20_Link">
1687883286-42...</text:a>
']</text:p>
      <text:p text:style-name="P4">
Tags: ['Білорусь', 'Депортація', 'Діти', 'Омбудсмен', 'Права людини']</text:p>
      <text:p text:style-name="P4">
Type: Article</text:p>
      <!--METADATA-->
      <text:p text:style-name="P4">
<draw:frame draw:style-name="fr1" draw:name="Image27" text:anchor-type="as-char" svg:width="6.9236in" svg:height="3.956343in" draw:z-index="0">
<draw:image xlink:href="../Images/yкринформ/2023-06-27T-11-50-59-03-00/630_360_1687883285-119.jpg" xlink:type="simple" xlink:show="embed" xlink:actuate="onLoad" draw:mime-type="image/jpeg"/>
</draw:frame>
Ukrainian children were exported to the sproutraes of Belarus before the start of the Federation War from the Russian Federation.</text:p>
      <text:p text:style-name="P4">
This was during the presentation of the Special Report of the Commissioner of the Verkhovna Rada of Ukraine and human rights “unloved. Violation of the rights of Ukrainian children in the temporary -planted territories of Ukraine and in Russia: deportation, militarization, indoctrination ”was stated by a lawyer of the Regional Center for Human Rights Katerynarashevskaya, Ukrinform correspondent reports.</text:p>
      <text:p text:style-name="P4">
<draw:frame draw:style-name="fr1" draw:name="Image28" text:anchor-type="as-char" svg:width="6.9236in" svg:height="4.615733in" draw:z-index="0">
<draw:image xlink:href="../Images/yкринформ/2023-06-27T-11-50-59-03-00/1687883286-425.jpg" xlink:type="simple" xlink:show="embed" xlink:actuate="onLoad" draw:mime-type="image/jpeg"/>
</draw:frame>
“In Belarus Ukrainian <text:a xlink:type="simple" xlink:href="https://www.ukrinform.ua/tag-diti" text:style-name="Internet_20_link" text:visited-style-name="Visited_20_Internet_20_Link">
children</text:a>
successively(Started - ed.)take out before the start of full -scale interference. Initially, these were children with the so -called "DNR" and "LNR". We are currently administered(There - ed.)children from the Zaporizhzhya region, from the occupied part of it, and from the Kherson region. It was(Varified - ed.)at least 4 establishments that are deprived of their(Russian - ed.)"Medical-psychological-pedagogical and pedagogicalobilitation",-said Rashevskaya.</text:p>
      <text:p text:style-name="P4">
Separately the lawyer informed that for(Installation - ed.)The crime is genocidunen what time Ukrainian children were transferred to Russian families.</text:p>
      <text:p text:style-name="P4">
<text:span text:style-name="T4">
 Read also: </text:span>
 <text:a xlink:type="simple" xlink:href="https://www.ukrinform.ua/rubric-society/3728428-ukrainskih-ditej-utrimuut-u-57-regionah-rosii-lubinec.html" text:style-name="Internet_20_link" text:visited-style-name="Visited_20_Internet_20_Link">
Ukrainian children are kept in 57 regions of Russia - Lubin</text:a>
“It does not matter for this crime in what form it happened. And any of the leaders of the Russian Federation to justify(This is the ed.)that it is an unreasonable, and custody or temporary guardianship ... No matter how to call it, it can still be interpreted as a crime(actions that are not in the form of an oral or written proposal, but directly through the behavior from which one can conclude such intention - ed.)”, - said Rashevskaya.</text:p>
      <text:p text:style-name="P4">
The legal analytics of the Zmina Rights Center Onisiya Sinyuk noted that all the actions that are qualitatively for the placement of Ukrainian children in the family of citizens of the Russian Federation are planned and the Russians were actively working on it. <text:a xlink:type="simple" xlink:href="Images/yкринформ/2023-06-27T-11-50-59-03-00/1687883286-534.jpg" text:style-name="Internet_20_link" text:visited-style-name="Visited_20_Internet_20_Link">
</text:a>
</text:p>
      <text:p text:style-name="P4">
<text:span text:style-name="T4">
 Read also: </text:span>
 <text:a xlink:type="simple" xlink:href="https://www.ukrinform.ua/rubric-society/3716771-rosia-deportuvala-ponad-45-tisaci-sirit-i-ditej-bez-batkivskogo-pikluvanna-veresuk.html" text:style-name="Internet_20_link" text:visited-style-name="Visited_20_Internet_20_Link">
Russia deported more than 4.5 thousand orphans and children of Bezbatkovsky care - Vereshchuk</text:a>
The Ombudsman believes that Russians can be forced to return our children only because of the title, first and foremost - international pressure.</text:p>
      <text:p text:style-name="P4">
“Pay attention - an increase in children's return occurred after the information issued 2 orders for arrest(Russian President Vladimir Putin and Russian child Ombudsman Maria Lviv-Belova-ed.). Тож ордери на арешт МКСможливо трактувати як додатковий тиск на російську сторону”, - зазначивУповноважений із прав людини.</text:p>
      <text:p text:style-name="P4">
Як повідомлялося, 24 травня в Офісі генпрокурора заявили, що Україна розслідуєймовірну роль Білорусі в примусовому переміщенні українських дітей ізтимчасово захоплених РФ територій.</text:p>
      <text:p text:style-name="P4">
News Source: <text:a xlink:type="simple" xlink:href="https://www.ukrinform.ua/rubric-society/3728483-u-bilorus-ukrainskih-ditej-vivozili-se-do-pocatku-povnomasstabnoi-vijni-ekspertka.html" text:style-name="Internet_20_link" text:visited-style-name="Visited_20_Internet_20_Link">
https://www.ukrinform.ua/rubric-society/3728483-u-bilorus-ukrainskih-ditej-vivozili-se-do-pocatku-povnomasstabnoi-vijni-ekspertka.html</text:a>
</text:p>
      <!--NEWS-->
      <text:h text:style-name="P10" text:outline-level="1">
<text:span text:style-name="T4">
In Honduras conduct mass raids with prisons</text:span>
</text:h>
      <text:p text:style-name="P4">
Authors: Ukrinform (Person)</text:p>
      <text:p text:style-name="P4">
Publisher: Укринформ (Organization)</text:p>
      <text:p text:style-name="P4">
Published Time: 2023-06-27T-14:36:00+03:00</text:p>
      <text:p text:style-name="P4">
Modified Time: 2023-06-27T17:36:00+03:00</text:p>
      <text:p text:style-name="P4">
Description: The Honduras's military began to control the situation in prisons. It happened after last week, 46 prisoners were killed in the women's armed clashes between gangs. - Ukrinform.</text:p>
      <text:p text:style-name="P4">
Images: ['<text:a xlink:type="simple" xlink:href="https://static.ukrinform.com/photos/2023_06/thumb_files/630_360_1687876299-323.jpg" text:style-name="Internet_20_link" text:visited-style-name="Visited_20_Internet_20_Link">
630_360_16878...</text:a>
']</text:p>
      <text:p text:style-name="P4">
Tags: ['Бунт', 'Гондурас', 'Поліція', "В'язниця"]</text:p>
      <text:p text:style-name="P4">
Type: Article</text:p>
      <!--METADATA-->
      <text:p text:style-name="P4">
<draw:frame draw:style-name="fr1" draw:name="Image30" text:anchor-type="as-char" svg:width="6.9236in" svg:height="3.956343in" draw:z-index="0">
<draw:image xlink:href="../Images/yкринформ/2023-06-27T-14-36-00-03-00/630_360_1687876299-323.jpg" xlink:type="simple" xlink:show="embed" xlink:actuate="onLoad" draw:mime-type="image/jpeg"/>
</draw:frame>
Militarynduras began to control the situation in the prisons of the country. This happened after last week, as a result of armed clashes between the gangs of the Uzhinovy Center, 46 prisoners were killed.</text:p>
      <text:p text:style-name="P4">
As Ukrinform reports, it reports <text:a xlink:type="simple" xlink:href="https://uk.sports.yahoo.com/news/honduras-pool-hall-shooting-may-173754215.html" text:style-name="Internet_20_link" text:visited-style-name="Visited_20_Internet_20_Link">
Yahoo</text:a>
.</text:p>
      <text:p text:style-name="P4">
Last week, President Siora Castro has announced that she was a transmitting penitentiary system.</text:p>
      <text:p text:style-name="P4">
On Monday, the law enforcement system began checking several prisons, freeing up the cameras and forcing the prisoners to sit in rows, spreading their feet, pressing each other. Some were forced to keep their head sloped, aruci - on the nape of the neck.</text:p>
      <text:p text:style-name="P4">
Tamara strict strict regime, where 4,200 prisoners are held, are one dual zones that the armed forces have taken control on the first day of conducting "Fe Y Esperanza"(Faith and Hope).</text:p>
      <text:p text:style-name="P4">
<text:span text:style-name="T4">
Читайте також:</text:span>
 <text:a xlink:type="simple" xlink:href="https://www.ukrinform.ua/rubric-world/3727442-u-ssa-vulicna-vecirka-zaversilasa-strilaninou-dvoe-zagiblih.html" text:style-name="Internet_20_link" text:visited-style-name="Visited_20_Internet_20_Link">
 У США вулична вечірка завершилася <text:span text:style-name="T4">
стрілянино</text:span>
 ю, двоєзагиблих </text:a>
Another search was in a women's prison in Tamar. It was the recent massacre in this correctional facility that outraged the country and caused raids, curfew and repression.</text:p>
      <text:p text:style-name="P4">
During this massacre, prisoners belonging to the street "gang from the 18th-belief", smuggling carried weapons, machete and flammable liquid. They damaged the guards and broke into the cameras where the members of the warrior bond were arranged, arranging a deadly shooting and massacre, and then locked their chambers and set fire to the victims.</text:p>
      <text:p text:style-name="P4">
During the searches of prisoners, women were forced to sit in prison yards around their neck. However, as the publication notes, women-military police officers did not remove their shirts.</text:p>
      <text:p text:style-name="P4">
During the raid, the military police seized guns, automatic machines, ammunition, cartridges and grenades that belonged to the members of the international "gang from the 18th-belief".</text:p>
      <text:p text:style-name="P4">
<text:span text:style-name="T4">
 Read also: </text:span>
 [in Israel there was <text:span text:style-name="T4">
 shooting </text:span>
, four people were killed]](https://www.ukrinform.ua/rubric-world/3725442-v-izraili-stalasa-strilanina-zaginuli-cetvero-ludej.html)</text:p>
      <text:p text:style-name="P4">
As reported by Ukrinform, in <text:a xlink:type="simple" xlink:href="https://www.ukrinform.ua/tag-gonduras" text:style-name="Internet_20_link" text:visited-style-name="Visited_20_Internet_20_Link">
Honduras</text:a>
The number of victims due to the prison rebellion that occurred on Tuesday <text:a xlink:type="simple" xlink:href="https://www.ukrinform.ua/rubric-world/3725977-u-gondurasi-kilkist-zertv-buntu-v-zinocij-vaznici-zrosla-do-46.html" text:style-name="Internet_20_link" text:visited-style-name="Visited_20_Internet_20_Link">
increased to 46 people</text:a>
. More than 20 people were killed within one night. In view of this, the government of the country <text:a xlink:type="simple" xlink:href="https://www.ukrinform.ua/rubric-world/3727815-u-gondurasi-ogolosili-komendantsku-godinu-cerez-masovi-vbivstva.html" text:style-name="Internet_20_link" text:visited-style-name="Visited_20_Internet_20_Link">
declared a recommended hour</text:a>
in two northern cities.  Photo: Sky News</text:p>
      <text:p text:style-name="P4">
News Source: <text:a xlink:type="simple" xlink:href="https://www.ukrinform.ua/rubric-world/3728436-u-gondurasi-provodat-masovi-rejdi-vaznicami.html" text:style-name="Internet_20_link" text:visited-style-name="Visited_20_Internet_20_Link">
https://www.ukrinform.ua/rubric-world/3728436-u-gondurasi-provodat-masovi-rejdi-vaznicami.html</text:a>
</text:p>
      <!--NEWS-->
      <text:h text:style-name="P10" text:outline-level="1">
<text:span text:style-name="T4">
The government supported the announcement</text:span>
</text:h>
      <text:p text:style-name="P4">
Authors: Ukrinform (Person)</text:p>
      <text:p text:style-name="P4">
Publisher: Укринформ (Organization)</text:p>
      <text:p text:style-name="P4">
Published Time: 2023-06-27T-15:13:00+03:00</text:p>
      <text:p text:style-name="P4">
Modified Time: 2023-06-27T17:13:00+03:00</text:p>
      <text:p text:style-name="P4">
Description: The Cabinet of Ministers was supported by an order to declare reprimand to the head of the Kyiv City State Administration Vitaliy Klitschko, the head of the Kyiv City Military Administration Sergey Popk and a number of heads of district state administrations. - Ukrinform.</text:p>
      <text:p text:style-name="P4">
Images: ['<text:a xlink:type="simple" xlink:href="https://static.ukrinform.com/photos/2023_06/thumb_files/630_360_1685871364-376.jpg" text:style-name="Internet_20_link" text:visited-style-name="Visited_20_Internet_20_Link">
630_360_16858...</text:a>
']</text:p>
      <text:p text:style-name="P4">
Tags: ['Кабмін', 'Віталій Кличко', 'Київ', 'Укриття']</text:p>
      <text:p text:style-name="P4">
Type: Article</text:p>
      <!--METADATA-->
      <text:p text:style-name="P4">
<draw:frame draw:style-name="fr1" draw:name="Image31" text:anchor-type="as-char" svg:width="6.9236in" svg:height="3.956343in" draw:z-index="0">
<draw:image xlink:href="../Images/yкринформ/2023-06-27T-15-13-00-03-00/630_360_1685871364-376.jpg" xlink:type="simple" xlink:show="embed" xlink:actuate="onLoad" draw:mime-type="image/jpeg"/>
</draw:frame>
The Cabinet of Ministers supported the project to announce the reprimand of the Golovikiv City State Administration Vitaliy Klitschko, the head of the Kyiv city military administration Sergey Popk and a number of heads of state administrations.</text:p>
      <text:p text:style-name="P4">
About it reports Ukrinform with a reference to telegram <text:a xlink:type="simple" xlink:href="https://t.me/uriad24/3214" text:style-name="Internet_20_link" text:visited-style-name="Visited_20_Internet_20_Link">
Government Online</text:a>
.</text:p>
      <text:p text:style-name="P4">
"The draft order [Cabinet of Ministers of Ukraine] has been supported](https://www.ukrinform.ua/tag-kabmin)“About bringing to disciplinary liability(Announcement of reprimand to the head of the Kyiv City State Administration Klitschko VV and the head of the Kyiv City Military Administration Popka SM, Head of the Holosiivskyi district in the city of the Kyiv -Security Administration SM SM, Head of the Obolonsk District in the city of Kiyev, the state administration of Fesika KO Head of Solomenskiy District, Kyiv State Administration Chechottsi IR, as well as the first deputy head of the Darnytskyi district in Kyiv city state administration Kalashnik M.V. and the first deputy chairman of Shevchenkivskyi district in the city of the state administration of Popovtsev AS, at which the orders of the president of Ukraine are temporarily assigned to the performance of the duties of the heads of relevant state administrations)"", - the message reads.</text:p>
      <text:p text:style-name="P4">
*!(https://www.ukrinform.ua/rubric-ato/3728417-urad-doruciv-kamisinu-nevidkladno-napracuvati-risenna-dla-pokrasenna-situacii-z-ukrittami.html)At the same time, the Cabinet agreed to the orders of the President on the release of Alexander Khomich from the post of head of Zhytomyr district state administration of Zhytomyr region, Lyudmila Merzlyuk from the post administration and Sergey Pavlovsky from the post of head of Svyatoshinskaya district in Kyiv state administration.</text:p>
      <text:p text:style-name="P4">
The government also decided to delegate Pavel Babi from the temporary fulfillment of the duties of the head of the Dniprovsky district state administration and Sergey Kovalenko - from the temporary performance of the duties of the head of the Podilsky Regional State Administration in Kyiv.As reported by Ukrinform, <text:a xlink:type="simple" xlink:href="https://www.ukrinform.ua/rubric-society/3727789-zelenskij-uviv-v-diu-risenna-rnbo-za-rezultatami-perevirki-ukrittiv.html" text:style-name="Internet_20_link" text:visited-style-name="Visited_20_Internet_20_Link">
President Volodymyr Zelenskyy entered into force the National Security and Defense Council on July 25, 2023 to the right -handed bomb shelter throughout Ukraine</text:a>
. Zelensky previously announced personnel decisions after considering the issue of this issue.</text:p>
      <text:p text:style-name="P4">
News Source: <text:a xlink:type="simple" xlink:href="https://www.ukrinform.ua/rubric-kyiv/3728411-urad-pidtrimav-ogolosenna-dogani-klicku-ta-popku.html" text:style-name="Internet_20_link" text:visited-style-name="Visited_20_Internet_20_Link">
https://www.ukrinform.ua/rubric-kyiv/3728411-urad-pidtrimav-ogolosenna-dogani-klicku-ta-popku.html</text:a>
</text:p>
      <!--NEWS-->
      <text:h text:style-name="P10" text:outline-level="1">
<text:span text:style-name="T4">
JSC Kupiansk Directio Rusian Army Shelled Krasne First, Figolivka, Novomlinsk, two -year, M ...</text:span>
</text:h>
      <text:p text:style-name="P4">
Authors: liveuamap (Language: en)</text:p>
      <text:p text:style-name="P4">
Time: 2023-06-27T-15:15:00</text:p>
      <text:p text:style-name="P4">
Location: Svatove (Latitude:49.53746 Longtitude:37.89768)</text:p>
      <text:p text:style-name="P4">
Videos: []</text:p>
      <text:p text:style-name="P4">
Images: []</text:p>
      <text:p text:style-name="P4">
Tags: ["Russia"]</text:p>
      <text:p text:style-name="P4">
Id: 22572087</text:p>
      <!--METADATA-->
      <text:p text:style-name="P4">
At Kupiansk direction Russian army shelled Krasne Pershe, Fyholivka,Novomlynsk, Dvorichna, Masutivka, Kyslivka and Berestove of Kharkiv region, -General Staff of Armed Forces of Ukraine says in the morning report</text:p>
      <text:p text:style-name="P4">
News Collection Link: <text:a xlink:type="simple" xlink:href="https:\/\/liveuamap.com\/en\/2023\/27-june-at-kupiansk-direction-russian-army-shelled-krasne" text:style-name="Internet_20_link" text:visited-style-name="Visited_20_Internet_20_Link">
https:\/\/liveuamap.com\/en\/2023\/27-june-at-kupiansk-direction-russian-army-shelled-krasne</text:a>
</text:p>
      <text:p text:style-name="P4">
News Source: <text:a xlink:type="simple" xlink:href="https://t.me/lumsrc/5201" text:style-name="Internet_20_link" text:visited-style-name="Visited_20_Internet_20_Link">
https://t.me/lumsrc/5201</text:a>
</text:p>
      <!--NEWS-->
      <text:h text:style-name="P10" text:outline-level="1">
<text:span text:style-name="T4">
At Lyman direction Russian army shelled Bilohorivka of Luhansk region and Torske, Serebryanka...</text:span>
</text:h>
      <text:p text:style-name="P4">
Authors: liveuamap (Language: en)</text:p>
      <text:p text:style-name="P4">
Time: 2023-06-27T-17:15:00</text:p>
      <text:p text:style-name="P4">
Location: Donetsk (Latitude:48.74691 Longtitude:38.08514)</text:p>
      <text:p text:style-name="P4">
Videos: []</text:p>
      <text:p text:style-name="P4">
Images: []</text:p>
      <text:p text:style-name="P4">
Tags: ["Russia"]</text:p>
      <text:p text:style-name="P4">
Id: 22572086</text:p>
      <!--METADATA-->
      <text:p text:style-name="P4">
At Lyman direction Russian army shelled Bilohorivka of Luhansk region andTorske, Serebryanka, Verkhnokamyanske, Spirne and Rozdolivka of Donetskregion. Russian aviation conducted airstrikes at Bilohorivka of Luhansk regionand Vesele, Spirne and Rozdolivka of Donetsk region, - General Staff of ArmedForces of Ukraine says in the morning report</text:p>
      <text:p text:style-name="P4">
News Collection Link: <text:a xlink:type="simple" xlink:href="https:\/\/liveuamap.com\/en\/2023\/27-june-at-lyman-direction-russian-army-shelled-bilohorivka" text:style-name="Internet_20_link" text:visited-style-name="Visited_20_Internet_20_Link">
https:\/\/liveuamap.com\/en\/2023\/27-june-at-lyman-direction-russian-army-shelled-bilohorivka</text:a>
</text:p>
      <text:p text:style-name="P4">
News Source: <text:a xlink:type="simple" xlink:href="https://t.me/lumsrc/5202" text:style-name="Internet_20_link" text:visited-style-name="Visited_20_Internet_20_Link">
https://t.me/lumsrc/5202</text:a>
</text:p>
      <!--NEWS-->
      <text:h text:style-name="P10" text:outline-level="1">
<text:span text:style-name="T4">
In Ukraine, more than 100 companies produce drones - Fedorov</text:span>
</text:h>
      <text:p text:style-name="P4">
Authors: Ukrinform (Person)</text:p>
      <text:p text:style-name="P4">
Publisher: Укринформ (Organization)</text:p>
      <text:p text:style-name="P4">
Published Time: 2023-06-27T-17:30:00+03:00</text:p>
      <text:p text:style-name="P4">
Modified Time: 2023-06-27T16:30:00+03:00</text:p>
      <text:p text:style-name="P4">
Description: The Ukrainian drone production market is actively developing; Currently, more than 100 companies are producing drones in the country. - Ukrinform.</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Дрон', 'Федоров']</text:p>
      <text:p text:style-name="P4">
Type: Article</text:p>
      <!--METADATA-->
      <text:p text:style-name="P4">
<draw:frame draw:style-name="fr1" draw:name="Image32" text:anchor-type="as-char" svg:width="6.9236in" svg:height="3.956343in" draw:z-index="0">
<draw:image xlink:href="../Images/yкринформ/2023-06-27T-17-30-00-03-00/630_360_1682495491-455.jpg" xlink:type="simple" xlink:show="embed" xlink:actuate="onLoad" draw:mime-type="image/jpeg"/>
</draw:frame>
The Ukrainian drone production market is actively developing; Currently, more than 100 companies are producing drones.</text:p>
      <text:p text:style-name="P4">
This was reported by Viceremier-Minister for Innovation, Development of Education, Science of Tatekhnology-Minister of Digital Transformation Mikhail Fedorov in an interview for <text:a xlink:type="simple" xlink:href="https://www.youtube.com/watch" text:style-name="Internet_20_link" text:visited-style-name="Visited_20_Internet_20_Link">
Radio NV</text:a>
, reports Ukrinform.</text:p>
      <text:p text:style-name="P4">
“Compared to last year, the production of drones in some categories has grown tenfold, in some places - in hundreds. Already 40 Ukrainian <text:a xlink:type="simple" xlink:href="https://www.ukrinform.ua/tag-bezpilotnik" text:style-name="Internet_20_link" text:visited-style-name="Visited_20_Internet_20_Link">
UAV</text:a>
The procedure for introducing vexplaination and receiving state contracts. In total, more than 100 companies produce drones for various funds, the military, ”he has been working on the market.</text:p>
      <text:p text:style-name="P4">
Fedorov emphasized that the technological revolution is currently on the market, which was overwhelmed by the abolition of almost all blockers: the Fast-Track for UAVs was introduced, VAT and import duty on accessories for drones were abolished, and the admission to operation has been eliminated.</text:p>
      <text:p text:style-name="P4">
“Financing is increased, there is a positive dynamics. But this is not enough, it is necessary to make even more UAV. We will understand that we have enough drones only when we go to the borders of 1991. Production should be increased and stimulated, ”the minister added.</text:p>
      <text:p text:style-name="P4">
<text:span text:style-name="T4">
 Read also: </text:span>
 <text:a xlink:type="simple" xlink:href="https://www.ukrinform.ua/rubric-technology/3727997-tri-ukrainski-virobniki-otrimaut-po-1-miljonu-dla-rozrobok-proti-vorozih-droniv.html" text:style-name="Internet_20_link" text:visited-style-name="Visited_20_Internet_20_Link">
three Ukrainian manufacturers will receive $ 1 million for development against enemy drones</text:a>
As it was reported, for more than 11 months of existence of the Project "Army of drones", the Uzhta United24 purchased 3,864 UAV complexes. The amount of contracts will set more than UAH 4.3 billion. UAV operators were taught 10 thousand. Military manage the wings.</text:p>
      <text:p text:style-name="P4">
News Source: <text:a xlink:type="simple" xlink:href="https://www.ukrinform.ua/rubric-technology/3728390-v-ukraini-ponad-100-kompanij-viroblaut-bezpilotniki-fedorov.html" text:style-name="Internet_20_link" text:visited-style-name="Visited_20_Internet_20_Link">
https://www.ukrinform.ua/rubric-technology/3728390-v-ukraini-ponad-100-kompanij-viroblaut-bezpilotniki-fedorov.html</text:a>
</text:p>
      <!--NEWS-->
      <text:h text:style-name="P10" text:outline-level="1">
<text:span text:style-name="T4">
In Kiev, travel for students in transport will be paid by the end of summer</text:span>
</text:h>
      <text:p text:style-name="P4">
Authors: Ukrinform (Person)</text:p>
      <text:p text:style-name="P4">
Publisher: Укринформ (Organization)</text:p>
      <text:p text:style-name="P4">
Published Time: 2023-06-27T-18:07:00+03:00</text:p>
      <text:p text:style-name="P4">
Modified Time: 2023-06-27T16:07:00+03:00</text:p>
      <text:p text:style-name="P4">
Description: In Kiev, travel for students in public transport will be paid from July 1 to August 31, for the vacation period for the travel discount will be 75%. - Ukrinform.</text:p>
      <text:p text:style-name="P4">
Images: ['<text:a xlink:type="simple" xlink:href="https://static.ukrinform.com/photos/2020_03/thumb_files/630_360_1584551960-552.jpg" text:style-name="Internet_20_link" text:visited-style-name="Visited_20_Internet_20_Link">
630_360_15845...</text:a>
']</text:p>
      <text:p text:style-name="P4">
Tags: ['Діти', 'Е-квиток', 'Транспорт', 'Київ', 'Київ Цифровий']</text:p>
      <text:p text:style-name="P4">
Type: Article</text:p>
      <!--METADATA-->
      <text:p text:style-name="P4">
<draw:frame draw:style-name="fr1" draw:name="Image33" text:anchor-type="as-char" svg:width="6.9236in" svg:height="3.956343in" draw:z-index="0">
<draw:image xlink:href="../Images/yкринформ/2023-06-27T-18-07-00-03-00/630_360_1584551960-552.jpg" xlink:type="simple" xlink:show="embed" xlink:actuate="onLoad" draw:mime-type="image/jpeg"/>
</draw:frame>
In Kyiv, the public transport will be paid for July 1 to 31, for the vacation period for the travel discount, will be 75%.</text:p>
      <text:p text:style-name="P4">
According to Ukrinform, the Kyiv City State Administration reports UV <text:a xlink:type="simple" xlink:href="https://t.me/KyivCityOfficial/7143" text:style-name="Internet_20_link" text:visited-style-name="Visited_20_Internet_20_Link">
telegram</text:a>
.</text:p>
      <text:p text:style-name="P4">
"To purchase a 75% discount ticket because of the application"(https://www.ukrinform.ua/tag-kiiv-cifrovij)", you need to add a learning ticket to the account, entering a student ticket number and PIN -code. After that, you need to click" Buy a travel travel ", - the message reads.</text:p>
      <text:p text:style-name="P4">
When replenishing through the self-service terminal, you need to enter the number, which is located under the bar code or insert the card into the cartridge, select the necessary travel and click "Recharge". A preferential tariff for travel, which operate within the month/second of the month, will be applied for student tickets.</text:p>
      <text:p text:style-name="P4">
You can also buy students' disposable trips, but in this case there is no discharge for students.</text:p>
      <text:p text:style-name="P4">
<text:span text:style-name="T5">
!travel </text:span>
*](https://www.ukrinform.ua/rubric-kyiv/3725436-u-zastosunku-kiiv-cifrovij-zapustili-ekartu-dla-oplati-proizdu.html)The KSCA notes that it is also possible to replenish the student at the cash desks of KP "Kiev Metro"("Vydubychi 1", "Pochayna 1", "Station"), on the site of the EasyPay app, as well as on the site of KP "GIOC".</text:p>
      <text:p text:style-name="P4">
"According to the decision of the Kyiv City Council, free travel and passage with partial payment is provided to students of general secondary education institutions of Kyiv only the time of the academic year and the annual evaluation period - from September 1 to July 1," - the message reads.</text:p>
      <text:p text:style-name="P4">
Also, according to the decision of the Kyiv City Council, from July 1 to August 31, cadets of higher education institutions of Kyiv should pay for travel in city public transport on a general basis.</text:p>
      <text:p text:style-name="P4">
As reported by Ukrinform, in Kyiv, due to reconstruction, the passage of the Donegtyar overpass from June 13 to November 30 was closed.</text:p>
      <text:p text:style-name="P4">
News Source: <text:a xlink:type="simple" xlink:href="https://www.ukrinform.ua/rubric-kyiv/3728378-u-kievi-proizd-dla-ucniv-u-transporti-bude-platnim-do-kinca-lita.html" text:style-name="Internet_20_link" text:visited-style-name="Visited_20_Internet_20_Link">
https://www.ukrinform.ua/rubric-kyiv/3728378-u-kievi-proizd-dla-ucniv-u-transporti-bude-platnim-do-kinca-lita.html</text:a>
</text:p>
      <!--NEWS-->
      <text:h text:style-name="P10" text:outline-level="1">
<text:span text:style-name="T4">
JSC Bakhmut Directio Rusian of the Army Shelled Vasukivka, Markovo, Chrome, Time Yar, Ivanovsk ...</text:span>
</text:h>
      <text:p text:style-name="P4">
Authors: liveuamap (Language: en)</text:p>
      <text:p text:style-name="P4">
Time: 2023-06-27T-19:15:00</text:p>
      <text:p text:style-name="P4">
Location: Bakhmut, Donetsk region (Latitude:48.4818 Longtitude:37.85614)</text:p>
      <text:p text:style-name="P4">
Videos: []</text:p>
      <text:p text:style-name="P4">
Images: []</text:p>
      <text:p text:style-name="P4">
Tags: ["Russia"]</text:p>
      <text:p text:style-name="P4">
Id: 22572085</text:p>
      <!--METADATA-->
      <text:p text:style-name="P4">
At Bakhmut direction Russian army shelled Vasukivka, Markove, Khromove, ChasivYar, Ivanivske, Ozaryanivka and Pivdenne of Donetsk region. Russian aviationconducted airstrikes at Serhiyivka, Soledar and Bila Hora, - General Staff ofArmed Forces of Ukraine says in the morning report</text:p>
      <text:p text:style-name="P4">
News Collection Link: <text:a xlink:type="simple" xlink:href="https:\/\/liveuamap.com\/en\/2023\/27-june-at-bakhmut-direction-russian-army-shelled-vasukivka" text:style-name="Internet_20_link" text:visited-style-name="Visited_20_Internet_20_Link">
https:\/\/liveuamap.com\/en\/2023\/27-june-at-bakhmut-direction-russian-army-shelled-vasukivka</text:a>
</text:p>
      <text:p text:style-name="P4">
News Source: <text:a xlink:type="simple" xlink:href="https://t.me/lumsrc/5203" text:style-name="Internet_20_link" text:visited-style-name="Visited_20_Internet_20_Link">
https://t.me/lumsrc/5203</text:a>
</text:p>
      <!--NEWS-->
      <text:h text:style-name="P10" text:outline-level="1">
<text:span text:style-name="T4">
Kharkiv Drama Theater removed from Pushkin's name</text:span>
</text:h>
      <text:p text:style-name="P4">
Authors: Ukrinform (Person)</text:p>
      <text:p text:style-name="P4">
Publisher: Укринформ (Organization)</text:p>
      <text:p text:style-name="P4">
Published Time: 2023-06-27T-1:11:02+03:00</text:p>
      <text:p text:style-name="P4">
Modified Time: 2023-06-27T22:11:02+03:00</text:p>
      <text:p text:style-name="P4">
Description: From the name of the Kharkiv Academic Drama Theater, the name of Pushkin was removed. - Ukrinform.</text:p>
      <text:p text:style-name="P4">
Images: ['<text:a xlink:type="simple" xlink:href="https://static.ukrinform.com/photos/2023_06/thumb_files/630_360_1687892676-162.jpg" text:style-name="Internet_20_link" text:visited-style-name="Visited_20_Internet_20_Link">
630_360_16878...</text:a>
']</text:p>
      <text:p text:style-name="P4">
Tags: ['Театр', 'Ткаченко', 'Харків', 'Перейменування', 'МКІП ']</text:p>
      <text:p text:style-name="P4">
Type: Article</text:p>
      <!--METADATA-->
      <text:p text:style-name="P4">
<draw:frame draw:style-name="fr1" draw:name="Image34" text:anchor-type="as-char" svg:width="6.9236in" svg:height="3.956343in" draw:z-index="0">
<draw:image xlink:href="../Images/yкринформ/2023-06-27T-1-11-02-03-00/630_360_1687892676-162.jpg" xlink:type="simple" xlink:show="embed" xlink:actuate="onLoad" draw:mime-type="image/jpeg"/>
</draw:frame>
The name of Pushkin was withdrawn from the Nazivarka Academic Drama Theater.</text:p>
      <text:p text:style-name="P4">
About this Minister of Culture and Information Policy Oleksandr Tkachenko will report <text:a xlink:type="simple" xlink:href="https://t.me/otkachenkokyiv/3818" text:style-name="Internet_20_link" text:visited-style-name="Visited_20_Internet_20_Link">
Telegram</text:a>
, reports Ukrinform.</text:p>
      <text:p text:style-name="P4">
<text:span text:style-name="T5">
Foto: tkachenko.ua, Telegram</text:span>
</text:p>
      <text:p text:style-name="P4">
Antipushkin in action. Kharkiv Academic Drama <text:a xlink:type="simple" xlink:href="https://www.ukrinform.ua/tag-teatr" text:style-name="Internet_20_link" text:visited-style-name="Visited_20_Internet_20_Link">
Theater</text:a>
Pushkin got rid of in the name, ” - written Tokachenko.</text:p>
      <text:p text:style-name="P4">
<text:span text:style-name="T4">
 Read also: </text:span>
 <text:a xlink:type="simple" xlink:href="https://www.ukrinform.ua/rubric-regions/3722289-u-harkovi-perejmenuvali-centralnij-park-im-gorkogo-ta-kilka-vulic.html" text:style-name="Internet_20_link" text:visited-style-name="Visited_20_Internet_20_Link">
in Kharkiv renamed Central Park. Gorky Tansyolka streets</text:a>
As it was reported, the Verkhovna Rada approved on May 3 in the second reading and as a whole law <text:a xlink:type="simple" xlink:href="https://itd.rada.gov.ua/billInfo/Bills/Card/41004" text:style-name="Internet_20_link" text:visited-style-name="Visited_20_Internet_20_Link">
No. 8273</text:a>
Determines the criteria for the attribution of cultural heritage objects to the symbolic imperial or Soviet totalitarian policy and provides that such objects are not subject to the entry into the State Register of immovable monuments of Ukraine and are subject to withdrawal from this register in the event that it is previously bruised. This bill, known as Anti -Pushkin, was developed in MKIP.</text:p>
      <text:p text:style-name="P4">
<text:span text:style-name="T5">
Foto: facebook.com/rusdramacom</text:span>
</text:p>
      <text:p text:style-name="P4">
News Source: <text:a xlink:type="simple" xlink:href="https://www.ukrinform.ua/rubric-culture/3728536-harkivskij-dramteatr-pribrav-iz-nazvi-puskina.html" text:style-name="Internet_20_link" text:visited-style-name="Visited_20_Internet_20_Link">
https://www.ukrinform.ua/rubric-culture/3728536-harkivskij-dramteatr-pribrav-iz-nazvi-puskina.html</text:a>
</text:p>
      <!--NEWS-->
      <text:h text:style-name="P10" text:outline-level="1">
<text:span text:style-name="T4">
JSC Avdiivka Directio Rusian Army Shelled Sukha Balka, Avdiivka, Orlovka, Water, Karlik ...</text:span>
</text:h>
      <text:p text:style-name="P4">
Authors: liveuamap (Language: en)</text:p>
      <text:p text:style-name="P4">
Time: 2023-06-27T-21:15:00</text:p>
      <text:p text:style-name="P4">
Location: Donetsk Oblast (Latitude:48.13482 Longtitude:37.76018)</text:p>
      <text:p text:style-name="P4">
Videos: []</text:p>
      <text:p text:style-name="P4">
Images: []</text:p>
      <text:p text:style-name="P4">
Tags: ["Russia"]</text:p>
      <text:p text:style-name="P4">
Id: 22572084</text:p>
      <!--METADATA-->
      <text:p text:style-name="P4">
At Avdiyivka direction Russian army shelled Sukha Balka, Avdiyivka, Orlivka,Vodyane, Karlivka, Nevelske, Oleksandropil, Valentynivka, Keramik, Stepove andPervomayske of Donetsk region. Russian aviation conducted airstrikes atAvdiyivka and Syeverne, - General Staff of Armed Forces of Ukraine says in themorning report</text:p>
      <text:p text:style-name="P4">
News Collection Link: <text:a xlink:type="simple" xlink:href="https:\/\/liveuamap.com\/en\/2023\/27-june-at-avdiyivka-direction-russian-army-shelled-sukha" text:style-name="Internet_20_link" text:visited-style-name="Visited_20_Internet_20_Link">
https:\/\/liveuamap.com\/en\/2023\/27-june-at-avdiyivka-direction-russian-army-shelled-sukha</text:a>
</text:p>
      <text:p text:style-name="P4">
News Source: <text:a xlink:type="simple" xlink:href="https://t.me/lumsrc/5204" text:style-name="Internet_20_link" text:visited-style-name="Visited_20_Internet_20_Link">
https://t.me/lumsrc/5204</text:a>
</text:p>
      <!--NEWS-->
      <text:h text:style-name="P10" text:outline-level="1">
<text:span text:style-name="T4">
At Maryinka direction Russian army shelled Heorhiy Vika, Maryinka and Pobeda of Donetsk region...</text:span>
</text:h>
      <text:p text:style-name="P4">
Authors: liveuamap (Language: en)</text:p>
      <text:p text:style-name="P4">
Time: 2023-06-27T-23:15:00</text:p>
      <text:p text:style-name="P4">
Location: Donets'ka oblast (Latitude:48.00968 Longtitude:37.5008)</text:p>
      <text:p text:style-name="P4">
Videos: []</text:p>
      <text:p text:style-name="P4">
Images: []</text:p>
      <text:p text:style-name="P4">
Tags: ["Russia"]</text:p>
      <text:p text:style-name="P4">
Id: 22572083</text:p>
      <!--METADATA-->
      <text:p text:style-name="P4">
At Maryinka direction Russian army shelled Heorhiyivka, Maryinka and Pobyedaof Donetsk region. Russian aviation conducted airstrikes at Krasnohorivka, -General Staff of Armed Forces of Ukraine says in the morning report</text:p>
      <text:p text:style-name="P4">
News Collection Link: <text:a xlink:type="simple" xlink:href="https:\/\/liveuamap.com\/en\/2023\/27-june-at-maryinka-direction-russian-army-shelled-heorhiyivka" text:style-name="Internet_20_link" text:visited-style-name="Visited_20_Internet_20_Link">
https:\/\/liveuamap.com\/en\/2023\/27-june-at-maryinka-direction-russian-army-shelled-heorhiyivka</text:a>
</text:p>
      <text:p text:style-name="P4">
News Source: <text:a xlink:type="simple" xlink:href="https://t.me/lumsrc/5205" text:style-name="Internet_20_link" text:visited-style-name="Visited_20_Internet_20_Link">
https://t.me/lumsrc/5205</text:a>
</text:p>
      <!--NEWS-->
      <text:h text:style-name="P10" text:outline-level="1">
<text:span text:style-name="T4">
At Shakhtarsk Directive Russian Army Shelled Ilyinka, Paraskoveevka, Novomikhailivka, Vuhle ...</text:span>
</text:h>
      <text:p text:style-name="P4">
Authors: liveuamap (Language: en)</text:p>
      <text:p text:style-name="P4">
Time: 2023-06-27T-25:15:00</text:p>
      <text:p text:style-name="P4">
Location: Velyka Novosilka (Latitude:47.77602 Longtitude:36.80592)</text:p>
      <text:p text:style-name="P4">
Videos: []</text:p>
      <text:p text:style-name="P4">
Images: []</text:p>
      <text:p text:style-name="P4">
Tags: ["Russia"]</text:p>
      <text:p text:style-name="P4">
Id: 22572082</text:p>
      <!--METADATA-->
      <text:p text:style-name="P4">
At Shakhtarske direction Russian army shelled Illinka, Paraskoviyivka,Novomykhaylivka, Vuhledar, Prechystivka, Storozheve, Yelyzavetivka,Bohoyavlenka, Vuhledar, Zolota Nyva, Makarivka, Novosilka, Novopil and ZelenePole of Donetsk region. Russian aviation conducted airstrikes at Prechystivka,Blahodatne and Makarivka, - General Staff of Armed Forces of Ukraine says inthe morning report</text:p>
      <text:p text:style-name="P4">
News Collection Link: <text:a xlink:type="simple" xlink:href="https:\/\/liveuamap.com\/en\/2023\/27-june-at-shakhtarske-direction-russian-army-shelled-illinka" text:style-name="Internet_20_link" text:visited-style-name="Visited_20_Internet_20_Link">
https:\/\/liveuamap.com\/en\/2023\/27-june-at-shakhtarske-direction-russian-army-shelled-illinka</text:a>
</text:p>
      <text:p text:style-name="P4">
News Source: <text:a xlink:type="simple" xlink:href="https://t.me/lumsrc/5206" text:style-name="Internet_20_link" text:visited-style-name="Visited_20_Internet_20_Link">
https://t.me/lumsrc/5206</text:a>
</text:p>
      <!--NEWS-->
      <text:h text:style-name="P10" text:outline-level="1">
<text:span text:style-name="T4">
At Zaporizhzhia and Kherson directions Russian army shelled  Temyrivka, Novodarivka, Levadne,...</text:span>
</text:h>
      <text:p text:style-name="P4">
Authors: liveuamap (Language: en)</text:p>
      <text:p text:style-name="P4">
Time: 2023-06-27T-27:15:00</text:p>
      <text:p text:style-name="P4">
Location: Kherson (Latitude:46.62905 Longtitude:32.73153)</text:p>
      <text:p text:style-name="P4">
Videos: []</text:p>
      <text:p text:style-name="P4">
Images: []</text:p>
      <text:p text:style-name="P4">
Tags: ["Russia"]</text:p>
      <text:p text:style-name="P4">
Id: 22572081</text:p>
      <!--METADATA-->
      <text:p text:style-name="P4">
At zaporizhzhzhia and kherson directions Russian army Shelled Temyrivka, Novodarivka, Levadne, Olhivske, Malynivka, Zaporizhzhya, Chervone, Huliapole, Huliapole Tokmachka, Orikhiv, Scherbaky, Pyatykhatky, Lobkove of Zaporizhzhia Region; Nikopol of Dnipropetrovsk Region; Dudchany, Olhivka, Respublikanets, Lvove, TyaHynka, Burhunka, Kachkarivka, Mykolayivka, Zmiyivka, Antonivka, NaddniprYANSKE, MOLODISKE Bilozerka, Berehove, Dniprovske, Romashkove and Charivne of Khersonregion and Ochakiv of Mykolaiv Region. Russian Aviation Conducted Aircrakesat Levadne and Oleshky, - General Staff of Armed Forces of Ukraine Says in Themoring Report</text:p>
      <text:p text:style-name="P4">
News Collection Link:(https:\/\/liveuamap.com\/en\/2023\/27-june-at-zaporizhzhia-and-kherson-directions-russian-army)</text:p>
      <text:p text:style-name="P4">
News Source: <text:a xlink:type="simple" xlink:href="https://t.me/lumsrc/5207" text:style-name="Internet_20_link" text:visited-style-name="Visited_20_Internet_20_Link">
https://t.me/lumsrc/5207</text:a>
</text:p>
      <!--NEWS-->
      <text:h text:style-name="P10" text:outline-level="1">
<text:span text:style-name="T4">
In Kramatorsk among the wounded - three foreigners and a child, there are still people under the rubble</text:span>
</text:h>
      <text:p text:style-name="P4">
Authors: Ukrinform (Person)</text:p>
      <text:p text:style-name="P4">
Publisher: Укринформ (Organization)</text:p>
      <text:p text:style-name="P4">
Published Time: 2023-06-27T-2:07:00+03:00</text:p>
      <text:p text:style-name="P4">
Modified Time: 2023-06-27T22:07:00+03:00</text:p>
      <text:p text:style-name="P4">
Description: In Kramatorsk among the wounded because of the hit of the Russian rocket in the pizzeria - three foreigners and a child, under the rubble of this food establishment still are people. - Ukrinform.</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36" text:anchor-type="as-char" svg:width="6.9236in" svg:height="3.956343in" draw:z-index="0">
<draw:image xlink:href="../Images/yкринформ/2023-06-27T-2-07-00-03-00/630_360_1687892764-893.jpg" xlink:type="simple" xlink:show="embed" xlink:actuate="onLoad" draw:mime-type="image/jpeg"/>
</draw:frame>
Ukramatorsk is among the wounded because of the hit of the Russian rocket in the pizzeria - three -foreigners and a child, under the rubble of this food establishment is still there.</text:p>
      <text:p text:style-name="P4">
According to Ukrinform, about it in the telegram <text:a xlink:type="simple" xlink:href="https://t.me/pavlokyrylenko_donoda/8507" text:style-name="Internet_20_link" text:visited-style-name="Visited_20_Internet_20_Link">
reported</text:a>
Head of Donetsk Regional Administration Pavel Kirilenko.</text:p>
      <text:p text:style-name="P4">
“At least 2 people were killed and 18 were injured as a result of the Pokramatorsk rocket stroke. Among the wounded - 1 child and 3 foreigners ... According to the preliminary information, under the rubble of the pizzeria there are still people - there is a rescue operation, ” - wrote the head of the Ova.</text:p>
      <text:p text:style-name="P4">
<text:span text:style-name="T4">
 Read also: </text:span>
 <text:span text:style-name="T4">
 <text:a xlink:type="simple" xlink:href="https://www.ukrinform.ua/rubric-ato/3728524-raketnij-udar-po-kramatorsku-zaginuli-dvoe-osib-poraneni-22.html" text:style-name="Internet_20_link" text:visited-style-name="Visited_20_Internet_20_Link">
rocket strike on Kramatorsk: two people were killed, injured - 22</text:a>
</text:span>
</text:p>
      <text:p text:style-name="P4">
He recalled that the Russians hit the city with two rockets today about 20 hours, kissed the private sector and pizzeria.</text:p>
      <text:p text:style-name="P4">
At the scene rescuers launched an operational headquarters, police are working.</text:p>
      <text:p text:style-name="P4">
According to Kirilenko, all the wounded receive the necessary medical care. Numerous homes, stores, coffee shops and other establishments have been damaged.</text:p>
      <text:p text:style-name="P4">
“The exact effects of the attack still have to be established. It is another purposeful manner in civilian, another military crime of Russians on our land. Russia is a terrorist state!”, - said the head of the region.</text:p>
      <text:p text:style-name="P4">
<text:span text:style-name="T4">
 Read also: </text:span>
 <text:span text:style-name="T4">
 [in Kramatorsk Russian rocket destroyed the city's state(https://www.ukrinform.ua/rubric-ato/3728508-u-kramatorsku-rosijska-raketa-zrujnuvala-zaklad-u-centri-mista.html)</text:span>
</text:p>
      <text:p text:style-name="P4">
As reported by Ukrinform, on June 27 in the evening the Russians caused two <text:span text:style-name="T4">
 <text:a xlink:type="simple" xlink:href="https://www.ukrinform.ua/tag-raketnij-udar" text:style-name="Internet_20_link" text:visited-style-name="Visited_20_Internet_20_Link">
rocket launchers</text:a>
</text:span>
 On Kramatorsk. The first was the food establishment in the city center, the second - in the village. White.</text:p>
      <text:p text:style-name="P4">
News Source: <text:a xlink:type="simple" xlink:href="https://www.ukrinform.ua/rubric-ato/3728533-u-kramatorsku-sered-poranenih-tri-inozemci-ta-ditina-pid-zavalami-dosi-e-ludi.html" text:style-name="Internet_20_link" text:visited-style-name="Visited_20_Internet_20_Link">
https://www.ukrinform.ua/rubric-ato/3728533-u-kramatorsku-sered-poranenih-tri-inozemci-ta-ditina-pid-zavalami-dosi-e-ludi.html</text:a>
</text:p>
      <!--NEWS-->
      <text:h text:style-name="P10" text:outline-level="1">
<text:span text:style-name="T4">
34th Medal at the III European Games Ukraine won in lating</text:span>
</text:h>
      <text:p text:style-name="P4">
Authors: Ukrinform (Person)</text:p>
      <text:p text:style-name="P4">
Publisher: Укринформ (Organization)</text:p>
      <text:p text:style-name="P4">
Published Time: 2023-06-27T-3:01:00+03:00</text:p>
      <text:p text:style-name="P4">
Modified Time: 2023-06-27T22:01:00+03:00</text:p>
      <text:p text:style-name="P4">
Description: The national team of Ukraine won the 34th medal at the III European Games in Krakow (Poland). - Ukrinform.</text:p>
      <text:p text:style-name="P4">
Images: ['<text:a xlink:type="simple" xlink:href="https://static.ukrinform.com/photos/2023_06/thumb_files/630_360_1687891734-402.jpg" text:style-name="Internet_20_link" text:visited-style-name="Visited_20_Internet_20_Link">
630_360_16878...</text:a>
']</text:p>
      <text:p text:style-name="P4">
Tags: None</text:p>
      <text:p text:style-name="P4">
Type: Article</text:p>
      <!--METADATA-->
      <text:p text:style-name="P4">
<draw:frame draw:style-name="fr1" draw:name="Image37" text:anchor-type="as-char" svg:width="6.9236in" svg:height="3.956343in" draw:z-index="0">
<draw:image xlink:href="../Images/yкринформ/2023-06-27T-3-01-00-03-00/630_360_1687891734-402.jpg" xlink:type="simple" xlink:show="embed" xlink:actuate="onLoad" draw:mime-type="image/jpeg"/>
</draw:frame>
The national team won the 34th medal at the III European Games in Krakow(Poland).</text:p>
      <text:p text:style-name="P4">
Володаркою «срібла» в новому олімпійському виді спорту стала 27-річна АннаПономаренко, яка виступає на змаганнях під нікнеймом Stefani, передаєУкрінформ.</text:p>
      <text:p text:style-name="P4">
Матч за «золото» Stefani проводила проти 17-річної нідерландки India. На конубуло не лише звання чемпіонки Європейських ігор, але й ліцензія наОлімпіаду-2024 - її отримувала лише переможниця змагань.</text:p>
      <text:p text:style-name="P4">
Stefani програла усі три раунди India. Вона набрала лише два очки у першому,поступившись у двох наступних - 2:7, 0:9, 0:9. Таким чином, олімпійськуліцензію здобула нідерландська бі-гьорл.</text:p>
      <text:p text:style-name="P4">
Як інформує <text:a xlink:type="simple" xlink:href="https://suspilne.media/516851-ukrainka-stala-vicecempionkou-evropejskih-igor-z-brejkingu-ale-zupinilasa-u-kroci-vid-olimpijskoi-licenzii/" text:style-name="Internet_20_link" text:visited-style-name="Visited_20_Internet_20_Link">
 Суспільне Спорт </text:a>
, breaking, or breaking is a kind of dance that was born in the 1970s in the New York district of Bronx. It combines elements of-hop and acrobatic movements, and also requires great athleticism.</text:p>
      <text:p text:style-name="P4">
News Source: <text:a xlink:type="simple" xlink:href="https://www.ukrinform.ua/rubric-sports/3728531-34tu-medal-na-evropejskih-igrah-ukraina-vigrala-u-brejkingu.html" text:style-name="Internet_20_link" text:visited-style-name="Visited_20_Internet_20_Link">
https://www.ukrinform.ua/rubric-sports/3728531-34tu-medal-na-evropejskih-igrah-ukraina-vigrala-u-brejkingu.html</text:a>
</text:p>
      <!--NEWS-->
      <text:h text:style-name="P10" text:outline-level="1">
<text:span text:style-name="T4">
The White House does not confirm the placement of Russian nuclear weapons in Belarus</text:span>
</text:h>
      <text:p text:style-name="P4">
Authors: Ukrinform (Person)</text:p>
      <text:p text:style-name="P4">
Publisher: Укринформ (Organization)</text:p>
      <text:p text:style-name="P4">
Published Time: 2023-06-27T-4:00:00+03:00</text:p>
      <text:p text:style-name="P4">
Modified Time: 2023-06-27T22:00:00+03:00</text:p>
      <text:p text:style-name="P4">
Description: The US Administration does not officially confirm information about the alleged placement of nuclear ammunition of the Russian Federation in Belarus. - Ukrinform.</text:p>
      <text:p text:style-name="P4">
Images: ['<text:a xlink:type="simple" xlink:href="https://static.ukrinform.com/photos/2018_06/thumb_files/630_360_1528613516-2695.jpg" text:style-name="Internet_20_link" text:visited-style-name="Visited_20_Internet_20_Link">
630_360_15286...</text:a>
']</text:p>
      <text:p text:style-name="P4">
Tags: ['Білорусь', 'Ядерна зброя', 'Білий дім', 'Війна з Росією']</text:p>
      <text:p text:style-name="P4">
Type: Article</text:p>
      <!--METADATA-->
      <text:p text:style-name="P4">
<draw:frame draw:style-name="fr1" draw:name="Image38" text:anchor-type="as-char" svg:width="6.9236in" svg:height="3.956343in" draw:z-index="0">
<draw:image xlink:href="../Images/yкринформ/2023-06-27T-4-00-00-03-00/630_360_1528613516-2695.jpg" xlink:type="simple" xlink:show="embed" xlink:actuate="onLoad" draw:mime-type="image/jpeg"/>
</draw:frame>
The US Administration does not officially confirm information about the allegedly location of nuclear ammunition in the Russian Federation in Belarus.</text:p>
      <text:p text:style-name="P4">
Such a comment on Tuesday was provided by the official representative of the White House Oliviadolton in response to a request to comment on the statements of the Belarusian dictator Oleksandr Lukashenko about the placement of nuclear weapons of the Russian Federation, reports Ukrinform's own correspondent.</text:p>
      <text:p text:style-name="P4">
"I can't confirm this," the White House representative said.</text:p>
      <text:p text:style-name="P4">
<text:span text:style-name="T4">
 Read also: </text:span>
 <text:a xlink:type="simple" xlink:href="https://www.ukrinform.ua/rubric-ato/3728079-ssa-vvazaut-so-putin-ne-gotovij-zastosuvati-adernu-zbrou-v-ukraini-ci-deinde.html" text:style-name="Internet_20_link" text:visited-style-name="Visited_20_Internet_20_Link">
US believes that Putin is not ready to use <text:span text:style-name="T4">
 nuclear </text:span>
<text:span text:style-name="T4">
 weapons </text:span>
 in Ukraine or somewhere</text:a>
As reported <text:a xlink:type="simple" xlink:href="https://www.ukrinform.ua/rubric-world/3728447-lukasenko-zaaviv-so-znacnu-castinu-rosijskoi-adernoi-zbroi-vze-zavezli-v-bilorus.html" text:style-name="Internet_20_link" text:visited-style-name="Visited_20_Internet_20_Link">
Ukrinform</text:a>
, self -proclaimed President of Belarus Oleksandrlukashenko made a statement on Tuesday, emphasizing that a large part of Russian nuclear weapons, which are planned to be brought to Belarus, is already in the republic. He also said that the weapons were served by the Russians.</text:p>
      <text:p text:style-name="P4">
News Source: <text:a xlink:type="simple" xlink:href="https://www.ukrinform.ua/rubric-world/3728534-bilij-dim-ne-pidtverdzue-rozmisenna-adernoi-zbroi-rf-v-bilorusi.html" text:style-name="Internet_20_link" text:visited-style-name="Visited_20_Internet_20_Link">
https://www.ukrinform.ua/rubric-world/3728534-bilij-dim-ne-pidtverdzue-rozmisenna-adernoi-zbroi-rf-v-bilorusi.html</text:a>
</text:p>
      <!--NEWS-->
      <text:h text:style-name="P10" text:outline-level="1">
<text:span text:style-name="T4">
In Kramatorsk, the number of rocket stroke victims increased to three, 25 wounded</text:span>
</text:h>
      <text:p text:style-name="P4">
Authors: Ukrinform (Person)</text:p>
      <text:p text:style-name="P4">
Publisher: Укринформ (Organization)</text:p>
      <text:p text:style-name="P4">
Published Time: 2023-06-27T-6:58:00+03:00</text:p>
      <text:p text:style-name="P4">
Modified Time: 2023-06-27T21:58:00+03:00</text:p>
      <text:p text:style-name="P4">
Description: As a result of a rocket strike on Kramatorsk, three people were killed in Donetsk region, another 25 people, including a child, were injured. - Ukrinform.</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Війна з Росією', 'Ракетний удар']</text:p>
      <text:p text:style-name="P4">
Type: Article</text:p>
      <!--METADATA-->
      <text:p text:style-name="P4">
<draw:frame draw:style-name="fr1" draw:name="Image39" text:anchor-type="as-char" svg:width="6.9236in" svg:height="3.956343in" draw:z-index="0">
<draw:image xlink:href="../Images/yкринформ/2023-06-27T-6-58-00-03-00/630_360_1687892404-142.jpg" xlink:type="simple" xlink:show="embed" xlink:actuate="onLoad" draw:mime-type="image/jpeg"/>
</draw:frame>
Three people were killed in Kramatorsk in the Donetsk region, 25 more, including a child, injured.</text:p>
      <text:p text:style-name="P4">
This was reported by Presidential Office Andriy Ermak in <text:a xlink:type="simple" xlink:href="https://t.me/ermaka2022/3043" text:style-name="Internet_20_link" text:visited-style-name="Visited_20_Internet_20_Link">
Telegram</text:a>
, reports Ukrinform.</text:p>
      <text:p text:style-name="P4">
“In Kramatorsk, there are now 3 dead civilians due to the Russian rocket strike. Also, 25 people were injured. Of these, Dyaditin, ”Yermak said.</text:p>
      <text:p text:style-name="P4">
As it was reported, <text:a xlink:type="simple" xlink:href="https://www.ukrinform.ua/rubric-ato/3728508-u-kramatorsku-rosijska-raketa-zrujnuvala-zaklad-u-centri-mista.html" text:style-name="Internet_20_link" text:visited-style-name="Visited_20_Internet_20_Link">
Russian troops on Tuesday evening were struck by rocket launchers on Kramatorsk and S. Bilenke. </text:a>
Photo: Yermak/Telegram</text:p>
      <text:p text:style-name="P4">
News Source: <text:a xlink:type="simple" xlink:href="https://www.ukrinform.ua/rubric-ato/3728532-u-kramatorsku-kilkist-zertv-raketnogo-udaru-zrosla-do-troh-25-poranenih.html" text:style-name="Internet_20_link" text:visited-style-name="Visited_20_Internet_20_Link">
https://www.ukrinform.ua/rubric-ato/3728532-u-kramatorsku-kilkist-zertv-raketnogo-udaru-zrosla-do-troh-25-poranenih.html</text:a>
</text:p>
      <!--NEWS-->
      <text:h text:style-name="P10" text:outline-level="1">
<text:span text:style-name="T4">
Rocket stroke on Kramatorsk: two people were killed, injured - 22</text:span>
</text:h>
      <text:p text:style-name="P4">
Authors: Ukrinform (Person)</text:p>
      <text:p text:style-name="P4">
Publisher: Укринформ (Organization)</text:p>
      <text:p text:style-name="P4">
Published Time: 2023-06-27T-7:29:00+03:00</text:p>
      <text:p text:style-name="P4">
Modified Time: 2023-06-27T21:29:00+03:00</text:p>
      <text:p text:style-name="P4">
Description: The Russian Federation killed two people in Kramatorsk and injured 22 people, including one child. - Ukrinform.</text:p>
      <text:p text:style-name="P4">
Images: ['<text:a xlink:type="simple" xlink:href="https://static.ukrinform.com/photos/2023_06/thumb_files/630_360_1687888441-728.jpg" text:style-name="Internet_20_link" text:visited-style-name="Visited_20_Internet_20_Link">
630_360_16878...</text:a>
']</text:p>
      <text:p text:style-name="P4">
Tags: ['Краматорськ', 'МВС', 'Обстріл', 'Війна з Росією', 'Ракетний удар']</text:p>
      <text:p text:style-name="P4">
Type: Article</text:p>
      <!--METADATA-->
      <text:p text:style-name="P4">
<draw:frame draw:style-name="fr1" draw:name="Image40" text:anchor-type="as-char" svg:width="6.9236in" svg:height="3.956343in" draw:z-index="0">
<draw:image xlink:href="../Images/yкринформ/2023-06-27T-7-29-00-03-00/630_360_1687888441-728.jpg" xlink:type="simple" xlink:show="embed" xlink:actuate="onLoad" draw:mime-type="image/jpeg"/>
</draw:frame>
The Russian Federation of rockets killed two people in Kramatorsk and injured 22 people in the middle of one child.</text:p>
      <text:p text:style-name="P4">
This was reported by the Minister of Internal Affairs Igor Klimenko in <text:a xlink:type="simple" xlink:href="https://t.me/Klymenko_MVS/68" text:style-name="Internet_20_link" text:visited-style-name="Visited_20_Internet_20_Link">
telegram</text:a>
, reports Ukrinform.</text:p>
      <text:p text:style-name="P4">
“Two rocket strokes on Kramatorsk. Russia was aiming for people. 2 people were killed. 22 injured, of which 1 child. Damaged buildings of food and several private homes, ”he said.</text:p>
      <text:p text:style-name="P4">
<text:span text:style-name="T4">
 Read also: </text:span>
 <text:a xlink:type="simple" xlink:href="https://www.ukrinform.ua/rubric-ato/3728231-u-kremencuku-prolunav-vibuh-zmi.html" text:style-name="Internet_20_link" text:visited-style-name="Visited_20_Internet_20_Link">
In Kremenchuk an explosion was heard</text:a>
The parsing, rescuers and police work on the spot are underway.</text:p>
      <text:p text:style-name="P4">
Klimenko added that, according to the available information, people can still be.</text:p>
      <text:p text:style-name="P4">
As it was reported, <text:a xlink:type="simple" xlink:href="https://www.ukrinform.ua/rubric-ato/3728508-u-kramatorsku-rosijska-raketa-zrujnuvala-zaklad-u-centri-mista.html" text:style-name="Internet_20_link" text:visited-style-name="Visited_20_Internet_20_Link">
Russian troops on Tuesday evening were struck by rocket launchers on Kramatorsk and S. Bilenke</text:a>
.</text:p>
      <text:p text:style-name="P4">
In the food establishment in Kramatorsk, where the Russian -caraquet hit on June 27, there was a large accumulation of civilian population. This was reported by the head of the Donetsk regional military administration Pavel Kirilenko.</text:p>
      <text:p text:style-name="P4">
News Source: <text:a xlink:type="simple" xlink:href="https://www.ukrinform.ua/rubric-ato/3728524-raketnij-udar-po-kramatorsku-zaginuli-dvoe-osib-poraneni-22.html" text:style-name="Internet_20_link" text:visited-style-name="Visited_20_Internet_20_Link">
https://www.ukrinform.ua/rubric-ato/3728524-raketnij-udar-po-kramatorsku-zaginuli-dvoe-osib-poraneni-22.html</text:a>
</text:p>
      <!--NEWS-->
      <text:h text:style-name="P10" text:outline-level="1">
<text:span text:style-name="T4">
The human rights organization Media Initiative for Human Rights confirmed the death of 16-year...</text:span>
</text:h>
      <text:p text:style-name="P4">
Authors: liveuamap (Language: en)</text:p>
      <text:p text:style-name="P4">
Time: 2023-06-27T03:39:00</text:p>
      <text:p text:style-name="P4">
Location: Berdians'k,Zaporiz'ka oblast (Latitude:46.75315 Longtitude:36.79665)</text:p>
      <text:p text:style-name="P4">
Videos: []</text:p>
      <text:p text:style-name="P4">
Images: []</text:p>
      <text:p text:style-name="P4">
Tags: []</text:p>
      <text:p text:style-name="P4">
Id: 22572057</text:p>
      <!--METADATA-->
      <text:p text:style-name="P4">
The human rights organization Media Initiative for Human Rights confirmed thedeath of 16-year-old teenagers Tigran Ohannisyan and Nikita Khanganov inBerdyansk. They were shot by snipers - the first was shot in the heart, andthe second in the head</text:p>
      <text:p text:style-name="P4">
News Collection Link: <text:a xlink:type="simple" xlink:href="https:\/\/liveuamap.com\/en\/2023\/27-june-the-human-rights-organization-media-initiative-for" text:style-name="Internet_20_link" text:visited-style-name="Visited_20_Internet_20_Link">
https:\/\/liveuamap.com\/en\/2023\/27-june-the-human-rights-organization-media-initiative-for</text:a>
</text:p>
      <text:p text:style-name="P4">
News Source: <text:a xlink:type="simple" xlink:href="https://t.me/babel/34585" text:style-name="Internet_20_link" text:visited-style-name="Visited_20_Internet_20_Link">
https://t.me/babel/34585</text:a>
</text:p>
      <!--NEWS-->
      <text:h text:style-name="P10" text:outline-level="1">
<text:span text:style-name="T4">
Russia's FSB security service drops criminal cases over armed mutiny: Interfax</text:span>
</text:h>
      <text:p text:style-name="P4">
Authors: liveuamap (Language: en)</text:p>
      <text:p text:style-name="P4">
Time: 2023-06-27T04:12:52</text:p>
      <text:p text:style-name="P4">
Location: Moskva, Moscow (Latitude:55.75465 Longtitude:37.6338)</text:p>
      <text:p text:style-name="P4">
Videos: []</text:p>
      <text:p text:style-name="P4">
Images: []</text:p>
      <text:p text:style-name="P4">
Tags: ["Russia", "Central and Eastern Europe"]</text:p>
      <text:p text:style-name="P4">
Id: 22572055</text:p>
      <!--METADATA-->
      <text:p text:style-name="P4">
Russia's FSB security service drops criminal cases over armed mutiny: Interfax</text:p>
      <text:p text:style-name="P4">
News Collection Link: <text:a xlink:type="simple" xlink:href="https:\/\/liveuamap.com\/en\/2023\/27-june-russias-fsb-security-service-drops-criminal-cases" text:style-name="Internet_20_link" text:visited-style-name="Visited_20_Internet_20_Link">
https:\/\/liveuamap.com\/en\/2023\/27-june-russias-fsb-security-service-drops-criminal-cases</text:a>
</text:p>
      <text:p text:style-name="P4">
News Source: <text:a xlink:type="simple" xlink:href="https://twitter.com/guyelster/status/1673604126905716736" text:style-name="Internet_20_link" text:visited-style-name="Visited_20_Internet_20_Link">
https://twitter.com/guyelster/status/1673604126905716736</text:a>
</text:p>
      <!--NEWS-->
      <text:h text:style-name="P10" text:outline-level="1">
<text:span text:style-name="T4">
Preparations are underway for the transfer of heavy military equipment of the Wagner PMC to t...</text:span>
</text:h>
      <text:p text:style-name="P4">
Authors: liveuamap (Language: en)</text:p>
      <text:p text:style-name="P4">
Time: 2023-06-27T04:15:24</text:p>
      <text:p text:style-name="P4">
Location: Moskva, Moscow (Latitude:55.72745 Longtitude:37.59071)</text:p>
      <text:p text:style-name="P4">
Videos: []</text:p>
      <text:p text:style-name="P4">
Images: []</text:p>
      <text:p text:style-name="P4">
Tags: ["Central and Eastern Europe", "Russia"]</text:p>
      <text:p text:style-name="P4">
Id: 22572056</text:p>
      <!--METADATA-->
      <text:p text:style-name="P4">
Preparations are underway for the transfer of heavy military equipment of theWagner PMC to the active units of the Armed Forces, - the Russian DefenseMinistry said</text:p>
      <text:p text:style-name="P4">
News Collection Link: <text:a xlink:type="simple" xlink:href="https:\/\/liveuamap.com\/en\/2023\/27-june-preparations-are-underway-for-the-transfer-of-heavy" text:style-name="Internet_20_link" text:visited-style-name="Visited_20_Internet_20_Link">
https:\/\/liveuamap.com\/en\/2023\/27-june-preparations-are-underway-for-the-transfer-of-heavy</text:a>
</text:p>
      <text:p text:style-name="P4">
News Source: <text:a xlink:type="simple" xlink:href="https://t.me/rian_ru/207147" text:style-name="Internet_20_link" text:visited-style-name="Visited_20_Internet_20_Link">
https://t.me/rian_ru/207147</text:a>
</text:p>
      <!--NEWS-->
      <text:h text:style-name="P10" text:outline-level="1">
<text:span text:style-name="T4">
Ukrainian Defense Forces have success at Novodarivka – Pryutne and Novodanylivka – Robotyne d...</text:span>
</text:h>
      <text:p text:style-name="P4">
Authors: liveuamap (Language: en)</text:p>
      <text:p text:style-name="P4">
Time: 2023-06-27T04:23:40</text:p>
      <text:p text:style-name="P4">
Location: Ukraine (Latitude:47.45642 Longtitude:35.82436)</text:p>
      <text:p text:style-name="P4">
Videos: []</text:p>
      <text:p text:style-name="P4">
Images: []</text:p>
      <text:p text:style-name="P4">
Tags: ["Europe", "Central and Eastern Europe"]</text:p>
      <text:p text:style-name="P4">
Id: 22572059</text:p>
      <!--METADATA-->
      <text:p text:style-name="P4">
Ukrainian Defense Forces have success at Novodarivka – Pryutne andNovodanylivka – Robotyne directions</text:p>
      <text:p text:style-name="P4">
News Collection Link: <text:a xlink:type="simple" xlink:href="https:\/\/liveuamap.com\/en\/2023\/27-june-ukrainian-defense-forces-have-success-at-novodarivka" text:style-name="Internet_20_link" text:visited-style-name="Visited_20_Internet_20_Link">
https:\/\/liveuamap.com\/en\/2023\/27-june-ukrainian-defense-forces-have-success-at-novodarivka</text:a>
</text:p>
      <text:p text:style-name="P4">
News Source: <text:a xlink:type="simple" xlink:href="https://www.facebook.com/GeneralStaff.ua/posts/pfbid0E1viWa7EPmSs8Pyx12nSZh9uYiWYBprz5aknVm6c4ccV5Lo8uPBGJ2AUVvRzMegal" text:style-name="Internet_20_link" text:visited-style-name="Visited_20_Internet_20_Link">
https://www.facebook.com/GeneralStaff.ua/posts/pfbid0E1viWa7EPmSs8Pyx12nSZh9uYiWYBprz5aknVm6c4ccV5Lo8uPBGJ2AUVvRzMegal</text:a>
</text:p>
      <!--NEWS-->
      <text:h text:style-name="P10" text:outline-level="1">
<text:span text:style-name="T4">
Explosions were reported in Kremenchuk of Poltava region</text:span>
</text:h>
      <text:p text:style-name="P4">
Authors: liveuamap (Language: en)</text:p>
      <text:p text:style-name="P4">
Time: 2023-06-27T05:04:21</text:p>
      <text:p text:style-name="P4">
Location: Kremenchuk (Latitude:49.17564 Longtitude:33.49337)</text:p>
      <text:p text:style-name="P4">
Videos: []</text:p>
      <text:p text:style-name="P4">
Images: []</text:p>
      <text:p text:style-name="P4">
Tags: ["Europe", "Central and Eastern Europe"]</text:p>
      <text:p text:style-name="P4">
Id: 22572076</text:p>
      <!--METADATA-->
      <text:p text:style-name="P4">
Explosions were reported in Kremenchuk of Poltava region</text:p>
      <text:p text:style-name="P4">
News Collection Link: <text:a xlink:type="simple" xlink:href="https:\/\/liveuamap.com\/en\/2023\/27-june-explosions-were-reported-in-kremenchuk-of-poltava" text:style-name="Internet_20_link" text:visited-style-name="Visited_20_Internet_20_Link">
https:\/\/liveuamap.com\/en\/2023\/27-june-explosions-were-reported-in-kremenchuk-of-poltava</text:a>
</text:p>
      <text:p text:style-name="P4">
News Source: <text:a xlink:type="simple" xlink:href="https://t.me/suspilnenews/22039" text:style-name="Internet_20_link" text:visited-style-name="Visited_20_Internet_20_Link">
https://t.me/suspilnenews/22039</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6-27T05:15:00</text:p>
      <text:p text:style-name="P4">
Location: Vovchansk (Latitude:50.06155 Longtitude:37.72877)</text:p>
      <text:p text:style-name="P4">
Videos: []</text:p>
      <text:p text:style-name="P4">
Images: []</text:p>
      <text:p text:style-name="P4">
Tags: ["Russia"]</text:p>
      <text:p text:style-name="P4">
Id: 22572088</text:p>
      <!--METADATA-->
      <text:p text:style-name="P4">
At sivershchyna and slBozhanschyna directions Russian army Shelled Hirsk ofchernihiv Region; Seredyna-Buda, Sorookyne, Korenok, Khodyne, Stukalivka, Yunakivka, Loknya of Sumy Region, ALSO UDY, CERVONA ZORYA, ODNOROBIVKA, VETERYA, VETERYYAKA Ha Lopan, Morokhovets, Lukyantsi, Izbytske, Pletenivka, OhirtsEve, Volokhivka, Budarky, Zemlyanky, Chuhunivka and Odradne of Kharkiv Region, - General Staff of Armed Forces ofukraine Says in the Morning Report</text:p>
      <text:p text:style-name="P4">
News Collection Link:(https:\/\/liveuamap.com\/en\/2023\/27-june-at-sivershchyna-and-slobozhanschyna-directions-russian)</text:p>
      <text:p text:style-name="P4">
News Source: <text:a xlink:type="simple" xlink:href="https://t.me/lumsrc/5200" text:style-name="Internet_20_link" text:visited-style-name="Visited_20_Internet_20_Link">
https://t.me/lumsrc/5200</text:a>
</text:p>
      <!--NEWS-->
      <text:h text:style-name="P10" text:outline-level="1">
<text:span text:style-name="T4">
Explosions were reported in Sumy</text:span>
</text:h>
      <text:p text:style-name="P4">
Authors: liveuamap (Language: en)</text:p>
      <text:p text:style-name="P4">
Time: 2023-06-27T05:16:26</text:p>
      <text:p text:style-name="P4">
Location: Sumy,Sums'ka oblast (Latitude:50.92111 Longtitude:34.84657)</text:p>
      <text:p text:style-name="P4">
Videos: []</text:p>
      <text:p text:style-name="P4">
Images: []</text:p>
      <text:p text:style-name="P4">
Tags: ["Europe", "Central and Eastern Europe"]</text:p>
      <text:p text:style-name="P4">
Id: 22572079</text:p>
      <!--METADATA-->
      <text:p text:style-name="P4">
Explosions were reported in Sumy</text:p>
      <text:p text:style-name="P4">
News Collection Link: <text:a xlink:type="simple" xlink:href="https:\/\/liveuamap.com\/en\/2023\/27-june-explosions-were-reported-in-sumy" text:style-name="Internet_20_link" text:visited-style-name="Visited_20_Internet_20_Link">
https:\/\/liveuamap.com\/en\/2023\/27-june-explosions-were-reported-in-sumy</text:a>
</text:p>
      <text:p text:style-name="P4">
News Source: <text:a xlink:type="simple" xlink:href="https://t.me/suspilnenews/22040" text:style-name="Internet_20_link" text:visited-style-name="Visited_20_Internet_20_Link">
https://t.me/suspilnenews/22040</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7T05:20:27</text:p>
      <text:p text:style-name="P4">
Location: Marinka, Donetsk Oblast (Latitude:47.93889 Longtitude:37.49994)</text:p>
      <text:p text:style-name="P4">
Videos: []</text:p>
      <text:p text:style-name="P4">
Images: []</text:p>
      <text:p text:style-name="P4">
Tags: ["Russia"]</text:p>
      <text:p text:style-name="P4">
Id: 22572080</text:p>
      <!--METADATA-->
      <text:p text:style-name="P4">
Russian forces conducting offensive actions in Donetsk and Luhansk regions.Ukrainian military had 38 combat engagements with Russian forces nearStelmakhivka, Bohdanivka, Pervomayske, Maryinka, - General Staff of ArmedForces of Ukraine says in the morning report</text:p>
      <text:p text:style-name="P4">
News Collection Link: <text:a xlink:type="simple" xlink:href="https:\/\/liveuamap.com\/en\/2023\/27-june-russian-forces-conducting-offensive-actions-in-donetsk" text:style-name="Internet_20_link" text:visited-style-name="Visited_20_Internet_20_Link">
https:\/\/liveuamap.com\/en\/2023\/27-june-russian-forces-conducting-offensive-actions-in-donetsk</text:a>
</text:p>
      <text:p text:style-name="P4">
News Source: <text:a xlink:type="simple" xlink:href="https://t.me/lumsrc/5208" text:style-name="Internet_20_link" text:visited-style-name="Visited_20_Internet_20_Link">
https://t.me/lumsrc/5208</text:a>
</text:p>
      <!--NEWS-->
      <text:h text:style-name="P10" text:outline-level="1">
<text:span text:style-name="T4">
Railway was blown up near Vladyslavivka village in occupied Crimea</text:span>
</text:h>
      <text:p text:style-name="P4">
Authors: liveuamap (Language: en)</text:p>
      <text:p text:style-name="P4">
Time: 2023-06-27T05:59:39</text:p>
      <text:p text:style-name="P4">
Location: Crimea (Latitude:45.17889 Longtitude:35.3529)</text:p>
      <text:p text:style-name="P4">
Videos: []</text:p>
      <text:p text:style-name="P4">
Images: ["<text:a xlink:type="simple" xlink:href="https://liveuamap.com/pics/2023/06/27/22572092_0.png" text:style-name="Internet_20_link" text:visited-style-name="Visited_20_Internet_20_Link">
22572092_0.png</text:a>
"]</text:p>
      <text:p text:style-name="P4">
Tags: ["Europe", "Central and Eastern Europe"]</text:p>
      <text:p text:style-name="P4">
Id: 22572092</text:p>
      <!--METADATA-->
      <text:p text:style-name="P4">
Railway was blown up near Vladyslavivka village in occupied Crimea</text:p>
      <text:p text:style-name="P4">
<draw:frame draw:style-name="fr1" draw:name="Image41" text:anchor-type="as-char" svg:width="6.9236in" svg:height="7.977191in" draw:z-index="0">
<draw:image xlink:href="../Images/liveuamap/2023-06-27T05-59-39/22572092_0.png" xlink:type="simple" xlink:show="embed" xlink:actuate="onLoad" draw:mime-type="image/png"/>
</draw:frame>
News Collection Link: <text:a xlink:type="simple" xlink:href="https:\/\/liveuamap.com\/en\/2023\/27-june-railway-was-blown-up-near-vladyslavivka-village-in" text:style-name="Internet_20_link" text:visited-style-name="Visited_20_Internet_20_Link">
https:\/\/liveuamap.com\/en\/2023\/27-june-railway-was-blown-up-near-vladyslavivka-village-in</text:a>
</text:p>
      <text:p text:style-name="P4">
News Source: <text:a xlink:type="simple" xlink:href="https://twitter.com/CrimeaUA1/status/1673631566357233664" text:style-name="Internet_20_link" text:visited-style-name="Visited_20_Internet_20_Link">
https://twitter.com/CrimeaUA1/status/1673631566357233664</text:a>
</text:p>
      <!--NEWS-->
      <text:h text:style-name="P10" text:outline-level="1">
<text:span text:style-name="T4">
Russian Kh-22 missiles hit rural property in Kremenchuk district of Poltava region, reportedl...</text:span>
</text:h>
      <text:p text:style-name="P4">
Authors: liveuamap (Language: en)</text:p>
      <text:p text:style-name="P4">
Time: 2023-06-27T06:07:51</text:p>
      <text:p text:style-name="P4">
Location: Kremenchuk,Poltavs'ka oblast (Latitude:49.12122 Longtitude:33.41228)</text:p>
      <text:p text:style-name="P4">
Videos: []</text:p>
      <text:p text:style-name="P4">
Images: []</text:p>
      <text:p text:style-name="P4">
Tags: ["Europe", "Central and Eastern Europe"]</text:p>
      <text:p text:style-name="P4">
Id: 22572093</text:p>
      <!--METADATA-->
      <text:p text:style-name="P4">
Russian Kh-22 missiles hit rural property in Kremenchuk district of Poltavaregion, reportedly no casualties</text:p>
      <text:p text:style-name="P4">
News Collection Link: <text:a xlink:type="simple" xlink:href="https:\/\/liveuamap.com\/en\/2023\/27-june-russian-kh22-missiles-hit-rural-property-in-kremenchuk" text:style-name="Internet_20_link" text:visited-style-name="Visited_20_Internet_20_Link">
https:\/\/liveuamap.com\/en\/2023\/27-june-russian-kh22-missiles-hit-rural-property-in-kremenchuk</text:a>
</text:p>
      <text:p text:style-name="P4">
News Source: <text:a xlink:type="simple" xlink:href="https://t.me/suspilnenews/22041" text:style-name="Internet_20_link" text:visited-style-name="Visited_20_Internet_20_Link">
https://t.me/suspilnenews/22041</text:a>
</text:p>
      <!--NEWS-->
      <text:h text:style-name="P10" text:outline-level="1">
<text:span text:style-name="T4">
The head of the National Guard, Zolotov, did not rule out that Western intelligence agencies ...</text:span>
</text:h>
      <text:p text:style-name="P4">
Authors: liveuamap (Language: en)</text:p>
      <text:p text:style-name="P4">
Time: 2023-06-27T06:26:54</text:p>
      <text:p text:style-name="P4">
Location: Moskva, Moscow (Latitude:55.75033 Longtitude:37.61721)</text:p>
      <text:p text:style-name="P4">
Videos: []</text:p>
      <text:p text:style-name="P4">
Images: []</text:p>
      <text:p text:style-name="P4">
Tags: ["Central and Eastern Europe", "Russia"]</text:p>
      <text:p text:style-name="P4">
Id: 22572097</text:p>
      <!--METADATA-->
      <text:p text:style-name="P4">
The head of the National Guard, Zolotov, did not rule out that Westernintelligence agencies were working on the attempted rebellion - the rebellionwas inspired by the West and superimposed on Prigozhin's ambitions</text:p>
      <text:p text:style-name="P4">
News Collection Link: <text:a xlink:type="simple" xlink:href="https:\/\/liveuamap.com\/en\/2023\/27-june-the-head-of-the-national-guard-zolotov-did-not-rule" text:style-name="Internet_20_link" text:visited-style-name="Visited_20_Internet_20_Link">
https:\/\/liveuamap.com\/en\/2023\/27-june-the-head-of-the-national-guard-zolotov-did-not-rule</text:a>
</text:p>
      <text:p text:style-name="P4">
News Source: <text:a xlink:type="simple" xlink:href="https://t.me/rian_ru/207182" text:style-name="Internet_20_link" text:visited-style-name="Visited_20_Internet_20_Link">
https://t.me/rian_ru/207182</text:a>
</text:p>
      <!--NEWS-->
      <text:h text:style-name="P10" text:outline-level="1">
<text:span text:style-name="T4">
Fire near Kherson after bombardment with incendiary ammunition</text:span>
</text:h>
      <text:p text:style-name="P4">
Authors: liveuamap (Language: en)</text:p>
      <text:p text:style-name="P4">
Time: 2023-06-27T07:52:39</text:p>
      <text:p text:style-name="P4">
Location: Kherson (Latitude:46.65318 Longtitude:32.6826)</text:p>
      <text:p text:style-name="P4">
Videos: []</text:p>
      <text:p text:style-name="P4">
Images: ["<text:a xlink:type="simple" xlink:href="https://liveuamap.com/pics/2023/06/27/22572107_0.jpg" text:style-name="Internet_20_link" text:visited-style-name="Visited_20_Internet_20_Link">
22572107_0.jpg</text:a>
"]</text:p>
      <text:p text:style-name="P4">
Tags: ["Europe", "Central and Eastern Europe"]</text:p>
      <text:p text:style-name="P4">
Id: 22572107</text:p>
      <!--METADATA-->
      <text:p text:style-name="P4">
Fire near Kherson after bombardment with incendiary ammunition</text:p>
      <text:p text:style-name="P4">
<draw:frame draw:style-name="fr1" draw:name="Image42" text:anchor-type="as-char" svg:width="6.9236in" svg:height="4.402256in" draw:z-index="0">
<draw:image xlink:href="../Images/liveuamap/2023-06-27T07-52-39/22572107_0.jpg" xlink:type="simple" xlink:show="embed" xlink:actuate="onLoad" draw:mime-type="image/jpeg"/>
</draw:frame>
News Collection Link: <text:a xlink:type="simple" xlink:href="https:\/\/liveuamap.com\/en\/2023\/27-june-fire-near-kherson-after-bombardment-with-incendiary" text:style-name="Internet_20_link" text:visited-style-name="Visited_20_Internet_20_Link">
https:\/\/liveuamap.com\/en\/2023\/27-june-fire-near-kherson-after-bombardment-with-incendiary</text:a>
</text:p>
      <text:p text:style-name="P4">
News Source: <text:a xlink:type="simple" xlink:href="https://twitter.com/_kava24_02_22/status/1673660112349589508" text:style-name="Internet_20_link" text:visited-style-name="Visited_20_Internet_20_Link">
https://twitter.com/_kava24_02_22/status/1673660112349589508</text:a>
</text:p>
      <!--NEWS-->
      <text:h text:style-name="P10" text:outline-level="1">
<text:span text:style-name="T4">
Putin at the meeting with the military on mutiny: not clear  what would happen to the country...</text:span>
</text:h>
      <text:p text:style-name="P4">
Authors: liveuamap (Language: en)</text:p>
      <text:p text:style-name="P4">
Time: 2023-06-27T08:08:02</text:p>
      <text:p text:style-name="P4">
Location: Moskva, Moscow (Latitude:55.75041 Longtitude:37.61778)</text:p>
      <text:p text:style-name="P4">
Videos: []</text:p>
      <text:p text:style-name="P4">
Images: []</text:p>
      <text:p text:style-name="P4">
Tags: ["Central and Eastern Europe", "Russia"]</text:p>
      <text:p text:style-name="P4">
Id: 22572114</text:p>
      <!--METADATA-->
      <text:p text:style-name="P4">
Putin at the meeting with the military on mutiny: not clear what would happen to the country, but all combat achievements will be lost(everything capturedin Ukraine would be lost)News Collection Link: <text:a xlink:type="simple" xlink:href="https:\/\/liveuamap.com\/en\/2023\/27-june-putin-at-the-meeting-with-the-military-on-mutiny" text:style-name="Internet_20_link" text:visited-style-name="Visited_20_Internet_20_Link">
https:\/\/liveuamap.com\/en\/2023\/27-june-putin-at-the-meeting-with-the-military-on-mutiny</text:a>
</text:p>
      <text:p text:style-name="P4">
News Source: <text:a xlink:type="simple" xlink:href="https://t.me/bbbreaking/159144" text:style-name="Internet_20_link" text:visited-style-name="Visited_20_Internet_20_Link">
https://t.me/bbbreaking/159144</text:a>
</text:p>
      <!--NEWS-->
      <text:h text:style-name="P10" text:outline-level="1">
<text:span text:style-name="T4">
Putin: Russian state spent 86.3 billions of rubles to fund Wagner PMC(about 1 billion Euro) b...</text:span>
</text:h>
      <text:p text:style-name="P4">
Authors: liveuamap (Language: en)</text:p>
      <text:p text:style-name="P4">
Time: 2023-06-27T08:09:45</text:p>
      <text:p text:style-name="P4">
Location: Moskva, Moscow (Latitude:55.75036 Longtitude:37.61788)</text:p>
      <text:p text:style-name="P4">
Videos: []</text:p>
      <text:p text:style-name="P4">
Images: []</text:p>
      <text:p text:style-name="P4">
Tags: ["Russia", "Weapons"]</text:p>
      <text:p text:style-name="P4">
Id: 22572115</text:p>
      <!--METADATA-->
      <text:p text:style-name="P4">
Putin: Russian state spent 86.3 billions of rubles to fund Wagner PMC(about 1billion Euro)between May 2022 and May 2023</text:p>
      <text:p text:style-name="P4">
News Collection Link: <text:a xlink:type="simple" xlink:href="https:\/\/liveuamap.com\/en\/2023\/27-june-putin-russian-state-spent-863-billions-of-rubles" text:style-name="Internet_20_link" text:visited-style-name="Visited_20_Internet_20_Link">
https:\/\/liveuamap.com\/en\/2023\/27-june-putin-russian-state-spent-863-billions-of-rubles</text:a>
</text:p>
      <text:p text:style-name="P4">
News Source: <text:a xlink:type="simple" xlink:href="https://t.me/interfaxonline/33561" text:style-name="Internet_20_link" text:visited-style-name="Visited_20_Internet_20_Link">
https://t.me/interfaxonline/33561</text:a>
</text:p>
      <!--NEWS-->
      <text:h text:style-name="P10" text:outline-level="1">
<text:span text:style-name="T4">
Prigozhin's Concord earned 80 billion rubles, supplying food for the military in a last year ...</text:span>
</text:h>
      <text:p text:style-name="P4">
Authors: liveuamap (Language: en)</text:p>
      <text:p text:style-name="P4">
Time: 2023-06-27T08:12:22</text:p>
      <text:p text:style-name="P4">
Location: Moskva, Moscow (Latitude:55.75033 Longtitude:37.61777)</text:p>
      <text:p text:style-name="P4">
Videos: []</text:p>
      <text:p text:style-name="P4">
Images: []</text:p>
      <text:p text:style-name="P4">
Tags: ["Russia", "Weapons"]</text:p>
      <text:p text:style-name="P4">
Id: 22572116</text:p>
      <!--METADATA-->
      <text:p text:style-name="P4">
Prigozhin's Concord earned 80 billion rubles, supplying food for the militaryin a last year - Putin</text:p>
      <text:p text:style-name="P4">
News Collection Link: <text:a xlink:type="simple" xlink:href="https:\/\/liveuamap.com\/en\/2023\/27-june-prigozhins-concord-earned-80-billion-rubles-supplying" text:style-name="Internet_20_link" text:visited-style-name="Visited_20_Internet_20_Link">
https:\/\/liveuamap.com\/en\/2023\/27-june-prigozhins-concord-earned-80-billion-rubles-supplying</text:a>
</text:p>
      <text:p text:style-name="P4">
News Source: <text:a xlink:type="simple" xlink:href="https://t.me/bbbreaking/159146" text:style-name="Internet_20_link" text:visited-style-name="Visited_20_Internet_20_Link">
https://t.me/bbbreaking/159146</text:a>
</text:p>
      <!--NEWS-->
      <text:h text:style-name="P10" text:outline-level="1">
<text:span text:style-name="T4">
Kadyrov claims foiling Ukrainian saboteurs attempt to infiltrate Belgorod region</text:span>
</text:h>
      <text:p text:style-name="P4">
Authors: liveuamap (Language: en)</text:p>
      <text:p text:style-name="P4">
Time: 2023-06-27T08:30:41</text:p>
      <text:p text:style-name="P4">
Location: Kharkiv Oblast (Latitude:50.32837 Longtitude:36.35788)</text:p>
      <text:p text:style-name="P4">
Videos: []</text:p>
      <text:p text:style-name="P4">
Images: []</text:p>
      <text:p text:style-name="P4">
Tags: ["Russia", "Central and Eastern Europe"]</text:p>
      <text:p text:style-name="P4">
Id: 22572118</text:p>
      <!--METADATA-->
      <text:p text:style-name="P4">
Kadyrov claims foiling Ukrainian saboteurs attempt to infiltrate Belgorodregion</text:p>
      <text:p text:style-name="P4">
News Collection Link: <text:a xlink:type="simple" xlink:href="https:\/\/liveuamap.com\/en\/2023\/27-june-kadyrov-claims-foiling-ukrainian-saboteurs-attempt" text:style-name="Internet_20_link" text:visited-style-name="Visited_20_Internet_20_Link">
https:\/\/liveuamap.com\/en\/2023\/27-june-kadyrov-claims-foiling-ukrainian-saboteurs-attempt</text:a>
</text:p>
      <text:p text:style-name="P4">
News Source: <text:a xlink:type="simple" xlink:href="https://t.me/bbbreaking/159151" text:style-name="Internet_20_link" text:visited-style-name="Visited_20_Internet_20_Link">
https://t.me/bbbreaking/159151</text:a>
</text:p>
      <!--NEWS-->
      <text:h text:style-name="P10" text:outline-level="1">
<text:span text:style-name="T4">
Explosions audible in Kherson after reported launch of guided bombs</text:span>
</text:h>
      <text:p text:style-name="P4">
Authors: liveuamap (Language: en)</text:p>
      <text:p text:style-name="P4">
Time: 2023-06-27T08:42:43</text:p>
      <text:p text:style-name="P4">
Location: Kherson (Latitude:46.63771 Longtitude:32.65198)</text:p>
      <text:p text:style-name="P4">
Videos: []</text:p>
      <text:p text:style-name="P4">
Images: []</text:p>
      <text:p text:style-name="P4">
Tags: ["Europe", "Central and Eastern Europe"]</text:p>
      <text:p text:style-name="P4">
Id: 22572119</text:p>
      <!--METADATA-->
      <text:p text:style-name="P4">
Explosions audible in Kherson after reported launch of guided bombs</text:p>
      <text:p text:style-name="P4">
News Collection Link: <text:a xlink:type="simple" xlink:href="https:\/\/liveuamap.com\/en\/2023\/27-june-explosions-audible-in-kherson-after-reported-launch" text:style-name="Internet_20_link" text:visited-style-name="Visited_20_Internet_20_Link">
https:\/\/liveuamap.com\/en\/2023\/27-june-explosions-audible-in-kherson-after-reported-launch</text:a>
</text:p>
      <text:p text:style-name="P4">
News Source: <text:a xlink:type="simple" xlink:href="https://t.me/c/1206076820/42239" text:style-name="Internet_20_link" text:visited-style-name="Visited_20_Internet_20_Link">
https://t.me/c/1206076820/42239</text:a>
</text:p>
      <!--NEWS-->
      <text:h text:style-name="P10" text:outline-level="1">
<text:span text:style-name="T4">
1 person killed, 6 person wounded as result of shelling in Orikhiv town of Zaporizhzhia region</text:span>
</text:h>
      <text:p text:style-name="P4">
Authors: liveuamap (Language: en)</text:p>
      <text:p text:style-name="P4">
Time: 2023-06-27T09:01:57</text:p>
      <text:p text:style-name="P4">
Location: Ukraine (Latitude:47.56286 Longtitude:35.7859)</text:p>
      <text:p text:style-name="P4">
Videos: []</text:p>
      <text:p text:style-name="P4">
Images: []</text:p>
      <text:p text:style-name="P4">
Tags: ["Europe", "Central and Eastern Europe"]</text:p>
      <text:p text:style-name="P4">
Id: 22572121</text:p>
      <!--METADATA-->
      <text:p text:style-name="P4">
1 person killed, 6 person wounded as result of shelling in Orikhiv town ofZaporizhzhia region</text:p>
      <text:p text:style-name="P4">
News Collection Link: <text:a xlink:type="simple" xlink:href="https:\/\/liveuamap.com\/en\/2023\/27-june-1-person-killed-6-person-wounded-as-result-of-shelling" text:style-name="Internet_20_link" text:visited-style-name="Visited_20_Internet_20_Link">
https:\/\/liveuamap.com\/en\/2023\/27-june-1-person-killed-6-person-wounded-as-result-of-shelling</text:a>
</text:p>
      <text:p text:style-name="P4">
News Source: <text:a xlink:type="simple" xlink:href="https://t.me/info_zp/39453" text:style-name="Internet_20_link" text:visited-style-name="Visited_20_Internet_20_Link">
https://t.me/info_zp/39453</text:a>
</text:p>
      <!--NEWS-->
      <text:h text:style-name="P10" text:outline-level="1">
<text:span text:style-name="T4">
Families of missing persons can get free legal advice</text:span>
</text:h>
      <text:p text:style-name="P4">
Author: ['АРМІЯINFORM']</text:p>
      <text:p text:style-name="P4">
Time: 2023-06-27T0: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nykli-bezvisty.jpg" text:style-name="Internet_20_link" text:visited-style-name="Visited_20_Internet_20_Link">
znykli-bezvisty.jpg</text:a>
']</text:p>
      <text:p text:style-name="P4">
Tags: ['АГРЕСІЯ РФ', 'ВІЙНА', 'МІНРЕІНТЕГРАЦІЇ']</text:p>
      <text:p text:style-name="P4">
Category: News</text:p>
      <!--METADATA-->
      <text:p text:style-name="P4">
<draw:frame draw:style-name="fr1" draw:name="Image43" text:anchor-type="as-char" svg:width="6.9236in" svg:height="4.288165in" draw:z-index="0">
<draw:image xlink:href="../Images/AРМІЯINFORM/2023-06-27T0-00-00-04-00/znykli-bezvisty.jpg" xlink:type="simple" xlink:show="embed" xlink:actuate="onLoad" draw:mime-type="image/jpeg"/>
</draw:frame>
About it <text:a xlink:type="simple" xlink:href="https://www.facebook.com/MReintegration/posts/pfbid032924XBD37AkNZgBe5sfsDmNs4AdXmKxZewDZMMDFXr7evZjroFyGZFuXwwd4nwcl" text:style-name="Internet_20_link" text:visited-style-name="Visited_20_Internet_20_Link">
reports</text:a>
Ministry of Reintegration of Temporarily Occupied Territories of Ukraine.</text:p>
      <text:p text:style-name="P4">
“The Office of the Commissioner for Persons missing in special circumstances has launched an additional hotline. On the hotline of families, consultations with lawyers are offered, who can answer topical questions, as well as advise on obtaining social guarantees and cash payments. To obtain free legal advice, you can call:(066)053-11-39. The hotline is working on Friday from 09:00 to 18:00, ”the message reads.</text:p>
      <text:p text:style-name="P4">
News Source: <text:a xlink:type="simple" xlink:href="https://armyinform.com.ua/2023/06/27/rodyny-znyklyh-bezvisty-mozhut-otrymaty-bezkoshtovnu-yurydychnu-konsultacziyu/" text:style-name="Internet_20_link" text:visited-style-name="Visited_20_Internet_20_Link">
https://armyinform.com.ua/2023/06/27/rodyny-znyklyh-bezvisty-mozhut-otrymaty-bezkoshtovnu-yurydychnu-konsultacziyu/</text:a>
</text:p>
      <!--NEWS-->
      <text:h text:style-name="P10" text:outline-level="1">
<text:span text:style-name="T4">
Baltic countries urge NATO to strengthen the Eastern borders through the Wagnets in Belarus</text:span>
</text:h>
      <text:p text:style-name="P4">
Authors: Ukrinform (Person)</text:p>
      <text:p text:style-name="P4">
Publisher: Укринформ (Organization)</text:p>
      <text:p text:style-name="P4">
Published Time: 2023-06-27T0:15:00+03:00</text:p>
      <text:p text:style-name="P4">
Modified Time: 2023-06-27T22:15:00+03:00</text:p>
      <text:p text:style-name="P4">
Description: Latvia and Lithuania were called on NATO to strengthen the Eastern borders on Tuesday, given the movement of Wagner PEC to Belarus. - Ukrinform.</text:p>
      <text:p text:style-name="P4">
Images: ['<text:a xlink:type="simple" xlink:href="https://static.ukrinform.com/photos/2021_10/thumb_files/630_360_1635440252-931.jpg" text:style-name="Internet_20_link" text:visited-style-name="Visited_20_Internet_20_Link">
630_360_16354...</text:a>
']</text:p>
      <text:p text:style-name="P4">
Tags: ['Білорусь', 'Латвія', 'Литва', 'НАТО', 'ПВК "Вагнера"', 'Війна з Росією']</text:p>
      <text:p text:style-name="P4">
Type: Article</text:p>
      <!--METADATA-->
      <text:p text:style-name="P4">
<draw:frame draw:style-name="fr1" draw:name="Image44" text:anchor-type="as-char" svg:width="6.9236in" svg:height="3.956343in" draw:z-index="0">
<draw:image xlink:href="../Images/yкринформ/2023-06-27T0-15-00-03-00/630_360_1635440252-931.jpg" xlink:type="simple" xlink:show="embed" xlink:actuate="onLoad" draw:mime-type="image/jpeg"/>
</draw:frame>
On Tuesday, Latvia was urged NATO to strengthen the Eastern borders in view of the Interaction of Wagner PEC to Belarus.</text:p>
      <text:p text:style-name="P4">
About it reports <text:a xlink:type="simple" xlink:href="https://www.reuters.com/world/europe/baltic-states-call-nato-increase-security-with-wagner-belarus-2023-06-27/" text:style-name="Internet_20_link" text:visited-style-name="Visited_20_Internet_20_Link">
Reuters</text:a>
Realizing to the statement of the Foreign Ministry of two countries, Ukrinform reports.</text:p>
      <text:p text:style-name="P4">
"This step needs to be evaluated from another point of view of security. We have seen the opportunities of these mercenaries," - said Latvia Foreign Minister Edgarsrinkevich to reporters during his visit to Paris with his colleagues from the Baltic States.</text:p>
      <text:p text:style-name="P4">
<text:span text:style-name="T4">
 Read also: </text:span>
 <text:span text:style-name="T4">
 <text:a xlink:type="simple" xlink:href="https://www.ukrinform.ua/rubric-world/3728520-u-ssa-anonsuvali-novi-kroki-sodo-pvk-vagner-cogo-tizna.html" text:style-name="Internet_20_link" text:visited-style-name="Visited_20_Internet_20_Link">
in the United States announced new steps on Wagner PECs this week</text:a>
</text:span>
</text:p>
      <text:p text:style-name="P4">
According to him, the arrival of Wagner to Belarus should be considered in the context of NATO's contexticamitis and all the discussions that we are in defense, containment of inexperienced solutions to strengthen the safety of the eastern flank. "</text:p>
      <text:p text:style-name="P4">
In his turn, Lithuanian Foreign Minister Gabrielus Landsbergis stated that Wagner was moving to Moscow, overcoming hundreds of kilometers by a day, shows the need to strengthen the defense of the Baltic countries.</text:p>
      <text:p text:style-name="P4">
<text:span text:style-name="T4">
 Read also: </text:span>
 <text:span text:style-name="T4">
 [Duda consists(https://www.ukrinform.ua/rubric-world/3728453-duda-vvazae-peremisenna-pvk-vagner-do-bilorusi-duze-negativnim-signalom.html)</text:span>
</text:p>
      <text:p text:style-name="P4">
He stressed that this creates a "more unstable, unpredictable environment of the region."</text:p>
      <text:p text:style-name="P4">
"We have to take the defense of the Baltic region very seriously," the Lithuanian minister said.</text:p>
      <text:p text:style-name="P4">
As it was reported, the leader <text:span text:style-name="T4">
 <text:a xlink:type="simple" xlink:href="https://www.ukrinform.ua/tag-pvk-vagnera" text:style-name="Internet_20_link" text:visited-style-name="Visited_20_Internet_20_Link">
PVC "Wagner"</text:a>
</text:span>
 Yevgeny Prigogin announced Demarsh against the Russian military leadership, in particular against the Minister of Defense of the Russian Federation Sergei Shoig.</text:p>
      <text:p text:style-name="P4">
<text:span text:style-name="T4">
 Read also: </text:span>
 <text:span text:style-name="T4">
 <text:a xlink:type="simple" xlink:href="https://www.ukrinform.ua/rubric-world/3728526-lukasenko-prihistiv-prigozina-v-interesah-kremla-derzdep.html" text:style-name="Internet_20_link" text:visited-style-name="Visited_20_Internet_20_Link">
Lukashenko hid Prigogine in the interests of the Kremlin -State Department</text:a>
</text:span>
</text:p>
      <text:p text:style-name="P4">
Oleksandr Lukashenko negotiated with Prigogin, after which he stated that the groups of the group return to the field camps.</text:p>
      <text:p text:style-name="P4">
On June 26, the Russian President Volodymyr Putin called on the Russian President of the Russian Federation to sign a contract with the Ministry of Defense of the Russian Federation or other power organs, return to relatives or "go to Belarus".</text:p>
      <text:p text:style-name="P4">
News Source: <text:a xlink:type="simple" xlink:href="https://www.ukrinform.ua/rubric-world/3728528-kraini-baltii-zaklikaut-nato-posiliti-shidni-kordoni-cerez-vagnerivciv-u-bilorusi.html" text:style-name="Internet_20_link" text:visited-style-name="Visited_20_Internet_20_Link">
https://www.ukrinform.ua/rubric-world/3728528-kraini-baltii-zaklikaut-nato-posiliti-shidni-kordoni-cerez-vagnerivciv-u-bilorusi.html</text:a>
</text:p>
      <!--NEWS-->
      <text:h text:style-name="P10" text:outline-level="1">
<text:span text:style-name="T4">
The occupier's wife told him about the reasons for continuing and scaling mobilization</text:span>
</text:h>
      <text:p text:style-name="P4">
Author: ['АРМІЯINFORM']</text:p>
      <text:p text:style-name="P4">
Time: 2023-06-27T10:00:00-04:00</text:p>
      <text:p text:style-name="P4">
Description: https://youtu.be/arhkudqqccc6o about the cereal gur MOU. The squad of Rosiyki ... War with Ukraine 2022, the war with Ukraine latest news today, news war with Ukraine 2022 last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About it <text:a xlink:type="simple" xlink:href="https://gur.gov.ua/content/russkykh-bolshe-protsentov-polozhyly-chem-khokhlov.html" text:style-name="Internet_20_link" text:visited-style-name="Visited_20_Internet_20_Link">
reports</text:a>
GUR MOU.</text:p>
      <text:p text:style-name="P4">
The wife of a Russian serviceman tells him about the reasons for continuing and mobilization.</text:p>
      <text:p text:style-name="P4">
"The Russian was laid more than Khokhlov," the woman says.</text:p>
      <text:p text:style-name="P4">
She also said that the mobilization, which was supposed to last in Russia until June, continued until December 31.</text:p>
      <text:p text:style-name="P4">
"Here are 7 buses, we were talking at once," - said the occupier.</text:p>
      <text:p text:style-name="P4">
News Source: <text:a xlink:type="simple" xlink:href="https://armyinform.com.ua/2023/06/27/druzhyna-okupanta-rozpovila-jomu-pro-prychyny-prodovzhennya-ta-masshtabuvannya-mobilizacziyi/" text:style-name="Internet_20_link" text:visited-style-name="Visited_20_Internet_20_Link">
https://armyinform.com.ua/2023/06/27/druzhyna-okupanta-rozpovila-jomu-pro-prychyny-prodovzhennya-ta-masshtabuvannya-mobilizacziyi/</text:a>
</text:p>
      <!--NEWS-->
      <text:h text:style-name="P10" text:outline-level="1">
<text:span text:style-name="T4">
Duda outlined five Priorities of Poland for NATO Summit, among them - support of Ukraine</text:span>
</text:h>
      <text:p text:style-name="P4">
Authors: Ukrinform (Person)</text:p>
      <text:p text:style-name="P4">
Publisher: Укринформ (Organization)</text:p>
      <text:p text:style-name="P4">
Published Time: 2023-06-27T10:08:00+03:00</text:p>
      <text:p text:style-name="P4">
Modified Time: 2023-06-27T23:08:00+03:00</text:p>
      <text:p text:style-name="P4">
Description: Among the five major priorities, which Poland has identified on the July NATO Summit in Vilnius, the formation of long -term Alliance approaches to response to Russian threats, as well as assisting Ukraine, including the issue of membership in the organization. - Ukrinform.</text:p>
      <text:p text:style-name="P4">
Images: ['<text:a xlink:type="simple" xlink:href="https://static.ukrinform.com/photos/2023_04/thumb_files/630_360_1680700925-768.jpg" text:style-name="Internet_20_link" text:visited-style-name="Visited_20_Internet_20_Link">
630_360_16807...</text:a>
']</text:p>
      <text:p text:style-name="P4">
Tags: ['Дуда', 'Гаага', 'НАТО', 'Саміт НАТО']</text:p>
      <text:p text:style-name="P4">
Type: Article</text:p>
      <!--METADATA-->
      <text:p text:style-name="P4">
<draw:frame draw:style-name="fr1" draw:name="Image45" text:anchor-type="as-char" svg:width="6.9236in" svg:height="3.956343in" draw:z-index="0">
<draw:image xlink:href="../Images/yкринформ/2023-06-27T10-08-00-03-00/630_360_1680700925-768.jpg" xlink:type="simple" xlink:show="embed" xlink:actuate="onLoad" draw:mime-type="image/jpeg"/>
</draw:frame>
The middle of the main priorities that Poland has identified on the July NATO Summit is the formation of long -term approaches to the Alliance to respond to native threats, as well as to assist Ukraine, including in the issue of membership in the organization.</text:p>
      <text:p text:style-name="P4">
This was stated by Polish President Andrzej Duda on Tuesday in the Hague during a working conference on the results of a working meeting with the participation of Heads of State and Government, Romania, Albania, Belgium Norway, as well as NATO Secretary General, Ukrinform reports.</text:p>
      <text:p text:style-name="P4">
“During the meeting, I paid attention to the five areas that are important to us. They are related to the challenges we face. For Poland, it is: NATO's strengthening and defense, guaranteeing all members <text:span text:style-name="T4">
 <text:a xlink:type="simple" xlink:href="https://www.ukrinform.ua/tag-nato" text:style-name="Internet_20_link" text:visited-style-name="Visited_20_Internet_20_Link">
NATO</text:a>
</text:span>
 Increase in defense costs, support for the completion of Sweden's accession to NATO, providing the necessary support for Ukraine and approaching its membership in NATO; As well as the formation of long -term approaches to response to Russian military, economic and political agents, ”Duda emphasized.</text:p>
      <text:p text:style-name="P4">
<text:span text:style-name="T5">
!(https://www.ukrinform.ua/rubric-world/3728528-kraini-baltii-zaklikaut-nato-posiliti-shidni-kordoni-cerez-vagnerivciv-u-bilorusi.html)</text:span>
*</text:p>
      <text:p text:style-name="P4">
The event was reported that President of Lithuania Gitanas Nauseda, Polish President Andrzej Duda, Romania President Klaus Johannis, Belgium Prime Minister Alexander de Kroo, Prime Minister of Norway Jonas Gar Stere, Prime Minister Albania.</text:p>
      <text:p text:style-name="P4">
<text:span text:style-name="T4">
 Read also: </text:span>
 <text:span text:style-name="T4">
 <text:a xlink:type="simple" xlink:href="https://www.ukrinform.ua/rubric-world/3728519-u-gaazi-startuvav-pidgotovcij-zahid-do-samitu-nato.html" text:style-name="Internet_20_link" text:visited-style-name="Visited_20_Internet_20_Link">
in Hague started a preparatory event for NATO summit</text:a>
</text:span>
</text:p>
      <text:p text:style-name="P4">
During this meeting, its participants discussed the Russian Federation in Ukraine and security in the world.</text:p>
      <text:p text:style-name="P4">
News Source: <text:a xlink:type="simple" xlink:href="https://www.ukrinform.ua/rubric-world/3728548-duda-okresliv-pat-prioritetiv-polsi-na-samit-nato-sered-nih-pidtrimka-ukraini.html" text:style-name="Internet_20_link" text:visited-style-name="Visited_20_Internet_20_Link">
https://www.ukrinform.ua/rubric-world/3728548-duda-okresliv-pat-prioritetiv-polsi-na-samit-nato-sered-nih-pidtrimka-ukraini.html</text:a>
</text:p>
      <!--NEWS-->
      <text:h text:style-name="P10" text:outline-level="1">
<text:span text:style-name="T4">
Fires near Oleshky, occupied part of Kherson region</text:span>
</text:h>
      <text:p text:style-name="P4">
Authors: liveuamap (Language: en)</text:p>
      <text:p text:style-name="P4">
Time: 2023-06-27T10:17:49</text:p>
      <text:p text:style-name="P4">
Location: Oleshky (Latitude:46.56241 Longtitude:32.76198)</text:p>
      <text:p text:style-name="P4">
Videos: []</text:p>
      <text:p text:style-name="P4">
Images: ["<text:a xlink:type="simple" xlink:href="https://liveuamap.com/pics/2023/06/27/22572130_0.jpg" text:style-name="Internet_20_link" text:visited-style-name="Visited_20_Internet_20_Link">
22572130_0.jpg</text:a>
"]</text:p>
      <text:p text:style-name="P4">
Tags: ["Europe", "Central and Eastern Europe"]</text:p>
      <text:p text:style-name="P4">
Id: 22572130</text:p>
      <!--METADATA-->
      <text:p text:style-name="P4">
Fires near Oleshky, occupied part of Kherson region</text:p>
      <text:p text:style-name="P4">
<draw:frame draw:style-name="fr1" draw:name="Image46" text:anchor-type="as-char" svg:width="6.9236in" svg:height="3.746974in" draw:z-index="0">
<draw:image xlink:href="../Images/liveuamap/2023-06-27T10-17-49/22572130_0.jpg" xlink:type="simple" xlink:show="embed" xlink:actuate="onLoad" draw:mime-type="image/jpeg"/>
</draw:frame>
News Collection Link: <text:a xlink:type="simple" xlink:href="https:\/\/liveuamap.com\/en\/2023\/27-june-fires-near-oleshky-occupied-part-of-kherson-region" text:style-name="Internet_20_link" text:visited-style-name="Visited_20_Internet_20_Link">
https:\/\/liveuamap.com\/en\/2023\/27-june-fires-near-oleshky-occupied-part-of-kherson-region</text:a>
</text:p>
      <text:p text:style-name="P4">
News Source: <text:a xlink:type="simple" xlink:href="https://twitter.com/hochu_dodomu/status/1673696519084449800" text:style-name="Internet_20_link" text:visited-style-name="Visited_20_Internet_20_Link">
https://twitter.com/hochu_dodomu/status/1673696519084449800</text:a>
</text:p>
      <!--NEWS-->
      <text:h text:style-name="P10" text:outline-level="1">
<text:span text:style-name="T4">
Explosions were reported near Berdiansk</text:span>
</text:h>
      <text:p text:style-name="P4">
Authors: liveuamap (Language: en)</text:p>
      <text:p text:style-name="P4">
Time: 2023-06-27T10:19:07</text:p>
      <text:p text:style-name="P4">
Location: Berdiansk, Zaporizhzhia region (Latitude:46.76653 Longtitude:36.55724)</text:p>
      <text:p text:style-name="P4">
Videos: []</text:p>
      <text:p text:style-name="P4">
Images: ["<text:a xlink:type="simple" xlink:href="https://liveuamap.com/pics/2023/06/27/22572131_0.jpg" text:style-name="Internet_20_link" text:visited-style-name="Visited_20_Internet_20_Link">
22572131_0.jpg</text:a>
"]</text:p>
      <text:p text:style-name="P4">
Tags: ["Europe", "Central and Eastern Europe"]</text:p>
      <text:p text:style-name="P4">
Id: 22572131</text:p>
      <!--METADATA-->
      <text:p text:style-name="P4">
Explosions were reported near Berdiansk</text:p>
      <text:p text:style-name="P4">
<draw:frame draw:style-name="fr1" draw:name="Image47" text:anchor-type="as-char" svg:width="5.0in" svg:height="10.0in" draw:z-index="0">
<draw:image xlink:href="../Images/liveuamap/2023-06-27T10-19-07/22572131_0.jpg" xlink:type="simple" xlink:show="embed" xlink:actuate="onLoad" draw:mime-type="image/jpeg"/>
</draw:frame>
News Collection Link: <text:a xlink:type="simple" xlink:href="https:\/\/liveuamap.com\/en\/2023\/27-june-explosions-were-reported-near-berdiansk" text:style-name="Internet_20_link" text:visited-style-name="Visited_20_Internet_20_Link">
https:\/\/liveuamap.com\/en\/2023\/27-june-explosions-were-reported-near-berdiansk</text:a>
</text:p>
      <text:p text:style-name="P4">
News Source: <text:a xlink:type="simple" xlink:href="https://twitter.com/apostrophe_ua/status/1673696879685632001" text:style-name="Internet_20_link" text:visited-style-name="Visited_20_Internet_20_Link">
https://twitter.com/apostrophe_ua/status/1673696879685632001</text:a>
</text:p>
      <!--NEWS-->
      <text:h text:style-name="P10" text:outline-level="1">
<text:span text:style-name="T4">
Lukashenka: camps for Wagner are not being built in Belarus, but we will help them with accom...</text:span>
</text:h>
      <text:p text:style-name="P4">
Authors: liveuamap (Language: en)</text:p>
      <text:p text:style-name="P4">
Time: 2023-06-27T10:28:59</text:p>
      <text:p text:style-name="P4">
Location: Minsk, (Latitude:53.92717 Longtitude:27.52543)</text:p>
      <text:p text:style-name="P4">
Videos: []</text:p>
      <text:p text:style-name="P4">
Images: []</text:p>
      <text:p text:style-name="P4">
Tags: ["Belarus", "Central and Eastern Europe"]</text:p>
      <text:p text:style-name="P4">
Id: 22572132</text:p>
      <!--METADATA-->
      <text:p text:style-name="P4">
Lukashenka: camps for Wagner are not being built in Belarus, but we will helpthem with accommodation if necessary - Belta</text:p>
      <text:p text:style-name="P4">
News Collection Link: <text:a xlink:type="simple" xlink:href="https:\/\/belarus.liveuamap.com\/en\/2023\/27-june-lukashenka-camps-for-wagner-are-not-being-built-in" text:style-name="Internet_20_link" text:visited-style-name="Visited_20_Internet_20_Link">
https:\/\/belarus.liveuamap.com\/en\/2023\/27-june-lukashenka-camps-for-wagner-are-not-being-built-in</text:a>
</text:p>
      <text:p text:style-name="P4">
News Source: <text:a xlink:type="simple" xlink:href="https://t.me/bbbreaking/159166" text:style-name="Internet_20_link" text:visited-style-name="Visited_20_Internet_20_Link">
https://t.me/bbbreaking/159166</text:a>
</text:p>
      <!--NEWS-->
      <text:h text:style-name="P10" text:outline-level="1">
<text:span text:style-name="T4">
Each manifestation of terror proves that the Russian Federation deserves only the defeat and the tribunal - Zelensky</text:span>
</text:h>
      <text:p text:style-name="P4">
Authors: Ukrinform (Person)</text:p>
      <text:p text:style-name="P4">
Publisher: Укринформ (Organization)</text:p>
      <text:p text:style-name="P4">
Published Time: 2023-06-27T11:15:00+03:00</text:p>
      <text:p text:style-name="P4">
Modified Time: 2023-06-27T23:15:00+03:00</text:p>
      <text:p text:style-name="P4">
Description: Every manifestation of Russian terror again and again proves to us, and to the world, that this country deserves only one in the consequences of everything that it has done - defeat and tribunal, fair and legal courts against all Russian murderers and terrorists.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ійна з Росією']</text:p>
      <text:p text:style-name="P4">
Type: Article</text:p>
      <!--METADATA-->
      <text:p text:style-name="P4">
<draw:frame draw:style-name="fr1" draw:name="Image48" text:anchor-type="as-char" svg:width="6.9236in" svg:height="3.956343in" draw:z-index="0">
<draw:image xlink:href="../Images/yкринформ/2023-06-27T11-15-00-03-00/630_360_1685386836-680.jpeg" xlink:type="simple" xlink:show="embed" xlink:actuate="onLoad" draw:mime-type="image/jpeg"/>
</draw:frame>
Everyone has proven Russian terror again and again to us, and to us, and to the world that this country deserves only one in the consequences of everything that she has done - the tract and a tribunal, a fair and legal courts against all Russian murderers and terrorists.</text:p>
      <text:p text:style-name="P4">
About it in your <text:a xlink:type="simple" xlink:href="https://www.youtube.com/watch" text:style-name="Internet_20_link" text:visited-style-name="Visited_20_Internet_20_Link">
appeal</text:a>
At the end of the 489th day of the war, President of Ukraine Volodymyr Zelenskyy said, Ukrinform reports.</text:p>
      <text:p text:style-name="P4">
<text:span text:style-name="T4">
 _ Dear Ukrainians and Ukrainian women!_ </text:span>
</text:p>
      <text:p text:style-name="P4">
Exactly on the anniversary of the impact of Russian terrorists on Kremenchuk, on the Trade Center, when 22 people were killed, Russian inhumans again directed missiles in the Potremenchuk district.</text:p>
      <text:p text:style-name="P4">
Today, Russian terrorists also fired at Kramatorsk. C-300 missiles. People were killed, and among them-a child. My condolences to my relatives and loved ones. More than 40 people are injured at this hour. Everyone is assisted. Proceeds of gaps.</text:p>
      <text:p text:style-name="P4">
Every such manifestation of terror again and again proves to us and the world, which is only one of the consequences of everything that it has done - defeat the tribunal, fair and legal courts against all Russian murderers.</text:p>
      <text:p text:style-name="P4">
And again and again, thank everyone in the world who supports Ukraine and helps our people's defense!</text:p>
      <text:p text:style-name="P4">
Today there is a new defensive package from the US for our soldiers. Armored vehicles for Petriots, Stingers and Himars. Additional shells for our artillery. I thank Mr. Biden President, Congress, both parties, and all Americans!</text:p>
      <text:p text:style-name="P4">
He spoke to Mr. Prime Minister of Norway. He thanked for the support provided - the defense, economic, political. Very important!He informed him about my trip to our warriors, about our actual defense. He voiced some of our armed needs. The creation of fighter jets also discussed. A separate topic in conversation is the future NATO summit in Vilnius. Type Norway for understanding!</text:p>
      <text:p text:style-name="P4">
He also held a special meeting with our internationalists today - the office, the government is preparation for the Vilnius summit. I am sure that the summit decisions can be static for Ukraine!We do everything possible for this and connected to this international opportunities of Ukraine.</text:p>
      <text:p text:style-name="P4">
And, of course, the front. Our characters, our active actions. Today, we also have moving before!In all areas where we take offensive actions. Thank you, warriors!Today we have important results in reflecting Russian assaults. I am very grateful to you!Thank you for every destroyed occupier and every Ukrainian life saved!</text:p>
      <text:p text:style-name="P4">
Glory to our heroes!I thank everyone in the world who is not afraid of Russian terrorists and returns the world with us!</text:p>
      <text:p text:style-name="P4">
<text:span text:style-name="T4">
<text:span text:style-name="T5">
Glory to Ukraine!</text:span>
 </text:span>
</text:p>
      <text:p text:style-name="P4">
News Source: <text:a xlink:type="simple" xlink:href="https://www.ukrinform.ua/rubric-ato/3728550-kozen-proav-teroru-dovodit-so-rf-zaslugovue-lise-na-porazku-j-tribunal-zelenskij.html" text:style-name="Internet_20_link" text:visited-style-name="Visited_20_Internet_20_Link">
https://www.ukrinform.ua/rubric-ato/3728550-kozen-proav-teroru-dovodit-so-rf-zaslugovue-lise-na-porazku-j-tribunal-zelenskij.html</text:a>
</text:p>
      <!--NEWS-->
      <text:h text:style-name="P10" text:outline-level="1">
<text:span text:style-name="T4">
Defense forces struck 12 enemy artillery units</text:span>
</text:h>
      <text:p text:style-name="P4">
Author: ['АРМІЯINFORM']</text:p>
      <text:p text:style-name="P4">
Time: 2023-06-27T12:00:00-04:00</text:p>
      <text:p text:style-name="P4">
Description: About the General Headquarters of the ZSU. “The rocket launches of the I Artiller ... The war with Ukraine 2022, the war with Ukraine is the latest news today, the news war with Ukraine 2022 is the last for today, will there be a war between Ukraine and Russia and when, the war with Ukraine will or not, it will be, Will there be a war with Ukraine in the near future, they say, the war with Ukraine, Ukrainian news today, Ukrainian news in Ukrainian media in Russian</text:p>
      <text:p text:style-name="P4">
Images: ['<text:a xlink:type="simple" xlink:href="https://armyinform.com.ua/wp-content/uploads/2019/11/img_9050.jpg" text:style-name="Internet_20_link" text:visited-style-name="Visited_20_Internet_20_Link">
img_9050.jpg</text:a>
']</text:p>
      <text:p text:style-name="P4">
Tags: ['STOPRUSSIA', 'АГРЕСІЯ РФ', 'ВІЙНА', 'ВТОРГНЕННЯ РФ', 'ГШ ЗСУ', 'ХРОНІКА ОБОРОНИ']</text:p>
      <text:p text:style-name="P4">
Category: News</text:p>
      <!--METADATA-->
      <text:p text:style-name="P4">
<draw:frame draw:style-name="fr1" draw:name="Image49" text:anchor-type="as-char" svg:width="6.9236in" svg:height="4.615733in" draw:z-index="0">
<draw:image xlink:href="../Images/AРМІЯINFORM/2023-06-27T12-00-00-04-00/img_9050.jpg" xlink:type="simple" xlink:show="embed" xlink:actuate="onLoad" draw:mime-type="image/jpeg"/>
</draw:frame>
** 🔥I</text:p>
      <text:p text:style-name="P4">
About it <text:a xlink:type="simple" xlink:href="https://www.facebook.com/GeneralStaff.ua/posts/pfbid02wQoQcoJUEsv1sQGaTDPf6qzPZC5strMvUQ2Jyrim7yfBwoNG14DP2KemksVXUa5cl" text:style-name="Internet_20_link" text:visited-style-name="Visited_20_Internet_20_Link">
reports</text:a>
The General Staff of the Armed Forces.</text:p>
      <text:p text:style-name="P4">
"The missile troops and artillery units have struck 1 point of administration, 12 enemy artillery units at fire positions, 1 enemy rack, 2 ammunition and 3 other important cylugs," the statement reads.</text:p>
      <text:p text:style-name="P4">
It is noted that the aviation of defense forces over the past 24 hours has caused 6 beats of the enemy's personnel.</text:p>
      <text:p text:style-name="P4">
News Source: <text:a xlink:type="simple" xlink:href="https://armyinform.com.ua/2023/06/27/syly-oborony-urazyly-12-artylerijskyh-pidrozdiliv-voroga/" text:style-name="Internet_20_link" text:visited-style-name="Visited_20_Internet_20_Link">
https://armyinform.com.ua/2023/06/27/syly-oborony-urazyly-12-artylerijskyh-pidrozdiliv-voroga/</text:a>
</text:p>
      <!--NEWS-->
      <text:h text:style-name="P10" text:outline-level="1">
<text:span text:style-name="T4">
Putin's war did not lead to anything but instability - Rutte</text:span>
</text:h>
      <text:p text:style-name="P4">
Authors: Ukrinform (Person)</text:p>
      <text:p text:style-name="P4">
Publisher: Укринформ (Organization)</text:p>
      <text:p text:style-name="P4">
Published Time: 2023-06-27T12:19:00+03:00</text:p>
      <text:p text:style-name="P4">
Modified Time: 2023-06-27T23:19:00+03:00</text:p>
      <text:p text:style-name="P4">
Description: Recent events in Russia are another proof that Putin's war has led to anything but instability. - Ukrinform.</text:p>
      <text:p text:style-name="P4">
Images: ['<text:a xlink:type="simple" xlink:href="https://static.ukrinform.com/photos/2023_06/thumb_files/630_360_1687896686-537.jpg" text:style-name="Internet_20_link" text:visited-style-name="Visited_20_Internet_20_Link">
630_360_16878...</text:a>
']</text:p>
      <text:p text:style-name="P4">
Tags: ['Путін', 'Рютте', 'Війна з Росією']</text:p>
      <text:p text:style-name="P4">
Type: Article</text:p>
      <!--METADATA-->
      <text:p text:style-name="P4">
<draw:frame draw:style-name="fr1" draw:name="Image50" text:anchor-type="as-char" svg:width="6.9236in" svg:height="3.956343in" draw:z-index="0">
<draw:image xlink:href="../Images/yкринформ/2023-06-27T12-19-00-03-00/630_360_1687896686-537.jpg" xlink:type="simple" xlink:show="embed" xlink:actuate="onLoad" draw:mime-type="image/jpeg"/>
</draw:frame>
The recent events in Russia are another proof that Putin's war has led to anything but instability.</text:p>
      <text:p text:style-name="P4">
The Prime Minister of the Netherlands Mark Rutte said this in the Hague at the Hague during a working conference on the results of a working meeting with the participation of heads of state and government, Poland, Romania, Albania, Belgium and Norway, Ukrinform reports in Hague.</text:p>
      <text:p text:style-name="P4">
“Instability in <text:a xlink:type="simple" xlink:href="https://www.ukrinform.ua/tag-rosia" text:style-name="Internet_20_link" text:visited-style-name="Visited_20_Internet_20_Link">
Russia</text:a>
Generality in Europe, so we are concerned. These events are another proof that Putin's war did not lead to anything but instability. First of all, she has been the unbearable suffering of the Ukrainian people ... We must focus on the purpose, making sure that Putin's war against Ukraine is failure, ”he said.</text:p>
      <text:p text:style-name="P4">
He also stressed that Russia's war in Ukraine is an unfair war with the safety of other countries.</text:p>
      <text:p text:style-name="P4">
“It's a war against everything. We are for freedom, democracy and the rule of law. And, of course, war is a direct threat to our own safety. Because in the case of success in Ukraine, Putin will not stop there. And so Ukraine can count on an adamant support, ”he stressed.</text:p>
      <text:p text:style-name="P4">
According to him, the NATO Summit in Vilnius will be very important, where the probard will be made, the war of Russia in Ukraine.</text:p>
      <text:p text:style-name="P4">
As reported by Ukrinform, on Tuesday, June 27, 2023, a meeting in the NATO preparation for the NATO summit, which should take place on July 11 and 12, was in the Dutch HAAZ.</text:p>
      <text:p text:style-name="P4">
The first NATO Secretary General Jens Stoltenberg arrived in the West, after which they met with the Prime Minister of the Netherlands Mark Rutte.</text:p>
      <text:p text:style-name="P4">
The event is attended by Lithuanian President Gitanas Nauseda, President of Poland Duda, Romania President Klaus Johannis, Prime Minister Belgiumalexer de Kroo, Prime Minister of Norwegian Jonas Gar Stere, Prime Minister.</text:p>
      <text:p text:style-name="P4">
During this meeting, its participants discussed the Russian Federation in Ukraine and security in the world.</text:p>
      <text:p text:style-name="P4">
As it was reported, since the beginning of the Russian invasion of NATO and the Union countries continue to provide Ukraine with significant political, economic, humanitarian and military assistance. The continuation and increase of such assistance will be one of the main topics during the meeting of the heads of state and governments of the country, which will take place in Vilnius on July 11-12.<text:span text:style-name="T4">
 Read also: </text:span>
 <text:a xlink:type="simple" xlink:href="https://www.ukrinform.ua/rubric-world/3728053-derzdep-pro-zakolot-prigozina-mi-pobacili-pramij-viklik-liderstvu-putina.html" text:style-name="Internet_20_link" text:visited-style-name="Visited_20_Internet_20_Link">
State Department of "Rebellion" Prigogine: We saw a direct call of leadership <text:span text:style-name="T4">
 Putin </text:span>
 a</text:a>
He noted that the decisions made during a summit in Vilnius would lead Ukraine to NATO.</text:p>
      <text:p text:style-name="P4">
At all levels, the Ukrainian side emphasized that the assurances that "Ukrainian member of the Alliance", which were heard during the NATO Bucharest Summit in 2008, were not enough.</text:p>
      <text:p text:style-name="P4">
Instead, Ukraine raises NATO allies on the issue of guaranteeing security and a clear prospects for movement to full membership in the Alliance.</text:p>
      <text:p text:style-name="P4">
News Source: <text:a xlink:type="simple" xlink:href="https://www.ukrinform.ua/rubric-polytics/3728551-vijna-putina-ne-prizvela-ni-do-cogo-okrim-nestabilnosti-rutte.html" text:style-name="Internet_20_link" text:visited-style-name="Visited_20_Internet_20_Link">
https://www.ukrinform.ua/rubric-polytics/3728551-vijna-putina-ne-prizvela-ni-do-cogo-okrim-nestabilnosti-rutte.html</text:a>
</text:p>
      <!--NEWS-->
      <text:h text:style-name="P10" text:outline-level="1">
<text:span text:style-name="T4">
Heavy shelling reported in Nikopol</text:span>
</text:h>
      <text:p text:style-name="P4">
Authors: liveuamap (Language: en)</text:p>
      <text:p text:style-name="P4">
Time: 2023-06-27T12:22:54</text:p>
      <text:p text:style-name="P4">
Location: Zaporizhia (Latitude:47.56043 Longtitude:34.39047)</text:p>
      <text:p text:style-name="P4">
Videos: []</text:p>
      <text:p text:style-name="P4">
Images: []</text:p>
      <text:p text:style-name="P4">
Tags: ["Europe", "Central and Eastern Europe"]</text:p>
      <text:p text:style-name="P4">
Id: 22572135</text:p>
      <!--METADATA-->
      <text:p text:style-name="P4">
Heavy shelling reported in Nikopol</text:p>
      <text:p text:style-name="P4">
News Collection Link: <text:a xlink:type="simple" xlink:href="https:\/\/liveuamap.com\/en\/2023\/27-june-heavy-shelling-reported-in-nikopol" text:style-name="Internet_20_link" text:visited-style-name="Visited_20_Internet_20_Link">
https:\/\/liveuamap.com\/en\/2023\/27-june-heavy-shelling-reported-in-nikopol</text:a>
</text:p>
      <text:p text:style-name="P4">
News Source: <text:a xlink:type="simple" xlink:href="https://t.me/dnepr_operativ/45210" text:style-name="Internet_20_link" text:visited-style-name="Visited_20_Internet_20_Link">
https://t.me/dnepr_operativ/45210</text:a>
</text:p>
      <!--NEWS-->
      <text:h text:style-name="P10" text:outline-level="1">
<text:span text:style-name="T4">
Putin is not vetoed to expand NATO - Stoltenberg</text:span>
</text:h>
      <text:p text:style-name="P4">
Authors: Ukrinform (Person)</text:p>
      <text:p text:style-name="P4">
Publisher: Укринформ (Organization)</text:p>
      <text:p text:style-name="P4">
Published Time: 2023-06-27T13:22:00+03:00</text:p>
      <text:p text:style-name="P4">
Modified Time: 2023-06-27T23:22:00+03:00</text:p>
      <text:p text:style-name="P4">
Description: Not Putin and not Russia will resolve the issue of future Ukraine's membership in NATO. - Ukrinform.</text:p>
      <text:p text:style-name="P4">
Images: ['<text:a xlink:type="simple" xlink:href="https://static.ukrinform.com/photos/2023_06/thumb_files/630_360_1687176890-610.jpg" text:style-name="Internet_20_link" text:visited-style-name="Visited_20_Internet_20_Link">
630_360_16871...</text:a>
']</text:p>
      <text:p text:style-name="P4">
Tags: ['НАТО', 'Столтенберг', 'Україна', 'Війна з Росією']</text:p>
      <text:p text:style-name="P4">
Type: Article</text:p>
      <!--METADATA-->
      <text:p text:style-name="P4">
<draw:frame draw:style-name="fr1" draw:name="Image51" text:anchor-type="as-char" svg:width="6.9236in" svg:height="3.956343in" draw:z-index="0">
<draw:image xlink:href="../Images/yкринформ/2023-06-27T13-22-00-03-00/630_360_1687176890-610.jpg" xlink:type="simple" xlink:show="embed" xlink:actuate="onLoad" draw:mime-type="image/jpeg"/>
</draw:frame>
Not Putin in Russia will resolve the issue of future Ukraine's membership in NATO.</text:p>
      <text:p text:style-name="P4">
This was stated by the Secretary -General of the Alliance Jens Stoltenberg in the Hague -preparatory for the Vilnius Summit of the meeting, CorrespondentThinform reports.</text:p>
      <text:p text:style-name="P4">
"The Allies agree on many issues, including Ukraine's membership, everyone agrees that NATO's doors are open ... All allies pass that Ukraine will be a member," Stoltenberg said.</text:p>
      <text:p text:style-name="P4">
<text:span text:style-name="T4">
 Read also: </text:span>
 <text:span text:style-name="T4">
 <text:a xlink:type="simple" xlink:href="https://www.ukrinform.ua/rubric-world/3728548-duda-okresliv-pat-prioritetiv-polsi-na-samit-nato-sered-nih-pidtrimka-ukraini.html" text:style-name="Internet_20_link" text:visited-style-name="Visited_20_Internet_20_Link">
Duda outlined five Priorities of Poland for NATO summit, among them - support of Ukraine</text:a>
</text:span>
</text:p>
      <text:p text:style-name="P4">
He noted that it is the Alliance and Ukraine, not Russia, will decide that the hole country will become a full member.</text:p>
      <text:p text:style-name="P4">
"President Putin is not vetoed to expand NATO," he emphasized the head of that structure.</text:p>
      <text:p text:style-name="P4">
He noted that the allies continue consultations and are convinced that consensus will be able to have Ukraine's desire for membership.</text:p>
      <text:p text:style-name="P4">
<text:span text:style-name="T4">
 Read also: </text:span>
 <text:span text:style-name="T4">
 <text:a xlink:type="simple" xlink:href="https://www.ukrinform.ua/rubric-polytics/3728503-ukraina-ocikue-na-samiti-u-vilnusi-duze-silnogo-signalu-sodo-vstupu-v-nato-ermak.html" text:style-name="Internet_20_link" text:visited-style-name="Visited_20_Internet_20_Link">
Ukraine expects at a summit in Vilnius a "very strong signal" regarding NATO's accession - Yermak</text:a>
</text:span>
</text:p>
      <text:p text:style-name="P4">
But now the most urgent issue is to ensure Ukraine's preference for Putin's Business President.</text:p>
      <text:p text:style-name="P4">
"If Ukraine does not remain a sovereign and independent nation, then the question of the path will not stand at all," the politician added.</text:p>
      <text:p text:style-name="P4">
He stressed that the Allies concentrate their efforts on providing military and economic support to Kiev and confirm it at the summit. Practical membership training is to help you switch to new weapons, standards and processes and more.</text:p>
      <text:p text:style-name="P4">
<text:span text:style-name="T4">
 Read also: </text:span>
 <text:span text:style-name="T4">
 <text:a xlink:type="simple" xlink:href="https://www.ukrinform.ua/rubric-ato/3728509-artileria-dla-zsu-i-samit-nato-zelenskij-proviv-rozmovu-z-premerom-norvegii.html" text:style-name="Internet_20_link" text:visited-style-name="Visited_20_Internet_20_Link">
NATO Artillery for the Armed Forces and Summit: Zelensky Power with Prime Minister of Norway</text:a>
 </text:span>
</text:p>
      <text:p text:style-name="P4">
"It is absolutely clear that we have sent a clear message to Moscow and Minsk, it will protect all the allies, the whole territory of the Alliance," - said Stoltenberg, adding that both these capitals should have a shadow of doubt about the readiness of the bloc to protect their members against its members all possible threats.</text:p>
      <text:p text:style-name="P4">
<text:span text:style-name="T5">
!(https://www.ukrinform.ua/rubric-world/3728528-kraini-baltii-zaklikaut-nato-posiliti-shidni-kordoni-cerez-vagnerivciv-u-bilorusi.html)</text:span>
*</text:p>
      <text:p text:style-name="P4">
The Alliance head called the right decision to increase the presence of the Emergency Flanging for the first time after the end of the Cold War, adopted in 2014. After the start of the full -scale <text:span text:style-name="T4">
 [RF War].(https://www.ukrinform.ua/tag-vijna-z-rosieu)</text:span>
 Against Ukraine, the number of rapid response troops in this region was doubled, he informed.</text:p>
      <text:p text:style-name="P4">
"We have readiness, we have strength, we have plans and determination," NATO's assured person, adding that it is not about provoking conflict, but about preventing it.</text:p>
      <text:p text:style-name="P4">
Recall that the Alliance summit will take place in Vilnius on July 11-12.</text:p>
      <text:p text:style-name="P4">
News Source: <text:a xlink:type="simple" xlink:href="https://www.ukrinform.ua/rubric-polytics/3728553-putin-ne-mae-prava-veto-na-rozsirenna-nato-stoltenberg.html" text:style-name="Internet_20_link" text:visited-style-name="Visited_20_Internet_20_Link">
https://www.ukrinform.ua/rubric-polytics/3728553-putin-ne-mae-prava-veto-na-rozsirenna-nato-stoltenberg.html</text:a>
</text:p>
      <!--NEWS-->
      <text:h text:style-name="P10" text:outline-level="1">
<text:span text:style-name="T4">
Russian army conducted missile strike at central Kramatorsk</text:span>
</text:h>
      <text:p text:style-name="P4">
Authors: liveuamap (Language: en)</text:p>
      <text:p text:style-name="P4">
Time: 2023-06-27T13:24:01</text:p>
      <text:p text:style-name="P4">
Location: Donetsk Oblast (Latitude:48.72578 Longtitude:37.56405)</text:p>
      <text:p text:style-name="P4">
Videos: []</text:p>
      <text:p text:style-name="P4">
Images: []</text:p>
      <text:p text:style-name="P4">
Tags: []</text:p>
      <text:p text:style-name="P4">
Id: 22572170</text:p>
      <!--METADATA-->
      <text:p text:style-name="P4">
Russian army conducted missile strike at central Kramatorsk</text:p>
      <text:p text:style-name="Quotations">

<text:p text:style-name="P4">
<text:a xlink:type="simple" xlink:href="https://t.co/fZVTMO1jxw" text:style-name="Internet_20_link" text:visited-style-name="Visited_20_Internet_20_Link">
 https://t.co/fZVTMO1jxw </text:a>
&gt;
&gt;
 — <text:a xlink:type="simple" xlink:href="https://twitter.com/rezerv8/status/1673741699917529116" text:style-name="Internet_20_link" text:visited-style-name="Visited_20_Internet_20_Link">
 </text:a>
__ Jump to map</text:p>

</text:p>
      <text:p text:style-name="P4">
<text:span text:style-name="T4">
Donetsk Oblast</text:span>
</text:p>
      <text:p text:style-name="P4">
Watch more</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8-october-another-image-of-collapsed-road-part-of-crimean" text:style-name="Internet_20_link" text:visited-style-name="Visited_20_Internet_20_Link">
 Another image of collapsed road part of Crimean bridge</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30-august-new-explosions-at-antonivsky-bridge" text:style-name="Internet_20_link" text:visited-style-name="Visited_20_Internet_20_Link">
 New explosions at Antonivsky Bridge </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9-august-big-column-of-smoke-over-novofedorivka-airfield" text:style-name="Internet_20_link" text:visited-style-name="Visited_20_Internet_20_Link">
 Big column ofsmoke over Novofedorivka airfield in western Crimea</text:a>
Show comments</text:p>
      <text:p text:style-name="P4">
News Collection Link: <text:a xlink:type="simple" xlink:href="https:\/\/liveuamap.com\/en\/2023\/27-june-russian-army-conducted-missile-strike-at-central" text:style-name="Internet_20_link" text:visited-style-name="Visited_20_Internet_20_Link">
https:\/\/liveuamap.com\/en\/2023\/27-june-russian-army-conducted-missile-strike-at-central</text:a>
</text:p>
      <text:p text:style-name="P4">
News Source: <text:a xlink:type="simple" xlink:href="https://twitter.com/rezerv8/status/1673741699917529116" text:style-name="Internet_20_link" text:visited-style-name="Visited_20_Internet_20_Link">
https://twitter.com/rezerv8/status/1673741699917529116</text:a>
</text:p>
      <!--NEWS-->
      <text:h text:style-name="P10" text:outline-level="1">
<text:span text:style-name="T4">
Destruction as result of a missile strike in Kramatorsk</text:span>
</text:h>
      <text:p text:style-name="P4">
Authors: liveuamap (Language: en)</text:p>
      <text:p text:style-name="P4">
Time: 2023-06-27T13:28:24</text:p>
      <text:p text:style-name="P4">
Location: Donetsk Oblast (Latitude:48.72662 Longtitude:37.56517)</text:p>
      <text:p text:style-name="P4">
Videos: []</text:p>
      <text:p text:style-name="P4">
Images: ["<text:a xlink:type="simple" xlink:href="https://liveuamap.com/pics/2023/06/27/22572172_0.jpg" text:style-name="Internet_20_link" text:visited-style-name="Visited_20_Internet_20_Link">
22572172_0.jpg</text:a>
"]</text:p>
      <text:p text:style-name="P4">
Tags: []</text:p>
      <text:p text:style-name="P4">
Id: 22572172</text:p>
      <!--METADATA-->
      <text:p text:style-name="P4">
Destruction as result of a missile strike in Kramatorsk</text:p>
      <text:p text:style-name="P4">
<draw:frame draw:style-name="fr1" draw:name="Image52" text:anchor-type="as-char" svg:width="6.9236in" svg:height="6.177982in" draw:z-index="0">
<draw:image xlink:href="../Images/liveuamap/2023-06-27T13-28-24/22572172_0.jpg" xlink:type="simple" xlink:show="embed" xlink:actuate="onLoad" draw:mime-type="image/jpeg"/>
</draw:frame>
News Collection Link: <text:a xlink:type="simple" xlink:href="https:\/\/liveuamap.com\/en\/2023\/27-june-destruction-as-result-of-a-missile-strike-in-kramatorsk" text:style-name="Internet_20_link" text:visited-style-name="Visited_20_Internet_20_Link">
https:\/\/liveuamap.com\/en\/2023\/27-june-destruction-as-result-of-a-missile-strike-in-kramatorsk</text:a>
</text:p>
      <text:p text:style-name="P4">
News Source: <text:a xlink:type="simple" xlink:href="https://t.me/novosti_donbass24/49981" text:style-name="Internet_20_link" text:visited-style-name="Visited_20_Internet_20_Link">
https://t.me/novosti_donbass24/49981</text:a>
</text:p>
      <!--NEWS-->
      <text:h text:style-name="P10" text:outline-level="1">
<text:span text:style-name="T4">
Missile hit crowded cafe in central Kramatorsk, - head of regional administration</text:span>
</text:h>
      <text:p text:style-name="P4">
Authors: liveuamap (Language: en)</text:p>
      <text:p text:style-name="P4">
Time: 2023-06-27T13:34:29</text:p>
      <text:p text:style-name="P4">
Location: Kramatorsk (Latitude:48.72426 Longtitude:37.56509)</text:p>
      <text:p text:style-name="P4">
Videos: []</text:p>
      <text:p text:style-name="P4">
Images: ["<text:a xlink:type="simple" xlink:href="https://liveuamap.com/pics/2023/06/27/22572173_0.jpg" text:style-name="Internet_20_link" text:visited-style-name="Visited_20_Internet_20_Link">
22572173_0.jpg</text:a>
"]</text:p>
      <text:p text:style-name="P4">
Tags: []</text:p>
      <text:p text:style-name="P4">
Id: 22572173</text:p>
      <!--METADATA-->
      <text:p text:style-name="P4">
Missile hit crowded cafe in central Kramatorsk, - head of regional administration<draw:frame draw:style-name="fr1" draw:name="Image53" text:anchor-type="as-char" svg:width="6.9236in" svg:height="5.1927in" draw:z-index="0">
<draw:image xlink:href="../Images/liveuamap/2023-06-27T13-34-29/22572173_0.jpg" xlink:type="simple" xlink:show="embed" xlink:actuate="onLoad" draw:mime-type="image/jpeg"/>
</draw:frame>
News Collection Link: <text:a xlink:type="simple" xlink:href="https:\/\/liveuamap.com\/en\/2023\/27-june-missile-hit-crowded-cafe-in-central-kramatorsk--head" text:style-name="Internet_20_link" text:visited-style-name="Visited_20_Internet_20_Link">
https:\/\/liveuamap.com\/en\/2023\/27-june-missile-hit-crowded-cafe-in-central-kramatorsk--head</text:a>
</text:p>
      <text:p text:style-name="P4">
News Source: <text:a xlink:type="simple" xlink:href="https://t.me/channel24_ua/94430" text:style-name="Internet_20_link" text:visited-style-name="Visited_20_Internet_20_Link">
https://t.me/channel24_ua/94430</text:a>
</text:p>
      <!--NEWS-->
      <text:h text:style-name="P10" text:outline-level="1">
<text:span text:style-name="T4">
38 combat clashes took place in Liman, Bakhmut and Marinskaya Directions</text:span>
</text:h>
      <text:p text:style-name="P4">
Author: ['АРМІЯINFORM']</text:p>
      <text:p text:style-name="P4">
Time: 2023-06-27T14:00:00-04:00</text:p>
      <text:p text:style-name="P4">
Description: About the Rankova at the Rankovoi General Staff of the ZSU "enemy I Podalі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19/11/3-4.jpg" text:style-name="Internet_20_link" text:visited-style-name="Visited_20_Internet_20_Link">
3-4.jpg</text:a>
']</text:p>
      <text:p text:style-name="P4">
Tags: ['STOPRUSSIA', 'АГРЕСІЯ РФ', 'ВІЙНА', 'ВТОРГНЕННЯ РФ', 'ГШ ЗСУ']</text:p>
      <text:p text:style-name="P4">
Category: News</text:p>
      <!--METADATA-->
      <text:p text:style-name="P4">
<draw:frame draw:style-name="fr1" draw:name="Image54" text:anchor-type="as-char" svg:width="6.9236in" svg:height="4.615733in" draw:z-index="0">
<draw:image xlink:href="../Images/AРМІЯINFORM/2023-06-27T14-00-00-04-00/3-4.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2wQoQcoJUEsv1sQGaTDPf6qzPZC5strMvUQ2Jyrim7yfBwoNG14DP2KemksVXUa5cl" text:style-name="Internet_20_link" text:visited-style-name="Visited_20_Internet_20_Link">
it is referred</text:a>
In the morning summary of the General Staff of the Armed Forces</text:p>
      <text:p text:style-name="P4">
"The enemy continues to focus the main efforts in the Liman, Bakhmut Tamarin directions - 38 combat clashes took place during the day," the message is in charge.</text:p>
      <text:p text:style-name="P4">
In the Liman direction, the enemy struck air strikes in the areas of Bigorivka region and Merry, controversial and Razdolivka in Donetsk region. The artillery shelling was suffered by Bigorivka of the Luhansk region and Torke, Serebryanka, Verkhnamyansk, controversial and Rozdolivka - Donetsk.</text:p>
      <text:p text:style-name="P4">
In the Bakhmut direction, the enemy performed unsuccessful offensive actions in the Bogdanivka. He struck air strikes in the areas of Sergiyivka, Soledar and Beligory. From enemy artillery shelling the districts of inhabited donations of Vasyukivka, Markovo, chrome, times of Yar, Ivanivske, Pazarivka are tangent of Donetsk region.</text:p>
      <text:p text:style-name="P4">
In the Mariinsky direction, the enemy carried out offensive actions in the Marinka area, had no success. He struck an aviation strike near Krasnogorivka. At the same time, he made artillery shelling of settlements in St. George, Marinka Tapobed of Donetsk region.</text:p>
      <text:p text:style-name="P4">
News Source: <text:a xlink:type="simple" xlink:href="https://armyinform.com.ua/2023/06/27/38-bojovyh-zitknen-vidbulosya-na-lymanskomu-bahmutskomu-ta-maryinskomu-napryamkah/" text:style-name="Internet_20_link" text:visited-style-name="Visited_20_Internet_20_Link">
https://armyinform.com.ua/2023/06/27/38-bojovyh-zitknen-vidbulosya-na-lymanskomu-bahmutskomu-ta-maryinskomu-napryamkah/</text:a>
</text:p>
      <!--NEWS-->
      <text:h text:style-name="P10" text:outline-level="1">
<text:span text:style-name="T4">
In Kramatorsk, at least four dead and 42 wounded</text:span>
</text:h>
      <text:p text:style-name="P4">
Authors: Ukrinform (Person)</text:p>
      <text:p text:style-name="P4">
Publisher: Укринформ (Organization)</text:p>
      <text:p text:style-name="P4">
Published Time: 2023-06-27T14:27:00+03:00</text:p>
      <text:p text:style-name="P4">
Modified Time: 2023-06-27T23:27:00+03:00</text:p>
      <text:p text:style-name="P4">
Description: The number of killed as a result of a Russian rocket strike on Kramatorsk increased to four people, another 42 were injured in varying severity. - Ukrinform.</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55" text:anchor-type="as-char" svg:width="6.9236in" svg:height="3.956343in" draw:z-index="0">
<draw:image xlink:href="../Images/yкринформ/2023-06-27T14-27-00-03-00/630_360_1687892764-893.jpg" xlink:type="simple" xlink:show="embed" xlink:actuate="onLoad" draw:mime-type="image/jpeg"/>
</draw:frame>
The number of people in the Russian rocket stroke on Kramatorsk increased daughter -in -law, 42 more - injured varying severity.</text:p>
      <text:p text:style-name="P4">
About it <text:a xlink:type="simple" xlink:href="https://t.me/pgo_gov_ua/13877" text:style-name="Internet_20_link" text:visited-style-name="Visited_20_Internet_20_Link">
reported</text:a>
In the office of the General Prosecutor, Ukrinform reports.</text:p>
      <text:p text:style-name="P4">
Among the dead is a 17-year-old girl, and among the wounded-an 8-month-old baby. All the wounded are provided with qualified medical care.</text:p>
      <text:p text:style-name="P4">
The epicenter of the explosion contained food establishments, apartment buildings, commercial premises, cars, post office and other structures in which windows, windows and doors were traveled. A fire occurred as a result of a hit.</text:p>
      <text:p text:style-name="P4">
<text:span text:style-name="T4">
 Read also: </text:span>
 <text:span text:style-name="T4">
 <text:a xlink:type="simple" xlink:href="https://www.ukrinform.ua/rubric-ato/3728539-kilkist-poranenih-vnaslidok-obstrilu-kramatorska-zbilsilas-do-42-nacpolicia.html" text:style-name="Internet_20_link" text:visited-style-name="Visited_20_Internet_20_Link">
the number of wounded as a result of Kramatorski firing has grown to 42 - National Police</text:a>
</text:span>
</text:p>
      <text:p text:style-name="P4">
In addition, the invaders fired the private sector of the village of Belenke. There were injured 5 local residents who were in themselves in the evening.</text:p>
      <text:p text:style-name="P4">
The gaps are still being disassembled. People may be under them, so the number of casualties are still being established.</text:p>
      <text:p text:style-name="P4">
<text:span text:style-name="T4">
 Read also: </text:span>
 <text:span text:style-name="T4">
 <text:a xlink:type="simple" xlink:href="https://www.ukrinform.ua/rubric-ato/3728550-kozen-proav-teroru-dovodit-so-rf-zaslugovue-lise-na-porazku-j-tribunal-zelenskij.html" text:style-name="Internet_20_link" text:visited-style-name="Visited_20_Internet_20_Link">
every manifestation of terror proves that the Russian Federation deserves only the stroke and the tribunal - Zelensky</text:a>
</text:span>
</text:p>
      <text:p text:style-name="P4">
As reported by Ukrinform, on June 27 in the evening the Russians caused two <text:span text:style-name="T4">
 <text:a xlink:type="simple" xlink:href="https://www.ukrinform.ua/tag-raketnij-udar" text:style-name="Internet_20_link" text:visited-style-name="Visited_20_Internet_20_Link">
rocket launchers</text:a>
</text:span>
 On Kramatorsk.</text:p>
      <text:p text:style-name="P4">
<text:span text:style-name="T4">
 Read also: </text:span>
 <text:span text:style-name="T4">
 <text:a xlink:type="simple" xlink:href="https://www.ukrinform.ua/rubric-ato/3728532-u-kramatorsku-kilkist-zertv-raketnogo-udaru-zrosla-do-troh-25-poranenih.html" text:style-name="Internet_20_link" text:visited-style-name="Visited_20_Internet_20_Link">
in Kramatorsk the number of victims of rocket stroke of three, 25 wounded</text:a>
</text:span>
</text:p>
      <text:p text:style-name="P4">
The first hit was in _ <text:span text:style-name="T4">
 <text:a xlink:type="simple" xlink:href="https://www.ukrinform.ua/rubric-ato/3728508-u-kramatorsku-rosijska-raketa-zrujnuvala-zaklad-u-centri-mista.html" text:style-name="Internet_20_link" text:visited-style-name="Visited_20_Internet_20_Link">
Food in the city center, the second - in the village of Bilenke. </text:a>
</text:span>
 _</text:p>
      <text:p text:style-name="P4">
News Source: <text:a xlink:type="simple" xlink:href="https://www.ukrinform.ua/rubric-ato/3728563-u-kramatorsku-vze-sonajmense-cetvero-zagiblih-ta-42-poranenih.html" text:style-name="Internet_20_link" text:visited-style-name="Visited_20_Internet_20_Link">
https://www.ukrinform.ua/rubric-ato/3728563-u-kramatorsku-vze-sonajmense-cetvero-zagiblih-ta-42-poranenih.html</text:a>
</text:p>
      <!--NEWS-->
      <text:h text:style-name="P10" text:outline-level="1">
<text:span text:style-name="T4">
The Netherlands is making efforts to strengthen Ukraine -Rutte air defense</text:span>
</text:h>
      <text:p text:style-name="P4">
Authors: Ukrinform (Person)</text:p>
      <text:p text:style-name="P4">
Publisher: Укринформ (Organization)</text:p>
      <text:p text:style-name="P4">
Published Time: 2023-06-27T15:30:00+03:00</text:p>
      <text:p text:style-name="P4">
Modified Time: 2023-06-27T23:30:00+03:00</text:p>
      <text:p text:style-name="P4">
Description: The Netherlands is making efforts to enhance Ukraine's air defense. - Ukrinform.</text:p>
      <text:p text:style-name="P4">
Images: ['<text:a xlink:type="simple" xlink:href="https://static.ukrinform.com/photos/2023_06/thumb_files/630_360_1687896631-952.jpg" text:style-name="Internet_20_link" text:visited-style-name="Visited_20_Internet_20_Link">
630_360_16878...</text:a>
']</text:p>
      <text:p text:style-name="P4">
Tags: ['Нідерланди', 'Рютте', 'Україна', 'ППО']</text:p>
      <text:p text:style-name="P4">
Type: Article</text:p>
      <!--METADATA-->
      <text:p text:style-name="P4">
<draw:frame draw:style-name="fr1" draw:name="Image56" text:anchor-type="as-char" svg:width="6.9236in" svg:height="3.956343in" draw:z-index="0">
<draw:image xlink:href="../Images/yкринформ/2023-06-27T15-30-00-03-00/630_360_1687896631-952.jpg" xlink:type="simple" xlink:show="embed" xlink:actuate="onLoad" draw:mime-type="image/jpeg"/>
</draw:frame>
The Netherlands is efforts to enhance Ukraine's air defense.</text:p>
      <text:p text:style-name="P4">
The Prime Minister of the Netherlands Mark Rutte said this in the Hague at the Hague during a working conference on the results of a working meeting with the participation of heads of state and government, Poland, Romania, Albania, Belgium and Norway, Ukrinform reports in Hague.</text:p>
      <text:p text:style-name="P4">
“We make every effort to strengthen air defense <text:a xlink:type="simple" xlink:href="https://www.ukrinform.ua/tag-ukraina" text:style-name="Internet_20_link" text:visited-style-name="Visited_20_Internet_20_Link">
Ukraine</text:a>
, and we, as before, will be devoted to the cities and in no way guilty of civilians are protected from Russia's cruel robust attacks now and in the coming years. And when the matter goes to further form NATO relations with Ukraine to decide it to Ukraine and all the members of the Alliance, not Vladimir Putin and not the Russian Federation, ”he emphasized.</text:p>
      <text:p text:style-name="P4">
According to him, Lithuania is a good place for the summit next month. He also said that the path that Ukraine is going on is the same path that has passed other countries on the border with Russia in the last 30 years.</text:p>
      <text:p text:style-name="P4">
Rutte also noted that NATO members are now 31 countries, and it was hoped that Sweden would be 32th in the 32nd country.</text:p>
      <text:p text:style-name="P4">
“Putin's plan had unpleasant consequences because of his ruthless aggression. He was consent to share us, but now he knows that we will continue firmly in our collective security, ”he said.</text:p>
      <text:p text:style-name="P4">
Also, Rutte, answering journalists' questions about today's affairs on specific steps for Ukraine on the way to NATO membership, Rutte said: “Presidents of Lithuania and Romania very clearly said that we should move forward postbuilding, we cannot simply follow Bucharest. which we can accept at the NATO summit, which will give Ukraine a clear signal that its future in NATO, ”he said.</text:p>
      <text:p text:style-name="P4">
As reported by Ukrinform, on Tuesday, June 27, 2023, a meeting in the NATO preparation for the NATO summit, which should take place on July 11 and 12, was in the Dutch HAAZ.</text:p>
      <text:p text:style-name="P4">
The first NATO Secretary General Jens Stoltenberg arrived in the West, after which they met with the Prime Minister of the Netherlands Mark Rutte.</text:p>
      <text:p text:style-name="P4">
*!(https://www.ukrinform.ua/rubric-ato/3725172-ukraini-ne-vistacae-zasobiv-ppo-sob-zakriti-vsu-teritoriu-vid-rosijskih-obstriliv-ignat.html)</text:p>
      <text:p text:style-name="P4">
During this meeting, its participants discussed the Russian Federation in Ukraine and security in the world.</text:p>
      <text:p text:style-name="P4">
As it was reported, since the beginning of the Russian invasion of NATO and the Union countries continue to provide Ukraine with significant political, economic, humanitarian and military assistance. The continuation and increase of such assistance will be one of the main topics during the meeting of the heads of state and governments of the country, which will take place in Vilnius on July 11-12.</text:p>
      <text:p text:style-name="P4">
NATO Secretary General Jens Stoltenberg noted at one of the latest pre -conferences that NATO Allies agree that Ukraine became the Alliance, but will not consider the issue of its formal invitation to enter during the Vilnius Summit.</text:p>
      <text:p text:style-name="P4">
<text:span text:style-name="T4">
 Read also: </text:span>
 <text:a xlink:type="simple" xlink:href="https://www.ukrinform.ua/rubric-polytics/3728551-vijna-putina-ne-prizvela-ni-do-cogo-okrim-nestabilnosti-rutte.html" text:style-name="Internet_20_link" text:visited-style-name="Visited_20_Internet_20_Link">
Putin's war did not lead to anything but instability- <text:span text:style-name="T4">
 Rutte </text:span>
</text:a>
He noted that the decisions made during a summit in Vilnius would lead Ukraine to NATO.</text:p>
      <text:p text:style-name="P4">
At all levels, the Ukrainian side emphasized that the assurances that "Ukrainian member of the Alliance", which were heard during the NATO Bucharest Summit in 2008, were not enough.</text:p>
      <text:p text:style-name="P4">
Instead, Ukraine raises NATO allies on the issue of guaranteeing security and a clear prospects for movement to full membership in the Alliance.</text:p>
      <text:p text:style-name="P4">
News Source: <text:a xlink:type="simple" xlink:href="https://www.ukrinform.ua/rubric-ato/3728560-niderlandi-dokladaut-zusil-dla-zmicnenna-protipovitranoi-oboroni-ukraini-rutte.html" text:style-name="Internet_20_link" text:visited-style-name="Visited_20_Internet_20_Link">
https://www.ukrinform.ua/rubric-ato/3728560-niderlandi-dokladaut-zusil-dla-zmicnenna-protipovitranoi-oboroni-ukraini-rutte.html</text:a>
</text:p>
      <!--NEWS-->
      <text:h text:style-name="P10" text:outline-level="1">
<text:span text:style-name="T4">
Explosions were reported in Zaporizhzhia</text:span>
</text:h>
      <text:p text:style-name="P4">
Authors: liveuamap (Language: en)</text:p>
      <text:p text:style-name="P4">
Time: 2023-06-27T15:36:46</text:p>
      <text:p text:style-name="P4">
Location: Zaporizhzhia, Zaporiz'ka oblast (Latitude:47.8392 Longtitude:35.08604)</text:p>
      <text:p text:style-name="P4">
Videos: []</text:p>
      <text:p text:style-name="P4">
Images: []</text:p>
      <text:p text:style-name="P4">
Tags: ["Europe", "Central and Eastern Europe"]</text:p>
      <text:p text:style-name="P4">
Id: 22572176</text:p>
      <!--METADATA-->
      <text:p text:style-name="P4">
Explosions were reported in Zaporizhzhia</text:p>
      <text:p text:style-name="P4">
News Collection Link: <text:a xlink:type="simple" xlink:href="https:\/\/liveuamap.com\/en\/2023\/27-june-explosions-were-reported-in-zaporizhzhia-" text:style-name="Internet_20_link" text:visited-style-name="Visited_20_Internet_20_Link">
https:\/\/liveuamap.com\/en\/2023\/27-june-explosions-were-reported-in-zaporizhzhia-</text:a>
</text:p>
      <text:p text:style-name="P4">
News Source: <text:a xlink:type="simple" xlink:href="https://t.me/war_monitor/8375" text:style-name="Internet_20_link" text:visited-style-name="Visited_20_Internet_20_Link">
https://t.me/war_monitor/8375</text:a>
</text:p>
      <!--NEWS-->
      <text:h text:style-name="P10" text:outline-level="1">
<text:span text:style-name="T4">
Thomson Reuters Media Company buys an artificial intelligence -based startup</text:span>
</text:h>
      <text:p text:style-name="P4">
Authors: Ukrinform (Person)</text:p>
      <text:p text:style-name="P4">
Publisher: Укринформ (Organization)</text:p>
      <text:p text:style-name="P4">
Published Time: 2023-06-27T15:55:41+03:00</text:p>
      <text:p text:style-name="P4">
Modified Time: 2023-06-27T15:55:41+03:00</text:p>
      <text:p text:style-name="P4">
Description: Thomson Reuters Media Company will acquire a CaseText - a legal startup with an assistant artificial intelligence (AI) - for $ 650 million. - Ukrinform.</text:p>
      <text:p text:style-name="P4">
Images: ['<text:a xlink:type="simple" xlink:href="https://static.ukrinform.com/photos/2017_09/thumb_files/630_360_1504424821-5976.jpg" text:style-name="Internet_20_link" text:visited-style-name="Visited_20_Internet_20_Link">
630_360_15044...</text:a>
']</text:p>
      <text:p text:style-name="P4">
Tags: ['Стартап', 'Технології', 'Штучний інтелект', 'Медіа']</text:p>
      <text:p text:style-name="P4">
Type: Article</text:p>
      <!--METADATA-->
      <text:p text:style-name="P4">
<draw:frame draw:style-name="fr1" draw:name="Image57" text:anchor-type="as-char" svg:width="6.9236in" svg:height="3.956343in" draw:z-index="0">
<draw:image xlink:href="../Images/yкринформ/2023-06-27T15-55-41-03-00/630_360_1504424821-5976.jpg" xlink:type="simple" xlink:show="embed" xlink:actuate="onLoad" draw:mime-type="image/jpeg"/>
</draw:frame>
Thomson Reuters Media Company will acquire a casket - a legal startup with an artificial intelligence -based assistant(Thor)- for $ 650 million.</text:p>
      <text:p text:style-name="P4">
About it reports <text:a xlink:type="simple" xlink:href="https://www.reuters.com/markets/deals/thomson-reuters-acquire-legal-tech-provider-casetext-650-mln-2023-06-27/" text:style-name="Internet_20_link" text:visited-style-name="Visited_20_Internet_20_Link">
Reuters</text:a>
, reports Ukrinform.</text:p>
      <text:p text:style-name="P4">
One of the key products of CaseText is CocounSel, a legal assistant with a shaped intelligence, launched in 2023 on GPT -4. In a matter of minutes, it provides review of documents, legal research notes, preparation of the statement analysis of contracts, according to Thomson Reuters.</text:p>
      <text:p text:style-name="P4">
CaseText gained access to the large language model OpenAi GPT-4, which made it possible to develop solutions by new technology and improve the use of lawyers.</text:p>
      <text:p text:style-name="P4">
<text:span text:style-name="T4">
 Read also: </text:span>
 <text:a xlink:type="simple" xlink:href="https://www.ukrinform.ua/rubric-technology/3728167-v-aponii-hocut-vprovaditi-stucnij-intelekt-dla-polegsenna-praci-derzsluzbovciv.html" text:style-name="Internet_20_link" text:visited-style-name="Visited_20_Internet_20_Link">
in Japan they want to introduce <text:span text:style-name="T4">
 artificial </text:span>
 <text:span text:style-name="T4">
 intelligence </text:span>
 to esters the work of civil servants</text:a>
CaseText California has 104 employees, and its clients have 10,000 law firms and corporate legal departments.</text:p>
      <text:p text:style-name="P4">
The President and CEO of Thomson Reuters Steve Hasker noted that the CaseText's acquisition is another step towards providing generative decisions <text:a xlink:type="simple" xlink:href="https://www.ukrinform.ua/tag-stucnij-intelekt" text:style-name="Internet_20_link" text:visited-style-name="Visited_20_Internet_20_Link">
artificial intelligence</text:a>
customers.</text:p>
      <text:p text:style-name="P4">
Generative AI is a type of artificial intelligence that generates a new content or data answer to a clue or user's question.</text:p>
      <text:p text:style-name="P4">
<text:span text:style-name="T4">
 Read also: </text:span>
 <text:a xlink:type="simple" xlink:href="https://www.ukrinform.ua/rubric-technology/3725885-openai-planue-stvoriti-magazin-dodatkiv-dla-produktiv-zi-stucnim-intelektom-zmi.html" text:style-name="Internet_20_link" text:visited-style-name="Visited_20_Internet_20_Link">
Openai plans to create a product store with <text:span text:style-name="T4">
 artificial </text:span>
 <text:span text:style-name="T4">
 </text:span>
 intelligence ** OM - media</text:a>
The agreement is expected to be completed in the second half of 2023, provided that the regulatory bodies are conditional permits.</text:p>
      <text:p text:style-name="P4">
Earlier, Thomson Reuters CFO Michael Eastwood stated that the company was planning to invest about $ 100 million a year in artificial intelligence.</text:p>
      <text:p text:style-name="P4">
News Source: <text:a xlink:type="simple" xlink:href="https://www.ukrinform.ua/rubric-technology/3728371-mediakompania-thomson-reuters-kupue-uridicnij-startap-na-osnovi-stucnogo-intelektu.html" text:style-name="Internet_20_link" text:visited-style-name="Visited_20_Internet_20_Link">
https://www.ukrinform.ua/rubric-technology/3728371-mediakompania-thomson-reuters-kupue-uridicnij-startap-na-osnovi-stucnogo-intelektu.html</text:a>
</text:p>
      <!--NEWS-->
      <text:h text:style-name="P10" text:outline-level="1">
<text:span text:style-name="T4">
Ukrainian defenders per day eliminated 590 invaders, destroyed 28 Artisystems, 14 BBM and 2 RSZV</text:span>
</text:h>
      <text:p text:style-name="P4">
Author: ['АРМІЯINFORM']</text:p>
      <text:p text:style-name="P4">
Time: 2023-06-27T16:00:00-04:00</text:p>
      <text:p text:style-name="P4">
Description: Zagalni Boyov, Find the enemy on 02.24.22 to 06/27/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dbee691-9558-4329-8431-37b640b500a2-scaled.jpg" text:style-name="Internet_20_link" text:visited-style-name="Visited_20_Internet_20_Link">
bdbee691-9558-4329-8431-37b640b500a2-scaled.jpg</text:a>
']</text:p>
      <text:p text:style-name="P4">
Tags: ['АГРЕСІЯ РФ', 'ВТОРГНЕННЯ РФ', 'ВТРАТИ ВОРОГА', 'ГШ ЗСУ']</text:p>
      <text:p text:style-name="P4">
Category: News</text:p>
      <!--METADATA-->
      <text:p text:style-name="P4">
<draw:frame draw:style-name="fr1" draw:name="Image58" text:anchor-type="as-char" svg:width="6.9236in" svg:height="6.987066in" draw:z-index="0">
<draw:image xlink:href="../Images/AРМІЯINFORM/2023-06-27T16-00-00-04-00/bdbee691-9558-4329-8431-37b640b500a2-scaled.jpg" xlink:type="simple" xlink:show="embed" xlink:actuate="onLoad" draw:mime-type="image/jpeg"/>
</draw:frame>
The total fighting loss of the enemy from 24.02.22 to 27.06.23 will be orientated:</text:p>
      <text:p text:style-name="P4">
<text:span text:style-name="T4">
<text:span text:style-name="T5">
 Personnel - </text:span>
* 226170(+590)persons eliminated</text:span>
<text:span text:style-name="T5">
 tanks - </text:span>
<text:span text:style-name="T5">
 4036(+5)</text:span>
<text:span text:style-name="T4">
 combat armored vehicles - </text:span>
 7834(+14)<text:span text:style-name="T4">
<text:span text:style-name="T5">
 Artillery systems - </text:span>
<text:span text:style-name="T5">
 4083(+28)</text:span>
 </text:span>
 RSZV - <text:span text:style-name="T4">
 626(+2)</text:span>
<text:span text:style-name="T5">
 air defense - </text:span>
<text:span text:style-name="T5">
 386(+1)</text:span>
<text:span text:style-name="T4">
 aircraft - </text:span>
 314(0)<text:span text:style-name="T4">
<text:span text:style-name="T5">
 helicopters - </text:span>
* 308(0)</text:span>
<text:span text:style-name="T5">
 UAV Operative Tactical Level-</text:span>
<text:span text:style-name="T5">
 3492(+10)</text:span>
<text:span text:style-name="T4">
 Winged missiles - </text:span>
 1261(+2)<text:span text:style-name="T4">
<text:span text:style-name="T5">
 ships / boats - </text:span>
* 18(0)</text:span>
<text:span text:style-name="T5">
 Special equipment - </text:span>
* 563(+6)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7.06.23.</text:p>
      <text:p text:style-name="P4">
News Source: <text:a xlink:type="simple" xlink:href="https://armyinform.com.ua/2023/06/27/ukrayinski-zahysnyky-za-dobu-likviduvaly-590-okupantiv-znyshhyly-28-artsystem-14-bbm-i-2-rszv/" text:style-name="Internet_20_link" text:visited-style-name="Visited_20_Internet_20_Link">
https://armyinform.com.ua/2023/06/27/ukrayinski-zahysnyky-za-dobu-likviduvaly-590-okupantiv-znyshhyly-28-artsystem-14-bbm-i-2-rszv/</text:a>
</text:p>
      <!--NEWS-->
      <text:h text:style-name="P10" text:outline-level="1">
<text:span text:style-name="T4">
Audi's Exglav received a conventional term in the Dieselgate case</text:span>
</text:h>
      <text:p text:style-name="P4">
Authors: Ukrinform (Person)</text:p>
      <text:p text:style-name="P4">
Publisher: Укринформ (Organization)</text:p>
      <text:p text:style-name="P4">
Published Time: 2023-06-27T16:03:00+03:00</text:p>
      <text:p text:style-name="P4">
Modified Time: 2023-06-27T16:03:00+03:00</text:p>
      <text:p text:style-name="P4">
Description: The Munich Court sentenced the exchamber of Audi Rupert Stadler's Automobile Company to imprisonment for a term of 1 year and 9 months conditionally in the case of fraud with software in cars with diesel engine Volkswagen. - Ukrinform.</text:p>
      <text:p text:style-name="P4">
Images: ['<text:a xlink:type="simple" xlink:href="https://static.ukrinform.com/photos/2023_06/thumb_files/630_360_1687870883-493.jpg" text:style-name="Internet_20_link" text:visited-style-name="Visited_20_Internet_20_Link">
630_360_16878...</text:a>
']</text:p>
      <text:p text:style-name="P4">
Tags: ['Німеччина', 'Суд', 'Volkswagen', 'Вирок', 'Дизельгейт']</text:p>
      <text:p text:style-name="P4">
Type: Article</text:p>
      <!--METADATA-->
      <text:p text:style-name="P4">
<draw:frame draw:style-name="fr1" draw:name="Image59" text:anchor-type="as-char" svg:width="6.9236in" svg:height="3.956343in" draw:z-index="0">
<draw:image xlink:href="../Images/yкринформ/2023-06-27T16-03-00-03-00/630_360_1687870883-493.jpg" xlink:type="simple" xlink:show="embed" xlink:actuate="onLoad" draw:mime-type="image/jpeg"/>
</draw:frame>
The Munich Court condemned the Audi Rupert Laudlerado Automobile Company for a term of 1 year and 9 months conditionally in the case of framing with a diesel engine with diesel engine.("Dieselgate").</text:p>
      <text:p text:style-name="P4">
Про це повідомляє <text:a xlink:type="simple" xlink:href="https://www.reuters.com/business/autos-transportation/audi-ex-boss-handed-suspended-sentence-1-year-nine-months-diesel-trial-2023-06-27/" text:style-name="Internet_20_link" text:visited-style-name="Visited_20_Internet_20_Link">
 Reuters </text:a>
, reports Ukrinform.</text:p>
      <text:p text:style-name="P4">
Stadler was convicted of fraud. He became the first member of the VW Directors Council convicted of dieselgate.</text:p>
      <text:p text:style-name="P4">
It was also fined 1.1 million euros.</text:p>
      <text:p text:style-name="P4">
The lawyer Ulrke Tolle-Grol, who represented Stadler's interests, stated that he did not know about manipulations with cars and causing damage to buyers, but he had been possible.</text:p>
      <text:p text:style-name="P4">
Initially, the prosecutor's office demanded to fine Stadler for 2 million euros.</text:p>
      <text:p text:style-name="P4">
<text:span text:style-name="T4">
 Read also: </text:span>
 [<text:span text:style-name="T4">
 Volkswagen </text:span>
 sells its plant in(https://www.ukrinform.ua/rubric-economy/3698482-volkswagen-prodae-svij-zavod-u-rosii-miscevomu-avtodileru.html)The scandal was reported to decide after US environmental people found that the Volkswagen car with diesel engines has installed software, which allowed to reduce the exhaust gases at times and bypass environmental standards. The manufacturer's collective lawsuit filed 260 thousand drivers. In 2015, Volkswagen and Audi were used that they used illegal software to manipulate the results during emissions tests.</text:p>
      <text:p text:style-name="P4">
In May 2020, the Federal Court in <text:a xlink:type="simple" xlink:href="https://www.ukrinform.ua/tag-nimeccina" text:style-name="Internet_20_link" text:visited-style-name="Visited_20_Internet_20_Link">
Germany</text:a>
made a decision that the Volkswagen Auto -Conncerns to pay compensation to the buyers of cars with detachable engines, which were equipped with software, which compiled information about harmful emissions.</text:p>
      <text:p text:style-name="P4">
The lawsuit in Stadler's case has lasted since 2020.</text:p>
      <text:p text:style-name="P4">
News Source: <text:a xlink:type="simple" xlink:href="https://www.ukrinform.ua/rubric-world/3728379-eksglava-audi-otrimav-umovnij-termin-u-spravi-pro-dizelgejt.html" text:style-name="Internet_20_link" text:visited-style-name="Visited_20_Internet_20_Link">
https://www.ukrinform.ua/rubric-world/3728379-eksglava-audi-otrimav-umovnij-termin-u-spravi-pro-dizelgejt.html</text:a>
</text:p>
      <!--NEWS-->
      <text:h text:style-name="P10" text:outline-level="1">
<text:span text:style-name="T4">
Basketball Center for Basketball will play for the NBA Summer League</text:span>
</text:h>
      <text:p text:style-name="P4">
Authors: Ukrinform (Person)</text:p>
      <text:p text:style-name="P4">
Publisher: Укринформ (Organization)</text:p>
      <text:p text:style-name="P4">
Published Time: 2023-06-27T16:05:54+03:00</text:p>
      <text:p text:style-name="P4">
Modified Time: 2023-06-27T16:05:54+03:00</text:p>
      <text:p text:style-name="P4">
Description: The 25-year center of the national team of Ukraine Dmitry Skapintsev will play in the summer league of the North American National Basketball Association (NBA). - Ukrinform.</text:p>
      <text:p text:style-name="P4">
Images: ['<text:a xlink:type="simple" xlink:href="https://static.ukrinform.com/photos/2023_06/thumb_files/630_360_1687867953-547.jpg" text:style-name="Internet_20_link" text:visited-style-name="Visited_20_Internet_20_Link">
630_360_16878...</text:a>
']</text:p>
      <text:p text:style-name="P4">
Tags: ['Баскетбол', 'НБА', 'Спорт', 'Збірна України']</text:p>
      <text:p text:style-name="P4">
Type: Article</text:p>
      <!--METADATA-->
      <text:p text:style-name="P4">
<draw:frame draw:style-name="fr1" draw:name="Image60" text:anchor-type="as-char" svg:width="6.9236in" svg:height="3.956343in" draw:z-index="0">
<draw:image xlink:href="../Images/yкринформ/2023-06-27T16-05-54-03-00/630_360_1687867953-547.jpg" xlink:type="simple" xlink:show="embed" xlink:actuate="onLoad" draw:mime-type="image/jpeg"/>
</draw:frame>
Ukraine 25-year-old Dmitry Skapintsev will play in the Summer Lisiponnoh American National Basketball Association(NBA).</text:p>
      <text:p text:style-name="P4">
Українець <text:a xlink:type="simple" xlink:href="https://fbu.ua/news/centroviy-zbrno-ukrani-zgra-za-nks-v-ltny-lz-nba" text:style-name="Internet_20_link" text:visited-style-name="Visited_20_Internet_20_Link">
 гратиме </text:a>
In New York in the tournament, which will take place from July 7 to July 17, Ukrinform reports.</text:p>
      <text:p text:style-name="P4">
Last season, Skapintsev was part of the Westchester Nix team-New York Pharmacy Club in G-Lease.</text:p>
      <text:p text:style-name="P4">
In the Westhester, Skapintsev scored an average of 6.9 points on the match, made 5.5 picks and 1.3 gears, selling 59.2% of throwing from the game.</text:p>
      <text:p text:style-name="P4">
<text:span text:style-name="T4">
 Read also: </text:span>
 <text:a xlink:type="simple" xlink:href="https://www.ukrinform.ua/rubric-sports/3728195-ukrainski-basketbolistki-zdobuli-sriblo-cs-dla-sportsmenok-z-vadami-sluhu.html" text:style-name="Internet_20_link" text:visited-style-name="Visited_20_Internet_20_Link">
Ukrainian <text:span text:style-name="T4">
 Basketball </text:span>
 Easti won silver World Cup for Sportsmenok with hearing impairments</text:a>
Last year, Skapintsev made his debut as a part of Ukraine at the Eurobasket, played for the national team in the selection for the 20123 World Cup.</text:p>
      <text:p text:style-name="P4">
Photo: fbu.ua.</text:p>
      <text:p text:style-name="P4">
News Source: <text:a xlink:type="simple" xlink:href="https://www.ukrinform.ua/rubric-sports/3728376-centrovij-zbirnoi-ukraini-z-basketbolu-zigrae-za-niks-u-litnij-lizi-nba.html" text:style-name="Internet_20_link" text:visited-style-name="Visited_20_Internet_20_Link">
https://www.ukrinform.ua/rubric-sports/3728376-centrovij-zbirnoi-ukraini-z-basketbolu-zigrae-za-niks-u-litnij-lizi-nba.html</text:a>
</text:p>
      <!--NEWS-->
      <text:h text:style-name="P10" text:outline-level="1">
<text:span text:style-name="T4">
"Mavka" gathered almost ₴ 152 million</text:span>
</text:h>
      <text:p text:style-name="P4">
Authors: Ukrinform (Person)</text:p>
      <text:p text:style-name="P4">
Publisher: Укринформ (Organization)</text:p>
      <text:p text:style-name="P4">
Published Time: 2023-06-27T16:07:00+03:00</text:p>
      <text:p text:style-name="P4">
Modified Time: 2023-06-27T16:07:00+03:00</text:p>
      <text:p text:style-name="P4">
Description: During 17 weeks of national rental, the animated tape "Mavka. Forest Song" collected ₴ 151 955 072. - Ukrinform.</text:p>
      <text:p text:style-name="P4">
Images: ['<text:a xlink:type="simple" xlink:href="https://static.ukrinform.com/photos/2017_07/thumb_files/630_360_1500394718-4174.png" text:style-name="Internet_20_link" text:visited-style-name="Visited_20_Internet_20_Link">
630_360_15003...</text:a>
']</text:p>
      <text:p text:style-name="P4">
Tags: ['Кіно', 'Держкіно', 'Леся Українка', 'Мультфільм «Мавка»']</text:p>
      <text:p text:style-name="P4">
Type: Article</text:p>
      <!--METADATA-->
      <text:p text:style-name="P4">
<draw:frame draw:style-name="fr1" draw:name="Image61" text:anchor-type="as-char" svg:width="6.9236in" svg:height="3.956343in" draw:z-index="0">
<draw:image xlink:href="../Images/yкринформ/2023-06-27T16-07-00-03-00/630_360_1500394718-4174.png" xlink:type="simple" xlink:show="embed" xlink:actuate="onLoad" draw:mime-type="image/png"/>
</draw:frame>
During the 19th weeks of national rental, the animated tape "Mavka. Forest Song" gathered ₴ 151 955 072.</text:p>
      <text:p text:style-name="P4">
The press service of the State Cinema Agency on the Page on [Facebook] informs about it.(https://www.facebook.com/ukrainefilmagency/posts/pfbid0GyAikMXr5VAFat8nMzM4ZmBuvzNV25g128nLsVYrbkifvouU99ibtFfBapuXmygcl), reports Ukrinform.</text:p>
      <text:p text:style-name="P4">
"According to the results of the seventeenth week at the national rental, the cash collection of MAVKA amounted to ₴ 151 955 072 UAH.</text:p>
      <text:p text:style-name="P4">
Derzhkino reminded that the rental was ongoing.</text:p>
      <text:p text:style-name="P4">
The animated film was created with the support of the State Agency of Ukraine for Issues, US Agency for International Development(USAID).</text:p>
      <text:p text:style-name="P4">
<text:span text:style-name="T4">
Читайте також:</text:span>
 <text:a xlink:type="simple" xlink:href="https://www.ukrinform.ua/rubric-culture/3727861-film-mirnij21-pokazut-u-15-krainah-seitablaev-rozpoviv-detali.html" text:style-name="Internet_20_link" text:visited-style-name="Visited_20_Internet_20_Link">
 Фільм «Мирний-21» покажуть у 15 країнах - Сеітаблаєврозповів деталі </text:a>
Cinema distribution in Ukraine is performed by Film.ua Distribution Tkinmania Film Distribution. The project is the "1+1" media partner.</text:p>
      <text:p text:style-name="P4">
As reported by Ukrinform, <text:a xlink:type="simple" xlink:href="https://www.ukrinform.ua/rubric-culture/3723936-za-motivami-multfilmu-mavka-lisova-pisna-planuut-znati-serial.html" text:style-name="Internet_20_link" text:visited-style-name="Visited_20_Internet_20_Link">
Ukrainian studio Animagrad</text:a>
Plans to shoot the series based on the cartoon "Mavka. Forest Song".  Photo: @mavka.movie, Facebook_</text:p>
      <text:p text:style-name="P4">
News Source: <text:a xlink:type="simple" xlink:href="https://www.ukrinform.ua/rubric-culture/3728377-mavka-zibrala-u-prokati-majze-152-miljoni.html" text:style-name="Internet_20_link" text:visited-style-name="Visited_20_Internet_20_Link">
https://www.ukrinform.ua/rubric-culture/3728377-mavka-zibrala-u-prokati-majze-152-miljoni.html</text:a>
</text:p>
      <!--NEWS-->
      <text:h text:style-name="P10" text:outline-level="1">
<text:span text:style-name="T4">
Pompeii found an ancient image of Pizza Fandes</text:span>
</text:h>
      <text:p text:style-name="P4">
Authors: Ukrinform (Person)</text:p>
      <text:p text:style-name="P4">
Publisher: Укринформ (Organization)</text:p>
      <text:p text:style-name="P4">
Published Time: 2023-06-27T16:14:58+03:00</text:p>
      <text:p text:style-name="P4">
Modified Time: 2023-06-27T16:14:58+03:00</text:p>
      <text:p text:style-name="P4">
Description: Italian archaeologists have found a 2000-year-old picture in Pompeii, depicting Pizza's Fandes. - Ukrinform.</text:p>
      <text:p text:style-name="P4">
Images: ['<text:a xlink:type="simple" xlink:href="https://static.ukrinform.com/photos/2017_10/thumb_files/630_360_1508285734-4341.jpg" text:style-name="Internet_20_link" text:visited-style-name="Visited_20_Internet_20_Link">
630_360_15082...</text:a>
']</text:p>
      <text:p text:style-name="P4">
Tags: ['Археологи', 'Італія', 'Піца']</text:p>
      <text:p text:style-name="P4">
Type: Article</text:p>
      <!--METADATA-->
      <text:p text:style-name="P4">
<draw:frame draw:style-name="fr1" draw:name="Image62" text:anchor-type="as-char" svg:width="6.9236in" svg:height="3.956343in" draw:z-index="0">
<draw:image xlink:href="../Images/yкринформ/2023-06-27T16-14-58-03-00/630_360_1508285734-4341.jpg" xlink:type="simple" xlink:show="embed" xlink:actuate="onLoad" draw:mime-type="image/jpeg"/>
</draw:frame>
Italian archaeologists have found a 2000-year-old picture in Pompey, depicting Pizza's Fandes.</text:p>
      <text:p text:style-name="P4">
About it reports <text:a xlink:type="simple" xlink:href="http://www.ansa.it/english/news/2023/06/27/ancestor-of-pizza-found-in-still-life-at-pompeii_66d592a3-c314-4523-8106-4b5ee3538796.html" text:style-name="Internet_20_link" text:visited-style-name="Visited_20_Internet_20_Link">
ANSA</text:a>
, reports Ukrinform.  As it is noted, the images have recently been found during the excavation of a masonry of a multi -storey apartment building in Pompeii. It is located in the atrime measuring, next to which there was a bakery.</text:p>
      <text:p text:style-name="P4">
<text:span text:style-name="T4">
 Read also: </text:span>
 <text:a xlink:type="simple" xlink:href="https://www.ukrinform.ua/rubric-world/3715277-v-egipti-arheologi-znajsli-majsterni-z-balzamuvanna-ta-grobnici.html" text:style-name="Internet_20_link" text:visited-style-name="Visited_20_Internet_20_Link">
in Egypt <text:span text:style-name="T4">
 Archaeologists </text:span>
 found workshops on embalming and tombs</text:a>
This find was the first proof that the ancient Romans ate something like a pizza, which was still invented in Naples in the nineteenth century.</text:p>
      <text:p text:style-name="P4">
At the same time, archaeologists emphasize that a dish on the mural cannot be pizza, since key ingredients such as tomatoes and mozzarella, while still brought to <text:a xlink:type="simple" xlink:href="https://www.ukrinform.ua/tag-italia" text:style-name="Internet_20_link" text:visited-style-name="Visited_20_Internet_20_Link">
Italy</text:a>
Niminaiden. However, its shape is very similar to modern pizza.</text:p>
      <text:p text:style-name="P4">
<text:span text:style-name="T4">
 Read also: </text:span>
 <text:a xlink:type="simple" xlink:href="https://www.ukrinform.ua/rubric-world/3709995-arheologi-znajsli-ostanki-dvoh-zertv-zemletrusu-v-pompeah.html" text:style-name="Internet_20_link" text:visited-style-name="Visited_20_Internet_20_Link">
<text:span text:style-name="T4">
 archaeologists </text:span>
 found the remains of two victims of the earthquake</text:a>
As reported by Ukrinform, the Italian city of Pompeii was completely buried by a substitute for bench and ashes during Vesuvius eruption in 79 AD. For the first time, they were cities in 1592.</text:p>
      <text:p text:style-name="P4">
News Source: <text:a xlink:type="simple" xlink:href="https://www.ukrinform.ua/rubric-world/3728380-u-pompeah-viavili-starodavne-zobrazenna-prabatka-pici.html" text:style-name="Internet_20_link" text:visited-style-name="Visited_20_Internet_20_Link">
https://www.ukrinform.ua/rubric-world/3728380-u-pompeah-viavili-starodavne-zobrazenna-prabatka-pici.html</text:a>
</text:p>
      <!--NEWS-->
      <text:h text:style-name="P10" text:outline-level="1">
<text:span text:style-name="T4">
56 settlements remain in Sumy region without electricity</text:span>
</text:h>
      <text:p text:style-name="P4">
Authors: Ukrinform (Person)</text:p>
      <text:p text:style-name="P4">
Publisher: Укринформ (Organization)</text:p>
      <text:p text:style-name="P4">
Published Time: 2023-06-27T16:15:00+03:00</text:p>
      <text:p text:style-name="P4">
Modified Time: 2023-06-27T16:15:00+03:00</text:p>
      <text:p text:style-name="P4">
Description: In the Sumy region, 56 settlements remained in the Sumy region as a result of shelling and bad weather. - Ukrinform.</text:p>
      <text:p text:style-name="P4">
Images: ['<text:a xlink:type="simple" xlink:href="https://static.ukrinform.com/photos/2016_02/thumb_files/630_360_1456760162-5290.jpg" text:style-name="Internet_20_link" text:visited-style-name="Visited_20_Internet_20_Link">
630_360_14567...</text:a>
']</text:p>
      <text:p text:style-name="P4">
Tags: ['Електроенергія', 'Обстріл', 'Сумщина']</text:p>
      <text:p text:style-name="P4">
Type: Article</text:p>
      <!--METADATA-->
      <text:p text:style-name="P4">
<draw:frame draw:style-name="fr1" draw:name="Image64" text:anchor-type="as-char" svg:width="6.9236in" svg:height="3.956343in" draw:z-index="0">
<draw:image xlink:href="../Images/yкринформ/2023-06-27T16-15-00-03-00/630_360_1456760162-5290.jpg" xlink:type="simple" xlink:show="embed" xlink:actuate="onLoad" draw:mime-type="image/jpeg"/>
</draw:frame>
The Usum region, as a result of shelling and bad weather without electricity supply, has expanded 56 settlements.</text:p>
      <text:p text:style-name="P4">
About it reports "Sumblenergo" in <text:a xlink:type="simple" xlink:href="https://www.facebook.com/sumyoblenergo/posts/pfbid0m6Ymea88DqC4ZZHARNDb9PNUKs81kfy1jTBdVWY82EdF5AvNJ4YDGyoFzkNBbVQwl" text:style-name="Internet_20_link" text:visited-style-name="Visited_20_Internet_20_Link">
Facebook</text:a>
, reports Ukrinform.</text:p>
      <text:p text:style-name="P4">
"As of 12.00 on June 27, as a result of enemy shelling from the Russian Federation without <text:a xlink:type="simple" xlink:href="https://www.ukrinform.ua/tag-elektroenergia" text:style-name="Internet_20_link" text:visited-style-name="Visited_20_Internet_20_Link">
power supply</text:a>
There are 38 settlements of Sumy region: 967 consumers of the Belopil territorial community; 659 consumers of V. Pisariv territorial community; 65 consumers in Putivl and Glukhiv territorial communities; 59 consumers in S. Budya territorial community. In addition, 18 settlements of the sumsained region remain de -adjacent due to difficult weather conditions, ”the message reads.</text:p>
      <text:p text:style-name="P4">
According to Sumyoblenergo, the operational-avararium crews in the enhanced manner work to restore the power supply on the de-adjacent areas.</text:p>
      <text:p text:style-name="P4">
As a result of the accident, part of the city of Sumy was left without power supply.</text:p>
      <text:p text:style-name="P4">
<text:span text:style-name="T4">
 Read also: </text:span>
 <text:a xlink:type="simple" xlink:href="https://www.ukrinform.ua/rubric-regions/3725816-u-hersoni-bez-elektropostacanna-zalisautsa-se-majze-14-tisac-abonentiv.html" text:style-name="Internet_20_link" text:visited-style-name="Visited_20_Internet_20_Link">
in Kherson without power supply there are almost 14 thousand subscribers</text:a>
About it with reference to Sumyoblenergo reports Sumy City Council in <text:a xlink:type="simple" xlink:href="https://t.me/sumskamiskarada/18587" text:style-name="Internet_20_link" text:visited-style-name="Visited_20_Internet_20_Link">
telegram</text:a>
.</text:p>
      <text:p text:style-name="P4">
"Due to the emergency situation in the networks of JSC" Sumoblenergo ", part of the savings of the city of Sumy was left without electricity.</text:p>
      <text:p text:style-name="P4">
As reported by Ukrinform, a 41-year-old woman Zmiropillya died in the hospital in the hospital, who was injured during artillery shelling by the Russians on June 26.</text:p>
      <text:p text:style-name="P4">
News Source: <text:a xlink:type="simple" xlink:href="https://www.ukrinform.ua/rubric-regions/3728381-na-sumsini-bez-elektriki-zalisautsa-56-naselenih-punktiv.html" text:style-name="Internet_20_link" text:visited-style-name="Visited_20_Internet_20_Link">
https://www.ukrinform.ua/rubric-regions/3728381-na-sumsini-bez-elektriki-zalisautsa-56-naselenih-punktiv.html</text:a>
</text:p>
      <!--NEWS-->
      <text:h text:style-name="P10" text:outline-level="1">
<text:span text:style-name="T4">
In Zaporozhye the enemy struck Orikhov, are dead and wounded</text:span>
</text:h>
      <text:p text:style-name="P4">
Authors: Ukrinform (Person)</text:p>
      <text:p text:style-name="P4">
Publisher: Укринформ (Organization)</text:p>
      <text:p text:style-name="P4">
Published Time: 2023-06-27T16:19:00+03:00</text:p>
      <text:p text:style-name="P4">
Modified Time: 2023-06-27T16:19:00+03:00</text:p>
      <text:p text:style-name="P4">
Description: The Russian army struck the frontline. There are dead and wounded.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Російські військові', 'Запоріжжя', 'Війна з Росією', 'Артилерія']</text:p>
      <text:p text:style-name="P4">
Type: Article</text:p>
      <!--METADATA-->
      <text:p text:style-name="P4">
<draw:frame draw:style-name="fr1" draw:name="Image65" text:anchor-type="as-char" svg:width="6.9236in" svg:height="3.956343in" draw:z-index="0">
<draw:image xlink:href="../Images/yкринформ/2023-06-27T16-19-00-03-00/630_360_1487747482-1856.jpg" xlink:type="simple" xlink:show="embed" xlink:actuate="onLoad" draw:mime-type="image/jpeg"/>
</draw:frame>
The Russian army struck the frontier. There are dead and wounded.</text:p>
      <text:p text:style-name="P4">
About it in <text:a xlink:type="simple" xlink:href="https://t.me/zoda_gov_ua/19853" text:style-name="Internet_20_link" text:visited-style-name="Visited_20_Internet_20_Link">
</text:a>
<text:a xlink:type="simple" xlink:href="https://t.me/zoda_gov_ua/19853" text:style-name="Internet_20_link" text:visited-style-name="Visited_20_Internet_20_Link">
Telegram</text:a>
 <text:a xlink:type="simple" xlink:href="https://t.me/zoda_gov_ua/19853" text:style-name="Internet_20_link" text:visited-style-name="Visited_20_Internet_20_Link">
 </text:a>
The head of Zaporizhzhya Ova Yuri Malashko reports, Ukrinform reports.</text:p>
      <text:p text:style-name="P4">
"As a result of artillery <text:a xlink:type="simple" xlink:href="https://www.ukrinform.ua/tag-obstril" text:style-name="Internet_20_link" text:visited-style-name="Visited_20_Internet_20_Link">
shelling</text:a>
The 70-year-old resident of Orikhov and women of 87 and 78 were injured. Three inhabitants of the Transfiguration - 45, 56 and 87 years old were granted. Unfortunately, a 77 -year -old Orykivnyan was killed, "the post said.</text:p>
      <text:p text:style-name="P4">
<text:span text:style-name="T4">
 Read also: </text:span>
 <text:a xlink:type="simple" xlink:href="https://www.ukrinform.ua/rubric-ato/3728192-rosiani-za-dobu-obstrilali-devat-oblastej-ukraini-zvedenna-ova.html" text:style-name="Internet_20_link" text:visited-style-name="Visited_20_Internet_20_Link">
Russians per day <text:span text:style-name="T4">
 shelling </text:span>
 fir nine regions of Ukraine- OVA erection</text:a>
Earlier it was reported that during the last day the enemy carried out 43 shelling of 15 settlements: three times beat on Olgiv and charming from the RSZV, 40 blows of artillery - in Gulyaypol, Orikhov, Levadn, Olgiv, Novodarivka, Malinovka, Poltava, Smalli Tokm. Novoyakovlivtsi.</text:p>
      <text:p text:style-name="P4">
News Source: <text:a xlink:type="simple" xlink:href="https://www.ukrinform.ua/rubric-ato/3728383-na-zaporizzi-vorog-zavdav-udaru-po-orihovu-e-poraneni-i-zagibli.html" text:style-name="Internet_20_link" text:visited-style-name="Visited_20_Internet_20_Link">
https://www.ukrinform.ua/rubric-ato/3728383-na-zaporizzi-vorog-zavdav-udaru-po-orihovu-e-poraneni-i-zagibli.html</text:a>
</text:p>
      <!--NEWS-->
      <text:h text:style-name="P10" text:outline-level="1">
<text:span text:style-name="T4">
Border guards do not fix the arrangement of bases for "Wagner" in Belarus</text:span>
</text:h>
      <text:p text:style-name="P4">
Authors: Ukrinform (Person)</text:p>
      <text:p text:style-name="P4">
Publisher: Укринформ (Organization)</text:p>
      <text:p text:style-name="P4">
Published Time: 2023-06-27T16:20:59+03:00</text:p>
      <text:p text:style-name="P4">
Modified Time: 2023-06-27T16:20:59+03:00</text:p>
      <text:p text:style-name="P4">
Description: At present, the emergence of Russian mercenaries in Belarus has not been recorded in Belarus. - Ukrinform.</text:p>
      <text:p text:style-name="P4">
Images: ['<text:a xlink:type="simple" xlink:href="https://static.ukrinform.com/photos/2022_11/thumb_files/630_360_1668181166-4441.jpeg" text:style-name="Internet_20_link" text:visited-style-name="Visited_20_Internet_20_Link">
630_360_16681...</text:a>
']</text:p>
      <text:p text:style-name="P4">
Tags: ['Білорусь', 'Прикордонники', 'ПВК "Вагнера"']</text:p>
      <text:p text:style-name="P4">
Type: Article</text:p>
      <!--METADATA-->
      <text:p text:style-name="P4">
<draw:frame draw:style-name="fr1" draw:name="Image66" text:anchor-type="as-char" svg:width="6.9236in" svg:height="3.956343in" draw:z-index="0">
<draw:image xlink:href="../Images/yкринформ/2023-06-27T16-20-59-03-00/630_360_1668181166-4441.jpeg" xlink:type="simple" xlink:show="embed" xlink:actuate="onLoad" draw:mime-type="image/jpeg"/>
</draw:frame>
Currently, the emergence of Russian Wagner Hydrans at Belarus has been recorded.</text:p>
      <text:p text:style-name="P4">
The spokesman of the State Tax Service of Ukraine Andriy Demchenko informed about it.</text:p>
      <text:p text:style-name="P4">
"At this time, we do not record the beginning of the construction of bases for the Rosses and them in the RB," the spokesman said.</text:p>
      <text:p text:style-name="P4">
He also added that it is not possible to exclude, however, this cannot be. By the situation in <text:a xlink:type="simple" xlink:href="https://www.ukrinform.ua/tag-bilorus" text:style-name="Internet_20_link" text:visited-style-name="Visited_20_Internet_20_Link">
Belarus</text:a>
Actively monitored intelligence, including the State Border Service, said the spokesman.</text:p>
      <text:p text:style-name="P4">
<text:span text:style-name="T4">
 Read also: </text:span>
 <text:a xlink:type="simple" xlink:href="https://www.ukrinform.ua/rubric-ato/3727552-situacia-u-pivnicnij-operacijnij-zoni-zalisaetsa-stabilnou-ta-kontrolovanou-naev.html" text:style-name="Internet_20_link" text:visited-style-name="Visited_20_Internet_20_Link">
the situation in the northern operating area remains stable and controlled - Naev</text:a>
As the media reported, in Belarus allegedly began to erect camps to accommodate the Wagner PECs after agreements with Alexander Lukashenko, who Vaswaves with Yevgeny Prigogin.</text:p>
      <text:p text:style-name="P4">
<text:span text:style-name="T4">
 Read also: </text:span>
 <text:a xlink:type="simple" xlink:href="https://www.ukrinform.ua/rubric-world/3728368-minoboroni-litvi-ne-pidtverdzue-peremisenna-vagnerivciv-u-bilorus.html" text:style-name="Internet_20_link" text:visited-style-name="Visited_20_Internet_20_Link">
Lithuanian Ministry of Defense does not confirm the movement of "<text:span text:style-name="T4">
 Wagner </text:span>
" in Belarus</text:a>
According to Rosvyation, the first camp for 8,000 people should build a 200 km from the border with Ukraine Osipovichi Mogilevskaya.</text:p>
      <text:p text:style-name="P4">
News Source: <text:a xlink:type="simple" xlink:href="https://www.ukrinform.ua/rubric-ato/3728385-prikordonniki-ne-fiksuut-oblastuvanna-baz-dla-vagnerivciv-u-bilorusi.html" text:style-name="Internet_20_link" text:visited-style-name="Visited_20_Internet_20_Link">
https://www.ukrinform.ua/rubric-ato/3728385-prikordonniki-ne-fiksuut-oblastuvanna-baz-dla-vagnerivciv-u-bilorusi.html</text:a>
</text:p>
      <!--NEWS-->
      <text:h text:style-name="P10" text:outline-level="1">
<text:span text:style-name="T4">
Daria Snigur gave way to the start of Vimbledon-2023</text:span>
</text:h>
      <text:p text:style-name="P4">
Authors: Ukrinform (Person)</text:p>
      <text:p text:style-name="P4">
Publisher: Укринформ (Organization)</text:p>
      <text:p text:style-name="P4">
Published Time: 2023-06-27T16:23:00+03:00</text:p>
      <text:p text:style-name="P4">
Modified Time: 2023-06-27T16:23:00+03:00</text:p>
      <text:p text:style-name="P4">
Description: Ukrainian tennis player Daria Snigur was unsuccessful in the qualification of Wimbledon -2023 - Grand Slam competitions held at London courts. - Ukrinform.</text:p>
      <text:p text:style-name="P4">
Images: ['<text:a xlink:type="simple" xlink:href="https://static.ukrinform.com/photos/2023_06/thumb_files/630_360_1687871955-756.jpg" text:style-name="Internet_20_link" text:visited-style-name="Visited_20_Internet_20_Link">
630_360_16878...</text:a>
']</text:p>
      <text:p text:style-name="P4">
Tags: ['Україна', 'Жінки', 'Вімблдон', 'настільний теніс']</text:p>
      <text:p text:style-name="P4">
Type: Article</text:p>
      <!--METADATA-->
      <text:p text:style-name="P4">
<draw:frame draw:style-name="fr1" draw:name="Image67" text:anchor-type="as-char" svg:width="6.9236in" svg:height="3.956343in" draw:z-index="0">
<draw:image xlink:href="../Images/yкринформ/2023-06-27T16-23-00-03-00/630_360_1687871955-756.jpg" xlink:type="simple" xlink:show="embed" xlink:actuate="onLoad" draw:mime-type="image/jpeg"/>
</draw:frame>
The Ukrainian -year -old Daria Snigur was unsuccessful in the qualification of Wimbledon -2023 -competitions of the Grand Slam series, which take place on the courts of London.</text:p>
      <text:p text:style-name="P4">
Today is Ukrainian(№151 WTA)lost Aranchi Rus from the Netherlands(85)- 6:7(1:7), 4: 6, reports Ukrinform.</text:p>
      <text:p text:style-name="P4">
The tennis players were spent on the court for 1 hour 37 minutes.</text:p>
      <text:p text:style-name="P4">
<text:span text:style-name="T4">
 Read also: </text:span>
 <text:a xlink:type="simple" xlink:href="https://www.ukrinform.ua/rubric-sports/3728164-sogodni-ukrainski-tenisistki-startuut-u-vidbori-vimbldona2023.html" text:style-name="Internet_20_link" text:visited-style-name="Visited_20_Internet_20_Link">
today Ukrainian <text:span text:style-name="T4">
 Tennis </text:span>
 Starts start at Pedorov Imbledon-2023</text:a>
The main net of Wimbledon-2023 will be held on July 3-16.</text:p>
      <text:p text:style-name="P4">
Photo: btu.org.</text:p>
      <text:p text:style-name="P4">
News Source: <text:a xlink:type="simple" xlink:href="https://www.ukrinform.ua/rubric-sports/3728386-dara-snigur-postupilasa-na-starti-vidboru-vimbldona2023.html" text:style-name="Internet_20_link" text:visited-style-name="Visited_20_Internet_20_Link">
https://www.ukrinform.ua/rubric-sports/3728386-dara-snigur-postupilasa-na-starti-vidboru-vimbldona2023.html</text:a>
</text:p>
      <!--NEWS-->
      <text:h text:style-name="P10" text:outline-level="1">
<text:span text:style-name="T4">
Ports and Officers: Shmigal has a conversation with the new Prime Minister of Romania</text:span>
</text:h>
      <text:p text:style-name="P4">
Authors: Ukrinform (Person)</text:p>
      <text:p text:style-name="P4">
Publisher: Укринформ (Organization)</text:p>
      <text:p text:style-name="P4">
Published Time: 2023-06-27T16:25:11+03:00</text:p>
      <text:p text:style-name="P4">
Modified Time: 2023-06-27T16:25:11+03:00</text:p>
      <text:p text:style-name="P4">
Description: Prime Minister of Ukraine Denis Shmigal discussed with the newly appointed Prime Minister of Romania Marchel Clak's expansion of logistics opportunities between states. - Ukrinform.</text:p>
      <text:p text:style-name="P4">
Images: ['<text:a xlink:type="simple" xlink:href="https://static.ukrinform.com/photos/2023_06/thumb_files/630_360_1687872171-404.jpg" text:style-name="Internet_20_link" text:visited-style-name="Visited_20_Internet_20_Link">
630_360_16878...</text:a>
']</text:p>
      <text:p text:style-name="P4">
Tags: ['Порт', 'Румунія', 'Транспорт', 'Шмигаль']</text:p>
      <text:p text:style-name="P4">
Type: Article</text:p>
      <!--METADATA-->
      <text:p text:style-name="P4">
<draw:frame draw:style-name="fr1" draw:name="Image68" text:anchor-type="as-char" svg:width="6.9236in" svg:height="3.956343in" draw:z-index="0">
<draw:image xlink:href="../Images/yкринформ/2023-06-27T16-25-11-03-00/630_360_1687872171-404.jpg" xlink:type="simple" xlink:show="embed" xlink:actuate="onLoad" draw:mime-type="image/jpeg"/>
</draw:frame>
Prime Minister of Ukraine Denis Shmigal discussed from the newly appointed Prime Minister Marchel Colak, the expansion of logistics opportunities between states.</text:p>
      <text:p text:style-name="P4">
Shmigal reported this in <text:a xlink:type="simple" xlink:href="https://t.me/Denys_Smyhal/5504" text:style-name="Internet_20_link" text:visited-style-name="Visited_20_Internet_20_Link">
telegram</text:a>
, reports Ukrinform.</text:p>
      <text:p text:style-name="P4">
“They discussed the expansion of logistics between our states. It has a motility of increasing transit three times due to the development of checkpoints, ferry crossings and sea and river ports. He suggested that the relevant steps at the level of governments using all the best European practices. In particular, with the introduction of joint customs control, the exchange of basid and other measures, ”he wrote.</text:p>
      <text:p text:style-name="P4">
<text:span text:style-name="T4">
 Read also: </text:span>
 <text:a xlink:type="simple" xlink:href="https://www.ukrinform.ua/rubric-vidbudova/3726651-rumunia-moze-spramuvati-castinu-pributkiv-energokompanij-na-pidtrimku-energosektora-ukraini.html" text:style-name="Internet_20_link" text:visited-style-name="Visited_20_Internet_20_Link">
Romania can direct part of the profits of power companies in support of the energy sector of Ukraine</text:a>
Shmigal thanked for the government's position <text:a xlink:type="simple" xlink:href="https://www.ukrinform.ua/tag-rumunia" text:style-name="Internet_20_link" text:visited-style-name="Visited_20_Internet_20_Link">
Romania</text:a>
regarding the support of Ukraine's accession to the EU and NATO, as well as for helping the levels during a full -scale war.</text:p>
      <text:p text:style-name="P4">
"We expect further close dialogue in favor of our countries," - emphasized.</text:p>
      <text:p text:style-name="P4">
As it was reported, the Romanian Parliament expressed the vote of the new government of the country, headed by Prime Minister Marcel Colak.</text:p>
      <text:p text:style-name="P4">
Prior to that, Romania President, Klaus Johannis, appointed the leader of the Social Democratic Party Marchel Cholak as the head of the new government within the framework of the Agreement, which aims to ensure political stability to Ukraine.</text:p>
      <text:p text:style-name="P4">
<text:span text:style-name="T5">
Foto: shmigal/telegram</text:span>
</text:p>
      <text:p text:style-name="P4">
News Source: <text:a xlink:type="simple" xlink:href="https://www.ukrinform.ua/rubric-economy/3728388-porti-ta-punkti-propusku-smigal-proviv-rozmovu-z-novim-premerom-rumunii.html" text:style-name="Internet_20_link" text:visited-style-name="Visited_20_Internet_20_Link">
https://www.ukrinform.ua/rubric-economy/3728388-porti-ta-punkti-propusku-smigal-proviv-rozmovu-z-novim-premerom-rumunii.html</text:a>
</text:p>
      <!--NEWS-->
      <text:h text:style-name="P10" text:outline-level="1">
<text:span text:style-name="T4">
Ukraine and the European Free Trade Association have announced negotiations to update agreements</text:span>
</text:h>
      <text:p text:style-name="P4">
Authors: Ukrinform (Person)</text:p>
      <text:p text:style-name="P4">
Publisher: Укринформ (Organization)</text:p>
      <text:p text:style-name="P4">
Published Time: 2023-06-27T16:26:00+03:00</text:p>
      <text:p text:style-name="P4">
Modified Time: 2023-06-27T16:26:00+03:00</text:p>
      <text:p text:style-name="P4">
Description: Ukraine, together with the European Free Trade Association (EFTA), has announced the beginning of negotiations on updating a number of free trade agreements, which will create a new favorable climate for economic relations. - Ukrinform.</text:p>
      <text:p text:style-name="P4">
Images: ['<text:a xlink:type="simple" xlink:href="https://static.ukrinform.com/photos/2020_11/thumb_files/630_360_1605016071-606.png" text:style-name="Internet_20_link" text:visited-style-name="Visited_20_Internet_20_Link">
630_360_16050...</text:a>
']</text:p>
      <text:p text:style-name="P4">
Tags: ['Економіка', 'Євросоюз', 'Торгівля']</text:p>
      <text:p text:style-name="P4">
Type: Article</text:p>
      <!--METADATA-->
      <text:p text:style-name="P4">
<draw:frame draw:style-name="fr1" draw:name="Image70" text:anchor-type="as-char" svg:width="6.9236in" svg:height="3.956343in" draw:z-index="0">
<draw:image xlink:href="../Images/yкринформ/2023-06-27T16-26-00-03-00/630_360_1605016071-606.png" xlink:type="simple" xlink:show="embed" xlink:actuate="onLoad" draw:mime-type="image/png"/>
</draw:frame>
Ukrainian with the European Free Trade Association(Omitted)They have announced the negotiations to update a number of free trade agreements, which would create a favorable climate for economic relations.</text:p>
      <text:p text:style-name="P4">
As Ukrinform reports, the Ministry of Economy of the Ministry of Economy has informed about it](https://www.me.gov.ua/News/Detail?lang=uk-UA&amp;id=6766955e-194d-4629-9a92-555e572d4eac&amp;title=PeregovoriSchodoOnovlenniaUgod)Following the meeting of the First Viceremier -Minister of Ukraine - Ministers Yulia Sviridenko with the Ministers of the European Free Trade Association(Omitted).</text:p>
      <text:p text:style-name="P4">
«Уряд України високо цінує готовність держав ЄАВТ щодо перегляду та розширеннясфери дії Угоди про вільну <text:a xlink:type="simple" xlink:href="https://www.ukrinform.ua/tag-torgivla" text:style-name="Internet_20_link" text:visited-style-name="Visited_20_Internet_20_Link">
 торгівлю </text:a>
Between Ukraine and the states EFTA &lt;...&gt;
. Updating the agreement will create a new supportive climate for economic relations in the field of trade, promote a competitive market economy and development of key industries, ”Sviridenko said.</text:p>
      <text:p text:style-name="P4">
The new version of the Agreement is envisaged, in particular, new sections of relative and medium -sized enterprises, trade and sustainable development, electronic commercial and technical cooperation. It is also proposed to update such units as trade in goods, technical barriers in trade, sanitary tatosanitary measures, simplification of trading procedures, protection of intellectual rights, public procurement.</text:p>
      <text:p text:style-name="P4">
For its part, Ukraine is interested in maximizing the liberalization of both rates and preferential duties, as well as non -tariff measures for all goods.</text:p>
      <text:p text:style-name="P4">
<text:span text:style-name="T4">
 Read also: </text:span>
 <text:a xlink:type="simple" xlink:href="https://www.ukrinform.ua/rubric-economy/3509336-nizka-pozitivnih-risen-dla-ukraini-u-zenevi-zaversilas-konferencia-sot-minekonomiki.html" text:style-name="Internet_20_link" text:visited-style-name="Visited_20_Internet_20_Link">
a number of positive decisions for Ukraine: the WTO Conference is completed in Geneva - the Ministry of Economy</text:a>
“The revision of the agreement is only one of the steps to develop economic relations with international countries. Another step is to attract international business to Ukraine. During the war, we determined that, in addition to the recovery of social infrastructure, there is an agricultural industry, Milital -Tech, energy, and energy, ”Sviridenko said.</text:p>
      <text:p text:style-name="P4">
News Source: <text:a xlink:type="simple" xlink:href="https://www.ukrinform.ua/rubric-economy/3728389-ukraina-ta-evropejska-asociacia-vilnoi-torgivli-anonsuvali-peregovori-sodo-onovlenna-ugod.html" text:style-name="Internet_20_link" text:visited-style-name="Visited_20_Internet_20_Link">
https://www.ukrinform.ua/rubric-economy/3728389-ukraina-ta-evropejska-asociacia-vilnoi-torgivli-anonsuvali-peregovori-sodo-onovlenna-ugod.html</text:a>
</text:p>
      <!--NEWS-->
      <text:h text:style-name="P10" text:outline-level="1">
<text:span text:style-name="T4">
The strength of the Putin system was its weakness - German expert</text:span>
</text:h>
      <text:p text:style-name="P4">
Authors: Ukrinform (Person)</text:p>
      <text:p text:style-name="P4">
Publisher: Укринформ (Organization)</text:p>
      <text:p text:style-name="P4">
Published Time: 2023-06-27T16:30:00+03:00</text:p>
      <text:p text:style-name="P4">
Modified Time: 2023-06-27T23:30:00+03:00</text:p>
      <text:p text:style-name="P4">
Description: The fact that Russian President Vladimir Putin and his entourage has been represented as the strength of the system for years was the greatest weakness. - Ukrinform.</text:p>
      <text:p text:style-name="P4">
Images: ['<text:a xlink:type="simple" xlink:href="https://static.ukrinform.com/photos/2023_06/thumb_files/630_360_1686674529-812.jpg" text:style-name="Internet_20_link" text:visited-style-name="Visited_20_Internet_20_Link">
630_360_16866...</text:a>
']</text:p>
      <text:p text:style-name="P4">
Tags: ['Путін', 'ПВК "Вагнера"', 'Пригожин', 'Війна з Росією']</text:p>
      <text:p text:style-name="P4">
Type: Article</text:p>
      <!--METADATA-->
      <text:p text:style-name="P4">
<draw:frame draw:style-name="fr1" draw:name="Image71" text:anchor-type="as-char" svg:width="6.9236in" svg:height="3.956343in" draw:z-index="0">
<draw:image xlink:href="../Images/yкринформ/2023-06-27T16-30-00-03-00/630_360_1686674529-812.jpg" xlink:type="simple" xlink:show="embed" xlink:actuate="onLoad" draw:mime-type="image/jpeg"/>
</draw:frame>
The fact that Russian President Vladimir Putin and his entourage was represented as a strength of the system for years was the greatest weakness.</text:p>
      <text:p text:style-name="P4">
This opinion was expressed by the expert of the German Council on Foreign Relations Stefanmaster when communicating with foreign journalists in Berlin, Ukrinform reports.</text:p>
      <text:p text:style-name="P4">
According to the master, the attempt of the putty, arranged by the last weekend of Eugene and PVC "Wagner", showed the full "weakness of the Putin system, which is being drawn around one person, personalized."</text:p>
      <text:p text:style-name="P4">
The authorities, having lost, and temporarily, monopoly on violence, was not able to negotiate, for a few hours the country lost its administration: all the awaiting what will say [Putin].(https://www.ukrinform.ua/tag-putin), and "he looked as if he did not understand what was happening, he was weak, far from reality."</text:p>
      <text:p text:style-name="P4">
“If Putin does not respond, the system flows into chaos. The system is not flexible enough to respond to the force majeure, ”the expert summarized. He believes that "the incredible loss of prestige for Putin, which is very difficult for him, and the entire system is weakened."</text:p>
      <text:p text:style-name="P4">
As for Wagner PEC, it will not play an important Important in the war, says the master, this army is no longer powerful as before. The expert is also reported that the model of private companies, started in 2014 to conduct hybrid operations, exhausted itself, lost its relevance during the real war and the system was sooner or later punished by Prigogine and taken under control.</text:p>
      <text:p text:style-name="P4">
Putin, in turn, obviously wants to demonstrate even stronger determination, but also exacerbate repression within the country.</text:p>
      <text:p text:style-name="P4">
<text:span text:style-name="T4">
 Read also: </text:span>
 [war <text:span text:style-name="T4">
 Putin </text:span>
 And did not lead to anything other(https://www.ukrinform.ua/rubric-polytics/3728551-vijna-putina-ne-prizvela-ni-do-cogo-okrim-nestabilnosti-rutte.html)The master also mentioned the narrative of many Western powers, but it is particularly predicted to Germany that it was necessary to prevent the collapse of Russia. He called this "German fear" a problem. But today's Russian federation is not the USSR in the 1980s. In a table of a highly stanged systematic system in the Russian Federation, it can very quickly get to the putty, "faster than everyone could imagine."</text:p>
      <text:p text:style-name="P4">
We will remind, last weekend of PEC "Wagner" went a march to Moscow, but in a few hours she stopped her advancement, explaining it by the reluctance of shedding.</text:p>
      <text:p text:style-name="P4">
News Source: <text:a xlink:type="simple" xlink:href="https://www.ukrinform.ua/rubric-world/3728556-micnist-putinskoi-sistemi-viavilasa-ii-slabkistu-nimeckij-ekspert.html" text:style-name="Internet_20_link" text:visited-style-name="Visited_20_Internet_20_Link">
https://www.ukrinform.ua/rubric-world/3728556-micnist-putinskoi-sistemi-viavilasa-ii-slabkistu-nimeckij-ekspert.html</text:a>
</text:p>
      <!--NEWS-->
      <text:h text:style-name="P10" text:outline-level="1">
<text:span text:style-name="T4">
Zavatskaya in three sets lost the British in the qualification of Wimbledon</text:span>
</text:h>
      <text:p text:style-name="P4">
Authors: Ukrinform (Person)</text:p>
      <text:p text:style-name="P4">
Publisher: Укринформ (Organization)</text:p>
      <text:p text:style-name="P4">
Published Time: 2023-06-27T16:35:48+03:00</text:p>
      <text:p text:style-name="P4">
Modified Time: 2023-06-27T16:35:48+03:00</text:p>
      <text:p text:style-name="P4">
Description: Ukrainian tennis player Katarina Zavatska did not pass the starting range of Wimbledon -2023 - Grand Slam competitions held at London courts. - Ukrinform.</text:p>
      <text:p text:style-name="P4">
Images: ['<text:a xlink:type="simple" xlink:href="https://static.ukrinform.com/photos/2023_06/thumb_files/630_360_1687849556-657.jpg" text:style-name="Internet_20_link" text:visited-style-name="Visited_20_Internet_20_Link">
630_360_16878...</text:a>
']</text:p>
      <text:p text:style-name="P4">
Tags: ['Теніс', 'Збірна України', 'Жінки', 'Вімблдон']</text:p>
      <text:p text:style-name="P4">
Type: Article</text:p>
      <!--METADATA-->
      <text:p text:style-name="P4">
<draw:frame draw:style-name="fr1" draw:name="Image72" text:anchor-type="as-char" svg:width="6.9236in" svg:height="3.956343in" draw:z-index="0">
<draw:image xlink:href="../Images/yкринформ/2023-06-27T16-35-48-03-00/630_360_1687849556-657.jpg" xlink:type="simple" xlink:show="embed" xlink:actuate="onLoad" draw:mime-type="image/jpeg"/>
</draw:frame>
Katarina Zavatska, Ukrainian, did not pass the starting range of Qualification of Vimblen -2023 - Grand Slam competitions held at London courts.</text:p>
      <text:p text:style-name="P4">
Catharine(№183)stopped the British tennis player Neikta Bens(311), which won in three sets - 4: 6, 6: 2, 6: 3, transmits Ukrinform.</text:p>
      <text:p text:style-name="P4">
The rivals were spent for 1 hour 46 minutes.</text:p>
      <text:p text:style-name="P4">
<text:span text:style-name="T4">
 Read also: </text:span>
 <text:a xlink:type="simple" xlink:href="https://www.ukrinform.ua/rubric-sports/3728386-dara-snigur-postupilasa-na-starti-vidboru-vimbldona2023.html" text:style-name="Internet_20_link" text:visited-style-name="Visited_20_Internet_20_Link">
Daria Snigur gave way to the start of Vimbledon-2023</text:a>
Wimbledon-2023 Main Matches will be held on July 3-16.</text:p>
      <text:p text:style-name="P4">
Photo: Getty Images.</text:p>
      <text:p text:style-name="P4">
News Source: <text:a xlink:type="simple" xlink:href="https://www.ukrinform.ua/rubric-sports/3728394-zavacka-u-troh-setah-prograla-britanci-u-kvalifikacii-vimbldona.html" text:style-name="Internet_20_link" text:visited-style-name="Visited_20_Internet_20_Link">
https://www.ukrinform.ua/rubric-sports/3728394-zavacka-u-troh-setah-prograla-britanci-u-kvalifikacii-vimbldona.html</text:a>
</text:p>
      <!--NEWS-->
      <text:h text:style-name="P10" text:outline-level="1">
<text:span text:style-name="T4">
In Kharkiv, the City Council official was released because of the poor state of shelters</text:span>
</text:h>
      <text:p text:style-name="P4">
Authors: Ukrinform (Person)</text:p>
      <text:p text:style-name="P4">
Publisher: Укринформ (Organization)</text:p>
      <text:p text:style-name="P4">
Published Time: 2023-06-27T16:45:00+03:00</text:p>
      <text:p text:style-name="P4">
Modified Time: 2023-06-27T16:45:00+03:00</text:p>
      <text:p text:style-name="P4">
Description: </text:p>
      <text:p text:style-name="P4">
У Харкові Через Поганий Стан Укриттів Звільнили Відповідального Посадовця Міської Ради, Ще Одному - Оголосили Догану. — Укрінформ.: </text:p>
      <text:p text:style-name="P4">
Images: ['<text:a xlink:type="simple" xlink:href="https://static.ukrinform.com/photos/2021_03/thumb_files/630_360_1617189558-212.jpg" text:style-name="Internet_20_link" text:visited-style-name="Visited_20_Internet_20_Link">
630_360_16171...</text:a>
']</text:p>
      <text:p text:style-name="P4">
Tags: ['Звільнення', 'Харків', 'Міськрада', 'Чиновник', 'Укриття']</text:p>
      <text:p text:style-name="P4">
Type: Article</text:p>
      <!--METADATA-->
      <text:p text:style-name="P4">
<draw:frame draw:style-name="fr1" draw:name="Image73" text:anchor-type="as-char" svg:width="6.9236in" svg:height="3.949462in" draw:z-index="0">
<draw:image xlink:href="../Images/yкринформ/2023-06-27T16-45-00-03-00/630_360_1617189558-212.jpg" xlink:type="simple" xlink:show="embed" xlink:actuate="onLoad" draw:mime-type="image/jpeg"/>
</draw:frame>
In Kharkiv, the poor condition of the shelters released the responsible official of the city council, one more - declared reprimand.</text:p>
      <text:p text:style-name="P4">
As Ukrinform reports, this <text:a xlink:type="simple" xlink:href="https://t.me/citykharkivua/34005" text:style-name="Internet_20_link" text:visited-style-name="Visited_20_Internet_20_Link">
reported</text:a>
According to the results of the selector meeting on the state of readiness of the protective construction of the city hall.</text:p>
      <text:p text:style-name="P4">
“Kharkiv Mayor Igor Terekhov told about the situation with access to <text:a xlink:type="simple" xlink:href="https://www.ukrinform.ua/tag-ukritta" text:style-name="Internet_20_link" text:visited-style-name="Visited_20_Internet_20_Link">
shelters</text:a>
In the city, and also reported that he dismissed the Head of the Department of Defense of the Department for cooperation with the law enforcement agencies of Tacadium defense for the inappropriate state of storage and declared reprimanded Valentin Topchya, the Director of the Auditic Defense, ”the message reads.</text:p>
      <text:p text:style-name="P4">
<text:span text:style-name="T4">
 Read also: </text:span>
 <text:a xlink:type="simple" xlink:href="https://www.ukrinform.ua/rubric-society/3727789-zelenskij-uviv-v-diu-risenna-rnbo-za-rezultatami-perevirki-ukrittiv.html" text:style-name="Internet_20_link" text:visited-style-name="Visited_20_Internet_20_Link">
Zelensky introduced the NSDC decision by the results of the verification <text:span text:style-name="T4">
 shelter </text:span>
 s</text:a>
The mayor noted that such a step "will help to tidy up."</text:p>
      <text:p text:style-name="P4">
Terekhov also noted that of the three types of shelters in Kharkiv, the worst -rhythration with anti -radiation. "As for the shelters of double -purpose Tangarose, they are almost completely provided with everything they need," they were approved in the City Council.</text:p>
      <text:p text:style-name="P4">
As it was reported, earlier <text:a xlink:type="simple" xlink:href="https://www.ukrinform.ua/rubric-regions/3724187-u-harkovi-6-ukrittiv-ne-vidpovidaut-normam-mer.html" text:style-name="Internet_20_link" text:visited-style-name="Visited_20_Internet_20_Link">
Igor Terekhov informed</text:a>
that in Kharkiv, according to the results of the check, it was determined that 6% of shelters are not suitable for use.</text:p>
      <text:p text:style-name="P4">
News Source: <text:a xlink:type="simple" xlink:href="https://www.ukrinform.ua/rubric-regions/3728395-u-harkovi-zvilnili-cinovnika-miskradi-cerez-poganij-stan-ukrittiv.html" text:style-name="Internet_20_link" text:visited-style-name="Visited_20_Internet_20_Link">
https://www.ukrinform.ua/rubric-regions/3728395-u-harkovi-zvilnili-cinovnika-miskradi-cerez-poganij-stan-ukrittiv.html</text:a>
</text:p>
      <!--NEWS-->
      <text:h text:style-name="P10" text:outline-level="1">
<text:span text:style-name="T4">
There are 126 Ukrainian women in Russian captivity</text:span>
</text:h>
      <text:p text:style-name="P4">
Authors: Ukrinform (Person)</text:p>
      <text:p text:style-name="P4">
Publisher: Укринформ (Organization)</text:p>
      <text:p text:style-name="P4">
Published Time: 2023-06-27T16:46:00+03:00</text:p>
      <text:p text:style-name="P4">
Modified Time: 2023-06-27T16:46:00+03:00</text:p>
      <text:p text:style-name="P4">
Description: The Russian Federation is held captive by 126 women, most of whom are civil. - Ukrinform.</text:p>
      <text:p text:style-name="P4">
Images: ['<text:a xlink:type="simple" xlink:href="https://static.ukrinform.com/photos/2017_12/thumb_files/630_360_1514479279-1208.jpg" text:style-name="Internet_20_link" text:visited-style-name="Visited_20_Internet_20_Link">
630_360_15144...</text:a>
']</text:p>
      <text:p text:style-name="P4">
Tags: ['Полонені', 'Жінки', 'Мінреінтеграції']</text:p>
      <text:p text:style-name="P4">
Type: Article</text:p>
      <!--METADATA-->
      <text:p text:style-name="P4">
<draw:frame draw:style-name="fr1" draw:name="Image74" text:anchor-type="as-char" svg:width="6.9236in" svg:height="3.956343in" draw:z-index="0">
<draw:image xlink:href="../Images/yкринформ/2023-06-27T16-46-00-03-00/630_360_1514479279-1208.jpg" xlink:type="simple" xlink:show="embed" xlink:actuate="onLoad" draw:mime-type="image/jpeg"/>
</draw:frame>
Russian Federation holds 126 women in captivity, most of whom are civil.</text:p>
      <text:p text:style-name="P4">
About it reports Ukrinform with reference to <text:a xlink:type="simple" xlink:href="https://t.me/minre_ua/3646" text:style-name="Internet_20_link" text:visited-style-name="Visited_20_Internet_20_Link">
telegram</text:a>
Ministry of Reintegration of Temporarily Capked Territories.</text:p>
      <text:p text:style-name="P4">
“According to the National Information Bureau, as of the end of June 2023, 126 women are in the Russian captivity. Of these, 46 military and 80 civilians, ”the department said.</text:p>
      <text:p text:style-name="P4">
The Ministry of Reintegration drew attention to the fact that 23 branches have <text:a xlink:type="simple" xlink:href="https://www.ukrinform.ua/tag-diti" text:style-name="Internet_20_link" text:visited-style-name="Visited_20_Internet_20_Link">
children</text:a>
: 14 soldiers have 23 children and 9 children have 15 children.</text:p>
      <text:p text:style-name="P4">
<text:span text:style-name="T4">
 Read also: </text:span>
 [Russians from the beginning of the invasion stole 8.8 thousand Ukrainian, more than 10,000 - disappeared(https://www.ukrinform.ua/rubric-ato/3727912-rosiani-z-pocatku-vtorgnenna-vikrali-88-tisaci-ukrainciv-ponad-10-000-znikli-bezvisti.html)According to the testimonies of women who were in Russian captivity, Ukrainians keep Russians on a par with men - in close chambers and imbalances of hygiene. Some are not allowed to comb the hair or to compare it. Women are kept in cellars and colonies, some export their precious ones.</text:p>
      <text:p text:style-name="P4">
News Source: <text:a xlink:type="simple" xlink:href="https://www.ukrinform.ua/rubric-ato/3728396-u-rosijskomu-poloni-perebuvaut-126-ukrainskih-zinok.html" text:style-name="Internet_20_link" text:visited-style-name="Visited_20_Internet_20_Link">
https://www.ukrinform.ua/rubric-ato/3728396-u-rosijskomu-poloni-perebuvaut-126-ukrainskih-zinok.html</text:a>
</text:p>
      <!--NEWS-->
      <text:h text:style-name="P10" text:outline-level="1">
<text:span text:style-name="T4">
Vinnytsia oncologists performed a unique surgery to recover the tongue to the patient</text:span>
</text:h>
      <text:p text:style-name="P4">
Authors: Ukrinform (Person)</text:p>
      <text:p text:style-name="P4">
Publisher: Укринформ (Organization)</text:p>
      <text:p text:style-name="P4">
Published Time: 2023-06-27T16:48:00+03:00</text:p>
      <text:p text:style-name="P4">
Modified Time: 2023-06-27T16:48:00+03:00</text:p>
      <text:p text:style-name="P4">
Description: Doctors of the Podilsky Regional Center for oncology have performed a unique surgery to recover the patient. - Ukrinform.</text:p>
      <text:p text:style-name="P4">
Images: ['<text:a xlink:type="simple" xlink:href="https://static.ukrinform.com/photos/2023_06/thumb_files/630_360_1687873301-476.jpg" text:style-name="Internet_20_link" text:visited-style-name="Visited_20_Internet_20_Link">
630_360_16878...</text:a>
']</text:p>
      <text:p text:style-name="P4">
Tags: ['Операція', 'Вінниця', 'Онкологія']</text:p>
      <text:p text:style-name="P4">
Type: Article</text:p>
      <!--METADATA-->
      <text:p text:style-name="P4">
<draw:frame draw:style-name="fr1" draw:name="Image75" text:anchor-type="as-char" svg:width="6.9236in" svg:height="3.956343in" draw:z-index="0">
<draw:image xlink:href="../Images/yкринформ/2023-06-27T16-48-00-03-00/630_360_1687873301-476.jpg" xlink:type="simple" xlink:show="embed" xlink:actuate="onLoad" draw:mime-type="image/jpeg"/>
</draw:frame>
Doctors of the Podilsky Regional Center for oncology conducted a unique surgery for the development of the tongue to the patient.</text:p>
      <text:p text:style-name="P4">
About it in <text:a xlink:type="simple" xlink:href="https://www.facebook.com/vinobldoz/posts/pfbid027uDCFrByn5qhKK8iWFdHbVveUnhZjn22jwJAZKDBmhmBrf5N4622KWGsMCTo6CpBl" text:style-name="Internet_20_link" text:visited-style-name="Visited_20_Internet_20_Link">
Facebook</text:a>
The Department of Health and Rehabilitation of Vinnytsia Ova reported, reports Ukrinform.</text:p>
      <text:p text:style-name="P4">
"The patient suffering from the cancer of the lateral surface of the tongue with metastases in the lymph nodes of the neck. Surgery has been half of the damaged organ, as well as metastases in the lymph nodes of the neck. Medicals managed to restore the shape and function of the tongue. This will allow the patient to talk,"</text:p>
      <text:p text:style-name="P4">
It is noted that doctors used an innovative approach - microsurgical technique of plastic tongue. With the help of a skin flap of the anterior-side surface, surgeons restored the damage.</text:p>
      <text:p text:style-name="P4">
<text:span text:style-name="T4">
 Read also: </text:span>
 [in Lviv a 9-year-old boy removed the tumor in the size(https://www.ukrinform.ua/rubric-regions/3728098-u-lvovi-9ricnomu-hlopciku-vidalili-puhlinu-zavbilski-z-futbolnij-mac.html)The vessels that supplied the blood to the skin flap were transplanted to the vessels of the neck, which ensured the normal blood supply to the restored area.</text:p>
      <text:p text:style-name="P4">
After fixing the flap in the area of the defect of the tongue, the patient is able to re -associate and eat in the usual mode.</text:p>
      <text:p text:style-name="P4">
It is emphasized that this successful recovery precedent opens up new perspectives for patients with oncology who face similar problems.</text:p>
      <text:p text:style-name="P4">
*!(https://www.ukrinform.ua/rubric-regions/3722988-u-cernivcah-hirurgi-zrobili-pacientu-selepu-z-jogo-vlasnogo-rebra.html)It was reported that a 9-year-old boy was removed in Lviv with a kidney tumor in size 25 centimeters.</text:p>
      <text:p text:style-name="P4">
<text:span text:style-name="T5">
Foto: Department of Health and Rehabilitation of Vinnytsia Regional State Administration</text:span>
</text:p>
      <text:p text:style-name="P4">
News Source: <text:a xlink:type="simple" xlink:href="https://www.ukrinform.ua/rubric-regions/3728398-vinnicki-onkologi-proveli-unikalnu-operaciu-z-vidnovlenna-azika-pacientu.html" text:style-name="Internet_20_link" text:visited-style-name="Visited_20_Internet_20_Link">
https://www.ukrinform.ua/rubric-regions/3728398-vinnicki-onkologi-proveli-unikalnu-operaciu-z-vidnovlenna-azika-pacientu.html</text:a>
</text:p>
      <!--NEWS-->
      <text:h text:style-name="P10" text:outline-level="1">
<text:span text:style-name="T4">
In the US for the first time in 20 years, a malaria outbreak was recorded</text:span>
</text:h>
      <text:p text:style-name="P4">
Authors: Ukrinform (Person)</text:p>
      <text:p text:style-name="P4">
Publisher: Укринформ (Organization)</text:p>
      <text:p text:style-name="P4">
Published Time: 2023-06-27T17:00:00+03:00</text:p>
      <text:p text:style-name="P4">
Modified Time: 2023-06-27T17:00:00+03:00</text:p>
      <text:p text:style-name="P4">
Description: In the United States began to register the spread of malaria. These are the first cases in 20 years. - Ukrinform.</text:p>
      <text:p text:style-name="P4">
Images: ['<text:a xlink:type="simple" xlink:href="https://static.ukrinform.com/photos/2021_07/thumb_files/630_360_1627358601-997.jpg" text:style-name="Internet_20_link" text:visited-style-name="Visited_20_Internet_20_Link">
630_360_16273...</text:a>
']</text:p>
      <text:p text:style-name="P4">
Tags: ['США', 'Комарі', 'Малярія']</text:p>
      <text:p text:style-name="P4">
Type: Article</text:p>
      <!--METADATA-->
      <text:p text:style-name="P4">
<draw:frame draw:style-name="fr1" draw:name="Image77" text:anchor-type="as-char" svg:width="6.9236in" svg:height="3.956343in" draw:z-index="0">
<draw:image xlink:href="../Images/yкринформ/2023-06-27T17-00-00-03-00/630_360_1627358601-997.jpg" xlink:type="simple" xlink:show="embed" xlink:actuate="onLoad" draw:mime-type="image/jpeg"/>
</draw:frame>
In the United States, it was necessary to register the spread of malaria. These are the first cases in 20 years.</text:p>
      <text:p text:style-name="P4">
As Ukrinform reports, it reports <text:a xlink:type="simple" xlink:href="http://www.golosameriki.com/a/us-malaria/7154387.html" text:style-name="Internet_20_link" text:visited-style-name="Visited_20_Internet_20_Link">
Voice of America</text:a>
.</text:p>
      <text:p text:style-name="P4">
Протягом останніх двох місяців у США було зареєстровано п'ять випадківмалярії, викликаних укусами комарів. Це перший випадок місцевогорозповсюдження захворювання за 20 років.</text:p>
      <text:p text:style-name="P4">
У повідомленні Центрів з контролю та профілактики захворювань, випущеному впонеділок, інформується про те, що чотири випадки були зареєстровані у Флоридіта один – у Техасі.</text:p>
      <text:p text:style-name="P4">
Малярія викликається паразитом, який поширюється через укуси комарів. Уінфікованих можуть розвинутися гарячка, озноб та грипоподібні симптоми. У разівідсутності лікування хвороба загрожує серйозними ускладненнями та навітьсмертю.</text:p>
      <text:p text:style-name="P4">
<text:span text:style-name="T4">
Читайте також:</text:span>
 <text:a xlink:type="simple" xlink:href="https://www.ukrinform.ua/rubric-world/3726870-v-aponii-pomerla-persa-ludina-u-sviti-vid-virusu-oz.html" text:style-name="Internet_20_link" text:visited-style-name="Visited_20_Internet_20_Link">
 У Японії померла перша людина у світі від <text:span text:style-name="T4">
вірус</text:span>
 у Оз</text:a>
<text:a xlink:type="simple" xlink:href="https://www.ukrinform.ua/tag-ssa" text:style-name="Internet_20_link" text:visited-style-name="Visited_20_Internet_20_Link">
USA</text:a>
About two thousand cases of malaria are diagnosed annually, mainly among travelers who have visited Ukraine, where malaria is widespread.</text:p>
      <text:p text:style-name="P4">
Since 1992, there have been 11 malaria outbreaks in the United States caused by mosquito bites. The last took place in 2003 in Palm-Beach County in Florida, where eight people became ill.</text:p>
      <text:p text:style-name="P4">
News Source: <text:a xlink:type="simple" xlink:href="https://www.ukrinform.ua/rubric-world/3728323-u-ssa-vperse-za-20-rokiv-zafiksuvali-spalah-malarii.html" text:style-name="Internet_20_link" text:visited-style-name="Visited_20_Internet_20_Link">
https://www.ukrinform.ua/rubric-world/3728323-u-ssa-vperse-za-20-rokiv-zafiksuvali-spalah-malarii.html</text:a>
</text:p>
      <!--NEWS-->
      <text:h text:style-name="P10" text:outline-level="1">
<text:span text:style-name="T4">
Yarmolenko officially returned to Dynamo</text:span>
</text:h>
      <text:p text:style-name="P4">
Authors: Ukrinform (Person)</text:p>
      <text:p text:style-name="P4">
Publisher: Укринформ (Organization)</text:p>
      <text:p text:style-name="P4">
Published Time: 2023-06-27T17:11:25+03:00</text:p>
      <text:p text:style-name="P4">
Modified Time: 2023-06-27T17:11:25+03:00</text:p>
      <text:p text:style-name="P4">
Description: Ukrainian Vinger Andriy Yarmolenko returned to Dynamo. - Ukrinform.</text:p>
      <text:p text:style-name="P4">
Images: ['<text:a xlink:type="simple" xlink:href="https://static.ukrinform.com/photos/2023_06/thumb_files/630_360_1687875016-204.jpg" text:style-name="Internet_20_link" text:visited-style-name="Visited_20_Internet_20_Link">
630_360_16878...</text:a>
']</text:p>
      <text:p text:style-name="P4">
Tags: ['Ярмоленко', 'Динамо', 'Футбол']</text:p>
      <text:p text:style-name="P4">
Type: Article</text:p>
      <!--METADATA-->
      <text:p text:style-name="P4">
<draw:frame draw:style-name="fr1" draw:name="Image78" text:anchor-type="as-char" svg:width="6.9236in" svg:height="3.956343in" draw:z-index="0">
<draw:image xlink:href="../Images/yкринформ/2023-06-27T17-11-25-03-00/630_360_1687875016-204.jpg" xlink:type="simple" xlink:show="embed" xlink:actuate="onLoad" draw:mime-type="image/jpeg"/>
</draw:frame>
Ukrainian Vinger Andriy Yarmolenko returned to Dynamo.</text:p>
      <text:p text:style-name="P4">
This was reported <text:a xlink:type="simple" xlink:href="https://fcdynamo.com/news/andrij-yarmolenko-povernuvsya-v-dinamo" text:style-name="Internet_20_link" text:visited-style-name="Visited_20_Internet_20_Link">
press service</text:a>
Kyivans, reports Ukrinform.</text:p>
      <text:p text:style-name="P4">
The club does not disclose the financial details of a 2-year contract. Earlier, it was an information that a 33-year-old football player signed an agreement with a salary of 1 million dollars.</text:p>
      <text:p text:style-name="P4">
The last team of the Ukrainian was Al-Ain, which he left on the rights of a free agent.</text:p>
      <text:p text:style-name="P4">
<text:span text:style-name="T4">
 Read also: </text:span>
 <text:a xlink:type="simple" xlink:href="https://www.ukrinform.ua/rubric-sports/3728181-futbolisti-dinamo-proveli-persi-trenuvanna-pisla-vidpustki.html" text:style-name="Internet_20_link" text:visited-style-name="Visited_20_Internet_20_Link">
<text:span text:style-name="T4">
 Football </text:span>
 Dynamo True "conducted the first aftergoing training</text:a>
It was reported that Andrei was composed of Kyivans from 2008 to 2017. Its account is 341 for the team.</text:p>
      <text:p text:style-name="P4">
Photo: Getty Images</text:p>
      <text:p text:style-name="P4">
News Source: <text:a xlink:type="simple" xlink:href="https://www.ukrinform.ua/rubric-sports/3728407-armolenko-oficijno-povernuvsa-v-dinamo.html" text:style-name="Internet_20_link" text:visited-style-name="Visited_20_Internet_20_Link">
https://www.ukrinform.ua/rubric-sports/3728407-armolenko-oficijno-povernuvsa-v-dinamo.html</text:a>
</text:p>
      <!--NEWS-->
      <text:h text:style-name="P10" text:outline-level="1">
<text:span text:style-name="T4">
The International Register should record the losses caused by the Wagner and Kadyrivs - President of PACE</text:span>
</text:h>
      <text:p text:style-name="P4">
Authors: Ukrinform (Person)</text:p>
      <text:p text:style-name="P4">
Publisher: Укринформ (Organization)</text:p>
      <text:p text:style-name="P4">
Published Time: 2023-06-27T17:13:00+03:00</text:p>
      <text:p text:style-name="P4">
Modified Time: 2023-06-27T17:13:00+03:00</text:p>
      <text:p text:style-name="P4">
Description: PACE President Tini Cox congratulated the creation of an international register for Ukraine as a "first practical step" before receiving compensation for the losses caused to the Ukrainian people by the aggressive war of Russia, and called on to register the losses or damage caused by private military groups, such as Wagner groups and Kadyrov.</text:p>
      <text:p text:style-name="P4">
— Укрінформ.: </text:p>
      <text:p text:style-name="P4">
Images: ['<text:a xlink:type="simple" xlink:href="https://static.ukrinform.com/photos/2022_03/thumb_files/630_360_1646338848-354.png" text:style-name="Internet_20_link" text:visited-style-name="Visited_20_Internet_20_Link">
630_360_16463...</text:a>
']</text:p>
      <text:p text:style-name="P4">
Tags: ['Кадиров', 'ПАРЄ', 'ПВК "Вагнера"']</text:p>
      <text:p text:style-name="P4">
Type: Article</text:p>
      <!--METADATA-->
      <text:p text:style-name="P4">
<draw:frame draw:style-name="fr1" draw:name="Image79" text:anchor-type="as-char" svg:width="6.9236in" svg:height="3.956343in" draw:z-index="0">
<draw:image xlink:href="../Images/yкринформ/2023-06-27T17-13-00-03-00/630_360_1646338848-354.png" xlink:type="simple" xlink:show="embed" xlink:actuate="onLoad" draw:mime-type="image/png"/>
</draw:frame>
The Presidential Shadows of Cox congratulated the creation of the International Register of Losses for Ukraine as a "first practical step" before receiving compensation for the losses caused by the Ukrainian people by the aggressive war of Russia, and called for registration of also the prisons or harm caused by private military groups, controlled by Vagner.</text:p>
      <text:p text:style-name="P4">
This was reported on <text:a xlink:type="simple" xlink:href="https://pace.coe.int/en/news/9166/ukraine-register-of-damage-should-also-record-loss-caused-by-wagner-and-kadyrov-groups-says-pace-president" text:style-name="Internet_20_link" text:visited-style-name="Visited_20_Internet_20_Link">
PACE site</text:a>
, reports Ukrinform.</text:p>
      <text:p text:style-name="P4">
Speaking at the first conference of the participants of the Registration Agreement, which takes place in Strasbourg, Coke noted that the register would help to refer to justice for "surviving, families of those who have been wearing, and the state of Ukraine."</text:p>
      <text:p text:style-name="P4">
“Our Assembly emphasized that justice and full responsibility for <text:a xlink:type="simple" xlink:href="https://www.ukrinform.ua/tag-russian-aggression" text:style-name="Internet_20_link" text:visited-style-name="Visited_20_Internet_20_Link">
aggression</text:a>
But its consequences cannot be achieved without full compensation for the damage caused to Ukraine and its citizens, ”he said.</text:p>
      <text:p text:style-name="P4">
Cox said that he was proud that the Assembly was the first body of the radius to create such a register after the proposals submitted by the Ukrainian authorities, and thanked the Secretary General of the Council of Europe and the Committee of Ministers for their "hard and continuous work" to achieve it.</text:p>
      <text:p text:style-name="P4">
<text:span text:style-name="T4">
 Read also: </text:span>
 <text:a xlink:type="simple" xlink:href="https://www.ukrinform.ua/rubric-economy/3726526-ukraina-ocikue-so-stati-ta-kanada-persimi-peredadut-konfiskovani-aktivi-rf-smigal.html" text:style-name="Internet_20_link" text:visited-style-name="Visited_20_Internet_20_Link">
Ukraine expects that the States and Canada will be the first to pass confidential assets of the Russian Federation - Shmigal</text:a>
The Assembly also suggested at a later stage to create an International Compensation Commission for consideration and decision on claims documented by the Register, as well as to create a compensation fund.</text:p>
      <text:p text:style-name="P4">
According to Cox, the Assembly is determined to restore the fairness of reporting to Ukrainians and to be held accountable for numerous violations of international law. "</text:p>
      <text:p text:style-name="P4">
As it is noted, about 45 states and the EU have now joined or have intended to join the extended partial agreement on the register of losses of Ukraine of the Deviation of the Russian Federation.</text:p>
      <text:p text:style-name="P4">
News Source: <text:a xlink:type="simple" xlink:href="https://www.ukrinform.ua/rubric-economy/3728408-u-miznarodnomu-reestri-treba-zafiksuvati-zbitki-zavdani-vagnerivcami-ta-kadirivcami-prezident-pare.html" text:style-name="Internet_20_link" text:visited-style-name="Visited_20_Internet_20_Link">
https://www.ukrinform.ua/rubric-economy/3728408-u-miznarodnomu-reestri-treba-zafiksuvati-zbitki-zavdani-vagnerivcami-ta-kadirivcami-prezident-pare.html</text:a>
</text:p>
      <!--NEWS-->
      <text:h text:style-name="P10" text:outline-level="1">
<text:span text:style-name="T4">
Ukrainian grain: Poland initiates a meeting of agricultural ministers of five EU countries with Solsky</text:span>
</text:h>
      <text:p text:style-name="P4">
Authors: Ukrinform (Person)</text:p>
      <text:p text:style-name="P4">
Publisher: Укринформ (Organization)</text:p>
      <text:p text:style-name="P4">
Published Time: 2023-06-27T17:14:51+03:00</text:p>
      <text:p text:style-name="P4">
Modified Time: 2023-06-27T17:14:51+03:00</text:p>
      <text:p text:style-name="P4">
Description: Poland wants to hold a meeting of five EU agricultural ministers in the second half of July, where the ban on imports on September 15 of Ukrainian grain, with the Minister of Agrarian Policy and Food of Ukraine Mykola Solsky. - Ukrinform.</text:p>
      <text:p text:style-name="P4">
Images: ['<text:a xlink:type="simple" xlink:href="https://static.ukrinform.com/photos/2023_02/thumb_files/630_360_1676909362-870.jpg" text:style-name="Internet_20_link" text:visited-style-name="Visited_20_Internet_20_Link">
630_360_16769...</text:a>
']</text:p>
      <text:p text:style-name="P4">
Tags: ['Євросоюз', 'Польща', 'Зерно', 'Сольський']</text:p>
      <text:p text:style-name="P4">
Type: Article</text:p>
      <!--METADATA-->
      <text:p text:style-name="P4">
<draw:frame draw:style-name="fr1" draw:name="Image80" text:anchor-type="as-char" svg:width="6.9236in" svg:height="3.956343in" draw:z-index="0">
<draw:image xlink:href="../Images/yкринформ/2023-06-27T17-14-51-03-00/630_360_1676909362-870.jpg" xlink:type="simple" xlink:show="embed" xlink:actuate="onLoad" draw:mime-type="image/jpeg"/>
</draw:frame>
Poland to hold a meeting of five EU agricultural ministers in the second half of July, where the import for import until September 15, with the Minister of Agrarian Policy and Food by Ukrainian Solonsky.</text:p>
      <text:p text:style-name="P4">
This was reported in Luxembourg by Polish Agricultural Agriculture, after meeting agrarian countries of the EU, Ukrinform reports, citing <text:a xlink:type="simple" xlink:href="https://www.wnp.pl/rynki-zagraniczne/ue-minister-telus-w-luksemburgu-100-mln-euro-dla-rolnikow-nie-zalatwia-problemu-potrzebne-sa-dobre-rozwiazania-na-przyszlosc-akt,725550.html" text:style-name="Internet_20_link" text:visited-style-name="Visited_20_Internet_20_Link">
wnp.pl</text:a>
.</text:p>
      <text:p text:style-name="P4">
“Most likely, such a meeting will take place on the third week of July. We need to talk about technical questions, as well as explain that our activity(Five EU countries - ed.), which we carry out in the European Union, aimed at helping Ukraine, but at the same time do not harm our farmers, and help to assist the appropriate tools for the future, ”Telus said.</text:p>
      <text:p text:style-name="P4">
He added that the war in Ukraine would end, but the issue of Ukrainian products will stretch. Therefore, you need to prepare a common tool for action.</text:p>
      <text:p text:style-name="P4">
<text:span text:style-name="T4">
 Read also: </text:span>
 [termination(https://www.ukrinform.ua/rubric-economy/3727829-pripinenna-roboti-zernovogo-koridoru-moze-mati-tisk-na-grivnu-nacbank.html)Telus noted that the EUR 100 million euros were allocated on the eve of the European Commission for five EU agrarians to compensate for the losses caused by the Ukrainian grain imports of the markets of these countries, "does not solve the problem." In his opinion, it is not about money, as well as the need to make system decisions.</text:p>
      <text:p text:style-name="P4">
He said that the agricultural policy ministers of five EU countries will themselves have an individual negotiations with all other profile EU ministers to clarify the need for systematic decisions on this.</text:p>
      <text:p text:style-name="P4">
In May 2023, the European Commission forbade the import of wheat, corn, rapeseed and sunflower from Ukraine to Bulgaria, Hungary, Poland, Slovakia and Romania at the insistence of these countries. On June 5, the prohibition was proceeded by September 15, 2023.</text:p>
      <text:p text:style-name="P4">
Poland has suspended transit of Ukrainian agro -agricultural products through its territory, but renewed it from April 21.Warsaw hopes that a ban on <text:a xlink:type="simple" xlink:href="https://www.ukrinform.ua/tag-import" text:style-name="Internet_20_link" text:visited-style-name="Visited_20_Internet_20_Link">
import</text:a>
The Ukrainian grain will be continued after September 15, as well as that some other types of products of Zuzraina will be added to the transmitted products.</text:p>
      <text:p text:style-name="P4">
One of the arguments of Warsaw to ban the import of Ukrainian grain to Poland, the import of technical grain, which was later sold as a consumer, as well as the consumer market of the Polish market in Ukrainian grain, from which Polish agrarians suffered.</text:p>
      <text:p text:style-name="P4">
News Source: <text:a xlink:type="simple" xlink:href="https://www.ukrinform.ua/rubric-economy/3728409-ukrainske-zerno-polsa-iniciue-zustric-agrarnih-ministriv-pati-krain-es-iz-solskim.html" text:style-name="Internet_20_link" text:visited-style-name="Visited_20_Internet_20_Link">
https://www.ukrinform.ua/rubric-economy/3728409-ukrainske-zerno-polsa-iniciue-zustric-agrarnih-ministriv-pati-krain-es-iz-solskim.html</text:a>
</text:p>
      <!--NEWS-->
      <text:h text:style-name="P10" text:outline-level="1">
<text:span text:style-name="T4">
Paul and Yulia Korostylov won the "gold" of European games in ball shooting</text:span>
</text:h>
      <text:p text:style-name="P4">
Authors: Ukrinform (Person)</text:p>
      <text:p text:style-name="P4">
Publisher: Укринформ (Organization)</text:p>
      <text:p text:style-name="P4">
Published Time: 2023-06-27T17:17:37+03:00</text:p>
      <text:p text:style-name="P4">
Modified Time: 2023-06-27T17:17:37+03:00</text:p>
      <text:p text:style-name="P4">
Description: Ukrainian athletes Pavel and Yulia Korostylev became European games in Krakow in Kulva shooting. - Ukrinform.</text:p>
      <text:p text:style-name="P4">
Images: ['<text:a xlink:type="simple" xlink:href="https://static.ukrinform.com/photos/2023_06/thumb_files/630_360_1687875405-949.jpg" text:style-name="Internet_20_link" text:visited-style-name="Visited_20_Internet_20_Link">
630_360_16878...</text:a>
']</text:p>
      <text:p text:style-name="P4">
Tags: None</text:p>
      <text:p text:style-name="P4">
Type: Article</text:p>
      <!--METADATA-->
      <text:p text:style-name="P4">
<draw:frame draw:style-name="fr1" draw:name="Image81" text:anchor-type="as-char" svg:width="6.9236in" svg:height="3.956343in" draw:z-index="0">
<draw:image xlink:href="../Images/yкринформ/2023-06-27T17-17-37-03-00/630_360_1687875405-949.jpg" xlink:type="simple" xlink:show="embed" xlink:actuate="onLoad" draw:mime-type="image/jpeg"/>
</draw:frame>
Ukrainian exports Pavel and Yulia Korostilov became champions of European Games of UKRAKOV in the cult firing.</text:p>
      <text:p text:style-name="P4">
In the finals of a 25 -meter ball shooting, the Ukrainian couple won the commanded team, Ukrinform reports.</text:p>
      <text:p text:style-name="P4">
For Ukraine, the Mikst tournament award became the second at the European Games-2023, Elena Kostevich became the third in shooting with a pneumatic pistol of 10 meters.</text:p>
      <text:p text:style-name="P4">
In total, there are 26 awards on the account of Ukraine.</text:p>
      <text:p text:style-name="P4">
<text:span text:style-name="T4">
 Read also: </text:span>
 <text:a xlink:type="simple" xlink:href="https://www.ukrinform.ua/rubric-sports/3728319-na-evropejskih-igrah2023-cest-ukraini-zahisaut-85-armijskih-sportsmeniv.html" text:style-name="Internet_20_link" text:visited-style-name="Visited_20_Internet_20_Link">
In European Games-2023, Ukraine's honor protects 85 Army athletes</text:a>
The competition will last until July 2.</text:p>
      <text:p text:style-name="P4">
Photo: NOC of Ukraine</text:p>
      <text:p text:style-name="P4">
News Source: <text:a xlink:type="simple" xlink:href="https://www.ukrinform.ua/rubric-sports/3728412-pavlo-ta-ulia-korostilovi-zavouvali-zoloto-evropejskih-igor-u-kulovij-strilbi.html" text:style-name="Internet_20_link" text:visited-style-name="Visited_20_Internet_20_Link">
https://www.ukrinform.ua/rubric-sports/3728412-pavlo-ta-ulia-korostilovi-zavouvali-zoloto-evropejskih-igor-u-kulovij-strilbi.html</text:a>
</text:p>
      <!--NEWS-->
      <text:h text:style-name="P10" text:outline-level="1">
<text:span text:style-name="T4">
The first mobile shelter made of concrete was installed in Kiev</text:span>
</text:h>
      <text:p text:style-name="P4">
Authors: Ukrinform (Person)</text:p>
      <text:p text:style-name="P4">
Publisher: Укринформ (Organization)</text:p>
      <text:p text:style-name="P4">
Published Time: 2023-06-27T17:32:00+03:00</text:p>
      <text:p text:style-name="P4">
Modified Time: 2023-06-27T17:32:00+03:00</text:p>
      <text:p text:style-name="P4">
Description: In Kiev, the first "pilot" mobile shelter made of concrete was installed, which can protect from the explosive wave and fragmentation. - Ukrinform.</text:p>
      <text:p text:style-name="P4">
Images: ['<text:a xlink:type="simple" xlink:href="https://static.ukrinform.com/photos/2023_06/thumb_files/630_360_1687876146-338.jpg" text:style-name="Internet_20_link" text:visited-style-name="Visited_20_Internet_20_Link">
630_360_16878...</text:a>
']</text:p>
      <text:p text:style-name="P4">
Tags: ['Київ', 'Укриття']</text:p>
      <text:p text:style-name="P4">
Type: Article</text:p>
      <!--METADATA-->
      <text:p text:style-name="P4">
<draw:frame draw:style-name="fr1" draw:name="Image82" text:anchor-type="as-char" svg:width="6.9236in" svg:height="3.956343in" draw:z-index="0">
<draw:image xlink:href="../Images/yкринформ/2023-06-27T17-32-00-03-00/630_360_1687876146-338.jpg" xlink:type="simple" xlink:show="embed" xlink:actuate="onLoad" draw:mime-type="image/jpeg"/>
</draw:frame>
In Kiev, the first "pilot" mobile shelter made of concrete was erected, which can protect the detachable wave and shrapnel.</text:p>
      <text:p text:style-name="P4">
About it in <text:a xlink:type="simple" xlink:href="https://t.me/VA_Kyiv/2320" text:style-name="Internet_20_link" text:visited-style-name="Visited_20_Internet_20_Link">
telegram</text:a>
The press service of the city military administration reported, Ukrinform reports.</text:p>
      <text:p text:style-name="P4">
“The first, pilot mobile shelter has already been installed in the capital. It is made of high quality concrete. Can protect against an explosive wave and a fragmental reflection, ”the message reads.</text:p>
      <text:p text:style-name="P4">
One module accommodates up to 20 people. The modules are collected as a regular designer. Depending on the number of people, you can collect two, three or even more sections.</text:p>
      <text:p text:style-name="P4">
According to the KMVA, the structures of this type are installed quite quickly, the main thing is that a strong base, the foundation. Inside they are equipped with benches, fire extinguishers, water and medical sets for first aid.</text:p>
      <text:p text:style-name="P4">
<text:span text:style-name="T4">
 Read also: </text:span>
 <text:a xlink:type="simple" xlink:href="https://www.ukrinform.ua/rubric-society/3727001-pridatni-do-vikoristanna-ukritta-mozut-vmistiti-lise-43-naselenna-ukraini-mvs.html" text:style-name="Internet_20_link" text:visited-style-name="Visited_20_Internet_20_Link">
Shelted <text:span text:style-name="T4">
 Use </text:span>
 can only accommodate 43% of the population of Ukraine - the Ministry of Internal Affairs</text:a>
“We are considering setting modular type shelters in the capital. Civil protection is important for places where there are no shelters or where a significant age to civil protection structures. After a detailed study of all constructed type, a decision will be made where and what modification of the structure it is necessary to establish in <text:a xlink:type="simple" xlink:href="https://www.ukrinform.ua/tag-kiiv" text:style-name="Internet_20_link" text:visited-style-name="Visited_20_Internet_20_Link">
Kiev</text:a>
”, - said the head of KMVA Sergey Popko.</text:p>
      <text:p text:style-name="P4">
<text:span text:style-name="T4">
 Read also: </text:span>
 <text:a xlink:type="simple" xlink:href="https://www.ukrinform.ua/rubric-regions/3727743-u-vinnici-sistema-avtomaticnogo-vidkritta-dverej-vze-dostupna-u-desati-ukrittah.html" text:style-name="Internet_20_link" text:visited-style-name="Visited_20_Internet_20_Link">
in Vinnitsa, the automatic door opening system is tensed in ten <text:span text:style-name="T4">
 shelter </text:span>
 x</text:a>
As <text:a xlink:type="simple" xlink:href="https://www.ukrinform.ua/rubric-kyiv/3728281-u-stolici-zapracue-elektronna-sistema-dostupu-do-ukrittiv.html" text:style-name="Internet_20_link" text:visited-style-name="Visited_20_Internet_20_Link">
reported</text:a>
Ukrinform, in the capital, the electronic access system of shelters is working, it has already been tested for commissioning.</text:p>
      <text:p text:style-name="P4">
News Source: <text:a xlink:type="simple" xlink:href="https://www.ukrinform.ua/rubric-kyiv/3728416-u-kievi-vstanovili-perse-mobilne-ukritta-z-betonu.html" text:style-name="Internet_20_link" text:visited-style-name="Visited_20_Internet_20_Link">
https://www.ukrinform.ua/rubric-kyiv/3728416-u-kievi-vstanovili-perse-mobilne-ukritta-z-betonu.html</text:a>
</text:p>
      <!--NEWS-->
      <text:h text:style-name="P10" text:outline-level="1">
<text:span text:style-name="T4">
Government instructed Kamyshyn to make a decision to improve the shelter situation</text:span>
</text:h>
      <text:p text:style-name="P4">
Authors: Ukrinform (Person)</text:p>
      <text:p text:style-name="P4">
Publisher: Укринформ (Organization)</text:p>
      <text:p text:style-name="P4">
Published Time: 2023-06-27T17:33:00+03:00</text:p>
      <text:p text:style-name="P4">
Modified Time: 2023-06-27T17:33:00+03:00</text:p>
      <text:p text:style-name="P4">
Description: The Cabinet of Ministers instructed the Minister for Strategic Industry Alexander Kamyshin to quickly develop decisions that will improve the situation with the condition and number of shelters in Ukraine.</text:p>
      <text:p text:style-name="P4">
— Укрінформ.: </text:p>
      <text:p text:style-name="P4">
Images: ['<text:a xlink:type="simple" xlink:href="https://static.ukrinform.com/photos/2023_06/thumb_files/630_360_1686303753-448.jpg" text:style-name="Internet_20_link" text:visited-style-name="Visited_20_Internet_20_Link">
630_360_16863...</text:a>
']</text:p>
      <text:p text:style-name="P4">
Tags: ['Кабмін', 'Уряд', 'Укриття']</text:p>
      <text:p text:style-name="P4">
Type: Article</text:p>
      <!--METADATA-->
      <text:p text:style-name="P4">
<draw:frame draw:style-name="fr1" draw:name="Image83" text:anchor-type="as-char" svg:width="6.9236in" svg:height="3.956343in" draw:z-index="0">
<draw:image xlink:href="../Images/yкринформ/2023-06-27T17-33-00-03-00/630_360_1686303753-448.jpg" xlink:type="simple" xlink:show="embed" xlink:actuate="onLoad" draw:mime-type="image/jpeg"/>
</draw:frame>
The Cabinet of Ministers has instructed the Minister for Strategic Industry Kamyshin's strategic industries to quickly work that will improve the situation with the state and the number of shelters in Ukraine.</text:p>
      <text:p text:style-name="P4">
Prime Minister Denis Shmigal said this at <text:a xlink:type="simple" xlink:href="https://t.me/Denys_Smyhal/5506" text:style-name="Internet_20_link" text:visited-style-name="Visited_20_Internet_20_Link">
government meeting</text:a>
, reports Ukrinform.</text:p>
      <text:p text:style-name="P4">
“The President has clearly set the task - there should be more shelters, they must be equipped and prepared properly. We give the Minister for Strategic Industry Strategic industries all opportunities to work out and quickly submit decisions, ”Shmigal emphasized.</text:p>
      <text:p text:style-name="P4">
He recalled that 77% of repositories in Ukraine are suitable for use, but unfortunately, many that do not meet any standards.</text:p>
      <text:p text:style-name="P4">
In some places, the situation is generally unacceptable, stressed Smigal.</text:p>
      <text:p text:style-name="P4">
<text:span text:style-name="T4">
 Read also: </text:span>
 <text:a xlink:type="simple" xlink:href="https://www.ukrinform.ua/rubric-kyiv/3728281-u-stolici-zapracue-elektronna-sistema-dostupu-do-ukrittiv.html" text:style-name="Internet_20_link" text:visited-style-name="Visited_20_Internet_20_Link">
in the capital will work an electronic access system to <text:span text:style-name="T4">
 shelter </text:span>
</text:a>
As reported by Ukrinform, the National Security and Defense Council considered the safety of bomb shelters on June 23 and instructed to bring the shelter into proper condition.</text:p>
      <text:p text:style-name="P4">
News Source: <text:a xlink:type="simple" xlink:href="https://www.ukrinform.ua/rubric-ato/3728417-urad-doruciv-kamisinu-nevidkladno-napracuvati-risenna-dla-pokrasenna-situacii-z-ukrittami.html" text:style-name="Internet_20_link" text:visited-style-name="Visited_20_Internet_20_Link">
https://www.ukrinform.ua/rubric-ato/3728417-urad-doruciv-kamisinu-nevidkladno-napracuvati-risenna-dla-pokrasenna-situacii-z-ukrittami.html</text:a>
</text:p>
      <!--NEWS-->
      <text:h text:style-name="P10" text:outline-level="1">
<text:span text:style-name="T4">
Russians fired Kherson, wounded two people</text:span>
</text:h>
      <text:p text:style-name="P4">
Authors: Ukrinform (Person)</text:p>
      <text:p text:style-name="P4">
Publisher: Укринформ (Organization)</text:p>
      <text:p text:style-name="P4">
Published Time: 2023-06-27T17:36:00+03:00</text:p>
      <text:p text:style-name="P4">
Modified Time: 2023-06-27T17:36:00+03:00</text:p>
      <text:p text:style-name="P4">
Description: The Russian military fired at Kherson residential areas, injuring two civilian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Поранені', 'Війна з Росією']</text:p>
      <text:p text:style-name="P4">
Type: Article</text:p>
      <!--METADATA-->
      <text:p text:style-name="P4">
<draw:frame draw:style-name="fr1" draw:name="Image84" text:anchor-type="as-char" svg:width="6.9236in" svg:height="3.948443in" draw:z-index="0">
<draw:image xlink:href="../Images/yкринформ/2023-06-27T17-36-00-03-00/630_360_1538997483-946.jpg" xlink:type="simple" xlink:show="embed" xlink:actuate="onLoad" draw:mime-type="image/jpeg"/>
</draw:frame>
The Russian residents of the Kherson residential areas were fired, injuring two civilians.</text:p>
      <text:p text:style-name="P4">
About it reports in <text:a xlink:type="simple" xlink:href="https://www.facebook.com/khoda.gov.ua/posts/pfbid0QYdTiewqzoBV64PBt2p7LharThnKqin4RWABBRSJcRg3khpvoiRHPc6gTCt8ddzpl" text:style-name="Internet_20_link" text:visited-style-name="Visited_20_Internet_20_Link">
Facebook</text:a>
The Kherson Ova press service, Ukrinform reports.</text:p>
      <text:p text:style-name="P4">
"Russia fired again <text:a xlink:type="simple" xlink:href="https://www.ukrinform.ua/tag-herson" text:style-name="Internet_20_link" text:visited-style-name="Visited_20_Internet_20_Link">
Kherson</text:a>
. Two peaceful people have been sold, "the message reads.</text:p>
      <text:p text:style-name="P4">
Ova noted that there were residential areas of the city under the fire. The woman was held by a woman. She was assisted on the spot.</text:p>
      <text:p text:style-name="P4">
To <text:a xlink:type="simple" xlink:href="https://www.ukrinform.ua/tag-bolnica" text:style-name="Internet_20_link" text:visited-style-name="Visited_20_Internet_20_Link">
hospital</text:a>
The 36-year-old man was sent. He has lesions of the abdominal cavity and shoulder. The health workers provide the necessary help.</text:p>
      <text:p text:style-name="P4">
<text:span text:style-name="T4">
 Read also: </text:span>
 <text:a xlink:type="simple" xlink:href="https://www.ukrinform.ua/rubric-ato/3728383-na-zaporizzi-vorog-zavdav-udaru-po-orihovu-e-poraneni-i-zagibli.html" text:style-name="Internet_20_link" text:visited-style-name="Visited_20_Internet_20_Link">
in Zaporozhye the enemy struck Orikhov, is the dead andporane</text:a>
As reported by Ukrinform, last day, on June 26, the invaders fired Kherson four times, releasing 14 shells.</text:p>
      <text:p text:style-name="P4">
News Source: <text:a xlink:type="simple" xlink:href="https://www.ukrinform.ua/rubric-ato/3728420-rosiani-obstrilali-herson-poraneni-dvoe-ludej.html" text:style-name="Internet_20_link" text:visited-style-name="Visited_20_Internet_20_Link">
https://www.ukrinform.ua/rubric-ato/3728420-rosiani-obstrilali-herson-poraneni-dvoe-ludej.html</text:a>
</text:p>
      <!--NEWS-->
      <text:h text:style-name="P10" text:outline-level="1">
<text:span text:style-name="T4">
UNICEF provided Ukraine with 120,000 doses of cough vaccines, diphtheria and tetanus</text:span>
</text:h>
      <text:p text:style-name="P4">
Authors: Ukrinform (Person)</text:p>
      <text:p text:style-name="P4">
Publisher: Укринформ (Organization)</text:p>
      <text:p text:style-name="P4">
Published Time: 2023-06-27T17:37:00+03:00</text:p>
      <text:p text:style-name="P4">
Modified Time: 2023-06-27T17:37:00+03:00</text:p>
      <text:p text:style-name="P4">
Description: The UN (UNICEF) Children's Fund has sent 120,000 doses of cough, diphtheria and tetanus to Ukraine. - Ukrinform.</text:p>
      <text:p text:style-name="P4">
Images: ['<text:a xlink:type="simple" xlink:href="https://static.ukrinform.com/photos/2017_03/thumb_files/630_360_1488470148-9781.jpg" text:style-name="Internet_20_link" text:visited-style-name="Visited_20_Internet_20_Link">
630_360_14884...</text:a>
']</text:p>
      <text:p text:style-name="P4">
Tags: ['ЮНІСЕФ', 'Вакцинація', 'Інфекційні хвороби']</text:p>
      <text:p text:style-name="P4">
Type: Article</text:p>
      <!--METADATA-->
      <text:p text:style-name="P4">
<draw:frame draw:style-name="fr1" draw:name="Image85" text:anchor-type="as-char" svg:width="6.9236in" svg:height="3.956343in" draw:z-index="0">
<draw:image xlink:href="../Images/yкринформ/2023-06-27T17-37-00-03-00/630_360_1488470148-9781.jpg" xlink:type="simple" xlink:show="embed" xlink:actuate="onLoad" draw:mime-type="image/jpeg"/>
</draw:frame>
UN children's fund(UNICEF)He sent 120,000 doses of cough vaccines, diphtheria and tetanus to Ukraine.</text:p>
      <text:p text:style-name="P4">
About this <text:a xlink:type="simple" xlink:href="https://moz.gov.ua/article/news/v-ukrainu-dostavleno-120-tisjach-doz-vakcini-proti-kashljuku-difterii-ta-pravcja" text:style-name="Internet_20_link" text:visited-style-name="Visited_20_Internet_20_Link">
reports the Ministry of Health</text:a>
, reports Ukrinform.</text:p>
      <text:p text:style-name="P4">
“ACDP vaccination gives children protection against serious infectious diseases. Cough, diphtheria and tetanus can have serious consequences for the health of children, special conditions of war when access to medical care may be limited. In the framework of the Ministry of Health with the UN Children's Fund(<text:a xlink:type="simple" xlink:href="https://www.ukrinform.ua/tag-unisef" text:style-name="Internet_20_link" text:visited-style-name="Visited_20_Internet_20_Link">
UNICEF</text:a>
 )We systematically provide vaccination points in the country with the necessary hard. That is why it is important to check the vaccine status and revaccinate the need, ”said the Deputy Minister of Health - Chief State Sanitary Doctor Igor Kuzin.</text:p>
      <text:p text:style-name="P4">
It is noted that the resulting vaccine is distributed between the areas for carrying out vaccinations.</text:p>
      <text:p text:style-name="P4">
<text:span text:style-name="T4">
 Read also: </text:span>
 [<text:span text:style-name="T4">
 DSNS </text:span>
 <text:span text:style-name="T4">
 jointly </text:span>
 with <text:span text:style-name="T4">
 UNICEF </text:span>
 <text:span text:style-name="T4">
 </text:span>
 launched <text:span text:style-name="T4">
** Informing </text:span>
(https://www.ukrinform.ua/rubric-society/3722872-dsns-spilno-z-unisef-zapustili-informkampaniu-zadla-bezpeki-ditej.html)Vaccination against diphtheria, tetanus and whooping cough is included in the calendar of prophylactic and is free. According to the national vaccination calendar, the vaccineACDP is administered at the age of 2, 4, 6 and 18 months, then at 6 years the vaccine of ADP is performed at 6 years(Diphtheria), and at 16 years old-ADP-M vaccine(against tetanus and diphtheria with reduced antigen content used for adults).</text:p>
      <text:p text:style-name="P4">
Як повідомляв Укрінформ, протягом минулого тижня Україна отримала відміжнародних партнерів як гуманітрану допомогу 59 палет обладнання талікарських засобів, 148 палет гігієнічних наборів і рукавиць.</text:p>
      <text:p text:style-name="P4">
News Source: <text:a xlink:type="simple" xlink:href="https://www.ukrinform.ua/rubric-society/3728423-unisef-nadav-ukraini-120-tisac-doz-vakcini-proti-kasluku-difterii-ta-pravca.html" text:style-name="Internet_20_link" text:visited-style-name="Visited_20_Internet_20_Link">
https://www.ukrinform.ua/rubric-society/3728423-unisef-nadav-ukraini-120-tisac-doz-vakcini-proti-kasluku-difterii-ta-pravca.html</text:a>
</text:p>
      <!--NEWS-->
      <text:h text:style-name="P10" text:outline-level="1">
<text:span text:style-name="T4">
Ukrainian children are kept in 57 regions of Russia - Lubinets</text:span>
</text:h>
      <text:p text:style-name="P4">
Authors: Ukrinform (Person)</text:p>
      <text:p text:style-name="P4">
Publisher: Укринформ (Organization)</text:p>
      <text:p text:style-name="P4">
Published Time: 2023-06-27T17:39:00+03:00</text:p>
      <text:p text:style-name="P4">
Modified Time: 2023-06-27T17:39:00+03:00</text:p>
      <text:p text:style-name="P4">
Description: The authorities of Ukraine have now recorded the stay of our children stolen in 57 regions of Russia.</text:p>
      <text:p text:style-name="P4">
— Укрінформ.: </text:p>
      <text:p text:style-name="P4">
Images: ['<text:a xlink:type="simple" xlink:href="https://static.ukrinform.com/photos/2023_06/thumb_files/630_360_1687344800-493.jpg" text:style-name="Internet_20_link" text:visited-style-name="Visited_20_Internet_20_Link">
630_360_16873...</text:a>
']</text:p>
      <text:p text:style-name="P4">
Tags: ['Діти', 'Війна з Росією', 'Дмитро Лубінець']</text:p>
      <text:p text:style-name="P4">
Type: Article</text:p>
      <!--METADATA-->
      <text:p text:style-name="P4">
<draw:frame draw:style-name="fr1" draw:name="Image86" text:anchor-type="as-char" svg:width="6.9236in" svg:height="3.956343in" draw:z-index="0">
<draw:image xlink:href="../Images/yкринформ/2023-06-27T17-39-00-03-00/630_360_1687344800-493.jpg" xlink:type="simple" xlink:show="embed" xlink:actuate="onLoad" draw:mime-type="image/jpeg"/>
</draw:frame>
Vlad Ukrainian has currently recorded the stay of our children stolen in 57 regions of Russia.</text:p>
      <text:p text:style-name="P4">
This was during the presentation of the Special Report of the Commissioner of the Verkhovna Rada of Right -Luddy “Unslevex. Violation of the rights of Ukrainian children in the temporarily occupied territories of Ukraine and in Russia: deportation, militarization, indoctrination ”said Ukrainian Ombudsman Dmitry Lubinets, Ukrinform correspondent reports.</text:p>
      <text:p text:style-name="P4">
“We have officially recorded the stay of Ukrainian <text:a xlink:type="simple" xlink:href="https://www.ukrinform.ua/tag-diti" text:style-name="Internet_20_link" text:visited-style-name="Visited_20_Internet_20_Link">
children</text:a>
In 57 regions of the Russian Federation. In 16 regions, the most of the 380 children were victims of violent transfer to Russian -year -olds. There have also been cases of abduction of children by Russian militaryly occupied territories for intimidation, pressure on relatives, collaborative data, ”he said.</text:p>
      <text:p text:style-name="P4">
Lubinets added that it is noted that Russian servicemen use the use or possible use of violence to children to force adults to work in favor of the Russian army or occupation power.</text:p>
      <text:p text:style-name="P4">
The lawyer of the regional human rights center Kateryna Rashevskaya informed that according to their data, since June 15, 2023, the Russians take 100 children daily - sometimes a little less, sometimes there are several more - in the so -called "re -education" camps.</text:p>
      <text:p text:style-name="P4">
“Therefore, the number(Stolen Russian Federation - Ed.)Children are growing, and Russia wants to return them, ”she said.</text:p>
      <text:p text:style-name="P4">
The Ombudsman cited law enforcement agencies that the Russian Federation is involved in the armed conflict in the role of spies, corridors, and also involves them in the campaigns of forced mobilization of Ukrainian citizens in temporarily occupied territories, sometimes even as an actor.</text:p>
      <text:p text:style-name="P4">
According to him, a number of tools are used for recruiting children. For example, the so-called rest in "military-patriotic camps", membership of Vunarmia and other "military-patriotic" movements.</text:p>
      <text:p text:style-name="P4">
“In fact, there are many. They differ in names, triggered by gerrulates of different federal subjects of the Russian Federation, but all have the same signs. That is, the purpose(This - ed.)-This is the maximum involvement of Ukrainian children in such patriotic movements and popularization of the military of the Russian army, ”Lubin said.The Commissioner for Human Rights informed that, according to the Unified Registration Investigations, 5 criminal proceedings have been registered in Ukraine since the beginning of a full -scale invasion of the Russian Federation in Ukraine, which investigated the use of minors in armed conflict.</text:p>
      <text:p text:style-name="P4">
As <text:a xlink:type="simple" xlink:href="https://www.ukrinform.ua/rubric-society/3728182-lubinec-narazi-e-oficijni-dani-pro-365-nezakonnih-usinovlen-nasih-ditej-u-rf.html" text:style-name="Internet_20_link" text:visited-style-name="Visited_20_Internet_20_Link">
reported</text:a>
, Currently, Ombudsman's office has official data on 365 illegal adoption of Ukrainian children in the Russian Federation.</text:p>
      <text:p text:style-name="P4">
News Source: <text:a xlink:type="simple" xlink:href="https://www.ukrinform.ua/rubric-society/3728428-ukrainskih-ditej-utrimuut-u-57-regionah-rosii-lubinec.html" text:style-name="Internet_20_link" text:visited-style-name="Visited_20_Internet_20_Link">
https://www.ukrinform.ua/rubric-society/3728428-ukrainskih-ditej-utrimuut-u-57-regionah-rosii-lubinec.html</text:a>
</text:p>
      <!--NEWS-->
      <text:h text:style-name="P10" text:outline-level="1">
<text:span text:style-name="T4">
Zelensky showed chevrons that he gave him in Donetsk region</text:span>
</text:h>
      <text:p text:style-name="P4">
Authors: Ukrinform (Person)</text:p>
      <text:p text:style-name="P4">
Publisher: Укринформ (Organization)</text:p>
      <text:p text:style-name="P4">
Published Time: 2023-06-27T17:40:00+03:00</text:p>
      <text:p text:style-name="P4">
Modified Time: 2023-06-27T17:40:00+03:00</text:p>
      <text:p text:style-name="P4">
Description: President Volodymyr Zelenskyy demonstrated chevrons as he received the day before from Ukrainian servicemen in Donetsk region, and shared his story about the Hero of Ukraine Sergei Dudin.</text:p>
      <text:p text:style-name="P4">
— Укрінформ.: </text:p>
      <text:p text:style-name="P4">
Images: ['<text:a xlink:type="simple" xlink:href="https://static.ukrinform.com/photos/2023_06/thumb_files/630_360_1687877855-164.jpg" text:style-name="Internet_20_link" text:visited-style-name="Visited_20_Internet_20_Link">
630_360_16878...</text:a>
']</text:p>
      <text:p text:style-name="P4">
Tags: ['Донеччина', 'Зеленський', 'Війна з Росією', 'Шеврон']</text:p>
      <text:p text:style-name="P4">
Type: Article</text:p>
      <!--METADATA-->
      <text:p text:style-name="P4">
<draw:frame draw:style-name="fr1" draw:name="Image87" text:anchor-type="as-char" svg:width="6.9236in" svg:height="3.956343in" draw:z-index="0">
<draw:image xlink:href="../Images/yкринформ/2023-06-27T17-40-00-03-00/630_360_1687877855-164.jpg" xlink:type="simple" xlink:show="embed" xlink:actuate="onLoad" draw:mime-type="image/jpeg"/>
</draw:frame>
The Presidential Lordir Zelensky demonstrated chevrons as he received the Ukrainian servicemen in Donetsk the day before, and shared his story about the hero of Ukraine Sergey Dudin.</text:p>
      <text:p text:style-name="P4">
Hevron's photos of the head of state published in <text:a xlink:type="simple" xlink:href="https://t.me/V_Zelenskiy_official/6741" text:style-name="Internet_20_link" text:visited-style-name="Visited_20_Internet_20_Link">
telegram</text:a>
, reports Ukrinform.</text:p>
      <text:p text:style-name="P4">
"Yesterday, our heroes gave their chevrons. The chevrons of our history. Today I want to report on one of them. One of those who make every effort to make our people a free future," Zelensky said.</text:p>
      <text:p text:style-name="P4">
The President noted that the deputy commander of the battalion of the Marine Corps of the 35-Correct Marine Corps Command of the Marines of the Naval Forces of the Armed Forces Major Sergey Dudin repeatedly participated in the reflection of attacks <text:a xlink:type="simple" xlink:href="https://www.ukrinform.ua/tag-rosia" text:style-name="Internet_20_link" text:visited-style-name="Visited_20_Internet_20_Link">
enemy</text:a>
. Thus, according to him, Dudin complications of the unit and personally destroyed the enemy equipment and live power, participated in the successful storms, which he planned, released from the Russian occupation of Zerahrson region.</text:p>
      <text:p text:style-name="P4">
"During a working trip to the Donetsk region, he was honored personally to the Hero of Ukraine personally and hand over the Order of the Golden Star. Thanks for the service and, of course, thank you for the chevron. Ukraine is proud of its warriors!", - the head of state emphasized.</text:p>
      <text:p text:style-name="P4">
<text:span text:style-name="T4">
 Read also: </text:span>
 <text:a xlink:type="simple" xlink:href="https://www.ukrinform.ua/rubric-ato/3727463-kozen-zaslugovue-sob-ukraina-znala-j-pamatala-zelenskij-pokazav-sevroni-voiniv.html" text:style-name="Internet_20_link" text:visited-style-name="Visited_20_Internet_20_Link">
everyone deserves Ukraine to know and remember: Zelensky showed <text:span text:style-name="T4">
 chevrons </text:span>
 soldiers</text:a>
On June 27, President Volodymyr Zelenskyy visited the predictions in the Berdyansk direction and awarded Ukrainian soldiers on June 27.</text:p>
      <text:p text:style-name="P4">
<text:span text:style-name="T5">
Foto: Zelenskiy / Official</text:span>
</text:p>
      <text:p text:style-name="P4">
News Source: <text:a xlink:type="simple" xlink:href="https://www.ukrinform.ua/rubric-ato/3728440-zelenskij-pokazav-sevroni-aki-jomu-podaruvali-na-doneccini.html" text:style-name="Internet_20_link" text:visited-style-name="Visited_20_Internet_20_Link">
https://www.ukrinform.ua/rubric-ato/3728440-zelenskij-pokazav-sevroni-aki-jomu-podaruvali-na-doneccini.html</text:a>
</text:p>
      <!--NEWS-->
      <text:h text:style-name="P10" text:outline-level="1">
<text:span text:style-name="T4">
Zelensky held a meeting on NATO summit</text:span>
</text:h>
      <text:p text:style-name="P4">
Authors: Ukrinform (Person)</text:p>
      <text:p text:style-name="P4">
Publisher: Укринформ (Organization)</text:p>
      <text:p text:style-name="P4">
Published Time: 2023-06-27T17:41:00+03:00</text:p>
      <text:p text:style-name="P4">
Modified Time: 2023-06-27T23:41:00+03:00</text:p>
      <text:p text:style-name="P4">
Description: President Volodymyr Zelensky held a meeting with representatives of the international direction from his office and the Cabinet of Ministers on the preparation of NATO in Vilnius for July. - Ukrinform.</text:p>
      <text:p text:style-name="P4">
Images: ['<text:a xlink:type="simple" xlink:href="https://static.ukrinform.com/photos/2023_06/thumb_files/630_360_1687535517-265.jpeg" text:style-name="Internet_20_link" text:visited-style-name="Visited_20_Internet_20_Link">
630_360_16875...</text:a>
']</text:p>
      <text:p text:style-name="P4">
Tags: ['Кабмін', 'НАТО', 'Саміт НАТО', 'Зеленський']</text:p>
      <text:p text:style-name="P4">
Type: Article</text:p>
      <!--METADATA-->
      <text:p text:style-name="P4">
<draw:frame draw:style-name="fr1" draw:name="Image88" text:anchor-type="as-char" svg:width="6.9236in" svg:height="3.956343in" draw:z-index="0">
<draw:image xlink:href="../Images/yкринформ/2023-06-27T17-41-00-03-00/630_360_1687535517-265.jpeg" xlink:type="simple" xlink:show="embed" xlink:actuate="onLoad" draw:mime-type="image/jpeg"/>
</draw:frame>
The Presidential Lordimir Zelensky held a meeting with representatives of the international direction of the Highlight Office and the Cabinet of Ministers on the preparation for the July NATO Summit.</text:p>
      <text:p text:style-name="P4">
He told about it in the evening <text:a xlink:type="simple" xlink:href="https://t.me/V_Zelenskiy_official/6743" text:style-name="Internet_20_link" text:visited-style-name="Visited_20_Internet_20_Link">
video closer</text:a>
, reports Ukrinform.</text:p>
      <text:p text:style-name="P4">
“He also held a special meeting with our internationalists today - the office, the government is preparation for the Vilnius summit. I am sure that the Summit's decision can be static for <text:a xlink:type="simple" xlink:href="https://www.ukrinform.ua/tag-ukraina" text:style-name="Internet_20_link" text:visited-style-name="Visited_20_Internet_20_Link">
Ukraine</text:a>
!We do everything possible and connected all the international opportunities of Ukraine, ”Zelensky said.</text:p>
      <text:p text:style-name="P4">
<text:span text:style-name="T5">
Viso: <text:a xlink:type="simple" xlink:href="https://t.me/V_Zelenskiy_official/6743" text:style-name="Internet_20_link" text:visited-style-name="Visited_20_Internet_20_Link">
op</text:a>
</text:span>
</text:p>
      <text:p text:style-name="P4">
*!(https://www.ukrinform.ua/rubric-ato/3728509-artileria-dla-zsu-i-samit-nato-zelenskij-proviv-rozmovu-z-premerom-norvegii.html)It was reported that the NATO summit, which will take place in Vilnius on July 11-12, will consider the continuation of assistance for Ukraine in its struggle of anti-Russian aggression. Ukraine expects specific decisions from this meeting to define the country's journey to NATO membership and to provide Ukraine with guaranteeing security to prevent the probable repetition of Russian aggression to the UMABLE aggression.</text:p>
      <text:p text:style-name="P4">
<text:span text:style-name="T5">
Foto: op</text:span>
</text:p>
      <text:p text:style-name="P4">
News Source: <text:a xlink:type="simple" xlink:href="https://www.ukrinform.ua/rubric-polytics/3728559-zelenskij-proviv-naradu-sodo-samitu-nato.html" text:style-name="Internet_20_link" text:visited-style-name="Visited_20_Internet_20_Link">
https://www.ukrinform.ua/rubric-polytics/3728559-zelenskij-proviv-naradu-sodo-samitu-nato.html</text:a>
</text:p>
      <!--NEWS-->
      <text:h text:style-name="P10" text:outline-level="1">
<text:span text:style-name="T4">
The Government has appointed Deputy Minister of Justice in European Integration</text:span>
</text:h>
      <text:p text:style-name="P4">
Authors: Ukrinform (Person)</text:p>
      <text:p text:style-name="P4">
Publisher: Укринформ (Organization)</text:p>
      <text:p text:style-name="P4">
Published Time: 2023-06-27T17:50:00+03:00</text:p>
      <text:p text:style-name="P4">
Modified Time: 2023-06-27T17:50:00+03:00</text:p>
      <text:p text:style-name="P4">
Description: The Cabinet of Ministers appointed Lyudmila Sugak for the post of Deputy Minister of Justice on European Integration. - Ukrinform.</text:p>
      <text:p text:style-name="P4">
Images: ['<text:a xlink:type="simple" xlink:href="https://static.ukrinform.com/photos/2019_09/thumb_files/630_360_1567497060-680.jpg" text:style-name="Internet_20_link" text:visited-style-name="Visited_20_Internet_20_Link">
630_360_15674...</text:a>
']</text:p>
      <text:p text:style-name="P4">
Tags: ['Євроінтеграція', "Мін'юст", 'Призначення', 'Уряд']</text:p>
      <text:p text:style-name="P4">
Type: Article</text:p>
      <!--METADATA-->
      <text:p text:style-name="P4">
<draw:frame draw:style-name="fr1" draw:name="Image89" text:anchor-type="as-char" svg:width="6.9236in" svg:height="3.956343in" draw:z-index="0">
<draw:image xlink:href="../Images/yкринформ/2023-06-27T17-50-00-03-00/630_360_1567497060-680.jpg" xlink:type="simple" xlink:show="embed" xlink:actuate="onLoad" draw:mime-type="image/jpeg"/>
</draw:frame>
Cabinet ministers appointed Lyudmila Sugak for the post of Deputy Minister of Justice of European Integration.</text:p>
      <text:p text:style-name="P4">
About it reports Ukrinform with a reference to <text:a xlink:type="simple" xlink:href="https://t.me/uriad24/3214" text:style-name="Internet_20_link" text:visited-style-name="Visited_20_Internet_20_Link">
telegram</text:a>
The Online Government.</text:p>
      <text:p text:style-name="P4">
"At its meeting on June 27 <text:a xlink:type="simple" xlink:href="https://www.ukrinform.ua/tag-kabmin" text:style-name="Internet_20_link" text:visited-style-name="Visited_20_Internet_20_Link">
Cabinet of Ministers</text:a>
Ukraine approved the order of the prominent Sugak Lyudmila Petrovna Deputy Minister of Justice on the issues of European integration, " - the message reads.</text:p>
      <text:p text:style-name="P4">
At the same time, the government has approved an order on the release of Alexander Griban from the post of Deputy Minister of Economy.</text:p>
      <text:p text:style-name="P4">
<text:span text:style-name="T4">
 Read also: </text:span>
 <text:a xlink:type="simple" xlink:href="https://www.ukrinform.ua/rubric-other_news/3716580-zelenskij-pidpisav-nakaz-pro-priznacenna-kipera-golovou-odeskoi-oda.html" text:style-name="Internet_20_link" text:visited-style-name="Visited_20_Internet_20_Link">
<text:span text:style-name="T4">
 Zelensky </text:span>
 <text:span text:style-name="T4">
 </text:span>
 appointed ** Cyper by the head of the Odessa Regional State Administration</text:a>
As it was reported, Lyudmila Sugak previously headed the International Administration of Central ARMA. She participated in the competition for the position of Directorate Anti -Corruption Bureau.</text:p>
      <text:p text:style-name="P4">
News Source: <text:a xlink:type="simple" xlink:href="https://www.ukrinform.ua/rubric-polytics/3728435-urad-priznaciv-zastupnicu-ministra-usticii-z-evrointegracii.html" text:style-name="Internet_20_link" text:visited-style-name="Visited_20_Internet_20_Link">
https://www.ukrinform.ua/rubric-polytics/3728435-urad-priznaciv-zastupnicu-ministra-usticii-z-evrointegracii.html</text:a>
</text:p>
      <!--NEWS-->
      <text:h text:style-name="P10" text:outline-level="1">
<text:span text:style-name="T4">
The World Congress of Ukrainians has summed up the visit of UWC President to London</text:span>
</text:h>
      <text:p text:style-name="P4">
Authors: Ukrinform (Person)</text:p>
      <text:p text:style-name="P4">
Publisher: Укринформ (Organization)</text:p>
      <text:p text:style-name="P4">
Published Time: 2023-06-27T17:52:00+03:00</text:p>
      <text:p text:style-name="P4">
Modified Time: 2023-06-27T17:52:00+03:00</text:p>
      <text:p text:style-name="P4">
Description: The President of the World Congress of Ukrainians (UWC) Pavel Grod during his visit to the UK capital on June 21-23, a participant in the Conference on Recovery of Ukraine (URC23), enlisted the support of international partners and, traditionally, met with the Ukrainian community. - Ukrinform.</text:p>
      <text:p text:style-name="P4">
Images: ['<text:a xlink:type="simple" xlink:href="https://static.ukrinform.com/photos/2023_06/thumb_files/630_360_1687877054-771.jpg" text:style-name="Internet_20_link" text:visited-style-name="Visited_20_Internet_20_Link">
630_360_16878...</text:a>
']</text:p>
      <text:p text:style-name="P4">
Tags: ['Діаспора', 'СКУ', 'Світовий конгрес українців', 'Війна з Росією', 'Конференція з відбудови у Лондоні']</text:p>
      <text:p text:style-name="P4">
Type: Article</text:p>
      <!--METADATA-->
      <text:p text:style-name="P4">
<draw:frame draw:style-name="fr1" draw:name="Image90" text:anchor-type="as-char" svg:width="6.9236in" svg:height="3.956343in" draw:z-index="0">
<draw:image xlink:href="../Images/yкринформ/2023-06-27T17-52-00-03-00/630_360_1687877054-771.jpg" xlink:type="simple" xlink:show="embed" xlink:actuate="onLoad" draw:mime-type="image/jpeg"/>
</draw:frame>
President of the World Congress of Ukrainians(SKU)Pavel Grod, during his visit to the capital of Britain, June 21-23, a participant(Rak'ah)He enlisted the support of international partners and, traditionally, met with the Ukrainian community.</text:p>
      <text:p text:style-name="P4">
As Ukrinform reports, this is stated on <text:a xlink:type="simple" xlink:href="https://www.ukrainianworldcongress.org/ua/prezident-sku-zavershiv-vizit-do-londona-ta-podyakuvav-za-potuzhnu-pidtrimku/" text:style-name="Internet_20_link" text:visited-style-name="Visited_20_Internet_20_Link">
the UWC site</text:a>
.</text:p>
      <text:p text:style-name="P4">
Congress reminded that the Conference on Recovery of Ukraine(Rak'ah)that has collected a thousand delegates from more than 60 countries, has become a powerful platform for the development of not only urgent issues of reconstruction, but also Ukraine's aspirations in NATO.</text:p>
      <text:p text:style-name="P4">
<text:span text:style-name="T4">
 Read also: </text:span>
 [<text:span text:style-name="T4">
 President </text:span>
 <text:span text:style-name="T4">
 UWC </text:span>
 <text:span text:style-name="T4">
 </text:span>
 joined <text:span text:style-name="T4">
 to </text:span>
 conference <text:span text:style-name="T4">
 with </text:span>
 Recovery <text:span text:style-name="T4">
 </text:span>
 <text:span text:style-name="T4">
 Ukraine </text:span>
 in <text:span text:style-name="T4">
 London </text:span>
(https://www.ukrinform.ua/rubric-diaspora/3726130-prezident-sku-dolucivsa-do-konferencii-z-vidnovlenna-ukraini-v-londoni.html)In support of the worldwide attorney campaign of UWC #UKRAININATO, Pavel Grod has been meeting a number of meetings with international partners, politicians and diplomats.</text:p>
      <text:p text:style-name="P4">
“I express my sincere gratitude to the Highly Research Minister James Kleverli, with whom the Medagor to discuss Ukraine's membership in NATO. His adamant support and friendship of Ukraine is extremely valuable, ”said UWC President Pavel Grod after Stock with a Foreign Minister of the United Kingdom Jameskleverly.</text:p>
      <text:p text:style-name="P4">
On the path of Ukraine to NATO membership, given its importance for regional security and stability, the UWC President had a meaningful discussion with Viola Fonraramon-Taubadel, a German politician, a deputy of the European Parliament.</text:p>
      <text:p text:style-name="P4">
“I would like to express my sincere gratitude to Violi von Kramong-Taubadel for its significant role in adopting the NATO Resolution by the European Parliament. Its purposeful units have had a significant impact on obtaining strong support for Ukraine among the prestigious majority of MEPs, ”Grod emphasized.</text:p>
      <text:p text:style-name="P4">
<text:span text:style-name="T4">
 Read also: </text:span>
 <text:a xlink:type="simple" xlink:href="https://www.ukrinform.ua/rubric-diaspora/3726726-sku-zaklikav-svitove-ukrainstvo-pidtrimati-ukrainu-pered-samitom-nato-u-vilnusi.html" text:style-name="Internet_20_link" text:visited-style-name="Visited_20_Internet_20_Link">
<text:span text:style-name="T4">
 UWC </text:span>
 <text:span text:style-name="T4">
 </text:span>
 <text:span text:style-name="T4">
 urged </text:span>
 <text:span text:style-name="T4">
 world </text:span>
 <text:span text:style-name="T4">
 Ukrainian </text:span>
<text:span text:style-name="T5">
 to support </text:span>
<text:span text:style-name="T5">
 </text:span>
<text:span text:style-name="T5">
 </text:span>
<text:span text:style-name="T5">
 Ukraine </text:span>
<text:span text:style-name="T5">
 </text:span>
<text:span text:style-name="T5">
 </text:span>
<text:span text:style-name="T5">
 before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NATO </text:span>
<text:span text:style-name="T5">
 U </text:span>
<text:span text:style-name="T5">
 Vilnius </text:span>
*</text:a>
</text:p>
      <text:p text:style-name="P4">
An important topic of discussions during the conference was the UWC EERGIZEUKRAINE project aimed at restoring the Ukrainian energy sector of the Tavid -building of the Russian energy infrastructure destroyed by Russian attacks. This was discussed in particular at the meeting of Pavel Grod with the Minister of Energy of Ukraine Hermangalushchenko.</text:p>
      <text:p text:style-name="P4">
The parties discussed the urgent challenges and problems that Ukrainian energy faces daily. The vector of further cooperation was also outlined, including the signing of the Memorandum on cooperation between UWC and the Ministry of Energy.</text:p>
      <text:p text:style-name="P4">
“We have to prepare for this winter because we do not know how it will look. Therefore, the UKRAINE is already collecting equipment to restore the energy sector in Ukraine now, ”Pavel Grod commented in an interview with the Ukrainian Textbook" Public ".</text:p>
      <text:p text:style-name="P4">
At the end of a brief but extremely meaningful visit, the President was skilled with the Ukrainian community of the United Kingdom, the Ukrainian Tadrules of Ukraine in London.</text:p>
      <text:p text:style-name="P4">
Pavel Grod sincerely thanked from all over the world Ukrainian for the powerful, media and public work, which is carried out by the Union of Ukrainians of Velika Britain in order to support Ukraine and its people and awarded Anna-Martudezik, Deputy Head of the Union of Ukrainians of the Britain.</text:p>
      <text:p text:style-name="P4">
Recall the World Congress of Ukrainians <text:a xlink:type="simple" xlink:href="https://www.ukrinform.ua/rubric-diaspora/3726600-diaspora-podakuvala-britanii-za-pidtrimku-sprosenogo-vstupu-ukraini-do-nato.html" text:style-name="Internet_20_link" text:visited-style-name="Visited_20_Internet_20_Link">
congratulated</text:a>
British decision to support Ukraine's simplified introduction to NATO and expressed gratitude to the United Kingdom for the adamant support of Ukraine in the war with Russia.</text:p>
      <text:p text:style-name="P4">
<text:span text:style-name="T5">
Foto: UWC, Paul Grod</text:span>
</text:p>
      <text:p text:style-name="P4">
News Source: <text:a xlink:type="simple" xlink:href="https://www.ukrinform.ua/rubric-diaspora/3728431-svitovij-kongres-ukrainciv-pidbiv-pidsumki-vizitu-prezidenta-sku-do-londona.html" text:style-name="Internet_20_link" text:visited-style-name="Visited_20_Internet_20_Link">
https://www.ukrinform.ua/rubric-diaspora/3728431-svitovij-kongres-ukrainciv-pidbiv-pidsumki-vizitu-prezidenta-sku-do-londona.html</text:a>
</text:p>
      <!--NEWS-->
      <text:h text:style-name="P10" text:outline-level="1">
<text:span text:style-name="T4">
Kubrakov headed a commission that will check the state of bridges - Shmigal</text:span>
</text:h>
      <text:p text:style-name="P4">
Authors: Ukrinform (Person)</text:p>
      <text:p text:style-name="P4">
Publisher: Укринформ (Organization)</text:p>
      <text:p text:style-name="P4">
Published Time: 2023-06-27T17:53:00+03:00</text:p>
      <text:p text:style-name="P4">
Modified Time: 2023-06-27T17:53:00+03:00</text:p>
      <text:p text:style-name="P4">
Description: Viceremier-Minister for Recovery-Minister of Community, Territories and Infrastructure Development Alexander Kubrakov headed a commission created to check the state of bridges in Ukraine.</text:p>
      <text:p text:style-name="P4">
— Укрінформ.: </text:p>
      <text:p text:style-name="P4">
Images: ['<text:a xlink:type="simple" xlink:href="https://static.ukrinform.com/photos/2022_09/thumb_files/630_360_1662630719-817.jpg" text:style-name="Internet_20_link" text:visited-style-name="Visited_20_Internet_20_Link">
630_360_16626...</text:a>
']</text:p>
      <text:p text:style-name="P4">
Tags: ['Уряд', 'Міст', 'Шмигаль', 'Олександр Кубраков']</text:p>
      <text:p text:style-name="P4">
Type: Article</text:p>
      <!--METADATA-->
      <text:p text:style-name="P4">
<draw:frame draw:style-name="fr1" draw:name="Image95" text:anchor-type="as-char" svg:width="6.9236in" svg:height="3.956343in" draw:z-index="0">
<draw:image xlink:href="../Images/yкринформ/2023-06-27T17-53-00-03-00/630_360_1662630719-817.jpg" xlink:type="simple" xlink:show="embed" xlink:actuate="onLoad" draw:mime-type="image/jpeg"/>
</draw:frame>
Viceremier-Minister of Recovery-Minister of Community Development, Territories of Tainfrastructure Alexander Kubrakov headed a commission created to check the states that are in Ukraine.</text:p>
      <text:p text:style-name="P4">
The Prime Minister of Ukraine Denis Shmigal said this at <text:a xlink:type="simple" xlink:href="https://t.me/Denys_Smyhal/5506" text:style-name="Internet_20_link" text:visited-style-name="Visited_20_Internet_20_Link">
government meeting</text:a>
, reports Ukrinform.</text:p>
      <text:p text:style-name="P4">
“There are problems in regions that are also not resolved. We create a commission to verify the state <text:a xlink:type="simple" xlink:href="https://www.ukrinform.ua/tag-mist" text:style-name="Internet_20_link" text:visited-style-name="Visited_20_Internet_20_Link">
bridges</text:a>
, which is headed by Vice -Recovery Minister Alexander Kubrakov, ”said Schmigal.</text:p>
      <text:p text:style-name="P4">
<text:span text:style-name="T4">
 Read also: </text:span>
 <text:a xlink:type="simple" xlink:href="https://www.ukrinform.ua/rubric-economy/3726960-v-ukraini-perevirat-stan-mostiv-smigal.html" text:style-name="Internet_20_link" text:visited-style-name="Visited_20_Internet_20_Link">
in Ukraine will check <text:span text:style-name="T4">
 state </text:span>
 <text:span text:style-name="T4">
 bridges </text:span>
 - shmigal</text:a>
As reported <text:a xlink:type="simple" xlink:href="https://www.ukrinform.ua/rubric-vidbudova/3726869-specialna-komisia-perevirit-stan-mostiv-i-slahoprovodiv-po-ukraini-prezident.html" text:style-name="Internet_20_link" text:visited-style-name="Visited_20_Internet_20_Link">
Ukrinform</text:a>
, On June 23, the head of government announced that the bridges are planning to check in Ukraine.</text:p>
      <text:p text:style-name="P4">
News Source: <text:a xlink:type="simple" xlink:href="https://www.ukrinform.ua/rubric-economy/3728437-kubrakov-ocoliv-komisiu-aka-pereviratime-stan-mostiv-smigal.html" text:style-name="Internet_20_link" text:visited-style-name="Visited_20_Internet_20_Link">
https://www.ukrinform.ua/rubric-economy/3728437-kubrakov-ocoliv-komisiu-aka-pereviratime-stan-mostiv-smigal.html</text:a>
</text:p>
      <!--NEWS-->
      <text:h text:style-name="P10" text:outline-level="1">
<text:span text:style-name="T4">
Ukrainian Lyubchenko won Thai Boxing competitions at European Games</text:span>
</text:h>
      <text:p text:style-name="P4">
Authors: Ukrinform (Person)</text:p>
      <text:p text:style-name="P4">
Publisher: Укринформ (Organization)</text:p>
      <text:p text:style-name="P4">
Published Time: 2023-06-27T17:59:27+03:00</text:p>
      <text:p text:style-name="P4">
Modified Time: 2023-06-27T17:59:27+03:00</text:p>
      <text:p text:style-name="P4">
Description: Ukrainian Igor Lyubchenko won the European Games in Thai Boxing. - Ukrinform.</text:p>
      <text:p text:style-name="P4">
Images: ['<text:a xlink:type="simple" xlink:href="https://static.ukrinform.com/photos/2023_06/thumb_files/630_360_1687877852-761.jpg" text:style-name="Internet_20_link" text:visited-style-name="Visited_20_Internet_20_Link">
630_360_16878...</text:a>
']</text:p>
      <text:p text:style-name="P4">
Tags: ['Європейські ігри']</text:p>
      <text:p text:style-name="P4">
Type: Article</text:p>
      <!--METADATA-->
      <text:p text:style-name="P4">
<draw:frame draw:style-name="fr1" draw:name="Image96" text:anchor-type="as-char" svg:width="6.9236in" svg:height="3.956343in" draw:z-index="0">
<draw:image xlink:href="../Images/yкринформ/2023-06-27T17-59-27-03-00/630_360_1687877852-761.jpg" xlink:type="simple" xlink:show="embed" xlink:actuate="onLoad" draw:mime-type="image/jpeg"/>
</draw:frame>
Lubchenko Ukrainian Golden award European Games in Thai Boxing.</text:p>
      <text:p text:style-name="P4">
In the finals, Lyubchenko won Oscar Sigetrt from Poland, Ukrinform reports.</text:p>
      <text:p text:style-name="P4">
32-year-old Lyubchenko performs in the 67 kg weight category.</text:p>
      <text:p text:style-name="P4">
It was reported that Igor is the World Games 20122 Champion from Thai Boxing.</text:p>
      <text:p text:style-name="P4">
In total, there are 27 awards on Ukraine's account in Krakow.</text:p>
      <text:p text:style-name="P4">
<text:span text:style-name="T4">
 Read also: </text:span>
 <text:a xlink:type="simple" xlink:href="https://www.ukrinform.ua/rubric-sports/3727978-ukrainec-mikitas-stav-tretim-z-tajskogo-boksu-na-evropejskih-igrah.html" text:style-name="Internet_20_link" text:visited-style-name="Visited_20_Internet_20_Link">
Ukrainian <text:span text:style-name="T4">
 Nikitas </text:span>
 became the third of the Thai boxing of Nayurov -European Games</text:a>
The competition will last until July 2.</text:p>
      <text:p text:style-name="P4">
Photo: Getty Images</text:p>
      <text:p text:style-name="P4">
News Source: <text:a xlink:type="simple" xlink:href="https://www.ukrinform.ua/rubric-sports/3728441-ukrainec-lubcenko-peremig-u-zmagannah-z-tajskogo-boksu-na-evropejskih-igrah.html" text:style-name="Internet_20_link" text:visited-style-name="Visited_20_Internet_20_Link">
https://www.ukrinform.ua/rubric-sports/3728441-ukrainec-lubcenko-peremig-u-zmagannah-z-tajskogo-boksu-na-evropejskih-igrah.html</text:a>
</text:p>
      <!--NEWS-->
      <text:h text:style-name="P10" text:outline-level="1">
<text:span text:style-name="T4">
NATO summit and military needs of Ukraine: Dmytro Kuleba has a conversation with the Foreign Minister of Canada</text:span>
</text:h>
      <text:p text:style-name="P4">
Author: ['АРМІЯINFORM']</text:p>
      <text:p text:style-name="P4">
Time: 2023-06-27T18:00:00-04:00</text:p>
      <text:p text:style-name="P4">
Description: The Ministry of Lawlessness of the Herds of Ukraine Dmitro Kuleba, who was popped up by Kanadskoye Kinge Melanі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52451343-275.jpeg" text:style-name="Internet_20_link" text:visited-style-name="Visited_20_Internet_20_Link">
630_360_1652451343-275.jpeg</text:a>
']</text:p>
      <text:p text:style-name="P4">
Tags: ['ГЛАВА МЗС УКРАЇНИ', 'ДМИТРО КУЛЕБА', 'МЕЛАНІ ЖОЛІ', 'САМІТ НАТО']</text:p>
      <text:p text:style-name="P4">
Category: News</text:p>
      <!--METADATA-->
      <text:p text:style-name="P4">
<draw:frame draw:style-name="fr1" draw:name="Image97" text:anchor-type="as-char" svg:width="6.9236in" svg:height="3.956343in" draw:z-index="0">
<draw:image xlink:href="../Images/AРМІЯINFORM/2023-06-27T18-00-00-04-00/630_360_1652451343-275.jpeg" xlink:type="simple" xlink:show="embed" xlink:actuate="onLoad" draw:mime-type="image/jpeg"/>
</draw:frame>
Foreign Minister of Ukraine Dmytro Kuleba talked with the Canadian College of Melanie Jelly.</text:p>
      <text:p text:style-name="P4">
About this <text:a xlink:type="simple" xlink:href="https://twitter.com/DmytroKuleba/status/1673421387858341889" text:style-name="Internet_20_link" text:visited-style-name="Visited_20_Internet_20_Link">
it is referred</text:a>
In his Twitter.</text:p>
      <text:p text:style-name="P4">
“He spoke with the Foreign Minister of Canada Meloni Zolie about events in Russia, the military needs of Ukraine and the NATO summit in Vilnius. There is every reason to take decisive steps to the nobility of Ukraine's membership in NATO, ”he wrote.</text:p>
      <text:p text:style-name="P4">
Dmytro Kuleba added that Ukraine works with all the allies to achieve the best result for Ukraine and Euro -Atlantic security.</text:p>
      <text:p text:style-name="P4">
It is known that NATO Summit <text:a xlink:type="simple" xlink:href="https://armyinform.com.ua/2022/11/09/nastupnyj-samit-nato-vidbudetsya-vlitku-2023-roku-v-lytvi/" text:style-name="Internet_20_link" text:visited-style-name="Visited_20_Internet_20_Link">
will take place</text:a>
In Vilnius July 11-12. Nomovviz will participate about 40 delegations of the Alliance members and partners.</text:p>
      <text:p text:style-name="P4">
News Source: <text:a xlink:type="simple" xlink:href="https://armyinform.com.ua/2023/06/27/samit-nato-ta-vijskovi-potreby-ukrayiny-dmytro-kuleba-proviv-rozmovu-iz-glavoyu-mzs-kanady/" text:style-name="Internet_20_link" text:visited-style-name="Visited_20_Internet_20_Link">
https://armyinform.com.ua/2023/06/27/samit-nato-ta-vijskovi-potreby-ukrayiny-dmytro-kuleba-proviv-rozmovu-iz-glavoyu-mzs-kanady/</text:a>
</text:p>
      <!--NEWS-->
      <text:h text:style-name="P10" text:outline-level="1">
<text:span text:style-name="T4">
In Ukraine July 1, quarantine is completed because of the coronavirus pandemic</text:span>
</text:h>
      <text:p text:style-name="P4">
Authors: Ukrinform (Person)</text:p>
      <text:p text:style-name="P4">
Publisher: Укринформ (Organization)</text:p>
      <text:p text:style-name="P4">
Published Time: 2023-06-27T18:02:00+03:00</text:p>
      <text:p text:style-name="P4">
Modified Time: 2023-06-27T18:02:00+03:00</text:p>
      <text:p text:style-name="P4">
Description: In Ukraine, since July 1, quarantine and emergency regime in connection with the coronavirus pandemic are completed. - Ukrinform.</text:p>
      <text:p text:style-name="P4">
Images: ['<text:a xlink:type="simple" xlink:href="https://static.ukrinform.com/photos/2020_10/thumb_files/630_360_1603811398-883.jpg" text:style-name="Internet_20_link" text:visited-style-name="Visited_20_Internet_20_Link">
630_360_16038...</text:a>
']</text:p>
      <text:p text:style-name="P4">
Tags: ['Уряд', 'Шмигаль', 'Коронавірус', 'COVID-19', 'Пандемія']</text:p>
      <text:p text:style-name="P4">
Type: Article</text:p>
      <!--METADATA-->
      <text:p text:style-name="P4">
<draw:frame draw:style-name="fr1" draw:name="Image98" text:anchor-type="as-char" svg:width="6.9236in" svg:height="3.956343in" draw:z-index="0">
<draw:image xlink:href="../Images/yкринформ/2023-06-27T18-02-00-03-00/630_360_1603811398-883.jpg" xlink:type="simple" xlink:show="embed" xlink:actuate="onLoad" draw:mime-type="image/jpeg"/>
</draw:frame>
In Ukraine, July 1 ends the effect of quarantine and emergency regime in connection with the coronavirus pandemic.</text:p>
      <text:p text:style-name="P4">
Prime Minister Denis Shmigal said this <text:a xlink:type="simple" xlink:href="https://www.facebook.com/dshmyhal/posts/pfbid032MNK6bj6HDHKWQQniFavvWmvNtqGV7rbzKGo5CfM8QCm5CHPnWAZ2sLPBSihKfCcl" text:style-name="Internet_20_link" text:visited-style-name="Visited_20_Internet_20_Link">
at a government meeting</text:a>
, reports Ukrinform.</text:p>
      <text:p text:style-name="P4">
“From July 1, we have completed quarantine and emergency regime in connection with the coronavirus pandemic. The Covid -19 became a difficult test for Ukrainians. All our decisions have been aimed all this time to preserve the life of people, ”said <text:a xlink:type="simple" xlink:href="https://www.ukrinform.ua/tag-smigal" text:style-name="Internet_20_link" text:visited-style-name="Visited_20_Internet_20_Link">
Shmigal</text:a>
.</text:p>
      <text:p text:style-name="P4">
According to him, during the pandemic period, the authorities worked mechanisms of response that came in handy during a full -scale war. “We are now responding to new ones, armed with new methods and approaches. I thank the doctors who all these years fought with the pandemic and did everything to minimize its seeds, ”the government head said.</text:p>
      <text:p text:style-name="P4">
<text:span text:style-name="T4">
 Read also: </text:span>
 <text:a xlink:type="simple" xlink:href="https://www.ukrinform.ua/rubric-world/3727070-rozvidka-ssa-ne-mae-dokaziv-pohodzenna-pandemii-koronavirusu-z-uhanskogo-institutu-v-kitai.html" text:style-name="Internet_20_link" text:visited-style-name="Visited_20_Internet_20_Link">
US Intelligence has no evidence of origin <text:span text:style-name="T4">
 Crownavirus </text:span>
 Tuhansky Institute in China</text:a>
He noted that doctors and nurses are now no less heroically helping defenders and civilians in a full -scale war.</text:p>
      <text:p text:style-name="P4">
As it was reported, since the beginning of the COVID-19 pandemic in Ukraine, more than 5.5 mln cases of coronavirus disease have been reported.</text:p>
      <text:p text:style-name="P4">
<text:span text:style-name="T4">
 Read also: </text:span>
 [Lviv doctors talk about the unusual complications(https://www.ukrinform.ua/rubric-regions/3714278-lvivski-mediki-kazut-pro-nezvicajni-uskladnenna-u-ditej-pisla-covid19.html)On May 5, the World Health Organization canceled the Covid-19 pandemic status.</text:p>
      <text:p text:style-name="P4">
News Source: <text:a xlink:type="simple" xlink:href="https://www.ukrinform.ua/rubric-society/3728443-v-ukraini-1-lipna-zaversuetsa-karantin-cerez-pandemiu-koronavirusu.html" text:style-name="Internet_20_link" text:visited-style-name="Visited_20_Internet_20_Link">
https://www.ukrinform.ua/rubric-society/3728443-v-ukraini-1-lipna-zaversuetsa-karantin-cerez-pandemiu-koronavirusu.html</text:a>
</text:p>
      <!--NEWS-->
      <text:h text:style-name="P10" text:outline-level="1">
<text:span text:style-name="T4">
Negoda left without light five settlements in the Carpathian</text:span>
</text:h>
      <text:p text:style-name="P4">
Authors: Ukrinform (Person)</text:p>
      <text:p text:style-name="P4">
Publisher: Укринформ (Organization)</text:p>
      <text:p text:style-name="P4">
Published Time: 2023-06-27T18:07:00+03:00</text:p>
      <text:p text:style-name="P4">
Modified Time: 2023-06-27T18:07:00+03:00</text:p>
      <text:p text:style-name="P4">
Description: In the Carpathian region, 5 settlements remain completely due to bad weather without power supply, partially de -related lines of streets of 17 cities and villages. - Ukrinform.</text:p>
      <text:p text:style-name="P4">
Images: ['<text:a xlink:type="simple" xlink:href="https://static.ukrinform.com/photos/2023_04/thumb_files/630_360_1680625769-241.png" text:style-name="Internet_20_link" text:visited-style-name="Visited_20_Internet_20_Link">
630_360_16806...</text:a>
']</text:p>
      <text:p text:style-name="P4">
Tags: ['Електроенергія', 'Прикарпаття', 'Негода']</text:p>
      <text:p text:style-name="P4">
Type: Article</text:p>
      <!--METADATA-->
      <text:p text:style-name="P4">
<draw:frame draw:style-name="fr1" draw:name="Image99" text:anchor-type="as-char" svg:width="6.9236in" svg:height="3.956343in" draw:z-index="0">
<draw:image xlink:href="../Images/yкринформ/2023-06-27T18-07-00-03-00/630_360_1680625769-241.png" xlink:type="simple" xlink:show="embed" xlink:actuate="onLoad" draw:mime-type="image/png"/>
</draw:frame>
In the Carpathian region, 5 populated lines of streets and villages are partially de -related due to bad weather without electricity supply.</text:p>
      <text:p text:style-name="P4">
About it in <text:a xlink:type="simple" xlink:href="https://www.facebook.com/oe.if.ua/posts/pfbid0zBn4LkgS65utFnaGzVdSZXdETAyxvxZwZnQXWkCoJyM4Hw5NLXQzBLWXZJVzrXF2l" text:style-name="Internet_20_link" text:visited-style-name="Visited_20_Internet_20_Link">
Facebook</text:a>
The Carpathianoblenergo reported, Ukrinform reports.</text:p>
      <text:p text:style-name="P4">
“Many single switches were recorded in 0.4 square meters. The most complex visitation in the networks of Lisetskaya, Verkhovyna, Tlumatsk, Bogorodchany Service of Operation of Electrical Networks. Causes of shutdowns: breakage of wires of non -power transmission lines due to the fall of branches and trees, " - said the news.</text:p>
      <text:p text:style-name="P4">
*!(https://www.ukrinform.ua/rubric-regions/3724705-na-prikarpatti-silni-dosi-vidrizali-selo-vid-transportu.html)It is noted that it is difficult to predict the time of elimination of switching off because <text:a xlink:type="simple" xlink:href="https://www.ukrinform.ua/tag-pogoda" text:style-name="Internet_20_link" text:visited-style-name="Visited_20_Internet_20_Link">
weather conditions</text:a>
remain complex.</text:p>
      <text:p text:style-name="P4">
As reported by Ukrinform, in the Carpathian region in the mountainous area of Verkhovyna, afternoons <text:a xlink:type="simple" xlink:href="https://www.ukrinform.ua/rubric-regions/3726436-v-karpatah-pisla-negodi-ukripluut-bereg-ceremosa.html" text:style-name="Internet_20_link" text:visited-style-name="Visited_20_Internet_20_Link">
strengthen the shore of Cheremosh</text:a>
 .</text:p>
      <text:p text:style-name="P4">
News Source: <text:a xlink:type="simple" xlink:href="https://www.ukrinform.ua/rubric-regions/3728446-negoda-zalisila-bez-svitla-pat-naselenih-punktiv-na-prikarpatti.html" text:style-name="Internet_20_link" text:visited-style-name="Visited_20_Internet_20_Link">
https://www.ukrinform.ua/rubric-regions/3728446-negoda-zalisila-bez-svitla-pat-naselenih-punktiv-na-prikarpatti.html</text:a>
</text:p>
      <!--NEWS-->
      <text:h text:style-name="P10" text:outline-level="1">
<text:span text:style-name="T4">
Lukashenko stated that much of the nuclear weapons were brought to Belarus, which she planned to place the Russian Federation</text:span>
</text:h>
      <text:p text:style-name="P4">
Authors: Ukrinform (Person)</text:p>
      <text:p text:style-name="P4">
Publisher: Укринформ (Organization)</text:p>
      <text:p text:style-name="P4">
Published Time: 2023-06-27T18:11:00+03:00</text:p>
      <text:p text:style-name="P4">
Modified Time: 2023-06-27T18:11:00+03:00</text:p>
      <text:p text:style-name="P4">
Description: Self -proclaimed President of Belarus Oleksandr Lukashenko states that a large part of Russian nuclear weapons, which are planned to be brought to Belarus, is already in the country. - Ukrinform.</text:p>
      <text:p text:style-name="P4">
Images: ['<text:a xlink:type="simple" xlink:href="https://static.ukrinform.com/photos/2020_08/thumb_files/630_360_1598095251-196.jpg" text:style-name="Internet_20_link" text:visited-style-name="Visited_20_Internet_20_Link">
630_360_15980...</text:a>
']</text:p>
      <text:p text:style-name="P4">
Tags: ['Білорусь', 'Лукашенко', 'Ядерна зброя', 'Росія']</text:p>
      <text:p text:style-name="P4">
Type: Article</text:p>
      <!--METADATA-->
      <text:p text:style-name="P4">
<draw:frame draw:style-name="fr1" draw:name="Image100" text:anchor-type="as-char" svg:width="6.9236in" svg:height="3.956343in" draw:z-index="0">
<draw:image xlink:href="../Images/yкринформ/2023-06-27T18-11-00-03-00/630_360_1598095251-196.jpg" xlink:type="simple" xlink:show="embed" xlink:actuate="onLoad" draw:mime-type="image/jpeg"/>
</draw:frame>
Self -proclaimed President of Belarus Oleksandr Lukashenko claims that a large -scale Russian nuclear weapon, which is planned to be brought to Belarus, is constantly in the country.</text:p>
      <text:p text:style-name="P4">
About it reports Ukrinform with reference to <text:a xlink:type="simple" xlink:href="https://www.belta.by/president/view/lukashenko-znachitelnaja-chast-jadernogo-oruzhija-uzhe-zavezena-v-belarus-574041-2023/" text:style-name="Internet_20_link" text:visited-style-name="Visited_20_Internet_20_Link">
Belta State Agency</text:a>
.</text:p>
      <text:p text:style-name="P4">
"Poles and others believe that Wagner will protect nuclear weapons. No nuclear" Wagner "will protect," said <text:a xlink:type="simple" xlink:href="https://www.ukrinform.ua/tag-lukasenko" text:style-name="Internet_20_link" text:visited-style-name="Visited_20_Internet_20_Link">
Lukashenko</text:a>
.</text:p>
      <text:p text:style-name="P4">
He stated that the protection of the nuclear arsenal was already engaged, adding that the larger part of the planned was brought to Belarus.</text:p>
      <text:p text:style-name="P4">
<text:span text:style-name="T4">
 Read also: </text:span>
 <text:a xlink:type="simple" xlink:href="https://www.ukrinform.ua/rubric-world/3728434-lukasenko-pidtverdiv-pributta-prigozina-do-bilorusi.html" text:style-name="Internet_20_link" text:visited-style-name="Visited_20_Internet_20_Link">
<text:span text:style-name="T4">
 Lukashenko </text:span>
 confirmed Prigogine's arrival to Belarus</text:a>
"We work together. We have no experience. The Russians serve. We use to serve this nuclear weapon. It turns out that this event is not easy," Lukashenko complained.</text:p>
      <text:p text:style-name="P4">
As it was reported, <text:a xlink:type="simple" xlink:href="https://www.ukrinform.ua/rubric-ato/3725455-zodnu-adernu-boegolovku-rf-se-ne-peremistila-u-bilorus-budanov.html" text:style-name="Internet_20_link" text:visited-style-name="Visited_20_Internet_20_Link">
Head of the Main Directorate of Intelligence of the Ministry of Defense of Ukraine Kirilo Budanov on June 20 stated</text:a>
that no nuclear warhead of the Russian Federation has yet moved to Belarus.</text:p>
      <text:p text:style-name="P4">
News Source: <text:a xlink:type="simple" xlink:href="https://www.ukrinform.ua/rubric-world/3728447-lukasenko-zaaviv-so-znacnu-castinu-rosijskoi-adernoi-zbroi-vze-zavezli-v-bilorus.html" text:style-name="Internet_20_link" text:visited-style-name="Visited_20_Internet_20_Link">
https://www.ukrinform.ua/rubric-world/3728447-lukasenko-zaaviv-so-znacnu-castinu-rosijskoi-adernoi-zbroi-vze-zavezli-v-bilorus.html</text:a>
</text:p>
      <!--NEWS-->
      <text:h text:style-name="P10" text:outline-level="1">
<text:span text:style-name="T4">
Lyubchenko - about the finals of European games: I was looking at the duels of my opponent, so I was ready for battle with him</text:span>
</text:h>
      <text:p text:style-name="P4">
Authors: Ukrinform (Person)</text:p>
      <text:p text:style-name="P4">
Publisher: Укринформ (Organization)</text:p>
      <text:p text:style-name="P4">
Published Time: 2023-06-27T18:13:00+03:00</text:p>
      <text:p text:style-name="P4">
Modified Time: 2023-06-27T18:13:00+03:00</text:p>
      <text:p text:style-name="P4">
Description: Ukrainian Thai Boxer Igor Lyubchenko believes that he won in the finals by preparing for the enemy before the competition. - Ukrinform.</text:p>
      <text:p text:style-name="P4">
Images: ['<text:a xlink:type="simple" xlink:href="https://static.ukrinform.com/photos/2023_06/thumb_files/630_360_1687878767-342.jpeg" text:style-name="Internet_20_link" text:visited-style-name="Visited_20_Internet_20_Link">
630_360_16878...</text:a>
']</text:p>
      <text:p text:style-name="P4">
Tags: ['Європейські ігри']</text:p>
      <text:p text:style-name="P4">
Type: Article</text:p>
      <!--METADATA-->
      <text:p text:style-name="P4">
<draw:frame draw:style-name="fr1" draw:name="Image101" text:anchor-type="as-char" svg:width="6.9236in" svg:height="3.956343in" draw:z-index="0">
<draw:image xlink:href="../Images/yкринформ/2023-06-27T18-13-00-03-00/630_360_1687878767-342.jpeg" xlink:type="simple" xlink:show="embed" xlink:actuate="onLoad" draw:mime-type="image/jpeg"/>
</draw:frame>
Ukrainian Thai Boxer Igor Lyubchenko believes that he won in the finals the adverse preparation for the enemy before the competition.</text:p>
      <text:p text:style-name="P4">
He said this in a comment to Ukrinform correspondent.</text:p>
      <text:p text:style-name="P4">
“It was very difficult, but we coped with the task. I understood that the Budenic battle, but was ready, so I won. It was also difficult at European, Ina of World Games. I thank the Ministry of Youth for supporting us, releasing the meeting. The glory of the Armed Forces for protecting us at this time, thank all who support our country in this fight. I looked at the duels of my opponent and was ready to meet him. He fought with him earlier, but in another weightlifting. This is the second meeting with him and, fortunately, the second victory, ”he said.</text:p>
      <text:p text:style-name="P4">
As it was reported, Igor Lyubchenko won the Gold of European Games of Zaya Boxing.</text:p>
      <text:p text:style-name="P4">
<text:span text:style-name="T4">
 Read also: </text:span>
 <text:a xlink:type="simple" xlink:href="https://www.ukrinform.ua/rubric-sports/3728441-ukrainec-lubcenko-peremig-u-zmagannah-z-tajskogo-boksu-na-evropejskih-igrah.html" text:style-name="Internet_20_link" text:visited-style-name="Visited_20_Internet_20_Link">
Ukrainian <text:span text:style-name="T4">
 Lyubchenko </text:span>
 Won in Thai Box competitions at European Games</text:a>
As reported by Ukrinform, 27 awards at this year's European Games in this year.</text:p>
      <text:p text:style-name="P4">
Photo: Ukrainian Muaythai Federation</text:p>
      <text:p text:style-name="P4">
News Source: <text:a xlink:type="simple" xlink:href="https://www.ukrinform.ua/rubric-sports/3728451-lubcenko-pro-final-evropejskih-igor-a-peregladav-poedinki-svogo-suprotivnika-tomu-buv-gotovij-do-bou-z-nim.html" text:style-name="Internet_20_link" text:visited-style-name="Visited_20_Internet_20_Link">
https://www.ukrinform.ua/rubric-sports/3728451-lubcenko-pro-final-evropejskih-igor-a-peregladav-poedinki-svogo-suprotivnika-tomu-buv-gotovij-do-bou-z-nim.html</text:a>
</text:p>
      <!--NEWS-->
      <text:h text:style-name="P10" text:outline-level="1">
<text:span text:style-name="T4">
Duda considers the movement of Wagner PVC to Belarus "very negative signal"</text:span>
</text:h>
      <text:p text:style-name="P4">
Authors: Ukrinform (Person)</text:p>
      <text:p text:style-name="P4">
Publisher: Укринформ (Organization)</text:p>
      <text:p text:style-name="P4">
Published Time: 2023-06-27T18:15:00+03:00</text:p>
      <text:p text:style-name="P4">
Modified Time: 2023-06-27T18:15:00+03:00</text:p>
      <text:p text:style-name="P4">
Description: Polish President Andrzej Duda believes that the movement of Wagner PEC and her leader Yevgeny Prigogine to Belarus is a "very negative signal". - Ukrinform.</text:p>
      <text:p text:style-name="P4">
Images: ['<text:a xlink:type="simple" xlink:href="https://static.ukrinform.com/photos/2023_04/thumb_files/630_360_1680700925-768.jpg" text:style-name="Internet_20_link" text:visited-style-name="Visited_20_Internet_20_Link">
630_360_16807...</text:a>
']</text:p>
      <text:p text:style-name="P4">
Tags: ['Білорусь', 'Дуда', 'Польща', 'ПВК "Вагнера"', 'Пригожин']</text:p>
      <text:p text:style-name="P4">
Type: Article</text:p>
      <!--METADATA-->
      <text:p text:style-name="P4">
<draw:frame draw:style-name="fr1" draw:name="Image102" text:anchor-type="as-char" svg:width="6.9236in" svg:height="3.956343in" draw:z-index="0">
<draw:image xlink:href="../Images/yкринформ/2023-06-27T18-15-00-03-00/630_360_1680700925-768.jpg" xlink:type="simple" xlink:show="embed" xlink:actuate="onLoad" draw:mime-type="image/jpeg"/>
</draw:frame>
Andrzej Duda Presidential Ways believes that the movement of Wagner PEC and her leader Yevgen Prishozhin to Belarus is a "very negative signal".</text:p>
      <text:p text:style-name="P4">
He said this on Tuesday at a briefing before departure from Warsaw to Hague International meeting, Ukrinform correspondent reports.</text:p>
      <text:p text:style-name="P4">
“We see what is happening in the East. There is an actual redeployment of the Russian Wagner group to Belarus together with its leader Eugene. These are very negative signals for us, which we want to convey to our Union, ”Duda said.</text:p>
      <text:p text:style-name="P4">
He added that he intends to discuss this situation in more detail during the meeting with the leaders of several Western countries and the NATO Secretary General. In addition, this meeting will discuss the implementation of the agreements reached at the previous NATO summit in Madrid. According to Duda, the reaction of the alien to threatening actions behind the eastern border should be more promptly, so that NATO battalion groups to the eastern flank.</text:p>
      <text:p text:style-name="P4">
<text:span text:style-name="T4">
 Read also: </text:span>
 <text:a xlink:type="simple" xlink:href="https://www.ukrinform.ua/rubric-world/3728136-bilorus-moze-stati-pastkou-dla-bojovikiv-pvk-vagnera-isw.html" text:style-name="Internet_20_link" text:visited-style-name="Visited_20_Internet_20_Link">
Belarus can become a trap for Wagner PVC fighters -isw</text:a>
The President of the RP added that the participants of the meeting will also discuss Sweden to NATO as soon as possible.</text:p>
      <text:p text:style-name="P4">
Duda expressed his hope that it would be a successful meeting in the context of NATO's preparing, which would take place in July in Vilnius.</text:p>
      <text:p text:style-name="P4">
The meeting will be attended by Secretary General <text:a xlink:type="simple" xlink:href="https://www.ukrinform.ua/tag-nato" text:style-name="Internet_20_link" text:visited-style-name="Visited_20_Internet_20_Link">
NATO</text:a>
, Presidents of Romania and Lithuania, as well as the Netherlands, Norway and Belgium President.</text:p>
      <text:p text:style-name="P4">
<text:span text:style-name="T4">
 Read also: </text:span>
 <text:a xlink:type="simple" xlink:href="https://www.ukrinform.ua/rubric-ato/3728385-prikordonniki-ne-fiksuut-oblastuvanna-baz-dla-vagnerivciv-u-bilorusi.html" text:style-name="Internet_20_link" text:visited-style-name="Visited_20_Internet_20_Link">
border guards do not fix the arrangement of bases for "Wagner" in Belarus</text:a>
As reported by Ukrinform, the leader of the Wagner PEC Yevgeny Prigogin was on June 23, a demarche against the Russian military leadership, in particular the Russian Defense Defense Sergei Shoigu.</text:p>
      <text:p text:style-name="P4">
Oleksandr Lukashenko negotiated with Prigogin, after which he stated that the groups of the group return to the field camps.</text:p>
      <text:p text:style-name="P4">
On Tuesday, Lukashenko confirmed the arrival of Prigogine in Belarus.</text:p>
      <text:p text:style-name="P4">
News Source: <text:a xlink:type="simple" xlink:href="https://www.ukrinform.ua/rubric-world/3728453-duda-vvazae-peremisenna-pvk-vagner-do-bilorusi-duze-negativnim-signalom.html" text:style-name="Internet_20_link" text:visited-style-name="Visited_20_Internet_20_Link">
https://www.ukrinform.ua/rubric-world/3728453-duda-vvazae-peremisenna-pvk-vagner-do-bilorusi-duze-negativnim-signalom.html</text:a>
</text:p>
      <!--NEWS-->
      <text:h text:style-name="P10" text:outline-level="1">
<text:span text:style-name="T4">
The Chief of Ternopil Ova will contribute to a bribery investigation for ₴ 2.4 million</text:span>
</text:h>
      <text:p text:style-name="P4">
Authors: Ukrinform (Person)</text:p>
      <text:p text:style-name="P4">
Publisher: Укринформ (Organization)</text:p>
      <text:p text:style-name="P4">
Published Time: 2023-06-27T18:19:00+03:00</text:p>
      <text:p text:style-name="P4">
Modified Time: 2023-06-27T18:19:00+03:00</text:p>
      <text:p text:style-name="P4">
Description: The Ternopil Regional Military Administration contributes to an investigation into a bribery case of ₴ 2.4 million, which is suspected by the head of the regional council and two deputies of the chief of OVA. - Ukrinform.</text:p>
      <text:p text:style-name="P4">
Images: ['<text:a xlink:type="simple" xlink:href="https://static.ukrinform.com/photos/2022_04/thumb_files/630_360_1650439963-923.jpg" text:style-name="Internet_20_link" text:visited-style-name="Visited_20_Internet_20_Link">
630_360_16504...</text:a>
']</text:p>
      <text:p text:style-name="P4">
Tags: ['Хабар', 'Тернопільщина', 'Труш']</text:p>
      <text:p text:style-name="P4">
Type: Article</text:p>
      <!--METADATA-->
      <text:p text:style-name="P4">
<draw:frame draw:style-name="fr1" draw:name="Image103" text:anchor-type="as-char" svg:width="6.9236in" svg:height="3.956343in" draw:z-index="0">
<draw:image xlink:href="../Images/yкринформ/2023-06-27T18-19-00-03-00/630_360_1650439963-923.jpg" xlink:type="simple" xlink:show="embed" xlink:actuate="onLoad" draw:mime-type="image/jpeg"/>
</draw:frame>
The Ternopil Regional Military Administration promotes an investigation in the case of a Chabar of ₴ 2.4 million, which is suspected by the chairman of the regional council of the deputies of the deputy chief of OVA.</text:p>
      <text:p text:style-name="P4">
The head of Ternopil Ova Volodymyr Trush stated this at <text:a xlink:type="simple" xlink:href="https://www.facebook.com/watch/live/" text:style-name="Internet_20_link" text:visited-style-name="Visited_20_Internet_20_Link">
briefing</text:a>
, Ukrinform reports.</text:p>
      <text:p text:style-name="P4">
"Yesterday the necessary investigative actions in the criminal case of NABU were conducted. The regional military administration contributed to the conduct of investigative actions. Also today they provided a number of documents that were in demand by NABU employees, ”said Trush.</text:p>
      <text:p text:style-name="P4">
He noted that on June 26, NABU employees conducted investigative actions not only by the Voborad, but also in the Ova. According to him, everything happened "tolerant and calm; There are no claims, respectively, too. "</text:p>
      <text:p text:style-name="P4">
Trush assured that he has no tolerance for such crimes. "No matter whether you are a volunteer-proidisvit who earns somewhere dishonest, whether you are a civil servant or you are an official. We will fully contribute to the destination, investigator and the National Police in exposing such people, ”said the head of the Ova.</text:p>
      <text:p text:style-name="P4">
<text:span text:style-name="T4">
 Read also: </text:span>
 <text:a xlink:type="simple" xlink:href="https://www.ukrinform.ua/rubric-society/3725638-direktor-nabu-rozpoviv-ak-jomu-podzvoniv-zelenskij-pisla-zatrimanna-knazeva.html" text:style-name="Internet_20_link" text:visited-style-name="Visited_20_Internet_20_Link">
NABU Director told him how Zelensky called him after Knyazev's detention</text:a>
Answering the journalists' questions about the likelihood of his involvement in pre -Trush, Trush stated: "If I had to do with this case, I would not stand here. As I knew about this scheme, I would have to declare it immediately."</text:p>
      <text:p text:style-name="P4">
The chief of Ova added that the investigation will establish, "who is guilty, who is not guilty and whether this crime was generally."</text:p>
      <text:p text:style-name="P4">
He also <text:a xlink:type="simple" xlink:href="https://www.facebook.com/watch/live/" text:style-name="Internet_20_link" text:visited-style-name="Visited_20_Internet_20_Link">
reported</text:a>
As if the deputies who, together with the chairman of the regional council, are suspected of receiving a bribery amount of UAH 2.4 million, from March in the regional military administration are not worked out and are currently servicemen.</text:p>
      <text:p text:style-name="P4">
"My deputies, if we are about two deputies who were those who were involved in the month, have no labor relations of the moon," Trush said.According to him, these persons are currently servicemen, and "they are VSU."</text:p>
      <text:p text:style-name="P4">
As it was reported, the head <text:a xlink:type="simple" xlink:href="https://www.ukrinform.ua/tag-ternopilsina" text:style-name="Internet_20_link" text:visited-style-name="Visited_20_Internet_20_Link">
Ternopil</text:a>
of the regional council and two deputies of the head of the Ternopil regional military administration on June 26 <text:a xlink:type="simple" xlink:href="https://www.ukrinform.ua/rubric-regions/3728168-zatrimanim-na-habari-golovi-ternopilskoi-oblradi-ta-zastupnikam-ocilnika-ova-ogolosili-pidozru.html" text:style-name="Internet_20_link" text:visited-style-name="Visited_20_Internet_20_Link">
declared suspicion</text:a>
demanding at the volunteer entrepreneur <text:a xlink:type="simple" xlink:href="https://www.ukrinform.ua/rubric-regions/3727754-golovu-ternopilskoi-oblradi-ta-dvoh-cinovnikiv-vijskovoi-administracii-vikrili-na-habari-nabu.html" text:style-name="Internet_20_link" text:visited-style-name="Visited_20_Internet_20_Link">
bribe in size</text:a>
about UAH 2.4 million. According to NABU, the officials also promised to repay the Borgternopil Ova before its LLC for works, which were performed and adopted in 20122.</text:p>
      <text:p text:style-name="P4">
The actions of the suspects are qualified under Part 4 of Art. 368 of the Criminal Code of Ukraine(acceptance of a proposal, promise or receiving an undue benefit by an official).</text:p>
      <text:p text:style-name="P4">
News Source: <text:a xlink:type="simple" xlink:href="https://www.ukrinform.ua/rubric-regions/3728454-nacalnik-ternopilskoi-ova-spriatime-slidstvu-u-spravi-pro-habar-na-24-miljona.html" text:style-name="Internet_20_link" text:visited-style-name="Visited_20_Internet_20_Link">
https://www.ukrinform.ua/rubric-regions/3728454-nacalnik-ternopilskoi-ova-spriatime-slidstvu-u-spravi-pro-habar-na-24-miljona.html</text:a>
</text:p>
      <!--NEWS-->
      <text:h text:style-name="P10" text:outline-level="1">
<text:span text:style-name="T4">
Efimenko won another Thai Boxing Gold for Ukraine</text:span>
</text:h>
      <text:p text:style-name="P4">
Authors: Ukrinform (Person)</text:p>
      <text:p text:style-name="P4">
Publisher: Укринформ (Organization)</text:p>
      <text:p text:style-name="P4">
Published Time: 2023-06-27T18:20:08+03:00</text:p>
      <text:p text:style-name="P4">
Modified Time: 2023-06-27T18:20:08+03:00</text:p>
      <text:p text:style-name="P4">
Description: Ukrainian Alexander Yefimenko won gold in Thai boxing at European Games-2023. - Ukrinform.</text:p>
      <text:p text:style-name="P4">
Images: ['<text:a xlink:type="simple" xlink:href="https://static.ukrinform.com/photos/2023_06/thumb_files/630_360_1687879119-826.jpg" text:style-name="Internet_20_link" text:visited-style-name="Visited_20_Internet_20_Link">
630_360_16878...</text:a>
']</text:p>
      <text:p text:style-name="P4">
Tags: ['Європейські ігри']</text:p>
      <text:p text:style-name="P4">
Type: Article</text:p>
      <!--METADATA-->
      <text:p text:style-name="P4">
<draw:frame draw:style-name="fr1" draw:name="Image104" text:anchor-type="as-char" svg:width="6.9236in" svg:height="3.956343in" draw:z-index="0">
<draw:image xlink:href="../Images/yкринформ/2023-06-27T18-20-08-03-00/630_360_1687879119-826.jpg" xlink:type="simple" xlink:show="embed" xlink:actuate="onLoad" draw:mime-type="image/jpeg"/>
</draw:frame>
Ukrainian Oleksandr Efimenko won "gold" in Thai boxing at European Gigrams-2023.</text:p>
      <text:p text:style-name="P4">
In the finale, Efimenko won the Portuguese Gonzalo da Costa Dias - 30: 27, Ukrinform reports.</text:p>
      <text:p text:style-name="P4">
Alexander performs in the weight category 71 kg.</text:p>
      <text:p text:style-name="P4">
For Ukraine, this is the second award in Thai boxing at a tournament in Poland. Earlier, Gold was won by Igor Lyubchenko.</text:p>
      <text:p text:style-name="P4">
In total, there are 29 awards on the account of Ukraine.</text:p>
      <text:p text:style-name="P4">
<text:span text:style-name="T4">
 Read also: </text:span>
 <text:a xlink:type="simple" xlink:href="https://www.ukrinform.ua/rubric-sports/3728451-lubcenko-pro-final-evropejskih-igor-a-peregladav-poedinki-svogo-suprotivnika-tomu-buv-gotovij-do-bou-z-nim.html" text:style-name="Internet_20_link" text:visited-style-name="Visited_20_Internet_20_Link">
<text:span text:style-name="T4">
 LOV </text:span>
 CHENKO - ABOUT THE FINAL OF THE European Games: I have viewed the opponent's enemies, so I was ready for</text:a>
The competition will last until July 2.</text:p>
      <text:p text:style-name="P4">
Photo: Getty Images</text:p>
      <text:p text:style-name="P4">
News Source: <text:a xlink:type="simple" xlink:href="https://www.ukrinform.ua/rubric-sports/3728455-efimenko-zavouvav-cergove-dla-ukraini-zoloto-evropejskih-igor-z-tajskogo-boksu.html" text:style-name="Internet_20_link" text:visited-style-name="Visited_20_Internet_20_Link">
https://www.ukrinform.ua/rubric-sports/3728455-efimenko-zavouvav-cergove-dla-ukraini-zoloto-evropejskih-igor-z-tajskogo-boksu.html</text:a>
</text:p>
      <!--NEWS-->
      <text:h text:style-name="P10" text:outline-level="1">
<text:span text:style-name="T4">
Recovery should be the priority of every head manager - Shmigal</text:span>
</text:h>
      <text:p text:style-name="P4">
Authors: Ukrinform (Person)</text:p>
      <text:p text:style-name="P4">
Publisher: Укринформ (Organization)</text:p>
      <text:p text:style-name="P4">
Published Time: 2023-06-27T18:26:07+03:00</text:p>
      <text:p text:style-name="P4">
Modified Time: 2023-06-27T18:26:07+03:00</text:p>
      <text:p text:style-name="P4">
Description: The recovery should be in the focus of every minister, regional and local leader, as it is one of the main vectors to evaluate the work. - Ukrinform.</text:p>
      <text:p text:style-name="P4">
Images: ['<text:a xlink:type="simple" xlink:href="https://static.ukrinform.com/photos/2023_01/thumb_files/630_360_1674560966-481.jpg" text:style-name="Internet_20_link" text:visited-style-name="Visited_20_Internet_20_Link">
630_360_16745...</text:a>
']</text:p>
      <text:p text:style-name="P4">
Tags: ['Україна', 'Уряд', 'Шмигаль', 'Відбудова']</text:p>
      <text:p text:style-name="P4">
Type: Article</text:p>
      <!--METADATA-->
      <text:p text:style-name="P4">
<draw:frame draw:style-name="fr1" draw:name="Image105" text:anchor-type="as-char" svg:width="6.9236in" svg:height="3.956343in" draw:z-index="0">
<draw:image xlink:href="../Images/yкринформ/2023-06-27T18-26-07-03-00/630_360_1674560966-481.jpg" xlink:type="simple" xlink:show="embed" xlink:actuate="onLoad" draw:mime-type="image/jpeg"/>
</draw:frame>
The recovery should be in the focus of every minister, regional and local guide, as it is one of the main vectors that will be evaluated.</text:p>
      <text:p text:style-name="P4">
The Prime Minister of Ukraine Denis Shmigal said this at <text:a xlink:type="simple" xlink:href="https://web.telegram.org/a/#-1440814963" text:style-name="Internet_20_link" text:visited-style-name="Visited_20_Internet_20_Link">
meeting</text:a>
government, Ukrinform reports.</text:p>
      <text:p text:style-name="P4">
“The recovery should be in the focus of every minister, regional and local guide. This is one of the main vectors that will be evaluated, ”said <text:a xlink:type="simple" xlink:href="https://www.ukrinform.ua/tag-smigal" text:style-name="Internet_20_link" text:visited-style-name="Visited_20_Internet_20_Link">
Shmigal</text:a>
.</text:p>
      <text:p text:style-name="P4">
He recalled that the Fund for the Elimination of the Consequences of Armed Agression was created in Ukraine. This is one of the main sources of reconstruction financing. It already has almost 62 billion UAH.</text:p>
      <text:p text:style-name="P4">
“The government has already distributed UAH 23.5 billion into various recovery projects. In particular, UAH 4.4lrd - for the program is renewal. UAH 6.6 billion - for the reconstruction of critical infrastructure, UAH 1.5 billion - for new water supply(Ukraine - ed.)drinking water. UAH 1 billion - to restore damaged and destroyed objects after a terrorist attack at the Kakhovskaya hydroelectric power station, ”the Prime Minister said.</text:p>
      <text:p text:style-name="P4">
<text:span text:style-name="T4">
 Read also: </text:span>
 <text:a xlink:type="simple" xlink:href="https://www.ukrinform.ua/rubric-vidbudova/3728063-platforma-dream-dozvolae-prosteziti-kozen-proekt-vidnovlenna-ukraini-sulak.html" text:style-name="Internet_20_link" text:visited-style-name="Visited_20_Internet_20_Link">
Dream platform allows every Project of Ukraine - Shuliak</text:a>
The head of government added that despite the allocated funds, the projects are moving slowly. "Therefore, once I repeat for all CEVV and local authorities: recovery - priority, people are waiting for help," he emphasized.</text:p>
      <text:p text:style-name="P4">
The government has been reported that the mechanism of use of funds for the fundraising of destroyed property and infrastructure.</text:p>
      <text:p text:style-name="P4">
On May 12, the first meeting of the working group on the distribution of funds of the Fund was held, which discloses the path to the beginning of financing the projects for reconstruction.</text:p>
      <text:p text:style-name="P4">
News Source: <text:a xlink:type="simple" xlink:href="https://www.ukrinform.ua/rubric-vidbudova/3728457-vidnovlenna-mae-buti-prioritetom-koznogo-kerivnika-na-miscah-smigal.html" text:style-name="Internet_20_link" text:visited-style-name="Visited_20_Internet_20_Link">
https://www.ukrinform.ua/rubric-vidbudova/3728457-vidnovlenna-mae-buti-prioritetom-koznogo-kerivnika-na-miscah-smigal.html</text:a>
</text:p>
      <!--NEWS-->
      <text:h text:style-name="P10" text:outline-level="1">
<text:span text:style-name="T4">
General Staff showed how Ukrainian military doctors study in Britain</text:span>
</text:h>
      <text:p text:style-name="P4">
Authors: Ukrinform (Person)</text:p>
      <text:p text:style-name="P4">
Publisher: Укринформ (Organization)</text:p>
      <text:p text:style-name="P4">
Published Time: 2023-06-27T18:28:00+03:00</text:p>
      <text:p text:style-name="P4">
Modified Time: 2023-06-27T18:28:00+03:00</text:p>
      <text:p text:style-name="P4">
Description: In the UK, the Operation Orbital has been trained in tactical medicine 49 Ukrainian military doctors. - Ukrinform.</text:p>
      <text:p text:style-name="P4">
Images: ['<text:a xlink:type="simple" xlink:href="https://static.ukrinform.com/photos/2023_06/thumb_files/630_360_1687867992-7775.jpeg" text:style-name="Internet_20_link" text:visited-style-name="Visited_20_Internet_20_Link">
630_360_16878...</text:a>
']</text:p>
      <text:p text:style-name="P4">
Tags: ['Британія', 'Медики', 'Військові навчання']</text:p>
      <text:p text:style-name="P4">
Type: Article</text:p>
      <!--METADATA-->
      <text:p text:style-name="P4">
<draw:frame draw:style-name="fr1" draw:name="Image106" text:anchor-type="as-char" svg:width="6.9236in" svg:height="3.956343in" draw:z-index="0">
<draw:image xlink:href="../Images/yкринформ/2023-06-27T18-28-00-03-00/630_360_1687867992-7775.jpeg" xlink:type="simple" xlink:show="embed" xlink:actuate="onLoad" draw:mime-type="image/jpeg"/>
</draw:frame>
The Operation Orbital program has undergone more tactical medicine for 49 Ukrainian military doctors.</text:p>
      <text:p text:style-name="P4">
According to Ukrinform, the General Staff of the Armed Forces of Ukraine reports UV <text:a xlink:type="simple" xlink:href="https://www.facebook.com/GeneralStaff.ua/posts/pfbid0P15TFhhkaA5givSGsomTXX7GsNkkdZVb8M3jRNhobB8pd9Mtacf4Xu5q6ctyKNSql" text:style-name="Internet_20_link" text:visited-style-name="Visited_20_Internet_20_Link">
Facebook</text:a>
.</text:p>
      <text:p text:style-name="P4">
«49 українських військових медиків пройшли навчання з такмеду у ВеликійБританії в рамках програми Operation Orbital. Це унікальний курс, якийпроводить британська армія разом з представниками Нідерландів та Ісландії», -ідеться в повідомленні.</text:p>
      <text:p text:style-name="P4">
</text:p>
      <text:p text:style-name="P4">
<text:a xlink:type="simple" xlink:href="https://static.ukrinform.com/photos/2023_06/1687867992-7378.jpeg" text:style-name="Internet_20_link" text:visited-style-name="Visited_20_Internet_20_Link">
 </text:a>
 <text:a xlink:type="simple" xlink:href="https://static.ukrinform.com/photos/2023_06/1687867992-6274.jpeg" text:style-name="Internet_20_link" text:visited-style-name="Visited_20_Internet_20_Link">
</text:a>
 <text:a xlink:type="simple" xlink:href="https://static.ukrinform.com/photos/2023_06/1687867992-4258.jpeg" text:style-name="Internet_20_link" text:visited-style-name="Visited_20_Internet_20_Link">
</text:a>
 <text:a xlink:type="simple" xlink:href="https://static.ukrinform.com/photos/2023_06/1687867992-7775.jpeg" text:style-name="Internet_20_link" text:visited-style-name="Visited_20_Internet_20_Link">
<draw:frame draw:style-name="fr1" draw:name="Image111" text:anchor-type="as-char" svg:width="6.9236in" svg:height="3.956343in" draw:z-index="0">
<draw:image xlink:href="../Images/yкринформ/2023-06-27T18-28-00-03-00/630_360_1687867992-7775.jpeg" xlink:type="simple" xlink:show="embed" xlink:actuate="onLoad" draw:mime-type="image/jpeg"/>
</draw:frame>
</text:a>
 <text:a xlink:type="simple" xlink:href="https://static.ukrinform.com/photos/2023_06/1687867992-7662.jpeg" text:style-name="Internet_20_link" text:visited-style-name="Visited_20_Internet_20_Link">
</text:a>
 <text:a xlink:type="simple" xlink:href="https://static.ukrinform.com/photos/2023_06/1687867992-4274.jpeg" text:style-name="Internet_20_link" text:visited-style-name="Visited_20_Internet_20_Link">
</text:a>
 <text:a xlink:type="simple" xlink:href="https://static.ukrinform.com/photos/2023_06/1687867992-4685.jpeg" text:style-name="Internet_20_link" text:visited-style-name="Visited_20_Internet_20_Link">
</text:a>
 <text:a xlink:type="simple" xlink:href="https://static.ukrinform.com/photos/2023_06/1687867992-9167.jpeg" text:style-name="Internet_20_link" text:visited-style-name="Visited_20_Internet_20_Link">
</text:a>
Ukrainian doctors were taught by mass examination of the wounded with various injuries, the assistance of the victims with serious injuries caused by the explosive weapons. Also, foreign instructors conducted assistance and ways to safely remove the victims from civilian and military transport and evacuation of the wounded under fire.</text:p>
      <text:p text:style-name="P4">
<text:span text:style-name="T4">
 Read also: </text:span>
 <text:a xlink:type="simple" xlink:href="https://www.ukrinform.ua/rubric-ato/3727856-dania-pocala-navcanna-ukrainskih-pilotiv-na-f16.html" text:style-name="Internet_20_link" text:visited-style-name="Visited_20_Internet_20_Link">
Denmark began <text:span text:style-name="T4">
 training </text:span>
 Ukrainian pilots on F-16</text:a>
</text:p>
      <text:p text:style-name="P4">
As reported by Ukrinform, a solemn ceremony was held in Scottish Glasgow, dedicated to the beginning of the complex [training in the SI Breez-2023 exercise series]](https://www.ukrinform.ua/rubric-world/3728303-u-britanii-startuvali-trenuvanna-v-ramkah-si-briz2023.html)which are involved in the military and naval forces of the Armed Forces of Ukraine.</text:p>
      <text:p text:style-name="P4">
News Source: <text:a xlink:type="simple" xlink:href="https://www.ukrinform.ua/rubric-ato/3728343-genstab-pokazav-ak-navcautsa-u-britanii-ukrainski-vijskovi-mediki.html" text:style-name="Internet_20_link" text:visited-style-name="Visited_20_Internet_20_Link">
https://www.ukrinform.ua/rubric-ato/3728343-genstab-pokazav-ak-navcautsa-u-britanii-ukrainski-vijskovi-mediki.html</text:a>
</text:p>
      <!--NEWS-->
      <text:h text:style-name="P10" text:outline-level="1">
<text:span text:style-name="T4">
In the dissertation of Olesya Stasyuk found plagiarism</text:span>
</text:h>
      <text:p text:style-name="P4">
Authors: Ukrinform (Person)</text:p>
      <text:p text:style-name="P4">
Publisher: Укринформ (Organization)</text:p>
      <text:p text:style-name="P4">
Published Time: 2023-06-27T18:30:00+03:00</text:p>
      <text:p text:style-name="P4">
Modified Time: 2023-06-27T18:30:00+03:00</text:p>
      <text:p text:style-name="P4">
Description: The National Higher Education Agency has recognized the fact of plagiarism in Olesyuk's doctoral dissertation. - Ukrinform.</text:p>
      <text:p text:style-name="P4">
Images: ['<text:a xlink:type="simple" xlink:href="https://static.ukrinform.com/photos/2019_06/thumb_files/630_360_1560852576-790.jpg" text:style-name="Internet_20_link" text:visited-style-name="Visited_20_Internet_20_Link">
630_360_15608...</text:a>
']</text:p>
      <text:p text:style-name="P4">
Tags: ['Голодомор', 'Освіта', 'плагіат', 'Дисертація']</text:p>
      <text:p text:style-name="P4">
Type: Article</text:p>
      <!--METADATA-->
      <text:p text:style-name="P4">
<draw:frame draw:style-name="fr1" draw:name="Image116" text:anchor-type="as-char" svg:width="6.9236in" svg:height="3.956343in" draw:z-index="0">
<draw:image xlink:href="../Images/yкринформ/2023-06-27T18-30-00-03-00/630_360_1560852576-790.jpg" xlink:type="simple" xlink:show="embed" xlink:actuate="onLoad" draw:mime-type="image/jpeg"/>
</draw:frame>
The National Higher Education Quality Agency has recognized the Factor Plagiarism in Olesyuk's doctoral dissertation.</text:p>
      <text:p text:style-name="P4">
This was reported by historian Oksana Yurkov in <text:a xlink:type="simple" xlink:href="https://www.facebook.com/oksana.yurkova/posts/pfbid0cDWoDG5BiCi9mBS6HA4wNwm6Jni36Sqhqm6ZmYa9ueoFsQmKutMAoow33WLntNfal" text:style-name="Internet_20_link" text:visited-style-name="Visited_20_Internet_20_Link">
Facebook</text:a>
, reports Ukrinform.</text:p>
      <text:p text:style-name="P4">
According to her, the National Agency for Quality Assurance of Higher Education has considered the submission of the Committee on Ethics on the presence of facts of academic plagiarism in the doctoral dissertation of Olesya Stasyuk and made a decision "Verseing in the dissertation of O. Stasyuk of Academic Plagiarism and the appeal(https://www.ukrinform.ua/tag-osvita)and the science of Ukraine on the deprivation of O. Stasyuk of the scientific degree of Doctor of Historical Sciences. "</text:p>
      <text:p text:style-name="P4">
It is noted that Stasiuk did not come to the meeting and she was not online.</text:p>
      <text:p text:style-name="P4">
As it was reported, on June 6, 2022, the Ministry of Education and Science of Ukraine made a decision to award the scientific degree of Doctor of Historical Scientific Scientific Scientific.</text:p>
      <text:p text:style-name="P4">
<text:span text:style-name="T4">
 Read also: </text:span>
 <text:a xlink:type="simple" xlink:href="https://www.ukrinform.ua/rubric-society/3686336-ak-vigladae-plagiat-i-ak-jogo-vikriti.html" text:style-name="Internet_20_link" text:visited-style-name="Visited_20_Internet_20_Link">
how <text:span text:style-name="T4">
 plagiarism </text:span>
 and how to expose it</text:a>
Her dissertation is called "Institute of Commissioners in the Maintenance of the Genocide of 1932-1933 in the USSR".</text:p>
      <text:p text:style-name="P4">
From 2015 to 2022, Stasyuk worked as CEO of the National Memorial "Memorial Remembrance of Victims of Famine in Ukraine".</text:p>
      <text:p text:style-name="P4">
News Source: <text:a xlink:type="simple" xlink:href="https://www.ukrinform.ua/rubric-society/3728554-u-disertacii-olesi-stasuk-viavili-plagiat.html" text:style-name="Internet_20_link" text:visited-style-name="Visited_20_Internet_20_Link">
https://www.ukrinform.ua/rubric-society/3728554-u-disertacii-olesi-stasuk-viavili-plagiat.html</text:a>
</text:p>
      <!--NEWS-->
      <text:h text:style-name="P10" text:outline-level="1">
<text:span text:style-name="T4">
Efimenko: I do not understand why Muai-Thai is not included in the Olympics program</text:span>
</text:h>
      <text:p text:style-name="P4">
Authors: Ukrinform (Person)</text:p>
      <text:p text:style-name="P4">
Publisher: Укринформ (Organization)</text:p>
      <text:p text:style-name="P4">
Published Time: 2023-06-27T18:39:44+03:00</text:p>
      <text:p text:style-name="P4">
Modified Time: 2023-06-27T18:39:44+03:00</text:p>
      <text:p text:style-name="P4">
Description: The Ukrainian winner of the European Games in Thai Boxing (Muay-Thai) Alexander Efimenko is convinced that his discipline should be included in the Olympic Games Program. - Ukrinform.</text:p>
      <text:p text:style-name="P4">
Images: ['<text:a xlink:type="simple" xlink:href="https://static.ukrinform.com/photos/2023_06/thumb_files/630_360_1687880291-637.jpg" text:style-name="Internet_20_link" text:visited-style-name="Visited_20_Internet_20_Link">
630_360_16878...</text:a>
']</text:p>
      <text:p text:style-name="P4">
Tags: ['Олімпіада', 'Європейські ігри']</text:p>
      <text:p text:style-name="P4">
Type: Article</text:p>
      <!--METADATA-->
      <text:p text:style-name="P4">
<draw:frame draw:style-name="fr1" draw:name="Image117" text:anchor-type="as-char" svg:width="6.9236in" svg:height="3.956343in" draw:z-index="0">
<draw:image xlink:href="../Images/yкринформ/2023-06-27T18-39-44-03-00/630_360_1687880291-637.jpg" xlink:type="simple" xlink:show="embed" xlink:actuate="onLoad" draw:mime-type="image/jpeg"/>
</draw:frame>
Ukrainian winner of European Thai Boxing Games(Muay Thai)Oleksandrefimenko is convinced that his discipline should be included in the program -Olympic Games.</text:p>
      <text:p text:style-name="P4">
He said it in a comment to Ukrinform correspondent.</text:p>
      <text:p text:style-name="P4">
“I am very pleased with my performance. We have undergone difficult training: three months. To win after all is a honey. Supporting our contours is inspired by victory. I still do not understand why Muai-Thai is still unveiled into the Olympic Games program, his place there. I do not like to prepare domestic fighters, so I go out and pick up the key to everyone directly during the battle, ”he said.</text:p>
      <text:p text:style-name="P4">
Efimenko reported Portuguese Dias in the finals and won the Gold of European Games from Thai Boxing.</text:p>
      <text:p text:style-name="P4">
<text:span text:style-name="T4">
 Read also: </text:span>
 [<text:span text:style-name="T4">
 Efimenko </text:span>
 has won another "gold" of European games in Thai boxing] for Ukraine(https://www.ukrinform.ua/rubric-sports/3728455-efimenko-zavouvav-cergove-dla-ukraini-zoloto-evropejskih-igor-z-tajskogo-boksu.html)As reported by Ukrinform, 29 awards in the European Gygics-2023 in Krakow have reported on the account of Ukraine.</text:p>
      <text:p text:style-name="P4">
The competition will last until July 2.</text:p>
      <text:p text:style-name="P4">
Photo: facebook.com</text:p>
      <text:p text:style-name="P4">
News Source: <text:a xlink:type="simple" xlink:href="https://www.ukrinform.ua/rubric-sports/3728462-efimenko-ne-rozumiu-comu-muajtaj-dosi-ne-vklucenij-v-programu-olimpiadi.html" text:style-name="Internet_20_link" text:visited-style-name="Visited_20_Internet_20_Link">
https://www.ukrinform.ua/rubric-sports/3728462-efimenko-ne-rozumiu-comu-muajtaj-dosi-ne-vklucenij-v-programu-olimpiadi.html</text:a>
</text:p>
      <!--NEWS-->
      <text:h text:style-name="P10" text:outline-level="1">
<text:span text:style-name="T4">
The government plans to attract $ 70 million from IBRD to rebuild the destroyed infrastructure</text:span>
</text:h>
      <text:p text:style-name="P4">
Authors: Ukrinform (Person)</text:p>
      <text:p text:style-name="P4">
Publisher: Укринформ (Organization)</text:p>
      <text:p text:style-name="P4">
Published Time: 2023-06-27T18:40:06+03:00</text:p>
      <text:p text:style-name="P4">
Modified Time: 2023-06-27T18:40:06+03:00</text:p>
      <text:p text:style-name="P4">
Description: The Cabinet of Ministers supports the involvement from the International Bank for Reconstruction and Development (IBRD) $ 70 million. US to restore the destroyed infrastructure in communities affected by hostilities.</text:p>
      <text:p text:style-name="P4">
— Укрінформ.: </text:p>
      <text:p text:style-name="P4">
Images: ['<text:a xlink:type="simple" xlink:href="https://static.ukrinform.com/photos/2022_06/thumb_files/630_360_1656203184-625.jpg" text:style-name="Internet_20_link" text:visited-style-name="Visited_20_Internet_20_Link">
630_360_16562...</text:a>
']</text:p>
      <text:p text:style-name="P4">
Tags: ['Гроші', 'МБРР', 'Відбудова', 'Відновлення України']</text:p>
      <text:p text:style-name="P4">
Type: Article</text:p>
      <!--METADATA-->
      <text:p text:style-name="P4">
<draw:frame draw:style-name="fr1" draw:name="Image118" text:anchor-type="as-char" svg:width="6.9236in" svg:height="3.956343in" draw:z-index="0">
<draw:image xlink:href="../Images/yкринформ/2023-06-27T18-40-06-03-00/630_360_1656203184-625.jpg" xlink:type="simple" xlink:show="embed" xlink:actuate="onLoad" draw:mime-type="image/jpeg"/>
</draw:frame>
Cabinet ministers support the involvement from the International Bank for Reconstruction and Development(IBRD)$ 70 million The United States to rebuild the destroyed infrastructure in communities, which have been resulted in hostilities.</text:p>
      <text:p text:style-name="P4">
About it in <text:a xlink:type="simple" xlink:href="http://t.me/tmelnychuk/2583" text:style-name="Internet_20_link" text:visited-style-name="Visited_20_Internet_20_Link">
telegram</text:a>
The constant representative of the Cabinet of Ministers in the Verkhovna Rada Taras Melnychuk reported, reports Ukrinform.</text:p>
      <text:p text:style-name="P4">
“It is recognized as appropriate for loaning from the International Bank for Reconstruction and Development for the implementation(HOPE)»In the amount of $ 70 million,” he said.</text:p>
      <text:p text:style-name="P4">
<text:span text:style-name="T4">
 Read also: </text:span>
 <text:a xlink:type="simple" xlink:href="https://www.ukrinform.ua/rubric-economy/3728290-ukraina-vze-otrimala-22-milarda-vid-svitovogo-banku-ta-kraindonoriv.html" text:style-name="Internet_20_link" text:visited-style-name="Visited_20_Internet_20_Link">
Ukraine has already received $ 22 billion from the World Bank Takraine Donor</text:a>
Melnychuk specified that the funds are necessary for the implementation of the project of the nore, which is directed to the restoration of individual and apartment buildings of communities affected by occupation or aggression from the Russian Federation, starting from 24th 2022, and providing citizens with housing.</text:p>
      <text:p text:style-name="P4">
<text:span text:style-name="T4">
 Read also: </text:span>
 <text:a xlink:type="simple" xlink:href="https://www.ukrinform.ua/rubric-vidbudova/3728425-ak-vidbudovuvati-ukrainu-vizii-londonskoi-konferencii-z-vidnovlenna.html" text:style-name="Internet_20_link" text:visited-style-name="Visited_20_Internet_20_Link">
How <text:span text:style-name="T4">
 Reconstruction </text:span>
 Watch Ukraine: Visions of the London Conference on Recovery</text:a>
As it was reported, in May <text:a xlink:type="simple" xlink:href="https://www.ukrinform.ua/tag-kabmin" text:style-name="Internet_20_link" text:visited-style-name="Visited_20_Internet_20_Link">
Cabinet of Ministers</text:a>
He made a decision to attract a loan from the International Bank of Reconstruction and Development for $ 500 million and a $ 1.2 billion grant, which will be aimed at paying salaries, pensions, and social assistance from Tedicine.</text:p>
      <text:p text:style-name="P4">
News Source: <text:a xlink:type="simple" xlink:href="https://www.ukrinform.ua/rubric-vidbudova/3728463-urad-planue-zaluciti-vid-mbrr-70-miljoniv-dla-vidbudovi-zrujnovanoi-infrastrukturi.html" text:style-name="Internet_20_link" text:visited-style-name="Visited_20_Internet_20_Link">
https://www.ukrinform.ua/rubric-vidbudova/3728463-urad-planue-zaluciti-vid-mbrr-70-miljoniv-dla-vidbudovi-zrujnovanoi-infrastrukturi.html</text:a>
</text:p>
      <!--NEWS-->
      <text:h text:style-name="P10" text:outline-level="1">
<text:span text:style-name="T4">
The Government has approved a plan for transformation of the energy atom into a joint -stock company</text:span>
</text:h>
      <text:p text:style-name="P4">
Authors: Ukrinform (Person)</text:p>
      <text:p text:style-name="P4">
Publisher: Укринформ (Organization)</text:p>
      <text:p text:style-name="P4">
Published Time: 2023-06-27T18:41:00+03:00</text:p>
      <text:p text:style-name="P4">
Modified Time: 2023-06-27T18:41:00+03:00</text:p>
      <text:p text:style-name="P4">
Description: The Cabinet of Ministers has approved the plan of transformation of the state enterprise "National Atomic Energy Generating Company" Energoatom "into a joint -stock company. - Ukrinform.</text:p>
      <text:p text:style-name="P4">
Images: ['<text:a xlink:type="simple" xlink:href="https://static.ukrinform.com/photos/2020_05/thumb_files/630_360_1589906244-994.jpg" text:style-name="Internet_20_link" text:visited-style-name="Visited_20_Internet_20_Link">
630_360_15899...</text:a>
']</text:p>
      <text:p text:style-name="P4">
Tags: ['Економіка', 'Енергоатом', 'Кабмін']</text:p>
      <text:p text:style-name="P4">
Type: Article</text:p>
      <!--METADATA-->
      <text:p text:style-name="P4">
<draw:frame draw:style-name="fr1" draw:name="Image119" text:anchor-type="as-char" svg:width="6.9236in" svg:height="3.956343in" draw:z-index="0">
<draw:image xlink:href="../Images/yкринформ/2023-06-27T18-41-00-03-00/630_360_1589906244-994.jpg" xlink:type="simple" xlink:show="embed" xlink:actuate="onLoad" draw:mime-type="image/jpeg"/>
</draw:frame>
The Cabinet of Ministers approved the plan for the transformation of the state enterprise "National Atomic Energy Generation Company" Energoatom "into a joint -stock company.</text:p>
      <text:p text:style-name="P4">
About it in <text:a xlink:type="simple" xlink:href="https://t.me/tmelnychuk/2583" text:style-name="Internet_20_link" text:visited-style-name="Visited_20_Internet_20_Link">
telegram</text:a>
The constant representative of the Cabinet of Ministers in the Verkhovna Rada Taras Melnychuk reported, reports Ukrinform.</text:p>
      <text:p text:style-name="P4">
"The plan of transformation of the state enterprise" National atomnaenergy company "Energoatom" into a joint -stock company, 100 percent of which belongs to the state is approved, - the statement reads.</text:p>
      <text:p text:style-name="P4">
<text:span text:style-name="T4">
 Read also: </text:span>
 [<text:span text:style-name="T4">
 Energoatom </text:span>
 proposes to change the conditions(https://www.ukrinform.ua/rubric-economy/3726447-energoatom-proponue-zminiti-umovi-licenzii-ekspluatacii-reaktornih-ustanovok-zaes.html)As reported, the law on corporatization of SE "NNEC" Energoatom "came into force on March 23. The status of a joint -stock company will enhance the efficiency of its activities, in particular by improving the corporate management.</text:p>
      <text:p text:style-name="P4">
News Source: <text:a xlink:type="simple" xlink:href="https://www.ukrinform.ua/rubric-economy/3728464-urad-zatverdiv-plan-peretvorenna-energoatoma-v-akcionerne-tovaristvo.html" text:style-name="Internet_20_link" text:visited-style-name="Visited_20_Internet_20_Link">
https://www.ukrinform.ua/rubric-economy/3728464-urad-zatverdiv-plan-peretvorenna-energoatoma-v-akcionerne-tovaristvo.html</text:a>
</text:p>
      <!--NEWS-->
      <text:h text:style-name="P10" text:outline-level="1">
<text:span text:style-name="T4">
Ukraine has played a draw with Spain and from second place to 1/4 Final of the CHE-2023 among young people</text:span>
</text:h>
      <text:p text:style-name="P4">
Authors: Ukrinform (Person)</text:p>
      <text:p text:style-name="P4">
Publisher: Укринформ (Organization)</text:p>
      <text:p text:style-name="P4">
Published Time: 2023-06-27T18:45:00+03:00</text:p>
      <text:p text:style-name="P4">
Modified Time: 2023-06-27T23:45:00+03:00</text:p>
      <text:p text:style-name="P4">
Description: Four participants in the playoff finals were identified at the European Football Championships (players up to 21st). - Ukrinform.</text:p>
      <text:p text:style-name="P4">
Images: ['<text:a xlink:type="simple" xlink:href="https://static.ukrinform.com/photos/2023_06/thumb_files/630_360_1687898555-342.jpg" text:style-name="Internet_20_link" text:visited-style-name="Visited_20_Internet_20_Link">
630_360_16878...</text:a>
']</text:p>
      <text:p text:style-name="P4">
Tags: ['Футбол']</text:p>
      <text:p text:style-name="P4">
Type: Article</text:p>
      <!--METADATA-->
      <text:p text:style-name="P4">
<draw:frame draw:style-name="fr1" draw:name="Image120" text:anchor-type="as-char" svg:width="6.9236in" svg:height="3.956343in" draw:z-index="0">
<draw:image xlink:href="../Images/yкринформ/2023-06-27T18-45-00-03-00/630_360_1687898555-342.jpg" xlink:type="simple" xlink:show="embed" xlink:actuate="onLoad" draw:mime-type="image/jpeg"/>
</draw:frame>
Gridge Championships in Europe in football(Players up to 21st)The participants of the playoff finals were determined.</text:p>
      <text:p text:style-name="P4">
In the final match of the group stage, the Ukrainian youth parted with the world with Spain - 2: 2 and took second place in quartet B, reports Ukrinform.</text:p>
      <text:p text:style-name="P4">
Bogdan Vyunnik was distinguished as part of the "blue-yellow"(43 minute)and Georgy Sudakov(81, with a penalty).</text:p>
      <text:p text:style-name="P4">
<text:span text:style-name="T4">
Читайте також:</text:span>
 <text:a xlink:type="simple" xlink:href="https://www.ukrinform.ua/rubric-sports/3728518-ce2023-sered-molodi-futbolisti-gruzii-ta-portugalii-u-cvertfinali.html" text:style-name="Internet_20_link" text:visited-style-name="Visited_20_Internet_20_Link">
 ЧЄ-2023 серед молоді: <text:span text:style-name="T4">
футбол</text:span>
 істи Грузії таПортугалії - у чвертьфіналі </text:a>
Rival of Ukrainians in the quarterfinals of Euro-2023(U21)Switzerland - France, Israel - Czech Republic, England - Germany, Italy - Norway will be determined on June 28.</text:p>
      <text:p text:style-name="P4">
Photo: Ap.</text:p>
      <text:p text:style-name="P4">
News Source: <text:a xlink:type="simple" xlink:href="https://www.ukrinform.ua/rubric-sports/3728561-ukraina-zigrala-vniciu-z-ispanieu-i-zijdetsa-z-gruzieu-v-14-finalu-ce2023-sered-molodi.html" text:style-name="Internet_20_link" text:visited-style-name="Visited_20_Internet_20_Link">
https://www.ukrinform.ua/rubric-sports/3728561-ukraina-zigrala-vniciu-z-ispanieu-i-zijdetsa-z-gruzieu-v-14-finalu-ce2023-sered-molodi.html</text:a>
</text:p>
      <!--NEWS-->
      <text:h text:style-name="P10" text:outline-level="1">
<text:span text:style-name="T4">
The government approved a law on termination of another agreement with Belarus</text:span>
</text:h>
      <text:p text:style-name="P4">
Authors: Ukrinform (Person)</text:p>
      <text:p text:style-name="P4">
Publisher: Укринформ (Organization)</text:p>
      <text:p text:style-name="P4">
Published Time: 2023-06-27T18:47:04+03:00</text:p>
      <text:p text:style-name="P4">
Modified Time: 2023-06-27T18:47:04+03:00</text:p>
      <text:p text:style-name="P4">
Description: The Cabinet of Ministers has approved the bill on termination of the agreement between Ukraine and Belarus on labor activity and social protection of employees outside its countries. - Ukrinform.</text:p>
      <text:p text:style-name="P4">
Images: ['<text:a xlink:type="simple" xlink:href="https://static.ukrinform.com/photos/2016_11/thumb_files/630_360_1478871359-6596.jpg" text:style-name="Internet_20_link" text:visited-style-name="Visited_20_Internet_20_Link">
630_360_14788...</text:a>
']</text:p>
      <text:p text:style-name="P4">
Tags: ['Білорусь', 'Україна', 'Уряд', 'Соцзахист', 'Угода']</text:p>
      <text:p text:style-name="P4">
Type: Article</text:p>
      <!--METADATA-->
      <text:p text:style-name="P4">
<draw:frame draw:style-name="fr1" draw:name="Image121" text:anchor-type="as-char" svg:width="6.9236in" svg:height="3.956343in" draw:z-index="0">
<draw:image xlink:href="../Images/yкринформ/2023-06-27T18-47-04-03-00/630_360_1478871359-6596.jpg" xlink:type="simple" xlink:show="embed" xlink:actuate="onLoad" draw:mime-type="image/jpeg"/>
</draw:frame>
The Cabinet of Ministers approved the bill on termination of the Tabilorus Agreement on Ukraine on labor activity and social protection of workers outside the countries of citizens.</text:p>
      <text:p text:style-name="P4">
According to Ukrinform, he reported this in <text:a xlink:type="simple" xlink:href="https://t.me/tmelnychuk/2582" text:style-name="Internet_20_link" text:visited-style-name="Visited_20_Internet_20_Link">
telegram</text:a>
Representative of the Cabinet of Ministers in Verkhovna Rada Taras Melnychuk.</text:p>
      <text:p text:style-name="P4">
“The project of the Law“ On the Termination of the Agreement between the Government of Ukraine and the Government Republic of Belarus on the employment activity and social protection of the citizen of Ukraine and the republic [Belarus] has been approved(https://www.ukrinform.ua/tag-bilorus), which work outside their states, and the protocol between the Cabinet of Ministers of Ukraine by the Government of the Republic of Belarus on amendments to the Agreement ... ” -is in the message.</text:p>
      <text:p text:style-name="P4">
The law proposes to terminate the said agreement, made on July 17, 1995 in Minsk and ratified by the Law of Ukraine of April 26, 1996. On the present agreement was extended to persons and their families who are citizens or reside in the territory of one of the states and carry out temporarily their work activities at enterprises, organizations, institutions of all the formation of another state.</text:p>
      <text:p text:style-name="P4">
<text:span text:style-name="T4">
 Read also: </text:span>
 <text:a xlink:type="simple" xlink:href="https://www.ukrinform.ua/rubric-polytics/3705363-ukraina-rozirvala-dvi-ugodi-z-bilorussu.html" text:style-name="Internet_20_link" text:visited-style-name="Visited_20_Internet_20_Link">
Ukraine has broken two transactions with Belarus</text:a>
As stated in the Agreement, in case of termination(contracts), concluded by employees by the makers before the expiration of the term for which they were concluded.</text:p>
      <text:p text:style-name="P4">
As it was reported, the Cabinet of Ministers of Ukraine <text:a xlink:type="simple" xlink:href="https://www.ukrinform.ua/rubric-economy/3725002-urad-iniciue-rozirvanna-ugodi-z-rf-pro-vzaemnij-zahist-investicij.html" text:style-name="Internet_20_link" text:visited-style-name="Visited_20_Internet_20_Link">
approved the Project of the Law</text:a>
"On the termination of the agreement by the intercombinent of ministers of Ukraine and the Government of the Russian Federation on the promotion of tagicular protection of investments."</text:p>
      <text:p text:style-name="P4">
News Source: <text:a xlink:type="simple" xlink:href="https://www.ukrinform.ua/rubric-polytics/3728465-urad-shvaliv-zakonoproekt-pro-rozirvanna-se-odniei-ugodi-z-bilorussu.html" text:style-name="Internet_20_link" text:visited-style-name="Visited_20_Internet_20_Link">
https://www.ukrinform.ua/rubric-polytics/3728465-urad-shvaliv-zakonoproekt-pro-rozirvanna-se-odniei-ugodi-z-bilorussu.html</text:a>
</text:p>
      <!--NEWS-->
      <text:h text:style-name="P10" text:outline-level="1">
<text:span text:style-name="T4">
The PACE resolution on the Kakhovsky Dam will be at the heart of decisions on damages - MP</text:span>
</text:h>
      <text:p text:style-name="P4">
Authors: Ukrinform (Person)</text:p>
      <text:p text:style-name="P4">
Publisher: Укринформ (Organization)</text:p>
      <text:p text:style-name="P4">
Published Time: 2023-06-27T18:54:00+03:00</text:p>
      <text:p text:style-name="P4">
Modified Time: 2023-06-27T18:54:00+03:00</text:p>
      <text:p text:style-name="P4">
Description: The resolution of the Parliamentary Assembly of the Council of Europe on the responsibility of Russia for the undermining of the Kakhovka hydroelectric power station will be the basis of decisions on compensation for Ukraine. - Ukrinform.</text:p>
      <text:p text:style-name="P4">
Images: ['<text:a xlink:type="simple" xlink:href="https://static.ukrinform.com/photos/2019_01/thumb_files/630_360_1547808568-478.jpg" text:style-name="Internet_20_link" text:visited-style-name="Visited_20_Internet_20_Link">
630_360_15478...</text:a>
']</text:p>
      <text:p text:style-name="P4">
Tags: ['ПАРЄ', 'Резолюція', 'Каховська ГЕС', 'Збитки', 'Війна з Росією']</text:p>
      <text:p text:style-name="P4">
Type: Article</text:p>
      <!--METADATA-->
      <text:p text:style-name="P4">
<draw:frame draw:style-name="fr1" draw:name="Image122" text:anchor-type="as-char" svg:width="6.9236in" svg:height="3.956343in" draw:z-index="0">
<draw:image xlink:href="../Images/yкринформ/2023-06-27T18-54-00-03-00/630_360_1547808568-478.jpg" xlink:type="simple" xlink:show="embed" xlink:actuate="onLoad" draw:mime-type="image/jpeg"/>
</draw:frame>
The resolution of the Parliamentary Assembly of the Council of Europe on the responsibility of Russia for the Podryvkakhovsky Hydroelectric Power Plant will be the basis of decisions on compensation for Ukrainian collections.</text:p>
      <text:p text:style-name="P4">
This was said in <text:a xlink:type="simple" xlink:href="https://ukr.radio/news.html" text:style-name="Internet_20_link" text:visited-style-name="Visited_20_Internet_20_Link">
interview Ukrainian radio</text:a>
MP from the Motherland, the first deputy chairman of the Ukrainian delegation in PACE Sergisoblev, reports Ukrinform.</text:p>
      <text:p text:style-name="P4">
“The Kakhovskaya hydroelectric power station in the resolution clearly states that all the responsibility, organized by Russian terrorists, and undermining the Kakhovka hydroelectric power station of Neskrain-aggressor Russian Federation. This is very important, because this resolution will underlie the decisions on damages, " - said Sobiolev.</text:p>
      <text:p text:style-name="P4">
He also recalled the most important decisions made at the PACE session, among which the results with a call to support Ukraine's accession to <text:a xlink:type="simple" xlink:href="https://www.ukrinform.ua/tag-nato" text:style-name="Internet_20_link" text:visited-style-name="Visited_20_Internet_20_Link">
NATO</text:a>
.</text:p>
      <text:p text:style-name="P4">
"In the first place is an unprecedented case: PACE is almost unanimously(Quadroads against)supported the resolution in which there was a direct call to the Member States, as well as to non-Alliance states but included in the PACE, to support Ukraine's accession to NATO. No "path to NATO", no "preliminary ones that need to be fulfilled", but the direct entry of Ukraine into NATO, " - the deputy indicated.</text:p>
      <text:p text:style-name="P4">
<text:span text:style-name="T4">
 Read also: </text:span>
 <text:a xlink:type="simple" xlink:href="https://www.ukrinform.ua/rubric-polytics/3728033-es-pidtrimue-ukrainsku-formulu-miru-ta-prosuvatime-ii-u-sviti-borrel.html" text:style-name="Internet_20_link" text:visited-style-name="Visited_20_Internet_20_Link">
EU supports the Ukrainian formula of peace and will promote its Svita - Borrel</text:a>
The second is a decision concerning prisoners of war, the procedure for their release, and requirements for countries. "In order not to repeat the stories that we had recently. We had a very similar but direct agreement between the government and Ukraine, when Turkey helped to liberate dozens, and now the fighters of the Azov's fighters. In order not to repeat the "Hungarian" stories, the screening clearly states what the order of dismissal of servicemen, ”Sobolev said.</text:p>
      <text:p text:style-name="P4">
The third is the issue of compensation for Russia by Russia. “Of course, this loss cannot be measured when it concerns human lives, injuries, lost destinies, deported children who are actually honorable in the Russian Federation today. This is a separate section among key decisions made at this session, ”the MP added.As <text:a xlink:type="simple" xlink:href="https://www.ukrinform.ua/rubric-polytics/3726463-pare-uhvalila-rezoluciu-pro-povnu-pidtrimku-mirnogo-planu-zelenskogo.html" text:style-name="Internet_20_link" text:visited-style-name="Visited_20_Internet_20_Link">
reported</text:a>
Ukrinform, PACE, at a summer session, adopted the Resolution "Political Consequences of Aggression against Ukraine", which supported Ukraine's accession to NATO and the formula of Miruvolodymyr Zelensky.</text:p>
      <text:p text:style-name="P4">
News Source: <text:a xlink:type="simple" xlink:href="https://www.ukrinform.ua/rubric-polytics/3728466-rezolucia-pare-sodo-kahovskoi-grebli-bude-v-osnovi-risen-pro-vidskoduvanna-rf-zbitkiv-deputat.html" text:style-name="Internet_20_link" text:visited-style-name="Visited_20_Internet_20_Link">
https://www.ukrinform.ua/rubric-polytics/3728466-rezolucia-pare-sodo-kahovskoi-grebli-bude-v-osnovi-risen-pro-vidskoduvanna-rf-zbitkiv-deputat.html</text:a>
</text:p>
      <!--NEWS-->
      <text:h text:style-name="P10" text:outline-level="1">
<text:span text:style-name="T4">
Danilov: Russia will fall apart because the world is so constructed</text:span>
</text:h>
      <text:p text:style-name="P4">
Authors: Ukrinform (Person)</text:p>
      <text:p text:style-name="P4">
Publisher: Укринформ (Organization)</text:p>
      <text:p text:style-name="P4">
Published Time: 2023-06-27T19:02:18+03:00</text:p>
      <text:p text:style-name="P4">
Modified Time: 2023-06-27T19:02:18+03:00</text:p>
      <text:p text:style-name="P4">
Description: The attempt of rebellion of the leader of PEC "Wagner" Yevgeny Prigogin started the process of inevitable collapse of Russia, his course depends on responsible politicians in the world. - Ukrinform.</text:p>
      <text:p text:style-name="P4">
Images: ['<text:a xlink:type="simple" xlink:href="https://static.ukrinform.com/photos/2023_04/thumb_files/630_360_1680783783-785.jpg" text:style-name="Internet_20_link" text:visited-style-name="Visited_20_Internet_20_Link">
630_360_16807...</text:a>
']</text:p>
      <text:p text:style-name="P4">
Tags: ['РНБО', 'Росія', 'ПВК "Вагнера"', 'Данілов', 'Війна з Росією']</text:p>
      <text:p text:style-name="P4">
Type: Article</text:p>
      <!--METADATA-->
      <text:p text:style-name="P4">
<draw:frame draw:style-name="fr1" draw:name="Image123" text:anchor-type="as-char" svg:width="6.9236in" svg:height="3.956343in" draw:z-index="0">
<draw:image xlink:href="../Images/yкринформ/2023-06-27T19-02-18-03-00/630_360_1680783783-785.jpg" xlink:type="simple" xlink:show="embed" xlink:actuate="onLoad" draw:mime-type="image/jpeg"/>
</draw:frame>
An attempt by the leader of the Wagner PEC, Yevgeny Prigogine, started the process of inevitable destruction of Russia, its course depends on responsible politicians in the world.</text:p>
      <text:p text:style-name="P4">
This was stated by the Secretary of the Security and Defense Council of Ukraine Oleksiy Danilov Uvstau at the International Conference "Ukraine and NATO on the eve of Vilnius Samite: from support through victory for membership", correspondent.</text:p>
      <text:p text:style-name="P4">
“The question of what to do with Russia is the key question today that stands on the day. We insist that as long as Russia is in the state in which it is, it will be threatened with any its neighborhood, and not only. And this is a key question. And the question of our victory is the cure of Russia's fragmentation, a natural fragmentation, that it becomes the one that should be, ”Danilov said.</text:p>
      <text:p text:style-name="P4">
<text:span text:style-name="T4">
 Read also: </text:span>
 <text:a xlink:type="simple" xlink:href="https://www.ukrinform.ua/rubric-polytics/3728310-u-es-rozgladaut-scenarij-rozpadu-rosii-posol-ukraini.html" text:style-name="Internet_20_link" text:visited-style-name="Visited_20_Internet_20_Link">
in the EU considers the script of the collapse of Russia - Ambassador of Ukraine</text:a>
In this context, he noted that Russia is a "last country that has colonies", because, according to him, for example, Chechnya and Buryatia "have no attitude to Russia", but the world is silent about it.</text:p>
      <text:p text:style-name="P4">
Secretary <text:a xlink:type="simple" xlink:href="https://www.ukrinform.ua/tag-rnbo" text:style-name="Internet_20_link" text:visited-style-name="Visited_20_Internet_20_Link">
NSDC</text:a>
He also expressed the opinion that the attended Wagner PEC attempted the rebellion testified to the complete insolvency of Russia as a state.</text:p>
      <text:p text:style-name="P4">
“On Friday, events have taken place that showed that no Russia exists. There is a territory that is completely uncontrollable, which has no power, there is no President Putin, there is no army. Armed boys were healed in the city of Rostov, they did not resist them, they communicated with them as relatives. Wait what is the country? ” - said Danilov.</text:p>
      <text:p text:style-name="P4">
According to him, the attempt of the rebellion of Prigogine is the beginning of the end of Russia.</text:p>
      <text:p text:style-name="P4">
<text:span text:style-name="T4">
 Read also: </text:span>
 <text:a xlink:type="simple" xlink:href="https://www.ukrinform.ua/rubric-world/3728434-lukasenko-pidtverdiv-pributta-prigozina-do-bilorusi.html" text:style-name="Internet_20_link" text:visited-style-name="Visited_20_Internet_20_Link">
Lukashenko confirmed the arrival of <text:span text:style-name="T4">
 podiat </text:span>
 in Belarus</text:a>
“Now it depends on the world what the end will be. And it will be required. They will fall apart, break up. Not because it is our desire, but because the world is such, ”the NSDC secretary said.</text:p>
      <text:p text:style-name="P4">
At the same time, he emphasized that responsible politicians in the world should take responsibility for what will happen between today and before the end of the decay of Russia, and domestic political events in their countries have no internships.<text:a xlink:type="simple" xlink:href="https://www.ukrinform.ua/rubric-other_news/3727120-zakolot-prigozina-vse-so-vidomo-na-cej-moment.html" text:style-name="Internet_20_link" text:visited-style-name="Visited_20_Internet_20_Link">
Wagner PEC, Yevgeny Prigogin, June 23 announced an Anti -Russian military leadership</text:a>
In particular against Russian Defense Minister Sergei Shoig. As a result of the offensive, the Wagner Kolonapv was reached by the Lipetsk region of Russia, which is 420 kilometers of Vidoskva.</text:p>
      <text:p text:style-name="P4">
Self -proclaimed President of Belarus Oleksandr Lukashenko held negotiations with the founder of PEC "Wagner" Yevgeny Prigogin, after which the latter stated that the groups of the group return to the field camps.</text:p>
      <text:p text:style-name="P4">
News Source: <text:a xlink:type="simple" xlink:href="https://www.ukrinform.ua/rubric-polytics/3728470-danilov-rosia-rozvalitsa-tomu-so-tak-pobudovanij-svit.html" text:style-name="Internet_20_link" text:visited-style-name="Visited_20_Internet_20_Link">
https://www.ukrinform.ua/rubric-polytics/3728470-danilov-rosia-rozvalitsa-tomu-so-tak-pobudovanij-svit.html</text:a>
</text:p>
      <!--NEWS-->
      <text:h text:style-name="P10" text:outline-level="1">
<text:span text:style-name="T4">
The number of Ukrainian children seized abroad decreased to 215 - Lubin</text:span>
</text:h>
      <text:p text:style-name="P4">
Authors: Ukrinform (Person)</text:p>
      <text:p text:style-name="P4">
Publisher: Укринформ (Organization)</text:p>
      <text:p text:style-name="P4">
Published Time: 2023-06-27T19:03:00+03:00</text:p>
      <text:p text:style-name="P4">
Modified Time: 2023-06-27T19:03:00+03:00</text:p>
      <text:p text:style-name="P4">
Description: The number of Ukrainian children seized abroad has already decreased from 240 to 215.</text:p>
      <text:p text:style-name="P4">
— Укрінформ.: </text:p>
      <text:p text:style-name="P4">
Images: ['<text:a xlink:type="simple" xlink:href="https://static.ukrinform.com/photos/2023_06/thumb_files/630_360_1687344800-493.jpg" text:style-name="Internet_20_link" text:visited-style-name="Visited_20_Internet_20_Link">
630_360_16873...</text:a>
']</text:p>
      <text:p text:style-name="P4">
Tags: ['Діти', 'Війна з Росією', 'Дмитро Лубінець']</text:p>
      <text:p text:style-name="P4">
Type: Article</text:p>
      <!--METADATA-->
      <text:p text:style-name="P4">
<draw:frame draw:style-name="fr1" draw:name="Image124" text:anchor-type="as-char" svg:width="6.9236in" svg:height="3.956343in" draw:z-index="0">
<draw:image xlink:href="../Images/yкринформ/2023-06-27T19-03-00-03-00/630_360_1687344800-493.jpg" xlink:type="simple" xlink:show="embed" xlink:actuate="onLoad" draw:mime-type="image/jpeg"/>
</draw:frame>
The number of Ukrainian children abroad has already decreased from 240 to 215.</text:p>
      <text:p text:style-name="P4">
The Ukrainian Ombudsman Dmitry Lubinets stated this during the presentation of the Support Report of the Ombudsman of Ukraine “Unsleveled. The abuse of the rights of Ukrainian children in the temporarily occupied territories of Ukraine of Russia: deportation, militarization, indexation”, reports correspondent.</text:p>
      <text:p text:style-name="P4">
“Concerning information on the withdrawal of Ukrainian <text:a xlink:type="simple" xlink:href="https://www.ukrinform.ua/tag-diti" text:style-name="Internet_20_link" text:visited-style-name="Visited_20_Internet_20_Link">
children</text:a>
 (Abroad - ed.), then the number of these(fixed - ed.)cases were previously at 240. In part, they were as quickly worked as possible,(And this - ed.)The number has fallen to 215. As of this time we are working on similar cases. We capture these facts in Italy and Germany, ”he said.</text:p>
      <text:p text:style-name="P4">
According to Lubinets, the Ukrainian authorities in the development have very difficult cases of about this.</text:p>
      <text:p text:style-name="P4">
“The most difficult case is when the mother was taken away from a baby in Territorial. There have already been 2 court sessions on this. In the interpretation of neighbors, she behaved very rigidly towards the baby. Although we did not confirm this and the child did not confirm that data. However, we are now working to be returned to Ukraine and that they are here, ”Ombudsman said.</text:p>
      <text:p text:style-name="P4">
Human Rights Commissioner said that he does not see(In this matter - ed.)There is some systemic problem, but there are no cases on which the Office Budsman works.</text:p>
      <text:p text:style-name="P4">
“And not only we work as the Ombudsman's office - it is clear that our diplomats will work first. I can say that as quickly as possible on their side every situation we know(Data - ed.). Я тримаю особисто на контролі (Certainty - ed.)”, - he informed.</text:p>
      <text:p text:style-name="P4">
<text:span text:style-name="T4">
 Read also: </text:span>
 <text:a xlink:type="simple" xlink:href="https://www.ukrinform.ua/rubric-society/3728428-ukrainskih-ditej-utrimuut-u-57-regionah-rosii-lubinec.html" text:style-name="Internet_20_link" text:visited-style-name="Visited_20_Internet_20_Link">
Ukrainian children are kept in 57 regions of Russia - <text:span text:style-name="T4">
 Lubin </text:span>
</text:a>
As reported, as of June 19, the Office of the Commissioner of the Verkhovna Rada of human right has recorded 240 cases where in European countries, social service had selected Ukrainian children in those persons with whom they were there.</text:p>
      <text:p text:style-name="P4">
News Source: <text:a xlink:type="simple" xlink:href="https://www.ukrinform.ua/rubric-society/3728471-kilkist-vilucenih-ukrainskih-ditej-za-kordonom-zmensilasa-do-215-lubinec.html" text:style-name="Internet_20_link" text:visited-style-name="Visited_20_Internet_20_Link">
https://www.ukrinform.ua/rubric-society/3728471-kilkist-vilucenih-ukrainskih-ditej-za-kordonom-zmensilasa-do-215-lubinec.html</text:a>
</text:p>
      <!--NEWS-->
      <text:h text:style-name="P10" text:outline-level="1">
<text:span text:style-name="T4">
In Ukraine tomorrow - up to +28 °, with rains and thunderstorms</text:span>
</text:h>
      <text:p text:style-name="P4">
Authors: Ukrinform (Person)</text:p>
      <text:p text:style-name="P4">
Publisher: Укринформ (Organization)</text:p>
      <text:p text:style-name="P4">
Published Time: 2023-06-27T19:04:00+03:00</text:p>
      <text:p text:style-name="P4">
Modified Time: 2023-06-27T19:04:00+03:00</text:p>
      <text:p text:style-name="P4">
Description: In Ukraine, on June 28, short-term rains, places of thunderstorms, in the southeastern part in the afternoon in some areas of hail and squalls, temperature at night 12-17 °, in the afternoon 18-23 °, in the southeastern regions up to 28 °. - Ukrinform.</text:p>
      <text:p text:style-name="P4">
Images: ['<text:a xlink:type="simple" xlink:href="https://static.ukrinform.com/photos/2020_07/thumb_files/630_360_1594358046-631.jpg" text:style-name="Internet_20_link" text:visited-style-name="Visited_20_Internet_20_Link">
630_360_15943...</text:a>
']</text:p>
      <text:p text:style-name="P4">
Tags: ['Дощ', 'Гроза', 'Спека']</text:p>
      <text:p text:style-name="P4">
Type: Article</text:p>
      <!--METADATA-->
      <text:p text:style-name="P4">
<draw:frame draw:style-name="fr1" draw:name="Image125" text:anchor-type="as-char" svg:width="6.9236in" svg:height="3.956343in" draw:z-index="0">
<draw:image xlink:href="../Images/yкринформ/2023-06-27T19-04-00-03-00/630_360_1594358046-631.jpg" xlink:type="simple" xlink:show="embed" xlink:actuate="onLoad" draw:mime-type="image/jpeg"/>
</draw:frame>
In Ukraine, on June 22, short-term rains, thunderstorms, in the southeastern part in some areas of hail and squalls in the afternoon, temperature at night 12-17 °, in the afternoon 18-23 °, in the southeastern regions up to 28 °.</text:p>
      <text:p text:style-name="P4">
Ukrinform was reported at the Ukrainian Hydrometeorological Center.</text:p>
      <text:p text:style-name="P4">
"At night in most western, northern and central regions, in the afternoon in Ukraine, short-term rains, thunderstorms; in the southeastern part in the afternoon in the areas of hail and squalls of 15-20 m/s. , in the afternoon in the northwestern part of gusts of 15-20 m/C.MEMPERATURE at night 12-17 °, in the southern part to 20 °, in the western regions8-13 °; in the afternoon in Ukraine 18-23 °, in the southeastern regions 23-28 ° ", - the message said.</text:p>
      <text:p text:style-name="P4">
In Kyiv and the region on July 28, short -term [rains] will be held on July 28(https://www.ukrinform.ua/tag-dos), in the afternoon of thunderstorms. Wind northwest, western, 7-12 m/s. In the capital, the temperature at night is 14-16 °, in the afternoon21-23 °, in the Kiev region at night 12-17 °, in the afternoon 18-23 °.</text:p>
      <text:p text:style-name="P4">
According to the forecast, short-term rains, thunderstorms will be in Ukraine in Ukraine, in the afternoon on June 29, in the western, northern, eastern, June 30, thunderstorms will be rains in the eastern tailor-east regions; Only on the night of June 30, most of the northern and central regions without precipitation. Southwestern wind with a transition to the northwest, 7-12 m/s.</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climate</text:a>
Temperature at night 11-16 °, in the southern part up to 19 °; In the afternoon of June 29, 18-23 °, in the south, June 30 in Ukraine, except east and northeast, 21-26 °.</text:p>
      <text:p text:style-name="P4">
In Kyiv and the region on June 29 at night, in the afternoon, it is forecast to rain, thunderstorms; June 30 at night without precipitation, in the afternoon, there is a rainfall, thunderstorms. Southwestern wind with a transition to the northwest, 7-12 m/s. In the capital, the temperature at night is 14-16 °; In the afternoon of June 29, 18-20 °, June 30 24-26 °; in Kyiv region at night 11-16 °; In the afternoon of June 29, 18-23 °, June 30 21-26 °.</text:p>
      <text:p text:style-name="P4">
Forecasters are not predicted on July 1 on July 1, only in the western regions, short -term rains and thunderstorms. On July 2, short -term rains are expected in the western, day and intake and places of the central regions; in the rest of the territory without precipitation.Temperature at night 14-20 °, on the coast of the seas up to 23 °; In the afternoon 25-31 °, in the western, July 1 and in the northern and eastern regions 22-28 °.</text:p>
      <text:p text:style-name="P4">
In the capital region in early July, precipitation is not expected, only in the afternoon of July 2, a long -term rain, sometimes thunderstorms. In Kiev, the temperature at night 15-17 °, in the afternoon 1 July 26-28 °, July 2, 28-30 °; in the area at night 14-19 °; In the afternoon of July 123-28 °, July 2, 26-31 °.</text:p>
      <text:p text:style-name="P4">
News Source: <text:a xlink:type="simple" xlink:href="https://www.ukrinform.ua/rubric-regions/3728472-v-ukraini-zavtra-do-28-z-dosami-i-grozami.html" text:style-name="Internet_20_link" text:visited-style-name="Visited_20_Internet_20_Link">
https://www.ukrinform.ua/rubric-regions/3728472-v-ukraini-zavtra-do-28-z-dosami-i-grozami.html</text:a>
</text:p>
      <!--NEWS-->
      <text:h text:style-name="P10" text:outline-level="1">
<text:span text:style-name="T4">
The vast majority of citizens consider Ukraine a successful state</text:span>
</text:h>
      <text:p text:style-name="P4">
Authors: Ukrinform (Person)</text:p>
      <text:p text:style-name="P4">
Publisher: Укринформ (Organization)</text:p>
      <text:p text:style-name="P4">
Published Time: 2023-06-27T19:19:00+03:00</text:p>
      <text:p text:style-name="P4">
Modified Time: 2023-06-27T19:19:00+03:00</text:p>
      <text:p text:style-name="P4">
Description: More than 80% of Ukrainians consider Ukraine a successful state: 42% - unambiguously so, 40% - rather. - Ukrinform.</text:p>
      <text:p text:style-name="P4">
Images: ['<text:a xlink:type="simple" xlink:href="https://static.ukrinform.com/photos/2022_04/thumb_files/630_360_1650385381-380.jpg" text:style-name="Internet_20_link" text:visited-style-name="Visited_20_Internet_20_Link">
630_360_16503...</text:a>
']</text:p>
      <text:p text:style-name="P4">
Tags: ['Армія', 'Економіка', 'Опитування', 'Україна']</text:p>
      <text:p text:style-name="P4">
Type: Article</text:p>
      <!--METADATA-->
      <text:p text:style-name="P4">
<draw:frame draw:style-name="fr1" draw:name="Image126" text:anchor-type="as-char" svg:width="6.9236in" svg:height="3.956343in" draw:z-index="0">
<draw:image xlink:href="../Images/yкринформ/2023-06-27T19-19-00-03-00/630_360_1650385381-380.jpg" xlink:type="simple" xlink:show="embed" xlink:actuate="onLoad" draw:mime-type="image/jpeg"/>
</draw:frame>
More than 80% of Ukrainians consider Ukraine a successful state: 42% - unambiguously, 40% - more so.</text:p>
      <text:p text:style-name="P4">
This was announced during the presentation of the study "Stability during the War and the Complete period: what Ukrainians resting" reported by the director of the Rating Group Alexei Antipovich, correspondentation.</text:p>
      <text:p text:style-name="P4">
“The vast majority of Ukrainians consider <text:a xlink:type="simple" xlink:href="https://www.ukrinform.ua/tag-ukraina" text:style-name="Internet_20_link" text:visited-style-name="Visited_20_Internet_20_Link">
Ukraine</text:a>
Successful state: 42% - uniquely, 40% - rather. It is 82%together, ”Antipovich said.</text:p>
      <text:p text:style-name="P4">
At the same time, 16% say that Ukraine is not successful: 12% are not, 4% - not at all.</text:p>
      <text:p text:style-name="P4">
According to Ukrainians, the main features of a successful state are: a strong army(56%), developed economy(35%), Rule of Law(34%), unity of society(34%), social protection of citizens(19%), international authority(19%), modern science and technology(16%), political stability(16%), Equality(15%), strong democratic institutions(14%), national idea(11%).</text:p>
      <text:p text:style-name="P4">
Також, згідно з результатами опитування, 77% респондентів вважають, щопріоритетними напрямами розвитку держави після війни має бути захист держави:військова промисловість, укріплення кордонів, реформування армії. 70% назвалипріоритетом соціальний захист населення: зростання зарплат/пенсій, доступністьмедицини, матеріальна допомога малозабезпеченим. 44% - інновації в державі:нові технології, енергозбереження, наука освіта.</text:p>
      <text:p text:style-name="P4">
<text:span text:style-name="T4">
Читайте також:</text:span>
 <text:a xlink:type="simple" xlink:href="https://www.ukrinform.ua/rubric-society/3728244-majze-80-ukrainciv-pidtrimuut-zakriti-kordoni-ta-vizovij-rezim-z-rosieu.html" text:style-name="Internet_20_link" text:visited-style-name="Visited_20_Internet_20_Link">
 Майже 80% українців підтримують закриті кордони тавізовий режим з Росією </text:a>
The research was conducted by the sociological group "Rating" on the order of the national platform of stability and cohesion during June 6-11 by the CCATI method(Telephone interviews)Among the population of Ukraine aged 18 years in the entire simulatory, except for temporarily occupied Crimea and Donbass, 1,200 reacters were interviewed.</text:p>
      <text:p text:style-name="P4">
News Source: <text:a xlink:type="simple" xlink:href="https://www.ukrinform.ua/rubric-society/3728476-absolutna-bilsist-gromadan-vvazae-ukrainu-uspisnou-derzavou.html" text:style-name="Internet_20_link" text:visited-style-name="Visited_20_Internet_20_Link">
https://www.ukrinform.ua/rubric-society/3728476-absolutna-bilsist-gromadan-vvazae-ukrainu-uspisnou-derzavou.html</text:a>
</text:p>
      <!--NEWS-->
      <text:h text:style-name="P10" text:outline-level="1">
<text:span text:style-name="T4">
The Ministry of Finance has placed the EPS for UAH 7.76 billion</text:span>
</text:h>
      <text:p text:style-name="P4">
Authors: Ukrinform (Person)</text:p>
      <text:p text:style-name="P4">
Publisher: Укринформ (Organization)</text:p>
      <text:p text:style-name="P4">
Published Time: 2023-06-27T19:20:24+03:00</text:p>
      <text:p text:style-name="P4">
Modified Time: 2023-06-27T19:20:24+03:00</text:p>
      <text:p text:style-name="P4">
Description: On June 27, the Ministry of Finance on June 27 at the placement of domestic government bonds (T -bills) attracted UAH 7.76 billion in the state budge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Аукціон', 'Мінфін', 'Облігації']</text:p>
      <text:p text:style-name="P4">
Type: Article</text:p>
      <!--METADATA-->
      <text:p text:style-name="P4">
<draw:frame draw:style-name="fr1" draw:name="Image127" text:anchor-type="as-char" svg:width="6.9236in" svg:height="3.956343in" draw:z-index="0">
<draw:image xlink:href="../Images/yкринформ/2023-06-27T19-20-24-03-00/630_360_1550144984-323.jpg" xlink:type="simple" xlink:show="embed" xlink:actuate="onLoad" draw:mime-type="image/jpeg"/>
</draw:frame>
Ministry of Finance on June 27 at the auction for the placement of domestic government loan bonds(Towels)It attracted UAH 7.76 billion in the state budget.</text:p>
      <text:p text:style-name="P4">
According to Ukrinform, the Ministry of Finance press service reports on <text:a xlink:type="simple" xlink:href="https://www.facebook.com/minfin.gov.ua/posts/pfbid0QQDkgHUJMTQKoWGSVMbvvMxQHo9o63o6Atkw6odkbUp927TLGEcAexaRbLtAFyw1l" text:style-name="Internet_20_link" text:visited-style-name="Visited_20_Internet_20_Link">
Facebook.</text:a>
"Today the Ministry of Finance has held another auction of government bonds(Towels)and attracted 7.76 billion UAH in equivalent, " - the message reads.</text:p>
      <text:p text:style-name="P4">
The Ministry of Finance offered to investors the hryvnia bonds of the TPP: UAH 726 million at UAH 18.3%; UAH 2.31 billion at 19.3%, UAH 1.974 billion at 19.75%. Also, the T -bills of $ 75 million were supplied. Under 4.74%.</text:p>
      <text:p text:style-name="P4">
<text:span text:style-name="T4">
 Read also: </text:span>
 <text:a xlink:type="simple" xlink:href="https://www.ukrinform.ua/rubric-economy/3723289-ukraina-cogoric-otrimala-20-milardiv-miznarodnoi-dopomogi-nbu.html" text:style-name="Internet_20_link" text:visited-style-name="Visited_20_Internet_20_Link">
Ukraine this year has received $ 20 billion of international aid - NBU</text:a>
As reported by Ukrinform, in connection with Russian aggression, the Ukrainian government has been a decision on a step -by -step issue of military bonds in the amount of up to 400 billion. <text:a xlink:type="simple" xlink:href="https://www.ukrinform.ua/tag-minfin" text:style-name="Internet_20_link" text:visited-style-name="Visited_20_Internet_20_Link">
Ministry of Finance</text:a>
Conducts auctions of sale of government bonds every Tuesday, starting on March 1, 2022. According to the Prime Minister of Ukraine Denis Shmigal, almost UAH 600 billion was received last year at the expense of the issue of military bonds.</text:p>
      <text:p text:style-name="P4">
News Source: <text:a xlink:type="simple" xlink:href="https://www.ukrinform.ua/rubric-economy/3728477-minfin-rozmistiv-ovdp-na-776-milarda-griven.html" text:style-name="Internet_20_link" text:visited-style-name="Visited_20_Internet_20_Link">
https://www.ukrinform.ua/rubric-economy/3728477-minfin-rozmistiv-ovdp-na-776-milarda-griven.html</text:a>
</text:p>
      <!--NEWS-->
      <text:h text:style-name="P10" text:outline-level="1">
<text:span text:style-name="T4">
Ukrainian duo won the "silver" of European games in jumping into water</text:span>
</text:h>
      <text:p text:style-name="P4">
Authors: Ukrinform (Person)</text:p>
      <text:p text:style-name="P4">
Publisher: Укринформ (Organization)</text:p>
      <text:p text:style-name="P4">
Published Time: 2023-06-27T19:38:00+03:00</text:p>
      <text:p text:style-name="P4">
Modified Time: 2023-06-27T19:38:00+03:00</text:p>
      <text:p text:style-name="P4">
Description: At the second place of the pedestal of honor, the Ukrainians of Ksenia Baylo and Sophia Esman came today in competitions on jumping into water at the III European Games in Poland. - Ukrinform.</text:p>
      <text:p text:style-name="P4">
Images: ['<text:a xlink:type="simple" xlink:href="https://static.ukrinform.com/photos/2023_06/thumb_files/630_360_1687883860-523.jpg" text:style-name="Internet_20_link" text:visited-style-name="Visited_20_Internet_20_Link">
630_360_16878...</text:a>
']</text:p>
      <text:p text:style-name="P4">
Tags: ['Спорт', 'Стрибки у воду', 'Європейські ігри']</text:p>
      <text:p text:style-name="P4">
Type: Article</text:p>
      <!--METADATA-->
      <text:p text:style-name="P4">
<draw:frame draw:style-name="fr1" draw:name="Image128" text:anchor-type="as-char" svg:width="6.9236in" svg:height="3.956343in" draw:z-index="0">
<draw:image xlink:href="../Images/yкринформ/2023-06-27T19-38-00-03-00/630_360_1687883860-523.jpg" xlink:type="simple" xlink:show="embed" xlink:actuate="onLoad" draw:mime-type="image/jpeg"/>
</draw:frame>
In the friend of the pedestal of honor, the Ukrainians of Ksenia Baylo and Sophia Esman of the competitions on jumping into water at the III European Games in Poland have come up today.</text:p>
      <text:p text:style-name="P4">
As reports <text:a xlink:type="simple" xlink:href="https://noc-ukr.org/news/23809/" text:style-name="Internet_20_link" text:visited-style-name="Visited_20_Internet_20_Link">
press service</text:a>
National Olympic Committee of Ukraine(Nok), young Ukrainians won the "silver" of the permanent jumps on a 10-meter higher education with a sum of 274.68, giving way to the sisters from Germany Elena and Kristini Maria Vassen(297,20), reports Ukrinform.</text:p>
      <text:p text:style-name="P4">
Bronze medalists became representatives of Spain(261,48).</text:p>
      <text:p text:style-name="P4">
Як зазначається, для 18-річної Ксенії Байло це вже третя нагорода наІграх-2023 після «золота» в командній першості та міксті на вишці з КірілломБолюхом. А 15-річна дебютантка Соф'я Есман вперше зійшла на п’єдестал цихзмагань, які до того ж мають статус чемпіонату Європи.</text:p>
      <text:p text:style-name="P4">
<text:span text:style-name="T4">
Читайте також:</text:span>
 <text:a xlink:type="simple" xlink:href="https://www.ukrinform.ua/rubric-sports/3728319-na-evropejskih-igrah2023-cest-ukraini-zahisaut-85-armijskih-sportsmeniv.html" text:style-name="Internet_20_link" text:visited-style-name="Visited_20_Internet_20_Link">
 На Європейських іграх-2023 честь України захищають 85армійських спортсменів </text:a>
In general, in the piggy bank of the Ukrainian national team at the III European Games of four -Nagorod from jumpers into the water, whose competition program ends tomorrow.</text:p>
      <text:p text:style-name="P4">
Photo: Ukrainian Diving Federation.</text:p>
      <text:p text:style-name="P4">
News Source: <text:a xlink:type="simple" xlink:href="https://www.ukrinform.ua/rubric-sports/3728480-ukrainskij-duet-vigrav-sriblo-evropejskih-igor-u-stribkah-u-vodu.html" text:style-name="Internet_20_link" text:visited-style-name="Visited_20_Internet_20_Link">
https://www.ukrinform.ua/rubric-sports/3728480-ukrainskij-duet-vigrav-sriblo-evropejskih-igor-u-stribkah-u-vodu.html</text:a>
</text:p>
      <!--NEWS-->
      <text:h text:style-name="P10" text:outline-level="1">
<text:span text:style-name="T4">
On three "hot" fire directions - over 10 combat clashes per day</text:span>
</text:h>
      <text:p text:style-name="P4">
Authors: Ukrinform (Person)</text:p>
      <text:p text:style-name="P4">
Publisher: Укринформ (Organization)</text:p>
      <text:p text:style-name="P4">
Published Time: 2023-06-27T19:39:06+03:00</text:p>
      <text:p text:style-name="P4">
Modified Time: 2023-06-27T19:39:06+03:00</text:p>
      <text:p text:style-name="P4">
Description: More than 10 combat clashes took place in Liman, Bakhmut and Marinsk. - Ukrinform.</text:p>
      <text:p text:style-name="P4">
Images: ['<text:a xlink:type="simple" xlink:href="https://static.ukrinform.com/photos/2022_05/thumb_files/630_360_1653879932-671.jpg" text:style-name="Internet_20_link" text:visited-style-name="Visited_20_Internet_20_Link">
630_360_16538...</text:a>
']</text:p>
      <text:p text:style-name="P4">
Tags: ['Генштаб', 'Обстріл', 'Війна з Росією']</text:p>
      <text:p text:style-name="P4">
Type: Article</text:p>
      <!--METADATA-->
      <text:p text:style-name="P4">
<draw:frame draw:style-name="fr1" draw:name="Image129" text:anchor-type="as-char" svg:width="6.9236in" svg:height="3.956343in" draw:z-index="0">
<draw:image xlink:href="../Images/yкринформ/2023-06-27T19-39-06-03-00/630_360_1653879932-671.jpg" xlink:type="simple" xlink:show="embed" xlink:actuate="onLoad" draw:mime-type="image/jpeg"/>
</draw:frame>
The Nalimansk, Bakhmut and Marinsky directions took place over the day 10 combat clashes.</text:p>
      <text:p text:style-name="P4">
According to Ukrinform, the General Staff of the Armed Forces of Ukraine reported on <text:a xlink:type="simple" xlink:href="https://www.facebook.com/GeneralStaff.ua/posts/pfbid0WAJ2gFCtEgS6nDXK3nehwwad81HuQZv4MVcUbMpxycMm3csyZHXxQbG1qbYxoysCl" text:style-name="Internet_20_link" text:visited-style-name="Visited_20_Internet_20_Link">
Facebook</text:a>
.</text:p>
      <text:p text:style-name="P4">
“Противник зосереджує основні зусилля на Лиманському, Бахмутському таМар’їнському напрямках - протягом доби відбулось понад 10 бойових зіткнень”, -ідеться в повідомленні.</text:p>
      <text:p text:style-name="P4">
В Генштабі зазначили, що протягом доби російські загарбники завдали ударукрилатою ракетою Х-22 по дачному кооперативу у Кременчуцькому районіПолтавської області. Крім того, ворог завдав 20 авіаційних ударів та здійснивпонад 20 обстрілів з реактивних систем залпового вогню по позиціях українськихвійськ та населених пунктах.</text:p>
      <text:p text:style-name="P4">
<text:span text:style-name="T4">
Читайте також:</text:span>
 <text:a xlink:type="simple" xlink:href="https://www.ukrinform.ua/rubric-ato/3728383-na-zaporizzi-vorog-zavdav-udaru-po-orihovu-e-poraneni-i-zagibli.html" text:style-name="Internet_20_link" text:visited-style-name="Visited_20_Internet_20_Link">
 На Запоріжжі ворог завдав удару по Оріхову, є загиблі йпоранені </text:a>
There are killed and injured among civilians and the destruction and damage of civilian infrastructure, high -rise buildings and dozens of private residential buildings.</text:p>
      <text:p text:style-name="P4">
The likelihood of rocket and aviation strikes throughout Ukraine is high.</text:p>
      <text:p text:style-name="P4">
According to the General Staff, in the Volyn and Polissya directions of operational production without significant changes. The signs of formation of offensive groups are not detected.</text:p>
      <text:p text:style-name="P4">
In the Siversky and Slobozhansky directions, Russian troops retain a military presence. The Russians carried out mortar and artillery shelling of 20 settlements, in particular, Zarechchya, Timonovich of Chernihiv region; Medium Buddh, Powder, Photovizh, Greater Pisarivka of Sumy Region. In addition, the Russians fired at the Udi, the Cossack Lopan and the Red First Nakarkiv Region.</text:p>
      <text:p text:style-name="P4">
In the Kupyansk direction of artillery and mortar <text:a xlink:type="simple" xlink:href="https://www.ukrinform.ua/tag-obstril" text:style-name="Internet_20_link" text:visited-style-name="Visited_20_Internet_20_Link">
shelling</text:a>
More than 20 settlements have been experienced.</text:p>
      <text:p text:style-name="P4">
<text:span text:style-name="T4">
 Read also: </text:span>
 <text:a xlink:type="simple" xlink:href="https://www.ukrinform.ua/rubric-ato/3728322-rosiani-namagautsa-zavaditi-prosuvannu-sil-oboroni-na-melitopolskomu-ta-berdanskomu-napramkah.html" text:style-name="Internet_20_link" text:visited-style-name="Visited_20_Internet_20_Link">
Russians try to interfere with the promotion of defense forces Semi -day Ukraine</text:a>
</text:p>
      <text:p text:style-name="P4">
In the Bakhmut direction, the Russians made unsuccessful attempts to restore the position in the direction of the southeast of Ivanovo.</text:p>
      <text:p text:style-name="P4">
More than 15 inhabited centers were injured from enemy artillery shelling. Among them are Vasyukivka, Markove, Chrome, Yar, Ivanivske, Pazarivka and Southern Donetsk region.</text:p>
      <text:p text:style-name="P4">
In the Avdeevsky direction, the enemy struck aviation in the Avdiivka area. Artillery shelling of more than 20 settlements. The Russian troops fired ceramics, Novokalinovo, Avdiivka, Yusnobrodivka, Pervomaisko, Nevelsky Donetsk region.</text:p>
      <text:p text:style-name="P4">
In the Mariinsky direction, the enemy carried out offensive actions in the Marinka area, had no success. The Russian also struck by Aviation strikes near Marinka Takrasnohivka. In addition, they made artillery shelling in the districts of more than 10 painting points. Illinka and Victory of Donetsk region came under the fire.</text:p>
      <text:p text:style-name="P4">
In the mineral direction, the Russians carried out unsuccessful offensive actions in the village of Rivnopil. Aviation blows in the area of Storozhevo Donetsk region were struck. More than 15 settlements were also fired. Middle - Katerynivka, Elizabeth, Bogoyavlenka, Blessed, Coal, Prychistivka, Golden Niva of Donetsk region.</text:p>
      <text:p text:style-name="P4">
<text:span text:style-name="T4">
 Read also: </text:span>
 [In the Bakhmut direction, the hundreds were eliminated by hundreds(https://www.ukrinform.ua/rubric-ato/3728283-na-bahmutskomu-napramku-likviduvali-se-sotnu-zagarbnikiv-9-vagnerivciv-uzali-v-polon-cerevatij.html)In Zaporizhzhya and Kherson directions, Russian troops concentrate basic efforts to prevent the promotion of the Defense Forces of Ukraine. The enemy of giving strokes in the districts of Orikhov and Novodanylivka of Zaporizhzhya region. Artillery shelling over 40 settlements. Victims, Olgivske, Poltavka, Malynivka, Magic, Mala Tokmachka, Transfiguration, Orikhiv, Pavlovka, Zaporizhzhya region; Golden beam, Dudchan, Kachkarivka, Vesele, Antonivka, Kherson, Belozerka, Dniprovske, Kizomisherson region and Ochakov of the Nikolaev area.</text:p>
      <text:p text:style-name="P4">
By continuing armed aggression, Russian troops suffer daily losses. The completion of kindergarten, converted into the field hospital of the invaders, which is in Novomikhailivka of the Kherson region, was delivered about 50 Russian Russians.The General Staff reported that the aviation of defense forces per day had inflicted 12 beats of the Personic Personnel and four of the anti-aircraft missile complex troops.</text:p>
      <text:p text:style-name="P4">
<text:span text:style-name="T4">
 Read also: </text:span>
 <text:a xlink:type="simple" xlink:href="https://www.ukrinform.ua/rubric-ato/3728322-rosiani-namagautsa-zavaditi-prosuvannu-sil-oboroni-na-melitopolskomu-ta-berdanskomu-napramkah.html" text:style-name="Internet_20_link" text:visited-style-name="Visited_20_Internet_20_Link">
Russians try to interfere with the promotion of defense forces Semi -day Ukraine</text:a>
The missile troops and artillery units struck one point of administration, two Bukrodi anti -aircraft missile systems and four areas of living, weapons and enemy military equipment.</text:p>
      <text:p text:style-name="P4">
As reported by Ukrinform, <text:a xlink:type="simple" xlink:href="https://www.ukrinform.ua/rubric-ato/3728117-ukrainski-voini-za-dobu-znisili-majze-590-rosijskih-zagarbnikiv.html" text:style-name="Internet_20_link" text:visited-style-name="Visited_20_Internet_20_Link">
Ukrainian defense forces</text:a>
From February 24, 2022 to June 27, 2023, about 226 thousand 170 Russian invaders, and another 590 people -for the past day.</text:p>
      <text:p text:style-name="P4">
News Source: <text:a xlink:type="simple" xlink:href="https://www.ukrinform.ua/rubric-ato/3728481-na-troh-garacih-napramkah-frontu-ponad-10-bojovih-zitknen-za-dobu.html" text:style-name="Internet_20_link" text:visited-style-name="Visited_20_Internet_20_Link">
https://www.ukrinform.ua/rubric-ato/3728481-na-troh-garacih-napramkah-frontu-ponad-10-bojovih-zitknen-za-dobu.html</text:a>
</text:p>
      <!--NEWS-->
      <text:h text:style-name="P10" text:outline-level="1">
<text:span text:style-name="T4">
In Kherson region, five more devoted villages were connected to the power supply</text:span>
</text:h>
      <text:p text:style-name="P4">
Authors: Ukrinform (Person)</text:p>
      <text:p text:style-name="P4">
Publisher: Укринформ (Organization)</text:p>
      <text:p text:style-name="P4">
Published Time: 2023-06-27T19:47:00+03:00</text:p>
      <text:p text:style-name="P4">
Modified Time: 2023-06-27T19:47:00+03:00</text:p>
      <text:p text:style-name="P4">
Description: In the Kherson region today, on June 27, five de -mentioned settlements of the region were connected to the energy supply.</text:p>
      <text:p text:style-name="P4">
— Укрінформ.: </text:p>
      <text:p text:style-name="P4">
Images: ['<text:a xlink:type="simple" xlink:href="https://static.ukrinform.com/photos/2018_09/thumb_files/630_360_1536566329-8824.jpg" text:style-name="Internet_20_link" text:visited-style-name="Visited_20_Internet_20_Link">
630_360_15365...</text:a>
']</text:p>
      <text:p text:style-name="P4">
Tags: ['Деокупація', 'Електроенергія', 'Херсонщина']</text:p>
      <text:p text:style-name="P4">
Type: Article</text:p>
      <!--METADATA-->
      <text:p text:style-name="P4">
<draw:frame draw:style-name="fr1" draw:name="Image130" text:anchor-type="as-char" svg:width="6.9236in" svg:height="3.956343in" draw:z-index="0">
<draw:image xlink:href="../Images/yкринформ/2023-06-27T19-47-00-03-00/630_360_1536566329-8824.jpg" xlink:type="simple" xlink:show="embed" xlink:actuate="onLoad" draw:mime-type="image/jpeg"/>
</draw:frame>
The Uherson region today, June 27, was connected to the energy supply by five deposited settlements of the region.</text:p>
      <text:p text:style-name="P4">
About it in video address in <text:a xlink:type="simple" xlink:href="https://t.me/olexandrprokudin/796" text:style-name="Internet_20_link" text:visited-style-name="Visited_20_Internet_20_Link">
telegram</text:a>
The head of the Kherson Regional Military Administration Alexander Proprokudin reported, Ukrinform reports.</text:p>
      <text:p text:style-name="P4">
“Thanks to the daily tireless work of our energy, five settlements in the [Kherson region] have been connected to the network for two months.(https://www.ukrinform.ua/tag-hersonsina). From today, a flap - Novolose, Steppe, Red Yar, Sukhanov, Wealthy, ”the region's saying.</text:p>
      <text:p text:style-name="P4">
He noted that tomorrow the voltage can be submitted to the settlements of the harvest of TA tape, emergency recovery work is ongoing.</text:p>
      <text:p text:style-name="P4">
Prokudin thanked all the involved specialists who helped restore electropolis in Kherson region.</text:p>
      <text:p text:style-name="P4">
<text:span text:style-name="T4">
 Read also: </text:span>
 <text:a xlink:type="simple" xlink:href="https://www.ukrinform.ua/rubric-economy/3728266-v-ukraini-nemae-deficitu-elektroenergii-minenergo.html" text:style-name="Internet_20_link" text:visited-style-name="Visited_20_Internet_20_Link">
There is no deficit <text:span text:style-name="T4">
 electricity </text:span>
 - Ministry of Energy</text:a>
It was reported that the Kherson region is under constant shelling of Russian troops. Last day the invaders made 55 shelling(264 shells were released)in the area, of them in Kherson - 4 shelling(14 shells).</text:p>
      <text:p text:style-name="P4">
News Source: <text:a xlink:type="simple" xlink:href="https://www.ukrinform.ua/rubric-vidbudova/3728482-na-hersonsini-do-energopostacanna-pidklucili-se-pat-deokupovanih-sil.html" text:style-name="Internet_20_link" text:visited-style-name="Visited_20_Internet_20_Link">
https://www.ukrinform.ua/rubric-vidbudova/3728482-na-hersonsini-do-energopostacanna-pidklucili-se-pat-deokupovanih-sil.html</text:a>
</text:p>
      <!--NEWS-->
      <text:h text:style-name="P10" text:outline-level="1">
<text:span text:style-name="T4">
In Belarus Ukrainian children were taken before the start of a full -scale war - an expert</text:span>
</text:h>
      <text:p text:style-name="P4">
Authors: Ukrinform (Person)</text:p>
      <text:p text:style-name="P4">
Publisher: Укринформ (Organization)</text:p>
      <text:p text:style-name="P4">
Published Time: 2023-06-27T19:50:59+03:00</text:p>
      <text:p text:style-name="P4">
Modified Time: 2023-06-27T19:50:59+03:00</text:p>
      <text:p text:style-name="P4">
Description: Ukrainian children began to be taken to the territory of Belarus before the start of a full -scale war with the Russian Federation. - Ukrinform.</text:p>
      <text:p text:style-name="P4">
Images: ['<text:a xlink:type="simple" xlink:href="https://static.ukrinform.com/photos/2023_06/thumb_files/630_360_1687883285-119.jpg" text:style-name="Internet_20_link" text:visited-style-name="Visited_20_Internet_20_Link">
630_360_16878...</text:a>
', '<text:a xlink:type="simple" xlink:href="https://static.ukrinform.com/photos/2023_06/1687883286-425.jpg" text:style-name="Internet_20_link" text:visited-style-name="Visited_20_Internet_20_Link">
1687883286-42...</text:a>
']</text:p>
      <text:p text:style-name="P4">
Tags: ['Білорусь', 'Депортація', 'Діти', 'Омбудсмен', 'Права людини']</text:p>
      <text:p text:style-name="P4">
Type: Article</text:p>
      <!--METADATA-->
      <text:p text:style-name="P4">
<draw:frame draw:style-name="fr1" draw:name="Image131" text:anchor-type="as-char" svg:width="6.9236in" svg:height="3.956343in" draw:z-index="0">
<draw:image xlink:href="../Images/yкринформ/2023-06-27T19-50-59-03-00/630_360_1687883285-119.jpg" xlink:type="simple" xlink:show="embed" xlink:actuate="onLoad" draw:mime-type="image/jpeg"/>
</draw:frame>
Ukrainian children were exported to the sproutraes of Belarus before the start of the Federation War from the Russian Federation.</text:p>
      <text:p text:style-name="P4">
This was during the presentation of the Special Report of the Commissioner of the Verkhovna Rada of Ukraine and human rights “unloved. Violation of the rights of Ukrainian children in the temporary -planted territories of Ukraine and in Russia: deportation, militarization, indoctrination ”was stated by a lawyer of the Regional Center for Human Rights Katerynarashevskaya, Ukrinform correspondent reports.</text:p>
      <text:p text:style-name="P4">
<draw:frame draw:style-name="fr1" draw:name="Image132" text:anchor-type="as-char" svg:width="6.9236in" svg:height="4.615733in" draw:z-index="0">
<draw:image xlink:href="../Images/yкринформ/2023-06-27T19-50-59-03-00/1687883286-425.jpg" xlink:type="simple" xlink:show="embed" xlink:actuate="onLoad" draw:mime-type="image/jpeg"/>
</draw:frame>
“In Belarus Ukrainian <text:a xlink:type="simple" xlink:href="https://www.ukrinform.ua/tag-diti" text:style-name="Internet_20_link" text:visited-style-name="Visited_20_Internet_20_Link">
children</text:a>
successively(Started - ed.)take out before the start of full -scale interference. Initially, these were children with the so -called "DNR" and "LNR". We are currently administered(There - ed.)children from the Zaporizhzhya region, from the occupied part of it, and from the Kherson region. It was(Varified - ed.)at least 4 establishments that are deprived of their(Russian - ed.)"Medical-psychological-pedagogical and pedagogicalobilitation",-said Rashevskaya.</text:p>
      <text:p text:style-name="P4">
Separately the lawyer informed that for(Installation - ed.)The crime is genocidunen what time Ukrainian children were transferred to Russian families.</text:p>
      <text:p text:style-name="P4">
<text:span text:style-name="T4">
 Read also: </text:span>
 <text:a xlink:type="simple" xlink:href="https://www.ukrinform.ua/rubric-society/3728428-ukrainskih-ditej-utrimuut-u-57-regionah-rosii-lubinec.html" text:style-name="Internet_20_link" text:visited-style-name="Visited_20_Internet_20_Link">
Ukrainian children are kept in 57 regions of Russia - Lubin</text:a>
“It does not matter for this crime in what form it happened. And any of the leaders of the Russian Federation to justify(This is the ed.)that it is an unreasonable, and custody or temporary guardianship ... No matter how to call it, it can still be interpreted as a crime(actions that are not in the form of an oral or written proposal, but directly through the behavior from which one can conclude such intention - ed.)”, - said Rashevskaya.</text:p>
      <text:p text:style-name="P4">
The legal analytics of the Zmina Rights Center Onisiya Sinyuk noted that all the actions that are qualitatively for the placement of Ukrainian children in the family of citizens of the Russian Federation are planned and the Russians were actively working on it. <text:a xlink:type="simple" xlink:href="Images/yкринформ/2023-06-27T19-50-59-03-00/1687883286-534.jpg" text:style-name="Internet_20_link" text:visited-style-name="Visited_20_Internet_20_Link">
</text:a>
</text:p>
      <text:p text:style-name="P4">
<text:span text:style-name="T4">
 Read also: </text:span>
 <text:a xlink:type="simple" xlink:href="https://www.ukrinform.ua/rubric-society/3716771-rosia-deportuvala-ponad-45-tisaci-sirit-i-ditej-bez-batkivskogo-pikluvanna-veresuk.html" text:style-name="Internet_20_link" text:visited-style-name="Visited_20_Internet_20_Link">
Russia deported more than 4.5 thousand orphans and children of Bezbatkovsky care - Vereshchuk</text:a>
The Ombudsman believes that Russians can be forced to return our children only because of the title, first and foremost - international pressure.</text:p>
      <text:p text:style-name="P4">
“Pay attention - an increase in children's return occurred after the information issued 2 orders for arrest(Russian President Vladimir Putin and Russian child Ombudsman Maria Lviv-Belova-ed.). Тож ордери на арешт МКСможливо трактувати як додатковий тиск на російську сторону”, - зазначивУповноважений із прав людини.</text:p>
      <text:p text:style-name="P4">
Як повідомлялося, 24 травня в Офісі генпрокурора заявили, що Україна розслідуєймовірну роль Білорусі в примусовому переміщенні українських дітей ізтимчасово захоплених РФ територій.</text:p>
      <text:p text:style-name="P4">
News Source: <text:a xlink:type="simple" xlink:href="https://www.ukrinform.ua/rubric-society/3728483-u-bilorus-ukrainskih-ditej-vivozili-se-do-pocatku-povnomasstabnoi-vijni-ekspertka.html" text:style-name="Internet_20_link" text:visited-style-name="Visited_20_Internet_20_Link">
https://www.ukrinform.ua/rubric-society/3728483-u-bilorus-ukrainskih-ditej-vivozili-se-do-pocatku-povnomasstabnoi-vijni-ekspertka.html</text:a>
</text:p>
      <!--NEWS-->
      <text:h text:style-name="P10" text:outline-level="1">
<text:span text:style-name="T4">
The Czech Republic has transferred 76 BMPs and 24 tanks since the beginning of the year</text:span>
</text:h>
      <text:p text:style-name="P4">
Authors: Ukrinform (Person)</text:p>
      <text:p text:style-name="P4">
Publisher: Укринформ (Organization)</text:p>
      <text:p text:style-name="P4">
Published Time: 2023-06-27T19:51:00+03:00</text:p>
      <text:p text:style-name="P4">
Modified Time: 2023-06-27T19:51:00+03:00</text:p>
      <text:p text:style-name="P4">
Description: During January-May, the Czech Republic transferred 24 tanks, 76 infantry fighting vehicles and 645 anti-tank guided missiles to Ukraine. - Ukrinform.</text:p>
      <text:p text:style-name="P4">
Images: ['<text:a xlink:type="simple" xlink:href="https://static.ukrinform.com/photos/2021_11/thumb_files/630_360_1638096594-186.jpg" text:style-name="Internet_20_link" text:visited-style-name="Visited_20_Internet_20_Link">
630_360_16380...</text:a>
']</text:p>
      <text:p text:style-name="P4">
Tags: ['Чехія', 'Зброя', 'Війна з Росією']</text:p>
      <text:p text:style-name="P4">
Type: Article</text:p>
      <!--METADATA-->
      <text:p text:style-name="P4">
<draw:frame draw:style-name="fr1" draw:name="Image134" text:anchor-type="as-char" svg:width="6.9236in" svg:height="3.956343in" draw:z-index="0">
<draw:image xlink:href="../Images/yкринформ/2023-06-27T19-51-00-03-00/630_360_1638096594-186.jpg" xlink:type="simple" xlink:show="embed" xlink:actuate="onLoad" draw:mime-type="image/jpeg"/>
</draw:frame>
The Czech Republic of January-May has transferred to Ukraine 24 tanks, 76 infantry combat vehicles and 645 anti-tank guided missiles.</text:p>
      <text:p text:style-name="P4">
This was reported by the Czech Prime Minister Petr Fila, reports Ukrinform with a referral to "<text:a xlink:type="simple" xlink:href="https://ruski.radio.cz/s-yanvarya-po-may-chehiya-peredala-ukraine-24-tanka-76-boevyh-mashin-pehoty-i-8787143" text:style-name="Internet_20_link" text:visited-style-name="Visited_20_Internet_20_Link">
Radio Prague"</text:a>
.</text:p>
      <text:p text:style-name="P4">
“From January to May, the Czech Republic has handed over 24 tanks, 76 infantry and 645 anti -tank guided missiles to Ukraine.(PTKR)”, - the testimony reads.</text:p>
      <text:p text:style-name="P4">
It is noted that during the first five months of the year, the Czech Republic also provided Ukraine16 for special vehicles for the air defense system, 57 thousand. artillery shells and 144 anti -aircraft installations. In addition, other military equipment, equipment, spare parts, fuel for radiation, chemical and biological protection were supplied.</text:p>
      <text:p text:style-name="P4">
*!(https://www.ukrinform.ua/rubric-ato/3728262-senatori-ssa-zaklikali-nadati-ukraini-batareu-zaliznogo-kupola.html)According to the Prime Minister, the Czech Government also coordinated the supply for the Armed Forces of Ukraine hundreds of heavy military equipment under licenses or in cooperation with foreign partners.</text:p>
      <text:p text:style-name="P4">
In turn, the Czech Defense Minister Yana Chernokhov reported that the country's combat reserve has equipment that can be provided to Ukraine, and the statement is regularly evaluating these opportunities.</text:p>
      <text:p text:style-name="P4">
<text:span text:style-name="T4">
 Read also: </text:span>
 [<text:span text:style-name="T4">
 Czech Republic </text:span>
 plans to provide Ukraine with humanitarian aid for € 20-25 million] this year](https://www.ukrinform.ua/rubric-society/3726302-cehia-planue-cogoric-nadati-ukraini-gumanitarnoi-dopomogi-na-2025-miljoniv.html)As reported by Ukrinform, Prague plans this year to provide the humanitarian aid for 20-25 million euros.</text:p>
      <text:p text:style-name="P4">
Photo: Deník/ZBYNX</text:p>
      <text:p text:style-name="P4">
News Source: <text:a xlink:type="simple" xlink:href="https://www.ukrinform.ua/rubric-ato/3728366-cehia-z-pocatku-roku-peredala-ukraini-76-bmp-ta-24-tanki.html" text:style-name="Internet_20_link" text:visited-style-name="Visited_20_Internet_20_Link">
https://www.ukrinform.ua/rubric-ato/3728366-cehia-z-pocatku-roku-peredala-ukraini-76-bmp-ta-24-tanki.html</text:a>
</text:p>
      <!--NEWS-->
      <text:h text:style-name="P10" text:outline-level="1">
<text:span text:style-name="T4">
Zelensky about the front: today we also have a forward movement</text:span>
</text:h>
      <text:p text:style-name="P4">
Authors: Ukrinform (Person)</text:p>
      <text:p text:style-name="P4">
Publisher: Укринформ (Organization)</text:p>
      <text:p text:style-name="P4">
Published Time: 2023-06-27T19:57:00+03:00</text:p>
      <text:p text:style-name="P4">
Modified Time: 2023-06-27T23:57:00+03:00</text:p>
      <text:p text:style-name="P4">
Description: Ukrainian servicemen also had a forward movement on Tuesday in all directions where offensive actions. - Ukrinform.</text:p>
      <text:p text:style-name="P4">
Images: ['<text:a xlink:type="simple" xlink:href="https://static.ukrinform.com/photos/2023_06/thumb_files/630_360_1686973159-410.jpg" text:style-name="Internet_20_link" text:visited-style-name="Visited_20_Internet_20_Link">
630_360_16869...</text:a>
']</text:p>
      <text:p text:style-name="P4">
Tags: ['Зеленський', 'Війна з Росією', 'Контрнаступ']</text:p>
      <text:p text:style-name="P4">
Type: Article</text:p>
      <!--METADATA-->
      <text:p text:style-name="P4">
<draw:frame draw:style-name="fr1" draw:name="Image135" text:anchor-type="as-char" svg:width="6.9236in" svg:height="3.956343in" draw:z-index="0">
<draw:image xlink:href="../Images/yкринформ/2023-06-27T19-57-00-03-00/630_360_1686973159-410.jpg" xlink:type="simple" xlink:show="embed" xlink:actuate="onLoad" draw:mime-type="image/jpeg"/>
</draw:frame>
Ukrainian servicemen on Tuesday also had a forward movement in all directions, and there would be offensive actions.</text:p>
      <text:p text:style-name="P4">
There are also important results in the reflection of Russian assaults, Presidential lodimir Zelensky said in the evening <text:a xlink:type="simple" xlink:href="https://www.ukrinform.ua/rubric-ato/3728550-kozen-proav-teroru-dovodit-so-rf-zaslugovue-lise-na-porazku-j-tribunal-zelenskij.html" text:style-name="Internet_20_link" text:visited-style-name="Visited_20_Internet_20_Link">
video message</text:a>
, reports Ukrinform.</text:p>
      <text:p text:style-name="P4">
“Today we also have a forward movement!In all areas where we lead the next. Thank you, warriors!Today, we have important results in the reflection of Russian shoots. I am very grateful to you!” - said the head of state.</text:p>
      <text:p text:style-name="P4">
<text:span text:style-name="T4">
 Read also: </text:span>
 <text:span text:style-name="T4">
 <text:a xlink:type="simple" xlink:href="https://www.ukrinform.ua/rubric-polytics/3728559-zelenskij-proviv-naradu-sodo-samitu-nato.html" text:style-name="Internet_20_link" text:visited-style-name="Visited_20_Internet_20_Link">
Zelensky held a meeting on NATO summit</text:a>
</text:span>
</text:p>
      <text:p text:style-name="P4">
The President noted the "glorious" 3rd Separate Storm Brigade, a "strong" 28th mechanized brigade, a "heroic" 54th separate mechanized brigade and a "cool" 57th separate infantry brigade.</text:p>
      <text:p text:style-name="P4">
“I thank all of you, warriors!Well done!Thank you for every destroyed occupier an iconic saved Ukrainian life!” - emphasized Zelensky.</text:p>
      <text:p text:style-name="P4">
<text:span text:style-name="T4">
 Read also: </text:span>
 <text:span text:style-name="T4">
 <text:a xlink:type="simple" xlink:href="https://www.ukrinform.ua/rubric-ato/3728550-kozen-proav-teroru-dovodit-so-rf-zaslugovue-lise-na-porazku-j-tribunal-zelenskij.html" text:style-name="Internet_20_link" text:visited-style-name="Visited_20_Internet_20_Link">
every manifestation of terror proves that the Russian Federation deserves only the stroke and the tribunal - Zelensky</text:a>
</text:span>
</text:p>
      <text:p text:style-name="P4">
According to the Armed Forces General Staff, more than 10 combat clashes took place during the General Staff of the Armed Forces of Ukraine.</text:p>
      <text:p text:style-name="P4">
News Source: <text:a xlink:type="simple" xlink:href="https://www.ukrinform.ua/rubric-ato/3728564-zelenskij-pro-front-sogodni-u-nas-tez-e-ruh-upered.html" text:style-name="Internet_20_link" text:visited-style-name="Visited_20_Internet_20_Link">
https://www.ukrinform.ua/rubric-ato/3728564-zelenskij-pro-front-sogodni-u-nas-tez-e-ruh-upered.html</text:a>
</text:p>
      <!--NEWS-->
      <text:h text:style-name="P10" text:outline-level="1">
<text:span text:style-name="T4">
The number of injured as a result of Kramatorsk firing increased to 42 - National Police</text:span>
</text:h>
      <text:p text:style-name="P4">
Authors: Ukrinform (Person)</text:p>
      <text:p text:style-name="P4">
Publisher: Укринформ (Organization)</text:p>
      <text:p text:style-name="P4">
Published Time: 2023-06-27T1:18:00+03:00</text:p>
      <text:p text:style-name="P4">
Modified Time: 2023-06-27T22:18:00+03:00</text:p>
      <text:p text:style-name="P4">
Description: In Kramatorsk, three people were killed in Russian shelling, including a child, another 42 were injured. - Ukrinform.</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Поліція', 'Війна з Росією', 'Ракетний удар']</text:p>
      <text:p text:style-name="P4">
Type: Article</text:p>
      <!--METADATA-->
      <text:p text:style-name="P4">
<draw:frame draw:style-name="fr1" draw:name="Image136" text:anchor-type="as-char" svg:width="6.9236in" svg:height="3.956343in" draw:z-index="0">
<draw:image xlink:href="../Images/yкринформ/2023-06-27T1-18-00-03-00/630_360_1687892404-142.jpg" xlink:type="simple" xlink:show="embed" xlink:actuate="onLoad" draw:mime-type="image/jpeg"/>
</draw:frame>
Three people were killed in the Russian shelling as a result of Russian shelling, including 42 more.</text:p>
      <text:p text:style-name="P4">
This is reported by Ukrinform with reference to <text:a xlink:type="simple" xlink:href="https://t.me/UA_National_Police/12607" text:style-name="Internet_20_link" text:visited-style-name="Visited_20_Internet_20_Link">
National Police</text:a>
.</text:p>
      <text:p text:style-name="P4">
"Станом на 22:00 у Краматорську внаслідок російського обстрілу загинуло троєлюдей, у тому числі дитина, ще 42 отримали поранення", - йдеться уповідомленні.</text:p>
      <text:p text:style-name="P4">
У відомстві також наголосили, що розбір завалів досі триває.</text:p>
      <text:p text:style-name="P4">
Як повідомляв Укрінформ, 27 червня ввечері росіяни завдали два <text:a xlink:type="simple" xlink:href="https://www.ukrinform.ua/tag-raketnij-udar" text:style-name="Internet_20_link" text:visited-style-name="Visited_20_Internet_20_Link">
 ракетні удари</text:a>
According to Kramatorsk.</text:p>
      <text:p text:style-name="P4">
<text:span text:style-name="T4">
 Read also: </text:span>
 <text:span text:style-name="T4">
 <text:a xlink:type="simple" xlink:href="https://www.ukrinform.ua/rubric-ato/3728532-u-kramatorsku-kilkist-zertv-raketnogo-udaru-zrosla-do-troh-25-poranenih.html" text:style-name="Internet_20_link" text:visited-style-name="Visited_20_Internet_20_Link">
in Kramatorsk the number of victims of rocket stroke of three, 25 wounded</text:a>
</text:span>
</text:p>
      <text:p text:style-name="P4">
The first hit was in the food establishment _ <text:span text:style-name="T4">
 <text:a xlink:type="simple" xlink:href="https://www.ukrinform.ua/rubric-ato/3728508-u-kramatorsku-rosijska-raketa-zrujnuvala-zaklad-u-centri-mista.html" text:style-name="Internet_20_link" text:visited-style-name="Visited_20_Internet_20_Link">
in the city center, the second - in the village of Belenke. </text:a>
</text:span>
 _</text:p>
      <text:p text:style-name="P4">
News Source: <text:a xlink:type="simple" xlink:href="https://www.ukrinform.ua/rubric-ato/3728539-kilkist-poranenih-vnaslidok-obstrilu-kramatorska-zbilsilas-do-42-nacpolicia.html" text:style-name="Internet_20_link" text:visited-style-name="Visited_20_Internet_20_Link">
https://www.ukrinform.ua/rubric-ato/3728539-kilkist-poranenih-vnaslidok-obstrilu-kramatorska-zbilsilas-do-42-nacpolicia.html</text:a>
</text:p>
      <!--NEWS-->
      <text:h text:style-name="P10" text:outline-level="1">
<text:span text:style-name="T4">
Prigogine is not an independent figure, behind him are people in shoulder straps - Danilov</text:span>
</text:h>
      <text:p text:style-name="P4">
Authors: Ukrinform (Person)</text:p>
      <text:p text:style-name="P4">
Publisher: Укринформ (Organization)</text:p>
      <text:p text:style-name="P4">
Published Time: 2023-06-27T20:00:00+03:00</text:p>
      <text:p text:style-name="P4">
Modified Time: 2023-06-27T20:00:00+03:00</text:p>
      <text:p text:style-name="P4">
Description: The leader of the Wagner PEC Yevgeny Prigogine is not an independent figure, behind him are people in shoulder straps who seek to change the leadership of the Russian Federation. - Ukrinform.</text:p>
      <text:p text:style-name="P4">
Images: ['<text:a xlink:type="simple" xlink:href="https://static.ukrinform.com/photos/2023_04/thumb_files/630_360_1680783781-501.jpg" text:style-name="Internet_20_link" text:visited-style-name="Visited_20_Internet_20_Link">
630_360_16807...</text:a>
']</text:p>
      <text:p text:style-name="P4">
Tags: ['Путін', 'Пригожин', 'Данілов', 'Війна з Росією']</text:p>
      <text:p text:style-name="P4">
Type: Article</text:p>
      <!--METADATA-->
      <text:p text:style-name="P4">
<draw:frame draw:style-name="fr1" draw:name="Image137" text:anchor-type="as-char" svg:width="6.9236in" svg:height="3.956343in" draw:z-index="0">
<draw:image xlink:href="../Images/yкринформ/2023-06-27T20-00-00-03-00/630_360_1680783781-501.jpg" xlink:type="simple" xlink:show="embed" xlink:actuate="onLoad" draw:mime-type="image/jpeg"/>
</draw:frame>
The Wagner leader Yevgeny Prigogin is not an independent figure, behind him are people in the way, who seek to change the leadership of the Russian Federation.</text:p>
      <text:p text:style-name="P4">
According to Ukrinform, the Secretary of the National Security and Defense Council of Ukraine Alexei Danilov said this on the air of the nationwide television.</text:p>
      <text:p text:style-name="P4">
“I can't agree that it was a performance, it was a real fighting, barefoot when the whole world saw that Putin was not the leader of the country, all, as Shchuri, fled from Moscow, fled urgently as soon could not influence, and for <text:a xlink:type="simple" xlink:href="https://www.ukrinform.ua/tag-rosia" text:style-name="Internet_20_link" text:visited-style-name="Visited_20_Internet_20_Link">
Russia</text:a>
It will have enormous consequences. First, I want to say that Prigogine himself is not an independent figure, behind him stands in shoulder straps, and this is quite clear today, it was not his own desire to go somewhere, he clearly under control. But if he was under Putin -controlled earlier, then this control of Putin is already lost, he is in a common, relatively speaking, the group with other persons whose goal today is the issue of replacing the leadership of the Russian Federation, ”Danilov said.</text:p>
      <text:p text:style-name="P4">
According to Danilov, some representatives of the Russian political elite understand that there are no ability to win in the war with Ukraine, and they will prepare a certain basis to depart from this situation.</text:p>
      <text:p text:style-name="P4">
Responding to the question of whether the "second season" of rebellion in Russia, the Secretarrhrnbo noted: “There will be more than one season, not as quickly as we would like, but the process began and yesterday there was a continuation. Yesterday's performance of the Kremlin Shchur(Vladimir Putin - Ed.)With a statement that was to outline the "future", she was so strange - he thanked the people who killed Russian. It goes beyond any understanding. "</text:p>
      <text:p text:style-name="P4">
Danilov added that the consequences of Prigogine's hike will definitely be.</text:p>
      <text:p text:style-name="P4">
“The consequences will be. The whole world has seen that Russia as such a managed country is not existing, it is a very dangerous territory and we will continue to observe. I cannot say whether they will go out and remove the masks now, to worry about Putin's mussing, but the fact that the people who participated in this were in the Kremlin are clear, ”Danilov said that it was a bold -specific operation to discredit Putin.</text:p>
      <text:p text:style-name="P4">
According to the Secretary of the NSDC, there are some reasons that the Wagnets did not reach 200 KMDO Moscow.*!(https://www.ukrinform.ua/rubric-world/3728184-ssa-trimali-u-taemnici-rozviddani-pro-plani-zakolotu-prigozina-vid-bilsosti-souznikiv-cnn.html)He also reported that Putin's protection is significantly strengthened and even the injection of members of the Russian Council in the room is guarded, which has never been earlier.</text:p>
      <text:p text:style-name="P4">
As reported <text:a xlink:type="simple" xlink:href="https://www.ukrinform.ua/rubric-other_news/3727120-zakolot-prigozina-vse-so-vidomo-na-cej-moment.html" text:style-name="Internet_20_link" text:visited-style-name="Visited_20_Internet_20_Link">
Ukrinform</text:a>
, the leader of the Wagner PEC Yevhen Prigogin announced Demarsh of the Anti -Russian Military leadership on June 23, in particular against the Minister of Defense of the Russian Federation Sergiyashah.</text:p>
      <text:p text:style-name="P4">
Oleksandr Lukashenko negotiated with Prigogin, after which he stated that the groups of the group return to the field camps. On Tuesday, Lukashenko approved the arrival of Prigogine in Belarus.</text:p>
      <text:p text:style-name="P4">
Polish President Andrzej Duda believes that the movement of Wagner PEC and her leader of Prigogine to Belarus is “<text:a xlink:type="simple" xlink:href="https://www.ukrinform.ua/rubric-world/3728453-duda-vvazae-peremisenna-pvk-vagner-do-bilorusi-duze-negativnim-signalom.html" text:style-name="Internet_20_link" text:visited-style-name="Visited_20_Internet_20_Link">
a very negative signal</text:a>
 ”.</text:p>
      <text:p text:style-name="P4">
News Source: <text:a xlink:type="simple" xlink:href="https://www.ukrinform.ua/rubric-polytics/3728485-prigozin-ne-e-samostijnou-figurou-za-nim-stoat-ludi-v-pogonah-danilov.html" text:style-name="Internet_20_link" text:visited-style-name="Visited_20_Internet_20_Link">
https://www.ukrinform.ua/rubric-polytics/3728485-prigozin-ne-e-samostijnou-figurou-za-nim-stoat-ludi-v-pogonah-danilov.html</text:a>
</text:p>
      <!--NEWS-->
      <text:h text:style-name="P10" text:outline-level="1">
<text:span text:style-name="T4">
In Ukraine a moment of silence</text:span>
</text:h>
      <text:p text:style-name="P4">
Author: ['АРМІЯINFORM']</text:p>
      <text:p text:style-name="P4">
Time: 2023-06-27T2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38" text:anchor-type="as-char" svg:width="6.9236in" svg:height="3.895992in" draw:z-index="0">
<draw:image xlink:href="../Images/AРМІЯINFORM/2023-06-27T20-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7/v-ukrayini-hvylyna-movchannya/" text:style-name="Internet_20_link" text:visited-style-name="Visited_20_Internet_20_Link">
https://armyinform.com.ua/2023/06/27/v-ukrayini-hvylyna-movchannya/</text:a>
</text:p>
      <!--NEWS-->
      <text:h text:style-name="P10" text:outline-level="1">
<text:span text:style-name="T4">
The enemy fired at Nikopol again, there is a destruction</text:span>
</text:h>
      <text:p text:style-name="P4">
Authors: Ukrinform (Person)</text:p>
      <text:p text:style-name="P4">
Publisher: Укринформ (Organization)</text:p>
      <text:p text:style-name="P4">
Published Time: 2023-06-27T20:01:00+03:00</text:p>
      <text:p text:style-name="P4">
Modified Time: 2023-06-27T20:01:00+03:00</text:p>
      <text:p text:style-name="P4">
Description: Russian troops fired again Nikopol. - Ukrinform.</text:p>
      <text:p text:style-name="P4">
Images: ['<text:a xlink:type="simple" xlink:href="https://static.ukrinform.com/photos/2023_06/thumb_files/630_360_1687885268-151.jpg" text:style-name="Internet_20_link" text:visited-style-name="Visited_20_Internet_20_Link">
630_360_16878...</text:a>
']</text:p>
      <text:p text:style-name="P4">
Tags: ['Дніпропетровщина', 'Нікополь', 'Обстріл', 'Війна з Росією']</text:p>
      <text:p text:style-name="P4">
Type: Article</text:p>
      <!--METADATA-->
      <text:p text:style-name="P4">
<draw:frame draw:style-name="fr1" draw:name="Image139" text:anchor-type="as-char" svg:width="6.9236in" svg:height="3.956343in" draw:z-index="0">
<draw:image xlink:href="../Images/yкринформ/2023-06-27T20-01-00-03-00/630_360_1687885268-151.jpg" xlink:type="simple" xlink:show="embed" xlink:actuate="onLoad" draw:mime-type="image/jpeg"/>
</draw:frame>
Ruskivska fired at Nikopol again.</text:p>
      <text:p text:style-name="P4">
About it in <text:a xlink:type="simple" xlink:href="https://t.me/mykola_lukashuk/5277" text:style-name="Internet_20_link" text:visited-style-name="Visited_20_Internet_20_Link">
telegram</text:a>
Informs Mykola Lukashuk, the Chief Properepetrovsk Regional Council, Ukrinform reports.</text:p>
      <text:p text:style-name="P4">
"As a result of artillery <text:a xlink:type="simple" xlink:href="https://www.ukrinform.ua/tag-obstril" text:style-name="Internet_20_link" text:visited-style-name="Visited_20_Internet_20_Link">
shelling</text:a>
There was a fire in a private home. Firefighters work on the spot. Damaged 7 residential buildings, 6 household buildings, ”the post reads.</text:p>
      <text:p text:style-name="P4">
Rescuers still find out the effects of a hit.</text:p>
      <text:p text:style-name="P4">
<text:span text:style-name="T4">
 Read also: </text:span>
 <text:a xlink:type="simple" xlink:href="https://www.ukrinform.ua/rubric-ato/3728420-rosiani-obstrilali-herson-poraneni-dvoe-ludej.html" text:style-name="Internet_20_link" text:visited-style-name="Visited_20_Internet_20_Link">
Russians <text:span text:style-name="T4">
 fire </text:span>
 fir Kherson, wounded two people</text:a>
There is no information about the victims at the moment.</text:p>
      <text:p text:style-name="P4">
In other communities of the region it was calm.</text:p>
      <text:p text:style-name="P4">
<text:span text:style-name="T5">
Foto: Mykola Lukashuk, telegram</text:span>
</text:p>
      <text:p text:style-name="P4">
News Source: <text:a xlink:type="simple" xlink:href="https://www.ukrinform.ua/rubric-ato/3728486-vorog-znovu-obstrilav-nikopol-e-rujnuvanna.html" text:style-name="Internet_20_link" text:visited-style-name="Visited_20_Internet_20_Link">
https://www.ukrinform.ua/rubric-ato/3728486-vorog-znovu-obstrilav-nikopol-e-rujnuvanna.html</text:a>
</text:p>
      <!--NEWS-->
      <text:h text:style-name="P10" text:outline-level="1">
<text:span text:style-name="T4">
Exports of agricultural products from Ukraine's seaports in a week decreased by 18%</text:span>
</text:h>
      <text:p text:style-name="P4">
Authors: Ukrinform (Person)</text:p>
      <text:p text:style-name="P4">
Publisher: Укринформ (Organization)</text:p>
      <text:p text:style-name="P4">
Published Time: 2023-06-27T20:10:00+03:00</text:p>
      <text:p text:style-name="P4">
Modified Time: 2023-06-27T20:10:00+03:00</text:p>
      <text:p text:style-name="P4">
Description: During the 47 weeks of the Grain Corridor, from 19 to 25 June 2023, 358.3 thousand tons of agro -industrial products were exported through the seaports of the Odessa region, which is 18% less than in the previous week. - Ukrinform.</text:p>
      <text:p text:style-name="P4">
Images: ['<text:a xlink:type="simple" xlink:href="https://static.ukrinform.com/photos/2022_11/thumb_files/630_360_1669632623-529.jpg" text:style-name="Internet_20_link" text:visited-style-name="Visited_20_Internet_20_Link">
630_360_16696...</text:a>
']</text:p>
      <text:p text:style-name="P4">
Tags: ['Економіка', 'Експорт', 'Порт', 'Зерно']</text:p>
      <text:p text:style-name="P4">
Type: Article</text:p>
      <!--METADATA-->
      <text:p text:style-name="P4">
<draw:frame draw:style-name="fr1" draw:name="Image140" text:anchor-type="as-char" svg:width="6.9236in" svg:height="3.954724in" draw:z-index="0">
<draw:image xlink:href="../Images/yкринформ/2023-06-27T20-10-00-03-00/630_360_1669632623-529.jpg" xlink:type="simple" xlink:show="embed" xlink:actuate="onLoad" draw:mime-type="image/jpeg"/>
</draw:frame>
During the week of the grain corridor, from 19 to 25 June 2023, 358.3 thousand tonnes of agro -industrial production were exported through the sea ports of the Odessa region, which is 18% less than in the previous week.</text:p>
      <text:p text:style-name="P4">
According to Ukrinform, it reports <text:a xlink:type="simple" xlink:href="https://www.ucab.ua/ua/pres_sluzhba/novosti/sposterigaetsya_chergove_znizhennya_pokaznikiv_roboti_zernovogo_koridoru" text:style-name="Internet_20_link" text:visited-style-name="Visited_20_Internet_20_Link">
press service of the Ukrainian Clubagrarian Business</text:a>
.</text:p>
      <text:p text:style-name="P4">
Зазначається, що з 19 по 25 червня в українських морпортах було завантажено 6суден, що на 3 одиниці менше, ніж за попередній тиждень.</text:p>
      <text:p text:style-name="P4">
За даними асоціації, наступного тижня очікуються такі ж низькі показникивідвантажень, тому що за минулий тиждень інспекцію на вхід пройшло лише 6 <text:a xlink:type="simple" xlink:href="https://www.ukrinform.ua/tag-korabel" text:style-name="Internet_20_link" text:visited-style-name="Visited_20_Internet_20_Link">
суден </text:a>
.</text:p>
      <text:p text:style-name="P4">
The most during the 47 weeks of "Grain Corridor" was exported: Corn(The share in the total export structure is 68%)and wheat(32%).Українська продукція була відправлена в країни: Європи (Spain Tankiderland), Asia(China and Indonesia)and Africa(Egypt).</text:p>
      <text:p text:style-name="P4">
Всього з початку роботи «зернового коридору» з 1 серпня 2022 року по 25 червня2023 року Україна експортувала 32,4 млн т продукції АПК.</text:p>
      <text:p text:style-name="P4">
<text:span text:style-name="T4">
Читайте також:</text:span>
 <text:a xlink:type="simple" xlink:href="https://www.ukrinform.ua/rubric-economy/3725880-agrarii-prosat-urad-vziti-zahodiv-dla-zabezpecenna-eksportu-ukrainskoi-produkcii.html" text:style-name="Internet_20_link" text:visited-style-name="Visited_20_Internet_20_Link">
 Аграрії просять уряд вжити заходів для забезпеченняекспорту української продукції </text:a>
As reported by Ukrinform, Ukraine, the United Nations and Turkey, 18, 2023, agreed on the continuation of the Initiatives for the Secure Transportation of Agricultural Products through the Black Sea. The agreement was extended for 120 days, but the Russians stated that the agreement would be in force until May 18, 2023.</text:p>
      <text:p text:style-name="P4">
Viceremier-Minister of Recovery-Minister of Community Development, Territories of Tainfrastructure Alexander Kubrakov reported on May 17 that the agreement would be in force until July 18, 2023.</text:p>
      <text:p text:style-name="P4">
<text:span text:style-name="T5">
Foto: OPZ</text:span>
</text:p>
      <text:p text:style-name="P4">
News Source: <text:a xlink:type="simple" xlink:href="https://www.ukrinform.ua/rubric-economy/3728489-eksport-agroprodukcii-z-morskih-portiv-ukraini-za-tizden-skorotivsa-na-18.html" text:style-name="Internet_20_link" text:visited-style-name="Visited_20_Internet_20_Link">
https://www.ukrinform.ua/rubric-economy/3728489-eksport-agroprodukcii-z-morskih-portiv-ukraini-za-tizden-skorotivsa-na-18.html</text:a>
</text:p>
      <!--NEWS-->
      <text:h text:style-name="P10" text:outline-level="1">
<text:span text:style-name="T4">
Danilov: The world has to analyze why the Kremlin man forces everyone to "dance under his balalaika"</text:span>
</text:h>
      <text:p text:style-name="P4">
Authors: Ukrinform (Person)</text:p>
      <text:p text:style-name="P4">
Publisher: Укринформ (Organization)</text:p>
      <text:p text:style-name="P4">
Published Time: 2023-06-27T20:12:00+03:00</text:p>
      <text:p text:style-name="P4">
Modified Time: 2023-06-27T20:12:00+03:00</text:p>
      <text:p text:style-name="P4">
Description: The world must analyze why one person in the Kremlin forces everyone to "dance under their balalaika" and draw conclusions from this situation, otherwise the next war of Russia will be a very short time. - Ukrinform.</text:p>
      <text:p text:style-name="P4">
Images: ['<text:a xlink:type="simple" xlink:href="https://static.ukrinform.com/photos/2023_04/thumb_files/630_360_1680783799-703.jpg" text:style-name="Internet_20_link" text:visited-style-name="Visited_20_Internet_20_Link">
630_360_16807...</text:a>
']</text:p>
      <text:p text:style-name="P4">
Tags: ['НАТО', 'Путін', 'РНБО', 'Росія', 'Данілов']</text:p>
      <text:p text:style-name="P4">
Type: Article</text:p>
      <!--METADATA-->
      <text:p text:style-name="P4">
<draw:frame draw:style-name="fr1" draw:name="Image141" text:anchor-type="as-char" svg:width="6.9236in" svg:height="3.956343in" draw:z-index="0">
<draw:image xlink:href="../Images/yкринформ/2023-06-27T20-12-00-03-00/630_360_1680783799-703.jpg" xlink:type="simple" xlink:show="embed" xlink:actuate="onLoad" draw:mime-type="image/jpeg"/>
</draw:frame>
The world has to analyze why one person in the Kremlin forces everyone to "dance under their Balalaika" and to draw conclusions from this situation, otherwise the next Russian war will be a very short time.</text:p>
      <text:p text:style-name="P4">
This was stated by the Secretary of the Council of Security and Defense of Ukraine Alexey Danilov International Conference “Ukraine and NATO on the eve of the Vilnius Summit: Recognition due to the victory for membership”, Ukrinform correspondent reports.</text:p>
      <text:p text:style-name="P4">
"No one wants to think about how it happened that one man in the Kremlin is riding the world, forcing the whole world ... Dance under his balalaika, and the whole world is watching quietly, and no one wants to understand: why did it happen? It is necessary to draw conclusions, because if we do not make these conclusions now, the question of the next war is a question of a very short period of time, ” - said <text:a xlink:type="simple" xlink:href="https://www.ukrinform.ua/tag-danilov" text:style-name="Internet_20_link" text:visited-style-name="Visited_20_Internet_20_Link">
Danilov</text:a>
.</text:p>
      <text:p text:style-name="P4">
According to him, in almost 32 years of independence, Ukraine looked many mistakes through pink glasses on many processes that are taking place in the world.</text:p>
      <text:p text:style-name="P4">
<text:span text:style-name="T4">
 Read also: </text:span>
 [<text:span text:style-name="T4">
 Danilov </text:span>
: Russia will collapse because so constructed(https://www.ukrinform.ua/rubric-polytics/3728470-danilov-rosia-rozvalitsa-tomu-so-tak-pobudovanij-svit.html)"Unfortunately, the world, unfortunately, the world, unfortunately, pragmatic. Do it be a NATO? No. Will the Alliance be at all to fight? No. Because an example of 2014 showed that when Putin killed NATO member states(The MH17 flight -pointed plane of the MH17 flight had 193 citizens of the Netherlands.)NATO's meeting did not even meet, ”the NSDC Secretary said.</text:p>
      <text:p text:style-name="P4">
He stated that very often many are "in a state of fright of persons or countries."</text:p>
      <text:p text:style-name="P4">
"We(Ukraine - ed.)They proved that no one should be scared. We must be the most entity, you need to be worthy and defend your truth. There are no two truths. Pravat only one in the world. And now we are on the side of the truth. We need help in order for us to get justice as soon as possible ... Of course we would very much like(At the NATO summit - ed.)There was a powerful breakthrough in Vilnius. I am more sure that it should be if we are about values, if we are enlightenment, if we are about humanity, ”the NSDC secretary summarized.</text:p>
      <text:p text:style-name="P4">
<text:span text:style-name="T4">
 Read also: </text:span>
 [<text:span text:style-name="T4">
 Danilov </text:span>
 called Prigoine's rebellion the first stage(https://www.ukrinform.ua/rubric-polytics/3727477-danilov-nazvav-zakolot-prigozina-persim-etapom-demontazu-putinskoi-sistemi.html)</text:p>
      <text:p text:style-name="P4">
At all levels, the Ukrainian side emphasized that the assurances that "Ukrainian member of the Alliance", which were heard during the NATO Bucharest Summit in 2008, were not enough.</text:p>
      <text:p text:style-name="P4">
Instead, Ukraine raises NATO Allies on the guarantee of security and a clear prospects for the movement towards full membership in the Alliance.</text:p>
      <text:p text:style-name="P4">
News Source: <text:a xlink:type="simple" xlink:href="https://www.ukrinform.ua/rubric-polytics/3728492-svit-mae-proanalizuvati-comu-ludina-u-kremli-zmusue-vsih-tancuvati-pid-svou-balalajku-danilov.html" text:style-name="Internet_20_link" text:visited-style-name="Visited_20_Internet_20_Link">
https://www.ukrinform.ua/rubric-polytics/3728492-svit-mae-proanalizuvati-comu-ludina-u-kremli-zmusue-vsih-tancuvati-pid-svou-balalajku-danilov.html</text:a>
</text:p>
      <!--NEWS-->
      <text:h text:style-name="P10" text:outline-level="1">
<text:span text:style-name="T4">
Yermak believes in Ukraine's receipt of the F-16 by the end of the year and providing the states of long-range weapons</text:span>
</text:h>
      <text:p text:style-name="P4">
Authors: Ukrinform (Person)</text:p>
      <text:p text:style-name="P4">
Publisher: Укринформ (Organization)</text:p>
      <text:p text:style-name="P4">
Published Time: 2023-06-27T20:17:00+03:00</text:p>
      <text:p text:style-name="P4">
Modified Time: 2023-06-27T20:17:00+03:00</text:p>
      <text:p text:style-name="P4">
Description: Presidential Office Head Andriy Yermak predicts that the F-16 aircraft can be provided to Ukraine by an "aviation coalition" by the end of the year. - Ukrinform.</text:p>
      <text:p text:style-name="P4">
Images: ['<text:a xlink:type="simple" xlink:href="https://static.ukrinform.com/photos/2022_08/thumb_files/630_360_1661181704-165.jpg" text:style-name="Internet_20_link" text:visited-style-name="Visited_20_Internet_20_Link">
630_360_16611...</text:a>
']</text:p>
      <text:p text:style-name="P4">
Tags: ['США', 'Зброя', 'Єрмак', 'Війна з Росією', 'F-16']</text:p>
      <text:p text:style-name="P4">
Type: Article</text:p>
      <!--METADATA-->
      <text:p text:style-name="P4">
<draw:frame draw:style-name="fr1" draw:name="Image142" text:anchor-type="as-char" svg:width="6.9236in" svg:height="3.956343in" draw:z-index="0">
<draw:image xlink:href="../Images/yкринформ/2023-06-27T20-17-00-03-00/630_360_1661181704-165.jpg" xlink:type="simple" xlink:show="embed" xlink:actuate="onLoad" draw:mime-type="image/jpeg"/>
</draw:frame>
Presidential leadership Andriy Yermak predicts that the F-16 aircraft can be provided by the Ukrainian Aviation Coalition by the end of the year.</text:p>
      <text:p text:style-name="P4">
He told reporters on Tuesday in Kiev, reports correspondent.</text:p>
      <text:p text:style-name="P4">
"I believe that it is absolutely realistic to get the F -16 by the end of the year," Yermak said.</text:p>
      <text:p text:style-name="P4">
According to him, negotiations with foreign partners are intensely and productive. "There is no one that someone does not do something, but we do not know why: everything is open and transparent, in full trust," - commented the headman OP.</text:p>
      <text:p text:style-name="P4">
<text:span text:style-name="T4">
 Read also: </text:span>
 <text:a xlink:type="simple" xlink:href="https://www.ukrinform.ua/rubric-ato/3727856-dania-pocala-navcanna-ukrainskih-pilotiv-na-f16.html" text:style-name="Internet_20_link" text:visited-style-name="Visited_20_Internet_20_Link">
Denmark began training Ukrainian pilots on F-16</text:a>
Asked how successfully negotiations with the United States of America to give Ukraine a long -range weapon, he said: “We continue to talk to US partners. I believe: the decision will be made. "</text:p>
      <text:p text:style-name="P4">
At the same time, the forecasts were maintained by OP.</text:p>
      <text:p text:style-name="P4">
As <text:a xlink:type="simple" xlink:href="https://www.ukrinform.ua/rubric-ato/3723489-reznikov-pro-perspektivu-otrimanna-ukrainou-f16-ptaskova-koalicia-vidbulasa.html" text:style-name="Internet_20_link" text:visited-style-name="Visited_20_Internet_20_Link">
reported</text:a>
, Ministry of Ministry of Ukraine Oleksiy Reznikov stated that during a meeting of the commission <text:a xlink:type="simple" xlink:href="https://www.ukrinform.ua/tag-nato" text:style-name="Internet_20_link" text:visited-style-name="Visited_20_Internet_20_Link">
NATO</text:a>
-Ukraine has achieved the specific obligations of the Alliance Alliance to organize specialized training for Ukrainian pilots on F-16 aircraft, which will open the way to the future resistance of these aircraft to Ukraine.</text:p>
      <text:p text:style-name="P4">
News Source: <text:a xlink:type="simple" xlink:href="https://www.ukrinform.ua/rubric-ato/3728497-ermak-virit-v-otrimanna-ukrainou-litakiv-f16-do-kinca-roku-i-nadanna-statami-dalekobijnoi-zbroi.html" text:style-name="Internet_20_link" text:visited-style-name="Visited_20_Internet_20_Link">
https://www.ukrinform.ua/rubric-ato/3728497-ermak-virit-v-otrimanna-ukrainou-litakiv-f16-do-kinca-roku-i-nadanna-statami-dalekobijnoi-zbroi.html</text:a>
</text:p>
      <!--NEWS-->
      <text:h text:style-name="P10" text:outline-level="1">
<text:span text:style-name="T4">
Yastremskaya reached the semi-finals of the Wimbledon tournament-2023</text:span>
</text:h>
      <text:p text:style-name="P4">
Authors: Ukrinform (Person)</text:p>
      <text:p text:style-name="P4">
Publisher: Укринформ (Organization)</text:p>
      <text:p text:style-name="P4">
Published Time: 2023-06-27T20:17:43+03:00</text:p>
      <text:p text:style-name="P4">
Modified Time: 2023-06-27T20:17:43+03:00</text:p>
      <text:p text:style-name="P4">
Description: Ukrainian Diana Yastremskaya won the starting match in the selection of the third in the season of the Grand Slam - Wimbledon series in London (UK). - Ukrinform.</text:p>
      <text:p text:style-name="P4">
Images: ['<text:a xlink:type="simple" xlink:href="https://static.ukrinform.com/photos/2023_06/thumb_files/630_360_1687886075-431.jpg" text:style-name="Internet_20_link" text:visited-style-name="Visited_20_Internet_20_Link">
630_360_16878...</text:a>
']</text:p>
      <text:p text:style-name="P4">
Tags: ['Теніс', 'Даяна Ястремська']</text:p>
      <text:p text:style-name="P4">
Type: Article</text:p>
      <!--METADATA-->
      <text:p text:style-name="P4">
<draw:frame draw:style-name="fr1" draw:name="Image143" text:anchor-type="as-char" svg:width="6.9236in" svg:height="3.956343in" draw:z-index="0">
<draw:image xlink:href="../Images/yкринформ/2023-06-27T20-17-43-03-00/630_360_1687886075-431.jpg" xlink:type="simple" xlink:show="embed" xlink:actuate="onLoad" draw:mime-type="image/jpeg"/>
</draw:frame>
Ukrainian Yastremskaya won the starting match in the selection of the third in the season of the Grand Slam - Wimbledon in London(United Kingdom).</text:p>
      <text:p text:style-name="P4">
За вихід до півфіналу кваліфікації Ястремська за 1,5 години перегралаавстралійку Кімберлі Біррелл - 6:4, 6:3 передає Укрінформ.</text:p>
      <text:p text:style-name="P4">
Путівку у фінал Wimbledon Ястремська розіграє з росіянкою Ерікою Андреєвою,яка здобула вольову перемогу над словенкою Далілою Якупович - 3:6, 6:4, 6:4.</text:p>
      <text:p text:style-name="P4">
<text:span text:style-name="T4">
Читайте також:</text:span>
 <text:a xlink:type="simple" xlink:href="https://www.ukrinform.ua/rubric-sports/3728164-sogodni-ukrainski-tenisistki-startuut-u-vidbori-vimbldona2023.html" text:style-name="Internet_20_link" text:visited-style-name="Visited_20_Internet_20_Link">
 Сьогодні українські <text:span text:style-name="T4">
теніс</text:span>
 истки стартують у відборіВімблдона-2023 </text:a>
The Wimbledon tournament will be held from July 3 to July 16.</text:p>
      <text:p text:style-name="P4">
Photo: Getty Images.</text:p>
      <text:p text:style-name="P4">
News Source: <text:a xlink:type="simple" xlink:href="https://www.ukrinform.ua/rubric-sports/3728493-astremska-vijsla-do-pivfinalu-kvalifikacii-vimbldonskogo-turniru2023.html" text:style-name="Internet_20_link" text:visited-style-name="Visited_20_Internet_20_Link">
https://www.ukrinform.ua/rubric-sports/3728493-astremska-vijsla-do-pivfinalu-kvalifikacii-vimbldonskogo-turniru2023.html</text:a>
</text:p>
      <!--NEWS-->
      <text:h text:style-name="P10" text:outline-level="1">
<text:span text:style-name="T4">
The UN was released a Secretary General Report on Children in which Rosarmia is listed in the "List of Shame"</text:span>
</text:h>
      <text:p text:style-name="P4">
Authors: Ukrinform (Person)</text:p>
      <text:p text:style-name="P4">
Publisher: Укринформ (Organization)</text:p>
      <text:p text:style-name="P4">
Published Time: 2023-06-27T20:20:00+03:00</text:p>
      <text:p text:style-name="P4">
Modified Time: 2023-06-27T20:20:00+03:00</text:p>
      <text:p text:style-name="P4">
Description: The UN has released a report by the UN Secretary General Anthony Guterresh, where the Russian Armed Forces are included in the global list of malicious violators of children for murder and acts of violence in Ukraine. - Ukrinform.</text:p>
      <text:p text:style-name="P4">
Images: ['<text:a xlink:type="simple" xlink:href="https://static.ukrinform.com/photos/2023_04/thumb_files/630_360_1682350611-574.jpg" text:style-name="Internet_20_link" text:visited-style-name="Visited_20_Internet_20_Link">
630_360_16823...</text:a>
']</text:p>
      <text:p text:style-name="P4">
Tags: ['Діти', 'Гутерреш', 'ООН', 'Війна з Росією']</text:p>
      <text:p text:style-name="P4">
Type: Article</text:p>
      <!--METADATA-->
      <text:p text:style-name="P4">
<draw:frame draw:style-name="fr1" draw:name="Image144" text:anchor-type="as-char" svg:width="6.9236in" svg:height="3.956343in" draw:z-index="0">
<draw:image xlink:href="../Images/yкринформ/2023-06-27T20-20-00-03-00/630_360_1682350611-574.jpg" xlink:type="simple" xlink:show="embed" xlink:actuate="onLoad" draw:mime-type="image/jpeg"/>
</draw:frame>
The Oonozor General of the UN Secretary General Anthony Guterresh, where the Russian Federation was included in the global list of malicious violators of the rights of children and violence in Ukraine.</text:p>
      <text:p text:style-name="P4">
According to Ukrinform, the Russian army appears in the relevant appendix of the report "<text:a xlink:type="simple" xlink:href="https://childrenandarmedconflict.un.org/document/secretary-general-annual-report-on-children-and-armed-conflict-2/" text:style-name="Internet_20_link" text:visited-style-name="Visited_20_Internet_20_Link">
children and armed conflicts</text:a>
", However, it is stated that Russia has been" during the reporting period of measures to improve the protection of children ".</text:p>
      <text:p text:style-name="P4">
The document states that the Russian armed forces and related armed groups are included in the annex "In connection with the attacks on schools and hospitals by the yum <text:a xlink:type="simple" xlink:href="https://www.ukrinform.ua/tag-diti" text:style-name="Internet_20_link" text:visited-style-name="Visited_20_Internet_20_Link">
children</text:a>
In particular, as a result of the use of explosive weapons with a large radius of damage, including the defects of inhabited areas with the use of heavy artillery, reactive system -gun fire, rockets and air strikes. "</text:p>
      <text:p text:style-name="P4">
The UN has confirmed 2334 serious violations against 1482 children, it is reported in the report. It is noted that this information does not reflect a full -scale painting because of limited access to temporarily occupied territories.</text:p>
      <text:p text:style-name="P4">
The death of 477 and injury to 1386 children were confirmed. The report also mentions the rape of children. In addition, the UN confirmed cases of theft of 92 children, in particular with violent divorce with parents and providing Russian citizenship.</text:p>
      <text:p text:style-name="P4">
"I am amazed at my report by a large number of serious disorders of children after invasion of the Russian Federation into Ukraine ... I am specially expressed by a large number of attacks on schools and hospitals ..., as well as a large number of accidents of murder and injury of children ... I am also concerned Their recruitment and use, sexual abuse of superfluous schools and hospitals for military purposes, ”Guterres said.</text:p>
      <text:p text:style-name="P4">
<text:span text:style-name="T4">
 Read also: </text:span>
 <text:a xlink:type="simple" xlink:href="https://www.ukrinform.ua/rubric-society/3728483-u-bilorus-ukrainskih-ditej-vivozili-se-do-pocatku-povnomasstabnoi-vijni-ekspertka.html" text:style-name="Internet_20_link" text:visited-style-name="Visited_20_Internet_20_Link">
in Belarus Ukrainian <text:span text:style-name="T4">
 children </text:span>
 exported before the beginning of the full -scale war - expert</text:a>
He "urged" the Russian armed forces urgently to take measures to remove and prevent these serious violations, as well as to seek the guilty.</text:p>
      <text:p text:style-name="P4">
Guterres at the same time indicated some cases of violations against children from the Armed Forces.<text:span text:style-name="T5">
Foto: epa</text:span>
</text:p>
      <text:p text:style-name="P4">
News Source: <text:a xlink:type="simple" xlink:href="https://www.ukrinform.ua/rubric-society/3728494-v-oon-opriludnili-dopovid-genseka-pro-ditej-u-akij-rosarmia-zanesena-do-spisku-ganbi.html" text:style-name="Internet_20_link" text:visited-style-name="Visited_20_Internet_20_Link">
https://www.ukrinform.ua/rubric-society/3728494-v-oon-opriludnili-dopovid-genseka-pro-ditej-u-akij-rosarmia-zanesena-do-spisku-ganbi.html</text:a>
</text:p>
      <!--NEWS-->
      <text:h text:style-name="P10" text:outline-level="1">
<text:span text:style-name="T4">
Zelensky dismissed the head of Ukroboronprom</text:span>
</text:h>
      <text:p text:style-name="P4">
Authors: Ukrinform (Person)</text:p>
      <text:p text:style-name="P4">
Publisher: Укринформ (Organization)</text:p>
      <text:p text:style-name="P4">
Published Time: 2023-06-27T20:25:00+03:00</text:p>
      <text:p text:style-name="P4">
Modified Time: 2023-06-27T20:25:00+03:00</text:p>
      <text:p text:style-name="P4">
Description: President Volodymyr Zelenskyy dismissed Yuri Gusev from the post of Director General of Ukroboronprom.</text:p>
      <text:p text:style-name="P4">
— Укрінформ.: </text:p>
      <text:p text:style-name="P4">
Images: ['<text:a xlink:type="simple" xlink:href="https://static.ukrinform.com/photos/2022_09/thumb_files/630_360_1664388416-236.jpg" text:style-name="Internet_20_link" text:visited-style-name="Visited_20_Internet_20_Link">
630_360_16643...</text:a>
']</text:p>
      <text:p text:style-name="P4">
Tags: ['Укроборонпром', 'Звільнення', 'Зеленський']</text:p>
      <text:p text:style-name="P4">
Type: Article</text:p>
      <!--METADATA-->
      <text:p text:style-name="P4">
<draw:frame draw:style-name="fr1" draw:name="Image145" text:anchor-type="as-char" svg:width="6.9236in" svg:height="3.956343in" draw:z-index="0">
<draw:image xlink:href="../Images/yкринформ/2023-06-27T20-25-00-03-00/630_360_1664388416-236.jpg" xlink:type="simple" xlink:show="embed" xlink:actuate="onLoad" draw:mime-type="image/jpeg"/>
</draw:frame>
Yuri Gusev's Presidential Lordimir dismissed from the post of Director General of the Director General.</text:p>
      <text:p text:style-name="P4">
The corresponding decree №357/2023 was published on <text:a xlink:type="simple" xlink:href="https://www.president.gov.ua/documents/3572023-47157" text:style-name="Internet_20_link" text:visited-style-name="Visited_20_Internet_20_Link">
the site of the Head of State</text:a>
, reports Ukrinform.</text:p>
      <text:p text:style-name="P4">
“<text:a xlink:type="simple" xlink:href="https://www.ukrinform.ua/tag-zvilnenna" text:style-name="Internet_20_link" text:visited-style-name="Visited_20_Internet_20_Link">
To release</text:a>
Guseva Yuriavaminovich from the position of Director General of the State Concern "Ukroboronprom" according to the application submitted, " - the document states.</text:p>
      <text:p text:style-name="P4">
<text:span text:style-name="T4">
 Read also: </text:span>
 <text:a xlink:type="simple" xlink:href="https://www.ukrinform.ua/rubric-ato/3727854-v-ukroboronpromi-proveli-perevirku-vstanovluut-pricini-nevikonanna-raketnoi-programi.html" text:style-name="Internet_20_link" text:visited-style-name="Visited_20_Internet_20_Link">
in <text:span text:style-name="T4">
 Ukroboronprom </text:span>
 and conducted a check - establish the causes of the missile program</text:a>
Gusev headed the concern since December 3, 2020.</text:p>
      <text:p text:style-name="P4">
News Source: <text:a xlink:type="simple" xlink:href="https://www.ukrinform.ua/rubric-economy/3728496-zelenskij-zvilniv-kerivnika-ukroboronpromu.html" text:style-name="Internet_20_link" text:visited-style-name="Visited_20_Internet_20_Link">
https://www.ukrinform.ua/rubric-economy/3728496-zelenskij-zvilniv-kerivnika-ukroboronpromu.html</text:a>
</text:p>
      <!--NEWS-->
      <text:h text:style-name="P10" text:outline-level="1">
<text:span text:style-name="T4">
Defense forces monitor the enemy in the north and are ready to repel - Zaluzhny</text:span>
</text:h>
      <text:p text:style-name="P4">
Authors: Ukrinform (Person)</text:p>
      <text:p text:style-name="P4">
Publisher: Укринформ (Organization)</text:p>
      <text:p text:style-name="P4">
Published Time: 2023-06-27T20:27:00+03:00</text:p>
      <text:p text:style-name="P4">
Modified Time: 2023-06-27T20:27:00+03:00</text:p>
      <text:p text:style-name="P4">
Description: The Commander-in-Chief of the Armed Forces Valery Zaluzhny and the Head of the General Staff of the Armed Forces of Ukraine Lieutenant General Sergey Shaptala during his stay at the Operational Command of the North Operational Command, considered the issue of improving the defense capabilities of the defense forces. - Ukrinform.</text:p>
      <text:p text:style-name="P4">
Images: ['<text:a xlink:type="simple" xlink:href="https://static.ukrinform.com/photos/2023_03/thumb_files/630_360_1678133026-483.jpg" text:style-name="Internet_20_link" text:visited-style-name="Visited_20_Internet_20_Link">
630_360_16781...</text:a>
']</text:p>
      <text:p text:style-name="P4">
Tags: ['Обстріл', 'ЗСУ', 'Валерій Залужний', 'Війна з Росією']</text:p>
      <text:p text:style-name="P4">
Type: Article</text:p>
      <!--METADATA-->
      <text:p text:style-name="P4">
<draw:frame draw:style-name="fr1" draw:name="Image146" text:anchor-type="as-char" svg:width="6.9236in" svg:height="3.956343in" draw:z-index="0">
<draw:image xlink:href="../Images/yкринформ/2023-06-27T20-27-00-03-00/630_360_1678133026-483.jpg" xlink:type="simple" xlink:show="embed" xlink:actuate="onLoad" draw:mime-type="image/jpeg"/>
</draw:frame>
The Commander-in-Chief of the Armed Forces Valery Zaluzhny and the Head of the General Staff of the Armed Forces of Ukraine Lieutenant General Sergey Shaptala during his stay at the North Mailing Command Points considered the issue of improving the defense of defense forces.</text:p>
      <text:p text:style-name="P4">
According to Ukrinform, Zaluzhny reported in <text:a xlink:type="simple" xlink:href="https://t.me/CinCAFU/520" text:style-name="Internet_20_link" text:visited-style-name="Visited_20_Internet_20_Link">
telegram</text:a>
.</text:p>
      <text:p text:style-name="P4">
“Together with the Head of the General Staff of the Armed Forces of Ukraine, Lieutenant General Sergey Shaptal did work at the North Mailing Command Management points. In the area of responsibility of the grouping, the systematic artillery <text:a xlink:type="simple" xlink:href="https://www.ukrinform.ua/tag-obstril" text:style-name="Internet_20_link" text:visited-style-name="Visited_20_Internet_20_Link">
shelling</text:a>
border areas of Chernihiv Tasum regions and applies sabotage and intelligence groups. Our military will lose vigilance, conduct intelligence and work constantly to improve their defensive capabilities, ”Zaluzhny said.</text:p>
      <text:p text:style-name="P4">
He assured that the forces of defense track the enemy in the north and ready to give rise.</text:p>
      <text:p text:style-name="P4">
<text:span text:style-name="T4">
 Read also: </text:span>
 <text:a xlink:type="simple" xlink:href="https://www.ukrinform.ua/rubric-ato/3727021-zaluznij-pohvaliv-robotu-himars-v-ukraini.html" text:style-name="Internet_20_link" text:visited-style-name="Visited_20_Internet_20_Link">
<text:span text:style-name="T4">
 Zaluzhni </text:span>
 praised HIMARS in Ukraine</text:a>
As reported <text:a xlink:type="simple" xlink:href="https://www.ukrinform.ua/rubric-ato/3727309-nastup-jde-za-planom-zaluznij-obgovoriv-iz-milli-situaciu-na-fronti.html" text:style-name="Internet_20_link" text:visited-style-name="Visited_20_Internet_20_Link">
Ukrinform</text:a>
, On June 24, the Commander -in -Chief of the Armed Forces of Ukraine Valeryzluzhny during a telephone conversation with the Chairman of the Joint Committee of US Chiefs of Staff, General Milly said that the offensive operation was long with the plan.</text:p>
      <text:p text:style-name="P4">
News Source: <text:a xlink:type="simple" xlink:href="https://www.ukrinform.ua/rubric-ato/3728499-sili-oboroni-vidstezuut-protivnika-na-pivnoci-ta-gotovi-dati-vidsic-zaluznij.html" text:style-name="Internet_20_link" text:visited-style-name="Visited_20_Internet_20_Link">
https://www.ukrinform.ua/rubric-ato/3728499-sili-oboroni-vidstezuut-protivnika-na-pivnoci-ta-gotovi-dati-vidsic-zaluznij.html</text:a>
</text:p>
      <!--NEWS-->
      <text:h text:style-name="P10" text:outline-level="1">
<text:span text:style-name="T4">
The US has announced the allocation of a new military assistance package to Ukraine</text:span>
</text:h>
      <text:p text:style-name="P4">
Authors: Ukrinform (Person)</text:p>
      <text:p text:style-name="P4">
Publisher: Укринформ (Organization)</text:p>
      <text:p text:style-name="P4">
Published Time: 2023-06-27T20:28:00+03:00</text:p>
      <text:p text:style-name="P4">
Modified Time: 2023-06-27T20:28:00+03:00</text:p>
      <text:p text:style-name="P4">
Description: The United States officially announced the allocation of new military assistance package to Ukraine in the field of defense, which will contain weapons to support the Ukrainian counter -offensive, strengthening air defense and other opportunities of the Armed Forces. - Ukrinform.</text:p>
      <text:p text:style-name="P4">
Images: ['<text:a xlink:type="simple" xlink:href="https://static.ukrinform.com/photos/2023_01/thumb_files/630_360_1673028257-831.jpg" text:style-name="Internet_20_link" text:visited-style-name="Visited_20_Internet_20_Link">
630_360_16730...</text:a>
']</text:p>
      <text:p text:style-name="P4">
Tags: ['США', 'Білий дім', 'Війна з Росією']</text:p>
      <text:p text:style-name="P4">
Type: Article</text:p>
      <!--METADATA-->
      <text:p text:style-name="P4">
<draw:frame draw:style-name="fr1" draw:name="Image147" text:anchor-type="as-char" svg:width="6.9236in" svg:height="3.956343in" draw:z-index="0">
<draw:image xlink:href="../Images/yкринформ/2023-06-27T20-28-00-03-00/630_360_1673028257-831.jpg" xlink:type="simple" xlink:show="embed" xlink:actuate="onLoad" draw:mime-type="image/jpeg"/>
</draw:frame>
Combines officially announced the allocation of a new military aid package in the field of defense, which will contain weapons to support the Ukrainian contrast, strengthen the air defense and other opportunities of the Armed Forces.</text:p>
      <text:p text:style-name="P4">
This was stated on Tuesday during a briefing in Washington by the official representative of Olivia Delton, reports Ukrinform's own correspondent.</text:p>
      <text:p text:style-name="P4">
“This is already the 41st isolation(presidential drawdown – ред.)For Ukraine, which Congress approved last year with the powerful support of both parties, ”said Biden administration.</text:p>
      <text:p text:style-name="P4">
She noted that the package contains "key capabilities" to support Ukraine's contractor operations, strengthen its air defense, as well as additional armored equipment, anti -tank systems, ammunition and other equipment.</text:p>
      <text:p text:style-name="P4">
*!(https://www.ukrinform.ua/rubric-ato/3728262-senatori-ssa-zaklikali-nadati-ukraini-batareu-zaliznogo-kupola.html)In <text:a xlink:type="simple" xlink:href="https://www.ukrinform.ua/tag-pentagon" text:style-name="Internet_20_link" text:visited-style-name="Visited_20_Internet_20_Link">
Pentagon</text:a>
They specified that the cost of the package reaches $ 500 million. The new tranche provides for the provision of missiles for SystemPatriot, Styinger anti -aircraft complexes, HIMARS missiles, sapper equipment, 155 mm caliber shells and 105 mm.</text:p>
      <text:p text:style-name="P4">
In addition, the United States will transfer 30 BMP Bradley, 25 BTR Stryker, Tow controlled, Javelin and AT-4 anti-tank systems; Harms rockets, high -tech ammunition, small arms and more than 22 million cartridges.</text:p>
      <text:p text:style-name="P4">
<text:span text:style-name="T4">
 Read also: </text:span>
 [Germany in collaboration with the United States plans to put in Ukraine up to 30 Gepard] this year](https://www.ukrinform.ua/rubric-ato/3727260-nimeccina-u-spivpraci-zi-ssa-planue-cogoric-postaviti-v-ukrainu-se-do-30-gepard.html)The Armed Forces will also receive thermal imaging systems, night vision devices, equipment for repair and maintenance of equipment.</text:p>
      <text:p text:style-name="P4">
As reported by Ukrinform, last week, US Secretary of State Anthony Blinkenica had to allocate a package of additional assistance for a total amount of $ 1.3 million.</text:p>
      <text:p text:style-name="P4">
News Source: <text:a xlink:type="simple" xlink:href="https://www.ukrinform.ua/rubric-ato/3728500-ssa-ogolosili-pro-vidilenna-ukraini-novogo-paketu-vijskovoi-dopomogi.html" text:style-name="Internet_20_link" text:visited-style-name="Visited_20_Internet_20_Link">
https://www.ukrinform.ua/rubric-ato/3728500-ssa-ogolosili-pro-vidilenna-ukraini-novogo-paketu-vijskovoi-dopomogi.html</text:a>
</text:p>
      <!--NEWS-->
      <text:h text:style-name="P10" text:outline-level="1">
<text:span text:style-name="T4">
China Ambassador to the EU on support of Ukraine's borders in 1991: "I don't understand why and not"</text:span>
</text:h>
      <text:p text:style-name="P4">
Authors: Ukrinform (Person)</text:p>
      <text:p text:style-name="P4">
Publisher: Укринформ (Organization)</text:p>
      <text:p text:style-name="P4">
Published Time: 2023-06-27T20:30:00+03:00</text:p>
      <text:p text:style-name="P4">
Modified Time: 2023-06-27T20:30:00+03:00</text:p>
      <text:p text:style-name="P4">
Description: The Ambassador of the China to the EU FU Tsun has suggested that Beijing could support Ukraine's goals to restore its territorial integrity in the 1991 borders, including Russia's occupied Crimea. - Ukrinform.</text:p>
      <text:p text:style-name="P4">
Images: ['<text:a xlink:type="simple" xlink:href="https://static.ukrinform.com/photos/2023_04/thumb_files/630_360_1680696981-344.jpg" text:style-name="Internet_20_link" text:visited-style-name="Visited_20_Internet_20_Link">
630_360_16806...</text:a>
']</text:p>
      <text:p text:style-name="P4">
Tags: ['Євросоюз', 'Китай', 'Посол', 'Україна', 'Кордон']</text:p>
      <text:p text:style-name="P4">
Type: Article</text:p>
      <!--METADATA-->
      <text:p text:style-name="P4">
<draw:frame draw:style-name="fr1" draw:name="Image148" text:anchor-type="as-char" svg:width="6.9236in" svg:height="3.956343in" draw:z-index="0">
<draw:image xlink:href="../Images/yкринформ/2023-06-27T20-30-00-03-00/630_360_1680696981-344.jpg" xlink:type="simple" xlink:show="embed" xlink:actuate="onLoad" draw:mime-type="image/jpeg"/>
</draw:frame>
The China Ambassador of the EU EU FU TUN suggested that Beijing could support Ukraine's goals to renewing its territorial integrity in the 1991 borders, including Russian -in -law Crimea.</text:p>
      <text:p text:style-name="P4">
He said this <text:a xlink:type="simple" xlink:href="https://www.aljazeera.com/news/2023/6/27/dont-see-why-not-china-envoy-on-backing-ukraines-91-borders" text:style-name="Internet_20_link" text:visited-style-name="Visited_20_Internet_20_Link">
aljazeera</text:a>
, reports Ukrinform.</text:p>
      <text:p text:style-name="P4">
In particular, in a recent interview with Al Jazeera and two other media outlets, when FU Tsuna has been supporting the support of Kiev's goals, including the return of Ukrainian regions, which are now occupied by Russia, a high -ranking Chinese diplomacyk was: "I don't understand why."</text:p>
      <text:p text:style-name="P4">
Ambassador added that <text:a xlink:type="simple" xlink:href="https://www.ukrinform.ua/tag-kitaj" text:style-name="Internet_20_link" text:visited-style-name="Visited_20_Internet_20_Link">
China</text:a>
The respectful integrity of all countries and stands for peace.</text:p>
      <text:p text:style-name="P4">
"We respect the territorial integrity of all countries. So, when China is adjusted with the former Soviet Union, we agreed. , - said FU Tsun.</text:p>
      <text:p text:style-name="P4">
<text:span text:style-name="T4">
 Read also: </text:span>
 <text:a xlink:type="simple" xlink:href="https://www.ukrinform.ua/rubric-ato/3727779-u-kitai-vidreaguvali-na-pidgotovku-rosijskimi-vijskovimi-teraktu-na-zaes.html" text:style-name="Internet_20_link" text:visited-style-name="Visited_20_Internet_20_Link">
in China reacted to the preparation of the Russian Terror for the ZPP</text:a>
The publication notes that in addition to Tsuna Fu, China's government representatives are generally maintained from public comments on Russian occupation of Ukrainian territories.</text:p>
      <text:p text:style-name="P4">
In an interview with The New York Times in April, FU Tsun said that Chickus did not recognize Moscow's attempts to annex Ukrainian territories, including the Crimea of ​​the Donbas.</text:p>
      <text:p text:style-name="P4">
China has not officially condemned the Kremlin for a full -scale invasion of Ukraine in 2022. China keeps a neutral position and opposes the pressure of the Russian Federation with the help of sanctions.</text:p>
      <text:p text:style-name="P4">
<text:span text:style-name="T5">
Foto: twitter.com/fucong17</text:span>
</text:p>
      <text:p text:style-name="P4">
News Source: <text:a xlink:type="simple" xlink:href="https://www.ukrinform.ua/rubric-world/3728501-posol-kitau-v-es-pro-pidtrimku-kordoniv-ukraini-1991-roku-ne-rozumiu-comu-b-i-ni.html" text:style-name="Internet_20_link" text:visited-style-name="Visited_20_Internet_20_Link">
https://www.ukrinform.ua/rubric-world/3728501-posol-kitau-v-es-pro-pidtrimku-kordoniv-ukraini-1991-roku-ne-rozumiu-comu-b-i-ni.html</text:a>
</text:p>
      <!--NEWS-->
      <text:h text:style-name="P10" text:outline-level="1">
<text:span text:style-name="T4">
Ukraine is expecting a "very strong signal" in Vilnius in Vilnius on NATO - Ermak</text:span>
</text:h>
      <text:p text:style-name="P4">
Authors: Ukrinform (Person)</text:p>
      <text:p text:style-name="P4">
Publisher: Укринформ (Organization)</text:p>
      <text:p text:style-name="P4">
Published Time: 2023-06-27T20:36:00+03:00</text:p>
      <text:p text:style-name="P4">
Modified Time: 2023-06-27T20:36:00+03:00</text:p>
      <text:p text:style-name="P4">
Description: Ukraine at the NATO summit in Vilnius expects a very strong signal from partners to join the Alliance. - Ukrinform.</text:p>
      <text:p text:style-name="P4">
Images: ['<text:a xlink:type="simple" xlink:href="https://static.ukrinform.com/photos/2022_03/thumb_files/630_360_1648287700-902.jpeg" text:style-name="Internet_20_link" text:visited-style-name="Visited_20_Internet_20_Link">
630_360_16482...</text:a>
']</text:p>
      <text:p text:style-name="P4">
Tags: ['НАТО', 'Саміт НАТО', 'Україна', 'Єрмак']</text:p>
      <text:p text:style-name="P4">
Type: Article</text:p>
      <!--METADATA-->
      <text:p text:style-name="P4">
<draw:frame draw:style-name="fr1" draw:name="Image149" text:anchor-type="as-char" svg:width="6.9236in" svg:height="3.956343in" draw:z-index="0">
<draw:image xlink:href="../Images/yкринформ/2023-06-27T20-36-00-03-00/630_360_1648287700-902.jpeg" xlink:type="simple" xlink:show="embed" xlink:actuate="onLoad" draw:mime-type="image/jpeg"/>
</draw:frame>
The Ukrainian NATO Summit in Vilnius expects a very strong signal from partners to join the Alliance.</text:p>
      <text:p text:style-name="P4">
Presidential head Andriy Yermak reported this at a meeting of Zauralists in Kiev on Tuesday, Ukrinform correspondent reports.</text:p>
      <text:p text:style-name="P4">
According to Yermak, it should be such a strong signal that "nothing will be in the future."</text:p>
      <text:p text:style-name="P4">
When asked if President Vladimirzelensky will be present at the summit, the OP Head said: "It will depend on the fact that Ukraine can hold in Vilnius. I believe in an optimistic scenario."</text:p>
      <text:p text:style-name="P4">
<text:span text:style-name="T4">
 Read also: </text:span>
 <text:a xlink:type="simple" xlink:href="https://www.ukrinform.ua/rubric-polytics/3728285-zelenskij-e-vsi-pidstavi-dla-politicnogo-zaprosenna-ukraini-do-nato-u-vilnusi.html" text:style-name="Internet_20_link" text:visited-style-name="Visited_20_Internet_20_Link">
Zelensky: There are every reason for political invitation to Ukraine to NATO in <text:span text:style-name="T4">
 Vilnius </text:span>
</text:a>
As <text:a xlink:type="simple" xlink:href="https://www.ukrinform.ua/rubric-polytics/3719764-nato-mae-nadati-ukraini-garantii-bezpeki-sob-istoria-z-vijnou-ne-povtorilasa-stoltenberg.html" text:style-name="Internet_20_link" text:visited-style-name="Visited_20_Internet_20_Link">
reported</text:a>
, July 11-12 in Vilnius will be a summit <text:a xlink:type="simple" xlink:href="https://www.ukrinform.ua/tag-nato" text:style-name="Internet_20_link" text:visited-style-name="Visited_20_Internet_20_Link">
NATO</text:a>
.</text:p>
      <text:p text:style-name="P4">
At all levels, the Ukrainian side emphasized that the assurances that "Ukrainian member of the Alliance", which were heard during the NATO Bucharest Summit in 2008, were not enough.</text:p>
      <text:p text:style-name="P4">
President Volodymyr Zelenskyy is convinced that Ukraine has every reason to support a political invitation to NATO at the Vilnius Summit.</text:p>
      <text:p text:style-name="P4">
News Source: <text:a xlink:type="simple" xlink:href="https://www.ukrinform.ua/rubric-polytics/3728503-ukraina-ocikue-na-samiti-u-vilnusi-duze-silnogo-signalu-sodo-vstupu-v-nato-ermak.html" text:style-name="Internet_20_link" text:visited-style-name="Visited_20_Internet_20_Link">
https://www.ukrinform.ua/rubric-polytics/3728503-ukraina-ocikue-na-samiti-u-vilnusi-duze-silnogo-signalu-sodo-vstupu-v-nato-ermak.html</text:a>
</text:p>
      <!--NEWS-->
      <text:h text:style-name="P10" text:outline-level="1">
<text:span text:style-name="T4">
Lubinets: There is every reason to talk about the extra -information execution of two teenagers in Berdyansk</text:span>
</text:h>
      <text:p text:style-name="P4">
Authors: Ukrinform (Person)</text:p>
      <text:p text:style-name="P4">
Publisher: Укринформ (Organization)</text:p>
      <text:p text:style-name="P4">
Published Time: 2023-06-27T20:41:00+03:00</text:p>
      <text:p text:style-name="P4">
Modified Time: 2023-06-27T20:41:00+03:00</text:p>
      <text:p text:style-name="P4">
Description: The Verkhovna Rada Commissioner for Human Rights Dmitry Lubinets believes that there is every reason to speak of a non -propelled execution by the invaders of two teenagers in Berdyansk. - Ukrinform.</text:p>
      <text:p text:style-name="P4">
Images: ['<text:a xlink:type="simple" xlink:href="https://static.ukrinform.com/photos/2023_06/thumb_files/630_360_1687883286-534.jpg" text:style-name="Internet_20_link" text:visited-style-name="Visited_20_Internet_20_Link">
630_360_16878...</text:a>
']</text:p>
      <text:p text:style-name="P4">
Tags: ['Бердянськ', 'Діти', 'Окупація', 'Російські військові', 'Вбивство', 'Дмитро Лубінець']</text:p>
      <text:p text:style-name="P4">
Type: Article</text:p>
      <!--METADATA-->
      <text:p text:style-name="P4">
<draw:frame draw:style-name="fr1" draw:name="Image150" text:anchor-type="as-char" svg:width="6.9236in" svg:height="3.956343in" draw:z-index="0">
<draw:image xlink:href="../Images/yкринформ/2023-06-27T20-41-00-03-00/630_360_1687883286-534.jpg" xlink:type="simple" xlink:show="embed" xlink:actuate="onLoad" draw:mime-type="image/jpeg"/>
</draw:frame>
The Verkhovna Rada Commissioner for Human Rights Dmitry Lubinets believes that there are all the substances in order to talk about the extra -assembly execution of two teenage by the invaders in Berdyansk.</text:p>
      <text:p text:style-name="P4">
He stated this during the presentation of his special report "Unslevexes. The dismissal of the rights of Ukrainian children in the temporarily occupied territories of Ukraine of TAU of Russia: deportation, militarization, indoctration", correspondent.</text:p>
      <text:p text:style-name="P4">
“As for two <text:a xlink:type="simple" xlink:href="https://www.ukrinform.ua/tag-diti" text:style-name="Internet_20_link" text:visited-style-name="Visited_20_Internet_20_Link">
boys</text:a>
From Berdyansk, whom the Russian Federation has killed, we have all the data of the extra -information execution of two minor citizens of Ukraine, ”the Ombudsman said.</text:p>
      <text:p text:style-name="P4">
He noted that half an hour before it became known about the murder of the boys, one of them was spoken by mom.</text:p>
      <text:p text:style-name="P4">
“He had a good mood and he said they were just walking. They did not have the idea to break something - they just walked the headlines and planned how they would celebrate their friend's birthday. They were killed twice half an hour later, and the Russian authorities spoke about this mother of this dead boy, ”the Ombudsman said.</text:p>
      <text:p text:style-name="P4">
He immediately addressed an official letter to the Russian side, in which he roked the Russian Ombudsman Tatiana Moskalkov to promote the fastest to return to children to the territory of Ukraine.</text:p>
      <text:p text:style-name="P4">
*!(https://www.ukrinform.ua/rubric-regions/3728208-zaocno-suditimut-pidpolkovnika-rosgvardii-akij-katuvav-ziteliv-berdanskogo-rajonu.html)“In addition to the Russian side, I appealed to international organizations so that they would first record this crime, and secondly-that these extrajudicial executions were illuminated in their reports, and thirdly-that they could do everything through their communication channels to return Body to Ukraine, parents, relatives. The task of numbers is to return the body, ”Lubinets said.</text:p>
      <text:p text:style-name="P4">
As it was reported, the Berdyansk city military administration <text:a xlink:type="simple" xlink:href="https://www.ukrinform.ua/rubric-regions/3728040-vlada-berdanska-pidtverdila-smert-dvoh-pidlitkiv-akih-vbili-rosiani.html" text:style-name="Internet_20_link" text:visited-style-name="Visited_20_Internet_20_Link">
confirmed by 16-year-old</text:a>
Tigran Ogannisyan and Nikita Hannanov, who are on June 24 <text:a xlink:type="simple" xlink:href="https://www.ukrinform.ua/rubric-regions/3727487-rodiciv-ubitih-u-berdansku-hlopciv-zagarbniki-dopituut-ta-obsukuut.html" text:style-name="Internet_20_link" text:visited-style-name="Visited_20_Internet_20_Link">
killed the Russian military.</text:a>
</text:p>
      <text:p text:style-name="P4">
News Source: <text:a xlink:type="simple" xlink:href="https://www.ukrinform.ua/rubric-regions/3728506-lubinec-e-vsi-pidstavi-govoriti-pro-pozasudovu-stratu-dvoh-pidlitkiv-u-berdansku.html" text:style-name="Internet_20_link" text:visited-style-name="Visited_20_Internet_20_Link">
https://www.ukrinform.ua/rubric-regions/3728506-lubinec-e-vsi-pidstavi-govoriti-pro-pozasudovu-stratu-dvoh-pidlitkiv-u-berdansku.html</text:a>
</text:p>
      <!--NEWS-->
      <text:h text:style-name="P10" text:outline-level="1">
<text:span text:style-name="T4">
Harlan won the Gold of European Games in saber fencing</text:span>
</text:h>
      <text:p text:style-name="P4">
Authors: Ukrinform (Person)</text:p>
      <text:p text:style-name="P4">
Publisher: Укринформ (Organization)</text:p>
      <text:p text:style-name="P4">
Published Time: 2023-06-27T20:43:06+03:00</text:p>
      <text:p text:style-name="P4">
Modified Time: 2023-06-27T20:43:06+03:00</text:p>
      <text:p text:style-name="P4">
Description: Olympic champion Ukrainian Olga Harlan won the European Game Games 2023 in saber fencing. - Ukrinform.</text:p>
      <text:p text:style-name="P4">
Images: ['<text:a xlink:type="simple" xlink:href="https://static.ukrinform.com/photos/2018_04/thumb_files/630_360_1522586672-2416.jpg" text:style-name="Internet_20_link" text:visited-style-name="Visited_20_Internet_20_Link">
630_360_15225...</text:a>
']</text:p>
      <text:p text:style-name="P4">
Tags: ['Фехтування', 'Харлан', 'Європейські ігри']</text:p>
      <text:p text:style-name="P4">
Type: Article</text:p>
      <!--METADATA-->
      <text:p text:style-name="P4">
<draw:frame draw:style-name="fr1" draw:name="Image151" text:anchor-type="as-char" svg:width="6.9236in" svg:height="3.956343in" draw:z-index="0">
<draw:image xlink:href="../Images/yкринформ/2023-06-27T20-43-06-03-00/630_360_1522586672-2416.jpg" xlink:type="simple" xlink:show="embed" xlink:actuate="onLoad" draw:mime-type="image/jpeg"/>
</draw:frame>
Olympic champion Ukrainian Olga Harlan won the Golden Award of European Games 2023 in saber fencing.</text:p>
      <text:p text:style-name="P4">
The leader of the national team of Ukraine at competitions in Polish Krakow won all the fights the first place, reports Ukrinform.</text:p>
      <text:p text:style-name="P4">
In the finals, Harlan convincingly defeated Romania by Ilyntsi Pantis - 15: 3.</text:p>
      <text:p text:style-name="P4">
<text:span text:style-name="T4">
 Read also: </text:span>
 <text:a xlink:type="simple" xlink:href="https://www.ukrinform.ua/rubric-sports/3727506-evropejska-konfederacia-fehtuvanna-vidstoronila-rf-i-bilorus.html" text:style-name="Internet_20_link" text:visited-style-name="Visited_20_Internet_20_Link">
European Confederation <text:span text:style-name="T4">
 fencing </text:span>
 removed the Russian Federation Ibilorus</text:a>
The national team of Ukraine at the III European Games has already won 33 medals(17 golden, 9 silver, 6 bronze).</text:p>
      <text:p text:style-name="P4">
News Source: <text:a xlink:type="simple" xlink:href="https://www.ukrinform.ua/rubric-sports/3728504-harlan-zdobula-zoloto-evropejskih-igor-u-fehtuvanni-na-sablah.html" text:style-name="Internet_20_link" text:visited-style-name="Visited_20_Internet_20_Link">
https://www.ukrinform.ua/rubric-sports/3728504-harlan-zdobula-zoloto-evropejskih-igor-u-fehtuvanni-na-sablah.html</text:a>
</text:p>
      <!--NEWS-->
      <text:h text:style-name="P10" text:outline-level="1">
<text:span text:style-name="T4">
NATO Summit Artillery: Zelensky had a conversation with Prime Minister of Norway</text:span>
</text:h>
      <text:p text:style-name="P4">
Authors: Ukrinform (Person)</text:p>
      <text:p text:style-name="P4">
Publisher: Укринформ (Organization)</text:p>
      <text:p text:style-name="P4">
Published Time: 2023-06-27T20:47:00+03:00</text:p>
      <text:p text:style-name="P4">
Modified Time: 2023-06-27T20:47:00+03:00</text:p>
      <text:p text:style-name="P4">
Description: President Volodymyr Zelenskyy has a telephone conversation with Norway Prime Minister Jonas Garo Stere. - Ukrinform.</text:p>
      <text:p text:style-name="P4">
Images: ['<text:a xlink:type="simple" xlink:href="https://static.ukrinform.com/photos/2023_06/thumb_files/630_360_1687888472-689.jpg" text:style-name="Internet_20_link" text:visited-style-name="Visited_20_Internet_20_Link">
630_360_16878...</text:a>
']</text:p>
      <text:p text:style-name="P4">
Tags: ['НАТО', 'Норвегія', 'Зеленський']</text:p>
      <text:p text:style-name="P4">
Type: Article</text:p>
      <!--METADATA-->
      <text:p text:style-name="P4">
<draw:frame draw:style-name="fr1" draw:name="Image152" text:anchor-type="as-char" svg:width="6.9236in" svg:height="3.956343in" draw:z-index="0">
<draw:image xlink:href="../Images/yкринформ/2023-06-27T20-47-00-03-00/630_360_1687888472-689.jpg" xlink:type="simple" xlink:show="embed" xlink:actuate="onLoad" draw:mime-type="image/jpeg"/>
</draw:frame>
Presidential Lordimir Zelensky has a telephone conversation with Prime Minister Norwayiona Garo Stere.</text:p>
      <text:p text:style-name="P4">
According to Ukrinform, Zelensky reported in <text:a xlink:type="simple" xlink:href="https://t.me/V_Zelenskiy_official/6742" text:style-name="Internet_20_link" text:visited-style-name="Visited_20_Internet_20_Link">
telegram</text:a>
.</text:p>
      <text:p text:style-name="P4">
"During a telephone conversation with Norway Prime Minister Jonas Garo, he sterened about a trip to the leading positions of Ukrainian troops in Donetsk region Tazaporezhzhi," - said <text:a xlink:type="simple" xlink:href="https://www.ukrinform.ua/tag-zelenskij" text:style-name="Internet_20_link" text:visited-style-name="Visited_20_Internet_20_Link">
Zelensky</text:a>
.</text:p>
      <text:p text:style-name="P4">
The President spoke with the Prime Minister of Norway about the current situation on the polyb and daily steps in the de -occupation of the Ukrainian territory. He also voiced some of Ukraine's defense needs, including artillery.</text:p>
      <text:p text:style-name="P4">
<text:span text:style-name="T4">
 Read also: </text:span>
 <text:a xlink:type="simple" xlink:href="https://www.ukrinform.ua/rubric-ato/3728440-zelenskij-pokazav-sevroni-aki-jomu-podaruvali-na-doneccini.html" text:style-name="Internet_20_link" text:visited-style-name="Visited_20_Internet_20_Link">
<text:span text:style-name="T4">
 Zelensky </text:span>
 showed the chevrons that he gave him a naphnechyna</text:a>
“They coordinated the positions on the eve of the NATO Vilnius Summit. And also invited the Premier to Ukraine, ”Zelensky said.</text:p>
      <text:p text:style-name="P4">
The President thanked Jonas Harla Stere for his unwavering political, economic and defense support. In particular, for the last package of military assistance and contributions to the coalition of fighters.</text:p>
      <text:p text:style-name="P4">
It was reported that Norway will provide Ukraine with a five -year military aid program totaling € 7 billion.</text:p>
      <text:p text:style-name="P4">
<text:span text:style-name="T5">
Foto: op</text:span>
</text:p>
      <text:p text:style-name="P4">
News Source: <text:a xlink:type="simple" xlink:href="https://www.ukrinform.ua/rubric-ato/3728509-artileria-dla-zsu-i-samit-nato-zelenskij-proviv-rozmovu-z-premerom-norvegii.html" text:style-name="Internet_20_link" text:visited-style-name="Visited_20_Internet_20_Link">
https://www.ukrinform.ua/rubric-ato/3728509-artileria-dla-zsu-i-samit-nato-zelenskij-proviv-rozmovu-z-premerom-norvegii.html</text:a>
</text:p>
      <!--NEWS-->
      <text:h text:style-name="P10" text:outline-level="1">
<text:span text:style-name="T4">
The shadow fuel market in Ukraine is 10-15%, the budget is not 5-10 billion</text:span>
</text:h>
      <text:p text:style-name="P4">
Authors: Ukrinform (Person)</text:p>
      <text:p text:style-name="P4">
Publisher: Укринформ (Organization)</text:p>
      <text:p text:style-name="P4">
Published Time: 2023-06-27T20:50:00+03:00</text:p>
      <text:p text:style-name="P4">
Modified Time: 2023-06-27T20:50:00+03:00</text:p>
      <text:p text:style-name="P4">
Description: Today, the illegal circulation of fuel in Ukraine is about 10-15% of the whole market. Because of this, the state budget does not receive at least UAH 5-10 billion. - Ukrinform.</text:p>
      <text:p text:style-name="P4">
Images: ['<text:a xlink:type="simple" xlink:href="https://static.ukrinform.com/photos/2019_06/thumb_files/630_360_1559645468-670.jpg" text:style-name="Internet_20_link" text:visited-style-name="Visited_20_Internet_20_Link">
630_360_15596...</text:a>
']</text:p>
      <text:p text:style-name="P4">
Tags: ['АЗС', 'Бюджет', 'Пальне']</text:p>
      <text:p text:style-name="P4">
Type: Article</text:p>
      <!--METADATA-->
      <text:p text:style-name="P4">
<draw:frame draw:style-name="fr1" draw:name="Image153" text:anchor-type="as-char" svg:width="6.9236in" svg:height="3.956343in" draw:z-index="0">
<draw:image xlink:href="../Images/yкринформ/2023-06-27T20-50-00-03-00/630_360_1559645468-670.jpg" xlink:type="simple" xlink:show="embed" xlink:actuate="onLoad" draw:mime-type="image/jpeg"/>
</draw:frame>
Today, the illegal circulation of fuel in Ukraine is about 10-15% of the market. Because of this, the state budget does not receive at least UAH 5-10 billion.</text:p>
      <text:p text:style-name="P4">
This was announced by the People's Deputy and the Chairman of the Provisional Investigation Commission of the Overgery Council on Economic Security Yaroslav Zheleznyak in <text:a xlink:type="simple" xlink:href="https://t.me/yzheleznyak/4402" text:style-name="Internet_20_link" text:visited-style-name="Visited_20_Internet_20_Link">
telegram</text:a>
, reports Ukrinform.</text:p>
      <text:p text:style-name="P4">
“Currently, illegal fuel circulation is 10-15%, which is lost for the budget minimum 5-10 billion UAH. Retail sales: up to 30% of the market falls on "barrels" - entirely ungrown mini <text:a xlink:type="simple" xlink:href="https://www.ukrinform.ua/tag-azs" text:style-name="Internet_20_link" text:visited-style-name="Visited_20_Internet_20_Link">
gas station</text:a>
, which in the best puppies are trading without taxes, usually very low -quality counterfeit fuel.30% are medium and large gas stations that evade taxes, "trade in documents" and also enjoy selling "body" fuel. 40% is White River, ”the deputy said.</text:p>
      <text:p text:style-name="P4">
He said that there is no fuel smuggling today, and therefore a complete finening, which is sold at the gas station and from the "barrel", made in Ukraine. Given business associations at least three factories(in Kirovograd, Cherkasy and Poltava region)Illegal production was carried out.</text:p>
      <text:p text:style-name="P4">
Zheleznyak stressed that the commission has already prepared a list of 500 points, which either issue counterfeit fuel without taxes, or work without a license, as a list of 22 refining plants, which are probably engaged in the production of low -quality fuel.</text:p>
      <text:p text:style-name="P4">
In addition, in the coming weeks, the parliament will be introduced by a law -proofread that restores the electronic administration(Searp), the excise duty will be installed, gas condensate and oil referring to excise goods, and the tax burden data will be restored.</text:p>
      <text:p text:style-name="P4">
*!(https://www.ukrinform.ua/rubric-economy/3723390-cerez-tinovij-rinok-palnogo-budzet-vtrativ-do-10-milardiv-deputat.html)“These are the changes that business associations ask. We also study the ability to change the VAT administration system in this area, but only after consultation with an industry, ”Zheleznyak added.</text:p>
      <text:p text:style-name="P4">
As it was reported, the Ministry of Energy stated that in the Ukrainian market there is enough fuel today, but to minimize all military risks it should be increased to two months.</text:p>
      <text:p text:style-name="P4">
News Source: <text:a xlink:type="simple" xlink:href="https://www.ukrinform.ua/rubric-economy/3728505-tinovij-rinok-palnogo-v-ukraini-stanovit-1015-budzet-nedootrimue-510-milardiv.html" text:style-name="Internet_20_link" text:visited-style-name="Visited_20_Internet_20_Link">
https://www.ukrinform.ua/rubric-economy/3728505-tinovij-rinok-palnogo-v-ukraini-stanovit-1015-budzet-nedootrimue-510-milardiv.html</text:a>
</text:p>
      <!--NEWS-->
      <text:h text:style-name="P10" text:outline-level="1">
<text:span text:style-name="T4">
In Kramatorsk, the Russian rocket destroyed an institution in the city center</text:span>
</text:h>
      <text:p text:style-name="P4">
Authors: Ukrinform (Person)</text:p>
      <text:p text:style-name="P4">
Publisher: Укринформ (Organization)</text:p>
      <text:p text:style-name="P4">
Published Time: 2023-06-27T20:56:00+03:00</text:p>
      <text:p text:style-name="P4">
Modified Time: 2023-06-27T20:56:00+03:00</text:p>
      <text:p text:style-name="P4">
Description: Russian troops struck two rocket strikes on Kramatorsk. - Ukrinform.</text:p>
      <text:p text:style-name="P4">
Images: ['<text:a xlink:type="simple" xlink:href="https://static.ukrinform.com/photos/2023_06/thumb_files/630_360_1687888441-728.jpg" text:style-name="Internet_20_link" text:visited-style-name="Visited_20_Internet_20_Link">
630_360_16878...</text:a>
']</text:p>
      <text:p text:style-name="P4">
Tags: ['Обстріл', 'Ракета', 'Єрмак', 'Війна з Росією']</text:p>
      <text:p text:style-name="P4">
Type: Article</text:p>
      <!--METADATA-->
      <text:p text:style-name="P4">
<draw:frame draw:style-name="fr1" draw:name="Image154" text:anchor-type="as-char" svg:width="6.9236in" svg:height="3.956343in" draw:z-index="0">
<draw:image xlink:href="../Images/yкринформ/2023-06-27T20-56-00-03-00/630_360_1687888441-728.jpg" xlink:type="simple" xlink:show="embed" xlink:actuate="onLoad" draw:mime-type="image/jpeg"/>
</draw:frame>
Ruskivska struck two rocket strokes on Kramatorsk.</text:p>
      <text:p text:style-name="P4">
This was reported by Presidential Office Andriy Ermak in <text:a xlink:type="simple" xlink:href="https://t.me/ermaka2022/3042" text:style-name="Internet_20_link" text:visited-style-name="Visited_20_Internet_20_Link">
Telegram</text:a>
, reports Ukrinform.</text:p>
      <text:p text:style-name="P4">
“The Russians have inflicted 2 <text:a xlink:type="simple" xlink:href="https://www.ukrinform.ua/tag-raketa" text:style-name="Internet_20_link" text:visited-style-name="Visited_20_Internet_20_Link">
missile</text:a>
Pokramatorsk blows. The first hit was in the city center. Second -consuming - p. White, ”said OP.</text:p>
      <text:p text:style-name="P4">
The Kramatorsk City Council informed that search and rescue work would be on the scene of Kramatorsk.</text:p>
      <text:p text:style-name="P4">
“Just two hours ago, two rocket strokes were struck in the city. Now we will work on the spot and will set the number of injured and possible casualties. It is the city center, one of the food establishments, the debau for a large accumulation of civilians. Therefore, I will report the results later, ”said Ova Pavel Kirilenko on the air of the national TV and the only news](https://www.youtube.com/watch?v=LVYVt2R3WY0)”.</text:p>
      <text:p text:style-name="P4">
He noted that the headquarters and rescuers have already been working on the location of the enemy rocket.</text:p>
      <text:p text:style-name="P4">
<text:span text:style-name="T4">
 Read also: </text:span>
 <text:a xlink:type="simple" xlink:href="https://www.ukrinform.ua/rubric-ato/3728486-vorog-znovu-obstrilav-nikopol-e-rujnuvanna.html" text:style-name="Internet_20_link" text:visited-style-name="Visited_20_Internet_20_Link">
<text:span text:style-name="T4">
 enemy </text:span>
 <text:span text:style-name="T4">
 again </text:span>
 <text:span text:style-name="T4">
 </text:span>
 fired <text:span text:style-name="T4">
 </text:span>
 <text:span text:style-name="T4">
 Nikopol </text:span>
, is <text:span text:style-name="T4">
 Destruction </text:span>
</text:a>
“All necessary help will be provided to the wounded. It literally happened in 19 hours 32 minutes. So now everyone is already working on the city, all the help of everyday life and is provided as a result, ”Kirilenko added.</text:p>
      <text:p text:style-name="P4">
On the site of the rocket strike in the center of Kramatorsk, a tent of the Department of Civil Protection has already been launched, the Kramatorsk City Council in [telegram] reported(https://t.me/kramatorsk_rada/12951) .</text:p>
      <text:p text:style-name="P4">
As <text:a xlink:type="simple" xlink:href="https://www.ukrinform.ua/rubric-ato/3728481-na-troh-garacih-napramkah-frontu-ponad-10-bojovih-zitknen-za-dobu.html" text:style-name="Internet_20_link" text:visited-style-name="Visited_20_Internet_20_Link">
reported</text:a>
More than 10 combat clashes have taken place in the Lyman, Bakhmut and Mariinsky directions.</text:p>
      <text:p text:style-name="P4">
<text:span text:style-name="T5">
Foto: Andriy Yermak</text:span>
</text:p>
      <text:p text:style-name="P4">
News Source: <text:a xlink:type="simple" xlink:href="https://www.ukrinform.ua/rubric-ato/3728508-u-kramatorsku-rosijska-raketa-zrujnuvala-zaklad-u-centri-mista.html" text:style-name="Internet_20_link" text:visited-style-name="Visited_20_Internet_20_Link">
https://www.ukrinform.ua/rubric-ato/3728508-u-kramatorsku-rosijska-raketa-zrujnuvala-zaklad-u-centri-mista.html</text:a>
</text:p>
      <!--NEWS-->
      <text:h text:style-name="P10" text:outline-level="1">
<text:span text:style-name="T4">
The Vatican can help Ukraine with the liberation of prisoners and the return of children - Yermak</text:span>
</text:h>
      <text:p text:style-name="P4">
Authors: Ukrinform (Person)</text:p>
      <text:p text:style-name="P4">
Publisher: Укринформ (Organization)</text:p>
      <text:p text:style-name="P4">
Published Time: 2023-06-27T21:08:00+03:00</text:p>
      <text:p text:style-name="P4">
Modified Time: 2023-06-27T21:08:00+03:00</text:p>
      <text:p text:style-name="P4">
Description: Ukraine does not hope for the Vatican mediation in negotiations with Moscow, instead greeted the help in the liberation of captives of Ukrainians and the return of Ukrainian children. - Ukrinform.</text:p>
      <text:p text:style-name="P4">
Images: ['<text:a xlink:type="simple" xlink:href="https://static.ukrinform.com/photos/2017_08/thumb_files/630_360_1501758917-5507.jpg" text:style-name="Internet_20_link" text:visited-style-name="Visited_20_Internet_20_Link">
630_360_15017...</text:a>
']</text:p>
      <text:p text:style-name="P4">
Tags: ['Діти', 'Україна', 'Ватикан', 'Росія', 'Єрмак', 'Війна з Росією']</text:p>
      <text:p text:style-name="P4">
Type: Article</text:p>
      <!--METADATA-->
      <text:p text:style-name="P4">
<draw:frame draw:style-name="fr1" draw:name="Image156" text:anchor-type="as-char" svg:width="6.9236in" svg:height="3.956343in" draw:z-index="0">
<draw:image xlink:href="../Images/yкринформ/2023-06-27T21-08-00-03-00/630_360_1501758917-5507.jpg" xlink:type="simple" xlink:show="embed" xlink:actuate="onLoad" draw:mime-type="image/jpeg"/>
</draw:frame>
Ukrainian is hopeful for the Vatican mediation in negotiations with Moscow, instead she would be assisted in the liberation of prisoners of Ukrainians and returning Ukrainian children.</text:p>
      <text:p text:style-name="P4">
This was stated by Presidential Office Andriy Yermak during a meeting with Zavurnalists, commenting on the intention of the Vatican Matteo Special Matteo to visit Moscow on June 29-30, Ukrinform correspondent reports.</text:p>
      <text:p text:style-name="P4">
“We will welcome effort and we will be happy if the representative of the papal throne to help us in the release of prisoners from the Russian captivity and returning the unlawfully deported Ukrainian children. If the goal of the mission is different, we are unnecessary to mediation with Russia. We have a very bad experience in this, to solve the mediation with this country - zero, ”Yermak summed up.</text:p>
      <text:p text:style-name="P4">
<text:span text:style-name="T4">
 Read also: </text:span>
 <text:span text:style-name="T4">
 <text:a xlink:type="simple" xlink:href="https://www.ukrinform.ua/rubric-world/3721221-u-vatikani-30-nobelivskih-laureativ-pidpisali-deklaraciu-za-mir.html" text:style-name="Internet_20_link" text:visited-style-name="Visited_20_Internet_20_Link">
in the Vatican 30 Nobel laureates signed the development for peace</text:a>
</text:span>
</text:p>
      <text:p text:style-name="P4">
As it was reported, the special messenger of Pope Roman Cardinal Matteo Dzuppi28-29 will be on a visit in Russia within the mission <text:span text:style-name="T4">
 <text:a xlink:type="simple" xlink:href="https://www.ukrinform.ua/tag-vatikan" text:style-name="Internet_20_link" text:visited-style-name="Visited_20_Internet_20_Link">
Vatican</text:a>
</text:span>
 With "Achieving Just Peace" in Ukraine.</text:p>
      <text:p text:style-name="P4">
On June 5-6, Cardinal Matteo Dzuppy visited Ukraine. In particular, with President Zelensky, he discussed the situation in Ukraine and the humanities in the framework of the Peace Formula.</text:p>
      <text:p text:style-name="P4">
News Source: <text:a xlink:type="simple" xlink:href="https://www.ukrinform.ua/rubric-polytics/3728514-vatikan-moze-dopomogti-ukraini-vizvolennam-polonenih-i-povernennam-ditej-ermak.html" text:style-name="Internet_20_link" text:visited-style-name="Visited_20_Internet_20_Link">
https://www.ukrinform.ua/rubric-polytics/3728514-vatikan-moze-dopomogti-ukraini-vizvolennam-polonenih-i-povernennam-ditej-ermak.html</text:a>
</text:p>
      <!--NEWS-->
      <text:h text:style-name="P10" text:outline-level="1">
<text:span text:style-name="T4">
In Mykolaiv region another bridge was rebuilt across the Ingulets River</text:span>
</text:h>
      <text:p text:style-name="P4">
Authors: Ukrinform (Person)</text:p>
      <text:p text:style-name="P4">
Publisher: Укринформ (Organization)</text:p>
      <text:p text:style-name="P4">
Published Time: 2023-06-27T21:16:00+03:00</text:p>
      <text:p text:style-name="P4">
Modified Time: 2023-06-27T21:16:00+03:00</text:p>
      <text:p text:style-name="P4">
Description: In Mykolaiv region another bridge was rebuilt across the Ingulets River, which was destroyed by the Russians. The bridge can withstand loads up to 120 tons. - Ukrinform.</text:p>
      <text:p text:style-name="P4">
Images: ['<text:a xlink:type="simple" xlink:href="https://static.ukrinform.com/photos/2023_06/thumb_files/630_360_1687889607-991.jpg" text:style-name="Internet_20_link" text:visited-style-name="Visited_20_Internet_20_Link">
630_360_16878...</text:a>
']</text:p>
      <text:p text:style-name="P4">
Tags: ['Миколаївщина', 'Міст', 'Віталій Кім', 'Відбудова']</text:p>
      <text:p text:style-name="P4">
Type: Article</text:p>
      <!--METADATA-->
      <text:p text:style-name="P4">
<draw:frame draw:style-name="fr1" draw:name="Image157" text:anchor-type="as-char" svg:width="6.9236in" svg:height="3.956343in" draw:z-index="0">
<draw:image xlink:href="../Images/yкринформ/2023-06-27T21-16-00-03-00/630_360_1687889607-991.jpg" xlink:type="simple" xlink:show="embed" xlink:actuate="onLoad" draw:mime-type="image/jpeg"/>
</draw:frame>
The Naikolaev region rebuilt another bridge across the Ingulets River, which was arranged by the Russians. The bridge can withstand loads up to 120 tons.</text:p>
      <text:p text:style-name="P4">
According to Ukrinform, about it in <text:a xlink:type="simple" xlink:href="https://t.me/mykolaivskaODA/5457" text:style-name="Internet_20_link" text:visited-style-name="Visited_20_Internet_20_Link">
telegram</text:a>
The head of the Mykolaiv Regional Military Administration Vitaliy Kimta reported the appropriate video.</text:p>
      <text:p text:style-name="P4">
“In the Halytsyniv community of the Nikolaev area, they put into operation <text:a xlink:type="simple" xlink:href="https://www.ukrinform.ua/tag-mist" text:style-name="Internet_20_link" text:visited-style-name="Visited_20_Internet_20_Link">
Bridge</text:a>
Through the channel of the River Ingular, which was destroyed as a result of hostilities. A new 18 -meter crossing can withstand a load of up to 120 tons, ” - writer Ova.</text:p>
      <text:p text:style-name="P4">
He noted that the bridge transition was rebuilt by the servicemen of the 1st Separate Brigade named after Prince Lev of the State Special Transport Service in the cooperation of the Zimikolaiv Regional Military Administration, the River Ingingulets Directorate and the donors of the Fandering Company United24.</text:p>
      <text:p text:style-name="P4">
Kim thanked everyone who joined the bridge.</text:p>
      <text:p text:style-name="P4">
<text:span text:style-name="T4">
 Read also: </text:span>
 <text:a xlink:type="simple" xlink:href="https://www.ukrinform.ua/rubric-economy/3728437-kubrakov-ocoliv-komisiu-aka-pereviratime-stan-mostiv-smigal.html" text:style-name="Internet_20_link" text:visited-style-name="Visited_20_Internet_20_Link">
Kubrakov headed the commission that will check the condition <text:span text:style-name="T4">
 bridges </text:span>
 - Shmigal</text:a>
As <text:a xlink:type="simple" xlink:href="https://www.mof.gov.ua/uk/news/vidnovlennia_maie_pochatisia_zaraz_prioritetami_ie_zakhist_energosistemi_ta_povernennia_ukraintsiv_do_domu__sergii_marchenko_v_interviu_dlia_lesechos-4078" text:style-name="Internet_20_link" text:visited-style-name="Visited_20_Internet_20_Link">
reported</text:a>
According to the Minister of Finance of Ukraine Serhiy Marchenko, in Ukraine it is important to repair roads and bridges in Ukraine. He recalled that on June 21-22 in London the International Conference on Recovery of Ukraine(Ukraine Recovery Conference)Donor countries have promised to allocate 60 billion euros for the restoration of our country, more than 400 world companies have promised to support it in reconstruction.</text:p>
      <text:p text:style-name="P4">
<text:span text:style-name="T5">
Foto: Vitaliy Kim</text:span>
</text:p>
      <text:p text:style-name="P4">
News Source: <text:a xlink:type="simple" xlink:href="https://www.ukrinform.ua/rubric-vidbudova/3728516-na-mikolaivsini-vidbuduvali-se-odin-mist-cerez-ricku-ingulec.html" text:style-name="Internet_20_link" text:visited-style-name="Visited_20_Internet_20_Link">
https://www.ukrinform.ua/rubric-vidbudova/3728516-na-mikolaivsini-vidbuduvali-se-odin-mist-cerez-ricku-ingulec.html</text:a>
</text:p>
      <!--NEWS-->
      <text:h text:style-name="P10" text:outline-level="1">
<text:span text:style-name="T4">
In Zaporozhye, because of the independent state of shelters, the official was released</text:span>
</text:h>
      <text:p text:style-name="P4">
Authors: Ukrinform (Person)</text:p>
      <text:p text:style-name="P4">
Publisher: Укринформ (Organization)</text:p>
      <text:p text:style-name="P4">
Published Time: 2023-06-27T21:17:00+03:00</text:p>
      <text:p text:style-name="P4">
Modified Time: 2023-06-27T21:17:00+03:00</text:p>
      <text:p text:style-name="P4">
Description: In Zaporizhzhya, due to poor indicators of shelter readiness, the City Council official was released. - Ukrinform.</text:p>
      <text:p text:style-name="P4">
Images: ['<text:a xlink:type="simple" xlink:href="https://static.ukrinform.com/photos/2023_06/thumb_files/630_360_1685871364-376.jpg" text:style-name="Internet_20_link" text:visited-style-name="Visited_20_Internet_20_Link">
630_360_16858...</text:a>
']</text:p>
      <text:p text:style-name="P4">
Tags: ['Звільнення', 'Чиновник', 'Запоріжжя', 'Укриття']</text:p>
      <text:p text:style-name="P4">
Type: Article</text:p>
      <!--METADATA-->
      <text:p text:style-name="P4">
<draw:frame draw:style-name="fr1" draw:name="Image158" text:anchor-type="as-char" svg:width="6.9236in" svg:height="3.956343in" draw:z-index="0">
<draw:image xlink:href="../Images/yкринформ/2023-06-27T21-17-00-03-00/630_360_1685871364-376.jpg" xlink:type="simple" xlink:show="embed" xlink:actuate="onLoad" draw:mime-type="image/jpeg"/>
</draw:frame>
The Uzaporezhi was released from the City Council from the post.</text:p>
      <text:p text:style-name="P4">
About it at a briefing in Ova reported acting The mayor of Zaporizhzhya Anatoliykurtev, Ukrinform correspondent reports.</text:p>
      <text:p text:style-name="P4">
"From July 27, 2023, Valery Filipovich was released from the post of the Head of the Department for Prevention and Civil Protection of the Population of Zaporizhzhya City Radibulo," Kurtev said.</text:p>
      <text:p text:style-name="P4">
The dismissal will also be in the Zaporizhzhya Regional Military Administration. The head of the region Yuri Malashko was they.</text:p>
      <text:p text:style-name="P4">
"Protection and safety of people is the main priority. Officials will be brought to punishments: there is already a release in the city council and the dismissal of officials in the OVA will be released," Malashko assured.</text:p>
      <text:p text:style-name="P4">
<text:span text:style-name="T4">
 Read also: </text:span>
 <text:a xlink:type="simple" xlink:href="https://www.ukrinform.ua/rubric-ato/3728417-urad-doruciv-kamisinu-nevidkladno-napracuvati-risenna-dla-pokrasenna-situacii-z-ukrittami.html" text:style-name="Internet_20_link" text:visited-style-name="Visited_20_Internet_20_Link">
the government has instructed Kamyshyn to immediately develop a solution to improve the situation with <text:span text:style-name="T4">
 shelter </text:span>
 we</text:a>
He stated that the relevant plan was developed, which should bring the shelter as soon as possible. Together with the SESS, representatives of the authorities are conducting regular verification. Instead of those shelters that do not meet the standards, they are instructed to find and put it into operation.</text:p>
      <text:p text:style-name="P4">
Earlier it was reported that in <text:a xlink:type="simple" xlink:href="https://www.ukrinform.ua/tag-zaporizza" text:style-name="Internet_20_link" text:visited-style-name="Visited_20_Internet_20_Link">
Zaporozhye</text:a>
Created a map of current shelters that have acts of verification. More than 900 objects are applied.</text:p>
      <text:p text:style-name="P4">
News Source: <text:a xlink:type="simple" xlink:href="https://www.ukrinform.ua/rubric-regions/3728517-u-zaporizzi-cerez-nezaleznij-stan-ukrittiv-zvilnili-cinovnika.html" text:style-name="Internet_20_link" text:visited-style-name="Visited_20_Internet_20_Link">
https://www.ukrinform.ua/rubric-regions/3728517-u-zaporizzi-cerez-nezaleznij-stan-ukrittiv-zvilnili-cinovnika.html</text:a>
</text:p>
      <!--NEWS-->
      <text:h text:style-name="P10" text:outline-level="1">
<text:span text:style-name="T4">
CHE -2023 Among Youth: Georgia and Portugal's players - in the quarterfinals</text:span>
</text:h>
      <text:p text:style-name="P4">
Authors: Ukrinform (Person)</text:p>
      <text:p text:style-name="P4">
Publisher: Укринформ (Organization)</text:p>
      <text:p text:style-name="P4">
Published Time: 2023-06-27T21:19:00+03:00</text:p>
      <text:p text:style-name="P4">
Modified Time: 2023-06-27T21:19:00+03:00</text:p>
      <text:p text:style-name="P4">
Description: The participants of the 1/4 finals in the Quartet A of the group stage of the final tournament were determined at the European Football Championship (players up to 21st). - Ukrinform.</text:p>
      <text:p text:style-name="P4">
Images: ['<text:a xlink:type="simple" xlink:href="https://static.ukrinform.com/photos/2023_06/thumb_files/630_360_1687889821-297.jpg" text:style-name="Internet_20_link" text:visited-style-name="Visited_20_Internet_20_Link">
630_360_16878...</text:a>
']</text:p>
      <text:p text:style-name="P4">
Tags: ['Футбол']</text:p>
      <text:p text:style-name="P4">
Type: Article</text:p>
      <!--METADATA-->
      <text:p text:style-name="P4">
<draw:frame draw:style-name="fr1" draw:name="Image159" text:anchor-type="as-char" svg:width="6.9236in" svg:height="3.956343in" draw:z-index="0">
<draw:image xlink:href="../Images/yкринформ/2023-06-27T21-19-00-03-00/630_360_1687889821-297.jpg" xlink:type="simple" xlink:show="embed" xlink:actuate="onLoad" draw:mime-type="image/jpeg"/>
</draw:frame>
Gridge Championships in Europe in football(Players up to 21st)Participants of the 1/4 finals in the quartet A group stage of the final tournament were determined.</text:p>
      <text:p text:style-name="P4">
Georgia and Portugal's players came to the quarterfinals of the competition, reports Ukrinform.</text:p>
      <text:p text:style-name="P4">
The Georgians in the final round of the group stage were drawn with the team of the Niethland - 1: 1, and the Portuguese won the Belgians -2: 1 in the last minutes.</text:p>
      <text:p text:style-name="P4">
Tournament: Georgia - 5 points, Portugal - 4, the Netherlands - 3, Belgium -2.</text:p>
      <text:p text:style-name="P4">
<text:span text:style-name="T4">
 Read also: </text:span>
 <text:a xlink:type="simple" xlink:href="https://www.ukrinform.ua/rubric-sports/3728153-ukrainska-molodizka-u-statusi-cvertfinalistki-evro-zigrae-z-ispanieu.html" text:style-name="Internet_20_link" text:visited-style-name="Visited_20_Internet_20_Link">
Ukrainian "youth" in the status of quarterfinalist eurovatics with Spain</text:a>
In matches for release up to 1/2 finals Euro-2023(U21)Georgia and Portugal will be in accordance with the second and first team of group B, the leader will be determined in the duel by Ukraine - Spain.</text:p>
      <text:p text:style-name="P4">
Photo: Getty Images.</text:p>
      <text:p text:style-name="P4">
News Source: <text:a xlink:type="simple" xlink:href="https://www.ukrinform.ua/rubric-sports/3728518-ce2023-sered-molodi-futbolisti-gruzii-ta-portugalii-u-cvertfinali.html" text:style-name="Internet_20_link" text:visited-style-name="Visited_20_Internet_20_Link">
https://www.ukrinform.ua/rubric-sports/3728518-ce2023-sered-molodi-futbolisti-gruzii-ta-portugalii-u-cvertfinali.html</text:a>
</text:p>
      <!--NEWS-->
      <text:h text:style-name="P10" text:outline-level="1">
<text:span text:style-name="T4">
The US announced new steps on Wagner PEC this week</text:span>
</text:h>
      <text:p text:style-name="P4">
Authors: Ukrinform (Person)</text:p>
      <text:p text:style-name="P4">
Publisher: Укринформ (Organization)</text:p>
      <text:p text:style-name="P4">
Published Time: 2023-06-27T21:21:00+03:00</text:p>
      <text:p text:style-name="P4">
Modified Time: 2023-06-27T21:21:00+03:00</text:p>
      <text:p text:style-name="P4">
Description: The United States Government plans to take additional steps to hold Wagner Merzes accountable for crimes committed in Ukraine and other regions. - Ukrinform.</text:p>
      <text:p text:style-name="P4">
Images: ['<text:a xlink:type="simple" xlink:href="https://static.ukrinform.com/photos/2019_05/thumb_files/630_360_1556690028-879.jpg" text:style-name="Internet_20_link" text:visited-style-name="Visited_20_Internet_20_Link">
630_360_15566...</text:a>
']</text:p>
      <text:p text:style-name="P4">
Tags: ['США', 'Держдеп', 'ПВК "Вагнера"']</text:p>
      <text:p text:style-name="P4">
Type: Article</text:p>
      <!--METADATA-->
      <text:p text:style-name="P4">
<draw:frame draw:style-name="fr1" draw:name="Image160" text:anchor-type="as-char" svg:width="6.9236in" svg:height="3.956343in" draw:z-index="0">
<draw:image xlink:href="../Images/yкринформ/2023-06-27T21-21-00-03-00/630_360_1556690028-879.jpg" xlink:type="simple" xlink:show="embed" xlink:actuate="onLoad" draw:mime-type="image/jpeg"/>
</draw:frame>
Government -combined states plan to take additional steps to bring Wagner's mercenaries to justice for crimes committed in Ukraine and other regions.</text:p>
      <text:p text:style-name="P4">
This was stated at a pressing by a spokesman for US State Department Matthew Miller, Ukrinform correspondent reports.</text:p>
      <text:p text:style-name="P4">
"In the near future, keep track of the updates, you will see additional steps from the part of the states to hold them accountable for the committed," - said the State Department representative.</text:p>
      <text:p text:style-name="P4">
He said that new steps are expected this week.</text:p>
      <text:p text:style-name="P4">
<text:span text:style-name="T4">
 Read also: </text:span>
 <text:span text:style-name="T4">
 [Duda consists(https://www.ukrinform.ua/rubric-world/3728453-duda-vvazae-peremisenna-pvk-vagner-do-bilorusi-duze-negativnim-signalom.html)</text:span>
</text:p>
      <text:p text:style-name="P4">
As reported by Ukrinform, the day before, US Secretary of State Anthony Blinken stated that the military rebellion of mercenaries with <text:span text:style-name="T4">
 <text:a xlink:type="simple" xlink:href="https://www.ukrinform.ua/tag-pvk-vagnera" text:style-name="Internet_20_link" text:visited-style-name="Visited_20_Internet_20_Link">
PVC "Wagner"</text:a>
</text:span>
 Last week, led by the Prishozhin, shown "cracks" in Putin's power.</text:p>
      <text:p text:style-name="P4">
<text:span text:style-name="T4">
 Read also: </text:span>
 <text:span text:style-name="T4">
 <text:a xlink:type="simple" xlink:href="https://www.ukrinform.ua/rubric-world/3728434-lukasenko-pidtverdiv-pributta-prigozina-do-bilorusi.html" text:style-name="Internet_20_link" text:visited-style-name="Visited_20_Internet_20_Link">
Lukashenko confirmed Prigogine's arrival to Belarus</text:a>
</text:span>
</text:p>
      <text:p text:style-name="P4">
At the same time, the head of American diplomacy expressed confidence that the final act of developing the situation in Russia is still ahead.</text:p>
      <text:p text:style-name="P4">
News Source: <text:a xlink:type="simple" xlink:href="https://www.ukrinform.ua/rubric-world/3728520-u-ssa-anonsuvali-novi-kroki-sodo-pvk-vagner-cogo-tizna.html" text:style-name="Internet_20_link" text:visited-style-name="Visited_20_Internet_20_Link">
https://www.ukrinform.ua/rubric-world/3728520-u-ssa-anonsuvali-novi-kroki-sodo-pvk-vagner-cogo-tizna.html</text:a>
</text:p>
      <!--NEWS-->
      <text:h text:style-name="P10" text:outline-level="1">
<text:span text:style-name="T4">
Hague started a preparatory event for NATO summit</text:span>
</text:h>
      <text:p text:style-name="P4">
Authors: Ukrinform (Person)</text:p>
      <text:p text:style-name="P4">
Publisher: Укринформ (Organization)</text:p>
      <text:p text:style-name="P4">
Published Time: 2023-06-27T21:26:00+03:00</text:p>
      <text:p text:style-name="P4">
Modified Time: 2023-06-27T21:26:00+03:00</text:p>
      <text:p text:style-name="P4">
Description: The Hague has started a preparatory event for the NATO summit, which is initiated by the Prime Minister of the Netherlands Mark Rutte and NATO Secretary General Jens Stoltenberg. - Ukrinform.</text:p>
      <text:p text:style-name="P4">
Images: ['<text:a xlink:type="simple" xlink:href="https://static.ukrinform.com/photos/2023_06/thumb_files/630_360_1687890860-356.jpeg" text:style-name="Internet_20_link" text:visited-style-name="Visited_20_Internet_20_Link">
630_360_16878...</text:a>
']</text:p>
      <text:p text:style-name="P4">
Tags: ['Гаага', 'Рютте', 'Саміт НАТО', 'Столтенберг']</text:p>
      <text:p text:style-name="P4">
Type: Article</text:p>
      <!--METADATA-->
      <text:p text:style-name="P4">
<draw:frame draw:style-name="fr1" draw:name="Image161" text:anchor-type="as-char" svg:width="6.9236in" svg:height="3.956343in" draw:z-index="0">
<draw:image xlink:href="../Images/yкринформ/2023-06-27T21-26-00-03-00/630_360_1687890860-356.jpeg" xlink:type="simple" xlink:show="embed" xlink:actuate="onLoad" draw:mime-type="image/jpeg"/>
</draw:frame>
He was a preparatory event at the NATO summit, which is initiated by the NATO Rytte and NATO Secretary General Jinsastoltenberg.</text:p>
      <text:p text:style-name="P4">
According to the Ukrinform correspondent in Hague, on Tuesday, June 27, 2023, the University Hague began a meeting in preparation for NATO Summit, which should take place in Vilnius on July 11 and 12.</text:p>
      <text:p text:style-name="P4">
Secretary General [NATO] first arrived in the event <text:a xlink:type="simple" xlink:href="https://www.ukrinform.ua/tag-nato" text:style-name="Internet_20_link" text:visited-style-name="Visited_20_Internet_20_Link">
NATO</text:a>
Jens Stoltenberg, after which the Netherlands Mark Rutte, together, gave other participants in the Netherlands.</text:p>
      <text:p text:style-name="P4">
The event is attended by Lithuanian President Gitanas Nauseda, President of Poland Duda, Romania President Klaus Johannis, Prime Minister Belgiumalexer de Kroo, Prime Minister of Norwegian Jonas Gar Stere, Prime Minister.</text:p>
      <text:p text:style-name="P4">
During this meeting, its participants discuss the Russian Federation in Ukraine and security in the world.</text:p>
      <text:p text:style-name="P4">
As it was reported, since the beginning of the Russian invasion of NATO and the Union countries continue to provide Ukraine with significant political, economic, humanitarian and military assistance. The continuation and increase of such assistance will be one of the main topics during the meeting of the heads of state and governments of the country, which will take place in Vilnius on July 11-12.</text:p>
      <text:p text:style-name="P4">
NATO Secretary General Jens Stoltenberg noted at one of the latest pre -conferences that NATO Allies agree that Ukraine became the Alliance, but will not consider the issue of its formal invitation to enter during the Vilnius Summit.</text:p>
      <text:p text:style-name="P4">
*!(https://www.ukrinform.ua/rubric-polytics/3728503-ukraina-ocikue-na-samiti-u-vilnusi-duze-silnogo-signalu-sodo-vstupu-v-nato-ermak.html)He noted that the decisions made during a summit in Vilnius would lead Ukraine to NATO.</text:p>
      <text:p text:style-name="P4">
At all levels, the Ukrainian side emphasized that the assurances that "Ukrainian member of the Alliance", which were heard during the NATO Bucharest Summit in 2008, were not enough.</text:p>
      <text:p text:style-name="P4">
News Source: <text:a xlink:type="simple" xlink:href="https://www.ukrinform.ua/rubric-world/3728519-u-gaazi-startuvav-pidgotovcij-zahid-do-samitu-nato.html" text:style-name="Internet_20_link" text:visited-style-name="Visited_20_Internet_20_Link">
https://www.ukrinform.ua/rubric-world/3728519-u-gaazi-startuvav-pidgotovcij-zahid-do-samitu-nato.html</text:a>
</text:p>
      <!--NEWS-->
      <text:h text:style-name="P10" text:outline-level="1">
<text:span text:style-name="T4">
Polish foresters handed over the Armed Forces of SUV and drones</text:span>
</text:h>
      <text:p text:style-name="P4">
Authors: Ukrinform (Person)</text:p>
      <text:p text:style-name="P4">
Publisher: Укринформ (Organization)</text:p>
      <text:p text:style-name="P4">
Published Time: 2023-06-27T21:29:00+03:00</text:p>
      <text:p text:style-name="P4">
Modified Time: 2023-06-27T21:29:00+03:00</text:p>
      <text:p text:style-name="P4">
Description: Poland foresters transferred 22 SUVs and 22 drones for the Armed Forces of Ukraine. - Ukrinform.</text:p>
      <text:p text:style-name="P4">
Images: ['<text:a xlink:type="simple" xlink:href="https://static.ukrinform.com/photos/2023_06/thumb_files/630_360_1687890177-463.jpg" text:style-name="Internet_20_link" text:visited-style-name="Visited_20_Internet_20_Link">
630_360_16878...</text:a>
']</text:p>
      <text:p text:style-name="P4">
Tags: ['Автомобіль', 'Польща', 'ЗСУ', 'Дрон']</text:p>
      <text:p text:style-name="P4">
Type: Article</text:p>
      <!--METADATA-->
      <text:p text:style-name="P4">
<draw:frame draw:style-name="fr1" draw:name="Image167" text:anchor-type="as-char" svg:width="6.9236in" svg:height="3.956343in" draw:z-index="0">
<draw:image xlink:href="../Images/yкринформ/2023-06-27T21-29-00-03-00/630_360_1687890177-463.jpg" xlink:type="simple" xlink:show="embed" xlink:actuate="onLoad" draw:mime-type="image/jpeg"/>
</draw:frame>
The foresters of the Armed Forces of Ukraine 22 SUVs and 22 drones were handed over to the Armed Forces of Ukraine.</text:p>
      <text:p text:style-name="P4">
This was reported in. at. General Director of SE "Forests of Ukraine" Yuriybolokhovets in <text:a xlink:type="simple" xlink:href="https://www.facebook.com/permalink.php" text:style-name="Internet_20_link" text:visited-style-name="Visited_20_Internet_20_Link">
Facebook</text:a>
, reports Ukrinform.</text:p>
      <text:p text:style-name="P4">
"We pass on the Armed Forces 22 SUVs and 22 drones from Polish foresters," Bolokhovets reported.</text:p>
      <text:p text:style-name="P4">
According to him, 117 cars, 74 drones, 35 thermal imagers, 20 generators, 1.5 thousand sets of backpacks, etc. have already been received during a full -scale invasion of the Polish forestry.</text:p>
      <text:p text:style-name="P4">
<text:span text:style-name="T4">
 Read also: </text:span>
 <text:a xlink:type="simple" xlink:href="https://www.ukrinform.ua/rubric-world/3720857-pivdenna-korea-ta-polsa-planuut-razom-rozroblati-kolisnu-bronetehniku.html" text:style-name="Internet_20_link" text:visited-style-name="Visited_20_Internet_20_Link">
South Korea and <text:span text:style-name="T4">
 Poland </text:span>
 plan to develop cordial armored vehicles</text:a>
In addition to machinery for the military, the Polish side handed over to Ukraine, on June 27, and54 units of forestry, which will be distributed between the southern and eastern region, where the forest needs the fastest recovery.</text:p>
      <text:p text:style-name="P4">
As it was reported, soon the Ministry of Internal Affairs <text:a xlink:type="simple" xlink:href="https://www.ukrinform.ua/tag-polsa" text:style-name="Internet_20_link" text:visited-style-name="Visited_20_Internet_20_Link">
Poland</text:a>
will put the units of the Ministry of Internal Affairs of Ukraine- National Guard, Police and Border Service <text:a xlink:type="simple" xlink:href="https://www.ukrinform.ua/rubric-ato/3727859-polsa-vidpravit-ukrainskim-silovikam-tisaci-avtomativ-i-miljoni-naboiv.html" text:style-name="Internet_20_link" text:visited-style-name="Visited_20_Internet_20_Link">
thousands of machines and millions of ammunition</text:a>
.  Photo: Yuri Bolokhovets, Facebook</text:p>
      <text:p text:style-name="P4">
News Source: <text:a xlink:type="simple" xlink:href="https://www.ukrinform.ua/rubric-ato/3728521-polski-lisivniki-peredali-zsu-partiu-pozaslahovikiv-i-droniv.html" text:style-name="Internet_20_link" text:visited-style-name="Visited_20_Internet_20_Link">
https://www.ukrinform.ua/rubric-ato/3728521-polski-lisivniki-peredali-zsu-partiu-pozaslahovikiv-i-droniv.html</text:a>
</text:p>
      <!--NEWS-->
      <text:h text:style-name="P10" text:outline-level="1">
<text:span text:style-name="T4">
Danilov named the camps for "Wagnerians" in Belarus "Ordinary IPSO"</text:span>
</text:h>
      <text:p text:style-name="P4">
Authors: Ukrinform (Person)</text:p>
      <text:p text:style-name="P4">
Publisher: Укринформ (Organization)</text:p>
      <text:p text:style-name="P4">
Published Time: 2023-06-27T21:32:00+03:00</text:p>
      <text:p text:style-name="P4">
Modified Time: 2023-06-27T21:32:00+03:00</text:p>
      <text:p text:style-name="P4">
Description: The report of allegedly camps for "Wagnerivtsi" in Belarus is an information and psychological special operation, because Alexander Lukashenko will not allow it. - Ukrinform.</text:p>
      <text:p text:style-name="P4">
Images: ['<text:a xlink:type="simple" xlink:href="https://static.ukrinform.com/photos/2023_04/thumb_files/630_360_1680783799-703.jpg" text:style-name="Internet_20_link" text:visited-style-name="Visited_20_Internet_20_Link">
630_360_16807...</text:a>
']</text:p>
      <text:p text:style-name="P4">
Tags: ['Білорусь', 'РНБО', 'Данілов', 'ІПСО']</text:p>
      <text:p text:style-name="P4">
Type: Article</text:p>
      <!--METADATA-->
      <text:p text:style-name="P4">
<draw:frame draw:style-name="fr1" draw:name="Image168" text:anchor-type="as-char" svg:width="6.9236in" svg:height="3.956343in" draw:z-index="0">
<draw:image xlink:href="../Images/yкринформ/2023-06-27T21-32-00-03-00/630_360_1680783799-703.jpg" xlink:type="simple" xlink:show="embed" xlink:actuate="onLoad" draw:mime-type="image/jpeg"/>
</draw:frame>
The report of allegedly camps for "Wagnerivtsi" in the territory of Belarus is a special-operation, because Alexander Lukashenko will not allow this.</text:p>
      <text:p text:style-name="P4">
This opinion was expressed by the Secretary of the National Security and Defense Council of Ukraine Oleksiy Danilov on the air of the national telephone "Unified News", Ukrinform correspondent reports.</text:p>
      <text:p text:style-name="P4">
“Lukashenko is a very experienced politician, he has been in power since 1994 ... He will ever allow anyone to build any camps in his territory. This is an exclusion. These are the Russians spread to make certain IPSO or influence our Ukraine, Poland, Lithuania, which have borders with <text:a xlink:type="simple" xlink:href="https://www.ukrinform.ua/tag-bilorus" text:style-name="Internet_20_link" text:visited-style-name="Visited_20_Internet_20_Link">
Belarus</text:a>
. This is a regular special operation. I get sick that Lukashenko will allow Putin to make a separate private army on his own, which will not be under control, ”Danilov said.</text:p>
      <text:p text:style-name="P4">
According to him, the situation in Russia proves that there can be no multi -private military companies in the country, since it all ends with a relationship between them.</text:p>
      <text:p text:style-name="P4">
<text:span text:style-name="T4">
 Read also: </text:span>
 <text:a xlink:type="simple" xlink:href="https://www.ukrinform.ua/rubric-polytics/3728485-prigozin-ne-e-samostijnou-figurou-za-nim-stoat-ludi-v-pogonah-danilov.html" text:style-name="Internet_20_link" text:visited-style-name="Visited_20_Internet_20_Link">
Prigogine is not an independent figure, behind it are people in the way - Danilov</text:a>
Commenting on the permission of the leader of the Wagner PEC "Yevgeny Prigogine Summeria Belarus, the NSDC secretary reminded that Lukashenko promised a union state with the Russian Federation for many years and at the same time constantly" pulls "money from the Russian budget.</text:p>
      <text:p text:style-name="P4">
“It is a person who created the so -called union in the times of Yeltsin. This is a fairly fox, there will be no union there, and it works for its interests, ”the Secretary of the Radbeza said.</text:p>
      <text:p text:style-name="P4">
At the same time, Danilov once again expressed his conviction that the world should be prepared by the Russian Federation.</text:p>
      <text:p text:style-name="P4">
“Any events can be a catalyst for this, and the world must be prepared. Because the collapse of Russia is inevitable, ”he stressed.</text:p>
      <text:p text:style-name="P4">
As for the situation on the front, according to the Secretary of the Radbeza, there are heavy battles, Ukrainian military "every day move forward, forward and once again ahead, and what is our, Ukrainian plan, how we have to move forward, it becomes erected" .</text:p>
      <text:p text:style-name="P4">
As reported by Ukrinform, <text:a xlink:type="simple" xlink:href="https://www.ukrinform.ua/rubric-other_news/3727120-zakolot-prigozina-vse-so-vidomo-na-cej-moment.html" text:style-name="Internet_20_link" text:visited-style-name="Visited_20_Internet_20_Link">
the leader of PEC "Wagner" Yevgeny Prigogin on June 23 he painted Demarsh against the Russian military leadership</text:a>
In particular against Russian Defense Minister Sergei Shoig.<text:a xlink:type="simple" xlink:href="https://www.ukrinform.ua/rubric-world/3728453-duda-vvazae-peremisenna-pvk-vagner-do-bilorusi-duze-negativnim-signalom.html" text:style-name="Internet_20_link" text:visited-style-name="Visited_20_Internet_20_Link">
President of Poland Andrzej Duda thinks</text:a>
that the movement of Wagner PEC and its leader Eugene Prigogine Dobilorus are a "very negative signal".</text:p>
      <text:p text:style-name="P4">
News Source: <text:a xlink:type="simple" xlink:href="https://www.ukrinform.ua/rubric-ato/3728522-danilov-nazvav-povidomlenna-pro-tabori-dla-vagnerivciv-u-bilorusi-zvicajnou-ipso.html" text:style-name="Internet_20_link" text:visited-style-name="Visited_20_Internet_20_Link">
https://www.ukrinform.ua/rubric-ato/3728522-danilov-nazvav-povidomlenna-pro-tabori-dla-vagnerivciv-u-bilorusi-zvicajnou-ipso.html</text:a>
</text:p>
      <!--NEWS-->
      <text:h text:style-name="P10" text:outline-level="1">
<text:span text:style-name="T4">
Ermak is surprised by Israel's neutral position on the war of the Russian Federation against Ukraine</text:span>
</text:h>
      <text:p text:style-name="P4">
Authors: Ukrinform (Person)</text:p>
      <text:p text:style-name="P4">
Publisher: Укринформ (Organization)</text:p>
      <text:p text:style-name="P4">
Published Time: 2023-06-27T21:41:00+03:00</text:p>
      <text:p text:style-name="P4">
Modified Time: 2023-06-27T21:41:00+03:00</text:p>
      <text:p text:style-name="P4">
Description: The position of Israel cannot be neutral in view of the war and crimes committed by Russia and it committed in Ukraine.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Ізраїль', 'Україна', 'Єрмак', 'Війна з Росією']</text:p>
      <text:p text:style-name="P4">
Type: Article</text:p>
      <!--METADATA-->
      <text:p text:style-name="P4">
<draw:frame draw:style-name="fr1" draw:name="Image169" text:anchor-type="as-char" svg:width="6.9236in" svg:height="3.956343in" draw:z-index="0">
<draw:image xlink:href="../Images/yкринформ/2023-06-27T21-41-00-03-00/630_360_1687457216-618.jpeg" xlink:type="simple" xlink:show="embed" xlink:actuate="onLoad" draw:mime-type="image/jpeg"/>
</draw:frame>
The position ofisrael cannot be neutral in view of the war and crime in Ukraine.</text:p>
      <text:p text:style-name="P4">
This belief was expressed by the head of the Presidential Office Andriy Yermak at a meeting with Zavurnalists, Ukrinform correspondent reports.</text:p>
      <text:p text:style-name="P4">
Yermak stated that he did not understand why Israel as a state is not clearly declared to "absolutely inadequate" statements by Russian President Vladimirputin, who, in particular, called President of Ukraine Vladimir Zelensky "shame of the Jewish people."</text:p>
      <text:p text:style-name="P4">
"I don't understand why Netanyag(Israeli Prime Minister Benjamin Netanyag-Ed.)He did not come to Kiev. Why this did not happen even after the arrival of the holy places - in Uman, in Babi Yar, " - said OP.</text:p>
      <text:p text:style-name="P4">
<text:span text:style-name="T4">
 Read also: </text:span>
 <text:span text:style-name="T4">
 <text:a xlink:type="simple" xlink:href="https://www.ukrinform.ua/rubric-polytics/3727558-posolstvo-ukraini-rozkritikuvalo-politiku-uradu-izrailu-sodo-rf-i-zaklikalo-pidtrimati-kiiv.html" text:style-name="Internet_20_link" text:visited-style-name="Visited_20_Internet_20_Link">
Embassy of Ukraine criticized the government's policy on the Russian Federation and urged to support Kiev</text:a>
</text:span>
</text:p>
      <text:p text:style-name="P4">
He noted that Israel was providing considerable humanitarian assistance to Ukraine, and the opinion that help could be much more serious.</text:p>
      <text:p text:style-name="P4">
"I do not know if the word" should "should be used, so I use the word" can "much more. For example, they know how to knock down Iranian drones. As no one is. Israel should be on the side of light, so we consider. This is what others consider partners, in particular, the United States, ”Yermak said.</text:p>
      <text:p text:style-name="P4">
<text:span text:style-name="T4">
 Read also: </text:span>
 <text:span text:style-name="T4">
 [Ukrainian Ambassador called the post -criticism(https://www.ukrinform.ua/rubric-polytics/3728221-ukrainskogo-posla-viklikali-do-mzs-izrailu-pisla-kritiki-politiki-uradu.html)</text:span>
</text:p>
      <text:p text:style-name="P4">
As <text:span text:style-name="T4">
 <text:a xlink:type="simple" xlink:href="https://www.ukrinform.ua/rubric-polytics/3727558-posolstvo-ukraini-rozkritikuvalo-politiku-uradu-izrailu-sodo-rf-i-zaklikalo-pidtrimati-kiiv.html" text:style-name="Internet_20_link" text:visited-style-name="Visited_20_Internet_20_Link">
reported</text:a>
</text:span>
, the Embassy of Ukraine in the State of Israel was the Israeli government to change its position on the Russian Federation and to support Ukraine by Ukraine in the fight against the aggressor.</text:p>
      <text:p text:style-name="P4">
After that, the ambassador of Ukraine Yevgeny Korniychuk was summoned to the Ministries of Agricultural Affairs <text:span text:style-name="T4">
 <text:a xlink:type="simple" xlink:href="https://www.ukrinform.ua/tag-izrail" text:style-name="Internet_20_link" text:visited-style-name="Visited_20_Internet_20_Link">
Israel</text:a>
</text:span>
.</text:p>
      <text:p text:style-name="P4">
In an interview, the Head of Israeli Netanyaga Benjamin Netanyag said that his country is being re-enhancing in a special situation than Poland, Germany, France, or any country.According to Netanyag, Israel is also concerned that any systems provided to Ukraine will be used against them as Doorana may get. In his opinion, a balanced way in which Israel acts is correct.</text:p>
      <text:p text:style-name="P4">
News Source: <text:a xlink:type="simple" xlink:href="https://www.ukrinform.ua/rubric-polytics/3728525-ermak-zdivovanij-nejtralnou-pozicieu-izrailu-sodo-vijni-rf-proti-ukraini.html" text:style-name="Internet_20_link" text:visited-style-name="Visited_20_Internet_20_Link">
https://www.ukrinform.ua/rubric-polytics/3728525-ermak-zdivovanij-nejtralnou-pozicieu-izrailu-sodo-vijni-rf-proti-ukraini.html</text:a>
</text:p>
      <!--NEWS-->
      <text:h text:style-name="P10" text:outline-level="1">
<text:span text:style-name="T4">
Ermak is surprised by Israel's neutral position on the war of the Russian Federation against Ukraine</text:span>
</text:h>
      <text:p text:style-name="P4">
Authors: Ukrinform (Person)</text:p>
      <text:p text:style-name="P4">
Publisher: Укринформ (Organization)</text:p>
      <text:p text:style-name="P4">
Published Time: 2023-06-27T21:41:00+03:00</text:p>
      <text:p text:style-name="P4">
Modified Time: 2023-06-27T21:41:00+03:00</text:p>
      <text:p text:style-name="P4">
Description: The position of Israel cannot be neutral in view of the war and crimes committed by Russia and it committed in Ukraine.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Ізраїль', 'Україна', 'Єрмак', 'Війна з Росією']</text:p>
      <text:p text:style-name="P4">
Type: Article</text:p>
      <!--METADATA-->
      <text:p text:style-name="P4">
<draw:frame draw:style-name="fr1" draw:name="Image170" text:anchor-type="as-char" svg:width="6.9236in" svg:height="3.956343in" draw:z-index="0">
<draw:image xlink:href="../Images/yкринформ/2023-06-27T21-41-00-03-00/630_360_1687457216-618.jpeg" xlink:type="simple" xlink:show="embed" xlink:actuate="onLoad" draw:mime-type="image/jpeg"/>
</draw:frame>
The position ofisrael cannot be neutral in view of the war and crime in Ukraine.</text:p>
      <text:p text:style-name="P4">
This belief was expressed by the head of the Presidential Office Andriy Yermak at a meeting with Zavurnalists, Ukrinform correspondent reports.</text:p>
      <text:p text:style-name="P4">
Yermak stated that he did not understand why Israel as a state is not clearly declared to "absolutely inadequate" statements by Russian President Vladimirputin, who, in particular, called President of Ukraine Vladimir Zelensky "shame of the Jewish people."</text:p>
      <text:p text:style-name="P4">
"I don't understand why Netanyag(Israeli Prime Minister Benjamin Netanyag-Ed.)He did not come to Kiev. Why this did not happen even after the arrival of the holy places - in Uman, in Babi Yar, " - said OP.</text:p>
      <text:p text:style-name="P4">
<text:span text:style-name="T4">
 Read also: </text:span>
 <text:span text:style-name="T4">
 <text:a xlink:type="simple" xlink:href="https://www.ukrinform.ua/rubric-polytics/3727558-posolstvo-ukraini-rozkritikuvalo-politiku-uradu-izrailu-sodo-rf-i-zaklikalo-pidtrimati-kiiv.html" text:style-name="Internet_20_link" text:visited-style-name="Visited_20_Internet_20_Link">
Embassy of Ukraine criticized the government's policy on the Russian Federation and urged to support Kiev</text:a>
</text:span>
</text:p>
      <text:p text:style-name="P4">
He noted that Israel was providing considerable humanitarian assistance to Ukraine, and the opinion that help could be much more serious.</text:p>
      <text:p text:style-name="P4">
"I do not know if the word" should "should be used, so I use the word" can "much more. For example, they know how to knock down Iranian drones. As no one is. Israel should be on the side of light, so we consider. This is what others consider partners, in particular, the United States, ”Yermak said.</text:p>
      <text:p text:style-name="P4">
<text:span text:style-name="T4">
 Read also: </text:span>
 <text:span text:style-name="T4">
 [Ukrainian Ambassador called the post -criticism(https://www.ukrinform.ua/rubric-polytics/3728221-ukrainskogo-posla-viklikali-do-mzs-izrailu-pisla-kritiki-politiki-uradu.html)</text:span>
</text:p>
      <text:p text:style-name="P4">
As <text:span text:style-name="T4">
 <text:a xlink:type="simple" xlink:href="https://www.ukrinform.ua/rubric-polytics/3727558-posolstvo-ukraini-rozkritikuvalo-politiku-uradu-izrailu-sodo-rf-i-zaklikalo-pidtrimati-kiiv.html" text:style-name="Internet_20_link" text:visited-style-name="Visited_20_Internet_20_Link">
reported</text:a>
</text:span>
, the Embassy of Ukraine in the State of Israel was the Israeli government to change its position on the Russian Federation and to support Ukraine by Ukraine in the fight against the aggressor.</text:p>
      <text:p text:style-name="P4">
After that, the ambassador of Ukraine Yevgeny Korniychuk was summoned to the Ministries of Agricultural Affairs <text:span text:style-name="T4">
 <text:a xlink:type="simple" xlink:href="https://www.ukrinform.ua/tag-izrail" text:style-name="Internet_20_link" text:visited-style-name="Visited_20_Internet_20_Link">
Israel</text:a>
</text:span>
.</text:p>
      <text:p text:style-name="P4">
In an interview, the Head of Israeli Netanyaga Benjamin Netanyag said that his country is being re-enhancing in a special situation than Poland, Germany, France, or any country.According to Netanyag, Israel is also concerned that any systems provided to Ukraine will be used against them as Doorana may get. In his opinion, a balanced way in which Israel acts is correct.</text:p>
      <text:p text:style-name="P4">
News Source: <text:a xlink:type="simple" xlink:href="https://www.ukrinform.ua/rubric-polytics/3728525-ermak-zdivovanij-nejtralnou-pozicieu-izrailu-sodo-vijni-rf-proti-ukraini.html" text:style-name="Internet_20_link" text:visited-style-name="Visited_20_Internet_20_Link">
https://www.ukrinform.ua/rubric-polytics/3728525-ermak-zdivovanij-nejtralnou-pozicieu-izrailu-sodo-vijni-rf-proti-ukraini.html</text:a>
</text:p>
      <!--NEWS-->
      <text:h text:style-name="P10" text:outline-level="1">
<text:span text:style-name="T4">
Lukashenko sheltered Prigogine in the interests of the Kremlin - State Department</text:span>
</text:h>
      <text:p text:style-name="P4">
Authors: Ukrinform (Person)</text:p>
      <text:p text:style-name="P4">
Publisher: Укринформ (Organization)</text:p>
      <text:p text:style-name="P4">
Published Time: 2023-06-27T21:49:00+03:00</text:p>
      <text:p text:style-name="P4">
Modified Time: 2023-06-27T21:49:00+03:00</text:p>
      <text:p text:style-name="P4">
Description: Official Washington believes that the actions of Alexander Lukashenko, who has sheltered the military criminal Yevgeny Prigogine in Belarus, contribute to the interests of the Kremlin, not Belarus. - Ukrinform.</text:p>
      <text:p text:style-name="P4">
Images: ['<text:a xlink:type="simple" xlink:href="https://static.ukrinform.com/photos/2021_12/thumb_files/630_360_1640869831-423.jpg" text:style-name="Internet_20_link" text:visited-style-name="Visited_20_Internet_20_Link">
630_360_16408...</text:a>
']</text:p>
      <text:p text:style-name="P4">
Tags: ['Кремль', 'Лукашенко', 'Держдеп', 'Пригожин']</text:p>
      <text:p text:style-name="P4">
Type: Article</text:p>
      <!--METADATA-->
      <text:p text:style-name="P4">
<draw:frame draw:style-name="fr1" draw:name="Image171" text:anchor-type="as-char" svg:width="6.9236in" svg:height="3.956343in" draw:z-index="0">
<draw:image xlink:href="../Images/yкринформ/2023-06-27T21-49-00-03-00/630_360_1640869831-423.jpg" xlink:type="simple" xlink:show="embed" xlink:actuate="onLoad" draw:mime-type="image/jpeg"/>
</draw:frame>
Official Vashington believes that the actions of Alexander Lukashenko, who has sheltered the military of Yevgeny Prigogine in Belarus, contribute to the interests of the Kremlin, and Nebalerus.</text:p>
      <text:p text:style-name="P4">
This was stated by a spokesman for US State Department Matthyumiller at a press cluster, Ukrinform correspondent reports.</text:p>
      <text:p text:style-name="P4">
“Lukashenko's decision to take it(Prigozhin - ed.)In <text:a xlink:type="simple" xlink:href="https://www.ukrinform.ua/tag-bilorus" text:style-name="Internet_20_link" text:visited-style-name="Visited_20_Internet_20_Link">
Belarus</text:a>
In fact, it indicates that it is vintage to take steps not in the interests of its people, but in the interests of the Kremlin, ”the US foreign policy said.</text:p>
      <text:p text:style-name="P4">
He emphasized that the United States closely monitor the activities of Wagner PEC in Ukraine and in Africa, as well as at any other point in the world where it would work. Miller noted that the activity of "Wagnerians" harms the interests of Ukraine where they are.</text:p>
      <text:p text:style-name="P4">
<text:span text:style-name="T4">
 Read also: </text:span>
 <text:a xlink:type="simple" xlink:href="https://www.ukrinform.ua/rubric-polytics/3728485-prigozin-ne-e-samostijnou-figurou-za-nim-stoat-ludi-v-pogonah-danilov.html" text:style-name="Internet_20_link" text:visited-style-name="Visited_20_Internet_20_Link">
<text:span text:style-name="T4">
 Prigogine </text:span>
 is not an independent figure, behind it are people of shoulder straps - Danilov</text:a>
As reported <text:a xlink:type="simple" xlink:href="https://www.ukrinform.ua/rubric-world/3728520-u-ssa-anonsuvali-novi-kroki-sodo-pvk-vagner-cogo-tizna.html" text:style-name="Internet_20_link" text:visited-style-name="Visited_20_Internet_20_Link">
Ukrinform</text:a>
, the US State Department insert said that Biden administration plans to introduce additional steps to bring the Vagner Merzes to bring reference.</text:p>
      <text:p text:style-name="P4">
News Source: <text:a xlink:type="simple" xlink:href="https://www.ukrinform.ua/rubric-world/3728526-lukasenko-prihistiv-prigozina-v-interesah-kremla-derzdep.html" text:style-name="Internet_20_link" text:visited-style-name="Visited_20_Internet_20_Link">
https://www.ukrinform.ua/rubric-world/3728526-lukasenko-prihistiv-prigozina-v-interesah-kremla-derzdep.html</text:a>
</text:p>
      <!--NEWS-->
      <text:h text:style-name="P10" text:outline-level="1">
<text:span text:style-name="T4">
In Lviv, Vasyl Slipak's relatives and another 25 locals were awarded their awards</text:span>
</text:h>
      <text:p text:style-name="P4">
Authors: Ukrinform (Person)</text:p>
      <text:p text:style-name="P4">
Publisher: Укринформ (Organization)</text:p>
      <text:p text:style-name="P4">
Published Time: 2023-06-27T21:51:00+03:00</text:p>
      <text:p text:style-name="P4">
Modified Time: 2023-06-27T21:51:00+03:00</text:p>
      <text:p text:style-name="P4">
Description: In Lviv, 26 defenders who were in the Russian-Ukrainian war were presented with the honorary sign of St. Yuri's Honorary Sign. Among the awarded posthumously, in particular, opera singer and volunteer Vasyl Slipak. - Ukrinform.</text:p>
      <text:p text:style-name="P4">
Images: ['<text:a xlink:type="simple" xlink:href="https://static.ukrinform.com/photos/2023_06/thumb_files/630_360_1687891732-3651.jpeg" text:style-name="Internet_20_link" text:visited-style-name="Visited_20_Internet_20_Link">
630_360_16878...</text:a>
']</text:p>
      <text:p text:style-name="P4">
Tags: ['Львів', 'Нагорода', 'Садовий', 'Сліпак', 'ЗСУ', 'Війна з Росією']</text:p>
      <text:p text:style-name="P4">
Type: Article</text:p>
      <!--METADATA-->
      <text:p text:style-name="P4">
<draw:frame draw:style-name="fr1" draw:name="Image172" text:anchor-type="as-char" svg:width="6.9236in" svg:height="3.956343in" draw:z-index="0">
<draw:image xlink:href="../Images/yкринформ/2023-06-27T21-51-00-03-00/630_360_1687891732-3651.jpeg" xlink:type="simple" xlink:show="embed" xlink:actuate="onLoad" draw:mime-type="image/jpeg"/>
</draw:frame>
In Lviv, 26 defenders who settled in the Russo-Ukrainian War were presented with the Honorary Sign of St. Yuri. Among the awarded posthumously, in particular, opera singer and volunteer Vasyl Slipak.</text:p>
      <text:p text:style-name="P4">
About it reports <text:a xlink:type="simple" xlink:href="https://city-adm.lviv.ua/news/society/public-sector/297217-u-merii-lvova-posmertno-nahorodyly-lvivian-iaki-z-2014-roku-boronyly-nezalezhnist-ukrainy-foto-video" text:style-name="Internet_20_link" text:visited-style-name="Visited_20_Internet_20_Link">
press service</text:a>
Lviv City Council, reports Ukrinform.</text:p>
      <text:p text:style-name="P4">
</text:p>
      <text:p text:style-name="P4">
<text:a xlink:type="simple" xlink:href="https://static.ukrinform.com/photos/2023_06/1687891732-5891.jpeg" text:style-name="Internet_20_link" text:visited-style-name="Visited_20_Internet_20_Link">
 </text:a>
 <text:a xlink:type="simple" xlink:href="https://static.ukrinform.com/photos/2023_06/1687891732-3651.jpeg" text:style-name="Internet_20_link" text:visited-style-name="Visited_20_Internet_20_Link">
<draw:frame draw:style-name="fr1" draw:name="Image175" text:anchor-type="as-char" svg:width="6.9236in" svg:height="3.956343in" draw:z-index="0">
<draw:image xlink:href="../Images/yкринформ/2023-06-27T21-51-00-03-00/630_360_1687891732-3651.jpeg" xlink:type="simple" xlink:show="embed" xlink:actuate="onLoad" draw:mime-type="image/jpeg"/>
</draw:frame>
</text:a>
 <text:a xlink:type="simple" xlink:href="https://static.ukrinform.com/photos/2023_06/1687891732-9711.jpeg" text:style-name="Internet_20_link" text:visited-style-name="Visited_20_Internet_20_Link">
</text:a>
 <text:a xlink:type="simple" xlink:href="https://static.ukrinform.com/photos/2023_06/1687891732-4228.jpeg" text:style-name="Internet_20_link" text:visited-style-name="Visited_20_Internet_20_Link">
</text:a>
 <text:a xlink:type="simple" xlink:href="https://static.ukrinform.com/photos/2023_06/1687891733-1889.jpeg" text:style-name="Internet_20_link" text:visited-style-name="Visited_20_Internet_20_Link">
</text:a>
 <text:a xlink:type="simple" xlink:href="https://static.ukrinform.com/photos/2023_06/1687891733-9875.jpeg" text:style-name="Internet_20_link" text:visited-style-name="Visited_20_Internet_20_Link">
</text:a>
 <text:a xlink:type="simple" xlink:href="https://static.ukrinform.com/photos/2023_06/1687891733-4214.jpeg" text:style-name="Internet_20_link" text:visited-style-name="Visited_20_Internet_20_Link">
</text:a>
 <text:a xlink:type="simple" xlink:href="https://static.ukrinform.com/photos/2023_06/1687891733-4451.jpeg" text:style-name="Internet_20_link" text:visited-style-name="Visited_20_Internet_20_Link">
</text:a>
 <text:a xlink:type="simple" xlink:href="https://static.ukrinform.com/photos/2023_06/1687891733-8345.jpeg" text:style-name="Internet_20_link" text:visited-style-name="Visited_20_Internet_20_Link">
</text:a>
 <text:a xlink:type="simple" xlink:href="https://static.ukrinform.com/photos/2023_06/1687891733-9382.jpeg" text:style-name="Internet_20_link" text:visited-style-name="Visited_20_Internet_20_Link">
</text:a>
 <text:a xlink:type="simple" xlink:href="https://static.ukrinform.com/photos/2023_06/1687891733-4290.jpeg" text:style-name="Internet_20_link" text:visited-style-name="Visited_20_Internet_20_Link">
</text:a>
 <text:a xlink:type="simple" xlink:href="https://static.ukrinform.com/photos/2023_06/1687891734-4955.jpeg" text:style-name="Internet_20_link" text:visited-style-name="Visited_20_Internet_20_Link">
</text:a>
</text:p>
      <text:p text:style-name="P4">
_ <text:span text:style-name="T4">
 Video: </text:span>
 <text:a xlink:type="simple" xlink:href="https://www.youtube.com/watch" text:style-name="Internet_20_link" text:visited-style-name="Visited_20_Internet_20_Link">
Lviv City Council</text:a>
_</text:p>
      <text:p text:style-name="P4">
The mayor, together with the head of the Western Operational-Territorial Association of the National Guard of Ukraine, brigade General Alexander Buravkov, ie. Commander of the 24th Separate Mechanized Brigade named after King Danylo, Colonel Viktor Vlasenko, and Chief of the National Academy of Supporting Troops named after Hetman Peter Sahaidachny Pavel Tkachyuk. The list of heroes honored in Lviv can be found on the site.</text:p>
      <text:p text:style-name="P4">
The City Council reminded that the "honorary sign of St. Yuri" is a city award, which is awarded for outstanding services to the city. The distinction has a kinderst, in which the circle of the image of St. Yuri - the patron saint of the city [Lviv] is inscribed by the image(https://www.ukrinform.ua/tag-lviv). Such honors are awarded the universities of Lviv who gave their lives for Ukraine. The award ceremony will be held on the occasion of major national and national holidays. The First Cepremony took place on May 26 on the occasion of Heroes Day - then awarded(posthumously)21 military. Today, the ceremony was held on the occasion of the Constitution of Ukraine.</text:p>
      <text:p text:style-name="P4">
<text:span text:style-name="T4">
 Read also: </text:span>
 <text:a xlink:type="simple" xlink:href="https://www.ukrinform.ua/rubric-diaspora/3707883-u-strasburzi-pokazali-scenicnu-versiu-pesi-prisvacenoi-vasilu-slipaku.html" text:style-name="Internet_20_link" text:visited-style-name="Visited_20_Internet_20_Link">
in Strasbourg showed a stage version of the play dedicated to Vasily <text:span text:style-name="T4">
 Slipak </text:span>
 U</text:a>
As reported by Ukrinform, among the first soldiers, who were noted by this Nahogorod, was Major General Sergey Kulchytsky, who died on May 29, 2014, when the Mi-8 helicopter was shot down by terrorists after Zetta from Karachun Mountain.</text:p>
      <text:p text:style-name="P4">
<text:span text:style-name="T5">
Foto: city-adm.lviv.ua</text:span>
</text:p>
      <text:p text:style-name="P4">
News Source: <text:a xlink:type="simple" xlink:href="https://www.ukrinform.ua/rubric-regions/3728527-u-lvovi-ridni-vasila-slipaka-ta-se-25-zagiblih-na-vijni-mistan-otrimali-ihni-nagorodi.html" text:style-name="Internet_20_link" text:visited-style-name="Visited_20_Internet_20_Link">
https://www.ukrinform.ua/rubric-regions/3728527-u-lvovi-ridni-vasila-slipaka-ta-se-25-zagiblih-na-vijni-mistan-otrimali-ihni-nagorodi.html</text:a>
</text:p>
      <!--NEWS-->
      <text:h text:style-name="P10" text:outline-level="1">
<text:span text:style-name="T4">
Yermak spoke about meeting in Denmark and the prospects of the Global Summit on Peace Formula</text:span>
</text:h>
      <text:p text:style-name="P4">
Authors: Ukrinform (Person)</text:p>
      <text:p text:style-name="P4">
Publisher: Укринформ (Organization)</text:p>
      <text:p text:style-name="P4">
Published Time: 2023-06-27T21:52:00+03:00</text:p>
      <text:p text:style-name="P4">
Modified Time: 2023-06-27T21:52:00+03:00</text:p>
      <text:p text:style-name="P4">
Description: Copenhagen consultation participants on the key principles of peace achievement were extremely highly appreciated by the format of the meeting and discussing the Ukrainian peace formula. - Ukrinform.</text:p>
      <text:p text:style-name="P4">
Images: ['<text:a xlink:type="simple" xlink:href="https://static.ukrinform.com/photos/2023_06/thumb_files/630_360_1686729631-582.jpeg" text:style-name="Internet_20_link" text:visited-style-name="Visited_20_Internet_20_Link">
630_360_16867...</text:a>
']</text:p>
      <text:p text:style-name="P4">
Tags: ['Данія', 'Саміт', 'Єрмак', 'Формула миру']</text:p>
      <text:p text:style-name="P4">
Type: Article</text:p>
      <!--METADATA-->
      <text:p text:style-name="P4">
<draw:frame draw:style-name="fr1" draw:name="Image186" text:anchor-type="as-char" svg:width="6.9236in" svg:height="3.956343in" draw:z-index="0">
<draw:image xlink:href="../Images/yкринформ/2023-06-27T21-52-00-03-00/630_360_1686729631-582.jpeg" xlink:type="simple" xlink:show="embed" xlink:actuate="onLoad" draw:mime-type="image/jpeg"/>
</draw:frame>
Copenhagen consultations on key principles of peace achievement were extremely highly evaluated by the format of the meeting and discussing the Ukrainian peace formula.</text:p>
      <text:p text:style-name="P4">
The head of the Presidential Office of Ukraine Andriy Yermak informed about it at a meeting with Zavurnalists.</text:p>
      <text:p text:style-name="P4">
According to him, the consultations initiated by Ukraine were attended by national security and political advisers from Brazil, Great Britain, Denmark, EU, Italy, India, Canada, Germany, South Africa, Saudi Arabia, USA, Turkey, France and Japan, and Japan, and Japan, and Japan, and Japan, and Japan, France, France, France and Japan. Also representatives of the European Commission and Euro Council. The meeting, he added, became a continuation of the Dialog, which was started at the G7 summit in Hiroshima between leaders <text:a xlink:type="simple" xlink:href="https://www.ukrinform.ua/tag-ukraina" text:style-name="Internet_20_link" text:visited-style-name="Visited_20_Internet_20_Link">
Ukraine</text:a>
, G7 and Global South countries.</text:p>
      <text:p text:style-name="P4">
Answering the questions of Ukrinform, the position of which the countries, during this meeting, thanks to her, became closer to Ukraine, the head of the OP said that the very fact was that the countries were so different in its own position, geopolitical interests, was extremely highly appreciated by all partners at one table. . “All consultation participants share the main principles laid down. Everyone knows what will be a victory for us. Everyone is ready to help achieve this victory, ”he said.</text:p>
      <text:p text:style-name="P4">
According to the results of these consultations, the presidential office intends to organize the global summit of peace. Some of the participants of the meeting in Copenhagen express an assignment that such a summit may pass by the end of the year. “But for us, we are a longer term, we will make every effort to make the summit. As a potential place of its holding, I was the first to propose Ukraine. It can also be one of the global countries, for example, India during G20. Or the UN General Assembly in New York, ”A. Ermak commented.</text:p>
      <text:p text:style-name="P4">
He also added that Ukraine sees a good prospect in the preparation of a print summit in conducting summits in separate areas - in food security, ecology, nuclear safety, humanitarian problems. "If it had happened to the country and even on different continents, it would only help the world understanding us and consciously support us."</text:p>
      <text:p text:style-name="P4">
In general, according to A. Ermak, today the coalition in support of the "formula" of Zelensky already has up to 50 countries, potentially more than 140 countries, which have been supported by Ukraine during the vote of landmarks in the UN.<text:span text:style-name="T4">
 Read also: </text:span>
 <text:a xlink:type="simple" xlink:href="https://www.ukrinform.ua/rubric-polytics/3728033-es-pidtrimue-ukrainsku-formulu-miru-ta-prosuvatime-ii-u-sviti-borrel.html" text:style-name="Internet_20_link" text:visited-style-name="Visited_20_Internet_20_Link">
EU supports the Ukrainian <text:span text:style-name="T4">
 formula </text:span>
 <text:span text:style-name="T4">
 peace </text:span>
 and will promote it in the world - Borrel</text:a>
He recalled that the formula consists of 10 points and is based on the principles of the UN and international law. In addition, each of the directions of the Ukrainian formula was enshrined in the resolutions of the UN General Assembly. Yermak noted that every hundred again confirmed their commitment to the norms of the UN Charter and the principle of international law.</text:p>
      <text:p text:style-name="P4">
As reported by Ukrinform, in November 2022, the President of Ukraine in November 2022 at the participants of the summit of the group of twenty presented the Ukrainian formular from 10 points.</text:p>
      <text:p text:style-name="P4">
<text:span text:style-name="T5">
Foto: op</text:span>
</text:p>
      <text:p text:style-name="P4">
News Source: <text:a xlink:type="simple" xlink:href="https://www.ukrinform.ua/rubric-polytics/3728547-ermak-rozpoviv-pro-zustric-v-danii-ta-perspektivi-globalnogo-samitu-sodo-formuli-miru.html" text:style-name="Internet_20_link" text:visited-style-name="Visited_20_Internet_20_Link">
https://www.ukrinform.ua/rubric-polytics/3728547-ermak-rozpoviv-pro-zustric-v-danii-ta-perspektivi-globalnogo-samitu-sodo-formuli-miru.html</text:a>
</text:p>
      <!--NEWS-->
      <text:h text:style-name="P10" text:outline-level="1">
<text:span text:style-name="T4">
Air Force reports the take-off of three Russian TU-22M3</text:span>
</text:h>
      <text:p text:style-name="P4">
Authors: Ukrinform (Person)</text:p>
      <text:p text:style-name="P4">
Publisher: Укринформ (Organization)</text:p>
      <text:p text:style-name="P4">
Published Time: 2023-06-27T21:53:00+03:00</text:p>
      <text:p text:style-name="P4">
Modified Time: 2023-06-27T21:53:00+03:00</text:p>
      <text:p text:style-name="P4">
Description: In North Ossetia, a take-off of three Tu-22m3 aircraft moving towards the Azov Sea was recorded from the Aerodrom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Повітряні сили ЗСУ', 'Війна з Росією', 'Повітряна тривога']</text:p>
      <text:p text:style-name="P4">
Type: Article</text:p>
      <!--METADATA-->
      <text:p text:style-name="P4">
<draw:frame draw:style-name="fr1" draw:name="Image187" text:anchor-type="as-char" svg:width="6.9236in" svg:height="3.948443in" draw:z-index="0">
<draw:image xlink:href="../Images/yкринформ/2023-06-27T21-53-00-03-00/630_360_1538997483-946.jpg" xlink:type="simple" xlink:show="embed" xlink:actuate="onLoad" draw:mime-type="image/jpeg"/>
</draw:frame>
Groups of three aircraft of T-22m3, which move towards the Azov Sea, were recorded from the Airrodok of the Mozdok of three aircraft.</text:p>
      <text:p text:style-name="P4">
This was reported by the Air Force of the Armed Forces in <text:a xlink:type="simple" xlink:href="https://t.me/kpszsu/2880" text:style-name="Internet_20_link" text:visited-style-name="Visited_20_Internet_20_Link">
telegram</text:a>
, reports Ukrinform.</text:p>
      <text:p text:style-name="P4">
“The take-off of 3 TU-22m3 from the Airrodrome" Mozdok ", in North Ossetia, was recorded. Upinct the alarm signals!” - The message is reported.</text:p>
      <text:p text:style-name="P4">
*!(https://www.ukrinform.ua/rubric-ato/3727683-u-povitranih-silah-vvazaut-so-iran-postacae-rosii-sahedi-povitram-ta-morem.html)Also <text:a xlink:type="simple" xlink:href="https://t.me/kpszsu/2881" text:style-name="Internet_20_link" text:visited-style-name="Visited_20_Internet_20_Link">
indicated</text:a>
that enemy TU-22m3 moves in the side of the water area <text:a xlink:type="simple" xlink:href="https://www.ukrinform.ua/tag-azovske-more" text:style-name="Internet_20_link" text:visited-style-name="Visited_20_Internet_20_Link">
Azov Sea</text:a>
.</text:p>
      <text:p text:style-name="P4">
За даними ПС, є загроза ракетної небезпеки для Сходу й Півдня України.</text:p>
      <text:p text:style-name="P4">
Тим часом на Сході та Півдні України вже оголошено повітряні тривоги.</text:p>
      <text:p text:style-name="P4">
</text:p>
      <text:p text:style-name="P4">
News Source: <text:a xlink:type="simple" xlink:href="https://www.ukrinform.ua/rubric-ato/3728530-povitrani-sili-povidomlaut-pro-zlit-troh-rosijskih-tu22m3.html" text:style-name="Internet_20_link" text:visited-style-name="Visited_20_Internet_20_Link">
https://www.ukrinform.ua/rubric-ato/3728530-povitrani-sili-povidomlaut-pro-zlit-troh-rosijskih-tu22m3.html</text:a>
</text:p>
      <!--NEWS-->
      <text:h text:style-name="P10" text:outline-level="1">
<text:span text:style-name="T4">
The Prosecutor's Office was in favor of GUR ₴ 400 million arrested funds of Russians</text:span>
</text:h>
      <text:p text:style-name="P4">
Authors: Ukrinform (Person)</text:p>
      <text:p text:style-name="P4">
Publisher: Укринформ (Organization)</text:p>
      <text:p text:style-name="P4">
Published Time: 2023-06-27T21:55:00+03:00</text:p>
      <text:p text:style-name="P4">
Modified Time: 2023-06-27T21:55:00+03:00</text:p>
      <text:p text:style-name="P4">
Description: The prosecutor's office transferred in favor of the Main Directorate of Intelligence of the Ministry of Defense of Ukraine 400 million UAH of arrested funds, the ultimate beneficial owners of which are residents of the Russian Federation. - Ukrinform.</text:p>
      <text:p text:style-name="P4">
Images: ['<text:a xlink:type="simple" xlink:href="https://static.ukrinform.com/photos/2022_03/thumb_files/630_360_1646152322-572.jpg" text:style-name="Internet_20_link" text:visited-style-name="Visited_20_Internet_20_Link">
630_360_16461...</text:a>
']</text:p>
      <text:p text:style-name="P4">
Tags: ['Прокуратура', 'Розвідка', 'Гроші', 'Війна з Росією']</text:p>
      <text:p text:style-name="P4">
Type: Article</text:p>
      <!--METADATA-->
      <text:p text:style-name="P4">
<draw:frame draw:style-name="fr1" draw:name="Image189" text:anchor-type="as-char" svg:width="6.9236in" svg:height="3.956343in" draw:z-index="0">
<draw:image xlink:href="../Images/yкринформ/2023-06-27T21-55-00-03-00/630_360_1646152322-572.jpg" xlink:type="simple" xlink:show="embed" xlink:actuate="onLoad" draw:mime-type="image/jpeg"/>
</draw:frame>
The prosecutor's office has transferred in favor of the Main Directorate of Intelligence of the Ministry of Defense of Ukraine 400 million UAH of arrested funds, the ultimate beneficial owners of which are residents of the Russian Federation.</text:p>
      <text:p text:style-name="P4">
According to Ukrinform, the Office of the Prosecutor General reports in <text:a xlink:type="simple" xlink:href="https://t.me/pgo_gov_ua/13850" text:style-name="Internet_20_link" text:visited-style-name="Visited_20_Internet_20_Link">
telegram</text:a>
.</text:p>
      <text:p text:style-name="P4">
On the initiative of the prosecutors of the Podilsky District Prosecutor's Office of Kyiv in the limits of investigation of criminal proceedings in favor of <text:a xlink:type="simple" xlink:href="https://www.ukrinform.ua/tag-rozvidka" text:style-name="Internet_20_link" text:visited-style-name="Visited_20_Internet_20_Link">
GUR</text:a>
400 million UAH of arrested coats were transferred.</text:p>
      <text:p text:style-name="P4">
The investigation found that in Kiev and other regions of Ukraine there are enterprises whose ultimate beneficial owners are residents of Russia.</text:p>
      <text:p text:style-name="P4">
In the course of the investigation, the activities of companies that provided the functioning of controlled economic entities for the implementation of proposal activities aimed at appropriation of funds, as well as funding actions for the purpose of violent change or overthrow of the constitutional order of state power in Ukraine in Ukraine are investigated.</text:p>
      <text:p text:style-name="P4">
During the investigation, at the request of the prosecutor's office, the bank accounts of these company were made, and the funds placed on them in the amount of UAH 400 million were transferred.</text:p>
      <text:p text:style-name="P4">
<text:span text:style-name="T4">
 Read also: </text:span>
 <text:a xlink:type="simple" xlink:href="https://www.ukrinform.ua/rubric-vidbudova/3726532-dohodi-vid-arestovanih-rosijskih-aktiviv-peredavatimut-na-vidbudovu-ukraini-surma.html" text:style-name="Internet_20_link" text:visited-style-name="Visited_20_Internet_20_Link">
income from arrested Russian <text:span text:style-name="T4">
 assets </text:span>
 will be transferred for Ukraine's reconstruction - Shurma</text:a>
In general, since the beginning of the full -scale invasion of Russia, the Podilsky District Prosecutor's Office of Kyiv has transferred about UAH 1 billion to ensuring Ukraine's defense capability in favor of Ukrainian intelligence.</text:p>
      <text:p text:style-name="P4">
As reported by Ukrinform, the court transferred to the National Agency of Ukraine on the issues of search and management of assets the property of the Cherkasy enterprise, which belongs to a citizen of the Russian Federation, was arrested.</text:p>
      <text:p text:style-name="P4">
News Source: <text:a xlink:type="simple" xlink:href="https://www.ukrinform.ua/rubric-ato/3728529-prokuratura-peredala-na-korist-gur-400-miljoniv-arestovanih-kostiv-rosian.html" text:style-name="Internet_20_link" text:visited-style-name="Visited_20_Internet_20_Link">
https://www.ukrinform.ua/rubric-ato/3728529-prokuratura-peredala-na-korist-gur-400-miljoniv-arestovanih-kostiv-rosian.html</text:a>
</text:p>
      <!--NEWS-->
      <text:h text:style-name="P10" text:outline-level="1">
<text:span text:style-name="T4">
In Kramatorsk, the number of rocket stroke victims increased to three, 25 wounded</text:span>
</text:h>
      <text:p text:style-name="P4">
Authors: Ukrinform (Person)</text:p>
      <text:p text:style-name="P4">
Publisher: Укринформ (Organization)</text:p>
      <text:p text:style-name="P4">
Published Time: 2023-06-27T21:58:00+03:00</text:p>
      <text:p text:style-name="P4">
Modified Time: 2023-06-27T21:58:00+03:00</text:p>
      <text:p text:style-name="P4">
Description: As a result of a rocket strike on Kramatorsk, three people were killed in Donetsk region, another 25 people, including a child, were injured. - Ukrinform.</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Війна з Росією', 'Ракетний удар']</text:p>
      <text:p text:style-name="P4">
Type: Article</text:p>
      <!--METADATA-->
      <text:p text:style-name="P4">
<draw:frame draw:style-name="fr1" draw:name="Image190" text:anchor-type="as-char" svg:width="6.9236in" svg:height="3.956343in" draw:z-index="0">
<draw:image xlink:href="../Images/yкринформ/2023-06-27T21-58-00-03-00/630_360_1687892404-142.jpg" xlink:type="simple" xlink:show="embed" xlink:actuate="onLoad" draw:mime-type="image/jpeg"/>
</draw:frame>
Three people were killed in Kramatorsk in the Donetsk region, 25 more, including a child, injured.</text:p>
      <text:p text:style-name="P4">
This was reported by Presidential Office Andriy Ermak in <text:a xlink:type="simple" xlink:href="https://t.me/ermaka2022/3043" text:style-name="Internet_20_link" text:visited-style-name="Visited_20_Internet_20_Link">
Telegram</text:a>
, reports Ukrinform.</text:p>
      <text:p text:style-name="P4">
“In Kramatorsk, there are now 3 dead civilians due to the Russian rocket strike. Also, 25 people were injured. Of these, Dyaditin, ”Yermak said.</text:p>
      <text:p text:style-name="P4">
As it was reported, <text:a xlink:type="simple" xlink:href="https://www.ukrinform.ua/rubric-ato/3728508-u-kramatorsku-rosijska-raketa-zrujnuvala-zaklad-u-centri-mista.html" text:style-name="Internet_20_link" text:visited-style-name="Visited_20_Internet_20_Link">
Russian troops on Tuesday evening were struck by rocket launchers on Kramatorsk and S. Bilenke. </text:a>
Photo: Yermak/Telegram</text:p>
      <text:p text:style-name="P4">
News Source: <text:a xlink:type="simple" xlink:href="https://www.ukrinform.ua/rubric-ato/3728532-u-kramatorsku-kilkist-zertv-raketnogo-udaru-zrosla-do-troh-25-poranenih.html" text:style-name="Internet_20_link" text:visited-style-name="Visited_20_Internet_20_Link">
https://www.ukrinform.ua/rubric-ato/3728532-u-kramatorsku-kilkist-zertv-raketnogo-udaru-zrosla-do-troh-25-poranenih.html</text:a>
</text:p>
      <!--NEWS-->
      <text:h text:style-name="P10" text:outline-level="1">
<text:span text:style-name="T4">
The White House does not confirm the placement of Russian nuclear weapons in Belarus</text:span>
</text:h>
      <text:p text:style-name="P4">
Authors: Ukrinform (Person)</text:p>
      <text:p text:style-name="P4">
Publisher: Укринформ (Organization)</text:p>
      <text:p text:style-name="P4">
Published Time: 2023-06-27T22:00:00+03:00</text:p>
      <text:p text:style-name="P4">
Modified Time: 2023-06-27T22:00:00+03:00</text:p>
      <text:p text:style-name="P4">
Description: The US Administration does not officially confirm information about the alleged placement of nuclear ammunition of the Russian Federation in Belarus. - Ukrinform.</text:p>
      <text:p text:style-name="P4">
Images: ['<text:a xlink:type="simple" xlink:href="https://static.ukrinform.com/photos/2018_06/thumb_files/630_360_1528613516-2695.jpg" text:style-name="Internet_20_link" text:visited-style-name="Visited_20_Internet_20_Link">
630_360_15286...</text:a>
']</text:p>
      <text:p text:style-name="P4">
Tags: ['Білорусь', 'Ядерна зброя', 'Білий дім', 'Війна з Росією']</text:p>
      <text:p text:style-name="P4">
Type: Article</text:p>
      <!--METADATA-->
      <text:p text:style-name="P4">
<draw:frame draw:style-name="fr1" draw:name="Image191" text:anchor-type="as-char" svg:width="6.9236in" svg:height="3.956343in" draw:z-index="0">
<draw:image xlink:href="../Images/yкринформ/2023-06-27T22-00-00-03-00/630_360_1528613516-2695.jpg" xlink:type="simple" xlink:show="embed" xlink:actuate="onLoad" draw:mime-type="image/jpeg"/>
</draw:frame>
The US Administration does not officially confirm information about the allegedly location of nuclear ammunition in the Russian Federation in Belarus.</text:p>
      <text:p text:style-name="P4">
Such a comment on Tuesday was provided by the official representative of the White House Oliviadolton in response to a request to comment on the statements of the Belarusian dictator Oleksandr Lukashenko about the placement of nuclear weapons of the Russian Federation, reports Ukrinform's own correspondent.</text:p>
      <text:p text:style-name="P4">
"I can't confirm this," the White House representative said.</text:p>
      <text:p text:style-name="P4">
<text:span text:style-name="T4">
 Read also: </text:span>
 <text:a xlink:type="simple" xlink:href="https://www.ukrinform.ua/rubric-ato/3728079-ssa-vvazaut-so-putin-ne-gotovij-zastosuvati-adernu-zbrou-v-ukraini-ci-deinde.html" text:style-name="Internet_20_link" text:visited-style-name="Visited_20_Internet_20_Link">
US believes that Putin is not ready to use <text:span text:style-name="T4">
 nuclear </text:span>
<text:span text:style-name="T4">
 weapons </text:span>
 in Ukraine or somewhere</text:a>
As reported <text:a xlink:type="simple" xlink:href="https://www.ukrinform.ua/rubric-world/3728447-lukasenko-zaaviv-so-znacnu-castinu-rosijskoi-adernoi-zbroi-vze-zavezli-v-bilorus.html" text:style-name="Internet_20_link" text:visited-style-name="Visited_20_Internet_20_Link">
Ukrinform</text:a>
, self -proclaimed President of Belarus Oleksandrlukashenko made a statement on Tuesday, emphasizing that a large part of Russian nuclear weapons, which are planned to be brought to Belarus, is already in the republic. He also said that the weapons were served by the Russians.</text:p>
      <text:p text:style-name="P4">
News Source: <text:a xlink:type="simple" xlink:href="https://www.ukrinform.ua/rubric-world/3728534-bilij-dim-ne-pidtverdzue-rozmisenna-adernoi-zbroi-rf-v-bilorusi.html" text:style-name="Internet_20_link" text:visited-style-name="Visited_20_Internet_20_Link">
https://www.ukrinform.ua/rubric-world/3728534-bilij-dim-ne-pidtverdzue-rozmisenna-adernoi-zbroi-rf-v-bilorusi.html</text:a>
</text:p>
      <!--NEWS-->
      <text:h text:style-name="P10" text:outline-level="1">
<text:span text:style-name="T4">
Alexei Reznikov discussed the prospect of defense cooperation with the Bulgarian colleague</text:span>
</text:h>
      <text:p text:style-name="P4">
Author: ['АРМІЯINFORM']</text:p>
      <text:p text:style-name="P4">
Time: 2023-06-27T22:00:00-04:00</text:p>
      <text:p text:style-name="P4">
Description: Mainstr defense of Ukraine Oleksiy Reznikov Proviv to Kindov Rozmov with an otille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d0a4c19b-f895-4e09-9c7f-663045a20ee5.jpg" text:style-name="Internet_20_link" text:visited-style-name="Visited_20_Internet_20_Link">
d0a4c19b-f895-4e09-9c7f-663045a20ee5.jpg</text:a>
']</text:p>
      <text:p text:style-name="P4">
Tags: ['МІНІСТР ОБОРОНИ БОЛГАРІЇ', 'ОЛЕКСІЙ РЕЗНІКОВ', 'ОФІЦІЙНО', 'ТОДОР ТАГАРАЄВ']</text:p>
      <text:p text:style-name="P4">
Category: News</text:p>
      <!--METADATA-->
      <text:p text:style-name="P4">
<draw:frame draw:style-name="fr1" draw:name="Image192" text:anchor-type="as-char" svg:width="6.9236in" svg:height="3.894525in" draw:z-index="0">
<draw:image xlink:href="../Images/AРМІЯINFORM/2023-06-27T22-00-00-04-00/d0a4c19b-f895-4e09-9c7f-663045a20ee5.jpg" xlink:type="simple" xlink:show="embed" xlink:actuate="onLoad" draw:mime-type="image/jpeg"/>
</draw:frame>
Minister of Defense of Ukraine Alexei Reznikov conducted a telephone conversation with the head of the Bulgarian defense department Todor Tagarev.</text:p>
      <text:p text:style-name="P4">
Alexei Reznikov [wrote] about it(https://twitter.com/oleksiireznikov/status/1673381799458750482)Vtwitter.</text:p>
      <text:p text:style-name="P4">
“I had a very productive conversation with my Bulgarian counterpart, Minister Tagarev. They discussed the prospects of defense cooperation of Ukraine and Bulgaria, as well as launching new projects in the medical sphere, ”said the Minister of Defense of Ukraine.</text:p>
      <text:p text:style-name="P4">
Alexei Reznikov also added that the head of defense agencies(https://armyinform.com.ua/2022/11/09/nastupnyj-samit-nato-vidbudetsya-vlitku-2023-roku-v-lytvi/)”, And thanked the official Sofia of Ukraine's care.</text:p>
      <text:p text:style-name="P4">
News Source: <text:a xlink:type="simple" xlink:href="https://armyinform.com.ua/2023/06/27/oleksij-reznikov-u-telefonnij-rozmovi-z-bolgarskym-kolegoyu-obgovoryv-perspektyvy-oboronnoyi-spivpraczi/" text:style-name="Internet_20_link" text:visited-style-name="Visited_20_Internet_20_Link">
https://armyinform.com.ua/2023/06/27/oleksij-reznikov-u-telefonnij-rozmovi-z-bolgarskym-kolegoyu-obgovoryv-perspektyvy-oboronnoyi-spivpraczi/</text:a>
</text:p>
      <!--NEWS-->
      <text:h text:style-name="P10" text:outline-level="1">
<text:span text:style-name="T4">
34th Medal at the III European Games Ukraine won in lating</text:span>
</text:h>
      <text:p text:style-name="P4">
Authors: Ukrinform (Person)</text:p>
      <text:p text:style-name="P4">
Publisher: Укринформ (Organization)</text:p>
      <text:p text:style-name="P4">
Published Time: 2023-06-27T22:01:00+03:00</text:p>
      <text:p text:style-name="P4">
Modified Time: 2023-06-27T22:01:00+03:00</text:p>
      <text:p text:style-name="P4">
Description: The national team of Ukraine won the 34th medal at the III European Games in Krakow (Poland). - Ukrinform.</text:p>
      <text:p text:style-name="P4">
Images: ['<text:a xlink:type="simple" xlink:href="https://static.ukrinform.com/photos/2023_06/thumb_files/630_360_1687891734-402.jpg" text:style-name="Internet_20_link" text:visited-style-name="Visited_20_Internet_20_Link">
630_360_16878...</text:a>
']</text:p>
      <text:p text:style-name="P4">
Tags: None</text:p>
      <text:p text:style-name="P4">
Type: Article</text:p>
      <!--METADATA-->
      <text:p text:style-name="P4">
<draw:frame draw:style-name="fr1" draw:name="Image193" text:anchor-type="as-char" svg:width="6.9236in" svg:height="3.956343in" draw:z-index="0">
<draw:image xlink:href="../Images/yкринформ/2023-06-27T22-01-00-03-00/630_360_1687891734-402.jpg" xlink:type="simple" xlink:show="embed" xlink:actuate="onLoad" draw:mime-type="image/jpeg"/>
</draw:frame>
The national team won the 34th medal at the III European Games in Krakow(Poland).</text:p>
      <text:p text:style-name="P4">
Володаркою «срібла» в новому олімпійському виді спорту стала 27-річна АннаПономаренко, яка виступає на змаганнях під нікнеймом Stefani, передаєУкрінформ.</text:p>
      <text:p text:style-name="P4">
Матч за «золото» Stefani проводила проти 17-річної нідерландки India. На конубуло не лише звання чемпіонки Європейських ігор, але й ліцензія наОлімпіаду-2024 - її отримувала лише переможниця змагань.</text:p>
      <text:p text:style-name="P4">
Stefani програла усі три раунди India. Вона набрала лише два очки у першому,поступившись у двох наступних - 2:7, 0:9, 0:9. Таким чином, олімпійськуліцензію здобула нідерландська бі-гьорл.</text:p>
      <text:p text:style-name="P4">
Як інформує <text:a xlink:type="simple" xlink:href="https://suspilne.media/516851-ukrainka-stala-vicecempionkou-evropejskih-igor-z-brejkingu-ale-zupinilasa-u-kroci-vid-olimpijskoi-licenzii/" text:style-name="Internet_20_link" text:visited-style-name="Visited_20_Internet_20_Link">
 Суспільне Спорт </text:a>
, breaking, or breaking is a kind of dance that was born in the 1970s in the New York district of Bronx. It combines elements of-hop and acrobatic movements, and also requires great athleticism.</text:p>
      <text:p text:style-name="P4">
News Source: <text:a xlink:type="simple" xlink:href="https://www.ukrinform.ua/rubric-sports/3728531-34tu-medal-na-evropejskih-igrah-ukraina-vigrala-u-brejkingu.html" text:style-name="Internet_20_link" text:visited-style-name="Visited_20_Internet_20_Link">
https://www.ukrinform.ua/rubric-sports/3728531-34tu-medal-na-evropejskih-igrah-ukraina-vigrala-u-brejkingu.html</text:a>
</text:p>
      <!--NEWS-->
      <text:h text:style-name="P10" text:outline-level="1">
<text:span text:style-name="T4">
In Kramatorsk among the wounded - three foreigners and a child, there are still people under the rubble</text:span>
</text:h>
      <text:p text:style-name="P4">
Authors: Ukrinform (Person)</text:p>
      <text:p text:style-name="P4">
Publisher: Укринформ (Organization)</text:p>
      <text:p text:style-name="P4">
Published Time: 2023-06-27T22:07:00+03:00</text:p>
      <text:p text:style-name="P4">
Modified Time: 2023-06-27T22:07:00+03:00</text:p>
      <text:p text:style-name="P4">
Description: In Kramatorsk among the wounded because of the hit of the Russian rocket in the pizzeria - three foreigners and a child, under the rubble of this food establishment still are people. - Ukrinform.</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194" text:anchor-type="as-char" svg:width="6.9236in" svg:height="3.956343in" draw:z-index="0">
<draw:image xlink:href="../Images/yкринформ/2023-06-27T22-07-00-03-00/630_360_1687892764-893.jpg" xlink:type="simple" xlink:show="embed" xlink:actuate="onLoad" draw:mime-type="image/jpeg"/>
</draw:frame>
Ukramatorsk is among the wounded because of the hit of the Russian rocket in the pizzeria - three -foreigners and a child, under the rubble of this food establishment is still there.</text:p>
      <text:p text:style-name="P4">
According to Ukrinform, about it in the telegram <text:a xlink:type="simple" xlink:href="https://t.me/pavlokyrylenko_donoda/8507" text:style-name="Internet_20_link" text:visited-style-name="Visited_20_Internet_20_Link">
reported</text:a>
Head of Donetsk Regional Administration Pavel Kirilenko.</text:p>
      <text:p text:style-name="P4">
“At least 2 people were killed and 18 were injured as a result of the Pokramatorsk rocket stroke. Among the wounded - 1 child and 3 foreigners ... According to the preliminary information, under the rubble of the pizzeria there are still people - there is a rescue operation, ” - wrote the head of the Ova.</text:p>
      <text:p text:style-name="P4">
<text:span text:style-name="T4">
 Read also: </text:span>
 <text:span text:style-name="T4">
 <text:a xlink:type="simple" xlink:href="https://www.ukrinform.ua/rubric-ato/3728524-raketnij-udar-po-kramatorsku-zaginuli-dvoe-osib-poraneni-22.html" text:style-name="Internet_20_link" text:visited-style-name="Visited_20_Internet_20_Link">
rocket strike on Kramatorsk: two people were killed, injured - 22</text:a>
</text:span>
</text:p>
      <text:p text:style-name="P4">
He recalled that the Russians hit the city with two rockets today about 20 hours, kissed the private sector and pizzeria.</text:p>
      <text:p text:style-name="P4">
At the scene rescuers launched an operational headquarters, police are working.</text:p>
      <text:p text:style-name="P4">
According to Kirilenko, all the wounded receive the necessary medical care. Numerous homes, stores, coffee shops and other establishments have been damaged.</text:p>
      <text:p text:style-name="P4">
“The exact effects of the attack still have to be established. It is another purposeful manner in civilian, another military crime of Russians on our land. Russia is a terrorist state!”, - said the head of the region.</text:p>
      <text:p text:style-name="P4">
<text:span text:style-name="T4">
 Read also: </text:span>
 <text:span text:style-name="T4">
 [in Kramatorsk Russian rocket destroyed the city's state(https://www.ukrinform.ua/rubric-ato/3728508-u-kramatorsku-rosijska-raketa-zrujnuvala-zaklad-u-centri-mista.html)</text:span>
</text:p>
      <text:p text:style-name="P4">
As reported by Ukrinform, on June 27 in the evening the Russians caused two <text:span text:style-name="T4">
 <text:a xlink:type="simple" xlink:href="https://www.ukrinform.ua/tag-raketnij-udar" text:style-name="Internet_20_link" text:visited-style-name="Visited_20_Internet_20_Link">
rocket launchers</text:a>
</text:span>
 On Kramatorsk. The first was the food establishment in the city center, the second - in the village. White.</text:p>
      <text:p text:style-name="P4">
News Source: <text:a xlink:type="simple" xlink:href="https://www.ukrinform.ua/rubric-ato/3728533-u-kramatorsku-sered-poranenih-tri-inozemci-ta-ditina-pid-zavalami-dosi-e-ludi.html" text:style-name="Internet_20_link" text:visited-style-name="Visited_20_Internet_20_Link">
https://www.ukrinform.ua/rubric-ato/3728533-u-kramatorsku-sered-poranenih-tri-inozemci-ta-ditina-pid-zavalami-dosi-e-ludi.html</text:a>
</text:p>
      <!--NEWS-->
      <text:h text:style-name="P10" text:outline-level="1">
<text:span text:style-name="T4">
Kharkiv Drama Theater removed from Pushkin's name</text:span>
</text:h>
      <text:p text:style-name="P4">
Authors: Ukrinform (Person)</text:p>
      <text:p text:style-name="P4">
Publisher: Укринформ (Organization)</text:p>
      <text:p text:style-name="P4">
Published Time: 2023-06-27T22:11:02+03:00</text:p>
      <text:p text:style-name="P4">
Modified Time: 2023-06-27T22:11:02+03:00</text:p>
      <text:p text:style-name="P4">
Description: From the name of the Kharkiv Academic Drama Theater, the name of Pushkin was removed. - Ukrinform.</text:p>
      <text:p text:style-name="P4">
Images: ['<text:a xlink:type="simple" xlink:href="https://static.ukrinform.com/photos/2023_06/thumb_files/630_360_1687892676-162.jpg" text:style-name="Internet_20_link" text:visited-style-name="Visited_20_Internet_20_Link">
630_360_16878...</text:a>
']</text:p>
      <text:p text:style-name="P4">
Tags: ['Театр', 'Ткаченко', 'Харків', 'Перейменування', 'МКІП ']</text:p>
      <text:p text:style-name="P4">
Type: Article</text:p>
      <!--METADATA-->
      <text:p text:style-name="P4">
<draw:frame draw:style-name="fr1" draw:name="Image195" text:anchor-type="as-char" svg:width="6.9236in" svg:height="3.956343in" draw:z-index="0">
<draw:image xlink:href="../Images/yкринформ/2023-06-27T22-11-02-03-00/630_360_1687892676-162.jpg" xlink:type="simple" xlink:show="embed" xlink:actuate="onLoad" draw:mime-type="image/jpeg"/>
</draw:frame>
The name of Pushkin was withdrawn from the Nazivarka Academic Drama Theater.</text:p>
      <text:p text:style-name="P4">
About this Minister of Culture and Information Policy Oleksandr Tkachenko will report <text:a xlink:type="simple" xlink:href="https://t.me/otkachenkokyiv/3818" text:style-name="Internet_20_link" text:visited-style-name="Visited_20_Internet_20_Link">
Telegram</text:a>
, reports Ukrinform.</text:p>
      <text:p text:style-name="P4">
<text:span text:style-name="T5">
Foto: tkachenko.ua, Telegram</text:span>
</text:p>
      <text:p text:style-name="P4">
Antipushkin in action. Kharkiv Academic Drama <text:a xlink:type="simple" xlink:href="https://www.ukrinform.ua/tag-teatr" text:style-name="Internet_20_link" text:visited-style-name="Visited_20_Internet_20_Link">
Theater</text:a>
Pushkin got rid of in the name, ” - written Tokachenko.</text:p>
      <text:p text:style-name="P4">
<text:span text:style-name="T4">
 Read also: </text:span>
 <text:a xlink:type="simple" xlink:href="https://www.ukrinform.ua/rubric-regions/3722289-u-harkovi-perejmenuvali-centralnij-park-im-gorkogo-ta-kilka-vulic.html" text:style-name="Internet_20_link" text:visited-style-name="Visited_20_Internet_20_Link">
in Kharkiv renamed Central Park. Gorky Tansyolka streets</text:a>
As it was reported, the Verkhovna Rada approved on May 3 in the second reading and as a whole law <text:a xlink:type="simple" xlink:href="https://itd.rada.gov.ua/billInfo/Bills/Card/41004" text:style-name="Internet_20_link" text:visited-style-name="Visited_20_Internet_20_Link">
No. 8273</text:a>
Determines the criteria for the attribution of cultural heritage objects to the symbolic imperial or Soviet totalitarian policy and provides that such objects are not subject to the entry into the State Register of immovable monuments of Ukraine and are subject to withdrawal from this register in the event that it is previously bruised. This bill, known as Anti -Pushkin, was developed in MKIP.</text:p>
      <text:p text:style-name="P4">
<text:span text:style-name="T5">
Foto: facebook.com/rusdramacom</text:span>
</text:p>
      <text:p text:style-name="P4">
News Source: <text:a xlink:type="simple" xlink:href="https://www.ukrinform.ua/rubric-culture/3728536-harkivskij-dramteatr-pribrav-iz-nazvi-puskina.html" text:style-name="Internet_20_link" text:visited-style-name="Visited_20_Internet_20_Link">
https://www.ukrinform.ua/rubric-culture/3728536-harkivskij-dramteatr-pribrav-iz-nazvi-puskina.html</text:a>
</text:p>
      <!--NEWS-->
      <text:h text:style-name="P10" text:outline-level="1">
<text:span text:style-name="T4">
Baltic countries urge NATO to strengthen the Eastern borders through the Wagnets in Belarus</text:span>
</text:h>
      <text:p text:style-name="P4">
Authors: Ukrinform (Person)</text:p>
      <text:p text:style-name="P4">
Publisher: Укринформ (Organization)</text:p>
      <text:p text:style-name="P4">
Published Time: 2023-06-27T22:15:00+03:00</text:p>
      <text:p text:style-name="P4">
Modified Time: 2023-06-27T22:15:00+03:00</text:p>
      <text:p text:style-name="P4">
Description: Latvia and Lithuania were called on NATO to strengthen the Eastern borders on Tuesday, given the movement of Wagner PEC to Belarus. - Ukrinform.</text:p>
      <text:p text:style-name="P4">
Images: ['<text:a xlink:type="simple" xlink:href="https://static.ukrinform.com/photos/2021_10/thumb_files/630_360_1635440252-931.jpg" text:style-name="Internet_20_link" text:visited-style-name="Visited_20_Internet_20_Link">
630_360_16354...</text:a>
']</text:p>
      <text:p text:style-name="P4">
Tags: ['Білорусь', 'Латвія', 'Литва', 'НАТО', 'ПВК "Вагнера"', 'Війна з Росією']</text:p>
      <text:p text:style-name="P4">
Type: Article</text:p>
      <!--METADATA-->
      <text:p text:style-name="P4">
<draw:frame draw:style-name="fr1" draw:name="Image197" text:anchor-type="as-char" svg:width="6.9236in" svg:height="3.956343in" draw:z-index="0">
<draw:image xlink:href="../Images/yкринформ/2023-06-27T22-15-00-03-00/630_360_1635440252-931.jpg" xlink:type="simple" xlink:show="embed" xlink:actuate="onLoad" draw:mime-type="image/jpeg"/>
</draw:frame>
On Tuesday, Latvia was urged NATO to strengthen the Eastern borders in view of the Interaction of Wagner PEC to Belarus.</text:p>
      <text:p text:style-name="P4">
About it reports <text:a xlink:type="simple" xlink:href="https://www.reuters.com/world/europe/baltic-states-call-nato-increase-security-with-wagner-belarus-2023-06-27/" text:style-name="Internet_20_link" text:visited-style-name="Visited_20_Internet_20_Link">
Reuters</text:a>
Realizing to the statement of the Foreign Ministry of two countries, Ukrinform reports.</text:p>
      <text:p text:style-name="P4">
"This step needs to be evaluated from another point of view of security. We have seen the opportunities of these mercenaries," - said Latvia Foreign Minister Edgarsrinkevich to reporters during his visit to Paris with his colleagues from the Baltic States.</text:p>
      <text:p text:style-name="P4">
<text:span text:style-name="T4">
 Read also: </text:span>
 <text:span text:style-name="T4">
 <text:a xlink:type="simple" xlink:href="https://www.ukrinform.ua/rubric-world/3728520-u-ssa-anonsuvali-novi-kroki-sodo-pvk-vagner-cogo-tizna.html" text:style-name="Internet_20_link" text:visited-style-name="Visited_20_Internet_20_Link">
in the United States announced new steps on Wagner PECs this week</text:a>
</text:span>
</text:p>
      <text:p text:style-name="P4">
According to him, the arrival of Wagner to Belarus should be considered in the context of NATO's contexticamitis and all the discussions that we are in defense, containment of inexperienced solutions to strengthen the safety of the eastern flank. "</text:p>
      <text:p text:style-name="P4">
In his turn, Lithuanian Foreign Minister Gabrielus Landsbergis stated that Wagner was moving to Moscow, overcoming hundreds of kilometers by a day, shows the need to strengthen the defense of the Baltic countries.</text:p>
      <text:p text:style-name="P4">
<text:span text:style-name="T4">
 Read also: </text:span>
 <text:span text:style-name="T4">
 [Duda consists(https://www.ukrinform.ua/rubric-world/3728453-duda-vvazae-peremisenna-pvk-vagner-do-bilorusi-duze-negativnim-signalom.html)</text:span>
</text:p>
      <text:p text:style-name="P4">
He stressed that this creates a "more unstable, unpredictable environment of the region."</text:p>
      <text:p text:style-name="P4">
"We have to take the defense of the Baltic region very seriously," the Lithuanian minister said.</text:p>
      <text:p text:style-name="P4">
As it was reported, the leader <text:span text:style-name="T4">
 <text:a xlink:type="simple" xlink:href="https://www.ukrinform.ua/tag-pvk-vagnera" text:style-name="Internet_20_link" text:visited-style-name="Visited_20_Internet_20_Link">
PVC "Wagner"</text:a>
</text:span>
 Yevgeny Prigogin announced Demarsh against the Russian military leadership, in particular against the Minister of Defense of the Russian Federation Sergei Shoig.</text:p>
      <text:p text:style-name="P4">
<text:span text:style-name="T4">
 Read also: </text:span>
 <text:span text:style-name="T4">
 <text:a xlink:type="simple" xlink:href="https://www.ukrinform.ua/rubric-world/3728526-lukasenko-prihistiv-prigozina-v-interesah-kremla-derzdep.html" text:style-name="Internet_20_link" text:visited-style-name="Visited_20_Internet_20_Link">
Lukashenko hid Prigogine in the interests of the Kremlin -State Department</text:a>
</text:span>
</text:p>
      <text:p text:style-name="P4">
Oleksandr Lukashenko negotiated with Prigogin, after which he stated that the groups of the group return to the field camps.</text:p>
      <text:p text:style-name="P4">
On June 26, the Russian President Volodymyr Putin called on the Russian President of the Russian Federation to sign a contract with the Ministry of Defense of the Russian Federation or other power organs, return to relatives or "go to Belarus".</text:p>
      <text:p text:style-name="P4">
News Source: <text:a xlink:type="simple" xlink:href="https://www.ukrinform.ua/rubric-world/3728528-kraini-baltii-zaklikaut-nato-posiliti-shidni-kordoni-cerez-vagnerivciv-u-bilorusi.html" text:style-name="Internet_20_link" text:visited-style-name="Visited_20_Internet_20_Link">
https://www.ukrinform.ua/rubric-world/3728528-kraini-baltii-zaklikaut-nato-posiliti-shidni-kordoni-cerez-vagnerivciv-u-bilorusi.html</text:a>
</text:p>
      <!--NEWS-->
      <text:h text:style-name="P10" text:outline-level="1">
<text:span text:style-name="T4">
The number of injured as a result of Kramatorsk firing increased to 42 - National Police</text:span>
</text:h>
      <text:p text:style-name="P4">
Authors: Ukrinform (Person)</text:p>
      <text:p text:style-name="P4">
Publisher: Укринформ (Organization)</text:p>
      <text:p text:style-name="P4">
Published Time: 2023-06-27T22:18:00+03:00</text:p>
      <text:p text:style-name="P4">
Modified Time: 2023-06-27T22:18:00+03:00</text:p>
      <text:p text:style-name="P4">
Description: In Kramatorsk, three people were killed in Russian shelling, including a child, another 42 were injured. - Ukrinform.</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Поліція', 'Війна з Росією', 'Ракетний удар']</text:p>
      <text:p text:style-name="P4">
Type: Article</text:p>
      <!--METADATA-->
      <text:p text:style-name="P4">
<draw:frame draw:style-name="fr1" draw:name="Image198" text:anchor-type="as-char" svg:width="6.9236in" svg:height="3.956343in" draw:z-index="0">
<draw:image xlink:href="../Images/yкринформ/2023-06-27T22-18-00-03-00/630_360_1687892404-142.jpg" xlink:type="simple" xlink:show="embed" xlink:actuate="onLoad" draw:mime-type="image/jpeg"/>
</draw:frame>
Three people were killed in the Russian shelling as a result of Russian shelling, including 42 more.</text:p>
      <text:p text:style-name="P4">
This is reported by Ukrinform with reference to <text:a xlink:type="simple" xlink:href="https://t.me/UA_National_Police/12607" text:style-name="Internet_20_link" text:visited-style-name="Visited_20_Internet_20_Link">
National Police</text:a>
.</text:p>
      <text:p text:style-name="P4">
"Станом на 22:00 у Краматорську внаслідок російського обстрілу загинуло троєлюдей, у тому числі дитина, ще 42 отримали поранення", - йдеться уповідомленні.</text:p>
      <text:p text:style-name="P4">
У відомстві також наголосили, що розбір завалів досі триває.</text:p>
      <text:p text:style-name="P4">
Як повідомляв Укрінформ, 27 червня ввечері росіяни завдали два <text:a xlink:type="simple" xlink:href="https://www.ukrinform.ua/tag-raketnij-udar" text:style-name="Internet_20_link" text:visited-style-name="Visited_20_Internet_20_Link">
 ракетні удари</text:a>
According to Kramatorsk.</text:p>
      <text:p text:style-name="P4">
<text:span text:style-name="T4">
 Read also: </text:span>
 <text:span text:style-name="T4">
 <text:a xlink:type="simple" xlink:href="https://www.ukrinform.ua/rubric-ato/3728532-u-kramatorsku-kilkist-zertv-raketnogo-udaru-zrosla-do-troh-25-poranenih.html" text:style-name="Internet_20_link" text:visited-style-name="Visited_20_Internet_20_Link">
in Kramatorsk the number of victims of rocket stroke of three, 25 wounded</text:a>
</text:span>
</text:p>
      <text:p text:style-name="P4">
The first hit was in the food establishment _ <text:span text:style-name="T4">
 <text:a xlink:type="simple" xlink:href="https://www.ukrinform.ua/rubric-ato/3728508-u-kramatorsku-rosijska-raketa-zrujnuvala-zaklad-u-centri-mista.html" text:style-name="Internet_20_link" text:visited-style-name="Visited_20_Internet_20_Link">
in the city center, the second - in the village of Belenke. </text:a>
</text:span>
 _</text:p>
      <text:p text:style-name="P4">
News Source: <text:a xlink:type="simple" xlink:href="https://www.ukrinform.ua/rubric-ato/3728539-kilkist-poranenih-vnaslidok-obstrilu-kramatorska-zbilsilas-do-42-nacpolicia.html" text:style-name="Internet_20_link" text:visited-style-name="Visited_20_Internet_20_Link">
https://www.ukrinform.ua/rubric-ato/3728539-kilkist-poranenih-vnaslidok-obstrilu-kramatorska-zbilsilas-do-42-nacpolicia.html</text:a>
</text:p>
      <!--NEWS-->
      <text:h text:style-name="P10" text:outline-level="1">
<text:span text:style-name="T4">
In the Lavra before the Constitution, an exhibition on the formation of Ukrainian statehood was opened</text:span>
</text:h>
      <text:p text:style-name="P4">
Authors: Ukrinform (Person)</text:p>
      <text:p text:style-name="P4">
Publisher: Укринформ (Organization)</text:p>
      <text:p text:style-name="P4">
Published Time: 2023-06-27T22:22:05+03:00</text:p>
      <text:p text:style-name="P4">
Modified Time: 2023-06-27T22:22:05+03:00</text:p>
      <text:p text:style-name="P4">
Description: An exhibition-gallery "Ukraine. Formation of statehood. " - Ukrinform.</text:p>
      <text:p text:style-name="P4">
Images: ['<text:a xlink:type="simple" xlink:href="https://static.ukrinform.com/photos/2023_06/thumb_files/630_360_1687883873-6324.jpeg" text:style-name="Internet_20_link" text:visited-style-name="Visited_20_Internet_20_Link">
630_360_16878...</text:a>
']</text:p>
      <text:p text:style-name="P4">
Tags: ['День Конституції', 'Історія', 'Україна', 'Виставка', 'Київська Лавра', 'Скульптура']</text:p>
      <text:p text:style-name="P4">
Type: Article</text:p>
      <!--METADATA-->
      <text:p text:style-name="P4">
<draw:frame draw:style-name="fr1" draw:name="Image199" text:anchor-type="as-char" svg:width="6.9236in" svg:height="3.956343in" draw:z-index="0">
<draw:image xlink:href="../Images/yкринформ/2023-06-27T22-22-05-03-00/630_360_1687883873-6324.jpeg" xlink:type="simple" xlink:show="embed" xlink:actuate="onLoad" draw:mime-type="image/jpeg"/>
</draw:frame>
The Kievan-Pechersk Lavra Reserve The exhibition-gallery “Ukraine. Formation of statehood. "</text:p>
      <text:p text:style-name="P4">
The exposition presents 11 sculptures of Ukrainian figures, as well as the state and national paraphernalia, Ukrinform correspondent reports.</text:p>
      <text:p text:style-name="P4">
</text:p>
      <text:p text:style-name="P4">
“Such a project was to appear decades ago. If we knew the True History that we present at this <text:a xlink:type="simple" xlink:href="https://www.ukrinform.ua/tag-vistavka" text:style-name="Internet_20_link" text:visited-style-name="Visited_20_Internet_20_Link">
exhibition</text:a>
, maybe there would be no war ... We hope that thanks to such a contribution to the study of Ukrainians in history, we will come to victorious, ”said the founder of the Museum of Formation of the Ukrainian Nation Valeryglan.</text:p>
      <text:p text:style-name="P4">
The exhibition includes information stands, which reproduced attributes of the Ukrainian state from the Middle Ages to modern times: seals, international documents, money, flags, coats of arms, maps, which record changes in the territory of Ukraine in the 10-21st centuries. Also presented a collection of 25 towels embroidered in the traditions of the Ukrainian region. Thanks to VR Okules, visitors can see what Bucha, Irpin, Borodyanka and Gostomel were before and after a large-scale invasion of the Russian Federation.</text:p>
      <text:p text:style-name="P4">
<text:span text:style-name="T4">
 Read also: </text:span>
 <text:a xlink:type="simple" xlink:href="https://www.ukrinform.ua/rubric-culture/3726927-u-kievi-vidkrili-vistavku-evropa-i-ukraina-dialog-kriz-viki.html" text:style-name="Internet_20_link" text:visited-style-name="Visited_20_Internet_20_Link">
in Kiev opened <text:span text:style-name="T4">
 exhibition </text:span>
 "Europe and Ukraine: Dialogrates"</text:a>
The exposition includes mise -enhancing with figures of Ukrainian prominent figures of idols. For example, here you can see Konstantin Ostrozky, Mikhahalagrushevsky, Stepan Bandera, Roman Shukhevych, Dmitry Yarosh and Leonidakravchuk.</text:p>
      <text:p text:style-name="P4">
“Many people think that these are wax figures, and compare them with the work of Madame Tusso. But our best, because there are figures standing separately, Ivs. And we are gathered in the misessen, and the viewer is a clear context of the era. And in the cibing of cybershir, as close as possible to natural, made of dysilicone. When you look at this figure, you see not just an image and face, but every detail, ”said the editor -in -chief of the project Larisa Lebedenko.</text:p>
      <text:p text:style-name="P4">
Even moles, spots, and nonsense can be seen on the "skin" of sculptures. The teeth and eyes of sculptures are made of real prostheses, which is also intensified realism.</text:p>
      <text:p text:style-name="P4">
<text:span text:style-name="T4">
 Read also: </text:span>
 <text:a xlink:type="simple" xlink:href="https://www.ukrinform.ua/rubric-culture/3728350-u-nimeccini-vidkrili-vistavku-plakativ-narodzeni-v-ukraini.html" text:style-name="Internet_20_link" text:visited-style-name="Visited_20_Internet_20_Link">
in Germany opened <text:span text:style-name="T4">
 exhibition </text:span>
 posters "Born in Ukraine"</text:a>
The appearance of these historical figures, the historians of the project were reproduced by the photos of descriptions, as regards the appearance of contemporaries - consulted with relatives. In general, the creation of one figure lasts three to four months, Lebedenko said.“It is very important to remember our history and understand that historical and culturalfront is an extremely important part of what is happening in our country. Someone defends Ukraine at the front, and we all have to unite together in order to protect our cultural heritage and identity. Similar projects are extremely important in this case, ”Maxim Ostapenko emphasized the acting director of the Kyiv -Pechersk Lavra National Reserve.</text:p>
      <text:p text:style-name="P4">
<text:span text:style-name="T4">
 Read also: </text:span>
 <text:a xlink:type="simple" xlink:href="https://www.ukrinform.ua/rubric-culture/3725451-fotovistavku-pro-vijnu-v-ukraini-predstavili-na-mediaforumi-v-nimeccini.html" text:style-name="Internet_20_link" text:visited-style-name="Visited_20_Internet_20_Link">
Photo Exhibition of War in Ukraine presented a labeled in Germany</text:a>
The exhibition was organized by the NZ "Kyiv-Pechersk Lavra", the Museum of Formation of the Ukrainian Nation, the Charitable Foundation "Joint Victory" and the patron of Valeryrezchyk.</text:p>
      <text:p text:style-name="P4">
News Source: <text:a xlink:type="simple" xlink:href="https://www.ukrinform.ua/rubric-culture/3728538-u-lavri-do-dna-konstitucii-vidkrili-vistavku-pro-stanovlenna-ukrainskoi-derzavnosti.html" text:style-name="Internet_20_link" text:visited-style-name="Visited_20_Internet_20_Link">
https://www.ukrinform.ua/rubric-culture/3728538-u-lavri-do-dna-konstitucii-vidkrili-vistavku-pro-stanovlenna-ukrainskoi-derzavnosti.html</text:a>
</text:p>
      <!--NEWS-->
      <text:h text:style-name="P10" text:outline-level="1">
<text:span text:style-name="T4">
Russian landing under Bakhmut is used for defense - cherry</text:span>
</text:h>
      <text:p text:style-name="P4">
Authors: Ukrinform (Person)</text:p>
      <text:p text:style-name="P4">
Publisher: Укринформ (Organization)</text:p>
      <text:p text:style-name="P4">
Published Time: 2023-06-27T22:26:00+03:00</text:p>
      <text:p text:style-name="P4">
Modified Time: 2023-06-27T22:26:00+03:00</text:p>
      <text:p text:style-name="P4">
Description: Russian landing troops intended for assault actions are involved in a defensive operation in Bakhmut.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Десантники', 'Війна з Росією', 'Сергій Череватий']</text:p>
      <text:p text:style-name="P4">
Type: Article</text:p>
      <!--METADATA-->
      <text:p text:style-name="P4">
<draw:frame draw:style-name="fr1" draw:name="Image201" text:anchor-type="as-char" svg:width="6.9236in" svg:height="3.956343in" draw:z-index="0">
<draw:image xlink:href="../Images/yкринформ/2023-06-27T22-26-00-03-00/630_360_1675335452-443.jpg" xlink:type="simple" xlink:show="embed" xlink:actuate="onLoad" draw:mime-type="image/jpeg"/>
</draw:frame>
Russian troops intended for assault actions are engaged in a defense operation in Bakhmut.</text:p>
      <text:p text:style-name="P4">
The spokesman of the Eastern Urgent Armed Forces of the Armed Forces Sergey Cherevaty reported this on the air of the Televahorphone "Unified News", Ukrinform correspondent reports.</text:p>
      <text:p text:style-name="P4">
“Despite the fact that the key force in the Bakhmut direction is <text:a xlink:type="simple" xlink:href="https://www.ukrinform.ua/tag-desantnyky" text:style-name="Internet_20_link" text:visited-style-name="Visited_20_Internet_20_Link">
airborne troops</text:a>
which are in any army by the main storm force, which usually seizes the bridgeheads.(invaders - ed.)They were simply concentrated as a better prepared troops for Bakhmut's defense. It shows how important it is to keep this item that is already destroyed, ”Cherevaty said.</text:p>
      <text:p text:style-name="P4">
According to him, such use of the landing is illogical and counterproductive.</text:p>
      <text:p text:style-name="P4">
“In general, it is ineffective, counter -productive and logical use of such units, but one who knows the history of the Soviet Union and Russia, realizes that in their unofficial practice, landing was always used by a wide spectrum where there were crises - from replacing internal troops. infantry, ”the spokesman explained.</text:p>
      <text:p text:style-name="P4">
*!(https://www.ukrinform.ua/rubric-ato/3728299-cerevatij-rozpoviv-aki-rosijski-pvk-vouut-na-bahmutskomu-napramku.html)He added that the defense forces are moving in the Bakhmut direction despite the resistance.</text:p>
      <text:p text:style-name="P4">
As reported by Ukrinform, the Deputy Minister of Defense Anna Malyar stated that the defense during the planning took into account the existence of contradictions between the Wagner PEC and the Russian authorities and continue the offensive actions on the Bakhmut Napryamka.</text:p>
      <text:p text:style-name="P4">
News Source: <text:a xlink:type="simple" xlink:href="https://www.ukrinform.ua/rubric-ato/3728540-rosijskij-desant-pid-bahmutom-zastosovuut-dla-oboroni-cerevatij.html" text:style-name="Internet_20_link" text:visited-style-name="Visited_20_Internet_20_Link">
https://www.ukrinform.ua/rubric-ato/3728540-rosijskij-desant-pid-bahmutom-zastosovuut-dla-oboroni-cerevatij.html</text:a>
</text:p>
      <!--NEWS-->
      <text:h text:style-name="P10" text:outline-level="1">
<text:span text:style-name="T4">
The Netherlands is making efforts to strengthen Ukraine -Rutte air defense</text:span>
</text:h>
      <text:p text:style-name="P4">
Authors: Ukrinform (Person)</text:p>
      <text:p text:style-name="P4">
Publisher: Укринформ (Organization)</text:p>
      <text:p text:style-name="P4">
Published Time: 2023-06-27T22:30:00+03:00</text:p>
      <text:p text:style-name="P4">
Modified Time: 2023-06-27T23:30:00+03:00</text:p>
      <text:p text:style-name="P4">
Description: The Netherlands is making efforts to enhance Ukraine's air defense. - Ukrinform.</text:p>
      <text:p text:style-name="P4">
Images: ['<text:a xlink:type="simple" xlink:href="https://static.ukrinform.com/photos/2023_06/thumb_files/630_360_1687896631-952.jpg" text:style-name="Internet_20_link" text:visited-style-name="Visited_20_Internet_20_Link">
630_360_16878...</text:a>
']</text:p>
      <text:p text:style-name="P4">
Tags: ['Нідерланди', 'Рютте', 'Україна', 'ППО']</text:p>
      <text:p text:style-name="P4">
Type: Article</text:p>
      <!--METADATA-->
      <text:p text:style-name="P4">
<draw:frame draw:style-name="fr1" draw:name="Image202" text:anchor-type="as-char" svg:width="6.9236in" svg:height="3.956343in" draw:z-index="0">
<draw:image xlink:href="../Images/yкринформ/2023-06-27T22-30-00-03-00/630_360_1687896631-952.jpg" xlink:type="simple" xlink:show="embed" xlink:actuate="onLoad" draw:mime-type="image/jpeg"/>
</draw:frame>
The Netherlands is efforts to enhance Ukraine's air defense.</text:p>
      <text:p text:style-name="P4">
The Prime Minister of the Netherlands Mark Rutte said this in the Hague at the Hague during a working conference on the results of a working meeting with the participation of heads of state and government, Poland, Romania, Albania, Belgium and Norway, Ukrinform reports in Hague.</text:p>
      <text:p text:style-name="P4">
“We make every effort to strengthen air defense <text:a xlink:type="simple" xlink:href="https://www.ukrinform.ua/tag-ukraina" text:style-name="Internet_20_link" text:visited-style-name="Visited_20_Internet_20_Link">
Ukraine</text:a>
, and we, as before, will be devoted to the cities and in no way guilty of civilians are protected from Russia's cruel robust attacks now and in the coming years. And when the matter goes to further form NATO relations with Ukraine to decide it to Ukraine and all the members of the Alliance, not Vladimir Putin and not the Russian Federation, ”he emphasized.</text:p>
      <text:p text:style-name="P4">
According to him, Lithuania is a good place for the summit next month. He also said that the path that Ukraine is going on is the same path that has passed other countries on the border with Russia in the last 30 years.</text:p>
      <text:p text:style-name="P4">
Rutte also noted that NATO members are now 31 countries, and it was hoped that Sweden would be 32th in the 32nd country.</text:p>
      <text:p text:style-name="P4">
“Putin's plan had unpleasant consequences because of his ruthless aggression. He was consent to share us, but now he knows that we will continue firmly in our collective security, ”he said.</text:p>
      <text:p text:style-name="P4">
Also, Rutte, answering journalists' questions about today's affairs on specific steps for Ukraine on the way to NATO membership, Rutte said: “Presidents of Lithuania and Romania very clearly said that we should move forward postbuilding, we cannot simply follow Bucharest. which we can accept at the NATO summit, which will give Ukraine a clear signal that its future in NATO, ”he said.</text:p>
      <text:p text:style-name="P4">
As reported by Ukrinform, on Tuesday, June 27, 2023, a meeting in the NATO preparation for the NATO summit, which should take place on July 11 and 12, was in the Dutch HAAZ.</text:p>
      <text:p text:style-name="P4">
The first NATO Secretary General Jens Stoltenberg arrived in the West, after which they met with the Prime Minister of the Netherlands Mark Rutte.</text:p>
      <text:p text:style-name="P4">
*!(https://www.ukrinform.ua/rubric-ato/3725172-ukraini-ne-vistacae-zasobiv-ppo-sob-zakriti-vsu-teritoriu-vid-rosijskih-obstriliv-ignat.html)</text:p>
      <text:p text:style-name="P4">
During this meeting, its participants discussed the Russian Federation in Ukraine and security in the world.</text:p>
      <text:p text:style-name="P4">
As it was reported, since the beginning of the Russian invasion of NATO and the Union countries continue to provide Ukraine with significant political, economic, humanitarian and military assistance. The continuation and increase of such assistance will be one of the main topics during the meeting of the heads of state and governments of the country, which will take place in Vilnius on July 11-12.</text:p>
      <text:p text:style-name="P4">
NATO Secretary General Jens Stoltenberg noted at one of the latest pre -conferences that NATO Allies agree that Ukraine became the Alliance, but will not consider the issue of its formal invitation to enter during the Vilnius Summit.</text:p>
      <text:p text:style-name="P4">
<text:span text:style-name="T4">
 Read also: </text:span>
 <text:a xlink:type="simple" xlink:href="https://www.ukrinform.ua/rubric-polytics/3728551-vijna-putina-ne-prizvela-ni-do-cogo-okrim-nestabilnosti-rutte.html" text:style-name="Internet_20_link" text:visited-style-name="Visited_20_Internet_20_Link">
Putin's war did not lead to anything but instability- <text:span text:style-name="T4">
 Rutte </text:span>
</text:a>
He noted that the decisions made during a summit in Vilnius would lead Ukraine to NATO.</text:p>
      <text:p text:style-name="P4">
At all levels, the Ukrainian side emphasized that the assurances that "Ukrainian member of the Alliance", which were heard during the NATO Bucharest Summit in 2008, were not enough.</text:p>
      <text:p text:style-name="P4">
Instead, Ukraine raises NATO allies on the issue of guaranteeing security and a clear prospects for movement to full membership in the Alliance.</text:p>
      <text:p text:style-name="P4">
News Source: <text:a xlink:type="simple" xlink:href="https://www.ukrinform.ua/rubric-ato/3728560-niderlandi-dokladaut-zusil-dla-zmicnenna-protipovitranoi-oboroni-ukraini-rutte.html" text:style-name="Internet_20_link" text:visited-style-name="Visited_20_Internet_20_Link">
https://www.ukrinform.ua/rubric-ato/3728560-niderlandi-dokladaut-zusil-dla-zmicnenna-protipovitranoi-oboroni-ukraini-rutte.html</text:a>
</text:p>
      <!--NEWS-->
      <text:h text:style-name="P10" text:outline-level="1">
<text:span text:style-name="T4">
McCarthy doubts that Trump is the strongest candidate from Republicans against Baiden</text:span>
</text:h>
      <text:p text:style-name="P4">
Authors: Ukrinform (Person)</text:p>
      <text:p text:style-name="P4">
Publisher: Укринформ (Organization)</text:p>
      <text:p text:style-name="P4">
Published Time: 2023-06-27T22:36:00+03:00</text:p>
      <text:p text:style-name="P4">
Modified Time: 2023-06-27T22:36:00+03:00</text:p>
      <text:p text:style-name="P4">
Description: The speaker of the House of Representatives of the US Republican Kevin McCarthy has doubted that Explore -resident Donald Trump is the strongest candidate from Republicans in the 2024 presidential election, although he could defeat the current President Joe Biden. - Ukrinform.</text:p>
      <text:p text:style-name="P4">
Images: ['<text:a xlink:type="simple" xlink:href="https://static.ukrinform.com/photos/2021_02/thumb_files/630_360_1612979026-306.jpg" text:style-name="Internet_20_link" text:visited-style-name="Visited_20_Internet_20_Link">
630_360_16129...</text:a>
']</text:p>
      <text:p text:style-name="P4">
Tags: ['Байден', 'Трамп', 'Вибори', 'Вибори у США']</text:p>
      <text:p text:style-name="P4">
Type: Article</text:p>
      <!--METADATA-->
      <text:p text:style-name="P4">
<draw:frame draw:style-name="fr1" draw:name="Image203" text:anchor-type="as-char" svg:width="6.9236in" svg:height="3.956343in" draw:z-index="0">
<draw:image xlink:href="../Images/yкринформ/2023-06-27T22-36-00-03-00/630_360_1612979026-306.jpg" xlink:type="simple" xlink:show="embed" xlink:actuate="onLoad" draw:mime-type="image/jpeg"/>
</draw:frame>
US Republican Kelin McCarthy Republican has doubt that the expection president of Donald Trump is the strongest candidate from the Republican Presidential Elections in 2024, although he could defeat the current Presidentia Baiden.</text:p>
      <text:p text:style-name="P4">
Ukrinform reports with reference to <text:a xlink:type="simple" xlink:href="https://thehill.com/homenews/house/4069662-mccarthy-trump-strongest-2024-republicans-biden/" text:style-name="Internet_20_link" text:visited-style-name="Visited_20_Internet_20_Link">
The Hill</text:a>
.</text:p>
      <text:p text:style-name="P4">
“Can he win this election? Yes, maybe. The question is whether he is more inserted to win the election ... I do not know the answer to this question, "McCarthy said on CNBC on Tuesday. -But can anyone else, anyone to win Biden? Yes, anyone can defeat Biden. Can other people indignant? Yes, Biden can defeat them. Anyway".</text:p>
      <text:p text:style-name="P4">
<text:span text:style-name="T4">
 Read also: </text:span>
 <text:span text:style-name="T4">
 <text:a xlink:type="simple" xlink:href="https://www.ukrinform.ua/rubric-ato/3725306-tramp-zaaviv-so-vidterminuvav-vtorgnenna-rf-v-ukrainu-na-kilka-rokiv.html" text:style-name="Internet_20_link" text:visited-style-name="Visited_20_Internet_20_Link">
Trump said that delayed the Russian invasion of Ukraine for several years</text:a>
</text:span>
</text:p>
      <text:p text:style-name="P4">
Earlier, McCarthy expressed confidence that Trump would win Biden if he was put forward in the election from the Republican Party.</text:p>
      <text:p text:style-name="P4">
<text:span text:style-name="T5">
!(https://www.ukrinform.ua/rubric-world/3724772-kolisnij-ocilnik-pentagonu-nazvav-trampa-zagrozou-dla-nacbezpeki.html)</text:span>
*</text:p>
      <text:p text:style-name="P4">
McCarthy's current uncertainty is perceived as something special, considering how close the speaker with the Expature.</text:p>
      <text:p text:style-name="P4">
News Source: <text:a xlink:type="simple" xlink:href="https://www.ukrinform.ua/rubric-world/3728543-makkarti-sumnivaetsa-so-tramp-najsilnisij-kandidat-vid-respublikanciv-proti-bajdena.html" text:style-name="Internet_20_link" text:visited-style-name="Visited_20_Internet_20_Link">
https://www.ukrinform.ua/rubric-world/3728543-makkarti-sumnivaetsa-so-tramp-najsilnisij-kandidat-vid-respublikanciv-proti-bajdena.html</text:a>
</text:p>
      <!--NEWS-->
      <text:h text:style-name="P10" text:outline-level="1">
<text:span text:style-name="T4">
Judoist Dankanich won "gold" at European Masters Games</text:span>
</text:h>
      <text:p text:style-name="P4">
Authors: Ukrinform (Person)</text:p>
      <text:p text:style-name="P4">
Publisher: Укринформ (Organization)</text:p>
      <text:p text:style-name="P4">
Published Time: 2023-06-27T22:37:54+03:00</text:p>
      <text:p text:style-name="P4">
Modified Time: 2023-06-27T22:37:54+03:00</text:p>
      <text:p text:style-name="P4">
Description: Ukrainian Mykola Dankanich became the champion of European games of judo in the Finnish town of Tampere. - Ukrinform.</text:p>
      <text:p text:style-name="P4">
Images: ['<text:a xlink:type="simple" xlink:href="https://static.ukrinform.com/photos/2023_06/thumb_files/630_360_1687894575-670.jpg" text:style-name="Internet_20_link" text:visited-style-name="Visited_20_Internet_20_Link">
630_360_16878...</text:a>
']</text:p>
      <text:p text:style-name="P4">
Tags: ['Дзюдо']</text:p>
      <text:p text:style-name="P4">
Type: Article</text:p>
      <!--METADATA-->
      <text:p text:style-name="P4">
<draw:frame draw:style-name="fr1" draw:name="Image204" text:anchor-type="as-char" svg:width="6.9236in" svg:height="3.956343in" draw:z-index="0">
<draw:image xlink:href="../Images/yкринформ/2023-06-27T22-37-54-03-00/630_360_1687894575-670.jpg" xlink:type="simple" xlink:show="embed" xlink:actuate="onLoad" draw:mime-type="image/jpeg"/>
</draw:frame>
Ukrainian Dankanich became the champion of European Judo Masters Games in the Finnskaya Business Tampere.</text:p>
      <text:p text:style-name="P4">
As reports <text:a xlink:type="simple" xlink:href="https://ukrainejudo.com/news/4270-mikola-dankanich-chempion-evropejskikh-igor-majstriv" text:style-name="Internet_20_link" text:visited-style-name="Visited_20_Internet_20_Link">
press service</text:a>
Judo Federation of Ukraine(FDA), the only representative of Ukraine in these competitions Mykola Dankanych won Zolotoagorod in the M6 category(Weight up to 66 kg), reports Ukrinform.</text:p>
      <text:p text:style-name="P4">
The Ukrainian competed in a circular system in the consolidated Division of M5-M8, in which two victories over rivals from the United Kingdom and the Netherlands, a veteran from the Czech Republic from the Czech Republic.</text:p>
      <text:p text:style-name="P4">
According to the results of these duels, Dankanich became the second in the consolidated division, proteoted the gold award in his age category M6.</text:p>
      <text:p text:style-name="P4">
The title of European Masters Champions are played by veterans in 29 types.</text:p>
      <text:p text:style-name="P4">
<text:span text:style-name="T4">
 Read also: </text:span>
 <text:a xlink:type="simple" xlink:href="https://www.ukrinform.ua/rubric-sports/3721249-ukrainski-dzudoisti-zdobuli-5-medalej-na-cempionati-evropi-sered-veteraniv.html" text:style-name="Internet_20_link" text:visited-style-name="Visited_20_Internet_20_Link">
Ukrainian judoists won 5 medals on the veterans' championships</text:a>
It should be noted that recently Nikolai Dankanich won the silver award of the championship among veterans, which took place in the Slovenian Podm.</text:p>
      <text:p text:style-name="P4">
Photo: Ukrainejudo.com.</text:p>
      <text:p text:style-name="P4">
News Source: <text:a xlink:type="simple" xlink:href="https://www.ukrinform.ua/rubric-sports/3728544-dzudoist-dankanic-zdobuv-zoloto-na-evropejskih-igrah-majstriv.html" text:style-name="Internet_20_link" text:visited-style-name="Visited_20_Internet_20_Link">
https://www.ukrinform.ua/rubric-sports/3728544-dzudoist-dankanic-zdobuv-zoloto-na-evropejskih-igrah-majstriv.html</text:a>
</text:p>
      <!--NEWS-->
      <text:h text:style-name="P10" text:outline-level="1">
<text:span text:style-name="T4">
US and Germany defense ministers plan to discuss support of Ukraine - Pentagon</text:span>
</text:h>
      <text:p text:style-name="P4">
Authors: Ukrinform (Person)</text:p>
      <text:p text:style-name="P4">
Publisher: Укринформ (Organization)</text:p>
      <text:p text:style-name="P4">
Published Time: 2023-06-27T22:45:00+03:00</text:p>
      <text:p text:style-name="P4">
Modified Time: 2023-06-27T22:45:00+03:00</text:p>
      <text:p text:style-name="P4">
Description: Pentagon officially announced a meeting on Wednesday of the heads of defense agencies of the United States and Germany, as well as discussing, in particular, the issues of strengthening NATO allies on the border with Russia and further military assistance to Ukraine. - Ukrinform.</text:p>
      <text:p text:style-name="P4">
Images: ['<text:a xlink:type="simple" xlink:href="https://static.ukrinform.com/photos/2023_06/thumb_files/630_360_1687895320-203.jpeg" text:style-name="Internet_20_link" text:visited-style-name="Visited_20_Internet_20_Link">
630_360_16878...</text:a>
']</text:p>
      <text:p text:style-name="P4">
Tags: ['США', 'Остін', 'Війна з Росією', 'Борис Пісторіус']</text:p>
      <text:p text:style-name="P4">
Type: Article</text:p>
      <!--METADATA-->
      <text:p text:style-name="P4">
<draw:frame draw:style-name="fr1" draw:name="Image205" text:anchor-type="as-char" svg:width="6.9236in" svg:height="3.956343in" draw:z-index="0">
<draw:image xlink:href="../Images/yкринформ/2023-06-27T22-45-00-03-00/630_360_1687895320-203.jpeg" xlink:type="simple" xlink:show="embed" xlink:actuate="onLoad" draw:mime-type="image/jpeg"/>
</draw:frame>
Pentagonophically announced a meeting on Wednesday of the heads of defense agencies of the United States and Germany, as well as discussing them, in particular, the issues of strengthening of NATO allies on border and further military assistance to Ukraine.</text:p>
      <text:p text:style-name="P4">
This was reported on Tuesday during a briefing by the spokesman of the Ministry of Defense Shatener Patrick Ryder, reports his own correspondent of Ukrinform.</text:p>
      <text:p text:style-name="P4">
"Tomorrow, Minister Austin will welcome German Minister Boris Pistorius a super-bilateral meeting here in the Pentagon," said a representative of American awareness.</text:p>
      <text:p text:style-name="P4">
<text:span text:style-name="T4">
 Read also: </text:span>
 <text:span text:style-name="T4">
 <text:a xlink:type="simple" xlink:href="https://www.ukrinform.ua/rubric-ato/3727381-pistorius-poasniv-comu-nimeccina-ne-moze-buti-v-persih-radah-koalicii-vinisuvaciv.html" text:style-name="Internet_20_link" text:visited-style-name="Visited_20_Internet_20_Link">
Pistorius explained why Germany could not be in the first matches of the fighter coalition</text:a>
</text:span>
</text:p>
      <text:p text:style-name="P4">
According to him, leaders are expected to discuss many topics, "in the number of Germany in the strengthening of NATO's eastern flank, as well as providing essential security in the field of security for Ukraine."</text:p>
      <text:p text:style-name="P4">
According to Ukrinform, the Minister of Defense of Germany Boris Pistorius last week denied the idea of "nonviolent" resistance as an alternative way to protect Ukrainians with aggression of the Russian Federation.</text:p>
      <text:p text:style-name="P4">
<text:span text:style-name="T4">
 Read also: </text:span>
 <text:span text:style-name="T4">
 <text:a xlink:type="simple" xlink:href="https://www.ukrinform.ua/rubric-world/3723195-berlin-oficijno-rosia-e-najbilsou-zagrozou-miru-ta-bezpeci.html" text:style-name="Internet_20_link" text:visited-style-name="Visited_20_Internet_20_Link">
Berlin. Officially: Russia is the greatest threat of tableware</text:a>
</text:span>
</text:p>
      <text:p text:style-name="P4">
He noted that the cessation of supplies of weapons to Kiev may mean a rapid suppression of the war, however, according to him "it would also be the end for Ukraine." At the same time, Pistorius said that in the future he supports the idea of peace, but in which way to come to it should be decided by Ukraine.</text:p>
      <text:p text:style-name="P4">
<text:span text:style-name="T5">
Foto: Michael Kappler/DPA</text:span>
</text:p>
      <text:p text:style-name="P4">
News Source: <text:a xlink:type="simple" xlink:href="https://www.ukrinform.ua/rubric-world/3728545-ministri-oboroni-ssa-j-nimeccini-planuut-obgovoriti-pidtrimku-ukraini-pentagon.html" text:style-name="Internet_20_link" text:visited-style-name="Visited_20_Internet_20_Link">
https://www.ukrinform.ua/rubric-world/3728545-ministri-oboroni-ssa-j-nimeccini-planuut-obgovoriti-pidtrimku-ukraini-pentagon.html</text:a>
</text:p>
      <!--NEWS-->
      <text:h text:style-name="P10" text:outline-level="1">
<text:span text:style-name="T4">
Stoltenberg warned allies from underestimation of the Russian Federation and called for help to help Ukraine</text:span>
</text:h>
      <text:p text:style-name="P4">
Authors: Ukrinform (Person)</text:p>
      <text:p text:style-name="P4">
Publisher: Укринформ (Organization)</text:p>
      <text:p text:style-name="P4">
Published Time: 2023-06-27T22:50:00+03:00</text:p>
      <text:p text:style-name="P4">
Modified Time: 2023-06-27T22:50:00+03:00</text:p>
      <text:p text:style-name="P4">
Description: NATO Secretary General Jens Stoltenberg warned allies on the Alliance against the underestimation to Russia, although recent events have proved the instability of this country, and called on to continue to support Ukraine in its efforts to protect against Russian aggression. - Ukrinform.</text:p>
      <text:p text:style-name="P4">
Images: ['<text:a xlink:type="simple" xlink:href="https://static.ukrinform.com/photos/2022_12/thumb_files/630_360_1669912772-442.jpg" text:style-name="Internet_20_link" text:visited-style-name="Visited_20_Internet_20_Link">
630_360_16699...</text:a>
']</text:p>
      <text:p text:style-name="P4">
Tags: ['Євросоюз', 'НАТО', 'Столтенберг', 'Україна', 'Агресія РФ', 'Росія', 'Війна з Росією']</text:p>
      <text:p text:style-name="P4">
Type: Article</text:p>
      <!--METADATA-->
      <text:p text:style-name="P4">
<draw:frame draw:style-name="fr1" draw:name="Image206" text:anchor-type="as-char" svg:width="6.9236in" svg:height="3.956343in" draw:z-index="0">
<draw:image xlink:href="../Images/yкринформ/2023-06-27T22-50-00-03-00/630_360_1669912772-442.jpg" xlink:type="simple" xlink:show="embed" xlink:actuate="onLoad" draw:mime-type="image/jpeg"/>
</draw:frame>
NATO Secretary -General Jens Stoltenberg warned allies on the Alliance with a distinguishing Russian address, although recent events have evidenced by this country, and called on to continue to support Ukraine in its efforts against Russian aggression.</text:p>
      <text:p text:style-name="P4">
Jens Stoltenberg stated this in the Hague today during a press conference with the participation of a working meeting with the participation of heads of state and governments of Lithuania, Poland, Romania, Albania, Belgium, the Netherlands and Norway, Correspondentt.</text:p>
      <text:p text:style-name="P4">
“We have all seen events in Russia over the past days. This is an internal business. But it is obvious that President Putin's criminal war against Ukraine deepened sections and created a new tension in Russia itself. At the same time, we cannot underestimate it. It is even more important to continue our help for Ukraine. I expect that during a summit in Vilnius in a few weeks we will make a clear message about our obligations, ”said the Alliance head.</text:p>
      <text:p text:style-name="P4">
<text:span text:style-name="T5">
!(https://www.ukrinform.ua/rubric-world/3728528-kraini-baltii-zaklikaut-nato-posiliti-shidni-kordoni-cerez-vagnerivciv-u-bilorusi.html)</text:span>
*</text:p>
      <text:p text:style-name="P4">
He noted that the Armed Forces of Ukraine are currently continuing the counter -offensive. Weighing fighting, but Ukrainians are successful. According to Stoltenberg that the lands of Ukraine will be able to release, the stronger their positions will be a predetermined negotiation table in the future.</text:p>
      <text:p text:style-name="P4">
The NATO Secretary General thanked the Netherlands and allies who participated in the work meeting for providing critical assistance to Ukraine. The contribution to a wide NATO assistance for Ukraine, as well as the initiative of the leadership of the Netherlands and Denmark on the preparation of Ukrainian pilots for the F-16.</text:p>
      <text:p text:style-name="P4">
“At the summit we will agree a long -term program for Ukraine, and update our political connections. This will lead to Ukraine closer to its legal place in NATO, ”Stoltenberg said.</text:p>
      <text:p text:style-name="P4">
<text:span text:style-name="T4">
 Read also: </text:span>
 <text:span text:style-name="T4">
 <text:a xlink:type="simple" xlink:href="https://www.ukrinform.ua/rubric-ato/3727856-dania-pocala-navcanna-ukrainskih-pilotiv-na-f16.html" text:style-name="Internet_20_link" text:visited-style-name="Visited_20_Internet_20_Link">
Denmark began training Ukrainian pilots on F-16</text:a>
 </text:span>
</text:p>
      <text:p text:style-name="P4">
The NATO leader expressed confidence that during a summit in Vilnius, the Allies will take a new level of defense contributions, where 2 percent of GDP will be a minimally possible "floor" rather than a "ceiling" of such costs.</text:p>
      <text:p text:style-name="P4">
"The Russian war against Ukraine demonstrates that we cannot perceive peace as a reference, and that we have to invest in our own security anymore," - added Stoltenberg.</text:p>
      <text:p text:style-name="P4">
<text:span text:style-name="T4">
 Read also: </text:span>
 <text:span text:style-name="T4">
 <text:a xlink:type="simple" xlink:href="https://www.ukrinform.ua/rubric-polytics/3728503-ukraina-ocikue-na-samiti-u-vilnusi-duze-silnogo-signalu-sodo-vstupu-v-nato-ermak.html" text:style-name="Internet_20_link" text:visited-style-name="Visited_20_Internet_20_Link">
Ukraine expects at a summit in Vilnius a "very strong signal" regarding NATO's accession - Yermak</text:a>
</text:span>
</text:p>
      <text:p text:style-name="P4">
As it was reported, the next NATO summit, which will take place in Vilnius, will consider the continuation of assistance for Ukraine in its maintenance against Russian aggression among the main issues. Ukraine expects specific more than the country's path to NATO membership and security for safety from this meeting to prevent Ukraine's safety to prevent the likely repetition of Russian aggression to the intelligent aggression.</text:p>
      <text:p text:style-name="P4">
News Source: <text:a xlink:type="simple" xlink:href="https://www.ukrinform.ua/rubric-world/3728546-stoltenberg-zasterig-souznikiv-vid-nedoocinki-rf-ta-zaklikav-nadali-dopomagati-ukraini.html" text:style-name="Internet_20_link" text:visited-style-name="Visited_20_Internet_20_Link">
https://www.ukrinform.ua/rubric-world/3728546-stoltenberg-zasterig-souznikiv-vid-nedoocinki-rf-ta-zaklikav-nadali-dopomagati-ukraini.html</text:a>
</text:p>
      <!--NEWS-->
      <text:h text:style-name="P10" text:outline-level="1">
<text:span text:style-name="T4">
The control status of shelters will last until the end of June - OP</text:span>
</text:h>
      <text:p text:style-name="P4">
Authors: Ukrinform (Person)</text:p>
      <text:p text:style-name="P4">
Publisher: Укринформ (Organization)</text:p>
      <text:p text:style-name="P4">
Published Time: 2023-06-27T23:03:00+03:00</text:p>
      <text:p text:style-name="P4">
Modified Time: 2023-06-27T23:03:00+03:00</text:p>
      <text:p text:style-name="P4">
Description: Bringing guilty for improper retention of shelters to justice and monitoring of the storage facility will continue until the end of June, and there are now the first personnel decisions. - Ukrinform.</text:p>
      <text:p text:style-name="P4">
Images: ['<text:a xlink:type="simple" xlink:href="https://static.ukrinform.com/photos/2023_06/thumb_files/630_360_1686303753-448.jpg" text:style-name="Internet_20_link" text:visited-style-name="Visited_20_Internet_20_Link">
630_360_16863...</text:a>
']</text:p>
      <text:p text:style-name="P4">
Tags: ['Офіс Президента', 'Бомбосховище', 'Укриття', 'Війна з Росією']</text:p>
      <text:p text:style-name="P4">
Type: Article</text:p>
      <!--METADATA-->
      <text:p text:style-name="P4">
<draw:frame draw:style-name="fr1" draw:name="Image207" text:anchor-type="as-char" svg:width="6.9236in" svg:height="3.956343in" draw:z-index="0">
<draw:image xlink:href="../Images/yкринформ/2023-06-27T23-03-00-03-00/630_360_1686303753-448.jpg" xlink:type="simple" xlink:show="embed" xlink:actuate="onLoad" draw:mime-type="image/jpeg"/>
</draw:frame>
The attraction of the guilty for the improper maintenance of shelters to the liability of the condition of the warehouses will continue until the end of June, now there are the first personnel.</text:p>
      <text:p text:style-name="P4">
This was noted(https://t.me/OleksiyKuleba/3498), reports Ukrinform.</text:p>
      <text:p text:style-name="P4">
“We have the first personnel decisions. It is about the city <text:a xlink:type="simple" xlink:href="https://www.ukrinform.ua/tag-kiiv" text:style-name="Internet_20_link" text:visited-style-name="Visited_20_Internet_20_Link">
Kyiv</text:a>
, Kyiv, Zhytomyr, Sumy regions. Also Kharkiv, Zaporizhzhia, Nikolaev, Kherson. This is not all solutions. The attraction to the liability, as well as the control of the state of shelters, will continue until the end, ”he emphasized.</text:p>
      <text:p text:style-name="P4">
At the same time, Kuleba emphasized that at the same time the arrangement of the storage facilities is also ongoing.</text:p>
      <text:p text:style-name="P4">
“They must be equipped, properly prepared, everyone must have a pre -elastic access. This is all working together today - the executive authorities of local self -government bodies, ”explained the deputy head of the OP.</text:p>
      <text:p text:style-name="P4">
He added that the shelter is now objects of strategic importance, that is, the state and closed storage facilities will be enhanced by the responsibility of officials.</text:p>
      <text:p text:style-name="P4">
Also, according to the bullet, systematic shelters are introduced.</text:p>
      <text:p text:style-name="P4">
<text:span text:style-name="T4">
 Read also: </text:span>
 <text:a xlink:type="simple" xlink:href="https://www.ukrinform.ua/rubric-regions/3728517-u-zaporizzi-cerez-nezaleznij-stan-ukrittiv-zvilnili-cinovnika.html" text:style-name="Internet_20_link" text:visited-style-name="Visited_20_Internet_20_Link">
in Zaporozhye because of the independent condition <text:span text:style-name="T4">
 shelter </text:span>
 liberator</text:a>
As it was reported, the NSDC at the meeting on June 23 instructed the Cabinet of Ministers, regional and local authorities to take measures to hold the disciplinary liability of persons under responsibility of which is in poor condition, and to provide systematic inspections of high strategic importance.</text:p>
      <text:p text:style-name="P4">
On Tuesday, June 27, the government agreed to release a number of heads of the RDA Tavines of reprimand.</text:p>
      <text:p text:style-name="P4">
News Source: <text:a xlink:type="simple" xlink:href="https://www.ukrinform.ua/rubric-society/3728549-kontrol-stanu-ukrittiv-trivatime-do-kinca-cervna-op.html" text:style-name="Internet_20_link" text:visited-style-name="Visited_20_Internet_20_Link">
https://www.ukrinform.ua/rubric-society/3728549-kontrol-stanu-ukrittiv-trivatime-do-kinca-cervna-op.html</text:a>
</text:p>
      <!--NEWS-->
      <text:h text:style-name="P10" text:outline-level="1">
<text:span text:style-name="T4">
Duda outlined five Priorities of Poland for NATO Summit, among them - support of Ukraine</text:span>
</text:h>
      <text:p text:style-name="P4">
Authors: Ukrinform (Person)</text:p>
      <text:p text:style-name="P4">
Publisher: Укринформ (Organization)</text:p>
      <text:p text:style-name="P4">
Published Time: 2023-06-27T23:08:00+03:00</text:p>
      <text:p text:style-name="P4">
Modified Time: 2023-06-27T23:08:00+03:00</text:p>
      <text:p text:style-name="P4">
Description: Among the five major priorities, which Poland has identified on the July NATO Summit in Vilnius, the formation of long -term Alliance approaches to response to Russian threats, as well as assisting Ukraine, including the issue of membership in the organization. - Ukrinform.</text:p>
      <text:p text:style-name="P4">
Images: ['<text:a xlink:type="simple" xlink:href="https://static.ukrinform.com/photos/2023_04/thumb_files/630_360_1680700925-768.jpg" text:style-name="Internet_20_link" text:visited-style-name="Visited_20_Internet_20_Link">
630_360_16807...</text:a>
']</text:p>
      <text:p text:style-name="P4">
Tags: ['Дуда', 'Гаага', 'НАТО', 'Саміт НАТО']</text:p>
      <text:p text:style-name="P4">
Type: Article</text:p>
      <!--METADATA-->
      <text:p text:style-name="P4">
<draw:frame draw:style-name="fr1" draw:name="Image208" text:anchor-type="as-char" svg:width="6.9236in" svg:height="3.956343in" draw:z-index="0">
<draw:image xlink:href="../Images/yкринформ/2023-06-27T23-08-00-03-00/630_360_1680700925-768.jpg" xlink:type="simple" xlink:show="embed" xlink:actuate="onLoad" draw:mime-type="image/jpeg"/>
</draw:frame>
The middle of the main priorities that Poland has identified on the July NATO Summit is the formation of long -term approaches to the Alliance to respond to native threats, as well as to assist Ukraine, including in the issue of membership in the organization.</text:p>
      <text:p text:style-name="P4">
This was stated by Polish President Andrzej Duda on Tuesday in the Hague during a working conference on the results of a working meeting with the participation of Heads of State and Government, Romania, Albania, Belgium Norway, as well as NATO Secretary General, Ukrinform reports.</text:p>
      <text:p text:style-name="P4">
“During the meeting, I paid attention to the five areas that are important to us. They are related to the challenges we face. For Poland, it is: NATO's strengthening and defense, guaranteeing all members <text:span text:style-name="T4">
 <text:a xlink:type="simple" xlink:href="https://www.ukrinform.ua/tag-nato" text:style-name="Internet_20_link" text:visited-style-name="Visited_20_Internet_20_Link">
NATO</text:a>
</text:span>
 Increase in defense costs, support for the completion of Sweden's accession to NATO, providing the necessary support for Ukraine and approaching its membership in NATO; As well as the formation of long -term approaches to response to Russian military, economic and political agents, ”Duda emphasized.</text:p>
      <text:p text:style-name="P4">
<text:span text:style-name="T5">
!(https://www.ukrinform.ua/rubric-world/3728528-kraini-baltii-zaklikaut-nato-posiliti-shidni-kordoni-cerez-vagnerivciv-u-bilorusi.html)</text:span>
*</text:p>
      <text:p text:style-name="P4">
The event was reported that President of Lithuania Gitanas Nauseda, Polish President Andrzej Duda, Romania President Klaus Johannis, Belgium Prime Minister Alexander de Kroo, Prime Minister of Norway Jonas Gar Stere, Prime Minister Albania.</text:p>
      <text:p text:style-name="P4">
<text:span text:style-name="T4">
 Read also: </text:span>
 <text:span text:style-name="T4">
 <text:a xlink:type="simple" xlink:href="https://www.ukrinform.ua/rubric-world/3728519-u-gaazi-startuvav-pidgotovcij-zahid-do-samitu-nato.html" text:style-name="Internet_20_link" text:visited-style-name="Visited_20_Internet_20_Link">
in Hague started a preparatory event for NATO summit</text:a>
</text:span>
</text:p>
      <text:p text:style-name="P4">
During this meeting, its participants discussed the Russian Federation in Ukraine and security in the world.</text:p>
      <text:p text:style-name="P4">
News Source: <text:a xlink:type="simple" xlink:href="https://www.ukrinform.ua/rubric-world/3728548-duda-okresliv-pat-prioritetiv-polsi-na-samit-nato-sered-nih-pidtrimka-ukraini.html" text:style-name="Internet_20_link" text:visited-style-name="Visited_20_Internet_20_Link">
https://www.ukrinform.ua/rubric-world/3728548-duda-okresliv-pat-prioritetiv-polsi-na-samit-nato-sered-nih-pidtrimka-ukraini.html</text:a>
</text:p>
      <!--NEWS-->
      <text:h text:style-name="P10" text:outline-level="1">
<text:span text:style-name="T4">
Each manifestation of terror proves that the Russian Federation deserves only the defeat and the tribunal - Zelensky</text:span>
</text:h>
      <text:p text:style-name="P4">
Authors: Ukrinform (Person)</text:p>
      <text:p text:style-name="P4">
Publisher: Укринформ (Organization)</text:p>
      <text:p text:style-name="P4">
Published Time: 2023-06-27T23:15:00+03:00</text:p>
      <text:p text:style-name="P4">
Modified Time: 2023-06-27T23:15:00+03:00</text:p>
      <text:p text:style-name="P4">
Description: Every manifestation of Russian terror again and again proves to us, and to the world, that this country deserves only one in the consequences of everything that it has done - defeat and tribunal, fair and legal courts against all Russian murderers and terrorists.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ійна з Росією']</text:p>
      <text:p text:style-name="P4">
Type: Article</text:p>
      <!--METADATA-->
      <text:p text:style-name="P4">
<draw:frame draw:style-name="fr1" draw:name="Image209" text:anchor-type="as-char" svg:width="6.9236in" svg:height="3.956343in" draw:z-index="0">
<draw:image xlink:href="../Images/yкринформ/2023-06-27T23-15-00-03-00/630_360_1685386836-680.jpeg" xlink:type="simple" xlink:show="embed" xlink:actuate="onLoad" draw:mime-type="image/jpeg"/>
</draw:frame>
Everyone has proven Russian terror again and again to us, and to us, and to the world that this country deserves only one in the consequences of everything that she has done - the tract and a tribunal, a fair and legal courts against all Russian murderers and terrorists.</text:p>
      <text:p text:style-name="P4">
About it in your <text:a xlink:type="simple" xlink:href="https://www.youtube.com/watch" text:style-name="Internet_20_link" text:visited-style-name="Visited_20_Internet_20_Link">
appeal</text:a>
At the end of the 489th day of the war, President of Ukraine Volodymyr Zelenskyy said, Ukrinform reports.</text:p>
      <text:p text:style-name="P4">
<text:span text:style-name="T4">
 _ Dear Ukrainians and Ukrainian women!_ </text:span>
</text:p>
      <text:p text:style-name="P4">
Exactly on the anniversary of the impact of Russian terrorists on Kremenchuk, on the Trade Center, when 22 people were killed, Russian inhumans again directed missiles in the Potremenchuk district.</text:p>
      <text:p text:style-name="P4">
Today, Russian terrorists also fired at Kramatorsk. C-300 missiles. People were killed, and among them-a child. My condolences to my relatives and loved ones. More than 40 people are injured at this hour. Everyone is assisted. Proceeds of gaps.</text:p>
      <text:p text:style-name="P4">
Every such manifestation of terror again and again proves to us and the world, which is only one of the consequences of everything that it has done - defeat the tribunal, fair and legal courts against all Russian murderers.</text:p>
      <text:p text:style-name="P4">
And again and again, thank everyone in the world who supports Ukraine and helps our people's defense!</text:p>
      <text:p text:style-name="P4">
Today there is a new defensive package from the US for our soldiers. Armored vehicles for Petriots, Stingers and Himars. Additional shells for our artillery. I thank Mr. Biden President, Congress, both parties, and all Americans!</text:p>
      <text:p text:style-name="P4">
He spoke to Mr. Prime Minister of Norway. He thanked for the support provided - the defense, economic, political. Very important!He informed him about my trip to our warriors, about our actual defense. He voiced some of our armed needs. The creation of fighter jets also discussed. A separate topic in conversation is the future NATO summit in Vilnius. Type Norway for understanding!</text:p>
      <text:p text:style-name="P4">
He also held a special meeting with our internationalists today - the office, the government is preparation for the Vilnius summit. I am sure that the summit decisions can be static for Ukraine!We do everything possible for this and connected to this international opportunities of Ukraine.</text:p>
      <text:p text:style-name="P4">
And, of course, the front. Our characters, our active actions. Today, we also have moving before!In all areas where we take offensive actions. Thank you, warriors!Today we have important results in reflecting Russian assaults. I am very grateful to you!Thank you for every destroyed occupier and every Ukrainian life saved!</text:p>
      <text:p text:style-name="P4">
Glory to our heroes!I thank everyone in the world who is not afraid of Russian terrorists and returns the world with us!</text:p>
      <text:p text:style-name="P4">
<text:span text:style-name="T4">
<text:span text:style-name="T5">
Glory to Ukraine!</text:span>
 </text:span>
</text:p>
      <text:p text:style-name="P4">
News Source: <text:a xlink:type="simple" xlink:href="https://www.ukrinform.ua/rubric-ato/3728550-kozen-proav-teroru-dovodit-so-rf-zaslugovue-lise-na-porazku-j-tribunal-zelenskij.html" text:style-name="Internet_20_link" text:visited-style-name="Visited_20_Internet_20_Link">
https://www.ukrinform.ua/rubric-ato/3728550-kozen-proav-teroru-dovodit-so-rf-zaslugovue-lise-na-porazku-j-tribunal-zelenskij.html</text:a>
</text:p>
      <!--NEWS-->
      <text:h text:style-name="P10" text:outline-level="1">
<text:span text:style-name="T4">
Putin's war did not lead to anything but instability - Rutte</text:span>
</text:h>
      <text:p text:style-name="P4">
Authors: Ukrinform (Person)</text:p>
      <text:p text:style-name="P4">
Publisher: Укринформ (Organization)</text:p>
      <text:p text:style-name="P4">
Published Time: 2023-06-27T23:19:00+03:00</text:p>
      <text:p text:style-name="P4">
Modified Time: 2023-06-27T23:19:00+03:00</text:p>
      <text:p text:style-name="P4">
Description: Recent events in Russia are another proof that Putin's war has led to anything but instability. - Ukrinform.</text:p>
      <text:p text:style-name="P4">
Images: ['<text:a xlink:type="simple" xlink:href="https://static.ukrinform.com/photos/2023_06/thumb_files/630_360_1687896686-537.jpg" text:style-name="Internet_20_link" text:visited-style-name="Visited_20_Internet_20_Link">
630_360_16878...</text:a>
']</text:p>
      <text:p text:style-name="P4">
Tags: ['Путін', 'Рютте', 'Війна з Росією']</text:p>
      <text:p text:style-name="P4">
Type: Article</text:p>
      <!--METADATA-->
      <text:p text:style-name="P4">
<draw:frame draw:style-name="fr1" draw:name="Image210" text:anchor-type="as-char" svg:width="6.9236in" svg:height="3.956343in" draw:z-index="0">
<draw:image xlink:href="../Images/yкринформ/2023-06-27T23-19-00-03-00/630_360_1687896686-537.jpg" xlink:type="simple" xlink:show="embed" xlink:actuate="onLoad" draw:mime-type="image/jpeg"/>
</draw:frame>
The recent events in Russia are another proof that Putin's war has led to anything but instability.</text:p>
      <text:p text:style-name="P4">
The Prime Minister of the Netherlands Mark Rutte said this in the Hague at the Hague during a working conference on the results of a working meeting with the participation of heads of state and government, Poland, Romania, Albania, Belgium and Norway, Ukrinform reports in Hague.</text:p>
      <text:p text:style-name="P4">
“Instability in <text:a xlink:type="simple" xlink:href="https://www.ukrinform.ua/tag-rosia" text:style-name="Internet_20_link" text:visited-style-name="Visited_20_Internet_20_Link">
Russia</text:a>
Generality in Europe, so we are concerned. These events are another proof that Putin's war did not lead to anything but instability. First of all, she has been the unbearable suffering of the Ukrainian people ... We must focus on the purpose, making sure that Putin's war against Ukraine is failure, ”he said.</text:p>
      <text:p text:style-name="P4">
He also stressed that Russia's war in Ukraine is an unfair war with the safety of other countries.</text:p>
      <text:p text:style-name="P4">
“It's a war against everything. We are for freedom, democracy and the rule of law. And, of course, war is a direct threat to our own safety. Because in the case of success in Ukraine, Putin will not stop there. And so Ukraine can count on an adamant support, ”he stressed.</text:p>
      <text:p text:style-name="P4">
According to him, the NATO Summit in Vilnius will be very important, where the probard will be made, the war of Russia in Ukraine.</text:p>
      <text:p text:style-name="P4">
As reported by Ukrinform, on Tuesday, June 27, 2023, a meeting in the NATO preparation for the NATO summit, which should take place on July 11 and 12, was in the Dutch HAAZ.</text:p>
      <text:p text:style-name="P4">
The first NATO Secretary General Jens Stoltenberg arrived in the West, after which they met with the Prime Minister of the Netherlands Mark Rutte.</text:p>
      <text:p text:style-name="P4">
The event is attended by Lithuanian President Gitanas Nauseda, President of Poland Duda, Romania President Klaus Johannis, Prime Minister Belgiumalexer de Kroo, Prime Minister of Norwegian Jonas Gar Stere, Prime Minister.</text:p>
      <text:p text:style-name="P4">
During this meeting, its participants discussed the Russian Federation in Ukraine and security in the world.</text:p>
      <text:p text:style-name="P4">
As it was reported, since the beginning of the Russian invasion of NATO and the Union countries continue to provide Ukraine with significant political, economic, humanitarian and military assistance. The continuation and increase of such assistance will be one of the main topics during the meeting of the heads of state and governments of the country, which will take place in Vilnius on July 11-12.<text:span text:style-name="T4">
 Read also: </text:span>
 <text:a xlink:type="simple" xlink:href="https://www.ukrinform.ua/rubric-world/3728053-derzdep-pro-zakolot-prigozina-mi-pobacili-pramij-viklik-liderstvu-putina.html" text:style-name="Internet_20_link" text:visited-style-name="Visited_20_Internet_20_Link">
State Department of "Rebellion" Prigogine: We saw a direct call of leadership <text:span text:style-name="T4">
 Putin </text:span>
 a</text:a>
He noted that the decisions made during a summit in Vilnius would lead Ukraine to NATO.</text:p>
      <text:p text:style-name="P4">
At all levels, the Ukrainian side emphasized that the assurances that "Ukrainian member of the Alliance", which were heard during the NATO Bucharest Summit in 2008, were not enough.</text:p>
      <text:p text:style-name="P4">
Instead, Ukraine raises NATO allies on the issue of guaranteeing security and a clear prospects for movement to full membership in the Alliance.</text:p>
      <text:p text:style-name="P4">
News Source: <text:a xlink:type="simple" xlink:href="https://www.ukrinform.ua/rubric-polytics/3728551-vijna-putina-ne-prizvela-ni-do-cogo-okrim-nestabilnosti-rutte.html" text:style-name="Internet_20_link" text:visited-style-name="Visited_20_Internet_20_Link">
https://www.ukrinform.ua/rubric-polytics/3728551-vijna-putina-ne-prizvela-ni-do-cogo-okrim-nestabilnosti-rutte.html</text:a>
</text:p>
      <!--NEWS-->
      <text:h text:style-name="P10" text:outline-level="1">
<text:span text:style-name="T4">
Putin is not vetoed to expand NATO - Stoltenberg</text:span>
</text:h>
      <text:p text:style-name="P4">
Authors: Ukrinform (Person)</text:p>
      <text:p text:style-name="P4">
Publisher: Укринформ (Organization)</text:p>
      <text:p text:style-name="P4">
Published Time: 2023-06-27T23:22:00+03:00</text:p>
      <text:p text:style-name="P4">
Modified Time: 2023-06-27T23:22:00+03:00</text:p>
      <text:p text:style-name="P4">
Description: Not Putin and not Russia will resolve the issue of future Ukraine's membership in NATO. - Ukrinform.</text:p>
      <text:p text:style-name="P4">
Images: ['<text:a xlink:type="simple" xlink:href="https://static.ukrinform.com/photos/2023_06/thumb_files/630_360_1687176890-610.jpg" text:style-name="Internet_20_link" text:visited-style-name="Visited_20_Internet_20_Link">
630_360_16871...</text:a>
']</text:p>
      <text:p text:style-name="P4">
Tags: ['НАТО', 'Столтенберг', 'Україна', 'Війна з Росією']</text:p>
      <text:p text:style-name="P4">
Type: Article</text:p>
      <!--METADATA-->
      <text:p text:style-name="P4">
<draw:frame draw:style-name="fr1" draw:name="Image211" text:anchor-type="as-char" svg:width="6.9236in" svg:height="3.956343in" draw:z-index="0">
<draw:image xlink:href="../Images/yкринформ/2023-06-27T23-22-00-03-00/630_360_1687176890-610.jpg" xlink:type="simple" xlink:show="embed" xlink:actuate="onLoad" draw:mime-type="image/jpeg"/>
</draw:frame>
Not Putin in Russia will resolve the issue of future Ukraine's membership in NATO.</text:p>
      <text:p text:style-name="P4">
This was stated by the Secretary -General of the Alliance Jens Stoltenberg in the Hague -preparatory for the Vilnius Summit of the meeting, CorrespondentThinform reports.</text:p>
      <text:p text:style-name="P4">
"The Allies agree on many issues, including Ukraine's membership, everyone agrees that NATO's doors are open ... All allies pass that Ukraine will be a member," Stoltenberg said.</text:p>
      <text:p text:style-name="P4">
<text:span text:style-name="T4">
 Read also: </text:span>
 <text:span text:style-name="T4">
 <text:a xlink:type="simple" xlink:href="https://www.ukrinform.ua/rubric-world/3728548-duda-okresliv-pat-prioritetiv-polsi-na-samit-nato-sered-nih-pidtrimka-ukraini.html" text:style-name="Internet_20_link" text:visited-style-name="Visited_20_Internet_20_Link">
Duda outlined five Priorities of Poland for NATO summit, among them - support of Ukraine</text:a>
</text:span>
</text:p>
      <text:p text:style-name="P4">
He noted that it is the Alliance and Ukraine, not Russia, will decide that the hole country will become a full member.</text:p>
      <text:p text:style-name="P4">
"President Putin is not vetoed to expand NATO," he emphasized the head of that structure.</text:p>
      <text:p text:style-name="P4">
He noted that the allies continue consultations and are convinced that consensus will be able to have Ukraine's desire for membership.</text:p>
      <text:p text:style-name="P4">
<text:span text:style-name="T4">
 Read also: </text:span>
 <text:span text:style-name="T4">
 <text:a xlink:type="simple" xlink:href="https://www.ukrinform.ua/rubric-polytics/3728503-ukraina-ocikue-na-samiti-u-vilnusi-duze-silnogo-signalu-sodo-vstupu-v-nato-ermak.html" text:style-name="Internet_20_link" text:visited-style-name="Visited_20_Internet_20_Link">
Ukraine expects at a summit in Vilnius a "very strong signal" regarding NATO's accession - Yermak</text:a>
</text:span>
</text:p>
      <text:p text:style-name="P4">
But now the most urgent issue is to ensure Ukraine's preference for Putin's Business President.</text:p>
      <text:p text:style-name="P4">
"If Ukraine does not remain a sovereign and independent nation, then the question of the path will not stand at all," the politician added.</text:p>
      <text:p text:style-name="P4">
He stressed that the Allies concentrate their efforts on providing military and economic support to Kiev and confirm it at the summit. Practical membership training is to help you switch to new weapons, standards and processes and more.</text:p>
      <text:p text:style-name="P4">
<text:span text:style-name="T4">
 Read also: </text:span>
 <text:span text:style-name="T4">
 <text:a xlink:type="simple" xlink:href="https://www.ukrinform.ua/rubric-ato/3728509-artileria-dla-zsu-i-samit-nato-zelenskij-proviv-rozmovu-z-premerom-norvegii.html" text:style-name="Internet_20_link" text:visited-style-name="Visited_20_Internet_20_Link">
NATO Artillery for the Armed Forces and Summit: Zelensky Power with Prime Minister of Norway</text:a>
 </text:span>
</text:p>
      <text:p text:style-name="P4">
"It is absolutely clear that we have sent a clear message to Moscow and Minsk, it will protect all the allies, the whole territory of the Alliance," - said Stoltenberg, adding that both these capitals should have a shadow of doubt about the readiness of the bloc to protect their members against its members all possible threats.</text:p>
      <text:p text:style-name="P4">
<text:span text:style-name="T5">
!(https://www.ukrinform.ua/rubric-world/3728528-kraini-baltii-zaklikaut-nato-posiliti-shidni-kordoni-cerez-vagnerivciv-u-bilorusi.html)</text:span>
*</text:p>
      <text:p text:style-name="P4">
The Alliance head called the right decision to increase the presence of the Emergency Flanging for the first time after the end of the Cold War, adopted in 2014. After the start of the full -scale <text:span text:style-name="T4">
 [RF War].(https://www.ukrinform.ua/tag-vijna-z-rosieu)</text:span>
 Against Ukraine, the number of rapid response troops in this region was doubled, he informed.</text:p>
      <text:p text:style-name="P4">
"We have readiness, we have strength, we have plans and determination," NATO's assured person, adding that it is not about provoking conflict, but about preventing it.</text:p>
      <text:p text:style-name="P4">
Recall that the Alliance summit will take place in Vilnius on July 11-12.</text:p>
      <text:p text:style-name="P4">
News Source: <text:a xlink:type="simple" xlink:href="https://www.ukrinform.ua/rubric-polytics/3728553-putin-ne-mae-prava-veto-na-rozsirenna-nato-stoltenberg.html" text:style-name="Internet_20_link" text:visited-style-name="Visited_20_Internet_20_Link">
https://www.ukrinform.ua/rubric-polytics/3728553-putin-ne-mae-prava-veto-na-rozsirenna-nato-stoltenberg.html</text:a>
</text:p>
      <!--NEWS-->
      <text:h text:style-name="P10" text:outline-level="1">
<text:span text:style-name="T4">
In Kramatorsk, at least four dead and 42 wounded</text:span>
</text:h>
      <text:p text:style-name="P4">
Authors: Ukrinform (Person)</text:p>
      <text:p text:style-name="P4">
Publisher: Укринформ (Organization)</text:p>
      <text:p text:style-name="P4">
Published Time: 2023-06-27T23:27:00+03:00</text:p>
      <text:p text:style-name="P4">
Modified Time: 2023-06-27T23:27:00+03:00</text:p>
      <text:p text:style-name="P4">
Description: The number of killed as a result of a Russian rocket strike on Kramatorsk increased to four people, another 42 were injured in varying severity. - Ukrinform.</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212" text:anchor-type="as-char" svg:width="6.9236in" svg:height="3.956343in" draw:z-index="0">
<draw:image xlink:href="../Images/yкринформ/2023-06-27T23-27-00-03-00/630_360_1687892764-893.jpg" xlink:type="simple" xlink:show="embed" xlink:actuate="onLoad" draw:mime-type="image/jpeg"/>
</draw:frame>
The number of people in the Russian rocket stroke on Kramatorsk increased daughter -in -law, 42 more - injured varying severity.</text:p>
      <text:p text:style-name="P4">
About it <text:a xlink:type="simple" xlink:href="https://t.me/pgo_gov_ua/13877" text:style-name="Internet_20_link" text:visited-style-name="Visited_20_Internet_20_Link">
reported</text:a>
In the office of the General Prosecutor, Ukrinform reports.</text:p>
      <text:p text:style-name="P4">
Among the dead is a 17-year-old girl, and among the wounded-an 8-month-old baby. All the wounded are provided with qualified medical care.</text:p>
      <text:p text:style-name="P4">
The epicenter of the explosion contained food establishments, apartment buildings, commercial premises, cars, post office and other structures in which windows, windows and doors were traveled. A fire occurred as a result of a hit.</text:p>
      <text:p text:style-name="P4">
<text:span text:style-name="T4">
 Read also: </text:span>
 <text:span text:style-name="T4">
 <text:a xlink:type="simple" xlink:href="https://www.ukrinform.ua/rubric-ato/3728539-kilkist-poranenih-vnaslidok-obstrilu-kramatorska-zbilsilas-do-42-nacpolicia.html" text:style-name="Internet_20_link" text:visited-style-name="Visited_20_Internet_20_Link">
the number of wounded as a result of Kramatorski firing has grown to 42 - National Police</text:a>
</text:span>
</text:p>
      <text:p text:style-name="P4">
In addition, the invaders fired the private sector of the village of Belenke. There were injured 5 local residents who were in themselves in the evening.</text:p>
      <text:p text:style-name="P4">
The gaps are still being disassembled. People may be under them, so the number of casualties are still being established.</text:p>
      <text:p text:style-name="P4">
<text:span text:style-name="T4">
 Read also: </text:span>
 <text:span text:style-name="T4">
 <text:a xlink:type="simple" xlink:href="https://www.ukrinform.ua/rubric-ato/3728550-kozen-proav-teroru-dovodit-so-rf-zaslugovue-lise-na-porazku-j-tribunal-zelenskij.html" text:style-name="Internet_20_link" text:visited-style-name="Visited_20_Internet_20_Link">
every manifestation of terror proves that the Russian Federation deserves only the stroke and the tribunal - Zelensky</text:a>
</text:span>
</text:p>
      <text:p text:style-name="P4">
As reported by Ukrinform, on June 27 in the evening the Russians caused two <text:span text:style-name="T4">
 <text:a xlink:type="simple" xlink:href="https://www.ukrinform.ua/tag-raketnij-udar" text:style-name="Internet_20_link" text:visited-style-name="Visited_20_Internet_20_Link">
rocket launchers</text:a>
</text:span>
 On Kramatorsk.</text:p>
      <text:p text:style-name="P4">
<text:span text:style-name="T4">
 Read also: </text:span>
 <text:span text:style-name="T4">
 <text:a xlink:type="simple" xlink:href="https://www.ukrinform.ua/rubric-ato/3728532-u-kramatorsku-kilkist-zertv-raketnogo-udaru-zrosla-do-troh-25-poranenih.html" text:style-name="Internet_20_link" text:visited-style-name="Visited_20_Internet_20_Link">
in Kramatorsk the number of victims of rocket stroke of three, 25 wounded</text:a>
</text:span>
</text:p>
      <text:p text:style-name="P4">
The first hit was in _ <text:span text:style-name="T4">
 <text:a xlink:type="simple" xlink:href="https://www.ukrinform.ua/rubric-ato/3728508-u-kramatorsku-rosijska-raketa-zrujnuvala-zaklad-u-centri-mista.html" text:style-name="Internet_20_link" text:visited-style-name="Visited_20_Internet_20_Link">
Food in the city center, the second - in the village of Bilenke. </text:a>
</text:span>
 _</text:p>
      <text:p text:style-name="P4">
News Source: <text:a xlink:type="simple" xlink:href="https://www.ukrinform.ua/rubric-ato/3728563-u-kramatorsku-vze-sonajmense-cetvero-zagiblih-ta-42-poranenih.html" text:style-name="Internet_20_link" text:visited-style-name="Visited_20_Internet_20_Link">
https://www.ukrinform.ua/rubric-ato/3728563-u-kramatorsku-vze-sonajmense-cetvero-zagiblih-ta-42-poranenih.html</text:a>
</text:p>
      <!--NEWS-->
      <text:h text:style-name="P10" text:outline-level="1">
<text:span text:style-name="T4">
The strength of the Putin system was its weakness - German expert</text:span>
</text:h>
      <text:p text:style-name="P4">
Authors: Ukrinform (Person)</text:p>
      <text:p text:style-name="P4">
Publisher: Укринформ (Organization)</text:p>
      <text:p text:style-name="P4">
Published Time: 2023-06-27T23:30:00+03:00</text:p>
      <text:p text:style-name="P4">
Modified Time: 2023-06-27T23:30:00+03:00</text:p>
      <text:p text:style-name="P4">
Description: The fact that Russian President Vladimir Putin and his entourage has been represented as the strength of the system for years was the greatest weakness. - Ukrinform.</text:p>
      <text:p text:style-name="P4">
Images: ['<text:a xlink:type="simple" xlink:href="https://static.ukrinform.com/photos/2023_06/thumb_files/630_360_1686674529-812.jpg" text:style-name="Internet_20_link" text:visited-style-name="Visited_20_Internet_20_Link">
630_360_16866...</text:a>
']</text:p>
      <text:p text:style-name="P4">
Tags: ['Путін', 'ПВК "Вагнера"', 'Пригожин', 'Війна з Росією']</text:p>
      <text:p text:style-name="P4">
Type: Article</text:p>
      <!--METADATA-->
      <text:p text:style-name="P4">
<draw:frame draw:style-name="fr1" draw:name="Image213" text:anchor-type="as-char" svg:width="6.9236in" svg:height="3.956343in" draw:z-index="0">
<draw:image xlink:href="../Images/yкринформ/2023-06-27T23-30-00-03-00/630_360_1686674529-812.jpg" xlink:type="simple" xlink:show="embed" xlink:actuate="onLoad" draw:mime-type="image/jpeg"/>
</draw:frame>
The fact that Russian President Vladimir Putin and his entourage was represented as a strength of the system for years was the greatest weakness.</text:p>
      <text:p text:style-name="P4">
This opinion was expressed by the expert of the German Council on Foreign Relations Stefanmaster when communicating with foreign journalists in Berlin, Ukrinform reports.</text:p>
      <text:p text:style-name="P4">
According to the master, the attempt of the putty, arranged by the last weekend of Eugene and PVC "Wagner", showed the full "weakness of the Putin system, which is being drawn around one person, personalized."</text:p>
      <text:p text:style-name="P4">
The authorities, having lost, and temporarily, monopoly on violence, was not able to negotiate, for a few hours the country lost its administration: all the awaiting what will say [Putin].(https://www.ukrinform.ua/tag-putin), and "he looked as if he did not understand what was happening, he was weak, far from reality."</text:p>
      <text:p text:style-name="P4">
“If Putin does not respond, the system flows into chaos. The system is not flexible enough to respond to the force majeure, ”the expert summarized. He believes that "the incredible loss of prestige for Putin, which is very difficult for him, and the entire system is weakened."</text:p>
      <text:p text:style-name="P4">
As for Wagner PEC, it will not play an important Important in the war, says the master, this army is no longer powerful as before. The expert is also reported that the model of private companies, started in 2014 to conduct hybrid operations, exhausted itself, lost its relevance during the real war and the system was sooner or later punished by Prigogine and taken under control.</text:p>
      <text:p text:style-name="P4">
Putin, in turn, obviously wants to demonstrate even stronger determination, but also exacerbate repression within the country.</text:p>
      <text:p text:style-name="P4">
<text:span text:style-name="T4">
 Read also: </text:span>
 [war <text:span text:style-name="T4">
 Putin </text:span>
 And did not lead to anything other(https://www.ukrinform.ua/rubric-polytics/3728551-vijna-putina-ne-prizvela-ni-do-cogo-okrim-nestabilnosti-rutte.html)The master also mentioned the narrative of many Western powers, but it is particularly predicted to Germany that it was necessary to prevent the collapse of Russia. He called this "German fear" a problem. But today's Russian federation is not the USSR in the 1980s. In a table of a highly stanged systematic system in the Russian Federation, it can very quickly get to the putty, "faster than everyone could imagine."</text:p>
      <text:p text:style-name="P4">
We will remind, last weekend of PEC "Wagner" went a march to Moscow, but in a few hours she stopped her advancement, explaining it by the reluctance of shedding.</text:p>
      <text:p text:style-name="P4">
News Source: <text:a xlink:type="simple" xlink:href="https://www.ukrinform.ua/rubric-world/3728556-micnist-putinskoi-sistemi-viavilasa-ii-slabkistu-nimeckij-ekspert.html" text:style-name="Internet_20_link" text:visited-style-name="Visited_20_Internet_20_Link">
https://www.ukrinform.ua/rubric-world/3728556-micnist-putinskoi-sistemi-viavilasa-ii-slabkistu-nimeckij-ekspert.html</text:a>
</text:p>
      <!--NEWS-->
      <text:h text:style-name="P10" text:outline-level="1">
<text:span text:style-name="T4">
Zelensky held a meeting on NATO summit</text:span>
</text:h>
      <text:p text:style-name="P4">
Authors: Ukrinform (Person)</text:p>
      <text:p text:style-name="P4">
Publisher: Укринформ (Organization)</text:p>
      <text:p text:style-name="P4">
Published Time: 2023-06-27T23:41:00+03:00</text:p>
      <text:p text:style-name="P4">
Modified Time: 2023-06-27T23:41:00+03:00</text:p>
      <text:p text:style-name="P4">
Description: President Volodymyr Zelensky held a meeting with representatives of the international direction from his office and the Cabinet of Ministers on the preparation of NATO in Vilnius for July. - Ukrinform.</text:p>
      <text:p text:style-name="P4">
Images: ['<text:a xlink:type="simple" xlink:href="https://static.ukrinform.com/photos/2023_06/thumb_files/630_360_1687535517-265.jpeg" text:style-name="Internet_20_link" text:visited-style-name="Visited_20_Internet_20_Link">
630_360_16875...</text:a>
']</text:p>
      <text:p text:style-name="P4">
Tags: ['Кабмін', 'НАТО', 'Саміт НАТО', 'Зеленський']</text:p>
      <text:p text:style-name="P4">
Type: Article</text:p>
      <!--METADATA-->
      <text:p text:style-name="P4">
<draw:frame draw:style-name="fr1" draw:name="Image214" text:anchor-type="as-char" svg:width="6.9236in" svg:height="3.956343in" draw:z-index="0">
<draw:image xlink:href="../Images/yкринформ/2023-06-27T23-41-00-03-00/630_360_1687535517-265.jpeg" xlink:type="simple" xlink:show="embed" xlink:actuate="onLoad" draw:mime-type="image/jpeg"/>
</draw:frame>
The Presidential Lordimir Zelensky held a meeting with representatives of the international direction of the Highlight Office and the Cabinet of Ministers on the preparation for the July NATO Summit.</text:p>
      <text:p text:style-name="P4">
He told about it in the evening <text:a xlink:type="simple" xlink:href="https://t.me/V_Zelenskiy_official/6743" text:style-name="Internet_20_link" text:visited-style-name="Visited_20_Internet_20_Link">
video closer</text:a>
, reports Ukrinform.</text:p>
      <text:p text:style-name="P4">
“He also held a special meeting with our internationalists today - the office, the government is preparation for the Vilnius summit. I am sure that the Summit's decision can be static for <text:a xlink:type="simple" xlink:href="https://www.ukrinform.ua/tag-ukraina" text:style-name="Internet_20_link" text:visited-style-name="Visited_20_Internet_20_Link">
Ukraine</text:a>
!We do everything possible and connected all the international opportunities of Ukraine, ”Zelensky said.</text:p>
      <text:p text:style-name="P4">
<text:span text:style-name="T5">
Viso: <text:a xlink:type="simple" xlink:href="https://t.me/V_Zelenskiy_official/6743" text:style-name="Internet_20_link" text:visited-style-name="Visited_20_Internet_20_Link">
op</text:a>
</text:span>
</text:p>
      <text:p text:style-name="P4">
*!(https://www.ukrinform.ua/rubric-ato/3728509-artileria-dla-zsu-i-samit-nato-zelenskij-proviv-rozmovu-z-premerom-norvegii.html)It was reported that the NATO summit, which will take place in Vilnius on July 11-12, will consider the continuation of assistance for Ukraine in its struggle of anti-Russian aggression. Ukraine expects specific decisions from this meeting to define the country's journey to NATO membership and to provide Ukraine with guaranteeing security to prevent the probable repetition of Russian aggression to the UMABLE aggression.</text:p>
      <text:p text:style-name="P4">
<text:span text:style-name="T5">
Foto: op</text:span>
</text:p>
      <text:p text:style-name="P4">
News Source: <text:a xlink:type="simple" xlink:href="https://www.ukrinform.ua/rubric-polytics/3728559-zelenskij-proviv-naradu-sodo-samitu-nato.html" text:style-name="Internet_20_link" text:visited-style-name="Visited_20_Internet_20_Link">
https://www.ukrinform.ua/rubric-polytics/3728559-zelenskij-proviv-naradu-sodo-samitu-nato.html</text:a>
</text:p>
      <!--NEWS-->
      <text:h text:style-name="P10" text:outline-level="1">
<text:span text:style-name="T4">
Ukraine has played a draw with Spain and from second place to 1/4 Final of the CHE-2023 among young people</text:span>
</text:h>
      <text:p text:style-name="P4">
Authors: Ukrinform (Person)</text:p>
      <text:p text:style-name="P4">
Publisher: Укринформ (Organization)</text:p>
      <text:p text:style-name="P4">
Published Time: 2023-06-27T23:45:00+03:00</text:p>
      <text:p text:style-name="P4">
Modified Time: 2023-06-27T23:45:00+03:00</text:p>
      <text:p text:style-name="P4">
Description: Four participants in the playoff finals were identified at the European Football Championships (players up to 21st). - Ukrinform.</text:p>
      <text:p text:style-name="P4">
Images: ['<text:a xlink:type="simple" xlink:href="https://static.ukrinform.com/photos/2023_06/thumb_files/630_360_1687898555-342.jpg" text:style-name="Internet_20_link" text:visited-style-name="Visited_20_Internet_20_Link">
630_360_16878...</text:a>
']</text:p>
      <text:p text:style-name="P4">
Tags: ['Футбол']</text:p>
      <text:p text:style-name="P4">
Type: Article</text:p>
      <!--METADATA-->
      <text:p text:style-name="P4">
<draw:frame draw:style-name="fr1" draw:name="Image215" text:anchor-type="as-char" svg:width="6.9236in" svg:height="3.956343in" draw:z-index="0">
<draw:image xlink:href="../Images/yкринформ/2023-06-27T23-45-00-03-00/630_360_1687898555-342.jpg" xlink:type="simple" xlink:show="embed" xlink:actuate="onLoad" draw:mime-type="image/jpeg"/>
</draw:frame>
Gridge Championships in Europe in football(Players up to 21st)The participants of the playoff finals were determined.</text:p>
      <text:p text:style-name="P4">
In the final match of the group stage, the Ukrainian youth parted with the world with Spain - 2: 2 and took second place in quartet B, reports Ukrinform.</text:p>
      <text:p text:style-name="P4">
Bogdan Vyunnik was distinguished as part of the "blue-yellow"(43 minute)and Georgy Sudakov(81, with a penalty).</text:p>
      <text:p text:style-name="P4">
<text:span text:style-name="T4">
Читайте також:</text:span>
 <text:a xlink:type="simple" xlink:href="https://www.ukrinform.ua/rubric-sports/3728518-ce2023-sered-molodi-futbolisti-gruzii-ta-portugalii-u-cvertfinali.html" text:style-name="Internet_20_link" text:visited-style-name="Visited_20_Internet_20_Link">
 ЧЄ-2023 серед молоді: <text:span text:style-name="T4">
футбол</text:span>
 істи Грузії таПортугалії - у чвертьфіналі </text:a>
Rival of Ukrainians in the quarterfinals of Euro-2023(U21)Switzerland - France, Israel - Czech Republic, England - Germany, Italy - Norway will be determined on June 28.</text:p>
      <text:p text:style-name="P4">
Photo: Ap.</text:p>
      <text:p text:style-name="P4">
News Source: <text:a xlink:type="simple" xlink:href="https://www.ukrinform.ua/rubric-sports/3728561-ukraina-zigrala-vniciu-z-ispanieu-i-zijdetsa-z-gruzieu-v-14-finalu-ce2023-sered-molodi.html" text:style-name="Internet_20_link" text:visited-style-name="Visited_20_Internet_20_Link">
https://www.ukrinform.ua/rubric-sports/3728561-ukraina-zigrala-vniciu-z-ispanieu-i-zijdetsa-z-gruzieu-v-14-finalu-ce2023-sered-molodi.html</text:a>
</text:p>
      <!--NEWS-->
      <text:h text:style-name="P10" text:outline-level="1">
<text:span text:style-name="T4">
Zelensky about the front: today we also have a forward movement</text:span>
</text:h>
      <text:p text:style-name="P4">
Authors: Ukrinform (Person)</text:p>
      <text:p text:style-name="P4">
Publisher: Укринформ (Organization)</text:p>
      <text:p text:style-name="P4">
Published Time: 2023-06-27T23:57:00+03:00</text:p>
      <text:p text:style-name="P4">
Modified Time: 2023-06-27T23:57:00+03:00</text:p>
      <text:p text:style-name="P4">
Description: Ukrainian servicemen also had a forward movement on Tuesday in all directions where offensive actions. - Ukrinform.</text:p>
      <text:p text:style-name="P4">
Images: ['<text:a xlink:type="simple" xlink:href="https://static.ukrinform.com/photos/2023_06/thumb_files/630_360_1686973159-410.jpg" text:style-name="Internet_20_link" text:visited-style-name="Visited_20_Internet_20_Link">
630_360_16869...</text:a>
']</text:p>
      <text:p text:style-name="P4">
Tags: ['Зеленський', 'Війна з Росією', 'Контрнаступ']</text:p>
      <text:p text:style-name="P4">
Type: Article</text:p>
      <!--METADATA-->
      <text:p text:style-name="P4">
<draw:frame draw:style-name="fr1" draw:name="Image216" text:anchor-type="as-char" svg:width="6.9236in" svg:height="3.956343in" draw:z-index="0">
<draw:image xlink:href="../Images/yкринформ/2023-06-27T23-57-00-03-00/630_360_1686973159-410.jpg" xlink:type="simple" xlink:show="embed" xlink:actuate="onLoad" draw:mime-type="image/jpeg"/>
</draw:frame>
Ukrainian servicemen on Tuesday also had a forward movement in all directions, and there would be offensive actions.</text:p>
      <text:p text:style-name="P4">
There are also important results in the reflection of Russian assaults, Presidential lodimir Zelensky said in the evening <text:a xlink:type="simple" xlink:href="https://www.ukrinform.ua/rubric-ato/3728550-kozen-proav-teroru-dovodit-so-rf-zaslugovue-lise-na-porazku-j-tribunal-zelenskij.html" text:style-name="Internet_20_link" text:visited-style-name="Visited_20_Internet_20_Link">
video message</text:a>
, reports Ukrinform.</text:p>
      <text:p text:style-name="P4">
“Today we also have a forward movement!In all areas where we lead the next. Thank you, warriors!Today, we have important results in the reflection of Russian shoots. I am very grateful to you!” - said the head of state.</text:p>
      <text:p text:style-name="P4">
<text:span text:style-name="T4">
 Read also: </text:span>
 <text:span text:style-name="T4">
 <text:a xlink:type="simple" xlink:href="https://www.ukrinform.ua/rubric-polytics/3728559-zelenskij-proviv-naradu-sodo-samitu-nato.html" text:style-name="Internet_20_link" text:visited-style-name="Visited_20_Internet_20_Link">
Zelensky held a meeting on NATO summit</text:a>
</text:span>
</text:p>
      <text:p text:style-name="P4">
The President noted the "glorious" 3rd Separate Storm Brigade, a "strong" 28th mechanized brigade, a "heroic" 54th separate mechanized brigade and a "cool" 57th separate infantry brigade.</text:p>
      <text:p text:style-name="P4">
“I thank all of you, warriors!Well done!Thank you for every destroyed occupier an iconic saved Ukrainian life!” - emphasized Zelensky.</text:p>
      <text:p text:style-name="P4">
<text:span text:style-name="T4">
 Read also: </text:span>
 <text:span text:style-name="T4">
 <text:a xlink:type="simple" xlink:href="https://www.ukrinform.ua/rubric-ato/3728550-kozen-proav-teroru-dovodit-so-rf-zaslugovue-lise-na-porazku-j-tribunal-zelenskij.html" text:style-name="Internet_20_link" text:visited-style-name="Visited_20_Internet_20_Link">
every manifestation of terror proves that the Russian Federation deserves only the stroke and the tribunal - Zelensky</text:a>
</text:span>
</text:p>
      <text:p text:style-name="P4">
According to the Armed Forces General Staff, more than 10 combat clashes took place during the General Staff of the Armed Forces of Ukraine.</text:p>
      <text:p text:style-name="P4">
News Source: <text:a xlink:type="simple" xlink:href="https://www.ukrinform.ua/rubric-ato/3728564-zelenskij-pro-front-sogodni-u-nas-tez-e-ruh-upered.html" text:style-name="Internet_20_link" text:visited-style-name="Visited_20_Internet_20_Link">
https://www.ukrinform.ua/rubric-ato/3728564-zelenskij-pro-front-sogodni-u-nas-tez-e-ruh-upered.html</text:a>
</text:p>
      <!--NEWS-->
      <text:h text:style-name="P10" text:outline-level="1">
<text:span text:style-name="T4">
Almost € 35 million humanitarian aid will receive Ukraine from Sweden</text:span>
</text:h>
      <text:p text:style-name="P4">
Author: ['АРМІЯINFORM']</text:p>
      <text:p text:style-name="P4">
Time: 2023-06-27T24:00:00-04:00</text:p>
      <text:p text:style-name="P4">
Description: Shveiya introduced a new package of the prefixes of Ukraine for Humanitarian demands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30_360_1648543139-505.jpg" text:style-name="Internet_20_link" text:visited-style-name="Visited_20_Internet_20_Link">
630_360_1648543139-505.jpg</text:a>
']</text:p>
      <text:p text:style-name="P4">
Tags: ['ГУМАНІТАРНА ДОПОМОГА', 'ДОПОМОГА ПАРТНЕРІВ', 'КАХОВСЬКА ГЕС', 'КАХОВСЬКА ГЕС/ШТАБ INFO', 'СВІТ ПІДТРИМУЄ УКРАЇНУ']</text:p>
      <text:p text:style-name="P4">
Category: News</text:p>
      <!--METADATA-->
      <text:p text:style-name="P4">
<draw:frame draw:style-name="fr1" draw:name="Image217" text:anchor-type="as-char" svg:width="6.9236in" svg:height="3.956343in" draw:z-index="0">
<draw:image xlink:href="../Images/AРМІЯINFORM/2023-06-27T24-00-00-04-00/630_360_1648543139-505.jpg" xlink:type="simple" xlink:show="embed" xlink:actuate="onLoad" draw:mime-type="image/jpeg"/>
</draw:frame>
Illustrative photo</text:p>
      <text:p text:style-name="P4">
Sweden presented a new package of assistance to Ukraine for humanitarian needs of the and building for a total amount of 380 million Swedish crowns(32.51 million euros).</text:p>
      <text:p text:style-name="P4">
Про це <text:a xlink:type="simple" xlink:href="https://www.regeringen.se/pressmeddelanden/2023/06/stort-humanitart-sommarpaket-till-ukraina/" text:style-name="Internet_20_link" text:visited-style-name="Visited_20_Internet_20_Link">
повідомляє</text:a>
The Swedish Government Press Service.</text:p>
      <text:p text:style-name="P4">
The Swedish government has drew attention to the growth of humanitarian needs in Ukraine related to the blasting of the Kakhovka hydroelectric power station and the strengthening of hostilities on the front. Therefore, Sweden will be supported by the Ukrainian Red Cross with the purchase of medicines, sanitary and water treatment.</text:p>
      <text:p text:style-name="P4">
The UN High Commissioner for Refugees will receive funds for the provision of needy foods, water, shelter, legal advice of tap psychosocial support.</text:p>
      <text:p text:style-name="P4">
In addition, Sweden will provide funding for the UN development program for the restoration of the energy infrastructure of Ukraine and the purchase of equipment for maintaining critically important electricity supply.</text:p>
      <text:p text:style-name="P4">
It is noted that funding is provided from the International Assistance Program for 20123, approved by the Swedish government separately from the Assistance Package to Ukraine.</text:p>
      <text:p text:style-name="P4">
The government reported that since the widespread invasion of Russia in February 2022, Sweden, among other things, provided Ukraine with 152.6 million Euro -humanitarian aid, 64.2 million euros to support restoration and 27 million euros support for reforms.</text:p>
      <text:p text:style-name="P4">
News Source: <text:a xlink:type="simple" xlink:href="https://armyinform.com.ua/2023/06/27/majzhe-e35-mln-gumanitarnoyi-dopomogy-otrymaye-ukrayina-vid-shvecziyi/" text:style-name="Internet_20_link" text:visited-style-name="Visited_20_Internet_20_Link">
https://armyinform.com.ua/2023/06/27/majzhe-e35-mln-gumanitarnoyi-dopomogy-otrymaye-ukrayina-vid-shvecziyi/</text:a>
</text:p>
      <!--NEWS-->
      <text:h text:style-name="P10" text:outline-level="1">
<text:span text:style-name="T4">
Anna Malyar: The Russian Federation uses the difficult position of our people for forced certification</text:span>
</text:h>
      <text:p text:style-name="P4">
Author: ['АРМІЯINFORM']</text:p>
      <text:p text:style-name="P4">
Time: 2023-06-27T26:00:00-04:00</text:p>
      <text:p text:style-name="P4">
Description: About Ts, the intercessor of the Ministra of the defense of Ukraine, Ganna Malel wrote with Telegram-channe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bb838a7d98c8d718e16a36a9e0486be4_xl.jpg" text:style-name="Internet_20_link" text:visited-style-name="Visited_20_Internet_20_Link">
bb838a7d98c8d718e16a36a9e0486be4_xl.jpg</text:a>
']</text:p>
      <text:p text:style-name="P4">
Tags: ['АГРЕСІЯ РФ', 'ВТОРГНЕННЯ РФ', 'ГАННА МАЛЯР', 'ПРИМУСОВА ПАСПОРТИЗАЦІЯ', 'ХЕРСОНЩИНА']</text:p>
      <text:p text:style-name="P4">
Category: News</text:p>
      <!--METADATA-->
      <text:p text:style-name="P4">
<draw:frame draw:style-name="fr1" draw:name="Image218" text:anchor-type="as-char" svg:width="6.9236in" svg:height="4.301286in" draw:z-index="0">
<draw:image xlink:href="../Images/AРМІЯINFORM/2023-06-27T26-00-00-04-00/bb838a7d98c8d718e16a36a9e0486be4_xl.jpg" xlink:type="simple" xlink:show="embed" xlink:actuate="onLoad" draw:mime-type="image/jpeg"/>
</draw:frame>
About this Deputy Minister of Defense of Ukraine Anna Malyar <text:a xlink:type="simple" xlink:href="https://t.me/annamaliar/888" text:style-name="Internet_20_link" text:visited-style-name="Visited_20_Internet_20_Link">
wrote</text:a>
In telegrams.</text:p>
      <text:p text:style-name="P4">
“Even meager cash payments and temporary housing, persons who suffer undermined by the Kherson region, they provide only those who have entered Russian citizenship. There are no such limits for the humiliation of human dignity that the Russian Federation could cross, ”she stressed.</text:p>
      <text:p text:style-name="P4">
Recall that representatives of the occupation administration <text:a xlink:type="simple" xlink:href="https://armyinform.com.ua/2023/06/24/zagarbnyky-proponuyut-vlasnykam-zatoplenyh-budivel-na-hersonshhyni-kompensacziyu-v-obmin-na-otrymannya-pasporta-rf/" text:style-name="Internet_20_link" text:visited-style-name="Visited_20_Internet_20_Link">
issue</text:a>
The so -called gate certificates and make social and social payments for the purchase of housing only to those victims of the occupied territory, who have drawn up "Russian citizenship".</text:p>
      <text:p text:style-name="P4">
News Source: <text:a xlink:type="simple" xlink:href="https://armyinform.com.ua/2023/06/27/ganna-malyar-rf-vykorystovuye-skrutne-stanovyshhe-nashyh-lyudej-dlya-prymusovoyi-pasportyzacziyi/" text:style-name="Internet_20_link" text:visited-style-name="Visited_20_Internet_20_Link">
https://armyinform.com.ua/2023/06/27/ganna-malyar-rf-vykorystovuye-skrutne-stanovyshhe-nashyh-lyudej-dlya-prymusovoyi-pasportyzacziyi/</text:a>
</text:p>
      <!--NEWS-->
      <text:h text:style-name="P10" text:outline-level="1">
<text:span text:style-name="T4">
The three-stage RAG- "DSC" for business, or as domestic OWT manufacturers to keep their own secrets?</text:span>
</text:h>
      <text:p text:style-name="P4">
Author: ['АРМІЯINFORM']</text:p>
      <text:p text:style-name="P4">
Time: 2023-06-27T28:00:00-04:00</text:p>
      <text:p text:style-name="P4">
Description: Umіnnya Zakhistiti, INFODOSISH INNOVANICHICHKOKOV, YAKAYS TAKE, SO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6_16-30-41.jpg" text:style-name="Internet_20_link" text:visited-style-name="Visited_20_Internet_20_Link">
photo_2023-06-26_16-30-41.jpg</text:a>
']</text:p>
      <text:p text:style-name="P4">
Tags: ['АКСЕЛЕРАТОР МОУ', 'ДСК', 'ОВТ']</text:p>
      <text:p text:style-name="P4">
Category: News</text:p>
      <!--METADATA-->
      <text:p text:style-name="P4">
<draw:frame draw:style-name="fr1" draw:name="Image219" text:anchor-type="as-char" svg:width="6.9236in" svg:height="3.888755in" draw:z-index="0">
<draw:image xlink:href="../Images/AРМІЯINFORM/2023-06-27T28-00-00-04-00/photo_2023-06-26_16-30-41.jpg" xlink:type="simple" xlink:show="embed" xlink:actuate="onLoad" draw:mime-type="image/jpeg"/>
</draw:frame>
The ability to protect information about your own innovative developments, or is already using an army-is one of the faces of responsibility of maturity of the domestic business environment. And a set of tools for Abivorog did not receive data that is important for our victory is quite open.</text:p>
      <text:p text:style-name="P4">
Within the activity of the accelerator of innovative development of the Ministry of Defense of Ukraine, the adviser to the Head of the Defense Office on Cybersecurity Maksimitvinov told how to properly organize the process of defense of their copyright and how to relate to the preservation of "fuzzy" information in the Ukrainian military.</text:p>
      <text:p text:style-name="P4">
What does a three-color DSC for business structures look like and how NASA helped to build a technology readiness assessment system for use in the Ukrainian army, read in <text:a xlink:type="simple" xlink:href="https://armyinform.com.ua/2023/06/26/konfidenczijnyj-svitlofor-yak-vyrobnykam-ovt-zahystyty-avtorske-pravo/" text:style-name="Internet_20_link" text:visited-style-name="Visited_20_Internet_20_Link">
publication</text:a>
.</text:p>
      <text:p text:style-name="P4">
News Source: <text:a xlink:type="simple" xlink:href="https://armyinform.com.ua/2023/06/27/tryetapnyj-rag-dsk-dlya-biznesu-abo-yak-vitchyznyanym-vyrobnykam-ovt-zberegty-vlasni-tayemnyczi/" text:style-name="Internet_20_link" text:visited-style-name="Visited_20_Internet_20_Link">
https://armyinform.com.ua/2023/06/27/tryetapnyj-rag-dsk-dlya-biznesu-abo-yak-vitchyznyanym-vyrobnykam-ovt-zberegty-vlasni-tayemnyczi/</text:a>
</text:p>
      <!--NEWS-->
      <text:h text:style-name="P10" text:outline-level="1">
<text:span text:style-name="T4">
The head of state visited the leading positions of Ukrainian troops in Zaporozhye</text:span>
</text:h>
      <text:p text:style-name="P4">
Author: ['АРМІЯINFORM']</text:p>
      <text:p text:style-name="P4">
Time: 2023-06-27T2:00:00-04:00</text:p>
      <text:p text:style-name="P4">
Description: PID Hour Robochka President President Volodymyr Zelensky Vidvіda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644650da4997a726f15a8e087f2a998_1687811807_extra_large.jpeg" text:style-name="Internet_20_link" text:visited-style-name="Visited_20_Internet_20_Link">
f644650da4997a726f15a8e087f2a998_1687811807_extra_large.jpeg</text:a>
']</text:p>
      <text:p text:style-name="P4">
Tags: ['STOPRUSSIA', 'АГРЕСІЯ РФ', 'ВІЙНА', 'ВТОРГНЕННЯ РФ', 'ОФІС ПРЕЗИДЕНТА УКРАЇНИ']</text:p>
      <text:p text:style-name="P4">
Category: News</text:p>
      <!--METADATA-->
      <text:p text:style-name="P4">
<draw:frame draw:style-name="fr1" draw:name="Image220" text:anchor-type="as-char" svg:width="6.9236in" svg:height="4.617948in" draw:z-index="0">
<draw:image xlink:href="../Images/AРМІЯINFORM/2023-06-27T2-00-00-04-00/f644650da4997a726f15a8e087f2a998_1687811807_extra_large.jpeg" xlink:type="simple" xlink:show="embed" xlink:actuate="onLoad" draw:mime-type="image/jpeg"/>
</draw:frame>
During his working trip to the Zaporizhzhya region, President Vladimir Zelensky respected the leading positions of the Armed Forces of Ukraine in the Melitopol direction.</text:p>
      <text:p text:style-name="P4">
About it <text:a xlink:type="simple" xlink:href="https://www.president.gov.ua/news/glava-derzhavi-vidvidav-peredovi-poziciyi-ukrayinskih-vijsk-83829" text:style-name="Internet_20_link" text:visited-style-name="Visited_20_Internet_20_Link">
reports</text:a>
Office of the President of Ukraine.</text:p>
      <text:p text:style-name="P4">
“At the command post, the Head of State heard the report of the commander of the operational-strategic group of Tavriya troops of the brigade General Alexratarnavsky. The President reported on the general operational situation of the front of the front, the dynamics of promotion in the main directions, as well as the need for some types of weapons.</text:p>
      <text:p text:style-name="P4">
Volodymyr Zelensky also presented state awards to soldiers who are involved in the de -occupation of Zaporizhzhya region. The head of state thanked the military for the service wished them victory over the Russian invaders, ”the message reads.</text:p>
      <text:p text:style-name="P4">
“Today we have traveled hundreds of kilometers, were at different points, saw different brigades, absolutely heroic people. Different but for the same purpose - the winner of our country over the racists. I wish you all this. Unfortunately, victory is given at such a high price, ”the President said.</text:p>
      <text:p text:style-name="P4">
The attendees paid a moment of silence to the memory of all the heroes who gave their lives in the battles for Ukraine.</text:p>
      <text:p text:style-name="P4">
News Source: <text:a xlink:type="simple" xlink:href="https://armyinform.com.ua/2023/06/27/glava-derzhavy-vidvidav-peredovi-pozycziyi-ukrayinskyh-vijsk-na-zaporizhzhi/" text:style-name="Internet_20_link" text:visited-style-name="Visited_20_Internet_20_Link">
https://armyinform.com.ua/2023/06/27/glava-derzhavy-vidvidav-peredovi-pozycziyi-ukrayinskyh-vijsk-na-zaporizhzhi/</text:a>
</text:p>
      <!--NEWS-->
      <text:h text:style-name="P10" text:outline-level="1">
<text:span text:style-name="T4">
In the Lavra before the Constitution, an exhibition on the formation of Ukrainian statehood was opened</text:span>
</text:h>
      <text:p text:style-name="P4">
Authors: Ukrinform (Person)</text:p>
      <text:p text:style-name="P4">
Publisher: Укринформ (Organization)</text:p>
      <text:p text:style-name="P4">
Published Time: 2023-06-27T2:22:05+03:00</text:p>
      <text:p text:style-name="P4">
Modified Time: 2023-06-27T22:22:05+03:00</text:p>
      <text:p text:style-name="P4">
Description: An exhibition-gallery "Ukraine. Formation of statehood. " - Ukrinform.</text:p>
      <text:p text:style-name="P4">
Images: ['<text:a xlink:type="simple" xlink:href="https://static.ukrinform.com/photos/2023_06/thumb_files/630_360_1687883873-6324.jpeg" text:style-name="Internet_20_link" text:visited-style-name="Visited_20_Internet_20_Link">
630_360_16878...</text:a>
']</text:p>
      <text:p text:style-name="P4">
Tags: ['День Конституції', 'Історія', 'Україна', 'Виставка', 'Київська Лавра', 'Скульптура']</text:p>
      <text:p text:style-name="P4">
Type: Article</text:p>
      <!--METADATA-->
      <text:p text:style-name="P4">
<draw:frame draw:style-name="fr1" draw:name="Image221" text:anchor-type="as-char" svg:width="6.9236in" svg:height="3.956343in" draw:z-index="0">
<draw:image xlink:href="../Images/yкринформ/2023-06-27T2-22-05-03-00/630_360_1687883873-6324.jpeg" xlink:type="simple" xlink:show="embed" xlink:actuate="onLoad" draw:mime-type="image/jpeg"/>
</draw:frame>
The Kievan-Pechersk Lavra Reserve The exhibition-gallery “Ukraine. Formation of statehood. "</text:p>
      <text:p text:style-name="P4">
The exposition presents 11 sculptures of Ukrainian figures, as well as the state and national paraphernalia, Ukrinform correspondent reports.</text:p>
      <text:p text:style-name="P4">
</text:p>
      <text:p text:style-name="P4">
“Such a project was to appear decades ago. If we knew the True History that we present at this <text:a xlink:type="simple" xlink:href="https://www.ukrinform.ua/tag-vistavka" text:style-name="Internet_20_link" text:visited-style-name="Visited_20_Internet_20_Link">
exhibition</text:a>
, maybe there would be no war ... We hope that thanks to such a contribution to the study of Ukrainians in history, we will come to victorious, ”said the founder of the Museum of Formation of the Ukrainian Nation Valeryglan.</text:p>
      <text:p text:style-name="P4">
The exhibition includes information stands, which reproduced attributes of the Ukrainian state from the Middle Ages to modern times: seals, international documents, money, flags, coats of arms, maps, which record changes in the territory of Ukraine in the 10-21st centuries. Also presented a collection of 25 towels embroidered in the traditions of the Ukrainian region. Thanks to VR Okules, visitors can see what Bucha, Irpin, Borodyanka and Gostomel were before and after a large-scale invasion of the Russian Federation.</text:p>
      <text:p text:style-name="P4">
<text:span text:style-name="T4">
 Read also: </text:span>
 <text:a xlink:type="simple" xlink:href="https://www.ukrinform.ua/rubric-culture/3726927-u-kievi-vidkrili-vistavku-evropa-i-ukraina-dialog-kriz-viki.html" text:style-name="Internet_20_link" text:visited-style-name="Visited_20_Internet_20_Link">
in Kiev opened <text:span text:style-name="T4">
 exhibition </text:span>
 "Europe and Ukraine: Dialogrates"</text:a>
The exposition includes mise -enhancing with figures of Ukrainian prominent figures of idols. For example, here you can see Konstantin Ostrozky, Mikhahalagrushevsky, Stepan Bandera, Roman Shukhevych, Dmitry Yarosh and Leonidakravchuk.</text:p>
      <text:p text:style-name="P4">
“Many people think that these are wax figures, and compare them with the work of Madame Tusso. But our best, because there are figures standing separately, Ivs. And we are gathered in the misessen, and the viewer is a clear context of the era. And in the cibing of cybershir, as close as possible to natural, made of dysilicone. When you look at this figure, you see not just an image and face, but every detail, ”said the editor -in -chief of the project Larisa Lebedenko.</text:p>
      <text:p text:style-name="P4">
Even moles, spots, and nonsense can be seen on the "skin" of sculptures. The teeth and eyes of sculptures are made of real prostheses, which is also intensified realism.</text:p>
      <text:p text:style-name="P4">
<text:span text:style-name="T4">
 Read also: </text:span>
 <text:a xlink:type="simple" xlink:href="https://www.ukrinform.ua/rubric-culture/3728350-u-nimeccini-vidkrili-vistavku-plakativ-narodzeni-v-ukraini.html" text:style-name="Internet_20_link" text:visited-style-name="Visited_20_Internet_20_Link">
in Germany opened <text:span text:style-name="T4">
 exhibition </text:span>
 posters "Born in Ukraine"</text:a>
The appearance of these historical figures, the historians of the project were reproduced by the photos of descriptions, as regards the appearance of contemporaries - consulted with relatives. In general, the creation of one figure lasts three to four months, Lebedenko said.“It is very important to remember our history and understand that historical and culturalfront is an extremely important part of what is happening in our country. Someone defends Ukraine at the front, and we all have to unite together in order to protect our cultural heritage and identity. Similar projects are extremely important in this case, ”Maxim Ostapenko emphasized the acting director of the Kyiv -Pechersk Lavra National Reserve.</text:p>
      <text:p text:style-name="P4">
<text:span text:style-name="T4">
 Read also: </text:span>
 <text:a xlink:type="simple" xlink:href="https://www.ukrinform.ua/rubric-culture/3725451-fotovistavku-pro-vijnu-v-ukraini-predstavili-na-mediaforumi-v-nimeccini.html" text:style-name="Internet_20_link" text:visited-style-name="Visited_20_Internet_20_Link">
Photo Exhibition of War in Ukraine presented a labeled in Germany</text:a>
The exhibition was organized by the NZ "Kyiv-Pechersk Lavra", the Museum of Formation of the Ukrainian Nation, the Charitable Foundation "Joint Victory" and the patron of Valeryrezchyk.</text:p>
      <text:p text:style-name="P4">
News Source: <text:a xlink:type="simple" xlink:href="https://www.ukrinform.ua/rubric-culture/3728538-u-lavri-do-dna-konstitucii-vidkrili-vistavku-pro-stanovlenna-ukrainskoi-derzavnosti.html" text:style-name="Internet_20_link" text:visited-style-name="Visited_20_Internet_20_Link">
https://www.ukrinform.ua/rubric-culture/3728538-u-lavri-do-dna-konstitucii-vidkrili-vistavku-pro-stanovlenna-ukrainskoi-derzavnosti.html</text:a>
</text:p>
      <!--NEWS-->
      <text:h text:style-name="P10" text:outline-level="1">
<text:span text:style-name="T4">
In the Lviv region, searches found a German fighter shot in 1944</text:span>
</text:h>
      <text:p text:style-name="P4">
Author: ['Олексій Тригуб']</text:p>
      <text:p text:style-name="P4">
Time: 2023-06-27T30:00:00-04:00</text:p>
      <text:p text:style-name="P4">
Description: Near the village of Zagnitsya, the Zolochyvsky district Lvivshchinі, the Ukrainian Smushukovsi z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84.jpg" text:style-name="Internet_20_link" text:visited-style-name="Visited_20_Internet_20_Link">
1-84.jpg</text:a>
', '<text:a xlink:type="simple" xlink:href="https://armyinform.com.ua/wp-content/uploads/2023/06/355611102_1318507495689844_740551421503525145_n-150x150.jpg" text:style-name="Internet_20_link" text:visited-style-name="Visited_20_Internet_20_Link">
355611102_1318507495689844_740551421503525145_n-150x150.jpg</text:a>
', '<text:a xlink:type="simple" xlink:href="https://armyinform.com.ua/wp-content/uploads/2023/06/4-62-150x150.jpg" text:style-name="Internet_20_link" text:visited-style-name="Visited_20_Internet_20_Link">
4-62-150x150.jpg</text:a>
', '<text:a xlink:type="simple" xlink:href="https://armyinform.com.ua/wp-content/uploads/2023/06/6-49-150x150.jpg" text:style-name="Internet_20_link" text:visited-style-name="Visited_20_Internet_20_Link">
6-49-150x150.jpg</text:a>
', '<text:a xlink:type="simple" xlink:href="https://armyinform.com.ua/wp-content/uploads/2023/06/7-43.jpg" text:style-name="Internet_20_link" text:visited-style-name="Visited_20_Internet_20_Link">
7-43.jpg</text:a>
']</text:p>
      <text:p text:style-name="P4">
Tags: ['ПОШУКОВЦІ']</text:p>
      <text:p text:style-name="P4">
Category: News</text:p>
      <!--METADATA-->
      <text:p text:style-name="P4">
<draw:frame draw:style-name="fr1" draw:name="Image223" text:anchor-type="as-char" svg:width="6.9236in" svg:height="5.1927in" draw:z-index="0">
<draw:image xlink:href="../Images/AРМІЯINFORM/2023-06-27T30-00-00-04-00/1-84.jpg" xlink:type="simple" xlink:show="embed" xlink:actuate="onLoad" draw:mime-type="image/jpeg"/>
</draw:frame>
Not far from the village of Zarvanytsya, in the Zolochiv district of Lviv region, Ukrainian searches from the public organization "Searching for aircraft of World War II in Ukraine" found a place of falling a German aircraft. Starting the excavation of the most likely location of the aviation search enthusiasts found fragmentation of the amazing vessel Luftwaffe, which was probably shot down or suffered by the catastrophes of the impact of the 1940s.</text:p>
      <text:p text:style-name="P4">
Read also:</text:p>
      <text:p text:style-name="P4">
.(https://armyinform.com.ua/2022/02/08/na-misczi-padinnya-zbytogo-u-1941-roczi-na-lvivshhyni-litaka-znajdeni-ostanky-lotchyka/)- According to the coordinates colleague, we visited the alleged place of the plane, - told the journalist the Armyinform one of the founders of the NGO "Searching for DSVV Ukraine", author of the series of books "Searching for DSV aircraft in Ukraine" Andriy Kirianov. —The place in the fall is a bolt, and already at a depth of half a meter there is a "continent", that is - a solid breed. We did not find big debris. The available details clearly show that the aircraft is German: gray and blue colors of paint and sleeve with shuttermG151.</text:p>
      <text:p text:style-name="P4">
<text:a xlink:type="simple" xlink:href="https://armyinform.com.ua/wp-content/uploads/2023/06/355611102_1318507495689844_740551421503525145_n.jpg" text:style-name="Internet_20_link" text:visited-style-name="Visited_20_Internet_20_Link">
!(Images/AРМІЯINFORM/2023-06-27T30-00-00-04-00/355611102_1318507495689844_740551421503525145_n-150x150.jpg)</text:a>
According to the search group manager, the plane actually fell on a village that no longer exists, so the details are at least. Probably, says Andrew, they were won by local residents in those days.</text:p>
      <text:p text:style-name="P4">
Searches carefully explored this place and the territory next to it. In general, small debris, 2 gaps from the German aviation automatic gunmg151, iron sleeve and part of the tape from Mg151/20. So, it is difficult to draw a plane type - there are too few fragments. Therefore, professionals "turn on" logic:</text:p>
      <ul>
        <li>
HS129 was not falling there, - said Andrey Kirianov categorically. -Me109, according to its tactical and technical characteristics, had only one mg151 gun, the other-MK108 or machine guns. So it turns out that it is probably FW190. We withdrawn with Junkers, Ju88, we discarded because of a small number of debris, as for such a field. So, it turns out that it is "focke-vulf".Armed with the facts received, the searches began to archive. The period was found several beaten near Zolochev German aircraft. And the average-just "focke-vulf"!</li>
      </ul>
      <text:p text:style-name="P4">
<text:a xlink:type="simple" xlink:href="https://armyinform.com.ua/wp-content/uploads/2023/06/4-62.jpg" text:style-name="Internet_20_link" text:visited-style-name="Visited_20_Internet_20_Link">
!(Images/AРМІЯINFORM/2023-06-27T30-00-00-04-00/4-62-150x150.jpg)</text:a>
</text:p>
      <text:p text:style-name="P4">
<text:a xlink:type="simple" xlink:href="https://armyinform.com.ua/wp-content/uploads/2023/06/6-49.jpg" text:style-name="Internet_20_link" text:visited-style-name="Visited_20_Internet_20_Link">
<draw:frame draw:style-name="fr1" draw:name="Image224" text:anchor-type="as-char" svg:width="6.9236in" svg:height="6.9236in" draw:z-index="0">
<draw:image xlink:href="../Images/AРМІЯINFORM/2023-06-27T30-00-00-04-00/6-49-150x150.jpg" xlink:type="simple" xlink:show="embed" xlink:actuate="onLoad" draw:mime-type="image/jpeg"/>
</draw:frame>
</text:a>
Thus, the researcher says, according to the searches, it is a plane Fw190 modification of A6, lost on July 16, 1944. The pilot is a lieutenant Hans Press, it is considered missing.</text:p>
      <ul>
        <li>
I repeat: it is only our version based on the combination of data search and field search results, - explains Andrey Kirianov. —Al, it seems, we still put another point on the map of the lost aircraft of World War II ...</li>
      </ul>
      <text:p text:style-name="P4">
Read also:</text:p>
      <text:p text:style-name="P4">
.(https://armyinform.com.ua/2022/02/20/u-svit-vyjshla-tretya-knyga-poshuk-litakiv-dsv-v-ukrayini/)Also, during the search work, a group found several things of the First World War. Unfortunately, Ukraine became the scene of both world wars, and today the greatest war after the Second World War continues in its territory. And there are also whipped aircraft and other aircraft - both hostile and ours. Of course, times are other, and with the least possibility, their fragments and, in the cuttings, pilots are taken away. So the coming generation of searchmen, unlike Andrei Kiryanov and his like -minded people, will have less work. We will hope for it.</text:p>
      <text:p text:style-name="P4">
<draw:frame draw:style-name="fr1" draw:name="Image225" text:anchor-type="as-char" svg:width="6.9236in" svg:height="5.1927in" draw:z-index="0">
<draw:image xlink:href="../Images/AРМІЯINFORM/2023-06-27T30-00-00-04-00/7-43.jpg" xlink:type="simple" xlink:show="embed" xlink:actuate="onLoad" draw:mime-type="image/jpeg"/>
</draw:frame>
As for the community of searchmen itself, they have a large -scale war, like all Ukrainians in general, broke their plans and changed their lives. According to Andriykiryanov, many of them went to defend the country. The rest were involved in Privature. And one of its directions was the organization for the willing commercial hikes in the mountains - hiking with excavations in interesting places, where during the Second World War there were accidents. The project has been put into practice, and the result was and continued to be added to the Armed Forces and the targeted assistance of the search engines with specific units of the Ukrainian army. But this is a topical story.</text:p>
      <text:p text:style-name="P4">
News Source: <text:a xlink:type="simple" xlink:href="https://armyinform.com.ua/2023/06/27/na-lvivshhyni-poshukovczi-znajshly-nimeczkyj-vynyshhuvach-zbytyj-u-1944-roczi/" text:style-name="Internet_20_link" text:visited-style-name="Visited_20_Internet_20_Link">
https://armyinform.com.ua/2023/06/27/na-lvivshhyni-poshukovczi-znajshly-nimeczkyj-vynyshhuvach-zbytyj-u-1944-roczi/</text:a>
</text:p>
      <!--NEWS-->
      <text:h text:style-name="P10" text:outline-level="1">
<text:span text:style-name="T4">
The informant who "drained" on his own telegram-channel of the Armed Forces on the Eastern Front was detained</text:span>
</text:h>
      <text:p text:style-name="P4">
Author: ['АРМІЯINFORM']</text:p>
      <text:p text:style-name="P4">
Time: 2023-06-27T32:00:00-04:00</text:p>
      <text:p text:style-name="P4">
Description: PID Hour of counter -personnel Zakhodin at the front -line Teritors Donechini Skrymano Vorozho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avantazhennya-4.jpg" text:style-name="Internet_20_link" text:visited-style-name="Visited_20_Internet_20_Link">
zavantazhennya-4.jpg</text:a>
']</text:p>
      <text:p text:style-name="P4">
Tags: ['ВОРОЖИЙ ІНФОРМАТОР', 'ДЕРЖАВНА ЗРАДА', 'СБУ']</text:p>
      <text:p text:style-name="P4">
Category: News</text:p>
      <!--METADATA-->
      <text:p text:style-name="P4">
<draw:frame draw:style-name="fr1" draw:name="Image226" text:anchor-type="as-char" svg:width="6.9236in" svg:height="4.575346in" draw:z-index="0">
<draw:image xlink:href="../Images/AРМІЯINFORM/2023-06-27T32-00-00-04-00/zavantazhennya-4.jpg" xlink:type="simple" xlink:show="embed" xlink:actuate="onLoad" draw:mime-type="image/jpeg"/>
</draw:frame>
During the counter-priser measures in the front territories of the Donetsk region, a delayed informant, a resident of the Pokrovsky district, who, after a nourish-scale-scale invasion of the Russian Federation, created his own telegram channel. On this resource, he taught electronic maps marked with the places of base and inter -perpetration of the Armed Forces units in the Avdeevsky direction.</text:p>
      <text:p text:style-name="P4">
About it <text:a xlink:type="simple" xlink:href="https://ssu.gov.ua/novyny/sbu-zatrymala-administratora-prokremlivskoho-telehramkanalu-yakyi-zlyvav-lokatsii-zsu-na-skhidnomu-fronti" text:style-name="Internet_20_link" text:visited-style-name="Visited_20_Internet_20_Link">
reports</text:a>
Security Service of Ukraine.</text:p>
      <text:p text:style-name="P4">
The attacker collected relevant information on his own initiative during a trick, where he was hidden recorded the locations of Ukrainian defenders. He also wied information about the consequences of Russian air strikes in the territory of the district. In these reports, the collaborator "illuminated" the coordinates of the victims of Ukrainian objects with the attachment to the area.</text:p>
      <text:p text:style-name="P4">
It is established that among the main users of the Internet resource were militant-occupied groups and representatives of the special services of the Russian Federation, who are involved in the poor actions against the forces of defense on the Eastern Front.</text:p>
      <text:p text:style-name="P4">
In addition, the person involved in his own telegram channel to spread the fake Kremliv propaganda regarding the socio-political situation in the region.</text:p>
      <text:p text:style-name="P4">
On the basis of the evidence collected, the detainee was notified of the suspicion of the contained dissemination of information about the referral, movement of weapons, weapons and ammunition to Ukraine, the movement, movement or deployment of the Armory Forces of Ukraine in martial law.</text:p>
      <text:p text:style-name="P4">
He is now in custody. The attacker faces up to 8 years in prison.</text:p>
      <text:p text:style-name="P4">
News Source: <text:a xlink:type="simple" xlink:href="https://armyinform.com.ua/2023/06/27/zatrymano-informatora-yakyj-zlyvav-na-vlasnomu-telegram-kanali-lokacziyi-zsu-na-shidnomu-fronti/" text:style-name="Internet_20_link" text:visited-style-name="Visited_20_Internet_20_Link">
https://armyinform.com.ua/2023/06/27/zatrymano-informatora-yakyj-zlyvav-na-vlasnomu-telegram-kanali-lokacziyi-zsu-na-shidnomu-fronti/</text:a>
</text:p>
      <!--NEWS-->
      <text:h text:style-name="P10" text:outline-level="1">
<text:span text:style-name="T4">
Briefing of the representative of the Department of Physical Culture and Sports of the Ministry of Defense of Ukraine</text:span>
</text:h>
      <text:p text:style-name="P4">
Author: ['АРМІЯINFORM']</text:p>
      <text:p text:style-name="P4">
Time: 2023-06-27T34:00:00-04:00</text:p>
      <text:p text:style-name="P4">
Description: https://www.youtube.com/watch?v=yy4gx_vhp3k Sogodnі, 27 worms about 11:00 at Military ... War with Ukraine 2022, war with Ukraine today, News War with Ukraine 2022 last for today, will be for today. whether the war between Ukraine and Russia and when, the war with Ukraine in 2022 will be or not, will there be a war with Ukraine in the near future, the war with Ukraine, Ukraine news today, Ukrainian news in Ukrainian media in Russian</text:p>
      <text:p text:style-name="P4">
Images: []</text:p>
      <text:p text:style-name="P4">
Tags: ['АРМІЙСЬКИЙ СПОРТ', 'БРИФІНГ']</text:p>
      <text:p text:style-name="P4">
Category: News</text:p>
      <!--METADATA-->
      <text:p text:style-name="P4">
<text:span text:style-name="T4">
 Today, June 27 at 11:00 </text:span>
 U <text:a xlink:type="simple" xlink:href="https://t.me/militarymediacenter/2357" text:style-name="Internet_20_link" text:visited-style-name="Visited_20_Internet_20_Link">
Military Mediacenter</text:a>
There was a <text:span text:style-name="T4">
 Briefing of the Department of Physical Culture and Sports of the Ministry of Defense of Ukraine. </text:span>
</text:p>
      <text:p text:style-name="P4">
The following issues were discussed during the briefing:</text:p>
      <ul>
        <li>
implementation of state policy in the field of physical culture and sports; * Participation of Army athletes in the National Team in the III European Games currently held in Poland.</li>
      </ul>
      <text:p text:style-name="P4">
News Source: <text:a xlink:type="simple" xlink:href="https://armyinform.com.ua/2023/06/27/bryfing-predstavnyka-upravlinnya-fizychnoyi-kultury-i-sportu-ministerstva-oborony-ukrayiny/" text:style-name="Internet_20_link" text:visited-style-name="Visited_20_Internet_20_Link">
https://armyinform.com.ua/2023/06/27/bryfing-predstavnyka-upravlinnya-fizychnoyi-kultury-i-sportu-ministerstva-oborony-ukrayiny/</text:a>
</text:p>
      <!--NEWS-->
      <text:h text:style-name="P10" text:outline-level="1">
<text:span text:style-name="T4">
Dmytro Kuleba thanked Estonia for supporting additional EU funding for military assistance</text:span>
</text:h>
      <text:p text:style-name="P4">
Author: ['АРМІЯINFORM']</text:p>
      <text:p text:style-name="P4">
Time: 2023-06-27T36:00:00-04:00</text:p>
      <text:p text:style-name="P4">
Description: Minіster of the law enforcement agencies Dmitro Kuleba PID ROZMOVI HAMISMOVA HARRISTRAL SECROUD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7_main.jpg" text:style-name="Internet_20_link" text:visited-style-name="Visited_20_Internet_20_Link">
27_main.jpg</text:a>
']</text:p>
      <text:p text:style-name="P4">
Tags: ['ВІЙСЬКОВА ДОПОМОГА УКРАЇНІ', 'ДМИТРО КУЛЕБА', 'ЕСТОНІЯ', 'ФІНАНСУВАННЯ']</text:p>
      <text:p text:style-name="P4">
Category: News</text:p>
      <!--METADATA-->
      <text:p text:style-name="P4">
<draw:frame draw:style-name="fr1" draw:name="Image227" text:anchor-type="as-char" svg:width="6.9236in" svg:height="4.615733in" draw:z-index="0">
<draw:image xlink:href="../Images/AРМІЯINFORM/2023-06-27T36-00-00-04-00/27_main.jpg" xlink:type="simple" xlink:show="embed" xlink:actuate="onLoad" draw:mime-type="image/jpeg"/>
</draw:frame>
Foreign Minister Dmytro Kuleba, during a conversation with the Minister of Law of Estonia, thanked the country with the support of the EU's support for military assistance.</text:p>
      <text:p text:style-name="P4">
The head of Ukrainian diplomacy [wrote] about it(https://twitter.com/DmytroKuleba/status/1673396820964155392?cxt=HHwWgICxnd3ijLkuAAAA)In Twitter.</text:p>
      <text:p text:style-name="P4">
"He talked to Margus Tsakhkna and thanked Estonia for supporting the EU's additional financing for military assistance and ammunition, as well as for solid reaction to events in Russia," his post reads.</text:p>
      <text:p text:style-name="P4">
Dmytro Kuleba added that we need progress on Ukraine's membership in NATO Imechanism. Estonia is ready to lead in both directions.</text:p>
      <text:p text:style-name="P4">
Earlier Estonia <text:a xlink:type="simple" xlink:href="https://armyinform.com.ua/2023/06/22/estoniya-shvalyla-novyj-paket-vijskovoyi-dopomogy-ukrayini/" text:style-name="Internet_20_link" text:visited-style-name="Visited_20_Internet_20_Link">
approved</text:a>
New military assistance package to Ukraine.</text:p>
      <text:p text:style-name="P4">
News Source: <text:a xlink:type="simple" xlink:href="https://armyinform.com.ua/2023/06/27/dmytro-kuleba-podyakuvav-estoniyi-za-pidtrymku-dodatkovogo-finansuvannya-yes-dlya-vijskovoyi-dopomogy/" text:style-name="Internet_20_link" text:visited-style-name="Visited_20_Internet_20_Link">
https://armyinform.com.ua/2023/06/27/dmytro-kuleba-podyakuvav-estoniyi-za-pidtrymku-dodatkovogo-finansuvannya-yes-dlya-vijskovoyi-dopomogy/</text:a>
</text:p>
      <!--NEWS-->
      <text:h text:style-name="P10" text:outline-level="1">
<text:span text:style-name="T4">
Situation on the ZPP: Water level in the station-cooler stable</text:span>
</text:h>
      <text:p text:style-name="P4">
Author: ['АРМІЯINFORM']</text:p>
      <text:p text:style-name="P4">
Time: 2023-06-27T38:00:00-04:00</text:p>
      <text:p text:style-name="P4">
Description: Pard of the Rosiysky paybacks of the Gray Kakhovo Ges, the situations are flooded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afe-npp-zaporozhskaya-among-the_1.jpg" text:style-name="Internet_20_link" text:visited-style-name="Visited_20_Internet_20_Link">
safe-npp-zaporozhskaya-among-the_1.jpg</text:a>
']</text:p>
      <text:p text:style-name="P4">
Tags: ['ЗАПОРІЗЬКА АЕС', 'КАХОВСЬКА ГЕС', 'КАХОВСЬКА ГЕС/ШТАБ INFO', 'НАЕК ЕНЕРГОАТОМ', 'ПІДРИВ КАХОВСЬКОЇ ГЕС', 'ЯДЕРНА БЕЗПЕКА']</text:p>
      <text:p text:style-name="P4">
Category: News</text:p>
      <!--METADATA-->
      <text:p text:style-name="P4">
<draw:frame draw:style-name="fr1" draw:name="Image228" text:anchor-type="as-char" svg:width="6.9236in" svg:height="4.15416in" draw:z-index="0">
<draw:image xlink:href="../Images/AРМІЯINFORM/2023-06-27T38-00-00-04-00/safe-npp-zaporozhskaya-among-the_1.jpg" xlink:type="simple" xlink:show="embed" xlink:actuate="onLoad" draw:mime-type="image/jpeg"/>
</draw:frame>
Despite the undermining by the Russian occupiers of the Dams of the Kakhovka hydroelectric power station, the situation is stable and controlled.</text:p>
      <text:p text:style-name="P4">
About it <text:a xlink:type="simple" xlink:href="https://t.me/energoatom_ua/13716" text:style-name="Internet_20_link" text:visited-style-name="Visited_20_Internet_20_Link">
reported</text:a>
In Energoatom.</text:p>
      <text:p text:style-name="P4">
As of 09:00 on June 27, the water level in the Zaporizhzhya Aesbez Coal. It is currently <text:span text:style-name="T4">
 16.58 m. </text:span>
</text:p>
      <text:p text:style-name="P4">
"This is enough to meet the needs of the station," the message reads.</text:p>
      <text:p text:style-name="P4">
The water level in the TPP channel, from where the ZPPP is fueled, — at the level ** 11.15 m.</text:p>
      <text:p text:style-name="P4">
"It is worth recalling that the NPP units have not operated since September 2022, and there is no active evaporation of water from the water cooler pond," Energoatom explained.</text:p>
      <text:p text:style-name="P4">
News Source: <text:a xlink:type="simple" xlink:href="https://armyinform.com.ua/2023/06/27/sytuacziya-na-zaes-riven-vody-u-stavku-oholodzhuvachi-stancziyi-stabilnyj/" text:style-name="Internet_20_link" text:visited-style-name="Visited_20_Internet_20_Link">
https://armyinform.com.ua/2023/06/27/sytuacziya-na-zaes-riven-vody-u-stavku-oholodzhuvachi-stancziyi-stabilnyj/</text:a>
</text:p>
      <!--NEWS-->
      <text:h text:style-name="P10" text:outline-level="1">
<text:span text:style-name="T4">
Russian landing under Bakhmut is used for defense - cherry</text:span>
</text:h>
      <text:p text:style-name="P4">
Authors: Ukrinform (Person)</text:p>
      <text:p text:style-name="P4">
Publisher: Укринформ (Organization)</text:p>
      <text:p text:style-name="P4">
Published Time: 2023-06-27T3:26:00+03:00</text:p>
      <text:p text:style-name="P4">
Modified Time: 2023-06-27T22:26:00+03:00</text:p>
      <text:p text:style-name="P4">
Description: Russian landing troops intended for assault actions are involved in a defensive operation in Bakhmut.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Десантники', 'Війна з Росією', 'Сергій Череватий']</text:p>
      <text:p text:style-name="P4">
Type: Article</text:p>
      <!--METADATA-->
      <text:p text:style-name="P4">
<draw:frame draw:style-name="fr1" draw:name="Image229" text:anchor-type="as-char" svg:width="6.9236in" svg:height="3.956343in" draw:z-index="0">
<draw:image xlink:href="../Images/yкринформ/2023-06-27T3-26-00-03-00/630_360_1675335452-443.jpg" xlink:type="simple" xlink:show="embed" xlink:actuate="onLoad" draw:mime-type="image/jpeg"/>
</draw:frame>
Russian troops intended for assault actions are engaged in a defense operation in Bakhmut.</text:p>
      <text:p text:style-name="P4">
The spokesman of the Eastern Urgent Armed Forces of the Armed Forces Sergey Cherevaty reported this on the air of the Televahorphone "Unified News", Ukrinform correspondent reports.</text:p>
      <text:p text:style-name="P4">
“Despite the fact that the key force in the Bakhmut direction is <text:a xlink:type="simple" xlink:href="https://www.ukrinform.ua/tag-desantnyky" text:style-name="Internet_20_link" text:visited-style-name="Visited_20_Internet_20_Link">
airborne troops</text:a>
which are in any army by the main storm force, which usually seizes the bridgeheads.(invaders - ed.)They were simply concentrated as a better prepared troops for Bakhmut's defense. It shows how important it is to keep this item that is already destroyed, ”Cherevaty said.</text:p>
      <text:p text:style-name="P4">
According to him, such use of the landing is illogical and counterproductive.</text:p>
      <text:p text:style-name="P4">
“In general, it is ineffective, counter -productive and logical use of such units, but one who knows the history of the Soviet Union and Russia, realizes that in their unofficial practice, landing was always used by a wide spectrum where there were crises - from replacing internal troops. infantry, ”the spokesman explained.</text:p>
      <text:p text:style-name="P4">
*!(https://www.ukrinform.ua/rubric-ato/3728299-cerevatij-rozpoviv-aki-rosijski-pvk-vouut-na-bahmutskomu-napramku.html)He added that the defense forces are moving in the Bakhmut direction despite the resistance.</text:p>
      <text:p text:style-name="P4">
As reported by Ukrinform, the Deputy Minister of Defense Anna Malyar stated that the defense during the planning took into account the existence of contradictions between the Wagner PEC and the Russian authorities and continue the offensive actions on the Bakhmut Napryamka.</text:p>
      <text:p text:style-name="P4">
News Source: <text:a xlink:type="simple" xlink:href="https://www.ukrinform.ua/rubric-ato/3728540-rosijskij-desant-pid-bahmutom-zastosovuut-dla-oboroni-cerevatij.html" text:style-name="Internet_20_link" text:visited-style-name="Visited_20_Internet_20_Link">
https://www.ukrinform.ua/rubric-ato/3728540-rosijskij-desant-pid-bahmutom-zastosovuut-dla-oboroni-cerevatij.html</text:a>
</text:p>
      <!--NEWS-->
      <text:h text:style-name="P10" text:outline-level="1">
<text:span text:style-name="T4">
Torture the civilians of Berdyansk district - they will judge an officer of Rosgvardia from Chechnya</text:span>
</text:h>
      <text:p text:style-name="P4">
Author: ['АРМІЯINFORM']</text:p>
      <text:p text:style-name="P4">
Time: 2023-06-27T40:00:00-04:00</text:p>
      <text:p text:style-name="P4">
Description: The accusatory act of the Stosomno PIDEMPENKOVKOVKO-the commander of the Batalyon of the 96th ... The war with Ukraine 2022, the war with Ukraine is the latest news today, the war with Ukraine 2022 The last ones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jjj.jpeg" text:style-name="Internet_20_link" text:visited-style-name="Visited_20_Internet_20_Link">
jjj.jpeg</text:a>
']</text:p>
      <text:p text:style-name="P4">
Tags: ['ЗЛОЧИНИ ОКУПАНТІВ', 'ОФІС ГЕНЕРАЛЬНОГО ПРОКУРОРА УКРАЇНИ', 'ПОРУШЕННЯ ЗАКОНІВ ТА ЗВИЧАЇВ ВІЙНИ']</text:p>
      <text:p text:style-name="P4">
Category: News</text:p>
      <!--METADATA-->
      <text:p text:style-name="P4">
<draw:frame draw:style-name="fr1" draw:name="Image230" text:anchor-type="as-char" svg:width="6.9236in" svg:height="5.551601in" draw:z-index="0">
<draw:image xlink:href="../Images/AРМІЯINFORM/2023-06-27T40-00-00-04-00/jjj.jpeg" xlink:type="simple" xlink:show="embed" xlink:actuate="onLoad" draw:mime-type="image/jpeg"/>
</draw:frame>
ZP PNG - 1</text:p>
      <text:p text:style-name="P4">
An indictment against Lieutenant Colonel-Commanding Abatribon of the 96th Regiment of Operational Appointment of the 46th Separate Brigade of the Activities Guard in the Republic of Chechnya was sent to court.</text:p>
      <text:p text:style-name="P4">
About it <text:a xlink:type="simple" xlink:href="https://www.gp.gov.ua/ua/posts/znushhavsya-ta-katuvav-mirnix-meskanciv-berdyanskogo-raionu-suditimut-pidpolkovnika-rosgvardiyi" text:style-name="Internet_20_link" text:visited-style-name="Visited_20_Internet_20_Link">
reports</text:a>
Office Prosecutor of Ukraine.</text:p>
      <text:p text:style-name="P4">
The investigation found that from the beginning of the occupation of part of the territory of the Zaporizhzhya region, a serviceman of the Russian Federation was appointed the so -called military commercial of the occupation administration of one of the settlements of Berdyansk district. He performed the Nations of the Kremlin to suppress the movement of resistance and to carry out mass repression against peaceful inhabitants in the captured territory of Ukraine.</text:p>
      <text:p text:style-name="P4">
The accused, together with the Russian military subordinate to him, was searched, detained Ukrainian patriots. They were brought to the torture in the territory of the local occupation commandant of the Russian Federation, where they were kept in inhumane conditions, beaten, shots over their heads, imitating the execution.</text:p>
      <text:p text:style-name="P4">
People also used cruel torture using ropes for surprises and electric current. In this way, they inclined them to cooperate, demanded that other pro -Ukrainian activists provide information.</text:p>
      <text:p text:style-name="P4">
Other military Russian military is currently being established in committing these crimes.</text:p>
      <text:p text:style-name="P4">
News Source: <text:a xlink:type="simple" xlink:href="https://armyinform.com.ua/2023/06/27/katuvav-myrnyh-meshkancziv-berdyanskogo-rajonu-sudytymut-oficzera-rosgvardiyi-z-chechni/" text:style-name="Internet_20_link" text:visited-style-name="Visited_20_Internet_20_Link">
https://armyinform.com.ua/2023/06/27/katuvav-myrnyh-meshkancziv-berdyanskogo-rajonu-sudytymut-oficzera-rosgvardiyi-z-chechni/</text:a>
</text:p>
      <!--NEWS-->
      <text:h text:style-name="P10" text:outline-level="1">
<text:span text:style-name="T4">
Ramstein alloy training is ongoing in the Baltic Countries</text:span>
</text:h>
      <text:p text:style-name="P4">
Author: ['АРМІЯINFORM']</text:p>
      <text:p text:style-name="P4">
Time: 2023-06-27T42:00:00-04:00</text:p>
      <text:p text:style-name="P4">
Description: At the dinished spaciousness of the Crimean Balti, to pass on the Mіthchannnya Vіsyskovo-Perenikh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3003091038_a347b3145c.jpg" text:style-name="Internet_20_link" text:visited-style-name="Visited_20_Internet_20_Link">
53003091038_a347b3145c.jpg</text:a>
']</text:p>
      <text:p text:style-name="P4">
Tags: ['БАЛТІЙСЬКЕ МОРЕ', 'ВІЙСЬКОВІ НАВЧАННЯ']</text:p>
      <text:p text:style-name="P4">
Category: News</text:p>
      <!--METADATA-->
      <text:p text:style-name="P4">
<draw:frame draw:style-name="fr1" draw:name="Image231" text:anchor-type="as-char" svg:width="6.9236in" svg:height="4.620358in" draw:z-index="0">
<draw:image xlink:href="../Images/AРМІЯINFORM/2023-06-27T42-00-00-04-00/53003091038_a347b3145c.jpg" xlink:type="simple" xlink:show="embed" xlink:actuate="onLoad" draw:mime-type="image/jpeg"/>
</draw:frame>
In the airspace of the Baltic countries undergo international exercises of the Ramstein Alloy military-air forces(Ramstein alloy)which were organized by NATO Air Force in cooperation with national armed forces.</text:p>
      <text:p text:style-name="P4">
About this <text:a xlink:type="simple" xlink:href="https://www.mil.lv/lv/zinas/baltijas-gaisa-telpa-notiek-militaras-macibas-ramstein-alloy" text:style-name="Internet_20_link" text:visited-style-name="Visited_20_Internet_20_Link">
it is referred</text:a>
on the site of the National Armed Forces of Latvia.</text:p>
      <text:p text:style-name="P4">
During the exercises of the Air Forces of Allies from the United Kingdom, Lithuania, Portugal, Romania, Turkey and Germany will conduct training with timely readiness, including scenarios of loss of communication, search and rescue .</text:p>
      <text:p text:style-name="P4">
Ramstein Alloy is a continuation of training flights in the Air Stroke Sea, which has been taking place regularly since 2008.</text:p>
      <text:p text:style-name="P4">
The National Armed Forces of Latvia noted that such exercises reflect NATO collective defense, demonstrate a high level of readiness, operational compatibility and cooperation of the Alliance members and partners.</text:p>
      <text:p text:style-name="P4">
News Source: <text:a xlink:type="simple" xlink:href="https://armyinform.com.ua/2023/06/27/u-povitryanomu-prostori-krayin-baltiyi-tryvayut-navchannya-ramstein-alloy/" text:style-name="Internet_20_link" text:visited-style-name="Visited_20_Internet_20_Link">
https://armyinform.com.ua/2023/06/27/u-povitryanomu-prostori-krayin-baltiyi-tryvayut-navchannya-ramstein-alloy/</text:a>
</text:p>
      <!--NEWS-->
      <text:h text:style-name="P10" text:outline-level="1">
<text:span text:style-name="T4">
Almost 80% of Ukrainians want a closed border with Russia and the introduction of visas</text:span>
</text:h>
      <text:p text:style-name="P4">
Author: ['АРМІЯINFORM']</text:p>
      <text:p text:style-name="P4">
Time: 2023-06-27T44:00:00-04:00</text:p>
      <text:p text:style-name="P4">
Description: Absolute bilshi, Ukrainians - 79% - whistled for the Cordoni stuck, the war with Ukraine 2022, the war with Ukraine is the latest news today, the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kordon.jpg" text:style-name="Internet_20_link" text:visited-style-name="Visited_20_Internet_20_Link">
kordon.jpg</text:a>
']</text:p>
      <text:p text:style-name="P4">
Tags: ['STOPRUSSIA', 'СОЦІОЛОГІЧНЕ ОПИТУВАННЯ']</text:p>
      <text:p text:style-name="P4">
Category: News</text:p>
      <!--METADATA-->
      <text:p text:style-name="P4">
<draw:frame draw:style-name="fr1" draw:name="Image232" text:anchor-type="as-char" svg:width="6.9236in" svg:height="3.894525in" draw:z-index="0">
<draw:image xlink:href="../Images/AРМІЯINFORM/2023-06-27T44-00-00-04-00/kordon.jpg" xlink:type="simple" xlink:show="embed" xlink:actuate="onLoad" draw:mime-type="image/jpeg"/>
</draw:frame>
The vast majority of Ukrainians - 79% - stands for closed borders, visas of Tymlynitsa with Russia.</text:p>
      <text:p text:style-name="P4">
This is the result of sociological <text:a xlink:type="simple" xlink:href="https://www.kiis.com.ua/" text:style-name="Internet_20_link" text:visited-style-name="Visited_20_Internet_20_Link">
survey</text:a>
held by the Kiev International Institute of Sociology.</text:p>
      <text:p text:style-name="P4">
KIIS has been conducting public opinion on the relation of Ukraine and Russia for more than 15 years.</text:p>
      <text:p text:style-name="P4">
“Before the Revolution of Dignity, the vast majority of Ukrainians(70%)They wanted to see Ukraine independent but friendly states. After the occupation of Crimea and the novice in the Donbass, the proportion of those who believed that relationships should be a torture with other states increased significantly(from 15% to 44%), although 48% were still believed that countries are friendly, ”KIIS noted.</text:p>
      <text:p text:style-name="P4">
Before a large -scale invasion in 2022, only in the west of Ukraine a little more than half of the population performed beyond closed borders, visas and customs(A40% at the same time wanted countries to be friendly). Станом на зараз в усіхрегіонах України переважна більшість населення хоче мати з росією закритікордони, візи та митниці. Зокрема, серед жителів сходу 75% так вважають, асеред жителів півдня — 73%.</text:p>
      <text:p text:style-name="P4">
News Source: <text:a xlink:type="simple" xlink:href="https://armyinform.com.ua/2023/06/27/majzhe-80-ukrayincziv-hochut-zakrytogo-kordonu-iz-rosiyeyu-ta-zaprovadzhennya-viz/" text:style-name="Internet_20_link" text:visited-style-name="Visited_20_Internet_20_Link">
https://armyinform.com.ua/2023/06/27/majzhe-80-ukrayincziv-hochut-zakrytogo-kordonu-iz-rosiyeyu-ta-zaprovadzhennya-viz/</text:a>
</text:p>
      <!--NEWS-->
      <text:h text:style-name="P10" text:outline-level="1">
<text:span text:style-name="T4">
Ukrainian Army athletes have already won 12 medals at the III European Games - Colonel Anatoly Pelykh</text:span>
</text:h>
      <text:p text:style-name="P4">
Author: ['Євгеній Романов']</text:p>
      <text:p text:style-name="P4">
Time: 2023-06-27T46:00:00-04:00</text:p>
      <text:p text:style-name="P4">
Description: Athleti, Yaki represented Zbroinі Khostyani at the wrestling zbirno at III ... War with Ukraine 2022, War with Ukraine Latest news today, News War with Ukraine 2022 The last ones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x0.jpg" text:style-name="Internet_20_link" text:visited-style-name="Visited_20_Internet_20_Link">
0x0.jpg</text:a>
']</text:p>
      <text:p text:style-name="P4">
Tags: ['MILITARY MEDIA CENTER', 'STOPRUSSIA', 'АГРЕСІЯ РФ', 'АНАТОЛІЙ ПЕЛИХ', 'АРМІЙСЬКИЙ СПОРТ', 'АРМІЙСЬКІ СПОРТСМЕНИ', 'ВІЙНА', 'ВТОРГНЕННЯ РФ', 'СПОРТ']</text:p>
      <text:p text:style-name="P4">
Category: News</text:p>
      <!--METADATA-->
      <text:p text:style-name="P4">
<draw:frame draw:style-name="fr1" draw:name="Image233" text:anchor-type="as-char" svg:width="6.9236in" svg:height="4.615733in" draw:z-index="0">
<draw:image xlink:href="../Images/AРМІЯINFORM/2023-06-27T46-00-00-04-00/0x0.jpg" xlink:type="simple" xlink:show="embed" xlink:actuate="onLoad" draw:mime-type="image/jpeg"/>
</draw:frame>
Athletes representing the Armed Forces of Ukraine as part of the domestic national team of the BII European Games won six "gold", five "silver" and one "bronze" medal. Pan -European competitions, which are attended by more than 4,000 athletes from 48 European countries, are taking place from June 21 to July 2. About this during a briefing at Military Media Center <text:a xlink:type="simple" xlink:href="https://www.youtube.com/watch" text:style-name="Internet_20_link" text:visited-style-name="Visited_20_Internet_20_Link">
reported</text:a>
Deputy Head of the Department of Physical Culture and Sports of the Ministry of Defense of Ukraine Colonel Anatoly Pelykh.</text:p>
      <text:p text:style-name="P4">
According to Anatoly Pelikh, as of June 26, the Ukrainian national team, which includes 263 athletes, won 25 awards, winning 12 "gold", seven "silver" and six "bronze" medals.</text:p>
      <text:p text:style-name="P4">
Anatoly Pelykh stressed that the competition is still ongoing, but the Army has already shown a good result, obtaining half of the awards for the national team of Ukraine.</text:p>
      <text:p text:style-name="P4">
“III European Games are an event that is held every four years, it is a new format of competitions in the Sports Sports System. The first games among European Ukrainians were first held in Azerbaijani Baku in 2015, friends were played in the Republic of Belarus, and others in the Republic of Poland. The competitions are competed from 30 sports disciplines, 263 athletes of the Ukrainian national team are available in 27 disciplines. Competitions in individual 19 disciplines are the stage qualification for the Olympic Games of 2024, which will take place in the Upryzhi, ”Anatoly Pelyki said.</text:p>
      <text:p text:style-name="P4">
According to him, the Armed Forces of Ukraine at the European Games in 2023 were represented by 85 athletes. They managed to get "gold": in the commanding room with kayaks and canoes, athletics-Yaroslawamaguchikh, karate-Angelica Terluga, jumping into the water-Anna Piscivska, fencing-Joan-Fabi Bezhur.</text:p>
      <text:p text:style-name="P4">
The competition is ongoing.</text:p>
      <text:p text:style-name="P4">
<text:span text:style-name="T5">
Foto Anton Shevelyova</text:span>
</text:p>
      <text:p text:style-name="P4">
News Source: <text:a xlink:type="simple" xlink:href="https://armyinform.com.ua/2023/06/27/ukrayinski-armijski-sportsmeny-zdobuly-vzhe-12-medalej-na-iii-yevropejskyh-igrah-polkovnyk-anatolij-pelyh/" text:style-name="Internet_20_link" text:visited-style-name="Visited_20_Internet_20_Link">
https://armyinform.com.ua/2023/06/27/ukrayinski-armijski-sportsmeny-zdobuly-vzhe-12-medalej-na-iii-yevropejskyh-igrah-polkovnyk-anatolij-pelyh/</text:a>
</text:p>
      <!--NEWS-->
      <text:h text:style-name="P10" text:outline-level="1">
<text:span text:style-name="T4">
Portable X -ray worth 70 thousand euros that helps both on the front and in the rear return health to the wounded</text:span>
</text:h>
      <text:p text:style-name="P4">
Author: ['Тарас Грень']</text:p>
      <text:p text:style-name="P4">
Time: 2023-06-27T48:00:00-04:00</text:p>
      <text:p text:style-name="P4">
Description: Trivaliy hour of transferring the radiologic complex "Fuji" Buv unusual MRI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rent-2.jpg" text:style-name="Internet_20_link" text:visited-style-name="Visited_20_Internet_20_Link">
rent-2.jpg</text:a>
', '<text:a xlink:type="simple" xlink:href="https://armyinform.com.ua/wp-content/uploads/2023/06/rent-1.jpg" text:style-name="Internet_20_link" text:visited-style-name="Visited_20_Internet_20_Link">
rent-1.jpg</text:a>
', '<text:a xlink:type="simple" xlink:href="https://armyinform.com.ua/wp-content/uploads/2023/06/rent-3.jpg" text:style-name="Internet_20_link" text:visited-style-name="Visited_20_Internet_20_Link">
rent-3.jpg</text:a>
']</text:p>
      <text:p text:style-name="P4">
Tags: ['ВІЙСЬКОВА МЕДИЦИНА', 'ВТОРГНЕННЯ РФ', 'РЕНТГЕН']</text:p>
      <text:p text:style-name="P4">
Category: News</text:p>
      <!--METADATA-->
      <text:p text:style-name="P4">
<draw:frame draw:style-name="fr1" draw:name="Image234" text:anchor-type="as-char" svg:width="6.9236in" svg:height="4.829211in" draw:z-index="0">
<draw:image xlink:href="../Images/AРМІЯINFORM/2023-06-27T48-00-00-04-00/rent-2.jpg" xlink:type="simple" xlink:show="embed" xlink:actuate="onLoad" draw:mime-type="image/jpeg"/>
</draw:frame>
For a long time the portable X -ray complex "Fuji" was impossible for military physicians. Without unnecessary explanation, let's say - the cost of one such complex reaches more than 70 thousand euros. But thanks to the command of the medical forces, the unebachable citizens who have become donors are in service in military submission already have several such devices. Some work in the advanced surgical wards directly on the front, others help the doctors of the utility.</text:p>
      <ul>
        <li>
In fact, it is a radiological office that can be held in your hands and simply transformed from one patient to another, - said the head of clinical development surgery, Colonel of Medical Service Yuri Yarynich. - This mobility allows us to detect balls, fragments, fractures, etc., without transporting the patient, say, with a spinal spine to an X -ray and additionally not injured.</li>
      </ul>
      <text:p text:style-name="P4">
<draw:frame draw:style-name="fr1" draw:name="Image235" text:anchor-type="as-char" svg:width="6.9236in" svg:height="3.917604in" draw:z-index="0">
<draw:image xlink:href="../Images/AРМІЯINFORM/2023-06-27T48-00-00-04-00/rent-1.jpg" xlink:type="simple" xlink:show="embed" xlink:actuate="onLoad" draw:mime-type="image/jpeg"/>
</draw:frame>
From the outside, it looks like a large camera and weighs only three and a half kilograms. It is easy to manage it, despite its high manufacturability. The control panel is sufficiently selected and scanning the hand, the chest of the Cherry. The device itself will choose the irradiation force for a quality image. By the way, its design is designed so that the doctor who uses this device can take up to twenty pictures a day without sacrificing your own health.</text:p>
      <text:p text:style-name="P4">
<draw:frame draw:style-name="fr1" draw:name="Image236" text:anchor-type="as-char" svg:width="6.9236in" svg:height="4.915756in" draw:z-index="0">
<draw:image xlink:href="../Images/AРМІЯINFORM/2023-06-27T48-00-00-04-00/rent-3.jpg" xlink:type="simple" xlink:show="embed" xlink:actuate="onLoad" draw:mime-type="image/jpeg"/>
</draw:frame>
- Another undeniable advantage of this "baby" is that he is on one hundred percent digital, - continued the colonel of medical service Yuri Yarynich. - There is no film. The device includes a special digital plate of images. Its resource is very large. After using the picture, it immediately is transferred to the digital base of our institution and is tied to a particular patient. This greatly simplifies the diagnosis, coordination between colleagues-doctors, and subsequent treatment of the wounded.</text:p>
      <text:p text:style-name="P4">
Now all portable X -rays are loaded with work by one hundred percent. Every day, valuable and high -tech devices help to return to the healthy heroes of Ukraine.</text:p>
      <text:p text:style-name="P4">
In the following publications, the Armyinform will continue to talk about technical and unique people who treat and return from the servicemen.</text:p>
      <text:p text:style-name="P4">
<text:span text:style-name="T5">
Opto and video author</text:span>
</text:p>
      <text:p text:style-name="P4">
News Source: <text:a xlink:type="simple" xlink:href="https://armyinform.com.ua/2023/06/27/perenosnyj-rentgen-vartistyu-70-tysyach-yevro-shho-dopomagaye-i-na-fronti-i-v-tylu-povertaty-zdorovya-poranenym/" text:style-name="Internet_20_link" text:visited-style-name="Visited_20_Internet_20_Link">
https://armyinform.com.ua/2023/06/27/perenosnyj-rentgen-vartistyu-70-tysyach-yevro-shho-dopomagaye-i-na-fronti-i-v-tylu-povertaty-zdorovya-poranenym/</text:a>
</text:p>
      <!--NEWS-->
      <text:h text:style-name="P10" text:outline-level="1">
<text:span text:style-name="T4">
Another "official" of the Russian Kativni, who acted during the occupation of Kherson</text:span>
</text:h>
      <text:p text:style-name="P4">
Author: ['АРМІЯINFORM']</text:p>
      <text:p text:style-name="P4">
Time: 2023-06-27T4:00:00-04:00</text:p>
      <text:p text:style-name="P4">
Description: Service of Bezpequi SPILLY ZD DBR I was Vikrili Vikrili Shcheli of the same cochoolis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6258215_632453605648220_6879253803427633987_n.jpg" text:style-name="Internet_20_link" text:visited-style-name="Visited_20_Internet_20_Link">
356258215_632453605648220_6879253803427633987_n.jpg</text:a>
']</text:p>
      <text:p text:style-name="P4">
Tags: []</text:p>
      <text:p text:style-name="P4">
Category: News</text:p>
      <!--METADATA-->
      <text:p text:style-name="P4">
<draw:frame draw:style-name="fr1" draw:name="Image237" text:anchor-type="as-char" svg:width="6.9236in" svg:height="4.609964in" draw:z-index="0">
<draw:image xlink:href="../Images/AРМІЯINFORM/2023-06-27T4-00-00-04-00/356258215_632453605648220_6879253803427633987_n.jpg" xlink:type="simple" xlink:show="embed" xlink:actuate="onLoad" draw:mime-type="image/jpeg"/>
</draw:frame>
The Security Service, together with the DBR and the State Border Guard Service, exposed another library as a result of stabilization measures in Kherson released.</text:p>
      <text:p text:style-name="P4">
He was a local border guard, who, during the temporary occupation of the city, went to cooperate with Russian invaders.</text:p>
      <text:p text:style-name="P4">
For this, in July 2022 he was appointed "Operative Operational Department" in the enthusiastic aggressor "Northern Correctional Colony No. 90" at that time.</text:p>
      <text:p text:style-name="P4">
In this "position" he participated in repression against the locals to suppress the resistance movement in the region.</text:p>
      <text:p text:style-name="P4">
After the liberation of the city, the attacker tried to "lie down to the bottom" and thus itself to justice. However, the SBU and DBR staff installed it and detained it.</text:p>
      <text:p text:style-name="P4">
On the basis of the evidence of the person collected, it was reported suspicion under Part 7 of Article 111-1 of the Criminal Code of Ukraine(Collaboration). Вирішуєтьсяпитання щодо обрання йому запобіжного заходу у виді тримання під вартою.</text:p>
      <text:p text:style-name="P4">
Триває розслідування для встановлення всіх обставин злочину. Зловмисникузагрожує до 15 років позбавлення волі.</text:p>
      <text:p text:style-name="P4">
Комплексні заходи проводили співробітники СБУ в Херсонській області спільно зДБР і Держприкордонслужбою за процесуального керівництва прокуратури в сферіоборони Південного регіону.</text:p>
      <text:p text:style-name="P4">
Джерело: <text:a xlink:type="simple" xlink:href="https://www.facebook.com/SecurSerUkraine/posts/pfbid028qpGDwvC87S7UUiYwHm8WnEMUR79dxbuBpZc31YF8EMv1M1Wx4EZkh9Rzy9GKRPjl" text:style-name="Internet_20_link" text:visited-style-name="Visited_20_Internet_20_Link">
Служба безпекиУкраїни</text:a>
</text:p>
      <text:p text:style-name="P4">
News Source: <text:a xlink:type="simple" xlink:href="https://armyinform.com.ua/2023/06/27/zatrymano-shhe-odnogo-posadovczya-rosijskoyi-kativni-yaka-diyala-pid-chas-okupacziyi-hersona/" text:style-name="Internet_20_link" text:visited-style-name="Visited_20_Internet_20_Link">
https://armyinform.com.ua/2023/06/27/zatrymano-shhe-odnogo-posadovczya-rosijskoyi-kativni-yaka-diyala-pid-chas-okupacziyi-hersona/</text:a>
</text:p>
      <!--NEWS-->
      <text:h text:style-name="P10" text:outline-level="1">
<text:span text:style-name="T4">
McCarthy doubts that Trump is the strongest candidate from Republicans against Baiden</text:span>
</text:h>
      <text:p text:style-name="P4">
Authors: Ukrinform (Person)</text:p>
      <text:p text:style-name="P4">
Publisher: Укринформ (Organization)</text:p>
      <text:p text:style-name="P4">
Published Time: 2023-06-27T4:36:00+03:00</text:p>
      <text:p text:style-name="P4">
Modified Time: 2023-06-27T22:36:00+03:00</text:p>
      <text:p text:style-name="P4">
Description: The speaker of the House of Representatives of the US Republican Kevin McCarthy has doubted that Explore -resident Donald Trump is the strongest candidate from Republicans in the 2024 presidential election, although he could defeat the current President Joe Biden. - Ukrinform.</text:p>
      <text:p text:style-name="P4">
Images: ['<text:a xlink:type="simple" xlink:href="https://static.ukrinform.com/photos/2021_02/thumb_files/630_360_1612979026-306.jpg" text:style-name="Internet_20_link" text:visited-style-name="Visited_20_Internet_20_Link">
630_360_16129...</text:a>
']</text:p>
      <text:p text:style-name="P4">
Tags: ['Байден', 'Трамп', 'Вибори', 'Вибори у США']</text:p>
      <text:p text:style-name="P4">
Type: Article</text:p>
      <!--METADATA-->
      <text:p text:style-name="P4">
<draw:frame draw:style-name="fr1" draw:name="Image238" text:anchor-type="as-char" svg:width="6.9236in" svg:height="3.956343in" draw:z-index="0">
<draw:image xlink:href="../Images/yкринформ/2023-06-27T4-36-00-03-00/630_360_1612979026-306.jpg" xlink:type="simple" xlink:show="embed" xlink:actuate="onLoad" draw:mime-type="image/jpeg"/>
</draw:frame>
US Republican Kelin McCarthy Republican has doubt that the expection president of Donald Trump is the strongest candidate from the Republican Presidential Elections in 2024, although he could defeat the current Presidentia Baiden.</text:p>
      <text:p text:style-name="P4">
Ukrinform reports with reference to <text:a xlink:type="simple" xlink:href="https://thehill.com/homenews/house/4069662-mccarthy-trump-strongest-2024-republicans-biden/" text:style-name="Internet_20_link" text:visited-style-name="Visited_20_Internet_20_Link">
The Hill</text:a>
.</text:p>
      <text:p text:style-name="P4">
“Can he win this election? Yes, maybe. The question is whether he is more inserted to win the election ... I do not know the answer to this question, "McCarthy said on CNBC on Tuesday. -But can anyone else, anyone to win Biden? Yes, anyone can defeat Biden. Can other people indignant? Yes, Biden can defeat them. Anyway".</text:p>
      <text:p text:style-name="P4">
<text:span text:style-name="T4">
 Read also: </text:span>
 <text:span text:style-name="T4">
 <text:a xlink:type="simple" xlink:href="https://www.ukrinform.ua/rubric-ato/3725306-tramp-zaaviv-so-vidterminuvav-vtorgnenna-rf-v-ukrainu-na-kilka-rokiv.html" text:style-name="Internet_20_link" text:visited-style-name="Visited_20_Internet_20_Link">
Trump said that delayed the Russian invasion of Ukraine for several years</text:a>
</text:span>
</text:p>
      <text:p text:style-name="P4">
Earlier, McCarthy expressed confidence that Trump would win Biden if he was put forward in the election from the Republican Party.</text:p>
      <text:p text:style-name="P4">
<text:span text:style-name="T5">
!(https://www.ukrinform.ua/rubric-world/3724772-kolisnij-ocilnik-pentagonu-nazvav-trampa-zagrozou-dla-nacbezpeki.html)</text:span>
*</text:p>
      <text:p text:style-name="P4">
McCarthy's current uncertainty is perceived as something special, considering how close the speaker with the Expature.</text:p>
      <text:p text:style-name="P4">
News Source: <text:a xlink:type="simple" xlink:href="https://www.ukrinform.ua/rubric-world/3728543-makkarti-sumnivaetsa-so-tramp-najsilnisij-kandidat-vid-respublikanciv-proti-bajdena.html" text:style-name="Internet_20_link" text:visited-style-name="Visited_20_Internet_20_Link">
https://www.ukrinform.ua/rubric-world/3728543-makkarti-sumnivaetsa-so-tramp-najsilnisij-kandidat-vid-respublikanciv-proti-bajdena.html</text:a>
</text:p>
      <!--NEWS-->
      <text:h text:style-name="P10" text:outline-level="1">
<text:span text:style-name="T4">
The Kyiv Prosecutor's Office has transferred 400 million UAH of arrested funds for the benefit of GUR MOU</text:span>
</text:h>
      <text:p text:style-name="P4">
Author: ['АРМІЯINFORM']</text:p>
      <text:p text:style-name="P4">
Time: 2023-06-27T50:00:00-04:00</text:p>
      <text:p text:style-name="P4">
Description: For the іnizіativativsky prosecutors of the district prosecutors, Mazhah Roslidvannya Mazhah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ofis-generalnogo-prokurora.jpg" text:style-name="Internet_20_link" text:visited-style-name="Visited_20_Internet_20_Link">
ofis-generalnogo-prokurora.jpg</text:a>
']</text:p>
      <text:p text:style-name="P4">
Tags: ['STOPRUSSIA', 'АГРЕСІЯ РФ', 'ВІЙНА', 'ВТОРГНЕННЯ РФ', 'ГУР МО УКРАЇНИ', 'КИЇВСЬКА ПРОКУРАТУРА', 'ОФІС ГЕНЕРАЛЬНОГО ПРОКУРОРА УКРАЇНИ']</text:p>
      <text:p text:style-name="P4">
Category: News</text:p>
      <!--METADATA-->
      <text:p text:style-name="P4">
<draw:frame draw:style-name="fr1" draw:name="Image239" text:anchor-type="as-char" svg:width="6.9236in" svg:height="3.883237in" draw:z-index="0">
<draw:image xlink:href="../Images/AРМІЯINFORM/2023-06-27T50-00-00-04-00/ofis-generalnogo-prokurora.jpg" xlink:type="simple" xlink:show="embed" xlink:actuate="onLoad" draw:mime-type="image/jpeg"/>
</draw:frame>
Illustrative photo</text:p>
      <text:p text:style-name="P4">
At the initiative of the prosecutors of the Podilsky District Prosecutor's Office of Kyiv, UAH 400 million of arrested funds were transferred in favor of criminal proceedings in favor of the main intelligence department of the Ministry of Defense of Ukraine.</text:p>
      <text:p text:style-name="P4">
About this office of the Prosecutor General <text:a xlink:type="simple" xlink:href="https://t.me/pgo_gov_ua/13850" text:style-name="Internet_20_link" text:visited-style-name="Visited_20_Internet_20_Link">
reports</text:a>
In telegrams.</text:p>
      <text:p text:style-name="P4">
The investigation found that in the city of Kyiv and in the territory of other regions of Ukraine they realize their activity of the enterprise, the ultimate beneficial owners of which are residents of the Russian Federation.</text:p>
      <text:p text:style-name="P4">
The activity of companies that ensured the functioning of under control entities for the implementation of unlawful activities aimed at appropriation of funds, as well as financing of actions by the utility of a violent change or overthrow of the constitutional order or capture of the state power in Ukraine is being investigated.</text:p>
      <text:p text:style-name="P4">
During the investigation, at the request of the prosecutor's office, the bank accounts of these society were made, and the funds placed on them were transferred to the amount of UAH 400 million.</text:p>
      <text:p text:style-name="P4">
In general, from the beginning of a large -scale invasion of Podilskyi District Prosecutors. Kyiv transferred about UAH 1 billion in favor of Ukrainian intelligence to ensure our country's defense capability.</text:p>
      <text:p text:style-name="P4">
News Source: <text:a xlink:type="simple" xlink:href="https://armyinform.com.ua/2023/06/27/kyyivska-prokuratura-peredala-400-mln-grn-areshtovanyh-koshtiv-na-koryst-gur-mo/" text:style-name="Internet_20_link" text:visited-style-name="Visited_20_Internet_20_Link">
https://armyinform.com.ua/2023/06/27/kyyivska-prokuratura-peredala-400-mln-grn-areshtovanyh-koshtiv-na-koryst-gur-mo/</text:a>
</text:p>
      <!--NEWS-->
      <text:h text:style-name="P10" text:outline-level="1">
<text:span text:style-name="T4">
Today in all directions our soldiers had a forward advance, and this is a happy day - the president</text:span>
</text:h>
      <text:p text:style-name="P4">
Author: ['АРМІЯINFORM']</text:p>
      <text:p text:style-name="P4">
Time: 2023-06-27T51:00:00-04:00</text:p>
      <text:p text:style-name="P4">
Description: About the work of the President of Ukraine, to the Storinzi. “Sogodnі is the front. Donechina, ... War with Ukraine 2022, War with Ukraine latest news today, News War with Ukraine 2022 The last for today, whether the war between Ukraine and Russia will be,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8403a49b05d2b661aaab752140aadef7_1687815185_extra_large.jpeg" text:style-name="Internet_20_link" text:visited-style-name="Visited_20_Internet_20_Link">
8403a49b05d2b661aaab752140aadef7_1687815185_extra_large.jpeg</text:a>
']</text:p>
      <text:p text:style-name="P4">
Tags: ['STOPRUSSIA', 'АГРЕСІЯ РФ', 'ВІЙНА', 'ВОЛОДИМИР ЗЕЛЕНСЬКИЙ', 'ВТОРГНЕННЯ РФ']</text:p>
      <text:p text:style-name="P4">
Category: News</text:p>
      <!--METADATA-->
      <text:p text:style-name="P4">
<draw:frame draw:style-name="fr1" draw:name="Image240" text:anchor-type="as-char" svg:width="6.9236in" svg:height="4.228385in" draw:z-index="0">
<draw:image xlink:href="../Images/AРМІЯINFORM/2023-06-27T51-00-00-04-00/8403a49b05d2b661aaab752140aadef7_1687815185_extra_large.jpeg" xlink:type="simple" xlink:show="embed" xlink:actuate="onLoad" draw:mime-type="image/jpeg"/>
</draw:frame>
About this <text:a xlink:type="simple" xlink:href="https://www.president.gov.ua/news/sogodni-na-vsih-napryamkah-u-nashih-voyiniv-bulo-prosuvannya-83833" text:style-name="Internet_20_link" text:visited-style-name="Visited_20_Internet_20_Link">
it is referred</text:a>
on the page of the Presidential Office of Ukraine.</text:p>
      <text:p text:style-name="P4">
“Today is the front. Donetsk region, Zaporizhzhia. Our warriors, our leading positions, areas of active action at the front. Today, in all directions, our warriors were moving forward, and this is a happy day. I wished the boys more of such a day.</text:p>
      <text:p text:style-name="P4">
He was in Khortytsia units, which were distinguished in the Bakhmut battle, heroically distinguished. Well done, warriors!Then - in our Marines, very powerful, very acute. Thank you for trying to protect the lives of our soldiers. Then - Tavriya, South, Front. A busy day, many emotions. He was honored to reward our military, to thank personally, to shake his hand. Thank you for all your words support, guys!Thank you for the arms - very warm - everyone today. And thank you chevrons. This is extremely honorable for me, we will talk about every chevron. All our warriors - from a soldier, sailor to General - Well done!”. - the President of Ukraine reports.</text:p>
      <text:p text:style-name="P4">
He also presented two gold stars of Hero of Ukraine-Captain Oleg Oliy, commander of the Airmobile Company of the 81st Separate DShV Brigade, and Major Sergiudin, Deputy Commander of the Marines Battalion of the 35th Separate Brigade. Really Lelly people, I thank you!</text:p>
      <text:p text:style-name="P4">
"Meetings with Generals. Zubanych, Tarnavsky, Sodol, Syrsky. Several operations. Once again discussed the creation of the Marine Corps, clearly clear, absolutely understandable: organization, training, supply. The sea infantry and all the elements of our defense forces are strengthened, it is obligatory.</text:p>
      <text:p text:style-name="P4">
Yesterday - negotiations with partners, in particular with President Biden, primarily the offer of weapons. And today - where this weapon will give more power, more protection of the lives of Ukrainians. And it will bring our victory. This is the main thing. All our land will be free - absolutely everything.</text:p>
      <text:p text:style-name="P4">
I thank everyone who is now in battle for Ukraine, who is preparing for battle, who assigned tasks at combat posts. Everyone who recovers after injuries. All who trains our warriors!Thank you!I am proud of you all!Glory to you, cheegers!</text:p>
      <text:p text:style-name="P4">
And the eternal, light memory of everyone who gave their lives for Ukraine, everyone is too much!</text:p>
      <text:p text:style-name="P4">
Glory to Ukraine!"- the message states.</text:p>
      <text:p text:style-name="P4">
News Source: <text:a xlink:type="simple" xlink:href="https://armyinform.com.ua/2023/06/27/sogodni-na-vsih-napryamkah-u-nashyh-voyiniv-bulo-prosuvannya-vpered-i-cze-shhaslyvyj-den-prezydent/" text:style-name="Internet_20_link" text:visited-style-name="Visited_20_Internet_20_Link">
https://armyinform.com.ua/2023/06/27/sogodni-na-vsih-napryamkah-u-nashyh-voyiniv-bulo-prosuvannya-vpered-i-cze-shhaslyvyj-den-prezydent/</text:a>
</text:p>
      <!--NEWS-->
      <text:h text:style-name="P10" text:outline-level="1">
<text:span text:style-name="T4">
Russia attacked the X-22 missiles: there is a hit in Kremenchug-Yuri Ignat</text:span>
</text:h>
      <text:p text:style-name="P4">
Author: ['Віктор Шубец']</text:p>
      <text:p text:style-name="P4">
Time: 2023-06-27T52:00:00-04:00</text:p>
      <text:p text:style-name="P4">
Description: The cupboard of the large -scale invoice of the Rosya in Ukraine PROSPANTISELY VIKORISTALY PROVORSKO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ignat-rakety-2.jpg" text:style-name="Internet_20_link" text:visited-style-name="Visited_20_Internet_20_Link">
ignat-rakety-2.jpg</text:a>
']</text:p>
      <text:p text:style-name="P4">
Tags: ['АГРЕСІЯ РФ', 'Х-22']</text:p>
      <text:p text:style-name="P4">
Category: News</text:p>
      <!--METADATA-->
      <text:p text:style-name="P4">
<draw:frame draw:style-name="fr1" draw:name="Image241" text:anchor-type="as-char" svg:width="6.9236in" svg:height="4.615733in" draw:z-index="0">
<draw:image xlink:href="../Images/AРМІЯINFORM/2023-06-27T52-00-00-04-00/ignat-rakety-2.jpg" xlink:type="simple" xlink:show="embed" xlink:actuate="onLoad" draw:mime-type="image/jpeg"/>
</draw:frame>
Yuri Ignat about Russian missiles. Collage Armyinform</text:p>
      <text:p text:style-name="P4">
Since the beginning of a large-scale invasion of Russia, the occupiers have already developed about 140 X-22 missiles. Today, these missiles are no longer manufactured, but in Russia there are hundreds of units.</text:p>
      <text:p text:style-name="P4">
About it today during the broadcast <text:a xlink:type="simple" xlink:href="https://www.youtube.com/watch" text:style-name="Internet_20_link" text:visited-style-name="Visited_20_Internet_20_Link">
"Uniform"</text:a>
Colonel Yuri Ignatus told the Air Force Air Force Air Force.</text:p>
      <text:p text:style-name="P4">
Recently, signals have been raised in several areas of Ukraine. Unfortunately, not all the attacks of the enemy from the air passed without consequences ...</text:p>
      <text:p text:style-name="P4">
-A year ago, the same X-22 rocket hit a shopping center in Kremenchug, many people had. A year later, the enemy again beats with the same rocket to the punched cities. The rockets were made at 11:50. They came in and flew through the Poltava region, and the explosions were heard in Kremenchug.</text:p>
      <text:p text:style-name="P4">
He also added that the speed of the X-22 rocket is more than 4 thousand kilometers of the guard. It is a serious capacity rockets - with an explosive part almost a ton. Abervation that threatens Ukrainians also because these weapons are quite inaccurate, because it is permissible to deviate from a given target - about 600 meters.</text:p>
      <text:p text:style-name="P4">
News Source: <text:a xlink:type="simple" xlink:href="https://armyinform.com.ua/2023/06/27/rosiya-atakuvala-raketamy-h-22-ye-vluchennya-u-kremenchuczi-yurij-ignat/" text:style-name="Internet_20_link" text:visited-style-name="Visited_20_Internet_20_Link">
https://armyinform.com.ua/2023/06/27/rosiya-atakuvala-raketamy-h-22-ye-vluchennya-u-kremenchuczi-yurij-ignat/</text:a>
</text:p>
      <!--NEWS-->
      <text:h text:style-name="P10" text:outline-level="1">
<text:span text:style-name="T4">
The Wild Duck Squad turned into a rifle air forces brigade</text:span>
</text:h>
      <text:p text:style-name="P4">
Author: ['АРМІЯINFORM']</text:p>
      <text:p text:style-name="P4">
Time: 2023-06-27T53:00:00-04:00</text:p>
      <text:p text:style-name="P4">
Description: About the work of his telegrams, the commander of the General Lieutenant General’s General's Forces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МИКОЛА ОЛЕЩУК', 'ПОВІТРЯНІ СИЛИ']</text:p>
      <text:p text:style-name="P4">
Category: News</text:p>
      <!--METADATA-->
      <text:p text:style-name="P4">
About it in his telegram <text:a xlink:type="simple" xlink:href="https://t.me/MykolaOleshchuk/96" text:style-name="Internet_20_link" text:visited-style-name="Visited_20_Internet_20_Link">
reported</text:a>
Lieutenant General Mykola Oleshchuk, Commander of the Armed Forces of the Armed Forces.</text:p>
      <text:p text:style-name="P4">
“In 2014-2015, a detachment of the Air Force was erected by the Wild Duck, led a heavy bealoid of Donetsk, holding the unbreakable position of Zenit.</text:p>
      <text:p text:style-name="P4">
Nine years have passed… And now, the Air Force Rifle Brigade has already been erected from military personnel of different ranks and specialties, side by side by the Marine infantrymen beats the rashist killer in Donetsk, ”the statements said.</text:p>
      <text:p text:style-name="P4">
News Source: <text:a xlink:type="simple" xlink:href="https://armyinform.com.ua/2023/06/27/zvedenyj-zagin-dyka-kachka-peretvoryvsya-na-strileczku-brygadu-povitryanyh-syl/" text:style-name="Internet_20_link" text:visited-style-name="Visited_20_Internet_20_Link">
https://armyinform.com.ua/2023/06/27/zvedenyj-zagin-dyka-kachka-peretvoryvsya-na-strileczku-brygadu-povitryanyh-syl/</text:a>
</text:p>
      <!--NEWS-->
      <text:h text:style-name="P10" text:outline-level="1">
<text:span text:style-name="T4">
The enemy tries to disperse our attention with massive shelling, keep us in some tension - Colonel Yuri Ignat</text:span>
</text:h>
      <text:p text:style-name="P4">
Author: ['Віктор Шубец']</text:p>
      <text:p text:style-name="P4">
Time: 2023-06-27T54:00:00-04:00</text:p>
      <text:p text:style-name="P4">
Description: VD of the very wound to the TSO for the All -Universe Terivan Triva Trivan Trivog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07/ignat_foto-z-litakamy_1.jpg" text:style-name="Internet_20_link" text:visited-style-name="Visited_20_Internet_20_Link">
ignat_foto-z-litakamy_1.jpg</text:a>
']</text:p>
      <text:p text:style-name="P4">
Tags: ['ППО', 'С-300', 'ЮРІЙ ІГНАТ']</text:p>
      <text:p text:style-name="P4">
Category: News</text:p>
      <!--METADATA-->
      <text:p text:style-name="P4">
<draw:frame draw:style-name="fr1" draw:name="Image242" text:anchor-type="as-char" svg:width="6.9236in" svg:height="4.794593in" draw:z-index="0">
<draw:image xlink:href="../Images/AРМІЯINFORM/2023-06-27T54-00-00-04-00/ignat_foto-z-litakamy_1.jpg" xlink:type="simple" xlink:show="embed" xlink:actuate="onLoad" draw:mime-type="image/jpeg"/>
</draw:frame>
From the very morning to this time, the Air Natural School has been ongoing throughout Ukraine.</text:p>
      <text:p text:style-name="P4">
About it today during the broadcast <text:a xlink:type="simple" xlink:href="https://www.youtube.com/watch" text:style-name="Internet_20_link" text:visited-style-name="Visited_20_Internet_20_Link">
"Uniform"</text:a>
Colonel Yuri Ignatus told the Air Force Air Force Air Force.</text:p>
      <text:p text:style-name="P4">
-Today, more than sixty Russian rockets from aircraft-95 have been released in Ukraine-these are missiles X-555, X-101. Also launches of "calibel" from the aquatorium sea. We have information on the launch of C-300 missiles, the work of Russian TU-22 m3 with X-22 missiles. In the sky over Ukraine, the Russians could not be observed 31-k, who have "daggers". In addition, today the X-59 ropes worked Su-35.</text:p>
      <text:p text:style-name="P4">
According to the officer, the enemy tries to spread our attention with a mass motion, to keep us in some tension. This time, for the first time, the Tu-95 strategic bombers from the Engels airfield where they are based were occupied.</text:p>
      <ul>
        <li>
The forces of air defense of the Armed Forces once again confirmed their training, the force of Tamitz, which inspires the entire Ukrainian people. We need to be prepared for anything and do what we can best-destroy the occupiers. The air defense works using Western weapons, including German anti -aircraft self -aircraft. These are extremely wonderful examples of military equipment, through which our soldiers successfully destroy the enemy, - said Yurignat.</li>
      </ul>
      <text:p text:style-name="P4">
News Source: <text:a xlink:type="simple" xlink:href="https://armyinform.com.ua/2023/06/27/vorog-namagayetsya-rozoseredyty-nashu-vagu-masovanym-obstrilom-trymaty-nas-u-pevnij-napruzi-polkovnyk-yurij-ignat/" text:style-name="Internet_20_link" text:visited-style-name="Visited_20_Internet_20_Link">
https://armyinform.com.ua/2023/06/27/vorog-namagayetsya-rozoseredyty-nashu-vagu-masovanym-obstrilom-trymaty-nas-u-pevnij-napruzi-polkovnyk-yurij-ignat/</text:a>
</text:p>
      <!--NEWS-->
      <text:h text:style-name="P10" text:outline-level="1">
<text:span text:style-name="T4">
8 years behind the lattice will conduct the FSB informant who "drained" the Locations of the Armed Forces near Nikolaev</text:span>
</text:h>
      <text:p text:style-name="P4">
Author: ['АРМІЯINFORM']</text:p>
      <text:p text:style-name="P4">
Time: 2023-06-27T55:00:00-04:00</text:p>
      <text:p text:style-name="P4">
Description: Docasova Base, Zibrana Sliky Services of the Bezpeki of Ukraine, allowed to attract to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375590_632530025640578_8823539640071987861_n.jpg" text:style-name="Internet_20_link" text:visited-style-name="Visited_20_Internet_20_Link">
356375590_632530025640578_8823539640071987861_n.jpg</text:a>
']</text:p>
      <text:p text:style-name="P4">
Tags: []</text:p>
      <text:p text:style-name="P4">
Category: News</text:p>
      <!--METADATA-->
      <text:p text:style-name="P4">
<draw:frame draw:style-name="fr1" draw:name="Image243" text:anchor-type="as-char" svg:width="6.9236in" svg:height="9.231467in" draw:z-index="0">
<draw:image xlink:href="../Images/AРМІЯINFORM/2023-06-27T55-00-00-04-00/356375590_632530025640578_8823539640071987861_n.jpg" xlink:type="simple" xlink:show="embed" xlink:actuate="onLoad" draw:mime-type="image/jpeg"/>
</draw:frame>
The evidence base, collected by investigators of the Security Service of Ukraine, allowed the responsibility of another enemy associate, which was transferred by the occupiers of the dislocation of the Defense Forces in Mykolaiv region.</text:p>
      <text:p text:style-name="P4">
First of all, he tried to install and send the aggressor locations of armor and other fortifications of the Armed Forces near the regional center.</text:p>
      <text:p text:style-name="P4">
SBU staff detained the attacker at the end of June 2022 during the contradictory measures in the frontal territories of the region.</text:p>
      <text:p text:style-name="P4">
According to the materials of the Ukrainian special service, the court appointed him 8 years in prison, taking into account his cooperation with the investigation.</text:p>
      <text:p text:style-name="P4">
According to the investigation, the attacker is a local resident who, at the beginning of the full -scale invasion of the Russian Federation, was remotely involved by the FSB in the unlawful work.</text:p>
      <text:p text:style-name="P4">
It is established that the Russian intelligence service went to a man through one Ordrekmlivsky telegrams, where he has repeatedly left his anti-Ukrainian comments.</text:p>
      <text:p text:style-name="P4">
He carried out all further communication with the FSB in the messenger through the "liaison". He was the administrator of the same telegram channel.</text:p>
      <text:p text:style-name="P4">
The invaders were planned to be used to prepare rocket and artillery shelling of the positions of Ukrainian defenders.</text:p>
      <text:p text:style-name="P4">
On the basis of the evidence collected, the court found a hostile informant guilty of the two -way of the Criminal Code of Ukraine:</text:p>
      <text:p text:style-name="P4">
▪️ Part 3 of Art. 114-2(Unauthorized dissemination of information about the direction, movement of weapons, weapons and ammunition to Ukraine, movement, displacement of the Armed Forces or other military formations formed in accordance with the laws of Ukraine);</text:p>
      <text:p text:style-name="P4">
▪ 1. 2 you. 3 st. 436-2(justification, recognition legitimate, denial of armed aggression of the Russian Federation against Ukraine, glorification of its participants).</text:p>
      <text:p text:style-name="P4">
Розслідування проводили співробітники СБУ в Миколаївській області запроцесуального керівництва обласної прокуратури.</text:p>
      <text:p text:style-name="P4">
Джерело: <text:a xlink:type="simple" xlink:href="https://www.facebook.com/SecurSerUkraine/posts/pfbid0DzHeu4WQngZQbK787XNC4SNPSjYHXcMY5Hwe8SCH7yMeGoaun84Ri6JVUdg7kysel" text:style-name="Internet_20_link" text:visited-style-name="Visited_20_Internet_20_Link">
Служба безпекиУкраїни</text:a>
</text:p>
      <text:p text:style-name="P4">
News Source: <text:a xlink:type="simple" xlink:href="https://armyinform.com.ua/2023/06/27/8-rokiv-za-gratamy-provede-informator-fsb-yakyj-zlyvav-lokacziyi-zsu-poblyzu-mykolayeva/" text:style-name="Internet_20_link" text:visited-style-name="Visited_20_Internet_20_Link">
https://armyinform.com.ua/2023/06/27/8-rokiv-za-gratamy-provede-informator-fsb-yakyj-zlyvav-lokacziyi-zsu-poblyzu-mykolayeva/</text:a>
</text:p>
      <!--NEWS-->
      <text:h text:style-name="P10" text:outline-level="1">
<text:span text:style-name="T4">
Ukrainian delegation for the UN Human Rights Working Group organized a meeting dedicated to prisoners of war</text:span>
</text:h>
      <text:p text:style-name="P4">
Author: ['АРМІЯINFORM']</text:p>
      <text:p text:style-name="P4">
Time: 2023-06-27T56:00:00-04:00</text:p>
      <text:p text:style-name="P4">
Description: PID Hour 53-ї Robochiu UN Rights of the Rights of the Kholniye delegation on Choli Z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91f3f695-3178-46bc-9d0e-8622967f5d62.jpg" text:style-name="Internet_20_link" text:visited-style-name="Visited_20_Internet_20_Link">
91f3f695-3178-46bc-9d0e-8622967f5d62.jpg</text:a>
', '<text:a xlink:type="simple" xlink:href="https://armyinform.com.ua/wp-content/uploads/2023/06/ec462f54-2c4a-44a5-a1e9-df74c2246ddf.jpg" text:style-name="Internet_20_link" text:visited-style-name="Visited_20_Internet_20_Link">
ec462f54-2c4a-44a5-a1e9-df74c2246ddf.jpg</text:a>
']</text:p>
      <text:p text:style-name="P4">
Tags: ['КООРДИНАЦІЙНИЙ ШТАБ З ПИТАНЬ ПОВОДЖЕННЯ З ВІЙСЬКОВОПОЛОНЕНИМИ', 'ООН']</text:p>
      <text:p text:style-name="P4">
Category: News</text:p>
      <!--METADATA-->
      <text:p text:style-name="P4">
<draw:frame draw:style-name="fr1" draw:name="Image244" text:anchor-type="as-char" svg:width="6.9236in" svg:height="5.1927in" draw:z-index="0">
<draw:image xlink:href="../Images/AРМІЯINFORM/2023-06-27T56-00-00-04-00/91f3f695-3178-46bc-9d0e-8622967f5d62.jpg" xlink:type="simple" xlink:show="embed" xlink:actuate="onLoad" draw:mime-type="image/jpeg"/>
</draw:frame>
During the 53rd session of the UN Human Rights Group, the Ukrainian delegation with representatives of the Coordination Headquarters with the assistance of Ukraine's representation through international organizations in Geneva organized a meeting dedicated to theme and prisoners.</text:p>
      <text:p text:style-name="P4">
About it <text:a xlink:type="simple" xlink:href="https://t.me/Koord_shtab/1340" text:style-name="Internet_20_link" text:visited-style-name="Visited_20_Internet_20_Link">
reports</text:a>
Coordination headquarters of inquiries for the treatment of prisoners of war.</text:p>
      <text:p text:style-name="P4">
The meeting was attended by diplomats and representatives of international organizations. The event was the head of the Ukrainian community in Switzerland.</text:p>
      <text:p text:style-name="P4">
Melody Miroslav Skoryk sounded in Switzerland as part of the Bring TheBand Home project, performed by a musician and wife of a military musician who is still in captivity.</text:p>
      <text:p text:style-name="P4">
Also presented was an exhibition of children's drawings, the project "I wait for you ...". After the performance of the Ukrainian delegation as a sign of respect, the hall got up. Ambassadors of Poland, the United States, the United Kingdom, Montenegro, Japan, Georgia and Estonia expressed their support.</text:p>
      <text:p text:style-name="P4">
<draw:frame draw:style-name="fr1" draw:name="Image245" text:anchor-type="as-char" svg:width="6.9236in" svg:height="5.1927in" draw:z-index="0">
<draw:image xlink:href="../Images/AРМІЯINFORM/2023-06-27T56-00-00-04-00/ec462f54-2c4a-44a5-a1e9-df74c2246ddf.jpg" xlink:type="simple" xlink:show="embed" xlink:actuate="onLoad" draw:mime-type="image/jpeg"/>
</draw:frame>
</text:p>
      <text:p text:style-name="P4">
News Source: <text:a xlink:type="simple" xlink:href="https://armyinform.com.ua/2023/06/27/ukrayinska-delegacziya-dlya-robochoyi-grupy-oon-z-prav-lyudyny-organizuvala-zustrich-prysvyachenu-vijskovopolonenym/" text:style-name="Internet_20_link" text:visited-style-name="Visited_20_Internet_20_Link">
https://armyinform.com.ua/2023/06/27/ukrayinska-delegacziya-dlya-robochoyi-grupy-oon-z-prav-lyudyny-organizuvala-zustrich-prysvyachenu-vijskovopolonenym/</text:a>
</text:p>
      <!--NEWS-->
      <text:h text:style-name="P10" text:outline-level="1">
<text:span text:style-name="T4">
Air defense forces destroyed 2 winged missiles and 7 Shahmed</text:span>
</text:h>
      <text:p text:style-name="P4">
Author: ['АРМІЯINFORM']</text:p>
      <text:p text:style-name="P4">
Time: 2023-06-27T57:00:00-04:00</text:p>
      <text:p text:style-name="P4">
Description: About the General Headquarters of the ZSU. “The last passing of the Rosiyskay ...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STOPRUSSIA', 'АГРЕСІЯ РФ', 'ВІЙНА', 'ВТОРГНЕННЯ РФ', 'ГШ ЗСУ']</text:p>
      <text:p text:style-name="P4">
Category: News</text:p>
      <!--METADATA-->
      <text:p text:style-name="P4">
<draw:frame draw:style-name="fr1" draw:name="Image246" text:anchor-type="as-char" svg:width="6.9236in" svg:height="3.899934in" draw:z-index="0">
<draw:image xlink:href="../Images/AРМІЯINFORM/2023-06-27T57-00-00-04-00/ppo.jpg" xlink:type="simple" xlink:show="embed" xlink:actuate="onLoad" draw:mime-type="image/jpeg"/>
</draw:frame>
<text:span text:style-name="T4">
 🔥 Situation of the Russian invasion </text:span>
</text:p>
      <text:p text:style-name="P4">
About it <text:a xlink:type="simple" xlink:href="https://www.facebook.com/GeneralStaff.ua/posts/pfbid02wQoQcoJUEsv1sQGaTDPf6qzPZC5strMvUQ2Jyrim7yfBwoNG14DP2KemksVXUa5cl" text:style-name="Internet_20_link" text:visited-style-name="Visited_20_Internet_20_Link">
reports</text:a>
The General Staff of the Armed Forces.</text:p>
      <text:p text:style-name="P4">
“During the last day, Russian invaders have struck the rocket and aviation strike of the vittorium of Ukraine, in particular, and three anti-aircraft managed missiles with C-300. Sils and air defense systems and two winged" caliber "rockets and 7 shock UAVs of the type" Shahd "were destroyed, It is in the message.</text:p>
      <text:p text:style-name="P4">
It is noted that the enemy also attacked from the northern direction by four -rope aircraft unidentified type(probably shock), Sidrons are destroyed.</text:p>
      <text:p text:style-name="P4">
News Source: <text:a xlink:type="simple" xlink:href="https://armyinform.com.ua/2023/06/27/sylamy-ppo-znyshheno-2-krylati-rakety-ta-7-shahediv/" text:style-name="Internet_20_link" text:visited-style-name="Visited_20_Internet_20_Link">
https://armyinform.com.ua/2023/06/27/sylamy-ppo-znyshheno-2-krylati-rakety-ta-7-shahediv/</text:a>
</text:p>
      <!--NEWS-->
      <text:h text:style-name="P10" text:outline-level="1">
<text:span text:style-name="T4">
Dmytro Kuleba and Swedish colleague discussed Ukraine's accession to the EU and special tribunal against the Russian Federation</text:span>
</text:h>
      <text:p text:style-name="P4">
Author: ['АРМІЯINFORM']</text:p>
      <text:p text:style-name="P4">
Time: 2023-06-27T58:00:00-04:00</text:p>
      <text:p text:style-name="P4">
Description: Minіster of the law enforcement agencies Dmitro Kuleba PID ROZMOVI HAMISMOVA HARRISTRAL SECROUD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uleba.jpg" text:style-name="Internet_20_link" text:visited-style-name="Visited_20_Internet_20_Link">
kuleba.jpg</text:a>
']</text:p>
      <text:p text:style-name="P4">
Tags: ['ВСТУП УКРАЇНИ ДО ЄС', 'ДМИТРО КУЛЕБА', 'СПЕЦТРИБУНАЛ ПРОТИ РФ']</text:p>
      <text:p text:style-name="P4">
Category: News</text:p>
      <!--METADATA-->
      <text:p text:style-name="P4">
<draw:frame draw:style-name="fr1" draw:name="Image247" text:anchor-type="as-char" svg:width="6.9236in" svg:height="3.891564in" draw:z-index="0">
<draw:image xlink:href="../Images/AРМІЯINFORM/2023-06-27T58-00-00-04-00/kuleba.jpg" xlink:type="simple" xlink:show="embed" xlink:actuate="onLoad" draw:mime-type="image/jpeg"/>
</draw:frame>
Foreign Minister Dmytro Kuleba discussed the issue of joining the European Union and the creation of a special journal against crimes against Russia's crimes during a conversation with Sweden Minister of Justice of Sweden.</text:p>
      <text:p text:style-name="P4">
About this <text:a xlink:type="simple" xlink:href="https://twitter.com/DmytroKuleba/status/1673654234191994887" text:style-name="Internet_20_link" text:visited-style-name="Visited_20_Internet_20_Link">
it is referred</text:a>
In his Twitter.</text:p>
      <text:p text:style-name="P4">
“Since the NATO summit is approaching in Vilnius, I wished Sweden to complete the class. I also repeated our call for decisive political decisions on Ukraine's members of NATO, ”the message reads.</text:p>
      <text:p text:style-name="P4">
Earlier, Dmytro Kuleba during a conversation with the Minister of Foreign Affairs Estonia Margus Tsakhkn <text:a xlink:type="simple" xlink:href="https://armyinform.com.ua/2023/06/27/dmytro-kuleba-podyakuvav-estoniyi-za-pidtrymku-dodatkovogo-finansuvannya-yes-dlya-vijskovoyi-dopomogy/" text:style-name="Internet_20_link" text:visited-style-name="Visited_20_Internet_20_Link">
thanked</text:a>
The country is for the support of additional EU funding by deeds.</text:p>
      <text:p text:style-name="P4">
News Source: <text:a xlink:type="simple" xlink:href="https://armyinform.com.ua/2023/06/27/dmytro-kuleba-zi-shvedskym-kolegoyu-obgovoryv-vstup-ukrayiny-do-yes-ta-specztrybunal-proty-rf/" text:style-name="Internet_20_link" text:visited-style-name="Visited_20_Internet_20_Link">
https://armyinform.com.ua/2023/06/27/dmytro-kuleba-zi-shvedskym-kolegoyu-obgovoryv-vstup-ukrayiny-do-yes-ta-specztrybunal-proty-rf/</text:a>
</text:p>
      <!--NEWS-->
      <text:h text:style-name="P10" text:outline-level="1">
<text:span text:style-name="T4">
About the disappearance of man the military unit sends to his native notifications on the results of official investigation</text:span>
</text:h>
      <text:p text:style-name="P4">
Author: ['АРМІЯINFORM']</text:p>
      <text:p text:style-name="P4">
Time: 2023-06-27T59:00:00-04:00</text:p>
      <text:p text:style-name="P4">
Description: At the coordinating headquarters, Zustinich Zustinov was biitsyv Kremey Girsko-Schurmovo ... War with Ukraine 2022, war with Ukraine latest news today, Ukrainian News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sh5-1.jpg" text:style-name="Internet_20_link" text:visited-style-name="Visited_20_Internet_20_Link">
ksh5-1.jpg</text:a>
']</text:p>
      <text:p text:style-name="P4">
Tags: ['STOPRUSSIA', 'АГРЕСІЯ РФ', 'ВІЙСЬКОВОПОЛОНЕНІ', 'ВТОРГНЕННЯ РФ', 'КООРДИНАЦІЙНИЙ ШТАБ З ПИТАНЬ ПОВОДЖЕННЯ З ВІЙСЬКОВОПОЛОНЕНИМИ', 'СОЦЗАХИСТ ПІД ЧАС ВІЙНИ']</text:p>
      <text:p text:style-name="P4">
Category: News</text:p>
      <!--METADATA-->
      <text:p text:style-name="P4">
<draw:frame draw:style-name="fr1" draw:name="Image248" text:anchor-type="as-char" svg:width="6.9236in" svg:height="4.011043in" draw:z-index="0">
<draw:image xlink:href="../Images/AРМІЯINFORM/2023-06-27T59-00-00-04-00/ksh5-1.jpg" xlink:type="simple" xlink:show="embed" xlink:actuate="onLoad" draw:mime-type="image/jpeg"/>
</draw:frame>
The coordination headquarters met with families of soldiers of a separate mountain and assault Transcarpathian brigade. The question of the relatives of the prisoners and the missing of the mountain infantrymen was answered by a representative of the coordination headquarters.</text:p>
      <text:p text:style-name="P4">
About it <text:a xlink:type="simple" xlink:href="https://t.me/Koord_shtab/1331" text:style-name="Internet_20_link" text:visited-style-name="Visited_20_Internet_20_Link">
reports</text:a>
Coordination headquarters of inquiries for the treatment of prisoners of war.</text:p>
      <text:p text:style-name="P4">
Families of servicemen complained about improper communication with the military. According to the headquarters, after the disappearance of a person, the military will be obliged to send to the family members a notification on the results of a service investigation. For additional documents, relatives must turn to a relevant request to the military unit through territorial centers of staffing and social support(TCC and SP).</text:p>
      <text:p text:style-name="P4">
Частина запитань стосувалася повернення тіл загиблих військовослужбовців. Засловами представника штабу, цим питанням опікується, зокрема, ОфісУповноваженого з питань осіб, зниклих безвісти за особливих обставин. Офісведе спеціальну інтерактивну мапу, де відображені локації ймовірних похованьтіл загиблих захисників. Після деокупації території та її розмінуванняспеціальні групи починають пошукові роботи на конкретних локаціях.</text:p>
      <text:p text:style-name="P4">
Окремо обговорили питання грошового забезпечення, яке передбачене родинамполонених і зниклих безвісти оборонців, а також комунікацію зі слідчимиНаціональної поліції України.</text:p>
      <text:p text:style-name="P4">
News Source: <text:a xlink:type="simple" xlink:href="https://armyinform.com.ua/2023/06/27/pro-znyknennya-lyudyny-vijskova-chastyna-nadsylaye-ridnym-spovishhennya-za-rezultatamy-sluzhbovogo-rozsliduvannya/" text:style-name="Internet_20_link" text:visited-style-name="Visited_20_Internet_20_Link">
https://armyinform.com.ua/2023/06/27/pro-znyknennya-lyudyny-vijskova-chastyna-nadsylaye-ridnym-spovishhennya-za-rezultatamy-sluzhbovogo-rozsliduvannya/</text:a>
</text:p>
      <!--NEWS-->
      <text:h text:style-name="P10" text:outline-level="1">
<text:span text:style-name="T4">
Judoist Dankanich won "gold" at European Masters Games</text:span>
</text:h>
      <text:p text:style-name="P4">
Authors: Ukrinform (Person)</text:p>
      <text:p text:style-name="P4">
Publisher: Укринформ (Organization)</text:p>
      <text:p text:style-name="P4">
Published Time: 2023-06-27T5:37:54+03:00</text:p>
      <text:p text:style-name="P4">
Modified Time: 2023-06-27T22:37:54+03:00</text:p>
      <text:p text:style-name="P4">
Description: Ukrainian Mykola Dankanich became the champion of European games of judo in the Finnish town of Tampere. - Ukrinform.</text:p>
      <text:p text:style-name="P4">
Images: ['<text:a xlink:type="simple" xlink:href="https://static.ukrinform.com/photos/2023_06/thumb_files/630_360_1687894575-670.jpg" text:style-name="Internet_20_link" text:visited-style-name="Visited_20_Internet_20_Link">
630_360_16878...</text:a>
']</text:p>
      <text:p text:style-name="P4">
Tags: ['Дзюдо']</text:p>
      <text:p text:style-name="P4">
Type: Article</text:p>
      <!--METADATA-->
      <text:p text:style-name="P4">
<draw:frame draw:style-name="fr1" draw:name="Image249" text:anchor-type="as-char" svg:width="6.9236in" svg:height="3.956343in" draw:z-index="0">
<draw:image xlink:href="../Images/yкринформ/2023-06-27T5-37-54-03-00/630_360_1687894575-670.jpg" xlink:type="simple" xlink:show="embed" xlink:actuate="onLoad" draw:mime-type="image/jpeg"/>
</draw:frame>
Ukrainian Dankanich became the champion of European Judo Masters Games in the Finnskaya Business Tampere.</text:p>
      <text:p text:style-name="P4">
As reports <text:a xlink:type="simple" xlink:href="https://ukrainejudo.com/news/4270-mikola-dankanich-chempion-evropejskikh-igor-majstriv" text:style-name="Internet_20_link" text:visited-style-name="Visited_20_Internet_20_Link">
press service</text:a>
Judo Federation of Ukraine(FDA), the only representative of Ukraine in these competitions Mykola Dankanych won Zolotoagorod in the M6 category(Weight up to 66 kg), reports Ukrinform.</text:p>
      <text:p text:style-name="P4">
The Ukrainian competed in a circular system in the consolidated Division of M5-M8, in which two victories over rivals from the United Kingdom and the Netherlands, a veteran from the Czech Republic from the Czech Republic.</text:p>
      <text:p text:style-name="P4">
According to the results of these duels, Dankanich became the second in the consolidated division, proteoted the gold award in his age category M6.</text:p>
      <text:p text:style-name="P4">
The title of European Masters Champions are played by veterans in 29 types.</text:p>
      <text:p text:style-name="P4">
<text:span text:style-name="T4">
 Read also: </text:span>
 <text:a xlink:type="simple" xlink:href="https://www.ukrinform.ua/rubric-sports/3721249-ukrainski-dzudoisti-zdobuli-5-medalej-na-cempionati-evropi-sered-veteraniv.html" text:style-name="Internet_20_link" text:visited-style-name="Visited_20_Internet_20_Link">
Ukrainian judoists won 5 medals on the veterans' championships</text:a>
It should be noted that recently Nikolai Dankanich won the silver award of the championship among veterans, which took place in the Slovenian Podm.</text:p>
      <text:p text:style-name="P4">
Photo: Ukrainejudo.com.</text:p>
      <text:p text:style-name="P4">
News Source: <text:a xlink:type="simple" xlink:href="https://www.ukrinform.ua/rubric-sports/3728544-dzudoist-dankanic-zdobuv-zoloto-na-evropejskih-igrah-majstriv.html" text:style-name="Internet_20_link" text:visited-style-name="Visited_20_Internet_20_Link">
https://www.ukrinform.ua/rubric-sports/3728544-dzudoist-dankanic-zdobuv-zoloto-na-evropejskih-igrah-majstriv.html</text:a>
</text:p>
      <!--NEWS-->
      <text:h text:style-name="P10" text:outline-level="1">
<text:span text:style-name="T4">
For 15 months of war in Ukraine, Russia executed 77 civilians in ’</text:span>
</text:h>
      <text:p text:style-name="P4">
Author: ['АРМІЯINFORM']</text:p>
      <text:p text:style-name="P4">
Time: 2023-06-27T60:00:00-04:00</text:p>
      <text:p text:style-name="P4">
Description: Rosia struck 77 cyvic v'yazinv, sketched a hundred peaceful residents in Ukraine.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bucha-1.jpg" text:style-name="Internet_20_link" text:visited-style-name="Visited_20_Internet_20_Link">
bucha-1.jpg</text:a>
']</text:p>
      <text:p text:style-name="P4">
Tags: ['АГРЕСІЯ РФ', 'ВТОРГНЕННЯ РФ', 'ООН', 'ПОРУШЕННЯ ЗАКОНІВ ТА ЗВИЧАЇВ ВІЙНИ']</text:p>
      <text:p text:style-name="P4">
Category: News</text:p>
      <!--METADATA-->
      <text:p text:style-name="P4">
<draw:frame draw:style-name="fr1" draw:name="Image250" text:anchor-type="as-char" svg:width="6.9236in" svg:height="3.894525in" draw:z-index="0">
<draw:image xlink:href="../Images/AРМІЯINFORM/2023-06-27T60-00-00-04-00/bucha-1.jpg" xlink:type="simple" xlink:show="embed" xlink:actuate="onLoad" draw:mime-type="image/jpeg"/>
</draw:frame>
Russia executed 77 civil prisoners and detained hundreds of civilians in Ukraine.</text:p>
      <text:p text:style-name="P4">
About this <text:a xlink:type="simple" xlink:href="https://www.ohchr.org/sites/default/files/2023-06/2023-06-27-Ukraine-thematic-report-detention-ENG.pdf" text:style-name="Internet_20_link" text:visited-style-name="Visited_20_Internet_20_Link">
it is referred</text:a>
In the UN report.</text:p>
      <text:p text:style-name="P4">
In addition, more than 864 cases of illegal detention with Bocokf have been recorded, many of which were also equated with violent disappearances.</text:p>
      <text:p text:style-name="P4">
"We have documented the total execution of 77 civilians when they were subdivisions of the Russian Federation," said Matilda Boyner, chairman of the monitoring mission of Human Rights.</text:p>
      <text:p text:style-name="P4">
She clarified that 72 men and 5 women died as a result of torture, inhuman conditions for detention and refusal to help.</text:p>
      <text:p text:style-name="P4">
News Source: <text:a xlink:type="simple" xlink:href="https://armyinform.com.ua/2023/06/27/za-15-misyacziv-vijny-v-ukrayini-rosiya-stratyla-77-czyvilnyh-vyazniv-oon/" text:style-name="Internet_20_link" text:visited-style-name="Visited_20_Internet_20_Link">
https://armyinform.com.ua/2023/06/27/za-15-misyacziv-vijny-v-ukrayini-rosiya-stratyla-77-czyvilnyh-vyazniv-oon/</text:a>
</text:p>
      <!--NEWS-->
      <text:h text:style-name="P10" text:outline-level="1">
<text:span text:style-name="T4">
39 Avibombs Neutled Pyrotechnics in the past day</text:span>
</text:h>
      <text:p text:style-name="P4">
Author: ['АРМІЯINFORM']</text:p>
      <text:p text:style-name="P4">
Time: 2023-06-27T61: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text:p>
      <text:p text:style-name="P4">
Tags: ['ДСНС УКРАЇНИ', 'РОЗМІНУВАННЯ']</text:p>
      <text:p text:style-name="P4">
Category: News</text:p>
      <!--METADATA-->
      <text:p text:style-name="P4">
<draw:frame draw:style-name="fr1" draw:name="Image251" text:anchor-type="as-char" svg:width="6.9236in" svg:height="3.89773in" draw:z-index="0">
<draw:image xlink:href="../Images/AРМІЯINFORM/2023-06-27T61-00-00-04-00/rozminuvannya.jpg" xlink:type="simple" xlink:show="embed" xlink:actuate="onLoad" draw:mime-type="image/jpeg"/>
</draw:frame>
Illustrative photo</text:p>
      <text:p text:style-name="P4">
During the day, pyrotechnic units of the State Service of Ukraine for Extraordinary Situation <text:span text:style-name="T4">
 137 times </text:span>
 were involved in the execution of demining tasks.</text:p>
      <text:p text:style-name="P4">
About it <text:a xlink:type="simple" xlink:href="https://dsns.gov.ua/uk/news/nadzvicaini-podiyi/informaciia-shhodo-diialnosti-pirotexnicnix-pidrozdiliv-dsns-133" text:style-name="Internet_20_link" text:visited-style-name="Visited_20_Internet_20_Link">
reports</text:a>
SESU of Ukraine.</text:p>
      <text:p text:style-name="P4">
Pyrotechnical units revealed, seized and disposed of <text:span text:style-name="T4">
 322222 -hazardous items </text:span>
, including <text:span text:style-name="T4">
 39 aircraft bombs </text:span>
, 36.2 hectares.</text:p>
      <text:p text:style-name="P4">
Most often pyrotechnic units worked: in the Kharkiv region 19 724 times, Kyiv region - 8 519, Donetsk region - 6 296, Mykolaiv region - 5 271, Kherson region - 5 846, Chernihiv region - 4 742, Sumy - 2 228, Cherkasy region - 1 122.</text:p>
      <text:p text:style-name="P4">
Reference: In total since the beginning of a large -scale military invasion of the Russian Federation, the territory of Ukraine has been disposed of <text:span text:style-name="T4">
 405 107 extinguishing objects </text:span>
 and 2 891 kg of explosive substance, in particular <text:span text:style-name="T4">
 3 043 Aviation bombs </text:span>
. The territory of more than 90 596 hectares was surveyed.</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27/39-aviabomb-zneshkodyly-pirotehniky-za-mynulu-dobu/" text:style-name="Internet_20_link" text:visited-style-name="Visited_20_Internet_20_Link">
https://armyinform.com.ua/2023/06/27/39-aviabomb-zneshkodyly-pirotehniky-za-mynulu-dobu/</text:a>
</text:p>
      <!--NEWS-->
      <text:h text:style-name="P10" text:outline-level="1">
<text:span text:style-name="T4">
On the portal action will be able to obtain qualifying documents for seafarers</text:span>
</text:h>
      <text:p text:style-name="P4">
Author: ['АРМІЯINFORM']</text:p>
      <text:p text:style-name="P4">
Time: 2023-06-27T62:00:00-04:00</text:p>
      <text:p text:style-name="P4">
Description: Otrimannya Kovalifіkatsіyni Documents for sailors, non -Fevere, will access the portal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3/diya.jpg" text:style-name="Internet_20_link" text:visited-style-name="Visited_20_Internet_20_Link">
diya.jpg</text:a>
']</text:p>
      <text:p text:style-name="P4">
Tags: ['ДІЯ', 'МІНЦИФРИ']</text:p>
      <text:p text:style-name="P4">
Category: News</text:p>
      <!--METADATA-->
      <text:p text:style-name="P4">
<draw:frame draw:style-name="fr1" draw:name="Image252" text:anchor-type="as-char" svg:width="6.9236in" svg:height="3.642416in" draw:z-index="0">
<draw:image xlink:href="../Images/AРМІЯINFORM/2023-06-27T62-00-00-04-00/diya.jpg" xlink:type="simple" xlink:show="embed" xlink:actuate="onLoad" draw:mime-type="image/jpeg"/>
</draw:frame>
Obtaining qualifying documents for seafarers will soon be available.</text:p>
      <text:p text:style-name="P4">
About it <text:a xlink:type="simple" xlink:href="https://thedigital.gov.ua/news/bez-papirtsiv-ta-khabariv-na-portali-diya-mozhna-bude-otrimati-kvalifikatsiyni-dokumenti-dlya-moryakiv-doluchaytesya-do-beta-testu" text:style-name="Internet_20_link" text:visited-style-name="Visited_20_Internet_20_Link">
reports</text:a>
The Ministry of Minzifra Press Service.</text:p>
      <text:p text:style-name="P4">
"This is the first service in the field that will eliminate corruption and completely change the approach of pre -communication between sailors and the administration of navigation," - the statement reads.</text:p>
      <text:p text:style-name="P4">
The service of qualifying documents for seafarers is the first in the scope of large -scale digital transformation of the sphere of navigation.</text:p>
      <text:p text:style-name="P4">
“Earlier, a register with sailors' documents was in private hands, which consumed the risk of corruption. Passing or receiving documents, the prokraining was often accompanied by corruption schemes from private companies. And the level of corruption in the sphere was up to $ 150 million a year, ”the Ministry of Defly added.</text:p>
      <text:p text:style-name="P4">
Digitalization of the sphere will help to overcome corruption and increase the admission of the budget. The sailors do not have to visit government agencies or forced to convert to private companies to obtain a qualifying document.</text:p>
      <text:p text:style-name="P4">
On the portal, the action will be able to apply for receipt:</text:p>
      <ul>
        <li>
professional diploma(Certificate of Competency)and confirmation to him(Endorsement); * competence certificates; * confirmation to competence certificates; * Specialist's certificates of specialist.</li>
      </ul>
      <text:p text:style-name="P4">
Soon the Minister will launch beta test of services, which will be able to participate in:</text:p>
      <ul>
        <li>
Graduates of sea WWII; * Captain sailors or command composition of sea vessels and mixed swimming vessels that have appropriate education, title and qualification.</li>
      </ul>
      <text:p text:style-name="P4">
Testing registration continues at <text:a xlink:type="simple" xlink:href="https://t.me/diia_beta_bot" text:style-name="Internet_20_link" text:visited-style-name="Visited_20_Internet_20_Link">
link</text:a>
.</text:p>
      <text:p text:style-name="P4">
News Source: <text:a xlink:type="simple" xlink:href="https://armyinform.com.ua/2023/06/27/na-portali-diya-mozhna-bude-otrymaty-kvalifikaczijni-dokumenty-dlya-moryakiv/" text:style-name="Internet_20_link" text:visited-style-name="Visited_20_Internet_20_Link">
https://armyinform.com.ua/2023/06/27/na-portali-diya-mozhna-bude-otrymaty-kvalifikaczijni-dokumenty-dlya-moryakiv/</text:a>
</text:p>
      <!--NEWS-->
      <text:h text:style-name="P10" text:outline-level="1">
<text:span text:style-name="T4">
Coordination Staff: Each exchange of prisoners with the Russian Federation is a separate operation of Ukrainian special services</text:span>
</text:h>
      <text:p text:style-name="P4">
Author: ['АРМІЯINFORM']</text:p>
      <text:p text:style-name="P4">
Time: 2023-06-27T63:00:00-04:00</text:p>
      <text:p text:style-name="P4">
Description: At the coordinating headquarters, Zustinich Zustinch was with Rodinov’s uninvited that is in full sw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f8c67ea-e5c3-44b1-a05e-46a6438ce339.jpg" text:style-name="Internet_20_link" text:visited-style-name="Visited_20_Internet_20_Link">
2f8c67ea-e5c3-44b1-a05e-46a6438ce339.jpg</text:a>
']</text:p>
      <text:p text:style-name="P4">
Tags: ['ВІЙСЬКОВОПОЛОНЕНІ', 'КООРДИНАЦІЙНИЙ ШТАБ', 'ОБМІН ПОЛОНЕНИМИ']</text:p>
      <text:p text:style-name="P4">
Category: News</text:p>
      <!--METADATA-->
      <text:p text:style-name="P4">
<draw:frame draw:style-name="fr1" draw:name="Image253" text:anchor-type="as-char" svg:width="6.9236in" svg:height="3.888755in" draw:z-index="0">
<draw:image xlink:href="../Images/AРМІЯINFORM/2023-06-27T63-00-00-04-00/2f8c67ea-e5c3-44b1-a05e-46a6438ce339.jpg" xlink:type="simple" xlink:show="embed" xlink:actuate="onLoad" draw:mime-type="image/jpeg"/>
</draw:frame>
The Coordination Headquarters met with the families of missing persons of the military personnel of the Separate Marine Infantry Brigade named after Mikhail Bilynsky. Native and close defenders are interested in the recovery of exchange algorithms.</text:p>
      <text:p text:style-name="P4">
About it <text:a xlink:type="simple" xlink:href="https://t.me/Koord_shtab/1334" text:style-name="Internet_20_link" text:visited-style-name="Visited_20_Internet_20_Link">
reports</text:a>
Coordination headquarters of inquiries for the treatment of prisoners of war.</text:p>
      <text:p text:style-name="P4">
The coordination headquarters explained that the aggressor country does not have an authorized structure that would exchange prisoners of war, so each exchange is a separate operation of Ukrainian special services. It is impossible to talk about clearly defined algorithms in this context.</text:p>
      <text:p text:style-name="P4">
The expert also noted that the work on the exchange on the principle of "not all" is slow, but is moving.</text:p>
      <text:p text:style-name="P4">
“We have already taken the initiative and gave the Russians without any conditions of five. They, in turn, later gave their own initiative. However, this does not mean that if we give tomorrow, conditionally, a hundred of their wounded, we will get the same number of ours. There is no guarantee at this time, ”the expert said.</text:p>
      <text:p text:style-name="P4">
The coordination headquarters also drew attention to the fact that the disadvantage of the stay of our defenders and defenders in captivity are public and can be provided even by close relatives. At the same time, the headquarters can notify the departments of the prisoners' maintenance - such data will be displayed in the Personal Office. Staff experts try to track the movement of prisoners in places in Russia, but it is always possible to do it promptly and accurately.</text:p>
      <text:p text:style-name="P4">
"Sometimes even their Ministry of Defense does not know where one or the other is located," the headquarters representative emphasized.</text:p>
      <text:p text:style-name="P4">
The coordination staff staff also emphasized that the enemy continues to carry out information and psychological special operations regarding relatives of government. In particular, the Russians deliberately disseminate information of the intersection of a defender in a particular colony, although it is not in fact.</text:p>
      <text:p text:style-name="P4">
The coordination headquarters again emphasizes the need to use only official information from authorized persons and institutions.</text:p>
      <text:p text:style-name="P4">
News Source: <text:a xlink:type="simple" xlink:href="https://armyinform.com.ua/2023/06/27/koordynaczijnyj-shtab-kozhen-obmin-polonenymy-z-rf-cze-okrema-operacziya-ukrayinskyh-speczsluzhb/" text:style-name="Internet_20_link" text:visited-style-name="Visited_20_Internet_20_Link">
https://armyinform.com.ua/2023/06/27/koordynaczijnyj-shtab-kozhen-obmin-polonenymy-z-rf-cze-okrema-operacziya-ukrayinskyh-speczsluzhb/</text:a>
</text:p>
      <!--NEWS-->
      <text:h text:style-name="P10" text:outline-level="1">
<text:span text:style-name="T4">
Azovstali's close defenders met with representatives of the coordination headquarters</text:span>
</text:h>
      <text:p text:style-name="P4">
Author: ['АРМІЯINFORM']</text:p>
      <text:p text:style-name="P4">
Time: 2023-06-27T64:00:00-04:00</text:p>
      <text:p text:style-name="P4">
Description: At the coordinating headquarters, Zustych was for the site of the active “Zhinki Zi Stali”. PI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47f4490c-8f1d-496b-8004-e4c0c24b636f.jpg" text:style-name="Internet_20_link" text:visited-style-name="Visited_20_Internet_20_Link">
47f4490c-8f1d-496b-8004-e4c0c24b636f.jpg</text:a>
']</text:p>
      <text:p text:style-name="P4">
Tags: ['АЗОВСТАЛЬ', 'ЖІНКИ ЗІ СТАЛІ', 'КООРДИНАЦІЙНИЙ ШТАБ З ПИТАНЬ ПОВОДЖЕННЯ З ВІЙСЬКОВОПОЛОНЕНИМИ']</text:p>
      <text:p text:style-name="P4">
Category: News</text:p>
      <!--METADATA-->
      <text:p text:style-name="P4">
<draw:frame draw:style-name="fr1" draw:name="Image254" text:anchor-type="as-char" svg:width="6.9236in" svg:height="3.882986in" draw:z-index="0">
<draw:image xlink:href="../Images/AРМІЯINFORM/2023-06-27T64-00-00-04-00/47f4490c-8f1d-496b-8004-e4c0c24b636f.jpg" xlink:type="simple" xlink:show="embed" xlink:actuate="onLoad" draw:mime-type="image/jpeg"/>
</draw:frame>
A meeting with the participation of activists of the NGO "Women Zistalal" was held at the Coordination Staff. During the meeting, the relatives of the Azov paid attention to the need for the fastest creation of a national military memorial cemetery, a place for burial of fallen defenders and defenders.</text:p>
      <text:p text:style-name="P4">
About it <text:a xlink:type="simple" xlink:href="https://t.me/Koord_shtab/1349" text:style-name="Internet_20_link" text:visited-style-name="Visited_20_Internet_20_Link">
reports</text:a>
Coordination headquarters of inquiries for the treatment of prisoners of war.</text:p>
      <text:p text:style-name="P4">
In connection with this, the participants of the meeting were submitted to the representative of the office of the President on the need to adopt the project "The Law on Amendments to the Layer of Legislative Acts of Ukraine on the placement of the National Military Memorial Cemetery in the city of Kyiv" No. 9240 of May 2, 2023.</text:p>
      <text:p text:style-name="P4">
Also, a member of the NGO "Women made of steel" emphasized on the need to regulate the issue of passing further military service by defenders who were liberated from captivity.</text:p>
      <text:p text:style-name="P4">
News Source: <text:a xlink:type="simple" xlink:href="https://armyinform.com.ua/2023/06/27/blyzki-oboroncziv-azovstali-zustrilysya-z-predstavnykamy-koordynaczijnogo-shtabu/" text:style-name="Internet_20_link" text:visited-style-name="Visited_20_Internet_20_Link">
https://armyinform.com.ua/2023/06/27/blyzki-oboroncziv-azovstali-zustrilysya-z-predstavnykamy-koordynaczijnogo-shtabu/</text:a>
</text:p>
      <!--NEWS-->
      <text:h text:style-name="P10" text:outline-level="1">
<text:span text:style-name="T4">
24,000 Ukrainian military was trained as part of the EUMAM Ukraine mission</text:span>
</text:h>
      <text:p text:style-name="P4">
Author: ['АРМІЯINFORM']</text:p>
      <text:p text:style-name="P4">
Time: 2023-06-27T65:00:00-04:00</text:p>
      <text:p text:style-name="P4">
Description: At the framework of the VIISKOVO, the subsidiaries of the Eumam UKRaine passed the PIDGOTOGUST 24 Tysyachi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ukrainian_soldiers.jpg" text:style-name="Internet_20_link" text:visited-style-name="Visited_20_Internet_20_Link">
ukrainian_soldiers.jpg</text:a>
']</text:p>
      <text:p text:style-name="P4">
Tags: ['EUMAM UKRAINE', 'ВІЙСЬКОВА ПІДГОТОВКА', 'ЖОЗЕП БОРРЕЛЬ', 'НАВЧАННЯ І ТРЕНУВАННЯ']</text:p>
      <text:p text:style-name="P4">
Category: News</text:p>
      <!--METADATA-->
      <text:p text:style-name="P4">
<draw:frame draw:style-name="fr1" draw:name="Image255" text:anchor-type="as-char" svg:width="6.9236in" svg:height="3.894525in" draw:z-index="0">
<draw:image xlink:href="../Images/AРМІЯINFORM/2023-06-27T65-00-00-04-00/ukrainian_soldiers.jpg" xlink:type="simple" xlink:show="embed" xlink:actuate="onLoad" draw:mime-type="image/jpeg"/>
</draw:frame>
As part of a military auxiliary mission <text:a xlink:type="simple" xlink:href="https://armyinform.com.ua/2022/11/15/rada-yes-oficzijno-ogolosyla-pro-pochatok-vijskovoyi-dopomizhnoyi-misiyi-dlya-ukrayiny/" text:style-name="Internet_20_link" text:visited-style-name="Visited_20_Internet_20_Link">
Eumamukraine</text:a>
24 thousand servicemen of the Armed Forces of Ukraine were trained.</text:p>
      <text:p text:style-name="P4">
About it <text:a xlink:type="simple" xlink:href="https://www.eeas.europa.eu/eeas/foreign-affairs-council-press-remarks-high-representative-josep-borrell-press-conference-1_en" text:style-name="Internet_20_link" text:visited-style-name="Visited_20_Internet_20_Link">
stated</text:a>
High Representative of the European Union for Foreign Policy and Security Policy of Josep Borrel.</text:p>
      <text:p text:style-name="P4">
“The target is at 30000(<text:span text:style-name="T5">
 prepared military</text:span>
 _ - ed ._)It will be achieved through the end of the year, ”said Josep Borrel.</text:p>
      <text:p text:style-name="P4">
He also stressed that the support of Ukraine by EU countries is obvious, even in the long run.</text:p>
      <text:p text:style-name="P4">
“We will play a role in ensuring safety guarantees in a long -term vight to help Ukraine protect ourselves, restrain possible future aggression and resist attempts to destabilize. We continue to preserve military assistance(<text:span text:style-name="T5">
Sochnium increase of capacity of our defense industry</text:span>
 _ - ed ._)Through educational missions and technology transfer, ”Josep Borrel said.</text:p>
      <text:p text:style-name="P4">
We will remind, earlier the high representative of the European Union on Foreign Policy and Security Policy of Zzepe Borrel <text:a xlink:type="simple" xlink:href="https://armyinform.com.ua/2023/06/26/yevrosoyuz-zatverdyv-vydilennya-e35-mlrd-vijskovoyi-pidtrymky-dlya-ukrayiny/" text:style-name="Internet_20_link" text:visited-style-name="Visited_20_Internet_20_Link">
reported</text:a>
that the Council of Ministers of Ministers of Foreign Affairs approved an increase in the military aid of the European Peace Fund in the amount of 3.5 billion euros for Ukraine.</text:p>
      <text:p text:style-name="P4">
News Source: <text:a xlink:type="simple" xlink:href="https://armyinform.com.ua/2023/06/27/24-tysyachi-ukrayinskyh-vijskovyh-projshly-pidgotovku-v-ramkah-misiyi-eumam-ukraine/" text:style-name="Internet_20_link" text:visited-style-name="Visited_20_Internet_20_Link">
https://armyinform.com.ua/2023/06/27/24-tysyachi-ukrayinskyh-vijskovyh-projshly-pidgotovku-v-ramkah-misiyi-eumam-ukraine/</text:a>
</text:p>
      <!--NEWS-->
      <text:h text:style-name="P10" text:outline-level="1">
<text:span text:style-name="T4">
In Liman, "Chief Engineer Rossenergo" was detained</text:span>
</text:h>
      <text:p text:style-name="P4">
Author: ['АРМІЯINFORM']</text:p>
      <text:p text:style-name="P4">
Time: 2023-06-27T66:00:00-04:00</text:p>
      <text:p text:style-name="P4">
Description: The Lyman Sickens of the “Golovye Inszhener Rosenergo”, Yakiy Viddlyching Mirnahu VI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zavantazhennya-5-e1687870933762.jpg" text:style-name="Internet_20_link" text:visited-style-name="Visited_20_Internet_20_Link">
zavantazhennya-5-e1687870933762.jpg</text:a>
']</text:p>
      <text:p text:style-name="P4">
Tags: ['КОЛАБОРАНТ', 'СЛУЖБА БЕЗПЕКИ УКРАЇНИ']</text:p>
      <text:p text:style-name="P4">
Category: News</text:p>
      <!--METADATA-->
      <text:p text:style-name="P4">
<draw:frame draw:style-name="fr1" draw:name="Image256" text:anchor-type="as-char" svg:width="6.9236in" svg:height="5.663583in" draw:z-index="0">
<draw:image xlink:href="../Images/AРМІЯINFORM/2023-06-27T66-00-00-04-00/zavantazhennya-5-e1687870933762.jpg" xlink:type="simple" xlink:show="embed" xlink:actuate="onLoad" draw:mime-type="image/jpeg"/>
</draw:frame>
In the estuary, the "Chief Engineer of Rossenergo" was detained, who disconnected the peace of electricity and handed the energy to the rashists.</text:p>
      <text:p text:style-name="P4">
About it <text:a xlink:type="simple" xlink:href="https://t.me/SBUkr/8779" text:style-name="Internet_20_link" text:visited-style-name="Visited_20_Internet_20_Link">
reports</text:a>
SBU press service.</text:p>
      <text:p text:style-name="P4">
“The former Master of Electrical Networks in the Liman was the attacker. Under the frequent seizure of the city, he supported Russian invaders and passed their assistance in the war against Ukraine. For this he was appointed "chief engineer" in the aggressor "Regional Energy Company of the Russian Federation", - the message reads.</text:p>
      <text:p text:style-name="P4">
It is noted that in this "position" he disconnected the civilian population of the region and has proven affordable energy to the needs of the racists.</text:p>
      <text:p text:style-name="P4">
In particular, the person involved in the flow of current to the occupation administration of the Luman, as well as to the enemy of local "departments of the DNR police" and "military commandant" of the Russian Federation.</text:p>
      <text:p text:style-name="P4">
In addition, the collaborator provided uninterrupted energy supply of buildings, which were struck by regular Russian troops. At the same time, the housewives were left without electricity.</text:p>
      <text:p text:style-name="P4">
The person also recorded for the pro-Kremlian telegrams of the authorities, where he praised the occupation regime of the aggressor country.</text:p>
      <text:p text:style-name="P4">
Upon release of the estuary, the attacker tried to "lie down to the bottom" and such justice. However, the SBU staff disrupted the "plans" of the person involved - they set his location and detained.</text:p>
      <text:p text:style-name="P4">
He has now been informed of suspicion of collaboration. The attacker aggravates imprisonment.</text:p>
      <text:p text:style-name="P4">
News Source: <text:a xlink:type="simple" xlink:href="https://armyinform.com.ua/2023/06/27/u-lymani-zatrymano-golovnogo-inzhenera-rosenergo/" text:style-name="Internet_20_link" text:visited-style-name="Visited_20_Internet_20_Link">
https://armyinform.com.ua/2023/06/27/u-lymani-zatrymano-golovnogo-inzhenera-rosenergo/</text:a>
</text:p>
      <!--NEWS-->
      <text:h text:style-name="P10" text:outline-level="1">
<text:span text:style-name="T4">
Bulgaria allocates a new military assistance package to Ukraine</text:span>
</text:h>
      <text:p text:style-name="P4">
Author: ['АРМІЯINFORM']</text:p>
      <text:p text:style-name="P4">
Time: 2023-06-27T67:00:00-04:00</text:p>
      <text:p text:style-name="P4">
Description: Rada Min) Bulgaria praised the new package of VIISKOVOKOVO-TECHNICH DUDOMOGI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olgariya.jpg" text:style-name="Internet_20_link" text:visited-style-name="Visited_20_Internet_20_Link">
bolgariya.jpg</text:a>
']</text:p>
      <text:p text:style-name="P4">
Tags: ['STOPRUSSIA', 'АГРЕСІЯ РФ', 'ВІЙСЬКОВА ДОПОМОГА УКРАЇНІ', 'ВТОРГНЕННЯ РФ', 'РЕСПУБЛІКА БОЛГАРІЯ']</text:p>
      <text:p text:style-name="P4">
Category: News</text:p>
      <!--METADATA-->
      <text:p text:style-name="P4">
<draw:frame draw:style-name="fr1" draw:name="Image257" text:anchor-type="as-char" svg:width="6.9236in" svg:height="3.894525in" draw:z-index="0">
<draw:image xlink:href="../Images/AРМІЯINFORM/2023-06-27T67-00-00-04-00/bolgariya.jpg" xlink:type="simple" xlink:show="embed" xlink:actuate="onLoad" draw:mime-type="image/jpeg"/>
</draw:frame>
The Council of Ministers of Bulgaria has approved a new package(<text:span text:style-name="T5">
 Parliament of Bulgaria __— Ed .</text:span>
)dated December 9, 2022.</text:p>
      <text:p text:style-name="P4">
This is stated in <text:a xlink:type="simple" xlink:href="https://www.government.bg/bg/prestsentar/novini/pravitelstvoto-odobri-nov-paket-voenna-pomosht-za-ukrayna-v-izpalnenie-na-reshenieto-na-narodnoto-sabranie" text:style-name="Internet_20_link" text:visited-style-name="Visited_20_Internet_20_Link">
message</text:a>
Bulgarian government.</text:p>
      <text:p text:style-name="P4">
“The approved list is proportional to <text:a xlink:type="simple" xlink:href="https://armyinform.com.ua/2022/12/21/bolgariya-peredala-ukrayini-gumanitarnoyi-dopomogy-na-243-mln/" text:style-name="Internet_20_link" text:visited-style-name="Visited_20_Internet_20_Link">
the first package of assistance</text:a>
, the government's decision of December 22, 2022. With the provision of this assistance, the inventory for the actions of the Armed Forces of the Republicibolgaria and their training and combat training will not be violated, ”the Government said.</text:p>
      <text:p text:style-name="P4">
We will remind, the Minister of Defense of Ukraine Alexei Reznikov in a telephone conversation by the Zbulgarian colleague Todor Tagarev <text:a xlink:type="simple" xlink:href="https://armyinform.com.ua/2023/06/27/oleksij-reznikov-u-telefonnij-rozmovi-z-bolgarskym-kolegoyu-obgovoryv-perspektyvy-oboronnoyi-spivpraczi/" text:style-name="Internet_20_link" text:visited-style-name="Visited_20_Internet_20_Link">
discussed</text:a>
Prospects for defense cooperation between countries.</text:p>
      <text:p text:style-name="P4">
News Source: <text:a xlink:type="simple" xlink:href="https://armyinform.com.ua/2023/06/27/bolgariya-vydilyaye-ukrayini-novyj-paket-vijskovoyi-dopomogy/" text:style-name="Internet_20_link" text:visited-style-name="Visited_20_Internet_20_Link">
https://armyinform.com.ua/2023/06/27/bolgariya-vydilyaye-ukrayini-novyj-paket-vijskovoyi-dopomogy/</text:a>
</text:p>
      <!--NEWS-->
      <text:h text:style-name="P10" text:outline-level="1">
<text:span text:style-name="T4">
On the Bakhmut Front the initiative for the Defense Forces of Ukraine - Sergey Cherevaty</text:span>
</text:h>
      <text:p text:style-name="P4">
Author: ['Віктор Шубец']</text:p>
      <text:p text:style-name="P4">
Time: 2023-06-27T68:00:00-04:00</text:p>
      <text:p text:style-name="P4">
Description: On the Bakhmutsky Front -Initivati for the forces of the defense of Ukraine - Sergey Chervatiy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БАХМУТСЬКИЙ НАПРЯМОК', 'ВІЙНА', 'ВТОРГНЕННЯ РФ', 'СЕРГІЙ ЧЕРЕВАТИЙ']</text:p>
      <text:p text:style-name="P4">
Category: News</text:p>
      <!--METADATA-->
      <text:p text:style-name="P4">
<draw:frame draw:style-name="fr1" draw:name="Image258" text:anchor-type="as-char" svg:width="6.9236in" svg:height="3.882986in" draw:z-index="0">
<draw:image xlink:href="../Images/AРМІЯINFORM/2023-06-27T68-00-00-04-00/bahmut-cze-ukrayina.jpg" xlink:type="simple" xlink:show="embed" xlink:actuate="onLoad" draw:mime-type="image/jpeg"/>
</draw:frame>
“Bakhmut is Ukraine”</text:p>
      <text:p text:style-name="P4">
On the Bakhmut Front the initiative for the Defense Forces of Ukraine - Sergey Cherevaty</text:p>
      <text:p text:style-name="P4">
We continue to press on the enemy in the northern and southern flanks. The enemy resists. Deputy Commander of the Eastern Grouping of Armed Forces of Ukraine from strategic communications Colonel Sergey Cherevaty said this during a live broadcasting broadcast in the television "Unin".</text:p>
      <ul>
        <li>
In this day alone, in the Bakhmut direction, the enemy fired at us 309 times with computing and jet artillery. There were two aircraft on Ukrainian positions and 15 combat clashes. In response, the Armed Forces of Ukraine destroyed 1,111 and 187, and 9 more were captured. This is a tactic that allows Ukraine to fill Ukraine. It also gives us understanding who is fighting, ”Colonel Sergei Cherevaty emphasized.</li>
      </ul>
      <text:p text:style-name="P4">
He also noted that the soldiers of the Eastern Group of troops destroyed six guns, a self-propelled artillery installation "Carnation", a Radioelectronic struggle station, two command and observation points of the Rotny and Batalion levels, three points of control of unmanageable aircraft.</text:p>
      <text:p text:style-name="P4">
News Source: <text:a xlink:type="simple" xlink:href="https://armyinform.com.ua/2023/06/27/na-bahmutskomu-fronti-inicziatyva-za-sylamy-oborony-ukrayiny-sergij-cherevatyj/" text:style-name="Internet_20_link" text:visited-style-name="Visited_20_Internet_20_Link">
https://armyinform.com.ua/2023/06/27/na-bahmutskomu-fronti-inicziatyva-za-sylamy-oborony-ukrayiny-sergij-cherevatyj/</text:a>
</text:p>
      <!--NEWS-->
      <text:h text:style-name="P10" text:outline-level="1">
<text:span text:style-name="T4">
Russia started all rocket launchers from the Black and Azov seas to base points</text:span>
</text:h>
      <text:p text:style-name="P4">
Author: ['АРМІЯINFORM']</text:p>
      <text:p text:style-name="P4">
Time: 2023-06-27T69:00:00-04:00</text:p>
      <text:p text:style-name="P4">
Description: The village of 27 TRIMAR WROMENTARIS AT THE ChINY TO AZOVSKOSKY SHOULD BOOK BOOKS SHOBRIV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ВМС ЗСУ', 'РАКЕТИ «КАЛІБР»', 'ЧОРНЕ ТА АЗОВСЬКЕ МОРЯ']</text:p>
      <text:p text:style-name="P4">
Category: News</text:p>
      <!--METADATA-->
      <text:p text:style-name="P4">
<draw:frame draw:style-name="fr1" draw:name="Image259" text:anchor-type="as-char" svg:width="6.9236in" svg:height="3.956343in" draw:z-index="0">
<draw:image xlink:href="../Images/AРМІЯINFORM/2023-06-27T69-00-00-04-00/chorne-more.jpg" xlink:type="simple" xlink:show="embed" xlink:actuate="onLoad" draw:mime-type="image/jpeg"/>
</draw:frame>
As of June 27, Russia is holding five combat -sharing seas in the Black and Azov seas. All rocket launchers are brought to the base points.</text:p>
      <text:p text:style-name="P4">
About it <text:a xlink:type="simple" xlink:href="https://www.facebook.com/navy.mil.gov.ua/posts/pfbid02KFRMrZckuJJmwR1SYPqbHAUgftL2cgga97ketyEUJwERUwKKYq9K9RwmxYpeAceFl" text:style-name="Internet_20_link" text:visited-style-name="Visited_20_Internet_20_Link">
reports</text:a>
The Navy of the Armed Forces.</text:p>
      <text:p text:style-name="P4">
There are up to eight enemy -bordering in the Mediterranean, one of which is one carpet carrier of Caliber, a total volley of daughter rockets.</text:p>
      <text:p text:style-name="P4">
During the day in the interests of the Russian Federation the passage of the Kerch-Yenikhal Strait made:</text:p>
      <ul>
        <li>
to the Azov Sea - 26 ships, 11 of them moved in the direction of the Bosphorus Strait; * To the Black Sea - 14 vessels, 2 of them continued the movement in the direction of the Bosphorus.</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27/rosiya-zavela-usi-raketonosiyi-z-chornogo-ta-azovskogo-moriv-v-punkty-bazuvannya/" text:style-name="Internet_20_link" text:visited-style-name="Visited_20_Internet_20_Link">
https://armyinform.com.ua/2023/06/27/rosiya-zavela-usi-raketonosiyi-z-chornogo-ta-azovskogo-moriv-v-punkty-bazuvannya/</text:a>
</text:p>
      <!--NEWS-->
      <text:h text:style-name="P10" text:outline-level="1">
<text:span text:style-name="T4">
The National Information Bureau has developed a correspondence rule for families of prisoners</text:span>
</text:h>
      <text:p text:style-name="P4">
Author: ['АРМІЯINFORM']</text:p>
      <text:p text:style-name="P4">
Time: 2023-06-27T6:00:00-04:00</text:p>
      <text:p text:style-name="P4">
Description: RIDNI is in full trimati to them stars through the sheet. Tse is converted by the norms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929879e4d9c0f9da.jpg" text:style-name="Internet_20_link" text:visited-style-name="Visited_20_Internet_20_Link">
929879e4d9c0f9da.jpg</text:a>
', '<text:a xlink:type="simple" xlink:href="https://armyinform.com.ua/wp-content/uploads/2023/06/img_7020.jpeg" text:style-name="Internet_20_link" text:visited-style-name="Visited_20_Internet_20_Link">
img_7020.jpeg</text:a>
']</text:p>
      <text:p text:style-name="P4">
Tags: ['STOPRUSSIA', 'АГРЕСІЯ РФ', 'ВІЙНА', 'ВТОРГНЕННЯ РФ', 'МІНРЕІНТЕГРАЦІЇ']</text:p>
      <text:p text:style-name="P4">
Category: News</text:p>
      <!--METADATA-->
      <text:p text:style-name="P4">
<draw:frame draw:style-name="fr1" draw:name="Image260" text:anchor-type="as-char" svg:width="6.9236in" svg:height="3.897795in" draw:z-index="0">
<draw:image xlink:href="../Images/AРМІЯINFORM/2023-06-27T6-00-00-04-00/929879e4d9c0f9da.jpg" xlink:type="simple" xlink:show="embed" xlink:actuate="onLoad" draw:mime-type="image/jpeg"/>
</draw:frame>
Native prisoners can keep in touch with them through correspondence.</text:p>
      <text:p text:style-name="P4">
This is provided for by the standards of the Geneva Conventions for the behavior of the War.</text:p>
      <text:p text:style-name="P4">
The National Information Bureau has developed certain rules of correspondence for families.</text:p>
      <text:p text:style-name="P4">
It is possible to get acquainted with them in the above infographic.</text:p>
      <text:p text:style-name="P4">
<draw:frame draw:style-name="fr1" draw:name="Image261" text:anchor-type="as-char" svg:width="6.9236in" svg:height="4.915756in" draw:z-index="0">
<draw:image xlink:href="../Images/AРМІЯINFORM/2023-06-27T6-00-00-04-00/img_7020.jpeg" xlink:type="simple" xlink:show="embed" xlink:actuate="onLoad" draw:mime-type="image/jpeg"/>
</draw:frame>
Ukraine clearly adheres to international law. In particular, the maintenance of Russian prisoners of war with their relatives.</text:p>
      <text:p text:style-name="P4">
Source: <text:a xlink:type="simple" xlink:href="https://minre.gov.ua/2023/06/26/nagaduyemo-shho-ridni-polonenyh-mozhut-trymaty-z-nymy-zvyazok-cherez-lystuvannya/" text:style-name="Internet_20_link" text:visited-style-name="Visited_20_Internet_20_Link">
Ministry of Reintegration of the Temporarily Occupied Terminory</text:a>
</text:p>
      <text:p text:style-name="P4">
News Source: <text:a xlink:type="simple" xlink:href="https://armyinform.com.ua/2023/06/27/naczionalne-informaczijne-byuro-rozrobylo-pravylo-lystuvannya-dlya-rodyn-polonenyh/" text:style-name="Internet_20_link" text:visited-style-name="Visited_20_Internet_20_Link">
https://armyinform.com.ua/2023/06/27/naczionalne-informaczijne-byuro-rozrobylo-pravylo-lystuvannya-dlya-rodyn-polonenyh/</text:a>
</text:p>
      <!--NEWS-->
      <text:h text:style-name="P10" text:outline-level="1">
<text:span text:style-name="T4">
US and Germany defense ministers plan to discuss support of Ukraine - Pentagon</text:span>
</text:h>
      <text:p text:style-name="P4">
Authors: Ukrinform (Person)</text:p>
      <text:p text:style-name="P4">
Publisher: Укринформ (Organization)</text:p>
      <text:p text:style-name="P4">
Published Time: 2023-06-27T6:45:00+03:00</text:p>
      <text:p text:style-name="P4">
Modified Time: 2023-06-27T22:45:00+03:00</text:p>
      <text:p text:style-name="P4">
Description: Pentagon officially announced a meeting on Wednesday of the heads of defense agencies of the United States and Germany, as well as discussing, in particular, the issues of strengthening NATO allies on the border with Russia and further military assistance to Ukraine. - Ukrinform.</text:p>
      <text:p text:style-name="P4">
Images: ['<text:a xlink:type="simple" xlink:href="https://static.ukrinform.com/photos/2023_06/thumb_files/630_360_1687895320-203.jpeg" text:style-name="Internet_20_link" text:visited-style-name="Visited_20_Internet_20_Link">
630_360_16878...</text:a>
']</text:p>
      <text:p text:style-name="P4">
Tags: ['США', 'Остін', 'Війна з Росією', 'Борис Пісторіус']</text:p>
      <text:p text:style-name="P4">
Type: Article</text:p>
      <!--METADATA-->
      <text:p text:style-name="P4">
<draw:frame draw:style-name="fr1" draw:name="Image262" text:anchor-type="as-char" svg:width="6.9236in" svg:height="3.956343in" draw:z-index="0">
<draw:image xlink:href="../Images/yкринформ/2023-06-27T6-45-00-03-00/630_360_1687895320-203.jpeg" xlink:type="simple" xlink:show="embed" xlink:actuate="onLoad" draw:mime-type="image/jpeg"/>
</draw:frame>
Pentagonophically announced a meeting on Wednesday of the heads of defense agencies of the United States and Germany, as well as discussing them, in particular, the issues of strengthening of NATO allies on border and further military assistance to Ukraine.</text:p>
      <text:p text:style-name="P4">
This was reported on Tuesday during a briefing by the spokesman of the Ministry of Defense Shatener Patrick Ryder, reports his own correspondent of Ukrinform.</text:p>
      <text:p text:style-name="P4">
"Tomorrow, Minister Austin will welcome German Minister Boris Pistorius a super-bilateral meeting here in the Pentagon," said a representative of American awareness.</text:p>
      <text:p text:style-name="P4">
<text:span text:style-name="T4">
 Read also: </text:span>
 <text:span text:style-name="T4">
 <text:a xlink:type="simple" xlink:href="https://www.ukrinform.ua/rubric-ato/3727381-pistorius-poasniv-comu-nimeccina-ne-moze-buti-v-persih-radah-koalicii-vinisuvaciv.html" text:style-name="Internet_20_link" text:visited-style-name="Visited_20_Internet_20_Link">
Pistorius explained why Germany could not be in the first matches of the fighter coalition</text:a>
</text:span>
</text:p>
      <text:p text:style-name="P4">
According to him, leaders are expected to discuss many topics, "in the number of Germany in the strengthening of NATO's eastern flank, as well as providing essential security in the field of security for Ukraine."</text:p>
      <text:p text:style-name="P4">
According to Ukrinform, the Minister of Defense of Germany Boris Pistorius last week denied the idea of "nonviolent" resistance as an alternative way to protect Ukrainians with aggression of the Russian Federation.</text:p>
      <text:p text:style-name="P4">
<text:span text:style-name="T4">
 Read also: </text:span>
 <text:span text:style-name="T4">
 <text:a xlink:type="simple" xlink:href="https://www.ukrinform.ua/rubric-world/3723195-berlin-oficijno-rosia-e-najbilsou-zagrozou-miru-ta-bezpeci.html" text:style-name="Internet_20_link" text:visited-style-name="Visited_20_Internet_20_Link">
Berlin. Officially: Russia is the greatest threat of tableware</text:a>
</text:span>
</text:p>
      <text:p text:style-name="P4">
He noted that the cessation of supplies of weapons to Kiev may mean a rapid suppression of the war, however, according to him "it would also be the end for Ukraine." At the same time, Pistorius said that in the future he supports the idea of peace, but in which way to come to it should be decided by Ukraine.</text:p>
      <text:p text:style-name="P4">
<text:span text:style-name="T5">
Foto: Michael Kappler/DPA</text:span>
</text:p>
      <text:p text:style-name="P4">
News Source: <text:a xlink:type="simple" xlink:href="https://www.ukrinform.ua/rubric-world/3728545-ministri-oboroni-ssa-j-nimeccini-planuut-obgovoriti-pidtrimku-ukraini-pentagon.html" text:style-name="Internet_20_link" text:visited-style-name="Visited_20_Internet_20_Link">
https://www.ukrinform.ua/rubric-world/3728545-ministri-oboroni-ssa-j-nimeccini-planuut-obgovoriti-pidtrimku-ukraini-pentagon.html</text:a>
</text:p>
      <!--NEWS-->
      <text:h text:style-name="P10" text:outline-level="1">
<text:span text:style-name="T4">
In the Tavriysk direction during the day of defense, more than a thousand fire tasks - Valery Shershen</text:span>
</text:h>
      <text:p text:style-name="P4">
Author: ['Віктор Шубец']</text:p>
      <text:p text:style-name="P4">
Time: 2023-06-27T70:00:00-04:00</text:p>
      <text:p text:style-name="P4">
Description: At the Zoni Vidpovydalosti Tavriysky, the situation did not snake. PIDRODILI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syly-oborony.jpg" text:style-name="Internet_20_link" text:visited-style-name="Visited_20_Internet_20_Link">
syly-oborony.jpg</text:a>
']</text:p>
      <text:p text:style-name="P4">
Tags: ['STOPRUSSIA', 'АГРЕСІЯ РФ', 'ВАЛЕРІЙ ШЕРШЕНЬ', 'ВІЙНА', 'ВТОРГНЕННЯ РФ', 'ТАВРІЙСЬКИЙ НАПРЯМОК']</text:p>
      <text:p text:style-name="P4">
Category: News</text:p>
      <!--METADATA-->
      <text:p text:style-name="P4">
<draw:frame draw:style-name="fr1" draw:name="Image263" text:anchor-type="as-char" svg:width="6.9236in" svg:height="4.379177in" draw:z-index="0">
<draw:image xlink:href="../Images/AРМІЯINFORM/2023-06-27T70-00-00-04-00/syly-oborony.jpg" xlink:type="simple" xlink:show="embed" xlink:actuate="onLoad" draw:mime-type="image/jpeg"/>
</draw:frame>
Illustrative photo</text:p>
      <text:p text:style-name="P4">
In the area of responsibility of the Tavriysk direction the situation has not changed. The units of rocket troops and artillery of the forces of the Tavriysky direction of the day completed 1024 fire tasks. The losses of the enemy are: killed - 84 invaders, wounded - 156, captured - 2. Also destroyed 16 units and military equipment of the enemy. The spokesman of the united Press Center of Defense forces of Tavriysky, Majorvaleriy Shershn, told about it on the only news.</text:p>
      <ul>
        <li>
In the Melitopol and Berdyansk directions, the enemy is active in defense, makes considerable efforts to prevent further promotion of our military units and shock units. In the directions of Novodarivka, the novodanylivka, the robot, the robot during the offensive actions of the force of defense of the "Tavriya" group were successful. They give an impression of artillery on the enemy identified bodies, take measures in the counter -battery struggle, - informed.</li>
      </ul>
      <text:p text:style-name="P4">
The officer also noted that in the Zaporizhzhya direction the enemy also focused on preventing the promotion of our troops, inflicting aviation hazards in the Levadny area, and in areas Tokmachka, Orikhiv, Shcherbaki, five -haired, pubic artillery shelling.</text:p>
      <text:p text:style-name="P4">
The peculiarity of the Avdievsky and Marinsky directions is that the enemy is conducting here and not success. During the day, the enemy attacked Ukrainian positions 16 times. Applying tanks, tanks of tastwolf artillery, the invaders made 431 shelling.</text:p>
      <text:p text:style-name="P4">
News Source: <text:a xlink:type="simple" xlink:href="https://armyinform.com.ua/2023/06/27/na-tavrijskomu-napryamku-protyagom-doby-syly-oborony-vykonaly-ponad-tysyachu-vognevyh-zavdan-valerij-shershen/" text:style-name="Internet_20_link" text:visited-style-name="Visited_20_Internet_20_Link">
https://armyinform.com.ua/2023/06/27/na-tavrijskomu-napryamku-protyagom-doby-syly-oborony-vykonaly-ponad-tysyachu-vognevyh-zavdan-valerij-shershen/</text:a>
</text:p>
      <!--NEWS-->
      <text:h text:style-name="P10" text:outline-level="1">
<text:span text:style-name="T4">
Office of the Prosecutor General of Ukraine: more than 95 thousand military crimes are documented</text:span>
</text:h>
      <text:p text:style-name="P4">
Author: ['АРМІЯINFORM']</text:p>
      <text:p text:style-name="P4">
Time: 2023-06-27T7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86.jpg" text:style-name="Internet_20_link" text:visited-style-name="Visited_20_Internet_20_Link">
1-86.jpg</text:a>
', '<text:a xlink:type="simple" xlink:href="https://armyinform.com.ua/wp-content/uploads/2023/06/2-85.jpg" text:style-name="Internet_20_link" text:visited-style-name="Visited_20_Internet_20_Link">
2-85.jpg</text:a>
']</text:p>
      <text:p text:style-name="P4">
Tags: ['АГРЕСІЯ РФ', 'ВОЄННІ ЗЛОЧИНИ РФ', 'ОФІС ГЕНЕРАЛЬНОГО ПРОКУРОРА']</text:p>
      <text:p text:style-name="P4">
Category: News</text:p>
      <!--METADATA-->
      <text:p text:style-name="P4">
<draw:frame draw:style-name="fr1" draw:name="Image264" text:anchor-type="as-char" svg:width="6.9236in" svg:height="4.448413in" draw:z-index="0">
<draw:image xlink:href="../Images/AРМІЯINFORM/2023-06-27T71-00-00-04-00/1-86.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27, it is registered:</text:p>
      <ul>
        <li>
95 516 Military Crimes, * 17 233 Crimes against National Security of Ukraine.</li>
      </ul>
      <text:p text:style-name="P4">
In addition, according to the official data of juvenile prosecutors, 1522 children were affected by the aggression of the Russian Federation, including:</text:p>
      <ul>
        <li>
490 - children were killed, * 1032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5" text:anchor-type="as-char" svg:width="6.9236in" svg:height="4.448413in" draw:z-index="0">
<draw:image xlink:href="../Images/AРМІЯINFORM/2023-06-27T71-00-00-04-00/2-85.jpg" xlink:type="simple" xlink:show="embed" xlink:actuate="onLoad" draw:mime-type="image/jpeg"/>
</draw:frame>
</text:p>
      <text:p text:style-name="P4">
News Source: <text:a xlink:type="simple" xlink:href="https://armyinform.com.ua/2023/06/27/ofis-genprokurora-ukrayiny-zadokumentovano-ponad-95-tysyach-voyennyh-zlochyniv/" text:style-name="Internet_20_link" text:visited-style-name="Visited_20_Internet_20_Link">
https://armyinform.com.ua/2023/06/27/ofis-genprokurora-ukrayiny-zadokumentovano-ponad-95-tysyach-voyennyh-zlochyniv/</text:a>
</text:p>
      <!--NEWS-->
      <text:h text:style-name="P10" text:outline-level="1">
<text:span text:style-name="T4">
Anna Malyar: In offensive actions, our military took into account the fact of contradictions between Wagner and the current authorities of the Russian Federation</text:span>
</text:h>
      <text:p text:style-name="P4">
Author: ['АРМІЯINFORM']</text:p>
      <text:p text:style-name="P4">
Time: 2023-06-27T72:00:00-04:00</text:p>
      <text:p text:style-name="P4">
Description: About the ceremony, the intercessor of the Ministan defense of Ukraine Ganna Malelar at his own Storizi ... War with Ukraine 2022, the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sili-oboroni-ukraini-prodovzhuyut-vedennya-nastupalnoi-operacii-1.jpg" text:style-name="Internet_20_link" text:visited-style-name="Visited_20_Internet_20_Link">
sili-oboroni-ukraini-prodovzhuyut-vedennya-nastupalnoi-operacii-1.jpg</text:a>
']</text:p>
      <text:p text:style-name="P4">
Tags: ['АГРЕСІЯ РФ', 'БАХМУТ', 'ГАННА МАЛЯР']</text:p>
      <text:p text:style-name="P4">
Category: News</text:p>
      <!--METADATA-->
      <text:p text:style-name="P4">
<draw:frame draw:style-name="fr1" draw:name="Image266" text:anchor-type="as-char" svg:width="6.9236in" svg:height="3.890725in" draw:z-index="0">
<draw:image xlink:href="../Images/AРМІЯINFORM/2023-06-27T72-00-00-04-00/sili-oboroni-ukraini-prodovzhuyut-vedennya-nastupalnoi-operacii-1.jpg" xlink:type="simple" xlink:show="embed" xlink:actuate="onLoad" draw:mime-type="image/jpeg"/>
</draw:frame>
This was reported by Deputy Minister of Defense of Ukraine Anna Malyar on her page on <text:a xlink:type="simple" xlink:href="https://www.facebook.com/ganna.maliar/posts/pfbid02T9SwLYyYUzhMjiXVu9jXp6H88CVqWTqPEP46YrMacLnVjNbfGeq42Sgehy8ExDCbl" text:style-name="Internet_20_link" text:visited-style-name="Visited_20_Internet_20_Link">
Facebook</text:a>
:</text:p>
      <text:p text:style-name="P4">
“During the planning of offensive actions in the East, our military took into account the fact that the" Wagner "and the current Russian authorities. Currently, the offensive actions of the Nabakhmut direction are ongoing for the 4th day. Our defenders have an offense on the flanks daily. Gradual, but confident. In the city of Bakhmut, the state of today did not go. The liberation of this direction has its own feature, which makes the process. Bakhmut and suburbs have a developed system of engineering fortifications and an extensive network of strongholds. All this in its time was prepared by our military and local authorities for defense, in fact that it could have been holding it for so long. But now these fortifications and strongholds are busy, so to liberate these lands, a little more effort and patience are needed. ”</text:p>
      <text:p text:style-name="P4">
News Source: <text:a xlink:type="simple" xlink:href="https://armyinform.com.ua/2023/06/27/ganna-malyar-pid-chas-nastupalnyh-dij-nashi-vijskovi-vrahovuvaly-fakt-protyrich-mizh-vagnerom-ta-chynnoyu-vladoyu-rf/" text:style-name="Internet_20_link" text:visited-style-name="Visited_20_Internet_20_Link">
https://armyinform.com.ua/2023/06/27/ganna-malyar-pid-chas-nastupalnyh-dij-nashi-vijskovi-vrahovuvaly-fakt-protyrich-mizh-vagnerom-ta-chynnoyu-vladoyu-rf/</text:a>
</text:p>
      <!--NEWS-->
      <text:h text:style-name="P10" text:outline-level="1">
<text:span text:style-name="T4">
MOU Situations Center: 4 civilians were killed last day, 6 were injured</text:span>
</text:h>
      <text:p text:style-name="P4">
Author: ['АРМІЯINFORM']</text:p>
      <text:p text:style-name="P4">
Time: 2023-06-27T73: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6784eee-f5b3-4a90-ac97-e302295bf294.jpg" text:style-name="Internet_20_link" text:visited-style-name="Visited_20_Internet_20_Link">
f6784eee-f5b3-4a90-ac97-e302295bf294.jpg</text:a>
']</text:p>
      <text:p text:style-name="P4">
Tags: ['MILITARY MEDIA CENTER', 'STOPRUSSIA', 'АГРЕСІЯ РФ', 'ВІЙНА', 'ВТОРГНЕННЯ РФ']</text:p>
      <text:p text:style-name="P4">
Category: News</text:p>
      <!--METADATA-->
      <text:p text:style-name="P4">
<draw:frame draw:style-name="fr1" draw:name="Image267" text:anchor-type="as-char" svg:width="6.9236in" svg:height="4.958235in" draw:z-index="0">
<draw:image xlink:href="../Images/AРМІЯINFORM/2023-06-27T73-00-00-04-00/f6784eee-f5b3-4a90-ac97-e302295bf294.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text:a xlink:type="simple" xlink:href="https://t.me/militarymediacenter/2361" text:style-name="Internet_20_link" text:visited-style-name="Visited_20_Internet_20_Link">
reports</text:a>
Military Mediacenter in Telegrams.</text:p>
      <text:p text:style-name="P4">
From different types of weapons - mortars, tanks, artillery, RSSV, SDR, UAV, tactical aviation - 142 settlements and 15 object -infrastructure were attacked.</text:p>
      <text:p text:style-name="P4">
Previously, 4 civilians were killed and 6 were injured.</text:p>
      <text:p text:style-name="P4">
News Source: <text:a xlink:type="simple" xlink:href="https://armyinform.com.ua/2023/06/27/mynuloyi-doby-zagynulo-4-czyvilnyh-6-poraneno-sytuaczijnyj-czentr-mou/" text:style-name="Internet_20_link" text:visited-style-name="Visited_20_Internet_20_Link">
https://armyinform.com.ua/2023/06/27/mynuloyi-doby-zagynulo-4-czyvilnyh-6-poraneno-sytuaczijnyj-czentr-mou/</text:a>
</text:p>
      <!--NEWS-->
      <text:h text:style-name="P10" text:outline-level="1">
<text:span text:style-name="T4">
In different areas of the front, Ukrainian defenders managed to move to 1400 meters - Sergey Cherevaty</text:span>
</text:h>
      <text:p text:style-name="P4">
Author: ['Віктор Шубец']</text:p>
      <text:p text:style-name="P4">
Time: 2023-06-27T74:00:00-04:00</text:p>
      <text:p text:style-name="P4">
Description: “The opponent is not a polyshad of us counterattacuvati, the prota vani is to blame for nothing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ІЙНА', 'ВТОРГНЕННЯ РФ', 'СЕРГІЙ ЧЕРЕВАТИЙ']</text:p>
      <text:p text:style-name="P4">
Category: News</text:p>
      <!--METADATA-->
      <text:p text:style-name="P4">
<draw:frame draw:style-name="fr1" draw:name="Image268" text:anchor-type="as-char" svg:width="6.9236in" svg:height="4.275627in" draw:z-index="0">
<draw:image xlink:href="../Images/AРМІЯINFORM/2023-06-27T74-00-00-04-00/bahmut-sytuacziya.jpg" xlink:type="simple" xlink:show="embed" xlink:actuate="onLoad" draw:mime-type="image/jpeg"/>
</draw:frame>
Illustrative photo</text:p>
      <text:p text:style-name="P4">
"The enemy does not leave attempts to contradaciate us, but they all undergo a nother, because we know everything about the enemy and work on ahead of the ahead - destroying live power and military equipment." A spokesman for the eastern group of armed forces of Ukraine Colonel Sergey Cherevaty said this during the live broadcasting of the Unified News.</text:p>
      <ul>
        <li>
The enemy is active. In this day, in our positions, he 330 times of barrel and reactive artillery, made eight aircraft. In general, there were six fighting clashes, during which the Armed Forces of Ukraine destroyed 138 invaders, 236 - we were injured, we were captured. During this day, the rifles of the front were advanced by Ukrainian defenders to 1,400 meters. We also destroyed the Russian self-propelled artillery installation "Carnation", three armored vehicles, howitzers D-30, anti-aircraft gun C-60, unmanned aircraft "Zula", eight warehouses with ammunition, seven vehicles, which were brought to the hostile and gathering. The cherry was noted.</li>
      </ul>
      <text:p text:style-name="P4">
He also stressed that, unlike the enemy, our commanders have a considerable consciousness of fighting since 2014 and know the area perfectly, and the atom is confidently destroying the enemy.</text:p>
      <text:p text:style-name="P4">
News Source: <text:a xlink:type="simple" xlink:href="https://armyinform.com.ua/2023/06/27/na-riznyh-dilyankah-frontu-ukrayinskym-zahysnykam-vdalosya-prosunutysya-do-1400-metriv-sergij-cherevatyj/" text:style-name="Internet_20_link" text:visited-style-name="Visited_20_Internet_20_Link">
https://armyinform.com.ua/2023/06/27/na-riznyh-dilyankah-frontu-ukrayinskym-zahysnykam-vdalosya-prosunutysya-do-1400-metriv-sergij-cherevatyj/</text:a>
</text:p>
      <!--NEWS-->
      <text:h text:style-name="P10" text:outline-level="1">
<text:span text:style-name="T4">
There is every reason for Ukraine's political invitation to the Alliance - Volodymyr Zelenskyy</text:span>
</text:h>
      <text:p text:style-name="P4">
Author: ['АРМІЯINFORM']</text:p>
      <text:p text:style-name="P4">
Time: 2023-06-27T75:00:00-04:00</text:p>
      <text:p text:style-name="P4">
Description: About CE, the President of Ukraine Volodymyr Zelensky has gone. NATO. Vilnius. Ukrainia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356230162_3379247815658904_52770046898126537_n.jpg" text:style-name="Internet_20_link" text:visited-style-name="Visited_20_Internet_20_Link">
356230162_3379247815658904_52770046898126537_n.jp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269" text:anchor-type="as-char" svg:width="6.9236in" svg:height="4.615733in" draw:z-index="0">
<draw:image xlink:href="../Images/AРМІЯINFORM/2023-06-27T75-00-00-04-00/356230162_3379247815658904_52770046898126537_n.jpg" xlink:type="simple" xlink:show="embed" xlink:actuate="onLoad" draw:mime-type="image/jpeg"/>
</draw:frame>
About it <text:a xlink:type="simple" xlink:href="https://t.me/V_Zelenskiy_official/6735" text:style-name="Internet_20_link" text:visited-style-name="Visited_20_Internet_20_Link">
reported</text:a>
President of Ukraine Zelensky.</text:p>
      <text:p text:style-name="P4">
NATO. Vilnius. Ukraine.</text:p>
      <text:p text:style-name="P4">
There is every reason for Ukraine's political invitation to the Alliance. There is a complete understanding of the security guarantees for Ukraine for a while before the entry.</text:p>
      <text:p text:style-name="P4">
We work with the team to make the solution of the summit in Vilnius really meaningful.</text:p>
      <text:p text:style-name="P4">
News Source: <text:a xlink:type="simple" xlink:href="https://armyinform.com.ua/2023/06/27/ye-vsi-pidstavy-dlya-politychnogo-zaproshennya-ukrayiny-v-alyans-volodymyr-zelenskyj/" text:style-name="Internet_20_link" text:visited-style-name="Visited_20_Internet_20_Link">
https://armyinform.com.ua/2023/06/27/ye-vsi-pidstavy-dlya-politychnogo-zaproshennya-ukrayiny-v-alyans-volodymyr-zelenskyj/</text:a>
</text:p>
      <!--NEWS-->
      <text:h text:style-name="P10" text:outline-level="1">
<text:span text:style-name="T4">
During the day, the enemy has caused 20 air strikes in Ukraine</text:span>
</text:h>
      <text:p text:style-name="P4">
Author: ['АРМІЯINFORM']</text:p>
      <text:p text:style-name="P4">
Time: 2023-06-27T76:00:00-04:00</text:p>
      <text:p text:style-name="P4">
Description: About the cereal of the General Staff ZSU on his own Storinzi at Facebook. “Service of achievement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238462_raketni_udari_new_960x380_0.jpg" text:style-name="Internet_20_link" text:visited-style-name="Visited_20_Internet_20_Link">
238462_raketni_udari_new_960x380_0.jpg</text:a>
']</text:p>
      <text:p text:style-name="P4">
Tags: ['STOPRUSSIA', 'АГРЕСІЯ РФ', 'ВІЙНА', 'ВТОРГНЕННЯ РФ']</text:p>
      <text:p text:style-name="P4">
Category: News</text:p>
      <!--METADATA-->
      <text:p text:style-name="P4">
<draw:frame draw:style-name="fr1" draw:name="Image270" text:anchor-type="as-char" svg:width="6.9236in" svg:height="3.63489in" draw:z-index="0">
<draw:image xlink:href="../Images/AРМІЯINFORM/2023-06-27T76-00-00-04-00/238462_raketni_udari_new_960x380_0.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WAJ2gFCtEgS6nDXK3nehwwad81HuQZv4MVcUbMpxycMm3csyZHXxQbG1qbYxoysCl" text:style-name="Internet_20_link" text:visited-style-name="Visited_20_Internet_20_Link">
reports</text:a>
The General Staff of the Armed Forces on its Facebook page.</text:p>
      <text:p text:style-name="P4">
“During the day, Russian invaders hit the winged X-22 rocket on a suburban co-operative in the Kremenchug district of Poltava region. In addition, he was trapped in 20 aircraft blows and made more than 20 shelling of jet system fire fire on the positions of our troops and settlements.</text:p>
      <text:p text:style-name="P4">
Unfortunately, there are killed and injured among civilians and the destruction of civilian infrastructure, high -rise buildings and dozens of private residential buildings.</text:p>
      <text:p text:style-name="P4">
The likelihood of missile and aviation strikes throughout Ukraine is high, ”the message reads.</text:p>
      <text:p text:style-name="P4">
News Source: <text:a xlink:type="simple" xlink:href="https://armyinform.com.ua/2023/06/27/za-dobu-vorog-20-raziv-zavdavav-aviaudariv-po-ukrayini/" text:style-name="Internet_20_link" text:visited-style-name="Visited_20_Internet_20_Link">
https://armyinform.com.ua/2023/06/27/za-dobu-vorog-20-raziv-zavdavav-aviaudariv-po-ukrayini/</text:a>
</text:p>
      <!--NEWS-->
      <text:h text:style-name="P10" text:outline-level="1">
<text:span text:style-name="T4">
The EU will promote the Ukrainian formula of peace in the world</text:span>
</text:h>
      <text:p text:style-name="P4">
Author: ['АРМІЯINFORM']</text:p>
      <text:p text:style-name="P4">
Time: 2023-06-27T77:00:00-04:00</text:p>
      <text:p text:style-name="P4">
Description: The Hovropysk Union Pidrima, Ukrainian Formula to the world is vintable at SVITI.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formula.jpg" text:style-name="Internet_20_link" text:visited-style-name="Visited_20_Internet_20_Link">
formula.jpg</text:a>
']</text:p>
      <text:p text:style-name="P4">
Tags: ['ВОЛОДИМИР ЗЕЛЕНСЬКИЙ', 'ПРЕЗИДЕНТ УКРАЇНИ', 'ФОРМУЛА МИРУ']</text:p>
      <text:p text:style-name="P4">
Category: News</text:p>
      <!--METADATA-->
      <text:p text:style-name="P4">
<draw:frame draw:style-name="fr1" draw:name="Image271" text:anchor-type="as-char" svg:width="6.9236in" svg:height="3.894525in" draw:z-index="0">
<draw:image xlink:href="../Images/AРМІЯINFORM/2023-06-27T77-00-00-04-00/formula.jpg" xlink:type="simple" xlink:show="embed" xlink:actuate="onLoad" draw:mime-type="image/jpeg"/>
</draw:frame>
The European Union supports the Ukrainian formula of peace and promote it in the world.</text:p>
      <text:p text:style-name="P4">
About it <text:a xlink:type="simple" xlink:href="https://www.eeas.europa.eu/eeas/foreign-affairs-council-press-remarks-high-representative-josep-borrell-press-conference-1_en" text:style-name="Internet_20_link" text:visited-style-name="Visited_20_Internet_20_Link">
reported</text:a>
EU High Representative for Foreign Affairs and Security Policy Josep Borrel.</text:p>
      <text:p text:style-name="P4">
“We have again declared our support for the formula of peace, which Ukraine promotes, we are deduction for the most wide support. It will be a lot of work for the European Foreign Action Service, as well as for me to achieve the support of Ukraine around the world, support for just, honest and prolonged, ”said Josep Borrel.</text:p>
      <text:p text:style-name="P4">
We will remind, President of Ukraine Volodymyr Zelenskyy <text:a xlink:type="simple" xlink:href="https://armyinform.com.ua/2022/11/15/samit-g20-osnovni-tezy-ta-zayavy-pershogo-dnya/" text:style-name="Internet_20_link" text:visited-style-name="Visited_20_Internet_20_Link">
presented</text:a>
Ukrainian peace formula at the G20 summit. It provides for the ten components - from nuclear and radiation safety to reliable fixation of war with international guarantees of Ukraine and the withdrawal of troops of the Russian Federation.</text:p>
      <text:p text:style-name="P4">
News Source: <text:a xlink:type="simple" xlink:href="https://armyinform.com.ua/2023/06/27/yevrosoyuz-prosuvatyme-u-sviti-ukrayinsku-formulu-myru/" text:style-name="Internet_20_link" text:visited-style-name="Visited_20_Internet_20_Link">
https://armyinform.com.ua/2023/06/27/yevrosoyuz-prosuvatyme-u-sviti-ukrayinsku-formulu-myru/</text:a>
</text:p>
      <!--NEWS-->
      <text:h text:style-name="P10" text:outline-level="1">
<text:span text:style-name="T4">
The army conducted field classes with young residents of Kharkiv region</text:span>
</text:h>
      <text:p text:style-name="P4">
Author: ['Дмитро Горбунов']</text:p>
      <text:p text:style-name="P4">
Time: 2023-06-27T78:00:00-04:00</text:p>
      <text:p text:style-name="P4">
Description: On the Kharkivshchyskiy Vіskovo service of the same time, the TCC TO Ts was at once Iz Fakhivtsi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harkiv-dity-1.jpg" text:style-name="Internet_20_link" text:visited-style-name="Visited_20_Internet_20_Link">
harkiv-dity-1.jpg</text:a>
', '<text:a xlink:type="simple" xlink:href="https://armyinform.com.ua/wp-content/uploads/2023/06/harkiv-dity-7-150x150.jpg" text:style-name="Internet_20_link" text:visited-style-name="Visited_20_Internet_20_Link">
harkiv-dity-7-150x150.jpg</text:a>
', '<text:a xlink:type="simple" xlink:href="https://armyinform.com.ua/wp-content/uploads/2023/06/harkiv-dity-6-150x150.jpg" text:style-name="Internet_20_link" text:visited-style-name="Visited_20_Internet_20_Link">
harkiv-dity-6-150x150.jpg</text:a>
', '<text:a xlink:type="simple" xlink:href="https://armyinform.com.ua/wp-content/uploads/2023/06/harkiv-dity-5-150x150.jpg" text:style-name="Internet_20_link" text:visited-style-name="Visited_20_Internet_20_Link">
harkiv-dity-5-150x150.jpg</text:a>
', '<text:a xlink:type="simple" xlink:href="https://armyinform.com.ua/wp-content/uploads/2023/06/harkiv-dity-4-150x150.jpg" text:style-name="Internet_20_link" text:visited-style-name="Visited_20_Internet_20_Link">
harkiv-dity-4-150x150.jpg</text:a>
', '<text:a xlink:type="simple" xlink:href="https://armyinform.com.ua/wp-content/uploads/2023/06/harkiv-dity-5-1-150x150.jpg" text:style-name="Internet_20_link" text:visited-style-name="Visited_20_Internet_20_Link">
harkiv-dity-5-1-150x150.jpg</text:a>
']</text:p>
      <text:p text:style-name="P4">
Tags: ['STOPRUSSIA', 'АГРЕСІЯ РФ', 'ВІЙНА', 'ВТОРГНЕННЯ РФ', 'ХАРКІВЩИНА']</text:p>
      <text:p text:style-name="P4">
Category: News</text:p>
      <!--METADATA-->
      <text:p text:style-name="P4">
<draw:frame draw:style-name="fr1" draw:name="Image272" text:anchor-type="as-char" svg:width="6.9236in" svg:height="5.1927in" draw:z-index="0">
<draw:image xlink:href="../Images/AРМІЯINFORM/2023-06-27T78-00-00-04-00/harkiv-dity-1.jpg" xlink:type="simple" xlink:show="embed" xlink:actuate="onLoad" draw:mime-type="image/jpeg"/>
</draw:frame>
In Kharkiv region, servicemen of one of the district shopping center and JV, together with the Factors of the Scorpion Military Sports Club, conducted unscheduled practical and their young pupils.</text:p>
      <text:p text:style-name="P4">
Thus, at the summer base of the club for children aged 7–15 years of age from among the forced people, residents liberated from the occupiers of settlements and those who are at war at the front, the army organized an exhibition They showed how to use the techniques of mental -mastering.</text:p>
      <text:p text:style-name="P4">
<text:a xlink:type="simple" xlink:href="https://armyinform.com.ua/wp-content/uploads/2023/06/harkiv-dity-7.jpg" text:style-name="Internet_20_link" text:visited-style-name="Visited_20_Internet_20_Link">
!(Images/AРМІЯINFORM/2023-06-27T78-00-00-04-00/harkiv-dity-7-150x150.jpg)</text:a>
</text:p>
      <text:p text:style-name="P4">
<text:a xlink:type="simple" xlink:href="https://armyinform.com.ua/wp-content/uploads/2023/06/harkiv-dity-6.jpg" text:style-name="Internet_20_link" text:visited-style-name="Visited_20_Internet_20_Link">
<draw:frame draw:style-name="fr1" draw:name="Image273" text:anchor-type="as-char" svg:width="6.9236in" svg:height="6.9236in" draw:z-index="0">
<draw:image xlink:href="../Images/AРМІЯINFORM/2023-06-27T78-00-00-04-00/harkiv-dity-6-150x150.jpg" xlink:type="simple" xlink:show="embed" xlink:actuate="onLoad" draw:mime-type="image/jpeg"/>
</draw:frame>
</text:a>
</text:p>
      <text:p text:style-name="P4">
<text:a xlink:type="simple" xlink:href="https://armyinform.com.ua/wp-content/uploads/2023/06/harkiv-dity-5.jpg" text:style-name="Internet_20_link" text:visited-style-name="Visited_20_Internet_20_Link">
<draw:frame draw:style-name="fr1" draw:name="Image274" text:anchor-type="as-char" svg:width="6.9236in" svg:height="6.9236in" draw:z-index="0">
<draw:image xlink:href="../Images/AРМІЯINFORM/2023-06-27T78-00-00-04-00/harkiv-dity-5-150x150.jpg" xlink:type="simple" xlink:show="embed" xlink:actuate="onLoad" draw:mime-type="image/jpeg"/>
</draw:frame>
</text:a>
According to the psychologist of one of the RTC and JV, located in Kharkiv, the employee of Inna Verevkina, by prior agreement, defenders and defenders of Ukraine will conduct similar classes with other children who will get to the underlying changes of the military and sports club.</text:p>
      <ul>
        <li>
The eyes of boys and girls were just burning from all the military, - says Inna Verevkin. - Of course, we did not put grades, but throughout the day the children showed strong attention and perseverance during the mastering of military affairs. We now have many tasks, but for the sake of young patriots we will come there periodically to share our knowledge.</li>
      </ul>
      <text:p text:style-name="P4">
<text:a xlink:type="simple" xlink:href="https://armyinform.com.ua/wp-content/uploads/2023/06/harkiv-dity-4-scaled.jpg" text:style-name="Internet_20_link" text:visited-style-name="Visited_20_Internet_20_Link">
!(Images/AРМІЯINFORM/2023-06-27T78-00-00-04-00/harkiv-dity-4-150x150.jpg)</text:a>
</text:p>
      <text:p text:style-name="P4">
<text:a xlink:type="simple" xlink:href="https://armyinform.com.ua/wp-content/uploads/2023/06/harkiv-dity-5-1.jpg" text:style-name="Internet_20_link" text:visited-style-name="Visited_20_Internet_20_Link">
<draw:frame draw:style-name="fr1" draw:name="Image275" text:anchor-type="as-char" svg:width="6.9236in" svg:height="6.9236in" draw:z-index="0">
<draw:image xlink:href="../Images/AРМІЯINFORM/2023-06-27T78-00-00-04-00/harkiv-dity-5-1-150x150.jpg" xlink:type="simple" xlink:show="embed" xlink:actuate="onLoad" draw:mime-type="image/jpeg"/>
</draw:frame>
</text:a>
After this first practical training, the military personnel of the armed force Ukraine, together with the club management, developed a conditional program of the next zoom. Incidentally, they decided to include another issue of mine safety and a differentiation, which is currently relevant for the frontline.</text:p>
      <text:p text:style-name="P4">
<text:span text:style-name="T5">
Opto Inna Vereovkina</text:span>
</text:p>
      <text:p text:style-name="P4">
News Source: <text:a xlink:type="simple" xlink:href="https://armyinform.com.ua/2023/06/27/armijczi-provely-polovi-zanyattya-z-yunymy-meshkanczyamy-harkivshhyny/" text:style-name="Internet_20_link" text:visited-style-name="Visited_20_Internet_20_Link">
https://armyinform.com.ua/2023/06/27/armijczi-provely-polovi-zanyattya-z-yunymy-meshkanczyamy-harkivshhyny/</text:a>
</text:p>
      <!--NEWS-->
      <text:h text:style-name="P10" text:outline-level="1">
<text:span text:style-name="T4">
In Britain, the Armed Forces doctors have been trained with Takmedu as part of the Operation Orbital program</text:span>
</text:h>
      <text:p text:style-name="P4">
Author: ['АРМІЯINFORM']</text:p>
      <text:p text:style-name="P4">
Time: 2023-06-27T79:00:00-04:00</text:p>
      <text:p text:style-name="P4">
Description: 49 Ukrainian VIISKOVIKH MEDIKIV passed by the Great British in the framework of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6651577_612684724377943_7241031397370475304_n.jpg" text:style-name="Internet_20_link" text:visited-style-name="Visited_20_Internet_20_Link">
356651577_612684724377943_7241031397370475304_n.jpg</text:a>
', '<text:a xlink:type="simple" xlink:href="https://armyinform.com.ua/wp-content/uploads/2023/06/356597397_612684587711290_1826643262037779634_n-150x150.jpg" text:style-name="Internet_20_link" text:visited-style-name="Visited_20_Internet_20_Link">
356597397_612684587711290_1826643262037779634_n-150x150.jpg</text:a>
', '<text:a xlink:type="simple" xlink:href="https://armyinform.com.ua/wp-content/uploads/2023/06/356836294_612684557711293_2143445195246453348_n-150x150.jpg" text:style-name="Internet_20_link" text:visited-style-name="Visited_20_Internet_20_Link">
356836294_612684557711293_2143445195246453348_n-150x150.jpg</text:a>
', '<text:a xlink:type="simple" xlink:href="https://armyinform.com.ua/wp-content/uploads/2023/06/356857179_612684707711278_7458639319069509451_n-150x150.jpg" text:style-name="Internet_20_link" text:visited-style-name="Visited_20_Internet_20_Link">
356857179_612684707711278_7458639319069509451_n-150x150.jpg</text:a>
', '<text:a xlink:type="simple" xlink:href="https://armyinform.com.ua/wp-content/uploads/2023/06/356255097_612684081044674_870728103359450896_n-150x150.jpg" text:style-name="Internet_20_link" text:visited-style-name="Visited_20_Internet_20_Link">
356255097_612684081044674_870728103359450896_n-150x150.jpg</text:a>
']</text:p>
      <text:p text:style-name="P4">
Tags: ['БРИТАНІЯ', 'ГШ ЗС УКРАЇНИ', 'НАВЧАННЯ', 'ТАКМЕДИЦИНА']</text:p>
      <text:p text:style-name="P4">
Category: News</text:p>
      <!--METADATA-->
      <text:p text:style-name="P4">
<draw:frame draw:style-name="fr1" draw:name="Image276" text:anchor-type="as-char" svg:width="6.9236in" svg:height="4.615733in" draw:z-index="0">
<draw:image xlink:href="../Images/AРМІЯINFORM/2023-06-27T79-00-00-04-00/356651577_612684724377943_7241031397370475304_n.jpg" xlink:type="simple" xlink:show="embed" xlink:actuate="onLoad" draw:mime-type="image/jpeg"/>
</draw:frame>
49 Ukrainian military doctors have been trained with Takmed in Great Britain as part of the Operation Orbital program.</text:p>
      <text:p text:style-name="P4">
About it <text:a xlink:type="simple" xlink:href="https://www.facebook.com/GeneralStaff.ua/posts/pfbid0P15TFhhkaA5givSGsomTXX7GsNkkdZVb8M3jRNhobB8pd9Mtacf4Xu5q6ctyKNSql" text:style-name="Internet_20_link" text:visited-style-name="Visited_20_Internet_20_Link">
informs</text:a>
The General Staff of the Armed Forces of Ukraine.</text:p>
      <text:p text:style-name="P4">
This is a unique course that the British army conducts with representatives of Niestland and Iceland. Ukrainians are taught:</text:p>
      <ul>
        <li>
mass inspection of wounded with various injuries; * providing assistance to victims with serious injuries caused by explosions and small arms; * assistance and ways to safely remove the victims from civilian and military vehicles; * evacuation of the wounded under fire.</li>
      </ul>
      <text:p text:style-name="P4">
<text:a xlink:type="simple" xlink:href="https://armyinform.com.ua/wp-content/uploads/2023/06/356597397_612684587711290_1826643262037779634_n.jpg" text:style-name="Internet_20_link" text:visited-style-name="Visited_20_Internet_20_Link">
!(Images/AРМІЯINFORM/2023-06-27T79-00-00-04-00/356597397_612684587711290_1826643262037779634_n-150x150.jpg)</text:a>
</text:p>
      <text:p text:style-name="P4">
<text:a xlink:type="simple" xlink:href="https://armyinform.com.ua/wp-content/uploads/2023/06/356836294_612684557711293_2143445195246453348_n.jpg" text:style-name="Internet_20_link" text:visited-style-name="Visited_20_Internet_20_Link">
<draw:frame draw:style-name="fr1" draw:name="Image277" text:anchor-type="as-char" svg:width="6.9236in" svg:height="6.9236in" draw:z-index="0">
<draw:image xlink:href="../Images/AРМІЯINFORM/2023-06-27T79-00-00-04-00/356836294_612684557711293_2143445195246453348_n-150x150.jpg" xlink:type="simple" xlink:show="embed" xlink:actuate="onLoad" draw:mime-type="image/jpeg"/>
</draw:frame>
</text:a>
</text:p>
      <text:p text:style-name="P4">
<text:a xlink:type="simple" xlink:href="https://armyinform.com.ua/wp-content/uploads/2023/06/356857179_612684707711278_7458639319069509451_n.jpg" text:style-name="Internet_20_link" text:visited-style-name="Visited_20_Internet_20_Link">
<draw:frame draw:style-name="fr1" draw:name="Image278" text:anchor-type="as-char" svg:width="6.9236in" svg:height="6.9236in" draw:z-index="0">
<draw:image xlink:href="../Images/AРМІЯINFORM/2023-06-27T79-00-00-04-00/356857179_612684707711278_7458639319069509451_n-150x150.jpg" xlink:type="simple" xlink:show="embed" xlink:actuate="onLoad" draw:mime-type="image/jpeg"/>
</draw:frame>
</text:a>
</text:p>
      <text:p text:style-name="P4">
<text:a xlink:type="simple" xlink:href="https://armyinform.com.ua/wp-content/uploads/2023/06/356255097_612684081044674_870728103359450896_n.jpg" text:style-name="Internet_20_link" text:visited-style-name="Visited_20_Internet_20_Link">
<draw:frame draw:style-name="fr1" draw:name="Image279" text:anchor-type="as-char" svg:width="6.9236in" svg:height="6.9236in" draw:z-index="0">
<draw:image xlink:href="../Images/AРМІЯINFORM/2023-06-27T79-00-00-04-00/356255097_612684081044674_870728103359450896_n-150x150.jpg" xlink:type="simple" xlink:show="embed" xlink:actuate="onLoad" draw:mime-type="image/jpeg"/>
</draw:frame>
</text:a>
"When returning home, doctors will transfer knowledge of first aid to other military personnel of the Armed Forces of Ukraine," - the message reads.</text:p>
      <text:p text:style-name="P4">
News Source: <text:a xlink:type="simple" xlink:href="https://armyinform.com.ua/2023/06/27/u-brytaniyi-medyky-zsu-projshly-navchannya-z-takmedu-v-ramkah-programy-operation-orbital/" text:style-name="Internet_20_link" text:visited-style-name="Visited_20_Internet_20_Link">
https://armyinform.com.ua/2023/06/27/u-brytaniyi-medyky-zsu-projshly-navchannya-z-takmedu-v-ramkah-programy-operation-orbital/</text:a>
</text:p>
      <!--NEWS-->
      <text:h text:style-name="P10" text:outline-level="1">
<text:span text:style-name="T4">
Stoltenberg warned allies from underestimation of the Russian Federation and called for help to help Ukraine</text:span>
</text:h>
      <text:p text:style-name="P4">
Authors: Ukrinform (Person)</text:p>
      <text:p text:style-name="P4">
Publisher: Укринформ (Organization)</text:p>
      <text:p text:style-name="P4">
Published Time: 2023-06-27T7:50:00+03:00</text:p>
      <text:p text:style-name="P4">
Modified Time: 2023-06-27T22:50:00+03:00</text:p>
      <text:p text:style-name="P4">
Description: NATO Secretary General Jens Stoltenberg warned allies on the Alliance against the underestimation to Russia, although recent events have proved the instability of this country, and called on to continue to support Ukraine in its efforts to protect against Russian aggression. - Ukrinform.</text:p>
      <text:p text:style-name="P4">
Images: ['<text:a xlink:type="simple" xlink:href="https://static.ukrinform.com/photos/2022_12/thumb_files/630_360_1669912772-442.jpg" text:style-name="Internet_20_link" text:visited-style-name="Visited_20_Internet_20_Link">
630_360_16699...</text:a>
']</text:p>
      <text:p text:style-name="P4">
Tags: ['Євросоюз', 'НАТО', 'Столтенберг', 'Україна', 'Агресія РФ', 'Росія', 'Війна з Росією']</text:p>
      <text:p text:style-name="P4">
Type: Article</text:p>
      <!--METADATA-->
      <text:p text:style-name="P4">
<draw:frame draw:style-name="fr1" draw:name="Image280" text:anchor-type="as-char" svg:width="6.9236in" svg:height="3.956343in" draw:z-index="0">
<draw:image xlink:href="../Images/yкринформ/2023-06-27T7-50-00-03-00/630_360_1669912772-442.jpg" xlink:type="simple" xlink:show="embed" xlink:actuate="onLoad" draw:mime-type="image/jpeg"/>
</draw:frame>
The NATO Secretary General Stoltenberg warned the Allies on the Alliance against the underestimation of the NATUS of Russia, although recent events have testified to this country's instability, tagging continued to continue to support Ukraine in its efforts to protect the antispan.</text:p>
      <text:p text:style-name="P4">
Jens Stoltenberg stated this in the Hague today during a press conference with the participation of a working meeting with the participation of heads of state and governments of Lithuania, Poland, Romania, Albania, Belgium, the Netherlands and Norway, Correspondentt.</text:p>
      <text:p text:style-name="P4">
“We have all seen events in Russia over the past days. This is an internal business. But it is obvious that President Putin's criminal war against Ukraine deepened sections and created a new tension in Russia itself. At the same time, we cannot underestimate it. It is even more important to continue our help for Ukraine. I expect that during a summit in Vilnius in a few weeks we will make a clear message about our obligations, ”said the Alliance head.</text:p>
      <text:p text:style-name="P4">
<text:span text:style-name="T5">
!(https://www.ukrinform.ua/rubric-world/3728528-kraini-baltii-zaklikaut-nato-posiliti-shidni-kordoni-cerez-vagnerivciv-u-bilorusi.html)</text:span>
*</text:p>
      <text:p text:style-name="P4">
He noted that the Armed Forces of Ukraine are currently continuing the counter -offensive. Weighing fighting, but Ukrainians are successful. According to Stoltenberg that the lands of Ukraine will be able to release, the stronger their positions will be a predetermined negotiation table in the future.</text:p>
      <text:p text:style-name="P4">
The NATO Secretary General thanked the Netherlands and allies who participated in the work meeting for providing critical assistance to Ukraine. The contribution to a wide NATO assistance for Ukraine, as well as the initiative of the leadership of the Netherlands and Denmark on the preparation of Ukrainian pilots for the F-16.</text:p>
      <text:p text:style-name="P4">
“At the summit we will agree a long -term program for Ukraine, and update our political connections. This will lead to Ukraine closer to its legal place in NATO, ”Stoltenberg said.</text:p>
      <text:p text:style-name="P4">
<text:span text:style-name="T4">
 Read also: </text:span>
 <text:span text:style-name="T4">
 <text:a xlink:type="simple" xlink:href="https://www.ukrinform.ua/rubric-ato/3727856-dania-pocala-navcanna-ukrainskih-pilotiv-na-f16.html" text:style-name="Internet_20_link" text:visited-style-name="Visited_20_Internet_20_Link">
Denmark began training Ukrainian pilots on F-16</text:a>
 </text:span>
</text:p>
      <text:p text:style-name="P4">
The NATO leader expressed confidence that during a summit in Vilnius, the Allies will take a new level of defense contributions, where 2 percent of GDP will be a minimally possible "floor" rather than a "ceiling" of such costs.</text:p>
      <text:p text:style-name="P4">
"The Russian war against Ukraine demonstrates that we cannot perceive peace as a reference, and that we have to invest in our own security anymore," - added Stoltenberg.</text:p>
      <text:p text:style-name="P4">
<text:span text:style-name="T4">
 Read also: </text:span>
 <text:span text:style-name="T4">
 <text:a xlink:type="simple" xlink:href="https://www.ukrinform.ua/rubric-polytics/3728503-ukraina-ocikue-na-samiti-u-vilnusi-duze-silnogo-signalu-sodo-vstupu-v-nato-ermak.html" text:style-name="Internet_20_link" text:visited-style-name="Visited_20_Internet_20_Link">
Ukraine expects at a summit in Vilnius a "very strong signal" regarding NATO's accession - Yermak</text:a>
</text:span>
</text:p>
      <text:p text:style-name="P4">
As it was reported, the next NATO summit, which will take place in Vilnius, will consider the continuation of assistance for Ukraine in its maintenance against Russian aggression among the main issues. Ukraine expects specific more than the country's path to NATO membership and security for safety from this meeting to prevent Ukraine's safety to prevent the likely repetition of Russian aggression to the intelligent aggression.</text:p>
      <text:p text:style-name="P4">
News Source: <text:a xlink:type="simple" xlink:href="https://www.ukrinform.ua/rubric-world/3728546-stoltenberg-zasterig-souznikiv-vid-nedoocinki-rf-ta-zaklikav-nadali-dopomagati-ukraini.html" text:style-name="Internet_20_link" text:visited-style-name="Visited_20_Internet_20_Link">
https://www.ukrinform.ua/rubric-world/3728546-stoltenberg-zasterig-souznikiv-vid-nedoocinki-rf-ta-zaklikav-nadali-dopomagati-ukraini.html</text:a>
</text:p>
      <!--NEWS-->
      <text:h text:style-name="P10" text:outline-level="1">
<text:span text:style-name="T4">
Valery Zaluzhny with Lieutenant General Sergey Shaptali checked work at troops of the North Troops Management</text:span>
</text:h>
      <text:p text:style-name="P4">
Author: ['АРМІЯINFORM']</text:p>
      <text:p text:style-name="P4">
Time: 2023-06-27T80:00:00-04:00</text:p>
      <text:p text:style-name="P4">
Description: At once, the chief of the General Staff of the Zbroin forces of Ukraine, Lieutenant General Sergeym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АЛЕРІЙ ЗАЛУЖНИЙ', 'ВІЙНА', 'ВТОРГНЕННЯ РФ', 'СЕРГІЙ ШАПТАЛА']</text:p>
      <text:p text:style-name="P4">
Category: News</text:p>
      <!--METADATA-->
      <text:p text:style-name="P4">
Together with the Chief of the General Staff of the Armed Forces of Ukraine, Lieutenant General Sergey Shaptala carried out work at the points of management of the North military operational command.</text:p>
      <text:p text:style-name="P4">
In the area of responsibility of the group, the enemy continues the systematic artillery units of the border regions of Chernihiv and Sumy regions and use the design and intelligence groups.</text:p>
      <text:p text:style-name="P4">
Our military does not lose vigilance, conduct intelligence and work constantly over the improvement of their defense capabilities.</text:p>
      <text:p text:style-name="P4">
We track the enemy in the north, ready to give a decent repulsion.</text:p>
      <text:p text:style-name="P4">
News Source: <text:a xlink:type="simple" xlink:href="https://armyinform.com.ua/2023/06/27/valerij-zaluzhnyj-z-general-lejtenantom-sergiyem-shaptaloyu-pereviryly-robotu-na-punktah-upravlinnya-vijsk-ok-pivnich/" text:style-name="Internet_20_link" text:visited-style-name="Visited_20_Internet_20_Link">
https://armyinform.com.ua/2023/06/27/valerij-zaluzhnyj-z-general-lejtenantom-sergiyem-shaptaloyu-pereviryly-robotu-na-punktah-upravlinnya-vijsk-ok-pivnich/</text:a>
</text:p>
      <!--NEWS-->
      <text:h text:style-name="P10" text:outline-level="1">
<text:span text:style-name="T4">
Front guns are testing a unique complex- "Invisible" arthraun: Report from "zeros"</text:span>
</text:h>
      <text:p text:style-name="P4">
Author: ['Віктор Шевченко']</text:p>
      <text:p text:style-name="P4">
Time: 2023-06-27T81:00:00-04:00</text:p>
      <text:p text:style-name="P4">
Description: Ukrainian Army Daedalus BISH WID WIDELIKH RADYANSKY METHODIV Deliver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50.jpg" text:style-name="Internet_20_link" text:visited-style-name="Visited_20_Internet_20_Link">
golovna-50.jpg</text:a>
', '<text:a xlink:type="simple" xlink:href="https://armyinform.com.ua/wp-content/uploads/2023/06/1-88.jpg" text:style-name="Internet_20_link" text:visited-style-name="Visited_20_Internet_20_Link">
1-88.jpg</text:a>
', '<text:a xlink:type="simple" xlink:href="https://armyinform.com.ua/wp-content/uploads/2023/06/bez-ymeny-koe1.jpg" text:style-name="Internet_20_link" text:visited-style-name="Visited_20_Internet_20_Link">
bez-ymeny-koe1.jpg</text:a>
', '<text:a xlink:type="simple" xlink:href="https://armyinform.com.ua/wp-content/uploads/2023/06/foto-3-19.jpg" text:style-name="Internet_20_link" text:visited-style-name="Visited_20_Internet_20_Link">
foto-3-19.jpg</text:a>
', '<text:a xlink:type="simple" xlink:href="https://armyinform.com.ua/wp-content/uploads/2023/06/4-63-150x150.jpg" text:style-name="Internet_20_link" text:visited-style-name="Visited_20_Internet_20_Link">
4-63-150x150.jpg</text:a>
', '<text:a xlink:type="simple" xlink:href="https://armyinform.com.ua/wp-content/uploads/2023/06/5-55-150x150.jpg" text:style-name="Internet_20_link" text:visited-style-name="Visited_20_Internet_20_Link">
5-55-150x150.jpg</text:a>
', '<text:a xlink:type="simple" xlink:href="https://armyinform.com.ua/wp-content/uploads/2023/06/6-50.jpg" text:style-name="Internet_20_link" text:visited-style-name="Visited_20_Internet_20_Link">
6-50.jpg</text:a>
']</text:p>
      <text:p text:style-name="P4">
Tags: ['ВТОРГНЕННЯ РФ', 'ГАРМАШІ']</text:p>
      <text:p text:style-name="P4">
Category: News</text:p>
      <!--METADATA-->
      <text:p text:style-name="P4">
<draw:frame draw:style-name="fr1" draw:name="Image281" text:anchor-type="as-char" svg:width="6.9236in" svg:height="5.1927in" draw:z-index="0">
<draw:image xlink:href="../Images/AРМІЯINFORM/2023-06-27T81-00-00-04-00/golovna-50.jpg" xlink:type="simple" xlink:show="embed" xlink:actuate="onLoad" draw:mime-type="image/jpeg"/>
</draw:frame>
<text:span text:style-name="T4">
 _ The Ukrainian army is increasingly moving away from outdated Soviet management methods, mastering the latest domestic developments. Remember, for example, the introduction of a protected combat system of management of the tactical link "Nettle", without which no combat unit now does? Now the Armed Forces have every chance of weaponing another unique development _ </text:span>
 <text:span text:style-name="T5">
— <text:span text:style-name="T4">
 an automated and remote control system of artillery intelligence <text:span text:style-name="T5">
barak</text:span>
, which cannot be detected by any technical means. And this is because it gives a clear "tight" of the coordinates of the work of even a large caliber -gun at a distance of 12 km, and mortars and artillery </text:span>
 —</text:span>
 ** _ up to 30 km.</text:p>
      <text:p text:style-name="P4">
Correspondent <text:a xlink:type="simple" xlink:href="https://armyinform.com.ua/" text:style-name="Internet_20_link" text:visited-style-name="Visited_20_Internet_20_Link">
Armyinform</text:a>
He had a conversation about this development with the chief of artillery of one of the individual infantry brigades that nowadays the invaders in the Donetsk direction. Lieutenant Colonel Vitaliy Podvysotsky Testatta helps to improve the truly unique invention of his author and his large team of like -minded people for almost a year. According to him, the development is already practical to wide use in the Armed Forces.</text:p>
      <text:p text:style-name="P4">
<draw:frame draw:style-name="fr1" draw:name="Image282" text:anchor-type="as-char" svg:width="6.9236in" svg:height="4.615733in" draw:z-index="0">
<draw:image xlink:href="../Images/AРМІЯINFORM/2023-06-27T81-00-00-04-00/1-88.jpg" xlink:type="simple" xlink:show="embed" xlink:actuate="onLoad" draw:mime-type="image/jpeg"/>
</draw:frame>
*!</text:p>
      <ul>
        <li>
This development appeared in us last summer, after the beginning of the Great War. In her minds, we needed to have the most effective means of counteracting the occupiers, based on the correlation of our forces and means. What we did not meet us for many reasons, including the moral and physical obsolescence of the Soviet model systems. It is a very painful topic for artillery. Therefore, when we met the Odessa inventor scientist, who was already related to the development of acoustic intelligence systems, we have started active cooperation.</li>
      </ul>
      <text:p text:style-name="P4">
Honestly, I did not believe at first that <text:span text:style-name="T5">
barak</text:span>
 would work effectively when a team of like -minded people and colleagues of the inventor with some thamphon and microphones came to the front. But we urgently needed some new tool of artillery intelligence, first of all, for an effective counter -battery fight against the enemy. Therefore, we joined their work, and in the summer of Odessa we were given to us for testing a pilot version of the complex <text:span text:style-name="T5">
barak</text:span>
.</text:p>
      <ul>
        <li>
          <text:span text:style-name="T4">
 What <text:span text:style-name="T5">
bar</text:span>
 <text:span text:style-name="T5">
k</text:span>
 is self -and physically? </text:span>
        </li>
      </ul>
      <text:p text:style-name="P4">
<draw:frame draw:style-name="fr1" draw:name="Image283" text:anchor-type="as-char" svg:width="6.9236in" svg:height="5.1927in" draw:z-index="0">
<draw:image xlink:href="../Images/AРМІЯINFORM/2023-06-27T81-00-00-04-00/bez-ymeny-koe1.jpg" xlink:type="simple" xlink:show="embed" xlink:actuate="onLoad" draw:mime-type="image/jpeg"/>
</draw:frame>
The first version of the barracks</text:p>
      <text:p text:style-name="P4">
But at the moment we have reached the next. Now we are filled with accurate coordinating articles and individual enemy guns at distances of up to 30 kilometers. We have the most accurate data if we fire from distances of U18-24 kilometers. We spend no more than five seconds on "sampling". After that, with the help of <text:span text:style-name="T5">
barak</text:span>
 operators, we compare our data with the data of our "birds", which are almost constantly spreading in the sky and are with operators_Barak_ on direct communication online, information from tactical intelligence, we get the same coordinates of goals.</text:p>
      <ul>
        <li>
          <text:p text:style-name="P4">
<text:span text:style-name="T4">
 Mr. Vitaliy, what is this complex physically? </text:span>
</text:p>
        </li>
        <li>
          <text:p text:style-name="P4">
It is easy to work, does not require large human or material costs. Physically, it is eight, and, if necessary, small, small modules of directional action, which are located according to certain schemes of tacked, for several kilometers. They work around the clock, independently of each other, having every energy supply for 5-7 days. Software is constantly being improved taking into account various factors that fall to the work of the complex. It is the intensity and massness of the work of the gate -artillery, each barrel of which <text:span text:style-name="T5">
barak</text:span>
 should be astonished, the time of day, the temperature environment, etc. The latest updates that have made for <text:span text:style-name="T5">
barak</text:span>
 Odessa are an opportunity to shine the spans of Iranian "Shahmed", as well as a module or system -module when the sounds of outputs are fuzzy. Bazazvis for determining goals is constantly updated, up to calibers less than 82 millimeters. By the way, the latest version of the complex <text:span text:style-name="T5">
barak</text:span>
 is already actively used directly on the Odessa coast.</text:p>
        </li>
        <li>
          <text:p text:style-name="P4">
<text:span text:style-name="T4">
 Modules can be controlled remotely? </text:span>
</text:p>
        </li>
        <li>
          <text:p text:style-name="P4">
So. If the operator receives from the air intelligence data about the work of the artillery -protector that leads fire on us, and <text:span text:style-name="T5">
barak</text:span>
 it "does not see" at all, Vinidststentally makes a restart of a module, seeks and changes frequency -determination, etc. The operator also has the opportunity to process the obtained data with software algorithms, which, according to the expert, will determine the most precise coordinates of the goals. The data obtained shall be transmitted to the senior boss, who already enforce the expediency or possibility of using the fire in response.</text:p>
        </li>
      </ul>
      <text:p text:style-name="P4">
<draw:frame draw:style-name="fr1" draw:name="Image284" text:anchor-type="as-char" svg:width="6.9236in" svg:height="3.894525in" draw:z-index="0">
<draw:image xlink:href="../Images/AРМІЯINFORM/2023-06-27T81-00-00-04-00/foto-3-19.jpg" xlink:type="simple" xlink:show="embed" xlink:actuate="onLoad" draw:mime-type="image/jpeg"/>
</draw:frame>
</text:p>
      <ul>
        <li>
          <text:p text:style-name="P4">
As far as I know, there are no world analogues of the world at all. At least by dimensions, survivability, mobility, ease of application and service, width of the observation strip and accuracy during the coverage of a total number of goals. And most importantly - it has a passive effect, it is planned to detect any technical means. He is not capable of influencing the enemy radio struggle. Moreover, it is planted to destroy it physically, such as acoustic intelligence station for a false or armored database. Try to find in the fields and forestry in a few kilometers eight dug and masked under the locality or soils of the case with a suitcase-diploma!Even if the number of them will be accidentally destroyed or failed, the complex will act. The module does not give any radiation, even thermal, and how operators receive information from them - the "secret of the firm".</text:p>
        </li>
        <li>
          <text:p text:style-name="P4">
<text:span text:style-name="T4">
 How long does the algorithm take: "Severe" Coordinates goals - data transfer - a decision - a fire in response? </text:span>
</text:p>
        </li>
        <li>
          <text:p text:style-name="P4">
Five seconds to determine coordinates, 30 seconds for processing and transferring data to an artillery group, a few minutes to make a decision to impress the target and set the fire task of the artillery unit, and the first shot.</text:p>
        </li>
        <li>
          <text:p text:style-name="P4">
<text:span text:style-name="T4">
 The results are satisfactory? </text:span>
</text:p>
        </li>
        <li>
          <text:p text:style-name="P4">
More than. In addition to the direct hits, which are constantly in place, we are even naximal shooting distances for errors in determining the coordinates of 50 meters, we can, say, calculations of enemy guns and the guns of the gun-fugitive projectile, fragments of which are flew in a radius of 200 meters. But we or the means of impression of the higher command have a mobile opportunity to suppress the work of the enemy's art to support the action of our possessive.</text:p>
        </li>
        <li>
          <text:p text:style-name="P4">
** Vitaliy Ivanovich, in your opinion, is it capable of <text:span text:style-name="T5">
barak</text:span>
 to take place in the artillery units of our troo</text:p>
        </li>
      </ul>
      <text:p text:style-name="P4">
<text:a xlink:type="simple" xlink:href="https://armyinform.com.ua/wp-content/uploads/2023/06/4-63.jpg" text:style-name="Internet_20_link" text:visited-style-name="Visited_20_Internet_20_Link">
<draw:frame draw:style-name="fr1" draw:name="Image285" text:anchor-type="as-char" svg:width="6.9236in" svg:height="6.9236in" draw:z-index="0">
<draw:image xlink:href="../Images/AРМІЯINFORM/2023-06-27T81-00-00-04-00/4-63-150x150.jpg" xlink:type="simple" xlink:show="embed" xlink:actuate="onLoad" draw:mime-type="image/jpeg"/>
</draw:frame>
</text:a>
</text:p>
      <text:p text:style-name="P4">
<text:a xlink:type="simple" xlink:href="https://armyinform.com.ua/wp-content/uploads/2023/06/5-55.jpg" text:style-name="Internet_20_link" text:visited-style-name="Visited_20_Internet_20_Link">
<draw:frame draw:style-name="fr1" draw:name="Image286" text:anchor-type="as-char" svg:width="6.9236in" svg:height="6.9236in" draw:z-index="0">
<draw:image xlink:href="../Images/AРМІЯINFORM/2023-06-27T81-00-00-04-00/5-55-150x150.jpg" xlink:type="simple" xlink:show="embed" xlink:actuate="onLoad" draw:mime-type="image/jpeg"/>
</draw:frame>
</text:a>
- <text:span text:style-name="T4">
 As far as I understand, <text:span text:style-name="T5">
barak</text:span>
 is simply a short name of the complex, he does not have an industrial manufacturer. But how does the inventor qualify him? </text:span>
</text:p>
      <ul>
        <li>
          <text:p text:style-name="P4">
The definition of the author sounds as follows: "The centralized multi -moderate system of the reconnaissance of the passive principle." And <text:span text:style-name="T5">
barak</text:span>
 is really an abbreviation.</text:p>
        </li>
        <li>
          <text:p text:style-name="P4">
<text:span text:style-name="T4">
 We can see the work of operators <text:span text:style-name="T5">
barak </text:span>
? </text:span>
</text:p>
        </li>
        <li>
          <text:p text:style-name="P4">
So. A officer from the Fire Support Department of the brigade, who is engaged in this direction, will now be coming behind you. You will see the command of operators, which alternates on the complex and shifting, serves modules, exhibits them according to the schemes and replaces the power supply ...</text:p>
        </li>
      </ul>
      <text:p text:style-name="P4">
… We talk to the head of the department, the senior operator of complex -reconnaissance Yaroslav.</text:p>
      <text:p text:style-name="P4">
<draw:frame draw:style-name="fr1" draw:name="Image287" text:anchor-type="as-char" svg:width="6.9236in" svg:height="4.615733in" draw:z-index="0">
<draw:image xlink:href="../Images/AРМІЯINFORM/2023-06-27T81-00-00-04-00/6-50.jpg" xlink:type="simple" xlink:show="embed" xlink:actuate="onLoad" draw:mime-type="image/jpeg"/>
</draw:frame>
- <text:span text:style-name="T4">
 Yaroslav, how much do you think is effective <text:span text:style-name="T5">
barak </text:span>
? </text:span>
</text:p>
      <ul>
        <li>
          <text:p text:style-name="P4">
In terms of accuracy of determining the coordinates of shooting guns or reactive systems of volley fire, it is extremely accurate at distances somewhere in 25 kilometers, and gives a small error at the maximum distance of determining the targets of 30 kilometers. Moreover, we already clearly shine the work not only of mortar calibers, but also anti -aircraft installations and even large caliber machine guns 10-12 thousand meters.</text:p>
        </li>
        <li>
          <text:p text:style-name="P4">
<text:span text:style-name="T4">
 Does the quality of work depend on weather conditions or other factors? </text:span>
</text:p>
        </li>
        <li>
          <text:p text:style-name="P4">
We have six methods of information processing. Four of them take into account the meteodans, which we enter into the program. Each module gives out the results of the "seam" coordinates autonomously. They are combined in a special plate, after which we receive data on the direction of conducting fire - that is, where the orcs are firing, the distance to their firearms, and in the end - their current coordinates. Then we compare the result with the data of the subdivision, with which we are on online communication, and at night additional with information of the respective points at the leading positions. Then we give out the most exact result where it is necessary.</text:p>
        </li>
        <li>
          <text:p text:style-name="P4">
<text:span text:style-name="T4">
 How protected in all senses the modules themselves? </text:span>
- <text:span text:style-name="T4">
 modules give failures? </text:span>
</text:p>
        </li>
        <li>
          <text:p text:style-name="P4">
Sometimes. But they are able to restart either independently or remotely with the help of operators. By the way, remote control is a single plus <text:span text:style-name="T5">
barak</text:span>
. There were several cases where the enemy's work was recorded at any of the directions of the speech, and our complex did not hear it. We remotely reconciled the work of several modules into a different frequency range quickly fell out the enemy. Further, our arta was taken for the cause.</text:p>
        </li>
        <li>
          <text:p text:style-name="P4">
<text:span text:style-name="T4">
 You know about the results of her work? </text:span>
</text:p>
        </li>
        <li>
          <text:p text:style-name="P4">
I know, but I will not voice. When the older command expresses gratitude to us, it means that we and our artillery worked perfectly.</text:p>
        </li>
        <li>
          <text:p text:style-name="P4">
<text:span text:style-name="T4">
 Your impression of <text:span text:style-name="T5">
barak </text:span>
? </text:span>
</text:p>
        </li>
        <li>
          <text:p text:style-name="P4">
He is incredible!</text:p>
        </li>
      </ul>
      <text:p text:style-name="P4">
<text:span text:style-name="T4">
 P </text:span>
 <text:span text:style-name="T4">
. </text:span>
 <text:span text:style-name="T4">
 S </text:span>
 <text:span text:style-name="T4">
 </text:span>
. ** <text:span text:style-name="T5">
Sond the interview, the author contacted Odessa, namely, and invented _barak</text:span>
(He has now asked for his name). За його словами, цей комплекс вже ефективно працює не тільки наДонецькому напрямку, але й уздовж узбережжя Чорного моря, в акваторії Очакова,у багатьох бойових бригадах на півдні України. Завдяки <text:span text:style-name="T5">
БАРАК</text:span>
 вони посилиликонтрбатарейну боротьбу з орками та вже навчилися виявляти й знищуватиіранські «Шахеди». Команда однодумців у винахідника велика, наразі вона працюєна волонтерських засадах. Про стовідсоткову готовність комплексу до серійноговиробництва, зі слів винахідника, можна буде говорити лише післядержвипробувань та прийняття його на озброєння в ЗСУ._</text:p>
      <text:p text:style-name="P4">
<text:span text:style-name="T5">
Фото автора й з архіву Віталія Висоцького</text:span>
</text:p>
      <text:p text:style-name="P4">
News Source: <text:a xlink:type="simple" xlink:href="https://armyinform.com.ua/2023/06/27/frontovi-garmashi-testuyut-unikalnyj-kompleks-nevydymku-artrozvidky-reportazh-z-nuliv/" text:style-name="Internet_20_link" text:visited-style-name="Visited_20_Internet_20_Link">
https://armyinform.com.ua/2023/06/27/frontovi-garmashi-testuyut-unikalnyj-kompleks-nevydymku-artrozvidky-reportazh-z-nuliv/</text:a>
</text:p>
      <!--NEWS-->
      <text:h text:style-name="P10" text:outline-level="1">
<text:span text:style-name="T4">
In the occupied territories, invaders convert kindergartens under field hospitals</text:span>
</text:h>
      <text:p text:style-name="P4">
Author: ['АРМІЯINFORM']</text:p>
      <text:p text:style-name="P4">
Time: 2023-06-27T82:00:00-04:00</text:p>
      <text:p text:style-name="P4">
Description: About the General Headquarters of the ZSU. Zbroin Aggrein, Rosiyskі ... War with Ukraine 2022, war with Ukraine Latest news today, News War with Ukraine 2022 Last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6/56735723bb54ed0e.jpg" text:style-name="Internet_20_link" text:visited-style-name="Visited_20_Internet_20_Link">
56735723bb54ed0e.jpg</text:a>
']</text:p>
      <text:p text:style-name="P4">
Tags: ['STOPRUSSIA', 'АГРЕСІЯ РФ', 'ВІЙНА', 'ВТОРГНЕННЯ РФ']</text:p>
      <text:p text:style-name="P4">
Category: News</text:p>
      <!--METADATA-->
      <text:p text:style-name="P4">
<draw:frame draw:style-name="fr1" draw:name="Image288" text:anchor-type="as-char" svg:width="6.9236in" svg:height="3.894525in" draw:z-index="0">
<draw:image xlink:href="../Images/AРМІЯINFORM/2023-06-27T82-00-00-04-00/56735723bb54ed0e.jpg" xlink:type="simple" xlink:show="embed" xlink:actuate="onLoad" draw:mime-type="image/jpeg"/>
</draw:frame>
Illustrative photo</text:p>
      <text:p text:style-name="P4">
About it <text:a xlink:type="simple" xlink:href="https://www.facebook.com/GeneralStaff.ua/posts/pfbid0WAJ2gFCtEgS6nDXK3nehwwad81HuQZv4MVcUbMpxycMm3csyZHXxQbG1qbYxoysCl" text:style-name="Internet_20_link" text:visited-style-name="Visited_20_Internet_20_Link">
reports</text:a>
The General Staff of the Armed Forces.</text:p>
      <text:p text:style-name="P4">
Continuing armed aggression, Russian occupation troops experience losses daily. About 50 wounded occupiers were brought to the Kindergarten building, converted into a field hospital, located in Novomikhailivka in the Kherson region.</text:p>
      <text:p text:style-name="P4">
The enemy also continues to refurbish civilian education institutions in the temporarily seized territories of Ukraine to medical institutions. Thus, the Zaporizhzhya Regional Secondary School of Passed Point was transformed into a single -military hospital. There is a constant transportation of wounded invaders.</text:p>
      <text:p text:style-name="P4">
News Source: <text:a xlink:type="simple" xlink:href="https://armyinform.com.ua/2023/06/27/na-okupovanyh-terytoriyah-zagarbnyky-pereobladnuyut-dytyachi-sadky-pid-polovi-shpytali/" text:style-name="Internet_20_link" text:visited-style-name="Visited_20_Internet_20_Link">
https://armyinform.com.ua/2023/06/27/na-okupovanyh-terytoriyah-zagarbnyky-pereobladnuyut-dytyachi-sadky-pid-polovi-shpytali/</text:a>
</text:p>
      <!--NEWS-->
      <text:h text:style-name="P10" text:outline-level="1">
<text:span text:style-name="T4">
There are now 126 women in Russian captivity, 46 of them are</text:span>
</text:h>
      <text:p text:style-name="P4">
Author: ['АРМІЯINFORM']</text:p>
      <text:p text:style-name="P4">
Time: 2023-06-27T83:00:00-04:00</text:p>
      <text:p text:style-name="P4">
Description: Behind the Danami of the National Formal Bureau, the Stoyan at Kinets Chervnya 2023 Rock i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8096564-grant-durr-kywcvs3tha-unsplash-1-.jpg" text:style-name="Internet_20_link" text:visited-style-name="Visited_20_Internet_20_Link">
8096564-grant-durr-kywcvs3tha-unsplash-1-.jpg</text:a>
']</text:p>
      <text:p text:style-name="P4">
Tags: ['АГРЕСІЯ РФ', 'БРАНЦІ КРЕМЛЯ', 'ВТОРГНЕННЯ РФ', 'ЖІНКИ У ПОЛОНІ']</text:p>
      <text:p text:style-name="P4">
Category: News</text:p>
      <!--METADATA-->
      <text:p text:style-name="P4">
<draw:frame draw:style-name="fr1" draw:name="Image289" text:anchor-type="as-char" svg:width="6.9236in" svg:height="3.883237in" draw:z-index="0">
<draw:image xlink:href="../Images/AРМІЯINFORM/2023-06-27T83-00-00-04-00/8096564-grant-durr-kywcvs3tha-unsplash-1-.jpg" xlink:type="simple" xlink:show="embed" xlink:actuate="onLoad" draw:mime-type="image/jpeg"/>
</draw:frame>
According to the National Information Bureau, as of the end of June 2023, 126 women were in Russian captivity. Of these, 46 military and 80 civilian.</text:p>
      <text:p text:style-name="P4">
About it <text:a xlink:type="simple" xlink:href="https://minre.gov.ua/2023/06/27/narazi-v-rosijskomu-poloni-perebuvaye-126-zhinok/" text:style-name="Internet_20_link" text:visited-style-name="Visited_20_Internet_20_Link">
reports</text:a>
Ministry of Reintegration of the Temporarily Coopered Territories of Ukraine.</text:p>
      <text:p text:style-name="P4">
23 branches have children: 14 soldiers have 23 children and 9 civilians have 15 children.</text:p>
      <text:p text:style-name="P4">
Recall that for 15 months of war in Ukraine Russia <text:a xlink:type="simple" xlink:href="https://armyinform.com.ua/2023/06/27/za-15-misyacziv-vijny-v-ukrayini-rosiya-stratyla-77-czyvilnyh-vyazniv-oon/" text:style-name="Internet_20_link" text:visited-style-name="Visited_20_Internet_20_Link">
Stratila</text:a>
77 civil prisoners. In addition, more than 864 cases of illegal detention by the Russian Federation were recorded, many of which were also equated with violent disappearances.</text:p>
      <text:p text:style-name="P4">
News Source: <text:a xlink:type="simple" xlink:href="https://armyinform.com.ua/2023/06/27/narazi-v-rosijskomu-poloni-perebuvaye-126-zhinok-z-nyh-46-vijskovyh/" text:style-name="Internet_20_link" text:visited-style-name="Visited_20_Internet_20_Link">
https://armyinform.com.ua/2023/06/27/narazi-v-rosijskomu-poloni-perebuvaye-126-zhinok-z-nyh-46-vijskovyh/</text:a>
</text:p>
      <!--NEWS-->
      <text:h text:style-name="P10" text:outline-level="1">
<text:span text:style-name="T4">
The US has announced the allocation of new military assistance package to Ukraine in the field of defense</text:span>
</text:h>
      <text:p text:style-name="P4">
Author: ['АРМІЯINFORM']</text:p>
      <text:p text:style-name="P4">
Time: 2023-06-27T84:00:00-04:00</text:p>
      <text:p text:style-name="P4">
Description: About the OFITICAL VOIDEMENNA Office of the United States. VIN MITITIMA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2/dopomoga-ssha-5.jpg" text:style-name="Internet_20_link" text:visited-style-name="Visited_20_Internet_20_Link">
dopomoga-ssha-5.jpg</text:a>
']</text:p>
      <text:p text:style-name="P4">
Tags: ['STOPRUSSIA', 'АГРЕСІЯ РФ', 'ВІЙНА', 'ВТОРГНЕННЯ РФ', 'ДОПОМОГА ПАРТНЕРІВ', 'США']</text:p>
      <text:p text:style-name="P4">
Category: News</text:p>
      <!--METADATA-->
      <text:p text:style-name="P4">
<draw:frame draw:style-name="fr1" draw:name="Image290" text:anchor-type="as-char" svg:width="6.9236in" svg:height="4.615733in" draw:z-index="0">
<draw:image xlink:href="../Images/AРМІЯINFORM/2023-06-27T84-00-00-04-00/dopomoga-ssha-5.jpg" xlink:type="simple" xlink:show="embed" xlink:actuate="onLoad" draw:mime-type="image/jpeg"/>
</draw:frame>
Illustrative photo</text:p>
      <text:p text:style-name="P4">
About this <text:a xlink:type="simple" xlink:href="https://www.defense.gov/News/Releases/Release/Article/3440628/biden-administration-announces-additional-security-assistance-for-ukraine/" text:style-name="Internet_20_link" text:visited-style-name="Visited_20_Internet_20_Link">
it is referred</text:a>
The US Defense Office.</text:p>
      <text:p text:style-name="P4">
It will contain additional ammunition for Patriot air defense systems, HIMARS reactive systems, as well as Stinger anti-aircraft complexes, Javelin and AT-4 anti-tank complexes and anti-tank missiles.</text:p>
      <text:p text:style-name="P4">
The United States will also hand over Bradley infantry fighting vehicles and armored personnel carriages.</text:p>
      <text:p text:style-name="P4">
News Source: <text:a xlink:type="simple" xlink:href="https://armyinform.com.ua/2023/06/27/ssha-ogolosyly-pro-vydilennya-novogo-paketu-vijskovoyi-dopomogy-ukrayini-u-sferi-oborony/" text:style-name="Internet_20_link" text:visited-style-name="Visited_20_Internet_20_Link">
https://armyinform.com.ua/2023/06/27/ssha-ogolosyly-pro-vydilennya-novogo-paketu-vijskovoyi-dopomogy-ukrayini-u-sferi-oborony/</text:a>
</text:p>
      <!--NEWS-->
      <text:h text:style-name="P10" text:outline-level="1">
<text:span text:style-name="T4">
Among the goals of hostile hackers are many objects of critical infrastructure: State Service for Special CEOs ’ Issue and Information Protection of Ukraine</text:span>
</text:h>
      <text:p text:style-name="P4">
Author: ['АРМІЯINFORM']</text:p>
      <text:p text:style-name="P4">
Time: 2023-06-27T85:00:00-04:00</text:p>
      <text:p text:style-name="P4">
Description: Vorozhi Hakery Attachi Critical INFRASTRUSTRUBLE: PROTSYUVATI Over the feasibility of Zahis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rosijski-hakery.jpg" text:style-name="Internet_20_link" text:visited-style-name="Visited_20_Internet_20_Link">
rosijski-hakery.jpg</text:a>
', '<text:a xlink:type="simple" xlink:href="https://armyinform.com.ua/wp-content/uploads/2023/06/2dfa9c68-193e-49f3-ab7b-cce996b8b1c8.jpg" text:style-name="Internet_20_link" text:visited-style-name="Visited_20_Internet_20_Link">
2dfa9c68-193e-49f3-ab7b-cce996b8b1c8.jpg</text:a>
']</text:p>
      <text:p text:style-name="P4">
Tags: ['STOPRUSSIA', 'АГРЕСІЯ РФ', 'ВІЙНА', 'ВТОРГНЕННЯ РФ', 'ХАКЕРИ']</text:p>
      <text:p text:style-name="P4">
Category: News</text:p>
      <!--METADATA-->
      <text:p text:style-name="P4">
<draw:frame draw:style-name="fr1" draw:name="Image291" text:anchor-type="as-char" svg:width="6.9236in" svg:height="4.615733in" draw:z-index="0">
<draw:image xlink:href="../Images/AРМІЯINFORM/2023-06-27T85-00-00-04-00/rosijski-hakery.jpg" xlink:type="simple" xlink:show="embed" xlink:actuate="onLoad" draw:mime-type="image/jpeg"/>
</draw:frame>
Hackers. Illustrative photo</text:p>
      <text:p text:style-name="P4">
Enemy hackers attack the critical infrastructure of Ukraine: it is necessary to work constantly.</text:p>
      <text:p text:style-name="P4">
About it <text:a xlink:type="simple" xlink:href="https://t.me/dsszzi_official/5982" text:style-name="Internet_20_link" text:visited-style-name="Visited_20_Internet_20_Link">
reports</text:a>
Special Communications and Information Protection Telegrams of Ukraine.</text:p>
      <text:p text:style-name="P4">
From 2022 to this day, the government response team of Ukraine Cert-UA, which operates at the State Secretariat, has worked and explored more than 3,000 cyberincyders and cyberattacks.</text:p>
      <text:p text:style-name="P4">
Among the goals of hostile hackers are many objects of critical infrastructure of Ukraine, because the attackers do not leave attempts to leave Ukrainians without vital services.</text:p>
      <text:p text:style-name="P4">
The State Secretariat is reminiscent of: even those organizations in which the protection is built by the curtailed standards must constantly overestimate the risks, test the various scenarios of penetration and the possibility of detecting attacks, updating knowledge and documenting processes, since hostile hackers use the whole arsenal.</text:p>
      <text:p text:style-name="P4">
<draw:frame draw:style-name="fr1" draw:name="Image292" text:anchor-type="as-char" svg:width="6.9236in" svg:height="6.9236in" draw:z-index="0">
<draw:image xlink:href="../Images/AРМІЯINFORM/2023-06-27T85-00-00-04-00/2dfa9c68-193e-49f3-ab7b-cce996b8b1c8.jpg" xlink:type="simple" xlink:show="embed" xlink:actuate="onLoad" draw:mime-type="image/jpeg"/>
</draw:frame>
Today, we all have to understand that even after the end of the Convention against IT infrastructure, we can last for many years.</text:p>
      <text:p text:style-name="P4">
Russian hackers continue to penetrate the network of critical infrastructure as through computers of executives(What are the use of unlicensed programs), and through computers of IT administrators who consider it protected, and through trust with suppliers, including IT software-developed software.</text:p>
      <text:p text:style-name="P4">
Therefore, strengthening of their own protection is extremely important for everyone: the university of the organization - to the trainee, from the water supplier - to the Department of Social Administration.</text:p>
      <text:p text:style-name="P4">
News Source: <text:a xlink:type="simple" xlink:href="https://armyinform.com.ua/2023/06/27/sered-czilej-vorozhyh-hakeriv-bagato-obyektiv-krytychnoyi-infrastruktury-derzhavna-sluzhba-speczzvyazku-ta-zahystu-informacziyi-ukrayiny/" text:style-name="Internet_20_link" text:visited-style-name="Visited_20_Internet_20_Link">
https://armyinform.com.ua/2023/06/27/sered-czilej-vorozhyh-hakeriv-bagato-obyektiv-krytychnoyi-infrastruktury-derzhavna-sluzhba-speczzvyazku-ta-zahystu-informacziyi-ukrayiny/</text:a>
</text:p>
      <!--NEWS-->
      <text:h text:style-name="P10" text:outline-level="1">
<text:span text:style-name="T4">
In Zaporozhye and Kherson region, the enemy from artillery fired at settlements 40 times</text:span>
</text:h>
      <text:p text:style-name="P4">
Author: ['АРМІЯINFORM']</text:p>
      <text:p text:style-name="P4">
Time: 2023-06-27T86:00:00-04:00</text:p>
      <text:p text:style-name="P4">
Description: About the house at the Vechirnomu, the General of the General Staff of the Zbroyn forces ... War with Ukraine 2022, the war with Ukraine is th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2022-08-17-v-rajoni-komendatury-okupantiv-v-melitopoli-lunayut-vybuhy.png" text:style-name="Internet_20_link" text:visited-style-name="Visited_20_Internet_20_Link">
2022-08-17-v-rajoni-komendatury-okupantiv-v-melitopoli-lunayut-vybuhy.png</text:a>
']</text:p>
      <text:p text:style-name="P4">
Tags: ['STOPRUSSIA', 'АГРЕСІЯ РФ', 'ВІЙНА', 'ВТОРГНЕННЯ РФ', 'ГШ ЗСУ']</text:p>
      <text:p text:style-name="P4">
Category: News</text:p>
      <!--METADATA-->
      <text:p text:style-name="P4">
<draw:frame draw:style-name="fr1" draw:name="Image293" text:anchor-type="as-char" svg:width="6.9236in" svg:height="3.956343in" draw:z-index="0">
<draw:image xlink:href="../Images/AРМІЯINFORM/2023-06-27T86-00-00-04-00/2022-08-17-v-rajoni-komendatury-okupantiv-v-melitopoli-lunayut-vybuhy.png" xlink:type="simple" xlink:show="embed" xlink:actuate="onLoad" draw:mime-type="image/png"/>
</draw:frame>
Illustrative photo</text:p>
      <text:p text:style-name="P4">
About it in the evening summary reports <text:a xlink:type="simple" xlink:href="https://www.facebook.com/GeneralStaff.ua/posts/pfbid0WAJ2gFCtEgS6nDXK3nehwwad81HuQZv4MVcUbMpxycMm3csyZHXxQbG1qbYxoysCl" text:style-name="Internet_20_link" text:visited-style-name="Visited_20_Internet_20_Link">
press service</text:a>
General Staff of the Armed Forces of Ukraine.</text:p>
      <text:p text:style-name="P4">
In the Avdeevsky direction, the enemy struck aviation in the Avdiivka area. Artillery shelling of more than 20 settlements. Fired, in particular, ceramics, Novokalinovo, Avdiivka, Yusnobrodivka, Pervomaisk, Neuelskoye Donetsk region.</text:p>
      <text:p text:style-name="P4">
In the Mariinsky direction, the enemy carried out offensive actions in the Marinka area, had no success. He struck aviation near Marinka and Krasnogorivka. At that time, he made artillery shelling in the districts of more than 10 settlements. Under the fire came, in particular, Illinka and Victory of Donetsk region.</text:p>
      <text:p text:style-name="P4">
In the mineral direction, the enemy performed unsuccessful offensive actions in the direction of Rivnopil. He struck aviation blows in the area of Storozhev Donetsk region. He fired more than 15 settlements. In particular, Zekeaterinovka, Elizabeth, Bogoyavlenko, Grace, coal, Prychistivka, Golden Niva of Donetsk region.</text:p>
      <text:p text:style-name="P4">
In Zaporizhzhya and Kherson directions, the enemy concentrates the main efforts to prevent the promotion of our troops. The enemy caused aviation blows to the Orikhov and Novodanylivka of Zaporizhzhya region. Made artillery units more than 40 settlements. The Novodarivka, Olgivske, Poltava, Malynivka, Magic, Mala Tokmachka, Transfiguration, Orikhiv, Pavlivkazapozhye region were injured; Golden beam, Dudchan, Kachkarivka, Vesele, Antonovka, Kherson, Belozer, Dniprovske, Kizomis of Kherson region and Ochakivmikolaiv region.</text:p>
      <text:p text:style-name="P4">
News Source: <text:a xlink:type="simple" xlink:href="https://armyinform.com.ua/2023/06/27/na-zaporizhzhi-ta-hersonshhyni-vorog-z-artyleriyi-40-raziv-obstrilyuvav-naseleni-punkty/" text:style-name="Internet_20_link" text:visited-style-name="Visited_20_Internet_20_Link">
https://armyinform.com.ua/2023/06/27/na-zaporizhzhi-ta-hersonshhyni-vorog-z-artyleriyi-40-raziv-obstrilyuvav-naseleni-punkty/</text:a>
</text:p>
      <!--NEWS-->
      <text:h text:style-name="P10" text:outline-level="1">
<text:span text:style-name="T4">
During a working trip to the Donetsk region, he had to personally shake his hand to the Hero of Ukraine - President of Ukraine</text:span>
</text:h>
      <text:p text:style-name="P4">
Author: ['АРМІЯINFORM']</text:p>
      <text:p text:style-name="P4">
Time: 2023-06-27T87:00:00-04:00</text:p>
      <text:p text:style-name="P4">
Description: About the President of Ukraine President Volodymyr Zelensky at his own company Storіntsi a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382121_3379373978979621_118196811211052175_n.jpg" text:style-name="Internet_20_link" text:visited-style-name="Visited_20_Internet_20_Link">
356382121_3379373978979621_118196811211052175_n.jpg</text:a>
', '<text:a xlink:type="simple" xlink:href="https://armyinform.com.ua/wp-content/uploads/2023/06/356253952_3379373975646288_7406021673221537067_n-150x150.jpg" text:style-name="Internet_20_link" text:visited-style-name="Visited_20_Internet_20_Link">
356253952_3379373975646288_7406021673221537067_n-150x150.jpg</text:a>
', '<text:a xlink:type="simple" xlink:href="https://armyinform.com.ua/wp-content/uploads/2023/06/356727487_3379373852312967_4147739468704936798_n-150x150.jpg" text:style-name="Internet_20_link" text:visited-style-name="Visited_20_Internet_20_Link">
356727487_3379373852312967_4147739468704936798_n-150x150.jpg</text:a>
', '<text:a xlink:type="simple" xlink:href="https://armyinform.com.ua/wp-content/uploads/2023/06/356382784_3379373832312969_3112921344923108884_n-150x150.jpg" text:style-name="Internet_20_link" text:visited-style-name="Visited_20_Internet_20_Link">
356382784_3379373832312969_3112921344923108884_n-150x150.jpg</text:a>
', '<text:a xlink:type="simple" xlink:href="https://armyinform.com.ua/wp-content/uploads/2023/06/356421296_3379373838979635_5299731240683674856_n-150x150.jpg" text:style-name="Internet_20_link" text:visited-style-name="Visited_20_Internet_20_Link">
356421296_3379373838979635_5299731240683674856_n-150x150.jpg</text:a>
', '<text:a xlink:type="simple" xlink:href="https://armyinform.com.ua/wp-content/uploads/2023/06/356379786_3379373835646302_6165696954415047192_n-150x150.jpg" text:style-name="Internet_20_link" text:visited-style-name="Visited_20_Internet_20_Link">
356379786_3379373835646302_6165696954415047192_n-150x150.jpg</text:a>
']</text:p>
      <text:p text:style-name="P4">
Tags: ['STOPRUSSIA', 'АГРЕСІЯ РФ', 'ВІЙНА', 'ВОЛОДИМИР ЗЕЛЕНСЬКИЙ', 'ВТОРГНЕННЯ РФ', 'ЗОЛОТА ЗІРКА', 'ОФІС ПРЕЗИДЕНТА УКРАЇНИ', 'ПРЕЗИДЕНТ УКРАЇНИ']</text:p>
      <text:p text:style-name="P4">
Category: News</text:p>
      <!--METADATA-->
      <text:p text:style-name="P4">
<draw:frame draw:style-name="fr1" draw:name="Image294" text:anchor-type="as-char" svg:width="6.9236in" svg:height="6.9236in" draw:z-index="0">
<draw:image xlink:href="../Images/AРМІЯINFORM/2023-06-27T87-00-00-04-00/356382121_3379373978979621_118196811211052175_n.jpg" xlink:type="simple" xlink:show="embed" xlink:actuate="onLoad" draw:mime-type="image/jpeg"/>
</draw:frame>
About it <text:a xlink:type="simple" xlink:href="https://www.facebook.com/zelenskiy.official/posts/pfbid0HEZpHhJy8vveVSNqaLxPUvianzjcVjCXJ3uokk3zgjvo119HYMgFypnRv6ueHkNdl" text:style-name="Internet_20_link" text:visited-style-name="Visited_20_Internet_20_Link">
reports</text:a>
President of Ukraine Volodymyr Zelensky on his official Facebook page.</text:p>
      <text:p text:style-name="P4">
Yesterday our heroes gave their chevrons.</text:p>
      <text:p text:style-name="P4">
Chevrons of our history.</text:p>
      <text:p text:style-name="P4">
Today I want to talk about one of them.</text:p>
      <text:p text:style-name="P4">
One of those who make every effort to make our people a free future.</text:p>
      <text:p text:style-name="P4">
Major Sergey Dudin-Deputy Commander of the Battalion of the Marine Corps of the 35-Correct Marine Corps Command of the Marines of the Naval Forces of the Armed Forces of the Armed Forces. He has repeatedly participated in the reflection of the enemy attacks. The complications of the unit and personally destroyed enemy equipment and live power, participated in successful storms, which he planned, released from the Russian occupation of land Churchon.</text:p>
      <text:p text:style-name="P4">
<text:a xlink:type="simple" xlink:href="https://armyinform.com.ua/wp-content/uploads/2023/06/356253952_3379373975646288_7406021673221537067_n.jpg" text:style-name="Internet_20_link" text:visited-style-name="Visited_20_Internet_20_Link">
!(Images/AРМІЯINFORM/2023-06-27T87-00-00-04-00/356253952_3379373975646288_7406021673221537067_n-150x150.jpg)</text:a>
</text:p>
      <text:p text:style-name="P4">
<text:a xlink:type="simple" xlink:href="https://armyinform.com.ua/wp-content/uploads/2023/06/356727487_3379373852312967_4147739468704936798_n.jpg" text:style-name="Internet_20_link" text:visited-style-name="Visited_20_Internet_20_Link">
<draw:frame draw:style-name="fr1" draw:name="Image295" text:anchor-type="as-char" svg:width="6.9236in" svg:height="6.9236in" draw:z-index="0">
<draw:image xlink:href="../Images/AРМІЯINFORM/2023-06-27T87-00-00-04-00/356727487_3379373852312967_4147739468704936798_n-150x150.jpg" xlink:type="simple" xlink:show="embed" xlink:actuate="onLoad" draw:mime-type="image/jpeg"/>
</draw:frame>
</text:a>
</text:p>
      <text:p text:style-name="P4">
<text:a xlink:type="simple" xlink:href="https://armyinform.com.ua/wp-content/uploads/2023/06/356382784_3379373832312969_3112921344923108884_n.jpg" text:style-name="Internet_20_link" text:visited-style-name="Visited_20_Internet_20_Link">
<draw:frame draw:style-name="fr1" draw:name="Image296" text:anchor-type="as-char" svg:width="6.9236in" svg:height="6.9236in" draw:z-index="0">
<draw:image xlink:href="../Images/AРМІЯINFORM/2023-06-27T87-00-00-04-00/356382784_3379373832312969_3112921344923108884_n-150x150.jpg" xlink:type="simple" xlink:show="embed" xlink:actuate="onLoad" draw:mime-type="image/jpeg"/>
</draw:frame>
</text:a>
</text:p>
      <text:p text:style-name="P4">
<text:a xlink:type="simple" xlink:href="https://armyinform.com.ua/wp-content/uploads/2023/06/356421296_3379373838979635_5299731240683674856_n.jpg" text:style-name="Internet_20_link" text:visited-style-name="Visited_20_Internet_20_Link">
<draw:frame draw:style-name="fr1" draw:name="Image297" text:anchor-type="as-char" svg:width="6.9236in" svg:height="6.9236in" draw:z-index="0">
<draw:image xlink:href="../Images/AРМІЯINFORM/2023-06-27T87-00-00-04-00/356421296_3379373838979635_5299731240683674856_n-150x150.jpg" xlink:type="simple" xlink:show="embed" xlink:actuate="onLoad" draw:mime-type="image/jpeg"/>
</draw:frame>
</text:a>
</text:p>
      <text:p text:style-name="P4">
<text:a xlink:type="simple" xlink:href="https://armyinform.com.ua/wp-content/uploads/2023/06/356379786_3379373835646302_6165696954415047192_n.jpg" text:style-name="Internet_20_link" text:visited-style-name="Visited_20_Internet_20_Link">
<draw:frame draw:style-name="fr1" draw:name="Image298" text:anchor-type="as-char" svg:width="6.9236in" svg:height="6.9236in" draw:z-index="0">
<draw:image xlink:href="../Images/AРМІЯINFORM/2023-06-27T87-00-00-04-00/356379786_3379373835646302_6165696954415047192_n-150x150.jpg" xlink:type="simple" xlink:show="embed" xlink:actuate="onLoad" draw:mime-type="image/jpeg"/>
</draw:frame>
</text:a>
During his working trip to the Donetsk region, he was honored personally to the Hero of Ukraine personally and hand over the Order of the Golden Star.</text:p>
      <text:p text:style-name="P4">
Thank you for the service and, of course, thank you for the chevron!</text:p>
      <text:p text:style-name="P4">
Ukraine is proud of its warriors!</text:p>
      <text:p text:style-name="P4">
We respect, support and wish to be at home as soon as possible. Glory to Ukraine!</text:p>
      <text:p text:style-name="P4">
News Source: <text:a xlink:type="simple" xlink:href="https://armyinform.com.ua/2023/06/27/pid-chas-robochoyi-poyizdky-v-doneczku-oblast-mav-za-chest-osobysto-potysnuty-ruku-geroyu-ukrayiny-prezydent-ukrayiny/" text:style-name="Internet_20_link" text:visited-style-name="Visited_20_Internet_20_Link">
https://armyinform.com.ua/2023/06/27/pid-chas-robochoyi-poyizdky-v-doneczku-oblast-mav-za-chest-osobysto-potysnuty-ruku-geroyu-ukrayiny-prezydent-ukrayiny/</text:a>
</text:p>
      <!--NEWS-->
      <text:h text:style-name="P10" text:outline-level="1">
<text:span text:style-name="T4">
Another bridge destroyed by war was restored in Mykolaiv region</text:span>
</text:h>
      <text:p text:style-name="P4">
Author: ['АРМІЯINFORM']</text:p>
      <text:p text:style-name="P4">
Time: 2023-06-27T88:00:00-04:00</text:p>
      <text:p text:style-name="P4">
Description: The PIDRODRILS OF SPARITIONAL SERVICE OF TRANSTRACT OF Transport was introduced in ex -splsia ... War with Ukraine 2022, War with Ukraine Latest News today,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6214685_586864923619886_3612079684106230722_n.jpg" text:style-name="Internet_20_link" text:visited-style-name="Visited_20_Internet_20_Link">
356214685_586864923619886_3612079684106230722_n.jpg</text:a>
', '<text:a xlink:type="simple" xlink:href="https://armyinform.com.ua/wp-content/uploads/2023/06/356428863_586864880286557_8138639806392236550_n.jpg" text:style-name="Internet_20_link" text:visited-style-name="Visited_20_Internet_20_Link">
356428863_586864880286557_8138639806392236550_n.jpg</text:a>
']</text:p>
      <text:p text:style-name="P4">
Tags: ['STOPRUSSIA', 'АГРЕСІЯ РФ', 'ВІЙНА', 'ВТОРГНЕННЯ РФ', 'ДЕРЖСПЕЦТРАНССЛУЖБИ']</text:p>
      <text:p text:style-name="P4">
Category: News</text:p>
      <!--METADATA-->
      <text:p text:style-name="P4">
<draw:frame draw:style-name="fr1" draw:name="Image299" text:anchor-type="as-char" svg:width="6.9236in" svg:height="3.877216in" draw:z-index="0">
<draw:image xlink:href="../Images/AРМІЯINFORM/2023-06-27T88-00-00-04-00/356214685_586864923619886_3612079684106230722_n.jpg" xlink:type="simple" xlink:show="embed" xlink:actuate="onLoad" draw:mime-type="image/jpeg"/>
</draw:frame>
The departments of the State Special Transport Service have restored and introduced the vestment of the next cities in Mykolaiv region.</text:p>
      <text:p text:style-name="P4">
Soldiers of the bridge unit <text:a xlink:type="simple" xlink:href="https://www.facebook.com/uadsst/posts/pfbid0ioy4vXsjBVRXTiPMUs8jxvE9ePt8WgfVPFrHv4Ah33BLVhsYyT34Lbcgo2SE6cANl" text:style-name="Internet_20_link" text:visited-style-name="Visited_20_Internet_20_Link">
State Science Service</text:a>
The connections between local communities where the fighting continued. Thanks to the UNITED24 State Fandering Platform, it was possible to build and put into operation another infrastructure object that was destroyed during Russia's invasion.</text:p>
      <text:p text:style-name="P4">
Head of the State Special Transport Service, Major-General Bondar thanked the servicemen for their conscientious work. The best from the unit, who distinguished themselves during the restoration of the object, were handed over Vidomchinahorod.</text:p>
      <text:p text:style-name="P4">
<draw:frame draw:style-name="fr1" draw:name="Image300" text:anchor-type="as-char" svg:width="6.9236in" svg:height="3.900295in" draw:z-index="0">
<draw:image xlink:href="../Images/AРМІЯINFORM/2023-06-27T88-00-00-04-00/356428863_586864880286557_8138639806392236550_n.jpg" xlink:type="simple" xlink:show="embed" xlink:actuate="onLoad" draw:mime-type="image/jpeg"/>
</draw:frame>
“I am grateful for your hard work that you do to restore peaceful life in the areas that have been invaded. The fighting is still ongoing, so the last object we made. Everything we do is done for our winning. There will be a lot of work ahead and after our victory it will be even more, because we strive not only to restore the destroyed infrastructure, but to work better than it was, ”Major General Bogdan Bondar said.</text:p>
      <text:p text:style-name="P4">
It is worth noting that the bridges of the Mitzikov region renewed by the units of the State Support Service withstands the pressure of water in hundreds of tons after the Kakhovskaya hydroelectric power plants. This is an example of collective professionalism of the tailov responsiveness of each military in the fulfillment of their duties.</text:p>
      <text:p text:style-name="P4">
The unbreakable spirit will restore Ukraine!</text:p>
      <text:p text:style-name="P4">
News Source: <text:a xlink:type="simple" xlink:href="https://armyinform.com.ua/2023/06/27/chergovyj-mist-zrujnovanyj-vijnoyu-vidnovyly-na-mykolayivshhyni/" text:style-name="Internet_20_link" text:visited-style-name="Visited_20_Internet_20_Link">
https://armyinform.com.ua/2023/06/27/chergovyj-mist-zrujnovanyj-vijnoyu-vidnovyly-na-mykolayivshhyni/</text:a>
</text:p>
      <!--NEWS-->
      <text:h text:style-name="P10" text:outline-level="1">
<text:span text:style-name="T4">
The enemy focuses major efforts in Liman, Bakhmut and Marinsk directions</text:span>
</text:h>
      <text:p text:style-name="P4">
Author: ['АРМІЯINFORM']</text:p>
      <text:p text:style-name="P4">
Time: 2023-06-27T89:00:00-04:00</text:p>
      <text:p text:style-name="P4">
Description: Yak to bend at the Vechirnyom General Staff of the ZSU, however,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БАХМУТСЬКИЙ НАПРЯМОК', 'ВІЙНА', 'ВТОРГНЕННЯ РФ', "МАР'ЇНСЬКИЙ НАПРЯМОК"]</text:p>
      <text:p text:style-name="P4">
Category: News</text:p>
      <!--METADATA-->
      <text:p text:style-name="P4">
<draw:frame draw:style-name="fr1" draw:name="Image301" text:anchor-type="as-char" svg:width="6.9236in" svg:height="4.615733in" draw:z-index="0">
<draw:image xlink:href="../Images/AРМІЯINFORM/2023-06-27T89-00-00-04-00/artyleriya.jpg" xlink:type="simple" xlink:show="embed" xlink:actuate="onLoad" draw:mime-type="image/jpeg"/>
</draw:frame>
Illustrative Photo <text:span text:style-name="T4">
 🔥 Situation on Russian invasion </text:span>
</text:p>
      <text:p text:style-name="P4">
As <text:a xlink:type="simple" xlink:href="https://www.facebook.com/GeneralStaff.ua/posts/pfbid0WAJ2gFCtEgS6nDXK3nehwwad81HuQZv4MVcUbMpxycMm3csyZHXxQbG1qbYxoysCl" text:style-name="Internet_20_link" text:visited-style-name="Visited_20_Internet_20_Link">
indicated</text:a>
More than 10 fight collisions took place in the evening erection of the Armed Forces General Staff, during the day.</text:p>
      <text:p text:style-name="P4">
In the Volyn and Polissya directions, the operational situation without significant changes. No signs of formation of offensive groups were detected.</text:p>
      <text:p text:style-name="P4">
In the Siversky and Slobozhansky directions, the enemy retains military adventure. Carried out mortar and artillery shelling of more than 20 inhabited donations, in particular, it is Zarichya, Timonovichi of Chernihiv region; The middle of Buda, Powder, Photovizh, Velika Pisarivka of Sumy region, as well as Uda, Kozachalopan and Krasne first in Kharkiv region.</text:p>
      <text:p text:style-name="P4">
In Kupyansk direction of artillery and mortar shellings also underwent 20 settlements. In particular, Masyutivka, Kislivka, Kotlyarivka, Berestovo, Kharkiv region.</text:p>
      <text:p text:style-name="P4">
More than 15 inhabited fees, in particular, Nevskoye, Dibrova, Bigorivka, Luhansk region, have suffered in the artillery shelling of artillery firing; Tornske, Serebryanka, controversial Donetsk region.</text:p>
      <text:p text:style-name="P4">
In the Bakhmut direction, the enemy made unsuccessful attempts to restore the position in the direction of the southeast of Ivanovo.</text:p>
      <text:p text:style-name="P4">
More than 15 inhabited centers were injured from enemy artillery shelling. In particular, Vasyukivka, Markovo, Chrome, Yar, Ivanivske, Pazarivka and Southern Donetsk region came under the fire.</text:p>
      <text:p text:style-name="P4">
News Source: <text:a xlink:type="simple" xlink:href="https://armyinform.com.ua/2023/06/27/protyvnyk-zoseredzhuye-osnovni-zusyllya-na-lymanskomu-bahmutskomu-ta-maryinskomu-napryamkah/" text:style-name="Internet_20_link" text:visited-style-name="Visited_20_Internet_20_Link">
https://armyinform.com.ua/2023/06/27/protyvnyk-zoseredzhuye-osnovni-zusyllya-na-lymanskomu-bahmutskomu-ta-maryinskomu-napryamkah/</text:a>
</text:p>
      <!--NEWS-->
      <text:h text:style-name="P10" text:outline-level="1">
<text:span text:style-name="T4">
They will judge a traitor from Crimea, who in the ranks of the FSB investigated the case against prisoners of Ukrainian sailors and pursued the Crimean Tatars</text:span>
</text:h>
      <text:p text:style-name="P4">
Author: ['АРМІЯINFORM']</text:p>
      <text:p text:style-name="P4">
Time: 2023-06-27T8:00:00-04:00</text:p>
      <text:p text:style-name="P4">
Description: The DBR pratsikhniki completed the special forces of the ROZSLIDUANNYA of the VIDEN ROOKED COST ... War with Ukraine 2022, war with Ukraine Latest News today, News War with Ukraine 2022 Last for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6/zradnika-z-krimu-yakij-u-lavah-fsb-rozsliduvav-spravu-proti-polonenih-ukrainskih-moryakiv-ta-peresliduvav-krimskih-tatar-450x395-4fd.jpeg" text:style-name="Internet_20_link" text:visited-style-name="Visited_20_Internet_20_Link">
zradnika-z-krimu-yakij-u-lavah-fsb-rozsliduvav-spravu-proti-polonenih-ukrainskih-moryakiv-ta-peresliduvav-krimskih-tatar-450x395-4fd.jpeg</text:a>
']</text:p>
      <text:p text:style-name="P4">
Tags: ['STOPRUSSIA', 'АГРЕСІЯ РФ', 'ВІЙНА', 'ВТОРГНЕННЯ РФ', 'ДБР']</text:p>
      <text:p text:style-name="P4">
Category: News</text:p>
      <!--METADATA-->
      <text:p text:style-name="P4">
<draw:frame draw:style-name="fr1" draw:name="Image302" text:anchor-type="as-char" svg:width="6.9236in" svg:height="6.077382in" draw:z-index="0">
<draw:image xlink:href="../Images/AРМІЯINFORM/2023-06-27T8-00-00-04-00/zradnika-z-krimu-yakij-u-lavah-fsb-rozsliduvav-spravu-proti-polonenih-ukrainskih-moryakiv-ta-peresliduvav-krimskih-tatar-450x395-4fd.jpeg" xlink:type="simple" xlink:show="embed" xlink:actuate="onLoad" draw:mime-type="image/jpeg"/>
</draw:frame>
The DBR employees completed a special pre -trial investigation against the former Ukrainian law enforcement officer, who, after the capture of the Crimean Powls of Crimean, betrayed the oath and joined the FSB of the Russian Federation.</text:p>
      <text:p text:style-name="P4">
About it <text:a xlink:type="simple" xlink:href="https://dbr.gov.ua/news/suditimut-zradnika-z-krimu-yakij-u-lavah-fsb-rozsliduvav-spravu-proti-polonenih-ukrainskih-moryakiv-ta-peresliduvav-krimskih-tatar" text:style-name="Internet_20_link" text:visited-style-name="Visited_20_Internet_20_Link">
reports</text:a>
State Bureau of Investigation.</text:p>
      <text:p text:style-name="P4">
“It was found that the person involved in the investigator in the FSB Department of the Russian Federation on the Crimea of Sevastopol and was engaged in persecution of Crimean Tatar activists. Local occupation judicial judicial judicial criminal proceedings found the Crimean Tatar religious organizations terrorist, and their leaders were thrown for lattice.</text:p>
      <text:p text:style-name="P4">
Also in 2018, the traitor led against Ukrainian sailors who are Polonilirosi in the Kerch Strait. In court, he sought to hold all the detained Ukrainians in the detention center in the investigative detention center, including the soldiers, ”the message reads.</text:p>
      <text:p text:style-name="P4">
It is noted that the former Ukrainian law enforcement officer is charged in absentia in absentia and state treason(Part 1 of Art. 111 and Part 1 of Art. 408 of the Criminal Code of Ukraine).</text:p>
      <text:p text:style-name="P4">
Санкція статті передбачає покарання у вигляді позбавлення волі на строк до 15років.</text:p>
      <text:p text:style-name="P4">
Процесуальне керівництво здійснює Сумська спеціалізована прокуратура у сферіоборони Центрального регіону.</text:p>
      <text:p text:style-name="P4">
News Source: <text:a xlink:type="simple" xlink:href="https://armyinform.com.ua/2023/06/27/sudytymut-zradnyka-z-krymu-yakyj-u-lavah-fsb-rozsliduvav-spravu-proty-polonenyh-ukrayinskyh-moryakiv-ta-peresliduvav-krymskyh-tatar/" text:style-name="Internet_20_link" text:visited-style-name="Visited_20_Internet_20_Link">
https://armyinform.com.ua/2023/06/27/sudytymut-zradnyka-z-krymu-yakyj-u-lavah-fsb-rozsliduvav-spravu-proty-polonenyh-ukrayinskyh-moryakiv-ta-peresliduvav-krymskyh-tatar/</text:a>
</text:p>
      <!--NEWS-->
      <text:h text:style-name="P10" text:outline-level="1">
<text:span text:style-name="T4">
The occupiers made a rocket strike on Kramatorsk</text:span>
</text:h>
      <text:p text:style-name="P4">
Author: ['АРМІЯINFORM']</text:p>
      <text:p text:style-name="P4">
Time: 2023-06-27T90:00:00-04:00</text:p>
      <text:p text:style-name="P4">
Description: Chergovy Vіsikovy Zloshchin Zdi -Silchini Viyska RF. The execution of the stench inflicted a rocket ... War with Ukraine 2022, war with Ukraine latest news today, news war with Ukraine 2022 The last for today, will there be a war between Ukraine and Russia, and when, the war with Ukraine in 2022 will be or not, will there be or not, whether it will be, will it be The war with Ukraine in the near future says, the war with Ukraine, Ukrainian news today, Ukrainian news in Ukrainian media in Russian</text:p>
      <text:p text:style-name="P4">
Images: ['<text:a xlink:type="simple" xlink:href="https://armyinform.com.ua/wp-content/uploads/2023/06/0x0-5-1.jpg" text:style-name="Internet_20_link" text:visited-style-name="Visited_20_Internet_20_Link">
0x0-5-1.jpg</text:a>
', '<text:a xlink:type="simple" xlink:href="https://armyinform.com.ua/wp-content/uploads/2023/06/0x0-1-1-150x150.jpg" text:style-name="Internet_20_link" text:visited-style-name="Visited_20_Internet_20_Link">
0x0-1-1-150x150.jpg</text:a>
', '<text:a xlink:type="simple" xlink:href="https://armyinform.com.ua/wp-content/uploads/2023/06/0x0-2-1-150x150.jpg" text:style-name="Internet_20_link" text:visited-style-name="Visited_20_Internet_20_Link">
0x0-2-1-150x150.jpg</text:a>
', '<text:a xlink:type="simple" xlink:href="https://armyinform.com.ua/wp-content/uploads/2023/06/0x0-3-150x150.jpg" text:style-name="Internet_20_link" text:visited-style-name="Visited_20_Internet_20_Link">
0x0-3-150x150.jpg</text:a>
', '<text:a xlink:type="simple" xlink:href="https://armyinform.com.ua/wp-content/uploads/2023/06/0x0-4-150x150.jpg" text:style-name="Internet_20_link" text:visited-style-name="Visited_20_Internet_20_Link">
0x0-4-150x150.jpg</text:a>
', '<text:a xlink:type="simple" xlink:href="https://armyinform.com.ua/wp-content/uploads/2023/06/0x0-6-150x150.jpg" text:style-name="Internet_20_link" text:visited-style-name="Visited_20_Internet_20_Link">
0x0-6-150x150.jpg</text:a>
', '<text:a xlink:type="simple" xlink:href="https://armyinform.com.ua/wp-content/uploads/2023/06/0x0-7-150x150.jpg" text:style-name="Internet_20_link" text:visited-style-name="Visited_20_Internet_20_Link">
0x0-7-150x150.jpg</text:a>
', '<text:a xlink:type="simple" xlink:href="https://armyinform.com.ua/wp-content/uploads/2023/06/0x0-8-150x150.jpg" text:style-name="Internet_20_link" text:visited-style-name="Visited_20_Internet_20_Link">
0x0-8-150x150.jpg</text:a>
', '<text:a xlink:type="simple" xlink:href="https://armyinform.com.ua/wp-content/uploads/2023/06/0x0-9-150x150.jpg" text:style-name="Internet_20_link" text:visited-style-name="Visited_20_Internet_20_Link">
0x0-9-150x150.jpg</text:a>
']</text:p>
      <text:p text:style-name="P4">
Tags: ['STOPRUSSIA', 'АГРЕСІЯ РФ', 'ВІЙНА', 'ВТОРГНЕННЯ РФ', 'ДСНС', 'КРАМАТОРСЬК']</text:p>
      <text:p text:style-name="P4">
Category: News</text:p>
      <!--METADATA-->
      <text:p text:style-name="P4">
<draw:frame draw:style-name="fr1" draw:name="Image303" text:anchor-type="as-char" svg:width="6.9236in" svg:height="4.604194in" draw:z-index="0">
<draw:image xlink:href="../Images/AРМІЯINFORM/2023-06-27T90-00-00-04-00/0x0-5-1.jpg" xlink:type="simple" xlink:show="embed" xlink:actuate="onLoad" draw:mime-type="image/jpeg"/>
</draw:frame>
Another war crime was committed by the occupying troops of the Russian Federation. In the evening, they have launched a rocket strike on Kramatorsk residential quarters.</text:p>
      <text:p text:style-name="P4">
According to the prompt information, there are two dozen wounded and three dead. In particular, among the victims of the rocket attack of Russian aggressors is a child of 15 years.</text:p>
      <text:p text:style-name="P4">
<text:a xlink:type="simple" xlink:href="https://armyinform.com.ua/wp-content/uploads/2023/06/0x0-1-1.jpg" text:style-name="Internet_20_link" text:visited-style-name="Visited_20_Internet_20_Link">
!(Images/AРМІЯINFORM/2023-06-27T90-00-00-04-00/0x0-1-1-150x150.jpg)</text:a>
</text:p>
      <text:p text:style-name="P4">
<text:a xlink:type="simple" xlink:href="https://armyinform.com.ua/wp-content/uploads/2023/06/0x0-2-1.jpg" text:style-name="Internet_20_link" text:visited-style-name="Visited_20_Internet_20_Link">
<draw:frame draw:style-name="fr1" draw:name="Image304" text:anchor-type="as-char" svg:width="6.9236in" svg:height="6.9236in" draw:z-index="0">
<draw:image xlink:href="../Images/AРМІЯINFORM/2023-06-27T90-00-00-04-00/0x0-2-1-150x150.jpg" xlink:type="simple" xlink:show="embed" xlink:actuate="onLoad" draw:mime-type="image/jpeg"/>
</draw:frame>
</text:a>
</text:p>
      <text:p text:style-name="P4">
<text:a xlink:type="simple" xlink:href="https://armyinform.com.ua/wp-content/uploads/2023/06/0x0-3.jpg" text:style-name="Internet_20_link" text:visited-style-name="Visited_20_Internet_20_Link">
<draw:frame draw:style-name="fr1" draw:name="Image305" text:anchor-type="as-char" svg:width="6.9236in" svg:height="6.9236in" draw:z-index="0">
<draw:image xlink:href="../Images/AРМІЯINFORM/2023-06-27T90-00-00-04-00/0x0-3-150x150.jpg" xlink:type="simple" xlink:show="embed" xlink:actuate="onLoad" draw:mime-type="image/jpeg"/>
</draw:frame>
</text:a>
</text:p>
      <text:p text:style-name="P4">
<text:a xlink:type="simple" xlink:href="https://armyinform.com.ua/wp-content/uploads/2023/06/0x0-4.jpg" text:style-name="Internet_20_link" text:visited-style-name="Visited_20_Internet_20_Link">
<draw:frame draw:style-name="fr1" draw:name="Image306" text:anchor-type="as-char" svg:width="6.9236in" svg:height="6.9236in" draw:z-index="0">
<draw:image xlink:href="../Images/AРМІЯINFORM/2023-06-27T90-00-00-04-00/0x0-4-150x150.jpg" xlink:type="simple" xlink:show="embed" xlink:actuate="onLoad" draw:mime-type="image/jpeg"/>
</draw:frame>
</text:a>
</text:p>
      <text:p text:style-name="P4">
<text:a xlink:type="simple" xlink:href="https://armyinform.com.ua/wp-content/uploads/2023/06/0x0-6.jpg" text:style-name="Internet_20_link" text:visited-style-name="Visited_20_Internet_20_Link">
<draw:frame draw:style-name="fr1" draw:name="Image307" text:anchor-type="as-char" svg:width="6.9236in" svg:height="6.9236in" draw:z-index="0">
<draw:image xlink:href="../Images/AРМІЯINFORM/2023-06-27T90-00-00-04-00/0x0-6-150x150.jpg" xlink:type="simple" xlink:show="embed" xlink:actuate="onLoad" draw:mime-type="image/jpeg"/>
</draw:frame>
</text:a>
</text:p>
      <text:p text:style-name="P4">
<text:a xlink:type="simple" xlink:href="https://armyinform.com.ua/wp-content/uploads/2023/06/0x0-7.jpg" text:style-name="Internet_20_link" text:visited-style-name="Visited_20_Internet_20_Link">
<draw:frame draw:style-name="fr1" draw:name="Image308" text:anchor-type="as-char" svg:width="6.9236in" svg:height="6.9236in" draw:z-index="0">
<draw:image xlink:href="../Images/AРМІЯINFORM/2023-06-27T90-00-00-04-00/0x0-7-150x150.jpg" xlink:type="simple" xlink:show="embed" xlink:actuate="onLoad" draw:mime-type="image/jpeg"/>
</draw:frame>
</text:a>
</text:p>
      <text:p text:style-name="P4">
<text:a xlink:type="simple" xlink:href="https://armyinform.com.ua/wp-content/uploads/2023/06/0x0-8.jpg" text:style-name="Internet_20_link" text:visited-style-name="Visited_20_Internet_20_Link">
<draw:frame draw:style-name="fr1" draw:name="Image309" text:anchor-type="as-char" svg:width="6.9236in" svg:height="6.9236in" draw:z-index="0">
<draw:image xlink:href="../Images/AРМІЯINFORM/2023-06-27T90-00-00-04-00/0x0-8-150x150.jpg" xlink:type="simple" xlink:show="embed" xlink:actuate="onLoad" draw:mime-type="image/jpeg"/>
</draw:frame>
</text:a>
</text:p>
      <text:p text:style-name="P4">
<text:a xlink:type="simple" xlink:href="https://armyinform.com.ua/wp-content/uploads/2023/06/0x0-9.jpg" text:style-name="Internet_20_link" text:visited-style-name="Visited_20_Internet_20_Link">
<draw:frame draw:style-name="fr1" draw:name="Image310" text:anchor-type="as-char" svg:width="6.9236in" svg:height="6.9236in" draw:z-index="0">
<draw:image xlink:href="../Images/AРМІЯINFORM/2023-06-27T90-00-00-04-00/0x0-9-150x150.jpg" xlink:type="simple" xlink:show="embed" xlink:actuate="onLoad" draw:mime-type="image/jpeg"/>
</draw:frame>
</text:a>
Rescuers of the SES and special equipment work at the scene.</text:p>
      <text:p text:style-name="P4">
Our correspondent works also at the scene. About the details of the enemy attack by the seed.</text:p>
      <text:p text:style-name="P4">
<text:span text:style-name="T5">
Foto Alexander Kozubenko</text:span>
</text:p>
      <text:p text:style-name="P4">
News Source: <text:a xlink:type="simple" xlink:href="https://armyinform.com.ua/2023/06/27/raketnyj-udar-okupantiv-po-kramatorsku/" text:style-name="Internet_20_link" text:visited-style-name="Visited_20_Internet_20_Link">
https://armyinform.com.ua/2023/06/27/raketnyj-udar-okupantiv-po-kramatorsku/</text:a>
</text:p>
      <!--NEWS-->
      <text:h text:style-name="P10" text:outline-level="1">
<text:span text:style-name="T4">
President of Ukraine has a telephone conversation with Prime Minister of Norway Jonas Garo Stere</text:span>
</text:h>
      <text:p text:style-name="P4">
Author: ['АРМІЯINFORM']</text:p>
      <text:p text:style-name="P4">
Time: 2023-06-27T91:00:00-04:00</text:p>
      <text:p text:style-name="P4">
Description: PID Hour of telephone Rosmovi z prem "Norwegian yonas Gar Gar Rozovіv about ... War with Ukraine 2022, War with Ukraine Latest news today, News War with Ukraine 2022 Last today, there will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37e0267c-cff7-47db-820c-1ebc6a045fa7.jpg" text:style-name="Internet_20_link" text:visited-style-name="Visited_20_Internet_20_Link">
37e0267c-cff7-47db-820c-1ebc6a045fa7.jpg</text:a>
']</text:p>
      <text:p text:style-name="P4">
Tags: ['STOPRUSSIA', 'АГРЕСІЯ РФ', 'ВІЙНА', 'ВОЛОДИМИР ЗЕЛЕНСЬКИЙ', 'ВТОРГНЕННЯ РФ', 'ПРЕЗИДЕНТ УКРАЇНИ']</text:p>
      <text:p text:style-name="P4">
Category: News</text:p>
      <!--METADATA-->
      <text:p text:style-name="P4">
<draw:frame draw:style-name="fr1" draw:name="Image311" text:anchor-type="as-char" svg:width="6.9236in" svg:height="4.615733in" draw:z-index="0">
<draw:image xlink:href="../Images/AРМІЯINFORM/2023-06-27T91-00-00-04-00/37e0267c-cff7-47db-820c-1ebc6a045fa7.jpg" xlink:type="simple" xlink:show="embed" xlink:actuate="onLoad" draw:mime-type="image/jpeg"/>
</draw:frame>
During a telephone conversation with Prime Minister of Norway, Jonas Garo stere told about the trip to the leading positions of Ukrainian troops in Donetsk region Tazaporezhzhia.</text:p>
      <text:p text:style-name="P4">
About it <text:a xlink:type="simple" xlink:href="https://t.me/V_Zelenskiy_official/6742" text:style-name="Internet_20_link" text:visited-style-name="Visited_20_Internet_20_Link">
reported</text:a>
President of Ukraine Zelensky.</text:p>
      <text:p text:style-name="P4">
They talked about the current situation on the battlefield and daily steps of supplying the Ukrainian territory. He voiced some of Ukraine's defensive needs, including artillery.</text:p>
      <text:p text:style-name="P4">
Coordinated the positions on the eve of the NATO Vilnius Summit. And also invited a premiere to Ukraine.</text:p>
      <text:p text:style-name="P4">
I thank Jonas Garu Stere for the adamant political, economic and defense support. In particular, for the latest military assistance package and the contribution of Norway to fighter extermination.</text:p>
      <text:p text:style-name="P4">
News Source: <text:a xlink:type="simple" xlink:href="https://armyinform.com.ua/2023/06/27/prezydent-ukrayiny-proviv-telefonnu-rozmovu-z-premyer-ministrom-norvegiyi-jonasom-garom-stere/" text:style-name="Internet_20_link" text:visited-style-name="Visited_20_Internet_20_Link">
https://armyinform.com.ua/2023/06/27/prezydent-ukrayiny-proviv-telefonnu-rozmovu-z-premyer-ministrom-norvegiyi-jonasom-garom-stere/</text:a>
</text:p>
      <!--NEWS-->
      <text:h text:style-name="P10" text:outline-level="1">
<text:span text:style-name="T4">
In Germany, the 30th annual conference of commander of the Land Forces of the Armed Forces of European States and NATO countries was held</text:span>
</text:h>
      <text:p text:style-name="P4">
Author: ['АРМІЯINFORM']</text:p>
      <text:p text:style-name="P4">
Time: 2023-06-27T92:00:00-04:00</text:p>
      <text:p text:style-name="P4">
Description: In Nimuccini, the 30-T-Schorichna Conference of the Ground VIISK ZBRYUNI was the 30th of the Schorichna ... War with Ukraine 2022, the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221650_610995611132434_837382880453698429_n.jpg" text:style-name="Internet_20_link" text:visited-style-name="Visited_20_Internet_20_Link">
356221650_610995611132434_837382880453698429_n.jpg</text:a>
', '<text:a xlink:type="simple" xlink:href="https://armyinform.com.ua/wp-content/uploads/2023/06/356235665_610995591132436_9207995219111131776_n-150x150.jpg" text:style-name="Internet_20_link" text:visited-style-name="Visited_20_Internet_20_Link">
356235665_610995591132436_9207995219111131776_n-150x150.jpg</text:a>
', '<text:a xlink:type="simple" xlink:href="https://armyinform.com.ua/wp-content/uploads/2023/06/356631090_610995587799103_7779967513409546529_n-150x150.jpg" text:style-name="Internet_20_link" text:visited-style-name="Visited_20_Internet_20_Link">
356631090_610995587799103_7779967513409546529_n-150x150.jpg</text:a>
', '<text:a xlink:type="simple" xlink:href="https://armyinform.com.ua/wp-content/uploads/2023/06/356382221_610995571132438_583927986629679354_n-150x150.jpg" text:style-name="Internet_20_link" text:visited-style-name="Visited_20_Internet_20_Link">
356382221_610995571132438_583927986629679354_n-150x150.jpg</text:a>
']</text:p>
      <text:p text:style-name="P4">
Tags: ['STOPRUSSIA', 'АГРЕСІЯ РФ', 'ВІЙНА', 'ВТОРГНЕННЯ РФ', 'КОМАНДУВАННЯ СУХОПУТНИХ ВІЙСЬК ЗС\xa0УКРАЇНИ', 'НАТО', 'ПІВНІЧНОАТЛАНТИЧНИЙ АЛЬЯНС']</text:p>
      <text:p text:style-name="P4">
Category: News</text:p>
      <!--METADATA-->
      <text:p text:style-name="P4">
<draw:frame draw:style-name="fr1" draw:name="Image312" text:anchor-type="as-char" svg:width="6.9236in" svg:height="5.1927in" draw:z-index="0">
<draw:image xlink:href="../Images/AРМІЯINFORM/2023-06-27T92-00-00-04-00/356221650_610995611132434_837382880453698429_n.jpg" xlink:type="simple" xlink:show="embed" xlink:actuate="onLoad" draw:mime-type="image/jpeg"/>
</draw:frame>
In Germany, the 30th annual conference of commander of the Land Forces Forces of European States and NATO countries was held</text:p>
      <text:p text:style-name="P4">
In the German city of Garmash-Partenkirchen, the 30th annual conferences of the NATO Armed Forces and European States of the Armed Forces.</text:p>
      <text:p text:style-name="P4">
The main purpose of the conference is to exchange experience between NATO leading countries, on the relevant issues of security, further direction and prospects of military work, strengthening partnerships between the Alliance by taffitner.</text:p>
      <text:p text:style-name="P4">
<text:a xlink:type="simple" xlink:href="https://armyinform.com.ua/wp-content/uploads/2023/06/356235665_610995591132436_9207995219111131776_n.jpg" text:style-name="Internet_20_link" text:visited-style-name="Visited_20_Internet_20_Link">
!(Images/AРМІЯINFORM/2023-06-27T92-00-00-04-00/356235665_610995591132436_9207995219111131776_n-150x150.jpg)</text:a>
</text:p>
      <text:p text:style-name="P4">
<text:a xlink:type="simple" xlink:href="https://armyinform.com.ua/wp-content/uploads/2023/06/356631090_610995587799103_7779967513409546529_n.jpg" text:style-name="Internet_20_link" text:visited-style-name="Visited_20_Internet_20_Link">
<draw:frame draw:style-name="fr1" draw:name="Image313" text:anchor-type="as-char" svg:width="6.9236in" svg:height="6.9236in" draw:z-index="0">
<draw:image xlink:href="../Images/AРМІЯINFORM/2023-06-27T92-00-00-04-00/356631090_610995587799103_7779967513409546529_n-150x150.jpg" xlink:type="simple" xlink:show="embed" xlink:actuate="onLoad" draw:mime-type="image/jpeg"/>
</draw:frame>
</text:a>
</text:p>
      <text:p text:style-name="P4">
<text:a xlink:type="simple" xlink:href="https://armyinform.com.ua/wp-content/uploads/2023/06/356382221_610995571132438_583927986629679354_n.jpg" text:style-name="Internet_20_link" text:visited-style-name="Visited_20_Internet_20_Link">
<draw:frame draw:style-name="fr1" draw:name="Image314" text:anchor-type="as-char" svg:width="6.9236in" svg:height="6.9236in" draw:z-index="0">
<draw:image xlink:href="../Images/AРМІЯINFORM/2023-06-27T92-00-00-04-00/356382221_610995571132438_583927986629679354_n-150x150.jpg" xlink:type="simple" xlink:show="embed" xlink:actuate="onLoad" draw:mime-type="image/jpeg"/>
</draw:frame>
</text:a>
During the speech at the Major General Igor Palagnyuk conference, he introduced participants to the current security situation in Ukraine, the changes that are taking place by Nafroron, and how partners can help in accelerating the victory of Ukraine.</text:p>
      <ul>
        <li>
The key to safety in the future should be the motto "Never again alone". It is impossible to stay without friends and allies. Integration to the EU and NATO is to become a becomes. Complete post-war integration with the Western community is essential for the future of Ukraine and necessary, both European, so farm world and security.</li>
      </ul>
      <text:p text:style-name="P4">
Also, the acting commander of the Land Forces is a visit to the visa training ground, where Ukrainian crews are studying on American ABRAMS M1A1 tanks.</text:p>
      <text:p text:style-name="P4">
[_ Public Relations Service Command of the Land Forces(https://www.facebook.com/UALandForces/posts/pfbid0KESQsxiwycpyW7zHd5MoHjJzY7Gk2pKrZxJxnpDZ7iV1n5vzhzNjNsPwhUme34Gvl)</text:p>
      <text:p text:style-name="P4">
News Source: <text:a xlink:type="simple" xlink:href="https://armyinform.com.ua/2023/06/27/v-nimechchyni-vidbulas-30-ta-shhorichna-konferencziya-komanduvachiv-suhoputnyh-vijsk-zbrojnyh-syl-yevropejskyh-derzhav-ta-krayin-nato/" text:style-name="Internet_20_link" text:visited-style-name="Visited_20_Internet_20_Link">
https://armyinform.com.ua/2023/06/27/v-nimechchyni-vidbulas-30-ta-shhorichna-konferencziya-komanduvachiv-suhoputnyh-vijsk-zbrojnyh-syl-yevropejskyh-derzhav-ta-krayin-nato/</text:a>
</text:p>
      <!--NEWS-->
      <text:h text:style-name="P10" text:outline-level="1">
<text:span text:style-name="T4">
What showed a social research on "Stability during the war and during the war period: what Ukrainians rest on"</text:span>
</text:h>
      <text:p text:style-name="P4">
Author: ['Анатолій Бальчос']</text:p>
      <text:p text:style-name="P4">
Time: 2023-06-27T93:00:00-04:00</text:p>
      <text:p text:style-name="P4">
Description: Syogodni is a National Platform of the Staycosti, Hygurtsnosti presented socialologists ... the war with Ukraine 2022, the war with Ukraine is the latest news today, the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6499d9ea81e27-screenshot_2.webp" text:style-name="Internet_20_link" text:visited-style-name="Visited_20_Internet_20_Link">
6499d9ea81e27-screenshot_2.webp</text:a>
']</text:p>
      <text:p text:style-name="P4">
Tags: ['ЗБРОЙНІ СИЛИ УКРАЇНИ', 'СОЦІОЛОГІЯ']</text:p>
      <text:p text:style-name="P4">
Category: News</text:p>
      <!--METADATA-->
      <text:p text:style-name="P4">
<draw:frame draw:style-name="fr1" draw:name="Image315" text:anchor-type="as-char" svg:width="6.9236in" svg:height="4.180287in" draw:z-index="0">
<draw:image xlink:href="../ConvertedIMGs/AРМІЯINFORM/2023-06-27T93-00-00-04-00/6499d9ea81e27-screenshot_2.png" xlink:type="simple" xlink:show="embed" xlink:actuate="onLoad" draw:mime-type="image/png"/>
</draw:frame>
Illustrative photo</text:p>
      <text:p text:style-name="P4">
<text:span text:style-name="T4">
 Today, the National Platform of Stability and Cohesion Presentation Language Research on "Stability during the War and in the War Irrets: What Ukrainians Replace". How do citizens see their future? What role is the respondents to the Armed Forces of Ukraine during the sheet -scale armed aggression of the Russian Federation? To these and other inquiries answered during </text:span>
 <text:a xlink:type="simple" xlink:href="https://www.youtube.com/watch" text:style-name="Internet_20_link" text:visited-style-name="Visited_20_Internet_20_Link">
<text:span text:style-name="T4">
 presentations </text:span>
</text:a>
<text:span text:style-name="T4">
 Alexei Antipovich Director Sociological Group. </text:span>
</text:p>
      <text:p text:style-name="P4">
A sociological survey was commissioned by national platform resistance and cohesion in early June this year. It was to be divided primarily by the views of Ukrainians on priorities in the development of the country after a winning in the Russian-Ukrainian war. In addition, one of the main tasks of the researchers was to find a answer to questions about the ways of building a system of stability.</text:p>
      <text:p text:style-name="P4">
According to researchers, 67 % of respondents believe that the country is moving management. At the same time, the faith in the state and in God helps to maintain stability during large -scale. The third time identified the main factor in the sustainability of daily work. About 60 percent of the respondents noted the support of the family. And the main factor of stability of indomitable Ukrainians was the belief in the Armed Forces of Ukraine - 86 percent.</text:p>
      <ul>
        <li>
On our deep conviction, Ukraine has demonstrated, on the one hand, the fact that democracy, which is ready to protect citizens, is only a democracy, "the political scientist, co -founder of the national platform of stability of hip, co -founded Oleg Saakyan. - In the Ukrainian case, Ukrainian society was not the object of state policy to increase stability, but to subject's resistance, which once in our history put the shoulder and the state, the institutions and, eventually, closed all the key holes.</li>
      </ul>
      <text:p text:style-name="P4">
As the study showed, 82 % consider their homeland a successful state, a strong army is(56 %). При цьому розвиток безпекового фактора тасоціальний захист вважають найбільш пріоритетним напрямком більшість опитаних.Наразі 77 % віддали пріоритет післявоєнному розвитку військової промисловості,укріпленню кордонів та реформуванню. Серед головних сфер економіки, якіповинні розвиватися передусім, українці вважають медицину (50 %), military industry(46 %), Agriculture(33 %), education and science(34 %).</text:p>
      <ul>
        <li>
Ukrainians respect each other, - said the director of the sociological group "Rating". - Ukrainian -speaking Ukrainians, Russian -speaking Ukrainians, residents of the European Union, displaced persons who moved to a village or city where the root residents live, citizens who were occupied after February 24, 2022, Ukrainians who went abroad - all these categories.</li>
      </ul>
      <text:p text:style-name="P4">
Assessing the activities of the authorities in the difficult military period, the citizens of Ukraine recognized as positative efficiency of the central work(66 %)and local(56 %)power. The Armory Forces of Ukraine, according to the results of a sociological survey of the group "Rating", is the most effective state institution - they gained 82 %.</text:p>
      <ul>
        <li>
Now we are at the stage when people are proud of the fact that they belong to the D -Ukrainian nation, - emphasized the expert platform of stability and cohesion, Yulia Kaplan, telling the results of surveys about the fact that Ukrainians help Ukrainians. - They are very active in the assistance of guerrilla movements that operate in the fields.</li>
      </ul>
      <text:p text:style-name="P4">
According to the co -founder of the platform Volodymyr Lupius, the war brought out Ukraine and is regarded as a country whose practices set new standard -social cohesion in the world.</text:p>
      <text:p text:style-name="P4">
According to the expert of the national platform of stability and cohesion of Vladimirlupation, trust in the Armed Forces of Ukraine is considered wider, integrally, the narrative: "National, economic and human safety!".</text:p>
      <text:p text:style-name="P4">
<text:span text:style-name="T5">
Ologistical photo from open sources</text:span>
</text:p>
      <text:p text:style-name="P4">
News Source: <text:a xlink:type="simple" xlink:href="https://armyinform.com.ua/2023/06/27/shho-pokazalo-soczdoslidzhennya-na-temu-stijkist-pid-chas-vijny-ta-u-postvoyennyj-period-na-shho-opyrayutsya-ukrayinczi/" text:style-name="Internet_20_link" text:visited-style-name="Visited_20_Internet_20_Link">
https://armyinform.com.ua/2023/06/27/shho-pokazalo-soczdoslidzhennya-na-temu-stijkist-pid-chas-vijny-ta-u-postvoyennyj-period-na-shho-opyrayutsya-ukrayinczi/</text:a>
</text:p>
      <!--NEWS-->
      <text:h text:style-name="P10" text:outline-level="1">
<text:span text:style-name="T4">
According to SBU materials, a Russian informant, who was spying on the Armed Forces of Ukraine near Avdiivka, received prisons for 10 years</text:span>
</text:h>
      <text:p text:style-name="P4">
Author: ['АРМІЯINFORM']</text:p>
      <text:p text:style-name="P4">
Time: 2023-06-27T94:00:00-04:00</text:p>
      <text:p text:style-name="P4">
Description: Service of Bingle Zbrazov’s base on the Shchelnik of one Rashista, Yaki, having transmitted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ІЙНА', 'ВТОРГНЕННЯ РФ', 'СБУ']</text:p>
      <text:p text:style-name="P4">
Category: News</text:p>
      <!--METADATA-->
      <text:p text:style-name="P4">
<draw:frame draw:style-name="fr1" draw:name="Image316" text:anchor-type="as-char" svg:width="6.9236in" svg:height="4.367194in" draw:z-index="0">
<draw:image xlink:href="../Images/AРМІЯINFORM/2023-06-27T94-00-00-04-00/a8879da467f5ef3186c59aa101cecbce_id76321_1300x820_141_650x410.jpg" xlink:type="simple" xlink:show="embed" xlink:actuate="onLoad" draw:mime-type="image/jpeg"/>
</draw:frame>
Illustrative photo</text:p>
      <text:p text:style-name="P4">
The Security Service has collected a evidence on another rashist's associate, which transmitted the aggressor to the location of the dislocation and the movement of defense forces in the frontlands of Donetsk region.</text:p>
      <text:p text:style-name="P4">
About it <text:a xlink:type="simple" xlink:href="https://t.me/SBUkr/8780" text:style-name="Internet_20_link" text:visited-style-name="Visited_20_Internet_20_Link">
reports</text:a>
SBU.</text:p>
      <text:p text:style-name="P4">
First of all, the attacker tried to identify and "merge" the Russian invaders of the dislocation of the Armed Forces personnel, as well as artillery positions and logisticals of Ukrainian troops in the Avdeevsky direction.</text:p>
      <text:p text:style-name="P4">
The SBU staff detained the enemy informant in February this year during the contradictory events.</text:p>
      <text:p text:style-name="P4">
According to the Ukrainian special service, the court appointed him 10 years of prison.</text:p>
      <text:p text:style-name="P4">
As the investigation established, the attacker was a resident of Mirnograd.</text:p>
      <text:p text:style-name="P4">
At the end of 2022, he was involved in unspoken cooperation against Ukraine, the representative of the DNR Intelligence Management.</text:p>
      <text:p text:style-name="P4">
In the field of view of the enemy, a man got through his activity on Russian -volume networks, where after the start of a full -scale invasion of the Russian Federation published anti -Ukrainian comments.</text:p>
      <text:p text:style-name="P4">
The informant bypassed the frontline territory of the Pokrovsky district and hidden locations of Ukrainian defenders.</text:p>
      <text:p text:style-name="P4">
The collected information was sent to the temporarily occupied part of Donetsk region through the Messenger of Telegrams.</text:p>
      <text:p text:style-name="P4">
On the basis of the evidence collected, the court found the attacker guilty under Part 3 of Art. 114-2 Criminal Code of Ukraine(Unauthorized dissemination of information, moving weapons, weapons and ammunition to Ukraine, movement, movement or placement of the Armed Forces).</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News Source: <text:a xlink:type="simple" xlink:href="https://armyinform.com.ua/2023/06/27/za-materialamy-sbu-10-rokiv-tyurmy-otrymav-rosijskyj-informator-yakyj-shpyguvav-za-artyleriyeyu-zsu-pid-avdiyivkoyu/" text:style-name="Internet_20_link" text:visited-style-name="Visited_20_Internet_20_Link">
https://armyinform.com.ua/2023/06/27/za-materialamy-sbu-10-rokiv-tyurmy-otrymav-rosijskyj-informator-yakyj-shpyguvav-za-artyleriyeyu-zsu-pid-avdiyivkoyu/</text:a>
</text:p>
      <!--NEWS-->
      <text:h text:style-name="P10" text:outline-level="1">
<text:span text:style-name="T4">
Ukrainian warriors destroyed the management point and 2 BUK SPRs of the occupiers</text:span>
</text:h>
      <text:p text:style-name="P4">
Author: ['АРМІЯINFORM']</text:p>
      <text:p text:style-name="P4">
Time: 2023-06-27T95:00:00-04:00</text:p>
      <text:p text:style-name="P4">
Description: About the Ugrannia of the Vorozhiy Zili, the health for the Dob by our PIDRODROMILS General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rta.jpg" text:style-name="Internet_20_link" text:visited-style-name="Visited_20_Internet_20_Link">
arta.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317" text:anchor-type="as-char" svg:width="6.9236in" svg:height="2.993015in" draw:z-index="0">
<draw:image xlink:href="../Images/AРМІЯINFORM/2023-06-27T95-00-00-04-00/arta.jpg" xlink:type="simple" xlink:show="embed" xlink:actuate="onLoad" draw:mime-type="image/jpeg"/>
</draw:frame>
On the lesions of enemy goals implemented in a day by our units <text:a xlink:type="simple" xlink:href="https://www.facebook.com/GeneralStaff.ua/posts/pfbid0WAJ2gFCtEgS6nDXK3nehwwad81HuQZv4MVcUbMpxycMm3csyZHXxQbG1qbYxoysCl" text:style-name="Internet_20_link" text:visited-style-name="Visited_20_Internet_20_Link">
informs</text:a>
The General Staff of the Armed Forces</text:p>
      <text:p text:style-name="P4">
The aviation of the defense forces per day struck 12 beats in the areas of concentration of the personal composition of the enemy and 4-on the anti-aircraft missile complexes of the enemy.</text:p>
      <text:p text:style-name="P4">
Subdivisions of missile troops and artillery were struck by 1 punctuation, 2 anti -aircraft missile systems "Beech" and 4 areas of concentration of living sections, weapons and military equipment of the enemy during the day.</text:p>
      <text:p text:style-name="P4">
News Source: <text:a xlink:type="simple" xlink:href="https://armyinform.com.ua/2023/06/27/ukrayinski-voyiny-znyshhyly-punkt-upravlinnya-ta-2-zrk-buk-okupantiv/" text:style-name="Internet_20_link" text:visited-style-name="Visited_20_Internet_20_Link">
https://armyinform.com.ua/2023/06/27/ukrayinski-voyiny-znyshhyly-punkt-upravlinnya-ta-2-zrk-buk-okupantiv/</text:a>
</text:p>
      <!--NEWS-->
      <text:h text:style-name="P10" text:outline-level="1">
<text:span text:style-name="T4">
The Government has already distributed 23.5 billion UAH to the restoration projects</text:span>
</text:h>
      <text:p text:style-name="P4">
Author: ['АРМІЯINFORM']</text:p>
      <text:p text:style-name="P4">
Time: 2023-06-27T96:00:00-04:00</text:p>
      <text:p text:style-name="P4">
Description: About the cereal of the dealership of the telegram channel premhat-Ministra of Ukraine. The URASITAL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uryad.jpg" text:style-name="Internet_20_link" text:visited-style-name="Visited_20_Internet_20_Link">
uryad.jpg</text:a>
']</text:p>
      <text:p text:style-name="P4">
Tags: ['STOPRUSSIA', 'АГРЕСІЯ РФ', 'ВІЙНА', 'ВТОРГНЕННЯ РФ', 'ДЕНИС ШМИГАЛЬ', 'ПРЕМ’ЄР-МІНІСТР УКРАЇНИ']</text:p>
      <text:p text:style-name="P4">
Category: News</text:p>
      <!--METADATA-->
      <text:p text:style-name="P4">
<draw:frame draw:style-name="fr1" draw:name="Image318" text:anchor-type="as-char" svg:width="6.9236in" svg:height="4.610104in" draw:z-index="0">
<draw:image xlink:href="../Images/AРМІЯINFORM/2023-06-27T96-00-00-04-00/uryad.jpg" xlink:type="simple" xlink:show="embed" xlink:actuate="onLoad" draw:mime-type="image/jpeg"/>
</draw:frame>
About it <text:a xlink:type="simple" xlink:href="https://t.me/Denys_Smyhal/5507" text:style-name="Internet_20_link" text:visited-style-name="Visited_20_Internet_20_Link">
reports</text:a>
Official Telegram-Canalpremier of Ukraine.</text:p>
      <text:p text:style-name="P4">
<text:span text:style-name="T4">
 The government has already distributed UAH 23.5 billion from the Fund for Elimination of Armed Aggression. In particular:</text:span>
</text:p>
      <ul>
        <li>
UAH 4.4 billion - for the program is renewal * UAH 6.6 billion - for the reconstruction of critical infrastructure * UAH 1.5 billion - for new water supplyrs to provide cities in the south with drinking water. * UAH 1 billion - for the repair of damaged and destroyed objects after a terrorist attack on the Kakhovsky hydroelectric power station.</li>
      </ul>
      <text:p text:style-name="P4">
In total, we have almost UAH 62 billion in the fund. The recovery should be in the focus of each minister, regional and local leader. This is one of the main vectors that will be evaluated.</text:p>
      <text:p text:style-name="P4">
News Source: <text:a xlink:type="simple" xlink:href="https://armyinform.com.ua/2023/06/27/uryad-vzhe-rozpodilyv-na-proyekty-vidnovlennya-235-mlrd-grn/" text:style-name="Internet_20_link" text:visited-style-name="Visited_20_Internet_20_Link">
https://armyinform.com.ua/2023/06/27/uryad-vzhe-rozpodilyv-na-proyekty-vidnovlennya-235-mlrd-grn/</text:a>
</text:p>
      <!--NEWS-->
      <text:h text:style-name="P10" text:outline-level="1">
<text:span text:style-name="T4">
Among the victims of rocket stroke on Kramatorsk - children and foreign citizens</text:span>
</text:h>
      <text:p text:style-name="P4">
Author: ['Ольга Вікарчук']</text:p>
      <text:p text:style-name="P4">
Time: 2023-06-27T97:00:00-04:00</text:p>
      <text:p text:style-name="P4">
Description: On the Chergovy time, the Vorog was putting with rockets according to the cyville -ilfrastructure of the MIST KRAMATORSK .... the war with Ukraine 2022, the war with Ukraine is the latest news today, the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x0-11.jpg" text:style-name="Internet_20_link" text:visited-style-name="Visited_20_Internet_20_Link">
0x0-11.jpg</text:a>
']</text:p>
      <text:p text:style-name="P4">
Tags: ['STOPRUSSIA', 'АГРЕСІЯ РФ', 'ВІЙНА', 'ВТОРГНЕННЯ РФ', 'КРАМАТОРСЬК']</text:p>
      <text:p text:style-name="P4">
Category: News</text:p>
      <!--METADATA-->
      <text:p text:style-name="P4">
<draw:frame draw:style-name="fr1" draw:name="Image319" text:anchor-type="as-char" svg:width="6.9236in" svg:height="4.604194in" draw:z-index="0">
<draw:image xlink:href="../Images/AРМІЯINFORM/2023-06-27T97-00-00-04-00/0x0-11.jpg" xlink:type="simple" xlink:show="embed" xlink:actuate="onLoad" draw:mime-type="image/jpeg"/>
</draw:frame>
Once again, the enemy hit the civilian infrastructure of Misakramatorsk. According to preliminary information provided by the head of the Donetsk regional military administration, Pavel Kirilenko, it is known about two killed in the same time 18 wounded, of whom one child and three foreigners.</text:p>
      <ul>
        <li>
At about 8:00 pm, the racists kissed one rocket in the private sector Tadrug on the pizzeria. The explosion was injured in dwellings, shops, cafes and other establishments. In this case, the search operation is ongoing, - said Pavlokirilenko.</li>
      </ul>
      <text:p text:style-name="P4">
At the scene, operative staffs that work and provide assistance have been deployed.</text:p>
      <text:p text:style-name="P4">
<text:span text:style-name="T5">
Foto Alexander Kozubenko</text:span>
</text:p>
      <text:p text:style-name="P4">
News Source: <text:a xlink:type="simple" xlink:href="https://armyinform.com.ua/2023/06/27/sered-zhertv-raketnogo-udaru-po-kramatorsku-dity-ta-inozemni-gromadyany/" text:style-name="Internet_20_link" text:visited-style-name="Visited_20_Internet_20_Link">
https://armyinform.com.ua/2023/06/27/sered-zhertv-raketnogo-udaru-po-kramatorsku-dity-ta-inozemni-gromadyany/</text:a>
</text:p>
      <!--NEWS-->
      <text:h text:style-name="P10" text:outline-level="1">
<text:span text:style-name="T4">
The number of injured as a result of rocket attack Kramatorsk is growing</text:span>
</text:h>
      <text:p text:style-name="P4">
Author: ['АРМІЯINFORM']</text:p>
      <text:p text:style-name="P4">
Time: 2023-06-27T98:00:00-04:00</text:p>
      <text:p text:style-name="P4">
Description: The village at 22.00 Kilkіstyi Put the Vnaslіdok of the Vorozhny Rocket attacks by Kramato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НАЦПОЛІЦІЯ']</text:p>
      <text:p text:style-name="P4">
Category: News</text:p>
      <!--METADATA-->
      <text:p text:style-name="P4">
As of 22.00, the number of victims as a result of a hostile rocket attack has increased to 42 people.</text:p>
      <text:p text:style-name="P4">
About it <text:a xlink:type="simple" xlink:href="https://www.facebook.com/UA.National.Police/posts/pfbid02ALXf3LTSvkRLiJrpX1n791Zc2nqoADr8gxJbwDjPGxHvTzgztBLeqUcat6vrqiESl" text:style-name="Internet_20_link" text:visited-style-name="Visited_20_Internet_20_Link">
reports</text:a>
The National Police of Ukraine in its channel telegram.</text:p>
      <text:p text:style-name="P4">
There is a parsing in the place of hit. SES fighters continue the rescue operation. Doctors assist the victims as a result of the explosion.</text:p>
      <text:p text:style-name="P4">
News Source: <text:a xlink:type="simple" xlink:href="https://armyinform.com.ua/2023/06/27/kilkist-poranenyh-vnaslidok-raketnoyi-ataky-kramatorska-zrostaye/" text:style-name="Internet_20_link" text:visited-style-name="Visited_20_Internet_20_Link">
https://armyinform.com.ua/2023/06/27/kilkist-poranenyh-vnaslidok-raketnoyi-ataky-kramatorska-zrostaye/</text:a>
</text:p>
      <!--NEWS-->
      <text:h text:style-name="P10" text:outline-level="1">
<text:span text:style-name="T4">
Each manifestation of terror again proves the world that Russia deserves only the defeat and the tribunal - the appeal of the President of Ukraine</text:span>
</text:h>
      <text:p text:style-name="P4">
Author: ['АРМІЯINFORM']</text:p>
      <text:p text:style-name="P4">
Time: 2023-06-27T99:00:00-04:00</text:p>
      <text:p text:style-name="P4">
Description: Road Ukrainian I Ukrainian!RIVELLY TO ROKOVINGY DIRECTION OF ROSICH Terorist ... War with Ukraine 2022, War with Ukraine Latest News Today, News War with Ukraine 2022 The last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АГРЕСІЯ РФ', 'ВОЛОДИМИР ЗЕЛЕНСЬКИЙ']</text:p>
      <text:p text:style-name="P4">
Category: News</text:p>
      <!--METADATA-->
      <text:p text:style-name="P4">
<draw:frame draw:style-name="fr1" draw:name="Image320" text:anchor-type="as-char" svg:width="6.9236in" svg:height="3.871446in" draw:z-index="0">
<draw:image xlink:href="../Images/AРМІЯINFORM/2023-06-27T99-00-00-04-00/2cc8b226388c9e314d6eff8edcd54f4d_1686857689_extra_large.png" xlink:type="simple" xlink:show="embed" xlink:actuate="onLoad" draw:mime-type="image/png"/>
</draw:frame>
Volodymyr Zelenskyy</text:p>
      <text:p text:style-name="P4">
<text:span text:style-name="T4">
 _ Dear Ukrainians and Ukrainian women!_ </text:span>
</text:p>
      <text:p text:style-name="P4">
Exactly on the anniversary of the impact of Russian terrorists on Kremenchuk, on the Trade Center, when 22 people were killed, Russian inhumans again directed missiles in the Potremenchuk district.</text:p>
      <text:p text:style-name="P4">
Today, Russian terrorists also fired at Kramatorsk. C-300 missiles. People were killed, and among them-a child. My condolences to my relatives and loved ones. More than 40 people are injured at this hour. Everyone is assisted. Proceeds of gaps.</text:p>
      <text:p text:style-name="P4">
Every such manifestation of terror again and again proves to us and the world, which is only one of the consequences of everything that she has done - defeat the tribunal, fair and legal courts against all Russian killers.</text:p>
      <text:p text:style-name="P4">
And again and again, thank everyone in the world who supports Ukraine and helps our people's defense!</text:p>
      <text:p text:style-name="P4">
Today there is a new defensive package from the US for our soldiers. Armored vehicles for Petriots, Stingers and Himars. Additional shells for our artillery. I thank Mr. Biden President, Congress, both parties, and all Americans!</text:p>
      <text:p text:style-name="P4">
He spoke to Mr. Prime Minister of Norway. He thanked for the support provided - the defense, economic, political. Very important!He informed him about my trip to our warriors, about our actual defense. He voiced some of our armed needs. The creation of fighter jets also discussed. A separate topic in conversation is the future NATO summit in Vilnius. Type Norway for understanding!</text:p>
      <text:p text:style-name="P4">
He also held a special meeting with our internationalists today - the office, the government is preparation for the Vilnius summit. I am sure that the summit decisions can be static for Ukraine!We do everything possible for this and connected to this international opportunities of Ukraine.</text:p>
      <text:p text:style-name="P4">
And, of course, the front. Our characters, our active actions. Today, we also have moving before!In all areas where we take offensive actions. Thank you, warriors!Today we have important results in reflecting Russian assaults. I am very grateful to you!</text:p>
      <text:p text:style-name="P4">
Especially today I will note the famous 3rd Separate assault brigade, a strong 28-sided mechanized brigade, a heroic 54th separate mechanized brigade of the 57th separate motor infantry brigade. I thank all of you, warriors!Well done!</text:p>
      <text:p text:style-name="P4">
Thank you for every destroyed occupier and every Ukrainian life saved!</text:p>
      <text:p text:style-name="P4">
Glory to our heroes!I thank everyone in the world who is not afraid of Russian terrorists and returns the world with us!</text:p>
      <text:p text:style-name="P4">
<text:span text:style-name="T4">
<text:span text:style-name="T5">
Glory to Ukraine!</text:span>
</text:span>
</text:p>
      <text:p text:style-name="P4">
News Source: <text:a xlink:type="simple" xlink:href="https://armyinform.com.ua/2023/06/27/kozhen-proyav-teroru-znovu-dovodyt-usomu-svitu-shho-rosiya-zaslugovuye-lyshe-na-porazku-j-trybunal-zvernennya-prezydenta-ukrayiny/" text:style-name="Internet_20_link" text:visited-style-name="Visited_20_Internet_20_Link">
https://armyinform.com.ua/2023/06/27/kozhen-proyav-teroru-znovu-dovodyt-usomu-svitu-shho-rosiya-zaslugovuye-lyshe-na-porazku-j-trybunal-zvernennya-prezydenta-ukrayiny/</text:a>
</text:p>
      <!--NEWS-->
      <text:h text:style-name="P10" text:outline-level="1">
<text:span text:style-name="T4">
The control status of shelters will last until the end of June - OP</text:span>
</text:h>
      <text:p text:style-name="P4">
Authors: Ukrinform (Person)</text:p>
      <text:p text:style-name="P4">
Publisher: Укринформ (Organization)</text:p>
      <text:p text:style-name="P4">
Published Time: 2023-06-27T9:03:00+03:00</text:p>
      <text:p text:style-name="P4">
Modified Time: 2023-06-27T23:03:00+03:00</text:p>
      <text:p text:style-name="P4">
Description: Bringing guilty for improper retention of shelters to justice and monitoring of the storage facility will continue until the end of June, and there are now the first personnel decisions. - Ukrinform.</text:p>
      <text:p text:style-name="P4">
Images: ['<text:a xlink:type="simple" xlink:href="https://static.ukrinform.com/photos/2023_06/thumb_files/630_360_1686303753-448.jpg" text:style-name="Internet_20_link" text:visited-style-name="Visited_20_Internet_20_Link">
630_360_16863...</text:a>
']</text:p>
      <text:p text:style-name="P4">
Tags: ['Офіс Президента', 'Бомбосховище', 'Укриття', 'Війна з Росією']</text:p>
      <text:p text:style-name="P4">
Type: Article</text:p>
      <!--METADATA-->
      <text:p text:style-name="P4">
<draw:frame draw:style-name="fr1" draw:name="Image321" text:anchor-type="as-char" svg:width="6.9236in" svg:height="3.956343in" draw:z-index="0">
<draw:image xlink:href="../Images/yкринформ/2023-06-27T9-03-00-03-00/630_360_1686303753-448.jpg" xlink:type="simple" xlink:show="embed" xlink:actuate="onLoad" draw:mime-type="image/jpeg"/>
</draw:frame>
The prosecution for improper retention of shelters to justice and the control of the state stores will continue until the end of June, and there are currently the first personnel decisions.</text:p>
      <text:p text:style-name="P4">
This was noted(https://t.me/OleksiyKuleba/3498), reports Ukrinform.</text:p>
      <text:p text:style-name="P4">
“We have the first personnel decisions. It is about the city <text:a xlink:type="simple" xlink:href="https://www.ukrinform.ua/tag-kiiv" text:style-name="Internet_20_link" text:visited-style-name="Visited_20_Internet_20_Link">
Kyiv</text:a>
, Kyiv, Zhytomyr, Sumy regions. Also Kharkiv, Zaporizhzhia, Nikolaev, Kherson. This is not all solutions. The attraction to the liability, as well as the control of the state of shelters, will continue until the end, ”he emphasized.</text:p>
      <text:p text:style-name="P4">
At the same time, Kuleba emphasized that at the same time the arrangement of the storage facilities is also ongoing.</text:p>
      <text:p text:style-name="P4">
“They must be equipped, properly prepared, everyone must have a pre -elastic access. This is all working together today - the executive authorities of local self -government bodies, ”explained the deputy head of the OP.</text:p>
      <text:p text:style-name="P4">
He added that the shelter is now objects of strategic importance, that is, the state and closed storage facilities will be enhanced by the responsibility of officials.</text:p>
      <text:p text:style-name="P4">
Also, according to the bullet, systematic shelters are introduced.</text:p>
      <text:p text:style-name="P4">
<text:span text:style-name="T4">
 Read also: </text:span>
 <text:a xlink:type="simple" xlink:href="https://www.ukrinform.ua/rubric-regions/3728517-u-zaporizzi-cerez-nezaleznij-stan-ukrittiv-zvilnili-cinovnika.html" text:style-name="Internet_20_link" text:visited-style-name="Visited_20_Internet_20_Link">
in Zaporozhye because of the independent condition <text:span text:style-name="T4">
 shelter </text:span>
 liberator</text:a>
As it was reported, the NSDC at the meeting on June 23 instructed the Cabinet of Ministers, regional and local authorities to take measures to hold the disciplinary liability of persons under responsibility of which is in poor condition, and to provide systematic inspections of high strategic importance.</text:p>
      <text:p text:style-name="P4">
On Tuesday, June 27, the government agreed to release a number of heads of the RDA Tavines of reprimand.</text:p>
      <text:p text:style-name="P4">
News Source: <text:a xlink:type="simple" xlink:href="https://www.ukrinform.ua/rubric-society/3728549-kontrol-stanu-ukrittiv-trivatime-do-kinca-cervna-op.html" text:style-name="Internet_20_link" text:visited-style-name="Visited_20_Internet_20_Link">
https://www.ukrinform.ua/rubric-society/3728549-kontrol-stanu-ukrittiv-trivatime-do-kinca-cervna-op.html</text:a>
</text:p>
      <!--NEWS-->
      <text:h text:style-name="P10" text:outline-level="1">
<text:span text:style-name="T4">
NATO should provide Ukraine with security guarantees until it becomes a member of the Alliance - Belgium Prime Minister</text:span>
</text:h>
      <text:p text:style-name="P4">
Authors: Ukrinform (Person)</text:p>
      <text:p text:style-name="P4">
Publisher: Укринформ (Organization)</text:p>
      <text:p text:style-name="P4">
Published Time: 2023-06-28T-2:21:00+03:00</text:p>
      <text:p text:style-name="P4">
Modified Time: 2023-06-28T00:21:00+03:00</text:p>
      <text:p text:style-name="P4">
Description: Alliance allies should maintain solidarity with Ukraine, which one day enters NATO, but before this day is coming, the Alliance should help Ukraine create legal conditions for transformation and provide legitimate security guarantees. - Ukrinform.</text:p>
      <text:p text:style-name="P4">
Images: ['<text:a xlink:type="simple" xlink:href="https://static.ukrinform.com/photos/2022_09/thumb_files/630_360_1664010630-734.jpg" text:style-name="Internet_20_link" text:visited-style-name="Visited_20_Internet_20_Link">
630_360_16640...</text:a>
']</text:p>
      <text:p text:style-name="P4">
Tags: ['Бельгія', 'НАТО', 'Україна', 'Безпека']</text:p>
      <text:p text:style-name="P4">
Type: Article</text:p>
      <!--METADATA-->
      <text:p text:style-name="P4">
<draw:frame draw:style-name="fr1" draw:name="Image322" text:anchor-type="as-char" svg:width="6.9236in" svg:height="3.956343in" draw:z-index="0">
<draw:image xlink:href="../Images/yкринформ/2023-06-28T-2-21-00-03-00/630_360_1664010630-734.jpg" xlink:type="simple" xlink:show="embed" xlink:actuate="onLoad" draw:mime-type="image/jpeg"/>
</draw:frame>
Alliance allies must maintain solidarity with Ukraine, which one day enters Donato, but before this day comes, the Alliance should help Ukraine to create legal conditions for transformation and provide legitimate security guarantees.</text:p>
      <text:p text:style-name="P4">
About in the Hague during the Press Conference on the results of a working meeting with the participation of NATO and Heads of State and Government of the Netherlands, Lithuania, Poland, Romania, Albania, Belgium and Norway, said Prime Minister Belgiumiexander de Croo, reports Ukrinform.</text:p>
      <text:p text:style-name="P4">
“It is crystal clear that one day Ukraine will become a member <text:span text:style-name="T4">
 <text:a xlink:type="simple" xlink:href="https://www.ukrinform.ua/tag-nato" text:style-name="Internet_20_link" text:visited-style-name="Visited_20_Internet_20_Link">
NATO</text:a>
</text:span>
. The question arises in the fact that we will do at the time before. At this time we have to do two things. First, to create a good political framework to continue dialogue with our Ukrainian dogs. Secondly, we have to provide the necessary security guarantees, and the clerks from Ukrainians are obviously legitimate, ”the Belgian government officer said.</text:p>
      <text:p text:style-name="P4">
<text:span text:style-name="T4">
 Read also: </text:span>
 <text:span text:style-name="T4">
 [in Vilnius, allies should open a political path to NATO membership in NATO)(https://www.ukrinform.ua/rubric-polytics/3728562-u-vilnusi-souzniki-maut-vidkriti-dla-ukraini-politicnij-slah-do-clenstva-v-nato-nauseda.html)</text:span>
</text:p>
      <text:p text:style-name="P4">
He noted that over the past months, NATO countries have demonstrated multi -solidarity with Ukraine, but such solidarity will never be enough. It is the allies to continue assistance for Ukraine, including the one that is the same on the battlefield, as well as in the measurement of powerful political support.</text:p>
      <text:p text:style-name="P4">
Where Kroo congratulated the fact that during the Summit in Vilnius, Finland would be adverb as a full member of NATO, and expressed his hope that such status would soon become "our friends from Sweden".</text:p>
      <text:p text:style-name="P4">
<text:span text:style-name="T4">
 Read also: </text:span>
 <text:span text:style-name="T4">
 <text:a xlink:type="simple" xlink:href="https://www.ukrinform.ua/rubric-polytics/3728553-putin-ne-mae-prava-veto-na-rozsirenna-nato-stoltenberg.html" text:style-name="Internet_20_link" text:visited-style-name="Visited_20_Internet_20_Link">
Putin is not vetoed for NATO -Stoltenberg expansion</text:a>
</text:span>
</text:p>
      <text:p text:style-name="P4">
As it was reported, the next NATO summit, which will take place in Vilnius, will consider the continuation of assistance for Ukraine in its maintenance against Russian aggression among the main issues.</text:p>
      <text:p text:style-name="P4">
<text:span text:style-name="T4">
 Read also: </text:span>
 <text:span text:style-name="T4">
 <text:a xlink:type="simple" xlink:href="https://www.ukrinform.ua/rubric-world/3728548-duda-okresliv-pat-prioritetiv-polsi-na-samit-nato-sered-nih-pidtrimka-ukraini.html" text:style-name="Internet_20_link" text:visited-style-name="Visited_20_Internet_20_Link">
Duda outlined five Priorities of Poland for NATO summit, among them - support of Ukraine</text:a>
 </text:span>
</text:p>
      <text:p text:style-name="P4">
News Source: <text:a xlink:type="simple" xlink:href="https://www.ukrinform.ua/rubric-polytics/3728565-nato-mae-nadati-ukraini-garantii-bezpeki-poki-vona-ne-stane-clenom-alansu-premer-belgii.html" text:style-name="Internet_20_link" text:visited-style-name="Visited_20_Internet_20_Link">
https://www.ukrinform.ua/rubric-polytics/3728565-nato-mae-nadati-ukraini-garantii-bezpeki-poki-vona-ne-stane-clenom-alansu-premer-belgii.html</text:a>
</text:p>
      <!--NEWS-->
      <text:h text:style-name="P10" text:outline-level="1">
<text:span text:style-name="T4">
In Vilnius, allies have to open a political path to NATO -NATO membership for Ukraine</text:span>
</text:h>
      <text:p text:style-name="P4">
Authors: Ukrinform (Person)</text:p>
      <text:p text:style-name="P4">
Publisher: Укринформ (Organization)</text:p>
      <text:p text:style-name="P4">
Published Time: 2023-06-28T-3:13:00+03:00</text:p>
      <text:p text:style-name="P4">
Modified Time: 2023-06-28T00:13:00+03:00</text:p>
      <text:p text:style-name="P4">
Description: During the Alliance Summit, which will take place in Vilnius on July 11-12 this year, the Union countries should provide Ukraine with a clear political path to NATO membership and make this path as simple as possible. - Ukrinform.</text:p>
      <text:p text:style-name="P4">
Images: ['<text:a xlink:type="simple" xlink:href="https://static.ukrinform.com/photos/2023_06/thumb_files/630_360_1687898168-682.jpg" text:style-name="Internet_20_link" text:visited-style-name="Visited_20_Internet_20_Link">
630_360_16878...</text:a>
']</text:p>
      <text:p text:style-name="P4">
Tags: ['НАТО', 'Україна', 'Ґітанас Науседа']</text:p>
      <text:p text:style-name="P4">
Type: Article</text:p>
      <!--METADATA-->
      <text:p text:style-name="P4">
<draw:frame draw:style-name="fr1" draw:name="Image323" text:anchor-type="as-char" svg:width="6.9236in" svg:height="3.956343in" draw:z-index="0">
<draw:image xlink:href="../Images/yкринформ/2023-06-28T-3-13-00-03-00/630_360_1687898168-682.jpg" xlink:type="simple" xlink:show="embed" xlink:actuate="onLoad" draw:mime-type="image/jpeg"/>
</draw:frame>
During the Alliance, which will take place in Vilnius on July 11-12 this year, the Union countries should provide Ukraine with a clear political path to VNATO's membership, and make this path as simple as possible.</text:p>
      <text:p text:style-name="P4">
About today in the Hague during a press conference, after the working meeting of the NATO Secretary General and Heads of State and Government of the Netherlands, Lithuania, Poland, Romania, Albania, Belgium and Norway, said President Litvigitanas Nauseda, Ukrinform reports.</text:p>
      <text:p text:style-name="P4">
“Another issue we will discuss in Vilnius is the future of Ukraine and its relations with <text:a xlink:type="simple" xlink:href="https://www.ukrinform.ua/tag-nato" text:style-name="Internet_20_link" text:visited-style-name="Visited_20_Internet_20_Link">
NATO</text:a>
. Lithuania is a convinced member of Ukraine's membership in NATO. Ukraine is part of the Euro -Atlantic Safety Architecture. We have to agree on the political path for Ukraine's Dialess in Ukraine, and to make this path as simple as possible. We support the creation of Nato -Ukraine Council, whose inaugural meeting can be found in Vilnius, ”the Lithuanian leader emphasized.</text:p>
      <text:p text:style-name="P4">
He noted that the fact that the NATO summit takes place in Vilnius, on the Eastern Border of the Alliance, is a symbol of time. Since NATO's summit in Madrid, the situation of renders of safety on the eastern flank has only worsened. Russia launched a tactical nuclear in Belarus. In Russia, there was an attempt at the military rebellion of the Wagner Group. If the "serial killers" from this group are stationed by Belarus, all neighboring countries will even be more threatened.</text:p>
      <text:p text:style-name="P4">
In such circumstances, according to the President of Lithuania, NATO's restraint measures and pre -defense measures are gaining the highest priority. That is why the updated regional defense plans for the allies should be implemented as quickly as possible.</text:p>
      <text:p text:style-name="P4">
“In Madrid(During the summit in June 2022 - ed.)We agreed that the fighting groups will be increased to the size of the brigades, where and when it will be necessary. The Succy corridor is the decisive strategic importance not only for the defense of the Baltic Region, but also for the whole alliance. As for the question "when?" - my answer is a way: it was necessary yesterday for an important element of the advanced defending the ammunition brigades of the Allies in the right places, "Gitanas Nauseda said.*!(https://www.ukrinform.ua/rubric-polytics/3728503-ukraina-ocikue-na-samiti-u-vilnusi-duze-silnogo-signalu-sodo-vstupu-v-nato-ermak.html)The Lithuanian President has recognized - to achieve this goal, it is necessary to increase the amount of cost to a minimum mark of 2 percent of GDP. Lithuania is already invested in defense 2.5 percent of GDP.</text:p>
      <text:p text:style-name="P4">
Gitanas Nauseda also expressed his hope that allies in Vilnius would be able to give Sweden as a 32nd member of NATO.</text:p>
      <text:p text:style-name="P4">
As it was reported, the next NATO summit, which will take place in Vilnius, will consider the continuation of assistance for Ukraine in its maintenance against Russian aggression among the main issues. Ukraine expects specific more than the country's path to NATO membership and security for safety from this meeting to prevent Ukraine's safety to prevent the likely repetition of Russian aggression to the intelligent aggression.</text:p>
      <text:p text:style-name="P4">
News Source: <text:a xlink:type="simple" xlink:href="https://www.ukrinform.ua/rubric-polytics/3728562-u-vilnusi-souzniki-maut-vidkriti-dla-ukraini-politicnij-slah-do-clenstva-v-nato-nauseda.html" text:style-name="Internet_20_link" text:visited-style-name="Visited_20_Internet_20_Link">
https://www.ukrinform.ua/rubric-polytics/3728562-u-vilnusi-souzniki-maut-vidkriti-dla-ukraini-politicnij-slah-do-clenstva-v-nato-nauseda.html</text:a>
</text:p>
      <!--NEWS-->
      <text:h text:style-name="P10" text:outline-level="1">
<text:span text:style-name="T4">
In Vilnius, allies have to open a political path to NATO -NATO membership for Ukraine</text:span>
</text:h>
      <text:p text:style-name="P4">
Authors: Ukrinform (Person)</text:p>
      <text:p text:style-name="P4">
Publisher: Укринформ (Organization)</text:p>
      <text:p text:style-name="P4">
Published Time: 2023-06-28T00:13:00+03:00</text:p>
      <text:p text:style-name="P4">
Modified Time: 2023-06-28T00:13:00+03:00</text:p>
      <text:p text:style-name="P4">
Description: During the Alliance Summit, which will take place in Vilnius on July 11-12 this year, the Union countries should provide Ukraine with a clear political path to NATO membership and make this path as simple as possible. - Ukrinform.</text:p>
      <text:p text:style-name="P4">
Images: ['<text:a xlink:type="simple" xlink:href="https://static.ukrinform.com/photos/2023_06/thumb_files/630_360_1687898168-682.jpg" text:style-name="Internet_20_link" text:visited-style-name="Visited_20_Internet_20_Link">
630_360_16878...</text:a>
']</text:p>
      <text:p text:style-name="P4">
Tags: ['НАТО', 'Україна', 'Ґітанас Науседа']</text:p>
      <text:p text:style-name="P4">
Type: Article</text:p>
      <!--METADATA-->
      <text:p text:style-name="P4">
<draw:frame draw:style-name="fr1" draw:name="Image324" text:anchor-type="as-char" svg:width="6.9236in" svg:height="3.956343in" draw:z-index="0">
<draw:image xlink:href="../Images/yкринформ/2023-06-28T00-13-00-03-00/630_360_1687898168-682.jpg" xlink:type="simple" xlink:show="embed" xlink:actuate="onLoad" draw:mime-type="image/jpeg"/>
</draw:frame>
During the Alliance, which will take place in Vilnius on July 11-12 this year, the Union countries should provide Ukraine with a clear political path to VNATO's membership, and make this path as simple as possible.</text:p>
      <text:p text:style-name="P4">
About today in the Hague during a press conference, after the working meeting of the NATO Secretary General and Heads of State and Government of the Netherlands, Lithuania, Poland, Romania, Albania, Belgium and Norway, said President Litvigitanas Nauseda, Ukrinform reports.</text:p>
      <text:p text:style-name="P4">
“Another issue we will discuss in Vilnius is the future of Ukraine and its relations with <text:a xlink:type="simple" xlink:href="https://www.ukrinform.ua/tag-nato" text:style-name="Internet_20_link" text:visited-style-name="Visited_20_Internet_20_Link">
NATO</text:a>
. Lithuania is a convinced member of Ukraine's membership in NATO. Ukraine is part of the Euro -Atlantic Safety Architecture. We have to agree on the political path for Ukraine's Dialess in Ukraine, and to make this path as simple as possible. We support the creation of Nato -Ukraine Council, whose inaugural meeting can be found in Vilnius, ”the Lithuanian leader emphasized.</text:p>
      <text:p text:style-name="P4">
He noted that the fact that the NATO summit takes place in Vilnius, on the Eastern Border of the Alliance, is a symbol of time. Since NATO's summit in Madrid, the situation of renders of safety on the eastern flank has only worsened. Russia launched a tactical nuclear in Belarus. In Russia, there was an attempt at the military rebellion of the Wagner Group. If the "serial killers" from this group are stationed by Belarus, all neighboring countries will even be more threatened.</text:p>
      <text:p text:style-name="P4">
In such circumstances, according to the President of Lithuania, NATO's restraint measures and pre -defense measures are gaining the highest priority. That is why the updated regional defense plans for the allies should be implemented as quickly as possible.</text:p>
      <text:p text:style-name="P4">
“In Madrid(During the summit in June 2022 - ed.)We agreed that the fighting groups will be increased to the size of the brigades, where and when it will be necessary. The Succy corridor is the decisive strategic importance not only for the defense of the Baltic Region, but also for the whole alliance. As for the question "when?" - my answer is a way: it was necessary yesterday for an important element of the advanced defending the ammunition brigades of the Allies in the right places, "Gitanas Nauseda said.*!(https://www.ukrinform.ua/rubric-polytics/3728503-ukraina-ocikue-na-samiti-u-vilnusi-duze-silnogo-signalu-sodo-vstupu-v-nato-ermak.html)The Lithuanian President has recognized - to achieve this goal, it is necessary to increase the amount of cost to a minimum mark of 2 percent of GDP. Lithuania is already invested in defense 2.5 percent of GDP.</text:p>
      <text:p text:style-name="P4">
Gitanas Nauseda also expressed his hope that allies in Vilnius would be able to give Sweden as a 32nd member of NATO.</text:p>
      <text:p text:style-name="P4">
As it was reported, the next NATO summit, which will take place in Vilnius, will consider the continuation of assistance for Ukraine in its maintenance against Russian aggression among the main issues. Ukraine expects specific more than the country's path to NATO membership and security for safety from this meeting to prevent Ukraine's safety to prevent the likely repetition of Russian aggression to the intelligent aggression.</text:p>
      <text:p text:style-name="P4">
News Source: <text:a xlink:type="simple" xlink:href="https://www.ukrinform.ua/rubric-polytics/3728562-u-vilnusi-souzniki-maut-vidkriti-dla-ukraini-politicnij-slah-do-clenstva-v-nato-nauseda.html" text:style-name="Internet_20_link" text:visited-style-name="Visited_20_Internet_20_Link">
https://www.ukrinform.ua/rubric-polytics/3728562-u-vilnusi-souzniki-maut-vidkriti-dla-ukraini-politicnij-slah-do-clenstva-v-nato-nauseda.html</text:a>
</text:p>
      <!--NEWS-->
      <text:h text:style-name="P10" text:outline-level="1">
<text:span text:style-name="T4">
NATO should provide Ukraine with security guarantees until it becomes a member of the Alliance - Belgium Prime Minister</text:span>
</text:h>
      <text:p text:style-name="P4">
Authors: Ukrinform (Person)</text:p>
      <text:p text:style-name="P4">
Publisher: Укринформ (Organization)</text:p>
      <text:p text:style-name="P4">
Published Time: 2023-06-28T00:21:00+03:00</text:p>
      <text:p text:style-name="P4">
Modified Time: 2023-06-28T00:21:00+03:00</text:p>
      <text:p text:style-name="P4">
Description: Alliance allies should maintain solidarity with Ukraine, which one day enters NATO, but before this day is coming, the Alliance should help Ukraine create legal conditions for transformation and provide legitimate security guarantees. - Ukrinform.</text:p>
      <text:p text:style-name="P4">
Images: ['<text:a xlink:type="simple" xlink:href="https://static.ukrinform.com/photos/2022_09/thumb_files/630_360_1664010630-734.jpg" text:style-name="Internet_20_link" text:visited-style-name="Visited_20_Internet_20_Link">
630_360_16640...</text:a>
']</text:p>
      <text:p text:style-name="P4">
Tags: ['Бельгія', 'НАТО', 'Україна', 'Безпека']</text:p>
      <text:p text:style-name="P4">
Type: Article</text:p>
      <!--METADATA-->
      <text:p text:style-name="P4">
<draw:frame draw:style-name="fr1" draw:name="Image325" text:anchor-type="as-char" svg:width="6.9236in" svg:height="3.956343in" draw:z-index="0">
<draw:image xlink:href="../Images/yкринформ/2023-06-28T00-21-00-03-00/630_360_1664010630-734.jpg" xlink:type="simple" xlink:show="embed" xlink:actuate="onLoad" draw:mime-type="image/jpeg"/>
</draw:frame>
Alliance allies must maintain solidarity with Ukraine, which one day enters Donato, but before this day comes, the Alliance should help Ukraine to create legal conditions for transformation and provide legitimate security guarantees.</text:p>
      <text:p text:style-name="P4">
About in the Hague during the Press Conference on the results of a working meeting with the participation of NATO and Heads of State and Government of the Netherlands, Lithuania, Poland, Romania, Albania, Belgium and Norway, said Prime Minister Belgiumiexander de Croo, reports Ukrinform.</text:p>
      <text:p text:style-name="P4">
“It is crystal clear that one day Ukraine will become a member <text:span text:style-name="T4">
 <text:a xlink:type="simple" xlink:href="https://www.ukrinform.ua/tag-nato" text:style-name="Internet_20_link" text:visited-style-name="Visited_20_Internet_20_Link">
NATO</text:a>
</text:span>
. The question arises in the fact that we will do at the time before. At this time we have to do two things. First, to create a good political framework to continue dialogue with our Ukrainian dogs. Secondly, we have to provide the necessary security guarantees, and the clerks from Ukrainians are obviously legitimate, ”the Belgian government officer said.</text:p>
      <text:p text:style-name="P4">
<text:span text:style-name="T4">
 Read also: </text:span>
 <text:span text:style-name="T4">
 [in Vilnius, allies should open a political path to NATO membership in NATO)(https://www.ukrinform.ua/rubric-polytics/3728562-u-vilnusi-souzniki-maut-vidkriti-dla-ukraini-politicnij-slah-do-clenstva-v-nato-nauseda.html)</text:span>
</text:p>
      <text:p text:style-name="P4">
He noted that over the past months, NATO countries have demonstrated multi -solidarity with Ukraine, but such solidarity will never be enough. It is the allies to continue assistance for Ukraine, including the one that is the same on the battlefield, as well as in the measurement of powerful political support.</text:p>
      <text:p text:style-name="P4">
Where Kroo congratulated the fact that during the Summit in Vilnius, Finland would be adverb as a full member of NATO, and expressed his hope that such status would soon become "our friends from Sweden".</text:p>
      <text:p text:style-name="P4">
<text:span text:style-name="T4">
 Read also: </text:span>
 <text:span text:style-name="T4">
 <text:a xlink:type="simple" xlink:href="https://www.ukrinform.ua/rubric-polytics/3728553-putin-ne-mae-prava-veto-na-rozsirenna-nato-stoltenberg.html" text:style-name="Internet_20_link" text:visited-style-name="Visited_20_Internet_20_Link">
Putin is not vetoed for NATO -Stoltenberg expansion</text:a>
</text:span>
</text:p>
      <text:p text:style-name="P4">
As it was reported, the next NATO summit, which will take place in Vilnius, will consider the continuation of assistance for Ukraine in its maintenance against Russian aggression among the main issues.</text:p>
      <text:p text:style-name="P4">
<text:span text:style-name="T4">
 Read also: </text:span>
 <text:span text:style-name="T4">
 <text:a xlink:type="simple" xlink:href="https://www.ukrinform.ua/rubric-world/3728548-duda-okresliv-pat-prioritetiv-polsi-na-samit-nato-sered-nih-pidtrimka-ukraini.html" text:style-name="Internet_20_link" text:visited-style-name="Visited_20_Internet_20_Link">
Duda outlined five Priorities of Poland for NATO summit, among them - support of Ukraine</text:a>
 </text:span>
</text:p>
      <text:p text:style-name="P4">
News Source: <text:a xlink:type="simple" xlink:href="https://www.ukrinform.ua/rubric-polytics/3728565-nato-mae-nadati-ukraini-garantii-bezpeki-poki-vona-ne-stane-clenom-alansu-premer-belgii.html" text:style-name="Internet_20_link" text:visited-style-name="Visited_20_Internet_20_Link">
https://www.ukrinform.ua/rubric-polytics/3728565-nato-mae-nadati-ukraini-garantii-bezpeki-poki-vona-ne-stane-clenom-alansu-premer-belgii.html</text:a>
</text:p>
      <!--NEWS-->
      <text:h text:style-name="P10" text:outline-level="1">
<text:span text:style-name="T4">
Zelensky expressed the condolences of loved ones dead in Kramatorsk</text:span>
</text:h>
      <text:p text:style-name="P4">
Authors: Ukrinform (Person)</text:p>
      <text:p text:style-name="P4">
Publisher: Укринформ (Organization)</text:p>
      <text:p text:style-name="P4">
Published Time: 2023-06-28T00:30:00+03:00</text:p>
      <text:p text:style-name="P4">
Modified Time: 2023-06-28T00:30:00+03:00</text:p>
      <text:p text:style-name="P4">
Description: Russian inhumans on the anniversary of the impact of Russian terrorists on Kremenchuk were directed by S-300 missiles on Kramatorsk. - Ukrinform.</text:p>
      <text:p text:style-name="P4">
Images: ['<text:a xlink:type="simple" xlink:href="https://static.ukrinform.com/photos/2023_06/thumb_files/630_360_1687124897-802.png" text:style-name="Internet_20_link" text:visited-style-name="Visited_20_Internet_20_Link">
630_360_16871...</text:a>
']</text:p>
      <text:p text:style-name="P4">
Tags: ['Краматорськ', 'Обстріл', 'Агресія РФ', 'Війна з Росією', 'Ракетний удар']</text:p>
      <text:p text:style-name="P4">
Type: Article</text:p>
      <!--METADATA-->
      <text:p text:style-name="P4">
<draw:frame draw:style-name="fr1" draw:name="Image326" text:anchor-type="as-char" svg:width="6.9236in" svg:height="3.956343in" draw:z-index="0">
<draw:image xlink:href="../Images/yкринформ/2023-06-28T00-30-00-03-00/630_360_1687124897-802.png" xlink:type="simple" xlink:show="embed" xlink:actuate="onLoad" draw:mime-type="image/png"/>
</draw:frame>
The Russian-kinkelluses on the anniversary of the Russian terrorists on Kremenchuk were directed by the rocket-300 on Kramatorsk.</text:p>
      <text:p text:style-name="P4">
President Volodymyr Zelenskyy said this in the evening video, Ukrinform reports.</text:p>
      <text:p text:style-name="P4">
“Exactly on the anniversary of the Russian terrorists on Kremenchuk, at the Trade Center, when 22 people were killed, Russian inhumans again directed missiles in the Pokremenchuk district. Today, Russian terrorists fired at Ikramatorsk. C-300 missiles. Three people were killed, and among them a child. My relatives and loved ones, ”said the Head of State.</text:p>
      <text:p text:style-name="P4">
<text:span text:style-name="T4">
 Read also: </text:span>
 <text:span text:style-name="T4">
 <text:a xlink:type="simple" xlink:href="https://www.ukrinform.ua/rubric-ato/3728563-u-kramatorsku-vze-sonajmense-cetvero-zagiblih-ta-42-poranenih.html" text:style-name="Internet_20_link" text:visited-style-name="Visited_20_Internet_20_Link">
in Kramatorsk for at least four dead and 42 -wounded</text:a>
</text:span>
</text:p>
      <text:p text:style-name="P4">
He recalled that more than 40 wounded in Kramatorsk, everyone has been assisted and there is a breakdown of rubble.</text:p>
      <text:p text:style-name="P4">
"Every such manifestation of terror again and again proves to us, and to us, and the world deserves only one in the consequences of everything she has done - defeat the tribunal, fair and legal courts against all Russian murderers and terrorists," Zelensky stressed.</text:p>
      <text:p text:style-name="P4">
<text:span text:style-name="T4">
 Read also: </text:span>
 <text:span text:style-name="T4">
 [in Kramatorsk Russian rocket destroyed the city's state(https://www.ukrinform.ua/rubric-ato/3728508-u-kramatorsku-rosijska-raketa-zrujnuvala-zaklad-u-centri-mista.html)</text:span>
</text:p>
      <text:p text:style-name="P4">
As it was reported, the Russian troops on June 27 on the anniversary of the strike on the shopping center "Amstor" again fired at Kremenchuk rockets in Poltava region, and in the evening hit Kramatorsk in Donetsk region.</text:p>
      <text:p text:style-name="P4">
News Source: <text:a xlink:type="simple" xlink:href="https://www.ukrinform.ua/rubric-ato/3728566-zelenskij-visloviv-spivcutta-blizkim-zagiblih-u-kramatorsku.html" text:style-name="Internet_20_link" text:visited-style-name="Visited_20_Internet_20_Link">
https://www.ukrinform.ua/rubric-ato/3728566-zelenskij-visloviv-spivcutta-blizkim-zagiblih-u-kramatorsku.html</text:a>
</text:p>
      <!--NEWS-->
      <text:h text:style-name="P10" text:outline-level="1">
<text:span text:style-name="T4">
States imposed sanctions against organizations related to Wagner PECs</text:span>
</text:h>
      <text:p text:style-name="P4">
Authors: Ukrinform (Person)</text:p>
      <text:p text:style-name="P4">
Publisher: Укринформ (Organization)</text:p>
      <text:p text:style-name="P4">
Published Time: 2023-06-28T00:38:00+03:00</text:p>
      <text:p text:style-name="P4">
Modified Time: 2023-06-28T00:38:00+03:00</text:p>
      <text:p text:style-name="P4">
Description: The US Treasury has announced the imposition of sanctions against four foreign companies and one person whose activities are associated with the violent actions of the Wagner PEC and its head Yevgeny Prigogin. - Ukrinform.</text:p>
      <text:p text:style-name="P4">
Images: ['<text:a xlink:type="simple" xlink:href="https://static.ukrinform.com/photos/2023_03/thumb_files/630_360_1679564904-243.jpg" text:style-name="Internet_20_link" text:visited-style-name="Visited_20_Internet_20_Link">
630_360_16795...</text:a>
']</text:p>
      <text:p text:style-name="P4">
Tags: ['Антиросійські санкції', 'США', 'ПВК "Вагнера"']</text:p>
      <text:p text:style-name="P4">
Type: Article</text:p>
      <!--METADATA-->
      <text:p text:style-name="P4">
<draw:frame draw:style-name="fr1" draw:name="Image327" text:anchor-type="as-char" svg:width="6.9236in" svg:height="3.956343in" draw:z-index="0">
<draw:image xlink:href="../Images/yкринформ/2023-06-28T00-38-00-03-00/630_360_1679564904-243.jpg" xlink:type="simple" xlink:show="embed" xlink:actuate="onLoad" draw:mime-type="image/jpeg"/>
</draw:frame>
The US Treasury has been on imposing sanctions against four foreign companies and a single person whose activities are associated with the violent actions of the Wagner PEC and its keeper Yevgeny Prigogin.</text:p>
      <text:p text:style-name="P4">
This is stated in the official message of the Office of Control of Foreign Assets(OFAC)The US Ministry of Finance, Ukrinform reports.</text:p>
      <text:p text:style-name="P4">
"The Wagner group uses safety vulnerability around the world, commits and criminal acts that threaten order, proper management, prosperity and human rights," the message said.</text:p>
      <text:p text:style-name="P4">
<text:span text:style-name="T4">
 Read also: </text:span>
 <text:span text:style-name="T4">
 <text:a xlink:type="simple" xlink:href="https://www.ukrinform.ua/rubric-world/3728520-u-ssa-anonsuvali-novi-kroki-sodo-pvk-vagner-cogo-tizna.html" text:style-name="Internet_20_link" text:visited-style-name="Visited_20_Internet_20_Link">
in the United States announced new steps on Wagner PECs this week</text:a>
</text:span>
</text:p>
      <text:p text:style-name="P4">
It emphasizes that PVC operates natural resources of other countries.</text:p>
      <text:p text:style-name="P4">
Thus, the United States has imposed sanctions against organizations: Midas and Diamville Sau(Central African Republic), Industrial Resources(UAE)you dm dm(Russia). Ці компанії були причетними до незаконних операцій із золотом з метоюфінансування Групи Вагнера й розширення її збройного потенціалу, в тому числів Україні й у Африці.</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In addition, the United States imposed restrictions on Andrei Ivanov, who holds one job positions at Wagner PEC. Ivanov worked closely with the organization Africa Politology, as well as small officials on weapons agreements, work of mineral production concerns, as well as other activity of PEC Vmali.</text:p>
      <text:p text:style-name="P4">
At the same time, the US government has released new recommendations on the Golden Business Business in the south of the Sahara. The document defines the risks associated with gold and which are also subject to potential sanctions. This communication refers, in particular, about involvement in the financing of conflicts of i terrorism, money laundering, evasion, human rights violations, and the deterioration of the environment.</text:p>
      <text:p text:style-name="P4">
<text:span text:style-name="T4">
 Read also: </text:span>
 <text:span text:style-name="T4">
 [Duda consists(https://www.ukrinform.ua/rubric-world/3728453-duda-vvazae-peremisenna-pvk-vagner-do-bilorusi-duze-negativnim-signalom.html) </text:span>
</text:p>
      <text:p text:style-name="P4">
News Source: <text:a xlink:type="simple" xlink:href="https://www.ukrinform.ua/rubric-world/3728567-stati-vveli-sankcii-proti-organizacij-povazanih-z-pvk-vagner.html" text:style-name="Internet_20_link" text:visited-style-name="Visited_20_Internet_20_Link">
https://www.ukrinform.ua/rubric-world/3728567-stati-vveli-sankcii-proti-organizacij-povazanih-z-pvk-vagner.html</text:a>
</text:p>
      <!--NEWS-->
      <text:h text:style-name="P10" text:outline-level="1">
<text:span text:style-name="T4">
President of Romania: Russia is and will be a direct threat of Euro -Atlantic security</text:span>
</text:h>
      <text:p text:style-name="P4">
Authors: Ukrinform (Person)</text:p>
      <text:p text:style-name="P4">
Publisher: Укринформ (Organization)</text:p>
      <text:p text:style-name="P4">
Published Time: 2023-06-28T00:44:00+03:00</text:p>
      <text:p text:style-name="P4">
Modified Time: 2023-06-28T00:44:00+03:00</text:p>
      <text:p text:style-name="P4">
Description: Russia is and will remain the most significant and direct threat of Euro -Atlantic security. - Ukrinform.</text:p>
      <text:p text:style-name="P4">
Images: ['<text:a xlink:type="simple" xlink:href="https://static.ukrinform.com/photos/2016_11/thumb_files/630_360_1479902909-9373.jpg" text:style-name="Internet_20_link" text:visited-style-name="Visited_20_Internet_20_Link">
630_360_14799...</text:a>
']</text:p>
      <text:p text:style-name="P4">
Tags: ['Йоганніс', 'НАТО', 'Румунія', 'Війна з Росією']</text:p>
      <text:p text:style-name="P4">
Type: Article</text:p>
      <!--METADATA-->
      <text:p text:style-name="P4">
<draw:frame draw:style-name="fr1" draw:name="Image328" text:anchor-type="as-char" svg:width="6.9236in" svg:height="3.956343in" draw:z-index="0">
<draw:image xlink:href="../Images/yкринформ/2023-06-28T00-44-00-03-00/630_360_1479902909-9373.jpg" xlink:type="simple" xlink:show="embed" xlink:actuate="onLoad" draw:mime-type="image/jpeg"/>
</draw:frame>
Russia is the most significant and direct threat of Euro -Atlantic security.</text:p>
      <text:p text:style-name="P4">
Romania President Klaus Johannis said this in the Hague during a work conference on the results of a working meeting with the participation of Heads of State and Government, Poland, Romania, Albania, Belgium and Norway, Ukrinform informs in Hague.</text:p>
      <text:p text:style-name="P4">
“Russia is and will remain the most direct and direct threat to euro -Atlantic security. In this way, we must be able to be ready and supersonalize our position and continue to provide the necessary support to Ukraine, ”he said.</text:p>
      <text:p text:style-name="P4">
<text:span text:style-name="T4">
 Read also: </text:span>
 <text:span text:style-name="T4">
 <text:a xlink:type="simple" xlink:href="https://www.ukrinform.ua/rubric-world/3723195-berlin-oficijno-rosia-e-najbilsou-zagrozou-miru-ta-bezpeci.html" text:style-name="Internet_20_link" text:visited-style-name="Visited_20_Internet_20_Link">
officially: Russia is the greatest threat of peace and security</text:a>
</text:span>
</text:p>
      <text:p text:style-name="P4">
He also noted that "for our most vulnerable partners, especially for the Republic of Moldova, restraint and defense is one of the main directions of the consusions, where we hope to see the full execution of Madrid decisions. Alyiance requires a strong long -term position, a real advanced defense, capable of responding to all threats" .</text:p>
      <text:p text:style-name="P4">
He also said that they were still particularly interested in further consolidation of the Eastern flank in a consistent and only approach.</text:p>
      <text:p text:style-name="P4">
“This means providing the necessary forces, structures, capabilities and equipment, as well as the correct mechanisms of command and management. However, it is also said that we are able to prove that we are capable and ready to maintain the generalization with our increased devotion to our defense, ”he said.</text:p>
      <text:p text:style-name="P4">
<text:span text:style-name="T4">
 Read also: </text:span>
 <text:span text:style-name="T4">
 <text:a xlink:type="simple" xlink:href="https://www.ukrinform.ua/rubric-polytics/3728565-nato-mae-nadati-ukraini-garantii-bezpeki-poki-vona-ne-stane-clenom-alansu-premer-belgii.html" text:style-name="Internet_20_link" text:visited-style-name="Visited_20_Internet_20_Link">
NATO should provide Ukraine with security guarantees while it is non -member of the Alliance - Belgium Prime Minister</text:a>
</text:span>
</text:p>
      <text:p text:style-name="P4">
According to him, in order to be effective as an alliance, it is necessary to work more, when making even more efforts to support Ukraine.</text:p>
      <text:p text:style-name="P4">
"The summit should have a clear and meaningful, significant result for Kiev, promoting our political and practical support, including for the specific, measuring progress of Ukraine's accession to NATO," he said.</text:p>
      <text:p text:style-name="P4">
<text:span text:style-name="T4">
 Read also: </text:span>
 <text:span text:style-name="T4">
 <text:a xlink:type="simple" xlink:href="https://www.ukrinform.ua/rubric-polytics/3728553-putin-ne-mae-prava-veto-na-rozsirenna-nato-stoltenberg.html" text:style-name="Internet_20_link" text:visited-style-name="Visited_20_Internet_20_Link">
Putin is not vetoed for NATO -Stoltenberg expansion</text:a>
 </text:span>
</text:p>
      <text:p text:style-name="P4">
<text:span text:style-name="T4">
 Read also: </text:span>
 <text:span text:style-name="T4">
 <text:a xlink:type="simple" xlink:href="https://www.ukrinform.ua/rubric-world/3728548-duda-okresliv-pat-prioritetiv-polsi-na-samit-nato-sered-nih-pidtrimka-ukraini.html" text:style-name="Internet_20_link" text:visited-style-name="Visited_20_Internet_20_Link">
Duda outlined five Priorities of Poland for NATO summit, among them - support of Ukraine</text:a>
</text:span>
</text:p>
      <text:p text:style-name="P4">
Ukraine expects specific decisions from this meeting to define the pursuit of Ukraine to NATO membership and to provide Ukraine with security guarantees for leaving the probable repetition of Russian aggression in the future.</text:p>
      <text:p text:style-name="P4">
News Source: <text:a xlink:type="simple" xlink:href="https://www.ukrinform.ua/rubric-polytics/3728568-prezident-rumunii-rosia-e-i-bude-bezposerednou-zagrozou-evroatlanticnij-bezpeci.html" text:style-name="Internet_20_link" text:visited-style-name="Visited_20_Internet_20_Link">
https://www.ukrinform.ua/rubric-polytics/3728568-prezident-rumunii-rosia-e-i-bude-bezposerednou-zagrozou-evroatlanticnij-bezpeci.html</text:a>
</text:p>
      <!--NEWS-->
      <text:h text:style-name="P10" text:outline-level="1">
<text:span text:style-name="T4">
States consider Ukrainian meeting in Copenhagen positive and productive</text:span>
</text:h>
      <text:p text:style-name="P4">
Authors: Ukrinform (Person)</text:p>
      <text:p text:style-name="P4">
Publisher: Укринформ (Organization)</text:p>
      <text:p text:style-name="P4">
Published Time: 2023-06-28T00:52:00+03:00</text:p>
      <text:p text:style-name="P4">
Modified Time: 2023-06-28T00:52:00+03:00</text:p>
      <text:p text:style-name="P4">
Description: The White House positively appreciated the closed meeting at the level of advisers of the heads of state to reach peace in Ukraine, which took place the day before in Copenhagen. - Ukrinform.</text:p>
      <text:p text:style-name="P4">
Images: ['<text:a xlink:type="simple" xlink:href="https://static.ukrinform.com/photos/2023_06/thumb_files/630_360_1687902960-756.jpg" text:style-name="Internet_20_link" text:visited-style-name="Visited_20_Internet_20_Link">
630_360_16879...</text:a>
']</text:p>
      <text:p text:style-name="P4">
Tags: ['США', 'Україна', 'Війна з Росією', 'Копенгаген', 'Формула миру']</text:p>
      <text:p text:style-name="P4">
Type: Article</text:p>
      <!--METADATA-->
      <text:p text:style-name="P4">
<draw:frame draw:style-name="fr1" draw:name="Image329" text:anchor-type="as-char" svg:width="6.9236in" svg:height="3.956343in" draw:z-index="0">
<draw:image xlink:href="../Images/yкринформ/2023-06-28T00-52-00-03-00/630_360_1687902960-756.jpg" xlink:type="simple" xlink:show="embed" xlink:actuate="onLoad" draw:mime-type="image/jpeg"/>
</draw:frame>
The Whiteudes have positively appreciated the closed meeting at the level of advisers of the heads of state to reach peace in Ukraine, which took place the day before in Copenhagen.</text:p>
      <text:p text:style-name="P4">
This was told on Tuesday during a briefing in Washington, the official representative of the White House Olivia Delton, reports his own correspondent.</text:p>
      <text:p text:style-name="P4">
"They(Participants of consultations - ed.)They had a positive and productive discussion, however, how the principles of peace could look like, as well as we can achieve a faithful and strong peace in Ukraine, ”Delton said.</text:p>
      <text:p text:style-name="P4">
<text:span text:style-name="T4">
 Read also: </text:span>
 <text:span text:style-name="T4">
 <text:a xlink:type="simple" xlink:href="https://www.ukrinform.ua/rubric-polytics/3727420-ermak-rozpoviv-pro-rezultati-zustrici-radnikiv-u-kopengageni.html" text:style-name="Internet_20_link" text:visited-style-name="Visited_20_Internet_20_Link">
Yermak told about the results of a meeting of advisers Upengagen</text:a>
</text:span>
</text:p>
      <text:p text:style-name="P4">
She said that at a meeting in Copenhagen was personally attended by the Emergency Director of the National Security Council on Europe Amanda Slout. At the same time, the US Presidential Advisor Jake Sullivan participated in virtual robots. Biden's representative also reminded that the Ukrainian side was initiated by the Ukrainian side.</text:p>
      <text:p text:style-name="P4">
According to her, in general, the participants agreed that everyone seeks peace and end. She also emphasized that it is necessary to guarantee the fulfillment of the Fundamental Principles of the UN Charter, in particular sovereignty and territorial persistence.</text:p>
      <text:p text:style-name="P4">
<text:span text:style-name="T4">
 Read also: </text:span>
 <text:span text:style-name="T4">
 <text:a xlink:type="simple" xlink:href="https://www.ukrinform.ua/rubric-polytics/3728547-ermak-rozpoviv-pro-zustric-v-danii-ta-perspektivi-globalnogo-samitu-sodo-formuli-miru.html" text:style-name="Internet_20_link" text:visited-style-name="Visited_20_Internet_20_Link">
Yermak told about the meeting in Denmark and the prospects of the governing summit on peace formula</text:a>
</text:span>
</text:p>
      <text:p text:style-name="P4">
As reported by Ukrinform, last week in Copenhagen, there were consultations in the key principles of peace at the level of national security advisers, as well as political advisers from Brazil, Great Britain, Denmark, EU, Italy, India, Canada, Germany, South Africa, Saudi, USA, USA. , Ukraine, France and Japan.</text:p>
      <text:p text:style-name="P4">
News Source: <text:a xlink:type="simple" xlink:href="https://www.ukrinform.ua/rubric-polytics/3728569-stati-vvazaut-ukrainsku-zustric-u-kopengageni-pozitivnou-ta-produktivnou.html" text:style-name="Internet_20_link" text:visited-style-name="Visited_20_Internet_20_Link">
https://www.ukrinform.ua/rubric-polytics/3728569-stati-vvazaut-ukrainsku-zustric-u-kopengageni-pozitivnou-ta-produktivnou.html</text:a>
</text:p>
      <!--NEWS-->
      <text:h text:style-name="P10" text:outline-level="1">
<text:span text:style-name="T4">
There are 126 women currently in Russian captivity</text:span>
</text:h>
      <text:p text:style-name="P4">
Author: ['АРМІЯINFORM']</text:p>
      <text:p text:style-name="P4">
Time: 2023-06-28T96:00:00-04:00</text:p>
      <text:p text:style-name="P4">
Description: Behind the Danami of the National Formal Bureau, the Stan at Kinets Chervnya 2023 Rock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54_7653_8.jpg" text:style-name="Internet_20_link" text:visited-style-name="Visited_20_Internet_20_Link">
54_7653_8.jpg</text:a>
']</text:p>
      <text:p text:style-name="P4">
Tags: ['STOPRUSSIA', 'АГРЕСІЯ РФ', 'ВІЙНА', 'ВІЙСЬКОВОПОЛОНЕННІ', 'ВТОРГНЕННЯ РФ', 'МІНРЕІНТЕГРАЦІЇ', 'ПОЛОНЕНІ']</text:p>
      <text:p text:style-name="P4">
Category: News</text:p>
      <!--METADATA-->
      <text:p text:style-name="P4">
<draw:frame draw:style-name="fr1" draw:name="Image330" text:anchor-type="as-char" svg:width="6.9236in" svg:height="5.1927in" draw:z-index="0">
<draw:image xlink:href="../Images/AРМІЯINFORM/2023-06-28T96-00-00-04-00/54_7653_8.jpg" xlink:type="simple" xlink:show="embed" xlink:actuate="onLoad" draw:mime-type="image/jpeg"/>
</draw:frame>
Illustrative photo</text:p>
      <text:p text:style-name="P4">
According to the National Information Bureau, as of the end of June 2023, 126 women were in Russian captivity. Of these, 46 military and 80 civilians.</text:p>
      <text:p text:style-name="P4">
23 branches have children: 14 soldiers have 23 children and 9 civilians have 15 children.</text:p>
      <text:p text:style-name="P4">
<text:span text:style-name="T4">
 Source: </text:span>
 <text:a xlink:type="simple" xlink:href="https://minre.gov.ua/2023/06/27/narazi-v-rosijskomu-poloni-perebuvaye-126-zhinok/" text:style-name="Internet_20_link" text:visited-style-name="Visited_20_Internet_20_Link">
<text:span text:style-name="T5">
Menrointegration</text:span>
</text:a>
</text:p>
      <text:p text:style-name="P4">
News Source: <text:a xlink:type="simple" xlink:href="https://armyinform.com.ua/2023/06/28/narazi-v-rosijskomu-poloni-perebuvaye-126-zhinok/" text:style-name="Internet_20_link" text:visited-style-name="Visited_20_Internet_20_Link">
https://armyinform.com.ua/2023/06/28/narazi-v-rosijskomu-poloni-perebuvaye-126-zhinok/</text:a>
</text:p>
      <!--NEWS-->
      <text:h text:style-name="P10" text:outline-level="1">
<text:span text:style-name="T4">
The government has allocated more than 200 million UAH for the construction of a modern rehabilitation institution "Borodyanka-Center"</text:span>
</text:h>
      <text:p text:style-name="P4">
Author: ['АРМІЯINFORM']</text:p>
      <text:p text:style-name="P4">
Time: 2023-06-28T99:00:00-04:00</text:p>
      <text:p text:style-name="P4">
Description: Kabіnet Min) Ukrainian Vidiliv Minіstrazty on the right of veteran of Ukrainian 200 millio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censornet_news_528.jpg" text:style-name="Internet_20_link" text:visited-style-name="Visited_20_Internet_20_Link">
censornet_news_528.jpg</text:a>
']</text:p>
      <text:p text:style-name="P4">
Tags: ['STOPRUSSIA', 'АГРЕСІЯ РФ', 'ВІЙНА', 'ВТОРГНЕННЯ РФ', 'МІНВЕТЕРАНІВ', 'ЮЛІЯ ЛАПУТІНА']</text:p>
      <text:p text:style-name="P4">
Category: News</text:p>
      <!--METADATA-->
      <text:p text:style-name="P4">
<draw:frame draw:style-name="fr1" draw:name="Image331" text:anchor-type="as-char" svg:width="6.9236in" svg:height="4.32725in" draw:z-index="0">
<draw:image xlink:href="../Images/AРМІЯINFORM/2023-06-28T99-00-00-04-00/censornet_news_528.jpg" xlink:type="simple" xlink:show="embed" xlink:actuate="onLoad" draw:mime-type="image/jpeg"/>
</draw:frame>
Photo illustrative</text:p>
      <text:p text:style-name="P4">
The Cabinet of Ministers of Ukraine has allocated the Ministry of Veterans of Ukraine 200 mLN 633,87 thousand hryvnias for the reconstruction of the Borodyan Center for Social and Psychological Rehabilitation of the Population, which belongs to the sphere of management of consciousness.</text:p>
      <text:p text:style-name="P4">
The relevant decision to allocate funds from the Fund for the elimination of the consequences of armed aggression was made at a government meeting.</text:p>
      <text:p text:style-name="P4">
Borodyanka-Center is the flagship project of the Ministry of Veterans, and the active construction of which is supported by the partners of the Ministry. It should appear on the site of the tank hit by the Russian invaders of the Center for Social and Psychological Rehabilitation of the Population in the town of Borodyank(Kyiv region).</text:p>
      <text:p text:style-name="P4">
Цей заклад забезпечуватиме надання комплексних послуг із психосоціальноговідновлення не лише ветеранам війни та їхнім сім’ям, а й постраждаломуцивільному населенню. До того ж, відновлення бородянського центру патронуєПрезидент України Володимир Зеленський, який вже віддав на його відбудову стотисяч доларів — грошову винагороду, яку він отримав разом із Медаллю Свободи,котру вручають в США видатним світовим діячам.</text:p>
      <text:p text:style-name="P4">
«Дякую керівництву держави та Уряду за підтримку цього дійсно важливогопроєкту!Ми залучаємо та акумулюємо кошти наших і національних і міжнароднихпартнерів на цей проєкт, і відкриті для співробітництва у відбудові нашогоЦентру», — зазначила міністр у справах ветеранів України Юлія Лапутіна.</text:p>
      <text:p text:style-name="P4">
<text:span text:style-name="T4">
Джерело:</text:span>
 <text:span text:style-name="T5">
<text:a xlink:type="simple" xlink:href="https://mva.gov.ua/ua/news/uryad-vidiliv-minveteraniv-ponad-200-mln-grn-na-budivnictvo-suchasnogo-reabilitacijnogo-zakladu-borodyanka-centr" text:style-name="Internet_20_link" text:visited-style-name="Visited_20_Internet_20_Link">
Мінветеранів</text:a>
</text:span>
</text:p>
      <text:p text:style-name="P4">
News Source: <text:a xlink:type="simple" xlink:href="https://armyinform.com.ua/2023/06/28/ukrayinski-vijskovi-medyky-vdoskonalyuyutsya-u-taktychnij-medyczyni-pid-kerivnycztvom-brytanskyh-ekspertiv/" text:style-name="Internet_20_link" text:visited-style-name="Visited_20_Internet_20_Link">
https://armyinform.com.ua/2023/06/28/ukrayinski-vijskovi-medyky-vdoskonalyuyutsya-u-taktychnij-medyczyni-pid-kerivnycztvom-brytanskyh-eksper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